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9.1pt"/>
    </style:style>
    <style:style style:name="co4" style:family="table-column">
      <style:table-column-properties fo:break-before="auto" style:column-width="41.75pt"/>
    </style:style>
    <style:style style:name="co5" style:family="table-column">
      <style:table-column-properties fo:break-before="auto" style:column-width="50.85pt"/>
    </style:style>
    <style:style style:name="co6" style:family="table-column">
      <style:table-column-properties fo:break-before="auto" style:column-width="42.46pt"/>
    </style:style>
    <style:style style:name="co7" style:family="table-column">
      <style:table-column-properties fo:break-before="auto" style:column-width="28.4pt"/>
    </style:style>
    <style:style style:name="co8" style:family="table-column">
      <style:table-column-properties fo:break-before="auto" style:column-width="37.5pt"/>
    </style:style>
    <style:style style:name="co9" style:family="table-column">
      <style:table-column-properties fo:break-before="auto" style:column-width="81.41pt"/>
    </style:style>
    <style:style style:name="co10" style:family="table-column">
      <style:table-column-properties fo:break-before="auto" style:column-width="35.74pt"/>
    </style:style>
    <style:style style:name="co11" style:family="table-column">
      <style:table-column-properties fo:break-before="auto" style:column-width="40pt"/>
    </style:style>
    <style:style style:name="co12" style:family="table-column">
      <style:table-column-properties fo:break-before="auto" style:column-width="26.45pt"/>
    </style:style>
    <style:style style:name="co13" style:family="table-column">
      <style:table-column-properties fo:break-before="auto" style:column-width="46.54pt"/>
    </style:style>
    <style:style style:name="co14" style:family="table-column">
      <style:table-column-properties fo:break-before="auto" style:column-width="45.01pt"/>
    </style:style>
    <style:style style:name="co15" style:family="table-column">
      <style:table-column-properties fo:break-before="auto" style:column-width="37.3pt"/>
    </style:style>
    <style:style style:name="co16" style:family="table-column">
      <style:table-column-properties fo:break-before="auto" style:column-width="51.14pt"/>
    </style:style>
    <style:style style:name="co17" style:family="table-column">
      <style:table-column-properties fo:break-before="auto" style:column-width="23.41pt"/>
    </style:style>
    <style:style style:name="co18" style:family="table-column">
      <style:table-column-properties fo:break-before="auto" style:column-width="41.16pt"/>
    </style:style>
    <style:style style:name="co19" style:family="table-column">
      <style:table-column-properties fo:break-before="auto" style:column-width="15.65pt"/>
    </style:style>
    <style:style style:name="co20" style:family="table-column">
      <style:table-column-properties fo:break-before="auto" style:column-width="14.91pt"/>
    </style:style>
    <style:style style:name="co21" style:family="table-column">
      <style:table-column-properties fo:break-before="auto" style:column-width="20.3pt"/>
    </style:style>
    <style:style style:name="co22" style:family="table-column">
      <style:table-column-properties fo:break-before="auto" style:column-width="16.44pt"/>
    </style:style>
    <style:style style:name="co23" style:family="table-column">
      <style:table-column-properties fo:break-before="auto" style:column-width="288pt"/>
    </style:style>
    <style:style style:name="ro1" style:family="table-row">
      <style:table-row-properties style:row-height="14.1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5.34pt" fo:break-before="auto" style:use-optimal-row-height="true"/>
    </style:style>
    <style:style style:name="ta1" style:family="table" style:master-page-name="Default">
      <style:table-properties table:display="true" style:writing-mode="rl-tb"/>
    </style:style>
    <style:style style:name="ce1" style:family="table-cell" style:parent-style-name="Default">
      <style:paragraph-properties style:writing-mode="rl-tb"/>
    </style:style>
  </office:automatic-styles>
  <office:body>
    <office:spreadsheet>
      <table:calculation-settings table:automatic-find-labels="false"/>
      <table:table table:name="- finalمبالغة-صيغة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0" table:default-cell-style-name="Default"/>
        <table:table-column table:style-name="co23" table:default-cell-style-name="ce1"/>
        <table:table-row table:style-name="ro1">
          <table:table-cell office:value-type="string" calcext:value-type="string">
            <text:p>#رقم</text:p>
          </table:table-cell>
          <table:table-cell office:value-type="string" calcext:value-type="string">
            <text:p>مشكول</text:p>
          </table:table-cell>
          <table:table-cell office:value-type="string" calcext:value-type="string">
            <text:p>غيرمشكول</text:p>
          </table:table-cell>
          <table:table-cell office:value-type="string" calcext:value-type="string">
            <text:p>جذر</text:p>
          </table:table-cell>
          <table:table-cell office:value-type="string" calcext:value-type="string">
            <text:p>وزن</text:p>
          </table:table-cell>
          <table:table-cell office:value-type="string" calcext:value-type="string">
            <text:p>صنف</text:p>
          </table:table-cell>
          <table:table-cell office:value-type="string" calcext:value-type="string">
            <text:p>أصل</text:p>
          </table:table-cell>
          <table:table-cell office:value-type="string" calcext:value-type="string">
            <text:p>معرفة</text:p>
          </table:table-cell>
          <table:table-cell office:value-type="string" calcext:value-type="string">
            <text:p>جنس</text:p>
          </table:table-cell>
          <table:table-cell office:value-type="string" calcext:value-type="string">
            <text:p>مؤنث</text:p>
          </table:table-cell>
          <table:table-cell office:value-type="string" calcext:value-type="string">
            <text:p>مذكر</text:p>
          </table:table-cell>
          <table:table-cell office:value-type="string" calcext:value-type="string">
            <text:p>عدد</text:p>
          </table:table-cell>
          <table:table-cell office:value-type="string" calcext:value-type="string">
            <text:p>الجمع</text:p>
          </table:table-cell>
          <table:table-cell office:value-type="string" calcext:value-type="string">
            <text:p>مفرد</text:p>
          </table:table-cell>
          <table:table-cell office:value-type="string" calcext:value-type="string">
            <text:p>التأنيث</text:p>
          </table:table-cell>
          <table:table-cell office:value-type="string" calcext:value-type="string">
            <text:p>التثنية</text:p>
          </table:table-cell>
          <table:table-cell office:value-type="string" calcext:value-type="string">
            <text:p>ج, مؤ, س,</text:p>
          </table:table-cell>
          <table:table-cell office:value-type="string" calcext:value-type="string">
            <text:p>ج, مذ, س,</text:p>
          </table:table-cell>
          <table:table-cell office:value-type="string" calcext:value-type="string">
            <text:p>المنقوص</text:p>
          </table:table-cell>
          <table:table-cell office:value-type="string" calcext:value-type="string">
            <text:p>تنوين النصب</text:p>
          </table:table-cell>
          <table:table-cell office:value-type="string" calcext:value-type="string">
            <text:p>نسب</text:p>
          </table:table-cell>
          <table:table-cell office:value-type="string" calcext:value-type="string">
            <text:p>إض, لف,</text:p>
          </table:table-cell>
          <table:table-cell office:value-type="string" calcext:value-type="string">
            <text:p>ـو</text:p>
          </table:table-cell>
          <table:table-cell office:value-type="string" calcext:value-type="string">
            <text:p>ك</text:p>
          </table:table-cell>
          <table:table-cell office:value-type="string" calcext:value-type="string">
            <text:p>كال</text:p>
          </table:table-cell>
          <table:table-cell office:value-type="string" calcext:value-type="string">
            <text:p>ها</text:p>
          </table:table-cell>
          <table:table-cell office:value-type="string" calcext:value-type="string">
            <text:p>هم</text:p>
          </table:table-cell>
          <table:table-cell office:value-type="string" calcext:value-type="string">
            <text:p>تنوين النصب للجمع</text:p>
          </table:table-cell>
          <table:table-cell office:value-type="string" calcext:value-type="string">
            <text:p>شرح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أكَّارٌ</text:p>
          </table:table-cell>
          <table:table-cell/>
          <table:table-cell office:value-type="string" calcext:value-type="string">
            <text:p>ءكر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أَكَرَة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.: الحَرَّاثُ.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أَكَرَةٌ</text:p>
          </table:table-cell>
          <table:table-cell/>
          <table:table-cell office:value-type="string" calcext:value-type="string">
            <text:p>ءكر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عَسَّالٌ</text:p>
          </table:table-cell>
          <table:table-cell/>
          <table:table-cell office:value-type="string" calcext:value-type="string">
            <text:p>عسل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عَسَّالَةٌ-عَسَّالَةٌ [ع س ل] 1. : خَلِيَّةُ النَّحْلِ. 2. : الَّذِينَ يَسْتَخْرِجُونَ العَسَلَ مِنْ مَوَاضِعِهِ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رَحَّالَةٌ</text:p>
          </table:table-cell>
          <table:table-cell/>
          <table:table-cell office:value-type="string" calcext:value-type="string">
            <text:p>رحل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5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رَحَّالَةٌ-رَحَّالَةٌ [ر ح ل]. 1."كَانَ رَحَّالَةَ عَصْرِهِ" : كَثيرُ الرِّحَالِ، التَّرْحَالِ. 2."اللَّقَالِقُ مِنَ الطُّيُورِ الرَّحَّالَةِ" : مِنَ الطُّيُورِ الَّتِي تَنْتَقِلُ فِي مَوَاسِمَ مَعْلُومَةٍ مِن بَلَدٍ إلَى آخَرَ، الْمُهَاجِرَةُ.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زَجَّالٌ</text:p>
          </table:table-cell>
          <table:table-cell/>
          <table:table-cell office:value-type="string" calcext:value-type="string">
            <text:p>زجل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زَجَّالٌ-زَجَّالٌ[ز ج ل]. 1. : الشَّاعِرُ الَّذِي يَكْتُبُ قَصائِدَ شِعْرِيَّةً بِاللُّغَةِ العامِّيَّةِ، الشَّعْبِيَّةِ. 2."حَمامٌ زَجَّالٌ" : زَاجِلٌ، حَمامٌ يُرْسَلُ بِالرَّسائِلِ عَلَى بُعْدٍ.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بَحَّارٌ</text:p>
          </table:table-cell>
          <table:table-cell/>
          <table:table-cell office:value-type="string" calcext:value-type="string">
            <text:p>بحر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بَحَّارَة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. 1."بَحَّارٌعَرفَ كُلَّ الْمَوانِئ" : مَلاَّحٌ، مِنْ رِجَالِ البَحْرِ. 2."رَسَتِ السَّفِينَةُ، فامْتَلأَ المِينَاءُ بِالبَحَّارَةِ" : طاقَمُ السَّفِينَةِ وَرِجالُ البَحْريَّةِ.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بَحَّارَةٌ</text:p>
          </table:table-cell>
          <table:table-cell/>
          <table:table-cell office:value-type="string" calcext:value-type="string">
            <text:p>بحر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جَبَّارٌ</text:p>
          </table:table-cell>
          <table:table-cell/>
          <table:table-cell office:value-type="string" calcext:value-type="string">
            <text:p>جبر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جَبَابِرَة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. 1."كَانَ جَبَّاراً عَاتِياً": مُتَسَلِّطاً، ظَالِماً، مُتَعَجْرِفاً، قَاسِياً، قَاهِراً. "عَرَفَهُ التَّارِيخُ مِنَ الجَبَابِرَةِ العُتَاةِ". 2. "قَ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جَبَابِرَةٌ</text:p>
          </table:table-cell>
          <table:table-cell/>
          <table:table-cell office:value-type="string" calcext:value-type="string">
            <text:p>جبر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 table:number-columns-repeated="10"/>
          <table:table-cell office:value-type="string" calcext:value-type="string">
            <text:p>ـو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مَسَّاحٌ</text:p>
          </table:table-cell>
          <table:table-cell/>
          <table:table-cell office:value-type="string" calcext:value-type="string">
            <text:p>مسح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مَسَّاحَةٌ-مَسَّاحَةٌ [م س ح]. "مَسَّاحَةُ الزُّجَاجِ" : قَضِيبٌ فِـي طَرَفِهِ جِلْدٌ مَطَّاطٌ يَكُونُ مُلْتَصِقاً بِأَعْلَى الزُّجَاجِ الأَمَامِيِّ لِلسَّيَّارَةِ، يَتَحَرَّكُ آلِيّاً لِتَنْظِيفِهِ وَقْتَ الْمَطَرِ.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كَوَّاءٌ</text:p>
          </table:table-cell>
          <table:table-cell/>
          <table:table-cell office:value-type="string" calcext:value-type="string">
            <text:p>كوي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5"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z</text:p>
          </table:table-cell>
          <table:table-cell/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كَوَّاءٌ-كَوَّاءٌ [ك و ي]. : مَنْ يَكْوِي الْمَلاَبِسَ.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كَوَّاءة</text:p>
          </table:table-cell>
          <table:table-cell/>
          <table:table-cell office:value-type="string" calcext:value-type="string">
            <text:p>كوي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 table:number-columns-repeated="2"/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كَمَّاءٌ</text:p>
          </table:table-cell>
          <table:table-cell/>
          <table:table-cell office:value-type="string" calcext:value-type="string">
            <text:p>كمء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5"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z</text:p>
          </table:table-cell>
          <table:table-cell/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كَمَّاءٌ-كَمَّاءٌ [ك م أ]. : بَائِعُ الكَمْأَةِ أَوْ مَنْ يَجْنِيهَا.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كَمَّاءة</text:p>
          </table:table-cell>
          <table:table-cell/>
          <table:table-cell office:value-type="string" calcext:value-type="string">
            <text:p>كمء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 table:number-columns-repeated="2"/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كَشَّافٌ</text:p>
          </table:table-cell>
          <table:table-cell/>
          <table:table-cell office:value-type="string" calcext:value-type="string">
            <text:p>كشف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. 1."شَيْخٌ كَشَّافٌ" : كَثِيرُ الكَشْفِ. 2."وَلَدٌ كَشَّافٌ" : الْمُنْضَوِي تَحْتَ لِوَاءِ الكَشْفِيَّة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فَوَّالٌ</text:p>
          </table:table-cell>
          <table:table-cell/>
          <table:table-cell office:value-type="string" calcext:value-type="string">
            <text:p>فول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فَوَّالٌ-فَوَّالٌ [ف و ل]. : طَابِخُ الْفُولِ وَبَائِعُهُ.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فَحَّامٌ</text:p>
          </table:table-cell>
          <table:table-cell/>
          <table:table-cell office:value-type="string" calcext:value-type="string">
            <text:p>فحم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فَحَّامٌ-فَحَّامٌ [ف ح م]. : صَانِعُ، بَائِعُ الْفَحْمِ.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عَوَّادٌ</text:p>
          </table:table-cell>
          <table:table-cell/>
          <table:table-cell office:value-type="string" calcext:value-type="string">
            <text:p>عود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عَوَّادٌ-عَوَّادٌ [ع و د]. 1. : الْمُوسِيقِيُّ الَّذِي يَنْقُرُ عَلَى الْعُودِ. 2. : صَانِعُهُ.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عَقَّارٌ</text:p>
          </table:table-cell>
          <table:table-cell/>
          <table:table-cell office:value-type="string" calcext:value-type="string">
            <text:p>عقر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عَقَاقِير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. 1. : مُبَالَغَةُ عَاقِرٍ. 2."عَقَاقِيرُ الصَّيْدَلِيَّةِ" : الأَدْوِيَةُ مُطْلَقاً، مَا يُتَدَاوَى بِهِ مِنَ الأَعْشَابِ.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عَسَّالٌ</text:p>
          </table:table-cell>
          <table:table-cell/>
          <table:table-cell office:value-type="string" calcext:value-type="string">
            <text:p>عسل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عَسَّالٌ-عَسَّالٌ [ع س ل]. : مُسْتَخْرِجُ العَسَلِ، بَائِعُهُ.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عَرَّافٌ</text:p>
          </table:table-cell>
          <table:table-cell/>
          <table:table-cell office:value-type="string" calcext:value-type="string">
            <text:p>عرف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عَرَّافٌ-عَرَّافٌ [ع ر ف]. "رَجُلٌ عَرَّافٌ" : الْمُنَجِّمُ، مَنْ يُخْبِرُ وَيَتَنَبَّأُ بِالْمُسْتَقْبَلِ.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طَيَّانٌ</text:p>
          </table:table-cell>
          <table:table-cell/>
          <table:table-cell office:value-type="string" calcext:value-type="string">
            <text:p>طين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طَيَّانٌ-طَيَّانٌ [ط ي ن]. "يَشْتَغِلُ طَيَّاناً مَعَ البَنَّائِينَ فِي الأَحْيَاءِ الشَّعْبِيَّةِ" : مَنْ يَشْتَغِلُ بِالطِّينِ يَصْنَعُ مِنْهُ العَجِينَ أَوْ يَطْلِي بِهِ الْجُدْرَانَ.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كَنَّاسٌ</text:p>
          </table:table-cell>
          <table:table-cell/>
          <table:table-cell office:value-type="string" calcext:value-type="string">
            <text:p>كنس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كَنَّاسٌ - [ك ن س]. : مَنْ حِرْفَتُهُ الكَنْسُ.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مَدَّاحٌ</text:p>
          </table:table-cell>
          <table:table-cell/>
          <table:table-cell office:value-type="string" calcext:value-type="string">
            <text:p>مدح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غَدَّارٌ</text:p>
          </table:table-cell>
          <table:table-cell/>
          <table:table-cell office:value-type="string" calcext:value-type="string">
            <text:p>غدر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غَدَّارٌ - (مذ، مؤ). ج: ون، ات. [غ د ر]. (صِيغَةُ فَعَّال لِلْمُبَالَغَةِ). "رَجُلٌ غَدَّارٌ" : كَثِيرُ الغَدْرِ وَالْمَكْرِ وَالْخَدِيعَةِ. وَيُقَالُ "اِمْرَأَةٌ غَدَّارٌ وَغَدَّارَةٌ". <text:s text:c="2"/>"كَذَّابُونَ غَدَّارُونَ لاَ يَرْعَوْنَ الذِّمَامَ".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ذَبَّاحٌ</text:p>
          </table:table-cell>
          <table:table-cell/>
          <table:table-cell office:value-type="string" calcext:value-type="string">
            <text:p>ذبح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ذَبَّاحٌ-ذَبَّاحٌ، ذُبَّاحٌ [ذ ب ح]. "أُصيبَ بِذُبَّاحٍ" : اِلْتِهاب في الحَلْقِ.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دَبَّاسٌ</text:p>
          </table:table-cell>
          <table:table-cell/>
          <table:table-cell office:value-type="string" calcext:value-type="string">
            <text:p>دبس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دَبَّاسٌ-دَبَّاسٌ [د ب س].: صَانِعُ الدَّبْسِ وَبَائِعُهُ.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خَيَّامٌ</text:p>
          </table:table-cell>
          <table:table-cell/>
          <table:table-cell office:value-type="string" calcext:value-type="string">
            <text:p>خيم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خَيَّامٌ-خَيَّامٌ [خ ي م].: صَانِعُ الخِيَامِ أَوْ بَائِعُهَا، الخَيْمِيُّ.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خَمَّارٌ</text:p>
          </table:table-cell>
          <table:table-cell/>
          <table:table-cell office:value-type="string" calcext:value-type="string">
            <text:p>خمر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خَمَّارٌ-خَمَّارٌ [خ م ر].: بَائِعُ الخَمْرِ.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خَلاَّلٌ</text:p>
          </table:table-cell>
          <table:table-cell/>
          <table:table-cell office:value-type="string" calcext:value-type="string">
            <text:p>خلل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خَلاَّلٌ-خَلاَّلٌ [خ ل ل]. "يُوجَدُ خَلاَّلٌ وَحِيدٌ فِي السُّوقِ" : بَائِعُ الخَلِّ وَصَانِعُهُ.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حَلاَّبٌ</text:p>
          </table:table-cell>
          <table:table-cell/>
          <table:table-cell office:value-type="string" calcext:value-type="string">
            <text:p>حلب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حَلاَّبٌ-حَلاَّبٌ [ح ل ب].: مَنْ يَحْلُبُ، يَبِيعُ الحَلِيبَ.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حَجَّارٌ</text:p>
          </table:table-cell>
          <table:table-cell/>
          <table:table-cell office:value-type="string" calcext:value-type="string">
            <text:p>حجر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حَجَّارٌ-حَجَّارٌ [ح ج ر]."عامِلٌ حَجَّارٌ" : عامِلٌ في الحِجارَةِ.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جَرَّافٌ</text:p>
          </table:table-cell>
          <table:table-cell/>
          <table:table-cell office:value-type="string" calcext:value-type="string">
            <text:p>جرف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جَرَّافٌ-جَرَّافٌ [ج ر ف].: آلَةُ الجَرْفِ.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جَرَّاحٌ</text:p>
          </table:table-cell>
          <table:table-cell/>
          <table:table-cell office:value-type="string" calcext:value-type="string">
            <text:p>جرح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جَرَّاحٌ-جَرَّاحٌ [ج ر ح]. "أَجْرَى الجَرَّاحُ عَمَلِيَّةً جِرَاحِيَّةً نَاجِحَةً": مَنْ يُمَارِسُ فَنَّ الجِرَاحَةِ، جِرَاحَةُ الأَعْضَاءِ.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جَبَّانٌ</text:p>
          </table:table-cell>
          <table:table-cell/>
          <table:table-cell office:value-type="string" calcext:value-type="string">
            <text:p>جبن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جَبَّانٌ-جَبَّانٌ [ج ب ن]. "وَقَفَ الجَبَّانُ يَبِيعُ جُبْنَهُ ل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جَبَّاسٌ</text:p>
          </table:table-cell>
          <table:table-cell/>
          <table:table-cell office:value-type="string" calcext:value-type="string">
            <text:p>جبس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جَبَّاسٌ - [ج ب س].: صَانِعُ، الجِبْسِ، بائِعُهُ. 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تَوَّاقٌ</text:p>
          </table:table-cell>
          <table:table-cell/>
          <table:table-cell office:value-type="string" calcext:value-type="string">
            <text:p>توق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. "شَابٌّ تَوَّاقٌ إلَى.... " : من بِهِ 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تَمَّارٌ</text:p>
          </table:table-cell>
          <table:table-cell/>
          <table:table-cell office:value-type="string" calcext:value-type="string">
            <text:p>تمر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تَمَّارٌ-تَمَّارٌ [ت م ر]. : بائِعُ التَّمْرِ.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بَيَّاعٌ</text:p>
          </table:table-cell>
          <table:table-cell/>
          <table:table-cell office:value-type="string" calcext:value-type="string">
            <text:p>بيع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بَيَّاعٌ-بَيَّاعٌ [ب ي ع]. "سَمِعَ صَوْتَ بَيَّاعٍ مُتَجَوِّلٍ" : بائِع.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بَقَّالٌ</text:p>
          </table:table-cell>
          <table:table-cell/>
          <table:table-cell office:value-type="string" calcext:value-type="string">
            <text:p>بقل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بَقَّالٌ-بَقَّالٌ [ب ق ل]. "أَجِدُ كُلَّ ما أَحْتاجُهُ مِنَ الْمَوادِّ الغِذائِيَّةِ عِنْدَ 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بَزَّازٌ</text:p>
          </table:table-cell>
          <table:table-cell/>
          <table:table-cell office:value-type="string" calcext:value-type="string">
            <text:p>بزز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بَزَّازٌ - [ب ز ز]. "كانَ والِدُهُ بَزَّازاً لَهُ مَعْرِفَةٌ دَقِيقَةٌ بِالثِّيابِ وَألْوانِها" : مَنْ يَتَّجِرُ في الثِّيابِ. 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بَزَّارٌ</text:p>
          </table:table-cell>
          <table:table-cell/>
          <table:table-cell office:value-type="string" calcext:value-type="string">
            <text:p>بزر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بَزَّارٌ-بَزَّارٌ [ب ز ر]. "بَزَّارُ الحَيِّ" : مَنْ يَبيعُ القَمْحَ والذُّرَةَ والأُرْزَ والعَدَسَ والأبازِيرَ.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بَرّامٌ</text:p>
          </table:table-cell>
          <table:table-cell/>
          <table:table-cell office:value-type="string" calcext:value-type="string">
            <text:p>برم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بَذَّارٌ</text:p>
          </table:table-cell>
          <table:table-cell/>
          <table:table-cell office:value-type="string" calcext:value-type="string">
            <text:p>بذر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جَرَّارٌ</text:p>
          </table:table-cell>
          <table:table-cell/>
          <table:table-cell office:value-type="string" calcext:value-type="string">
            <text:p>جرر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جَرَّارٌ-جَرَّارٌ [ج ر ر] (صف). "اِنْتَشَرَ جَيْشٌ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صَقَّالٌ</text:p>
          </table:table-cell>
          <table:table-cell/>
          <table:table-cell office:value-type="string" calcext:value-type="string">
            <text:p>صقل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صَقَّالٌ-صَقَّالٌ [ص ق ل] (صِيغَة فَ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طَرَّازٌ</text:p>
          </table:table-cell>
          <table:table-cell/>
          <table:table-cell office:value-type="string" calcext:value-type="string">
            <text:p>طرز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طَرَّازٌ-طَرَّازٌ، ةٌ [ط ر ز] (صِيغَة فَعَّال). "إِنَّهَا الطَّرَّازَةُ الأُولَى بِالْمَدِينَةِ" : مَنْ تُطَرِّزُ الثِّيَابَ بِخُيُوطٍ حَرِيرِيَّةٍ أَوْ غَيْرِهَا.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قَمَّاشٌ</text:p>
          </table:table-cell>
          <table:table-cell/>
          <table:table-cell office:value-type="string" calcext:value-type="string">
            <text:p>قمش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قَمَّاشٌ-قَمَّاشٌ [ق م ش] (صِيغَة فَعَّال). 1. : بَائِعُ القُمَاشِ. 2. : بَائِعُ الأَقْمِشَةِ وَالأَمْتِعَةِ الْمُسْتَعْمَلَةِ.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جَعَّابٌ</text:p>
          </table:table-cell>
          <table:table-cell/>
          <table:table-cell office:value-type="string" calcext:value-type="string">
            <text:p>جعب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جَعَّابٌ-جَعَّابٌ [ج ع ب] (صِيغَةُ فَعَّال).: صَانِعُ الجِعَابِ.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حَرَّارٌ</text:p>
          </table:table-cell>
          <table:table-cell/>
          <table:table-cell office:value-type="string" calcext:value-type="string">
            <text:p>حرر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حَرَّارٌ-حَرَّارٌ [ح ر ر] (صِيغَةُ فَعَّال).: بائِعُ الحَريرِ.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حَفَّارٌ</text:p>
          </table:table-cell>
          <table:table-cell/>
          <table:table-cell office:value-type="string" calcext:value-type="string">
            <text:p>حفر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حَفَّارٌ-حَفَّارٌ [ح ف ر] (صِيغَةُ فَعَّال). "حَفَّارُ القُبُورِ" : مَنْ يَحْفِرُها. "لَمَّا تَوَارَى حَفَّارُ القُبُورِ، اِرْتَمَيْتُ عَلَى قَبْرِ سَلْمَى أُعَزِّيهَا" (جبران خ. جبران).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حَلاَّجٌ</text:p>
          </table:table-cell>
          <table:table-cell/>
          <table:table-cell office:value-type="string" calcext:value-type="string">
            <text:p>حلج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حَلاَّجٌ-حَلاَّجٌ [ح ل ج] (صِيغَةُ فَعَّال). 1. "ذَهَبَتْ بِقُطْنِها عِنْدَ الحَلاَّجِ" : مَنْ يَنْدِفُهُ ويُنَظِّفُهُ وَيُخَلِّصُهُ مِنْ بَذْرِهِ. 2."الحَلاَّجُ" : اِسْمُ عَلَمٍ لأَحَدِ الْمُتَصَوِّفَةِ فِي العَصْرِ العَبَّاسِيِّ.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خَرَّازٌ</text:p>
          </table:table-cell>
          <table:table-cell/>
          <table:table-cell office:value-type="string" calcext:value-type="string">
            <text:p>خرز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صِيغَةُ فَعَّال).: صَانِعُ الْخَرَزِ أوِ خَيَّاطُ الْجِلْدِ .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خَزَّافٌ</text:p>
          </table:table-cell>
          <table:table-cell/>
          <table:table-cell office:value-type="string" calcext:value-type="string">
            <text:p>خزاف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ج: ـون. (صِيغَةُ فَعَّال). "خَزَّافٌ مَاهرٌ" : صَانِعُ الْخَزَفِ، أَي الأَوَانِي الْمَصْنُوعَةُ مِنَ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خَضَّارٌ</text:p>
          </table:table-cell>
          <table:table-cell/>
          <table:table-cell office:value-type="string" calcext:value-type="string">
            <text:p>خضر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خَضَّارٌ-خَضَّارٌ [خ ض ر] (صِيغَةُ فَعَّال). "اِشْ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خَيَّاطٌ</text:p>
          </table:table-cell>
          <table:table-cell/>
          <table:table-cell office:value-type="string" calcext:value-type="string">
            <text:p>خيط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خَيَّاطٌ-خَيَّاطٌ، ةٌ [خ ي ط] (صِيغَةُ فَعَّال). "طَلَبَ مِنَ الخَيَّاطِ أَنْ يَخِيطَ لَهُ كِسْوَةٌ" : صَانِعُ الْمَلاَبِسِ.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دَبَّاغٌ</text:p>
          </table:table-cell>
          <table:table-cell/>
          <table:table-cell office:value-type="string" calcext:value-type="string">
            <text:p>دبغ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دِبَاغٌ-دِبَاغٌ [د ب غ] (مص. دَبَغَ). "دِبَاغُ الجِلْدِ" : مَا يُدْبَغُ بِهِ.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دَرَّاسٌ</text:p>
          </table:table-cell>
          <table:table-cell/>
          <table:table-cell office:value-type="string" calcext:value-type="string">
            <text:p>درس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صِيغَةُ فَعَّال). "لَمْ أكُنْ أرَى إلاَّ الدَّرَّاسِينَ فِي حَرِّ الصَّيْفِ" : مَنْ يَدْرُسُ سَنَابِلَ القَمْحِ، أوِ الذُّرَةِ، أوْ مَا شَابَهَ ذَلِكَ.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دَلاَّكٌ</text:p>
          </table:table-cell>
          <table:table-cell/>
          <table:table-cell office:value-type="string" calcext:value-type="string">
            <text:p>دلك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دَلاَّكٌ-دَلاَّكٌ [د ل ك] (صِيغَةُ فَعَّال). "دَلَكَهُ الدَّلاَّكُ في الحَمَّامِ" : من يَحُكُّ جِسْمَ الْمُسْتَحِمِّ.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دَلاَّلٌ</text:p>
          </table:table-cell>
          <table:table-cell/>
          <table:table-cell office:value-type="string" calcext:value-type="string">
            <text:p>دلل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دَلالٌ-دَلالٌ [د ل ل] (مص. دَلَّ). "أَظْهَرَتْ دَلالاً مَا بَعْدَهُ مِنْ دَلالٍ" : أَظْهَرَتْ تَغَنُّجاً، تَأَنُّقاً، غُنْجاً في حَرَكاتِها.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دَمَّانٌ</text:p>
          </table:table-cell>
          <table:table-cell/>
          <table:table-cell office:value-type="string" calcext:value-type="string">
            <text:p>دمن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دَمَّانٌ-دَمَّانٌ [د م ن] (صِيغَةُ فَعَّال). : الَّذِي يُسَمِّدُ الأَرْضَ.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ذَبَّانٌ</text:p>
          </table:table-cell>
          <table:table-cell/>
          <table:table-cell office:value-type="string" calcext:value-type="string">
            <text:p>ذبن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ذَبَّانٌ-ذَبَّانٌ، ةٌ [ذ ب ن] (صِيغَةُ فَعَّال). "شَفَةٌ ذَبَّانَةٌ" : ذابِلَةٌ مِنْ عَطَشٍ أَوْ غَيْرِهِ.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رَصَّاصٌ</text:p>
          </table:table-cell>
          <table:table-cell/>
          <table:table-cell office:value-type="string" calcext:value-type="string">
            <text:p>رصص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صِيغَةُ فَعَّال). : مَنْ يَعْمَلُ الرَّصاصَ.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زَبَّالٌ</text:p>
          </table:table-cell>
          <table:table-cell/>
          <table:table-cell office:value-type="string" calcext:value-type="string">
            <text:p>زبل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زَبَّالٌ-زَبَّالٌ[ز ب ل] (صِيغَةُ فَعَّال). : مَنْ يَجْمَعُ النُّفاياتِ وَفَضَلاتِ الطَّعامِ والأَزْبالَ مِنَ الشَّوارِعِ.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زَجَّاجٌ</text:p>
          </table:table-cell>
          <table:table-cell/>
          <table:table-cell office:value-type="string" calcext:value-type="string">
            <text:p>زجج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زُجاجٌ-زُجاجٌ[ز ج ج]. 1."كَسَرَ زُجاجَ النَّافِذَةِ" : جِسْمٌ شَفَّافٌ يُصْنَعُ مِنَ الرَّمْلِ الْمَخْلوطِ بِالكِلْسِ وَمَوادَّ كيماوِيَّةٍ مِثْلِ كارْبوناتِ الصُّودِيُومِ أَوِ البُوتَاسْيومِ، صَلْبٌ وَسَهْلُ الكَسْرِ، تُصْنَعُ مِنْهُ الأَوانِي الزُّجاجِيَّةُ وَغَيْرُ ذَلِكَ. 2."كُؤُوسٌ مِنْ زُجاجِ البِلَّوْرِ": زُجاجٌ أَكْثَرُ شَفافِيَّةً، ناصِعُ البَياضِ. 3."مَنْ يَسْكُنْ بَيْتاً مِنْ زُجاجٍ لا يَرْمِ النَّاسَ بِحَجَرٍ" : مَنْ كانَ ضَعيفاً لاَ يَقْوَى على الْمُواجَهَةِ لا يَرْمِ...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زَمَّارٌ</text:p>
          </table:table-cell>
          <table:table-cell/>
          <table:table-cell office:value-type="string" calcext:value-type="string">
            <text:p>زمر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زَمَّارٌ-زَمَّارٌ[ز م ر] (صِيغَةُ فَعَّال). "زَمَّارُ الْحَيِّ" : مَنْ يُغَنِّي بِالمِزْمارِ.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زَهَّارٌ</text:p>
          </table:table-cell>
          <table:table-cell/>
          <table:table-cell office:value-type="string" calcext:value-type="string">
            <text:p>زهر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صِيغَةُ فَعَّال). : بائِعُ الزُّهورِ.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زَيَّاتٌ</text:p>
          </table:table-cell>
          <table:table-cell/>
          <table:table-cell office:value-type="string" calcext:value-type="string">
            <text:p>زيت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صِيغَةُ فَعَّال). 1. : بائِعُ الزَّيْتِ. 2. : عاصِرُ الزَّيْتِ. 3. : مَنْ يَمْلِكُ مَعاصِرَ لِعَصْرِ الزَّيْتِ.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سَلاَّلٌ</text:p>
          </table:table-cell>
          <table:table-cell/>
          <table:table-cell office:value-type="string" calcext:value-type="string">
            <text:p>سلل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سَلاَّلٌ-سَلاَّلٌ [س ل ل] (صِيغَةُ فَعَّال). "اِشْتَرى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سَمَّانٌ</text:p>
          </table:table-cell>
          <table:table-cell/>
          <table:table-cell office:value-type="string" calcext:value-type="string">
            <text:p>سمان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: (صِيغَةُ فَعَّال).: بائِعُ السَّمْنِ وَمُشْتَقَّاتِهِ.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سَوَّاقٌ</text:p>
          </table:table-cell>
          <table:table-cell/>
          <table:table-cell office:value-type="string" calcext:value-type="string">
            <text:p>سوق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سَوَّاقٌ-سَوَّاقٌ [س و ق] (صِيغَةُ فَعَّال). "سَوَّاقٌ ماهِرٌ" : سائِقُ سَيَّارَةٍ أَوْ قِطارٍ وَغَيْرِهِمَا.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صَوَّافٌ</text:p>
          </table:table-cell>
          <table:table-cell/>
          <table:table-cell office:value-type="string" calcext:value-type="string">
            <text:p>صوف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صَوَّافٌ-صَوَّافٌ [ص و ف] (صِيغَةُ فَعَّال). "تَاجِرٌ صَوَّافٌ" : بَائِعُ الصُّوفِ.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صَيَّادٌ</text:p>
          </table:table-cell>
          <table:table-cell/>
          <table:table-cell office:value-type="string" calcext:value-type="string">
            <text:p>صيد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صِيغَةُ فَعَّال). "خَرَجَ الصَّيَّادُ حَامِلاً بُنْدُقِيَّتَهُ وَك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طَحَّانٌ</text:p>
          </table:table-cell>
          <table:table-cell/>
          <table:table-cell office:value-type="string" calcext:value-type="string">
            <text:p>طحن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طَحَّانٌ-طَحَّانٌ [ط ح ن] (صِيغَةُ فَعَّال). : صَانِعُ، وَبَائِعُ الطَّحِينِ.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طَمَّاحٌ</text:p>
          </table:table-cell>
          <table:table-cell/>
          <table:table-cell office:value-type="string" calcext:value-type="string">
            <text:p>طمح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طَمَّاحٌ-طَمَّاحٌ [ط م ح] (صِيغَةُ فَعَّال). "وَلَدٌ طَمَّاحٌ" : كَثِيرُ الطُّمُوحِ أَوْ شَرِهٌ.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عَتَّالٌ</text:p>
          </table:table-cell>
          <table:table-cell/>
          <table:table-cell office:value-type="string" calcext:value-type="string">
            <text:p>عتل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عَتَّالٌ-عَتَّالٌ [ع ت ل] (صِيغَةُ فَعَّال). "حَمَلَ العَتَّالُ الْحَقَائِبَ" : الْحَمَّالُ.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عَجَّاجٌ</text:p>
          </table:table-cell>
          <table:table-cell/>
          <table:table-cell office:value-type="string" calcext:value-type="string">
            <text:p>عجج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عَجَّاجٌ-عَجَّاجٌ [ع ج ج] (صِيغَةُ فَعَّال). 1."رَجُلٌّ عَجَّاجٌ" : كَثِيرُ الصِّيَاحِ، أَوْ مُثِيرُ الْعَجَاجِ. 2."نَهْرٌ عَجَّاجٌ" : يُسْمَعُ لِمَائِهِ عَجِيجٌ.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عَرَّابٌ</text:p>
          </table:table-cell>
          <table:table-cell/>
          <table:table-cell office:value-type="string" calcext:value-type="string">
            <text:p>عرب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عَرَّابٌ-عَرَّابٌ [ع ر ب] (صِيغَةُ فَعَّال). "حَضَرَ الْعَرَّابُ مَرَاسِيمَ الْحَفْلِ" : عِنْدَ الْمَسِيحِيِّينَ الْكَفِيلُ الَّذِي يَحْضُرُ عَمَلِيَّةَ تَعْمِيدِ الطِّفْلِ وَيَتَوَلَّى بِذَلِكَ مَسْؤُولِيَّةً رَمْزِيَّةً تُجَاهَهُ.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عَزَّامٌ</text:p>
          </table:table-cell>
          <table:table-cell/>
          <table:table-cell office:value-type="string" calcext:value-type="string">
            <text:p>عزم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عَزَّامٌ-عَزَّامٌ [ع ز م] (صِيغَةُ فَعَّال). "وَلَدٌ عَزَّامٌ" : شَدِيدُ العَزْمِ.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غَشَّاشٌ</text:p>
          </table:table-cell>
          <table:table-cell/>
          <table:table-cell office:value-type="string" calcext:value-type="string">
            <text:p>غشش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صِيغَةُ فَعَّال). "رَجُلٌ غَشَّاشٌ" : كَثِيرُ الغِشِّ.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فَرَّاشٌ</text:p>
          </table:table-cell>
          <table:table-cell/>
          <table:table-cell office:value-type="string" calcext:value-type="string">
            <text:p>فرش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فَرَّاشٌ-فَرَّاشٌ [ف ر ش] (صِيغَةُ فَعَّال). 1."اِشْتَغَلَ فَرَّاشاً" : مَنْ يَتَوَلَّى أَمْرَ الفِرَاشِ وَخِدْمَتِه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فَصَّاصٌ</text:p>
          </table:table-cell>
          <table:table-cell/>
          <table:table-cell office:value-type="string" calcext:value-type="string">
            <text:p>فصص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فَصَّاصٌ-فَصَّاصٌ [ف ص ص] (صِيغَةُ فَعَّال). : صَانِعُ فُصُوصِ الْخَوَاتِمِ.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فَضَّاحٌ</text:p>
          </table:table-cell>
          <table:table-cell/>
          <table:table-cell office:value-type="string" calcext:value-type="string">
            <text:p>فضح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فَضَّاحٌ-فَضَّاحٌ [ف ض ح] (صِيغَةُ فَعَّال). "رَجُلٌ فَضَّاحٌ" : كَثِيرُ الفَضْحِ، مُبَالَغَةٌ مِنَ الفَاضِحِ.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قَتَّاتٌ</text:p>
          </table:table-cell>
          <table:table-cell/>
          <table:table-cell office:value-type="string" calcext:value-type="string">
            <text:p>قتت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قَتَّاتٌ-قَتَّاتٌ [ق ت ت] (صِيغَةُ فَعَّال). "رَجُلٌ قَتَّاتٌ" : نَمَّامٌ، مُخْبِرٌ.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قَوَّادٌ</text:p>
          </table:table-cell>
          <table:table-cell/>
          <table:table-cell office:value-type="string" calcext:value-type="string">
            <text:p>قود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قَوَّادٌ-قَوَّادٌ [ ق و د ] (صِيغَةُ فَعَّال). 1."قَائِدٌ قَوَّادٌ" : قَوِيُّ القِيَادَةِ. 2."رَجُلٌ قَوَّادٌ ": مُنَظِّمُ شُؤُونِ الْمَرْأَةِ البَغِيِّ وَالْحَرِيصُ عَلَى تَصْرِيفِ أُمُورِهَا.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لَبَّانٌ</text:p>
          </table:table-cell>
          <table:table-cell/>
          <table:table-cell office:value-type="string" calcext:value-type="string">
            <text:p>لبن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صِيغَةُ فَعَّال). : صَانِعُ اللَّبَنِ، بَائِعُهُ.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لَحَّانٌ</text:p>
          </table:table-cell>
          <table:table-cell/>
          <table:table-cell office:value-type="string" calcext:value-type="string">
            <text:p>لحن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لَحَّانٌ-لَحَّانٌ [ل ح ن] (صِيغَةُ فَعَّال). "قَارِئٌ لَحَّانٌ" : يُخْطِئُ فِي قِرَاءتِهِ وَيُخَالِفُ قَوَاعِدَ الإِعْرَابِ.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مَلاَّسٌ</text:p>
          </table:table-cell>
          <table:table-cell/>
          <table:table-cell office:value-type="string" calcext:value-type="string">
            <text:p>ملس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مَلاَّسٌ-مَلاَّسٌ [م ل س] (صِيغَةُ فَعَّال). "حِرْفَتُهُ مَلاَّسٌ" : عَامِلٌ مُمَلِّسٌ.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مَلاَّطٌ</text:p>
          </table:table-cell>
          <table:table-cell/>
          <table:table-cell office:value-type="string" calcext:value-type="string">
            <text:p>ملط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صِيغَةُ فَعَّال). "حِرْفَتُهُ مَلاَّطٌ" : مَنْ يُمَلِّطُ الْجُدْرَانَ، جَبَّاسٌ، جَصَّاصٌ.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نَجَّادٌ</text:p>
          </table:table-cell>
          <table:table-cell/>
          <table:table-cell office:value-type="string" calcext:value-type="string">
            <text:p>نجد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صِيغَةُ فَعَّال). : الْمُنَجِّدُ، أَيْ مَنْ يَخِيطُ الفُرُشِ وَالوَسَائِدَ.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نَجَّارٌ</text:p>
          </table:table-cell>
          <table:table-cell/>
          <table:table-cell office:value-type="string" calcext:value-type="string">
            <text:p>نجر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صِيغَةُ فَعَّال). : مَنْ حِرْفَتُهُ نَجْرُ الْخَشَبِ وَصُنْعُ الأَدَوَاتِ الْخَشَبِيَّةِ. "النَّجَّارُ الْمَاهِرُ يَضْرِبُ الْمِسْمَارَ ضَرْبَةً وَاحِدَةً لاَعِوَجَ فِيهَا". (توفيق الحكيم).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نَدَّافٌ</text:p>
          </table:table-cell>
          <table:table-cell/>
          <table:table-cell office:value-type="string" calcext:value-type="string">
            <text:p>ندف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نَدَّافٌ-نَدَّافٌ [ن د ف] (صِيغَةُ فَعَّال). : الَّذِي يَنْدِفُ القُطْنَ.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نَسَّاجٌ</text:p>
          </table:table-cell>
          <table:table-cell/>
          <table:table-cell office:value-type="string" calcext:value-type="string">
            <text:p>نسج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صِيغَةُ فَعَّال). : الَّذِي يَنْسِجُ الثِّيَابَ.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خَشَّابٌ</text:p>
          </table:table-cell>
          <table:table-cell/>
          <table:table-cell office:value-type="string" calcext:value-type="string">
            <text:p>خشاب</text:p>
          </table:table-cell>
          <table:table-cell office:value-type="string" calcext:value-type="string">
            <text:p>فَعَّال.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ج: ـون. (صِيغَةُ فَعَّال). "اِشْتَرَى الْخَشَبَ مِنَ الْخَشَّابِ" : مِنْ بَائِعِ الخَشَبِ.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حَنّاطٌ</text:p>
          </table:table-cell>
          <table:table-cell/>
          <table:table-cell office:value-type="string" calcext:value-type="string">
            <text:p>حنط</text:p>
          </table:table-cell>
          <table:table-cell office:value-type="string" calcext:value-type="string">
            <text:p>فَعَّالٍ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حِنَاطٌ-حِنَاطٌ [ح ن ط]. "حِناطٌ الْمَيِّتِ" : مَوَادُّ طَيِّبَةٌ من مِسْكٍ وَعنْبَرٍ وكَافُورٍ تُوضَعُ فِي كَفَنِ الْمَيِّتِ وَجِسْمِه خَاصَّةً، تَحْفَظهُ طَوِيلاً مِنَ الفَسَادِ.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سَفَّانٌ</text:p>
          </table:table-cell>
          <table:table-cell/>
          <table:table-cell office:value-type="string" calcext:value-type="string">
            <text:p>سفن</text:p>
          </table:table-cell>
          <table:table-cell office:value-type="string" calcext:value-type="string">
            <text:p>فَعَّالٍ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سَفَّانٌ-سَفَّانٌ [س ف ن] (صِيغَةُ فَعَّالٍ). 1. "سَفَّانٌ مَاهِرٌ" : صَانِعُ السُّفُنِ. 2. "أبْحَرَ السَّفَّانُ بِالسَّفِينَةِ" : قَائِدُهَا.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خَبَّازٌ</text:p>
          </table:table-cell>
          <table:table-cell/>
          <table:table-cell office:value-type="string" calcext:value-type="string">
            <text:p>خبز</text:p>
          </table:table-cell>
          <table:table-cell office:value-type="string" calcext:value-type="string">
            <text:p>ف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خَبَّازٌ-خَبَّازٌ [خ ب ز] (صِيغَةُ فعَّال). "خَبَّازُ الْحَيِّ" : صَانِعُ الْخُبْزِ وَبَائِعُهُ.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حَطَّابٌ</text:p>
          </table:table-cell>
          <table:table-cell/>
          <table:table-cell office:value-type="string" calcext:value-type="string">
            <text:p>جطب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صيغَةُ فَعَّال). "رَجَعَ الحَطَّابُ مِنَ الغَابَةِ مُبَكِّراً" : جَامِعُ الحَطَبِ أَوْ بَائِعُهُ.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حذَّاءٌ</text:p>
          </table:table-cell>
          <table:table-cell/>
          <table:table-cell office:value-type="string" calcext:value-type="string">
            <text:p>حذو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5"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z</text:p>
          </table:table-cell>
          <table:table-cell/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حذَّاءٌ-حذَّاءٌ [ح ذ و] (صيغَةُ فَعَّال). "صَنَعَ لَهُ الحَذَّاءُ حِذاءً": صانِعُ الأَحْذِيَةِ، بائِعُها. "قَرَّرَ أَنْ يَرْتَقِيَ مِنَ إِسْكافِيٍّ إلى حَذَّاءٍ". (حنا مينه).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حذَّاءة</text:p>
          </table:table-cell>
          <table:table-cell/>
          <table:table-cell office:value-type="string" calcext:value-type="string">
            <text:p>حذء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 table:number-columns-repeated="2"/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قَفَّالٌ</text:p>
          </table:table-cell>
          <table:table-cell/>
          <table:table-cell office:value-type="string" calcext:value-type="string">
            <text:p>قفل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صيغَةُ فَعَّال). : صَانِعُ الأَقْفَالِ وَمُصْلِحُهَا.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صَرَّافٌ</text:p>
          </table:table-cell>
          <table:table-cell/>
          <table:table-cell office:value-type="string" calcext:value-type="string">
            <text:p>صرف</text:p>
          </table:table-cell>
          <table:table-cell office:value-type="string" calcext:value-type="string">
            <text:p>فَعّ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صيغَةُ فَعّال). "بَدَّلَ نُقُودَهُ عِنْدَ الصَّرَّافِ" : مَنْ يُبَدِّلُ نُقُوداً بِنُقُودٍ حَسَبَ قِيمَتِهَا الصَّرْفِيَّةِ.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حَصّاد</text:p>
          </table:table-cell>
          <table:table-cell/>
          <table:table-cell office:value-type="string" calcext:value-type="string">
            <text:p>حصد</text:p>
          </table:table-cell>
          <table:table-cell office:value-type="string" calcext:value-type="string">
            <text:p>فعّ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صيغة فعّال). "تَهَيَّأَ الْحَصّادونَ لِلحَصادِ" : أَي مَنْ يَحْصُدُ الْقَمْحَ بِالْمِنْجَلِ. حاصدون.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حَلاَّقٌ</text:p>
          </table:table-cell>
          <table:table-cell/>
          <table:table-cell office:value-type="string" calcext:value-type="string">
            <text:p>حلق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حَلاَّقٌ-حَلاَّقٌ [ح ل ق] (صيغةُ فَعَّال). "حَلاَّقُ الحَيِّ" : مَنْ يَحْلِقُ الشَّعَرَ.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فَلاَّيٌ</text:p>
          </table:table-cell>
          <table:table-cell/>
          <table:table-cell office:value-type="string" calcext:value-type="string">
            <text:p>فلي</text:p>
          </table:table-cell>
          <table:table-cell office:value-type="string" calcext:value-type="string">
            <text:p>فَعَّالَة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فِلاَيَةٌ-فِلاَيَةٌ [ف ل ي]. "فِلاَيَةُ الرَّأْسِ أَوِ ا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بَيَّاضٌ</text:p>
          </table:table-cell>
          <table:table-cell/>
          <table:table-cell office:value-type="string" calcext:value-type="string">
            <text:p>بيض</text:p>
          </table:table-cell>
          <table:table-cell office:value-type="string" calcext:value-type="string">
            <text:p>فعَّالَة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بَيَّاضَةٌ-بَيَّاضَةٌ [ب ي ض] (صِيغَة فعَّالَة لِلْمُبالَغَةِ). "دَجَاجَةٌ بَيَّاضَةٌ" : بَيوضٌ، تَبِيضُ بِكَثْرَةٍ.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عَلاَّمٌ</text:p>
          </table:table-cell>
          <table:table-cell/>
          <table:table-cell office:value-type="string" calcext:value-type="string">
            <text:p>علم</text:p>
          </table:table-cell>
          <table:table-cell office:value-type="string" calcext:value-type="string">
            <text:p>فَعَّالَة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عَلاَّمَةٌ-عَلاَّمَةٌ [ع ل م] (صِيغَةُ فَعَّالَة لِلْمُبَالَغَةِ). "فَقِيهٌ عَلاَّمَةٌ، مُتَبَحِّرٌ فِي العُلُومِ" : العَالِمُ جِدّاً بِأُمُورِ العِلْمِ.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فَهَّامٌ</text:p>
          </table:table-cell>
          <table:table-cell/>
          <table:table-cell office:value-type="string" calcext:value-type="string">
            <text:p>فهم</text:p>
          </table:table-cell>
          <table:table-cell office:value-type="string" calcext:value-type="string">
            <text:p>فَعَّالَة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فَهَّامَةٌ-فَهَّامَةٌ [ف هـ م] (صِيغَةُ فَعَّالَة لِلْمُبَالَغَةِ). "رَجُلٌ فَهَّامَةٌ" : كَثِيرُ الْفَهْمِ، ذَكِيٌّ.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طَلاَّعٌ</text:p>
          </table:table-cell>
          <table:table-cell/>
          <table:table-cell office:value-type="string" calcext:value-type="string">
            <text:p>طلع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طَلاَّعٌ-طَلاَّعٌ [ط ل ع] (صِيغَةُ فَعَّال لِلطَّالِعِ). "هُوَ طَلاَّعُ الثَّنَايَا" : مُحَنَّكٌ وَعَارِفٌ بِالأُمُورِ وَمُطَّلِعٌ عَلَيْهَا.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صَدَّامٌ</text:p>
          </table:table-cell>
          <table:table-cell/>
          <table:table-cell office:value-type="string" calcext:value-type="string">
            <text:p>صدم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صَدَّامٌ-صَدَّامٌ [ص د م] (صِيغَة فَعَّال لِلْمُبَالَغَة). 1."صَدَّامٌ فِي الْمَعَار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أخَّاذٌ</text:p>
          </table:table-cell>
          <table:table-cell/>
          <table:table-cell office:value-type="string" calcext:value-type="string">
            <text:p>ءخذ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أخَّاذٌ-أخَّاذٌ، ةٌ [أ خ ذ] (صِيغَة فَعَّال لِلْمُبَالَغَةِ). "مَنْظَرٌ أَخَّاذٌ": فَتَّانٌ، سَاحِرٌ. "مَناظِرُ أخَّاذَةٌ".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بَذَّالٌ</text:p>
          </table:table-cell>
          <table:table-cell/>
          <table:table-cell office:value-type="string" calcext:value-type="string">
            <text:p>بذل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بَذَّالٌ-بَذَّالٌ، ةٌ [ب ذ ل] (صِيغَة فَعَّال لِلْمُبَالَغَةِ). "رَجُلٌ بَذَّالٌ" : كَثِيرُ الْبَذْلِ لِلْمَالِ.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شَغَّالٌ</text:p>
          </table:table-cell>
          <table:table-cell/>
          <table:table-cell office:value-type="string" calcext:value-type="string">
            <text:p>شغل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شَغَّالٌ-شَغَّالٌ [ش غ ل] (صِيغَة فَعَّال لِلْمُبَالَغَةِ). "رَجُلٌ شَغَّالٌ": كَثِيرُ الشُّغْلِ.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فَيَّاضٌ</text:p>
          </table:table-cell>
          <table:table-cell/>
          <table:table-cell office:value-type="string" calcext:value-type="string">
            <text:p>فيض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صِيغَة فَعَّال لِلْمُبَالَغَةِ). 1."نَهْرٌ فَيَّاضٌ" : كَثِيرُ الْمَاءِ. 2."رَجُلٌ فَيَّاضٌ": كَ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مَنَّانٌ</text:p>
          </table:table-cell>
          <table:table-cell/>
          <table:table-cell office:value-type="string" calcext:value-type="string">
            <text:p>منن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مَنَّانٌ-مَنَّانٌ، ةٌ [م ن ن] (صِيغَة فَعَّال لِلْمُبَالَغَةِ). 1."رَجُلٌ مَنَّانٌ" : كَثِيرُ الْمَنِّ، أَيِ الَّذِي يُعْطِي شَيْئاً ويَمُنُّ بِهِ. 2."هُوَ اللَّهُ الْمَنَّانُ" : مِنْ أَسْمَاءِ الله الْحُسْنَى.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نَعَّاقٌ</text:p>
          </table:table-cell>
          <table:table-cell/>
          <table:table-cell office:value-type="string" calcext:value-type="string">
            <text:p>نعق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نُعَاقٌ-نُعَاقٌ [ن ع ق] (مص. نَعَقَ). "نُعَاقُ الغُرَابِ" : نَعِيبُهُ، نَعِيقُهُ، صِيَاحُهُ، صَوْتُهُ. "نُعَاقُ البُومَةِ".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بَسَّامٌ</text:p>
          </table:table-cell>
          <table:table-cell/>
          <table:table-cell office:value-type="string" calcext:value-type="string">
            <text:p>بسم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بَسَّامٌ-بَسَّامٌ [ب س م] (صِيغَة فَعَّال لِلْمُبالَغَةِ). 1."وَلَدٌ بَسَّام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دَيَّارٌ</text:p>
          </table:table-cell>
          <table:table-cell/>
          <table:table-cell office:value-type="string" calcext:value-type="string">
            <text:p>دور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دَيَّارٌ-دَيَّارٌ [د و ر] (صِيغَة فَعَّال لِلْمُبالَغَةِ). "ما بِالدَّارِ دَيَّارٌ": أَيْ أَحَدٌ، أَي ساكِنُ الدَّارِ، وَلا يُسـْتَعْمَلُ إِلاَّ في النَّفْيِ.نوح آية 26 وقالَ نوحٌ رَبِّ لا تَذَرْ على الأَرْضِ مِنَ الكافِرينَ دَيَّارا (قرآن).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ظَنَّانٌ</text:p>
          </table:table-cell>
          <table:table-cell/>
          <table:table-cell office:value-type="string" calcext:value-type="string">
            <text:p>ظنن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ظَنَّانٌ-ظَنَّانٌ [ظ ن ن] (صِيغَة فَعَّال لِلْمُبالَغَةِ). 1."رَجُلٌ ظَنَّانٌ" : يُسيءُ الظَّنَّ كَثيراً. 2."عَرَفْتُهُ ظَنَّاناً" : أَي رَجُلاً لا يوثَقُ بِهِ.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عَضَّاضٌ</text:p>
          </table:table-cell>
          <table:table-cell/>
          <table:table-cell office:value-type="string" calcext:value-type="string">
            <text:p>عضض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عَضَّاضٌ-عَضَّاضٌ [ع ض ض ] (صِيغَةُ فَعَّال لِلْمُبَاَلغَةِ). "اِنْتَبِهْ، كَلْبٌ عَضَّاضٌ!" : كَثِيرُ العَضِّ.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مَكَّارٌ</text:p>
          </table:table-cell>
          <table:table-cell/>
          <table:table-cell office:value-type="string" calcext:value-type="string">
            <text:p>مكر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مَكَّارٌ-مَكَّارٌ [م ك ر] (صِيغَةُ فَعَّال لِلْمُبَالَغَة). "رَجُلٌ مَكَّارٌ": كَثِيرُ الْمَكْرِ، خَدَّاعٌ.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جَفَّالٌ</text:p>
          </table:table-cell>
          <table:table-cell/>
          <table:table-cell office:value-type="string" calcext:value-type="string">
            <text:p>جفل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جَفَّالٌ-جَفَّالٌ [ج ف ل] (صِيغَةُ فَعَّال لِلْمُبَالَغَةِ). "جَوَادٌ جَفَّالٌ" : جَافِلٌ، سَرِيعُ العَدْوِ.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جَمَّازٌ</text:p>
          </table:table-cell>
          <table:table-cell/>
          <table:table-cell office:value-type="string" calcext:value-type="string">
            <text:p>جمز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جَمَّازٌ-جَمَّازٌ [ج م ز] (صِيغَةُ فَعَّال لِلْمُب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جَوَّابٌ</text:p>
          </table:table-cell>
          <table:table-cell/>
          <table:table-cell office:value-type="string" calcext:value-type="string">
            <text:p>جوب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جَوَّابٌ-جَوَّابٌ [ج و ب] (صِيغَةُ فَعَّال لِلْمُبَالَغَةِ). "اِبْنُ بَطُّوطَةَ رَحَّالَةٌ جَوَّابٌ" : كَثِيرُ الأَسْفَارِ. "جَوَّابُ آفاقٍ".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جَوَّادٌ</text:p>
          </table:table-cell>
          <table:table-cell/>
          <table:table-cell office:value-type="string" calcext:value-type="string">
            <text:p>جود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جَوَّادٌ-جَوَّادٌ [ج و د] (صِيغَةُ فَعَّال لِلْمُبَالَغَةِ). "هُوَ جَوَّادٌ بَيْنَ أَهْلِهِ" : كَثِيرُ العَطَاءِ.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جَوَّالٌ</text:p>
          </table:table-cell>
          <table:table-cell/>
          <table:table-cell office:value-type="string" calcext:value-type="string">
            <text:p>جول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صِيغَةُ فَعَّال لِلْمُبَالَغَةِ). 1."هُوَ جَوَّالٌ" : كَثِيرُ الجَوَلاَنِ. 2."اِنْتَقَلَ مِنْ كَشَّافٍ إِلَى رُتْبَةِ جَوَّالٍ" : رُتْبَةٌ مِنْ رُتَبِ الكَشْفِيَّةِ، كَشَّافٌ كَبِيرٌ. "هُوَ فِي فِرْقَةِ الجَوَّالَةِ".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جَيَّاشٌ</text:p>
          </table:table-cell>
          <table:table-cell/>
          <table:table-cell office:value-type="string" calcext:value-type="string">
            <text:p>جيش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جَيَّاشٌ-جَيَّاشٌ [ج ي ش] (صِيغَةُ فَعَّال لِلْمُبَالَغَةِ). "اِسْتَقْبَلَهُ بِفَرَحٍ جَيَّاشٍ" : بِفَرَحٍ عَظِيمٍ، فِيهِ حَرَكَةٌ وَحَيَوِيَّةٌ.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حَرَّانُ</text:p>
          </table:table-cell>
          <table:table-cell/>
          <table:table-cell office:value-type="string" calcext:value-type="string">
            <text:p>حرن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حِرارٌ;حَرارِيّ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/>
          <table:table-cell office:value-type="string" calcext:value-type="string">
            <text:p>No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4"/>
          <table:table-cell office:value-type="string" calcext:value-type="string">
            <text:p>Non</text:p>
          </table:table-cell>
          <table:table-cell office:value-type="string" calcext:value-type="string">
            <text:p>(صِيغَةُ فَعَّال لِلْمُبَالَغَةِ). "وَجَدْتُهُ حَرَّانَ" : شَديدَ العَطَشِ.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خَتَّارٌ</text:p>
          </table:table-cell>
          <table:table-cell/>
          <table:table-cell office:value-type="string" calcext:value-type="string">
            <text:p>ختر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خَتَّارٌ-خَتَّارٌ [خ ت ر] (صِيغَةُ فَعَّال لِلْمُبَالَغَةِ). "رَجُلٌ خَتَّارٌ": غَ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خَدَّاعٌ</text:p>
          </table:table-cell>
          <table:table-cell/>
          <table:table-cell office:value-type="string" calcext:value-type="string">
            <text:p>خدع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صِيغَةُ فَعَّال لِلْمُبَالَغَةِ). "إِنَّهُ رَجُلٌ خَدَّاعٌ" : مَنْ يَسْعَى إِلَى الإِيقَاعِ بِالنَّاسِ بِا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خَدَّامٌ</text:p>
          </table:table-cell>
          <table:table-cell/>
          <table:table-cell office:value-type="string" calcext:value-type="string">
            <text:p>خدم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خَدَّامٌ-خَدَّامٌ [خ د م] (صِيغَةُ فَعَّال لِلْمُبَالَغَةِ). "أرْسَلَ الْخَدَّامَ لِقَضَاءِ بَعْضِ الأَغْرَاضِ" : الْخَادِ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خَرَّاصٌ</text:p>
          </table:table-cell>
          <table:table-cell/>
          <table:table-cell office:value-type="string" calcext:value-type="string">
            <text:p>خرص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خَرَّاصٌ-خَرَّاصٌ [خ ر ص] (صِيغَةُ فَعَّال لِلْمُبَالَغَةِ). "وَلَ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خَرَّاطٌ</text:p>
          </table:table-cell>
          <table:table-cell/>
          <table:table-cell office:value-type="string" calcext:value-type="string">
            <text:p>خرط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خَرَّاطٌ-خَرَّاطٌ [خ ر ط] (صِيغَةُ فَعَّال لِلْمُبَالَغَةِ). "هَذَا 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خَطَّافٌ</text:p>
          </table:table-cell>
          <table:table-cell/>
          <table:table-cell office:value-type="string" calcext:value-type="string">
            <text:p>خطف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خَطَّافٌ-خَطَّافٌ، ةٌ [خ ط ف] (صِيغَةُ فَعَّال لِلْمُبَالَغَةِ). 1."رَجُلٌ خَطَّافٌ" : كَثِيرُ الْخَطْفِ. "لِصٌّ خَطَّافٌ". 2."هُوَ خَطَّافٌ" : شَيْطَانٌ.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خَفَّاقٌ</text:p>
          </table:table-cell>
          <table:table-cell/>
          <table:table-cell office:value-type="string" calcext:value-type="string">
            <text:p>خفق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خَفَّاقٌ-خَفَّاقٌ [خ ف ق] (صِيغَةُ فَعَّال لِلْمُبَالَغَةِ). 1. "كَانَ العَلَمُ خَفَّاقاً فِي العُلاَ" : مُرَفْرِفاً فِي العُلاَ. 2. "لَهُ قَلْبٌ خَفَّاقٌ": يَخْفِقُ كَثِيراً.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خَلاَّقٌ</text:p>
          </table:table-cell>
          <table:table-cell/>
          <table:table-cell office:value-type="string" calcext:value-type="string">
            <text:p>خلق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خَلاَّقٌ-خَلاَّقٌ [خ ل ق] (صِيغَةُ فَعَّال لِلْمُبَالَغَةِ). 1. "هُوَ اللهُ الخَلاَّقُ" : صِفَةٌ مِنْ صِفَاتِ اللهِ تَعَالَى. 2. "هُوَ فَنَّانٌ خَلاَّقٌ" : مُبْدِعٌ. "أَدِيبٌ أَوْ رَسَّامٌ خَلاَّقٌ".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خَيَّالٌ</text:p>
          </table:table-cell>
          <table:table-cell/>
          <table:table-cell office:value-type="string" calcext:value-type="string">
            <text:p>خيل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صِيغَةُ فَعَّال لِلْمُبَالَغَةِ). 1."كَانَ خَيَّالاً بَارِعاً" : فَارِساً. 2."رَجُلٌ خَيَّالٌ" : صَاحِبُ الخَيْلِ.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رَزَّاقٌ</text:p>
          </table:table-cell>
          <table:table-cell/>
          <table:table-cell office:value-type="string" calcext:value-type="string">
            <text:p>رزق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رَزَّاقٌ-رَزَّاقٌ [ر ز ق] (صِيغَةُ فَعَّال لِلْمُبَالَغَةِ). 1."هُوَ اللَّهُ الرَّزَّاقُ" : صِفَةٌ مِنْ صِفَاتِ اللَّهِ تَعَالَى وَمِنْ أسْمَائِهِ الحُسْنَى، أي الَّذِي يَرْزُقُ كُلَّ كَائِنٍ حَيٍّ. 2."عَبْدُ الرَّزَّاقِ" : اِسْمُ عَلَمٍ مُرَكَّبٌ.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رَسَّامٌ</text:p>
          </table:table-cell>
          <table:table-cell/>
          <table:table-cell office:value-type="string" calcext:value-type="string">
            <text:p>رسم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رَسَّامٌ-رَسَّامٌ [ر س م] (صِيغَةُ فَعَّال لِلْمُبَالَغَةِ). "لَوْحَةُ رَسَّامٍ": مَنْ يَرْسُمُ رُسُوماً وَأشْكَالاً وَخُطُوطاً بِالقَلَمِ أوِ الفُرْشَاةِ.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سَفَّاحٌ</text:p>
          </table:table-cell>
          <table:table-cell/>
          <table:table-cell office:value-type="string" calcext:value-type="string">
            <text:p>سفح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صِيغَةُ فَعَّال لِلْمُبَالَغَةِ). "سَفَّاحُ الدِّمَاءِ" : سَافِكُ الدِّمَاءِ، سَفَّاكٌ، مُجْرِمٌ، قَاتِلٌ.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سَيَّارٌ</text:p>
          </table:table-cell>
          <table:table-cell/>
          <table:table-cell office:value-type="string" calcext:value-type="string">
            <text:p>سير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صِيغَةُ فَعَّال لِلْمُبَالَغَةِ). 1."رَجُلٌ سَيَّارٌ" : كَثِيرُ السَّيْرِ. 2."نَجْمٌ سَيَّارٌ" (فك) : الواحِدُ مِنَ الكَوَاكِبِ السَّيَّارةِ. 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شَفَّافٌ</text:p>
          </table:table-cell>
          <table:table-cell/>
          <table:table-cell office:value-type="string" calcext:value-type="string">
            <text:p>شفف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شَفَّافٌ-شَفَّافٌ [ش ف ف] (صِيغَةُ فَعَّال لِلْمُبَالَغَةِ). 1."نَسِيجٌ شَفَّافٌ" : رَقِيقٌ، أَيْ كُلُّ مَا رَقَّ فَظَهَرَ مَا وَرَاءهُ. 2. "مَاءٌ شَفَّافٌ" : صَافٍ.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شَقَّاقٌ</text:p>
          </table:table-cell>
          <table:table-cell/>
          <table:table-cell office:value-type="string" calcext:value-type="string">
            <text:p>شقق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شَقَّاقٌ-شَقَّاقٌ [ش ق ق] (صِيغَةُ فَعَّال لِلْمُبَالَغَةِ). "رَجُلٌ شَقَّاقٌ": مُتَكَبِّرٌ، يَدَّعِي مَا لَيْسَ فِيهِ.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صَبَّانٌ</text:p>
          </table:table-cell>
          <table:table-cell/>
          <table:table-cell office:value-type="string" calcext:value-type="string">
            <text:p>صبن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صَبَّانٌ-صَبَّانٌ [ص ب ن] (صِيغَةُ فَعَّال لِلْمُبَالَغَةِ). : صَانِعُ الصَّابُونِ وَبَائِ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صَدَّاحٌ</text:p>
          </table:table-cell>
          <table:table-cell/>
          <table:table-cell office:value-type="string" calcext:value-type="string">
            <text:p>صدح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صَدَّاحٌ-صَدَّاحٌ [ص د ح] (صِيغَةُ فَعَّال لِلْمُبَالَغَةِ). "طَيْرٌ صَدَّاحٌ" : رَافِعٌ صَوْتَهُ بِزَقْزَقَةٍ مُسْتَمِرَّةٍ، صَادِحٌ.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صَفَّارٌ</text:p>
          </table:table-cell>
          <table:table-cell/>
          <table:table-cell office:value-type="string" calcext:value-type="string">
            <text:p>صفر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صَفَّارٌ-صَفَّارٌ [ص ف ر] (صِيغَةُ فَعَّال لِلْمُبَالَغَةِ).: صَانِعُ النُّحَاسِ الأَصْفَرِ.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صَقَّارٌ</text:p>
          </table:table-cell>
          <table:table-cell/>
          <table:table-cell office:value-type="string" calcext:value-type="string">
            <text:p>صقر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صَقَّارٌ-صَقَّارٌ [ص ق ر] (صِيغَةُ فَعَّال لِلْمُبَالَغَةِ). 1."رَجُلٌ ص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صَهَّالٌ</text:p>
          </table:table-cell>
          <table:table-cell/>
          <table:table-cell office:value-type="string" calcext:value-type="string">
            <text:p>صهل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صَهَّالٌ-صَهَّالٌ [ص هـ ل] (صِيغَةُ فَعَّال لِلْمُبَالَغَةِ). "فَرَسٌ صَهَّالٌ" : كَثِيرُ الصَّهِيلِ.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صَيَّاحٌ</text:p>
          </table:table-cell>
          <table:table-cell/>
          <table:table-cell office:value-type="string" calcext:value-type="string">
            <text:p>صيح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صِيَاحٌ-صِيَاحٌ [ص ي ح] (مص. صَاحَ). 1."سَمِعَ صِيَاحاً لَمْ يَهْتَدِ إِلَى مَصْدَرِهِ" : عَوِيلٌ، صُرَاخٌ. "هُوَ حَرَكَةٌ مُتَّصِلَةٌ وَصِيَاحٌ لاَ يَنْقَطِعُ". 2."صِيَاحُ الدِّيكِ" : صَوْتُهُ.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طَبَّاعٌ</text:p>
          </table:table-cell>
          <table:table-cell/>
          <table:table-cell office:value-type="string" calcext:value-type="string">
            <text:p>طبع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صِيغَةُ فَعَّال لِلْمُبَالَغَةِ). "صَارَ طَبَّاعاً" : مَنْ حِرْفَتُهُ الطِّبَاعَةُ، الطَّبْعُ.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طَبَّالٌ</text:p>
          </table:table-cell>
          <table:table-cell/>
          <table:table-cell office:value-type="string" calcext:value-type="string">
            <text:p>طبل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صِيغَةُ فَعَّال لِلْمُبَالَغَةِ). "طَبَّالُ الْحَيِّ" : الضَّارِبُ عَلَى الطَّبْلِ.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طَلاَّبٌ</text:p>
          </table:table-cell>
          <table:table-cell/>
          <table:table-cell office:value-type="string" calcext:value-type="string">
            <text:p>طلب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طَلاَّبٌ-طَلاَّبٌ [ط ل ب] (صِيغَةُ فَعَّال لِلْمُبَالَغَةِ). "هُوَ طَلاَّبُ عِلْمٍ" : الطَّالِبُ البَاحِثُ بِشَغَفٍ عَنِ العِلْمِ وَالتَّبَحُّرِ فِيهِ.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طَمَّاعٌ</text:p>
          </table:table-cell>
          <table:table-cell/>
          <table:table-cell office:value-type="string" calcext:value-type="string">
            <text:p>طمع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طَمَّاعٌ-طَمَّاعٌ [ط م ع] (صِيغَةُ فَعَّال لِلْمُبَالَغَةِ). "رَجُلٌ طَمَّاعٌ" : كَثِيرُ الطَّمَعِ.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طَنَّانٌ</text:p>
          </table:table-cell>
          <table:table-cell/>
          <table:table-cell office:value-type="string" calcext:value-type="string">
            <text:p>طنن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طَنَّانٌ-طَنَّانٌ، ةٌ [ط ن ن] (صِيغَةُ فَعَّال لِلْمُبَالَغَةِ). 1."ذُبَابٌ طَنَّانٌ" : شَدِيدُ الطَّنِينِ. 2."أَلْقَى خِطَاباً طَنَّاناً" : مُدَوِّيّاً، لَهُ صَدىً وَاسِعٌ". 3."قَصِيدَةٌ طَنَّانَةٌ" : ذَاتُ شُهْرَةٍ، ذَائِعَةُ الصِّيتِ.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طَوَّافٌ</text:p>
          </table:table-cell>
          <table:table-cell/>
          <table:table-cell office:value-type="string" calcext:value-type="string">
            <text:p>طوف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طَوَافٌ-طَوَافٌ [ط و ف] (مص. طَافَ). 1."يَوْمُ الطَّوَافِ" : الدَّوَرَانُ حَوْلَ الكَعْبَةِ، وَهُوَ مِنْ مَنَاسِكِ الْحَجِّ. "كَانَ فِي الْحَجِّ مَوَاقِفُ اهْتَزَّ لَهَا قَلْبِي وَأَرْوَعُهَا عَلَى مَا أَذْكُرُ مُشَاهَدَةُ الكَعْبَةِ وَطَوَافُ النَّاسِ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عَبَّارٌ</text:p>
          </table:table-cell>
          <table:table-cell/>
          <table:table-cell office:value-type="string" calcext:value-type="string">
            <text:p>عبر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عَبَّارٌ-عَبَّارٌ [ع ب ر] (صِيغَةُ فَعَّال لِلْمُبَالَغَةِ). 1."عَالِمٌ عَبَّارٌ": مُفَسِّرُ الأَحْلاَمِ. 2."جَمَلٌ عَبَّارٌ" : قَوِيٌّ عَلَى السَّيْرِ.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عَدَّاءٌ</text:p>
          </table:table-cell>
          <table:table-cell/>
          <table:table-cell office:value-type="string" calcext:value-type="string">
            <text:p>عدو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5"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z</text:p>
          </table:table-cell>
          <table:table-cell/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صِيغَةُ فَعَّال لِلْمُبَالَغَةِ). "حَقَّقَ الْعَدَّاءُ رَقْماً قِيَاسِيّاً جَدِيداً" : مَنْ يَحْتَرِفُ الْعَدْوَ، الْجَرْيَ.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عَدَّاءة</text:p>
          </table:table-cell>
          <table:table-cell/>
          <table:table-cell office:value-type="string" calcext:value-type="string">
            <text:p>حذء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 table:number-columns-repeated="2"/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عَشَّارٌ</text:p>
          </table:table-cell>
          <table:table-cell/>
          <table:table-cell office:value-type="string" calcext:value-type="string">
            <text:p>عشر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عَشَّارٌ-عَشَّارٌ [ع ش ر] (صِيغَةُ فَعَّال لِلْمُبَالَغَةِ). "حَاسَبَهُ العَشَّارُ" : مَنْ يَأْخُذُ عَنِ السِّلَعِ مَكْساً، أَيْ عُشْرَهَا.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عَشَّاقٌ</text:p>
          </table:table-cell>
          <table:table-cell/>
          <table:table-cell office:value-type="string" calcext:value-type="string">
            <text:p>عشق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عَشَّاقٌ-عَشَّاقٌ [ع ش ق] (صِيغَةُ فَعَّال لِلْمُبَالَغَةِ). "شَابٌّ عَشَّاقٌ" : كَثِيرُ العِشْقِ.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عَوَّامٌ</text:p>
          </table:table-cell>
          <table:table-cell/>
          <table:table-cell office:value-type="string" calcext:value-type="string">
            <text:p>عوم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صِيغَةُ فَعَّال لِلْمُبَالَغَةِ). "عَوَّامٌ 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عَوَّاءٌ</text:p>
          </table:table-cell>
          <table:table-cell/>
          <table:table-cell office:value-type="string" calcext:value-type="string">
            <text:p>عوي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5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 table:number-columns-repeated="2"/>
          <table:table-cell office:value-type="string" calcext:value-type="string">
            <text:p>Dz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عُوَاءٌ-عُوَاءٌ [ع و ي] (مص. عَوَى). "عُوَاءُ الْكَلْبِ" : نُبَاحُهُ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عَوَّاءة</text:p>
          </table:table-cell>
          <table:table-cell/>
          <table:table-cell office:value-type="string" calcext:value-type="string">
            <text:p>عوي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 table:number-columns-repeated="2"/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عَيَّابٌ</text:p>
          </table:table-cell>
          <table:table-cell/>
          <table:table-cell office:value-type="string" calcext:value-type="string">
            <text:p>عيب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عَيَّابٌ-عَيَّابٌ، ةٌ [ع ي ب] (صِيغَةُ فَعَّال لِلْمُبَالَغَةِ). "هُوَ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غَرَّافٌ</text:p>
          </table:table-cell>
          <table:table-cell/>
          <table:table-cell office:value-type="string" calcext:value-type="string">
            <text:p>غرف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غَرَّافٌ-غَرَّافٌ [غ ر ف] (صِيغَةُ فَعَّال لِلْمُبَالَغَةِ). 1."رَجُلٌ غَرَّافٌ" : كَثِيرُ الغَرْفِ. 2."فَ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غَزَّالٌ</text:p>
          </table:table-cell>
          <table:table-cell/>
          <table:table-cell office:value-type="string" calcext:value-type="string">
            <text:p>غزل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غَزَّالٌ-غَزَّالٌ [غ ز ل] (صِيغَةُ فَعَّال لِلْم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غَطَّاسٌ</text:p>
          </table:table-cell>
          <table:table-cell/>
          <table:table-cell office:value-type="string" calcext:value-type="string">
            <text:p>غطس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غَطَّاسٌ-غَطَّاسٌ [غ ط س] (صِيغَةُ فَعَّال لِلْمُبَالَغَةِ). "غَطَّاسٌ مَاهِرٌ" : لَهُ القُدْرَة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غَفَّارٌ</text:p>
          </table:table-cell>
          <table:table-cell/>
          <table:table-cell office:value-type="string" calcext:value-type="string">
            <text:p>غفر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غَفَّارٌ-غَفَّارٌ [غ ف ر] (صِيغَةُ فَعَّال لِلْمُبَالَغَةِ). "هُوَ اللَّهُ الغَسفَّارُ" : الغَفُورُ، كَثِيرُ الْمَغْفِرَ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غَلاَّبٌ</text:p>
          </table:table-cell>
          <table:table-cell/>
          <table:table-cell office:value-type="string" calcext:value-type="string">
            <text:p>غلب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غَلاَّبٌ-غَلاَّبٌ [غ ل ب] (صِيغَةُ فَعَّال لِلْمُبَالَغَةِ). "رَجُلٌ غَلاَّبٌ" : كَثِيرُ الغَلَبَةِ.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غَنَّامٌ</text:p>
          </table:table-cell>
          <table:table-cell/>
          <table:table-cell office:value-type="string" calcext:value-type="string">
            <text:p>غنم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غَنَّامٌ-غَنَّامٌ [غ ن م] (صِيغَةُ فَعَّال لِلْمُبَالَغَةِ). 1."وَلَدٌ غَنَّامٌ" : رَاعِ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غَوَّاصٌ</text:p>
          </table:table-cell>
          <table:table-cell/>
          <table:table-cell office:value-type="string" calcext:value-type="string">
            <text:p>غوص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صِيغَةُ فَعَّال لِلْمُبَالَغَةِ). 1."رَجُلٌ غَوَّاصٌ" : كَثِيرُ الغَوْصِ. 2."هُوَ أَكْ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غَيَّابٌ</text:p>
          </table:table-cell>
          <table:table-cell/>
          <table:table-cell office:value-type="string" calcext:value-type="string">
            <text:p>غيب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غَيَابٌ-غَيَابٌ [غ ي ب] (مص. غَابَ). 1. "حَفَرَ الغَيَابَ" : الْقَبْرَ. 2. "غَيَابُ الشَّجَرِ" : عُرُوقُهُ.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فَتَّاشٌ</text:p>
          </table:table-cell>
          <table:table-cell/>
          <table:table-cell office:value-type="string" calcext:value-type="string">
            <text:p>فتش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فَتَّاشٌ-فَتَّاشٌ، ةٌ [ف ت ش] (صِيغَةُ فَعَّال لِلْمُبَالَغَةِ). "رَجُلٌ فَتَّاشٌ" : كَثِيرُ التَّفْتِيشِ.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فَوَّارٌ</text:p>
          </table:table-cell>
          <table:table-cell/>
          <table:table-cell office:value-type="string" calcext:value-type="string">
            <text:p>فور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فَوَّارٌ-فَوَّارٌ، ةٌ [ف و ر] (صِيغَةُ فَعَّال لِلْمُبَالَ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قَدَّاحٌ</text:p>
          </table:table-cell>
          <table:table-cell/>
          <table:table-cell office:value-type="string" calcext:value-type="string">
            <text:p>قدح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قَدَّاحٌ-قَدَّاحٌ [ق د ح] (صِيغَةُ فَعَّال لِلْمُبَالَغَةِ). 1. : صَانِعُ الأَقْدَاحِ. 2. : حَدِيدَةٌ يُقْدَحُ بِهَا الزَّنْدُ لِيُخْرِجَ النَّارَ. 3.:الفُولاَذَة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قَذَّافٌ</text:p>
          </table:table-cell>
          <table:table-cell/>
          <table:table-cell office:value-type="string" calcext:value-type="string">
            <text:p>قذف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قَذَّافٌ-قَذَّافٌ، ةٌ [ق ذ ف] (صِيغَةُ فَعَّال لِلْمُبَالَغَةِ). "قَذَّافُ ا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قَرَّاءٌ</text:p>
          </table:table-cell>
          <table:table-cell/>
          <table:table-cell office:value-type="string" calcext:value-type="string">
            <text:p>قرء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5"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z</text:p>
          </table:table-cell>
          <table:table-cell/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صِيغَةُ فَعَّال لِلْمُبَالَغَةِ). "رَجُلٌ قَرَّاءٌ" : مُحِبٌّ لِلْقِ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قَرَّاءة</text:p>
          </table:table-cell>
          <table:table-cell/>
          <table:table-cell office:value-type="string" calcext:value-type="string">
            <text:p>قرء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 table:number-columns-repeated="2"/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قَنَّاصٌ</text:p>
          </table:table-cell>
          <table:table-cell/>
          <table:table-cell office:value-type="string" calcext:value-type="string">
            <text:p>قنص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قَنَّاصٌ-قَنَّاصٌ [ق ن ص] (صِيغَةُ فَعَّال لِلْمُبَالَغَةِ). "قَنَّاصٌ مَاهِرٌ" : الصَّيَّادُ.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قَهَّارٌ</text:p>
          </table:table-cell>
          <table:table-cell/>
          <table:table-cell office:value-type="string" calcext:value-type="string">
            <text:p>قهر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قَهَّارٌ-قَهَّارٌ [ق هـ ر] (صِيغَةُ فَعَّال لِلْمُبَالَغَةِ). الرعد آية 16وَهُوَ الوَاحِدُ القَهَّار ( قرآن) : مِنْ أَسْمَاءِ اللَّهِ الْحُسْنَى، أَيِ الغَالِبُ الَّذِي لاَ يَحُدُّ غَلَبَتَهُ شَيْءٌ. "قَهَّارٌ، قَهَّارٌ حُبُّكَ يَا بَلَدِي يَخْطِفُنِي يَسْبِينِي". (عبد الرفيع جواهري).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قَوَّالٌ</text:p>
          </table:table-cell>
          <table:table-cell/>
          <table:table-cell office:value-type="string" calcext:value-type="string">
            <text:p>قول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قُوُل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صِيغَةُ فَعَّال لِلْمُبَالَغَةِ). 1."رَجُلٌ قَوَّالٌ" : حَسَنُ القَوْلِ، كَثِيرُ القَوْلِ. 2."كَانَ أَحَدَ القَوَّالِينَ" : زَجَّال، أَيِ الَّذِي يَكْتُبُ الأَزْجَالَ. 3."اِهْتَزَّ لِصَوْتِ القَوَّالِ" : الْمُغَنِّي.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كَذَّابٌ</text:p>
          </table:table-cell>
          <table:table-cell/>
          <table:table-cell office:value-type="string" calcext:value-type="string">
            <text:p>كذب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صِيغَةُ فَعَّال لِلْمُبَالَغَةِ). "رَجُلٌ كَذَّابٌ" : كَثِيرُ الكَذِبِ.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كَسَّابٌ</text:p>
          </table:table-cell>
          <table:table-cell/>
          <table:table-cell office:value-type="string" calcext:value-type="string">
            <text:p>كسب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صِيغَةُ فَعَّال لِلْمُبَالَغَةِ). 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كَفَّارٌ</text:p>
          </table:table-cell>
          <table:table-cell/>
          <table:table-cell office:value-type="string" calcext:value-type="string">
            <text:p>كفر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كَفَّارٌ-كَفَّارٌ [ك ف ر] (صِيغَةُ فَعَّال لِلْمُبَالَغَةِ). "رَجُلٌ كَفَّارٌ": جَاحِدٌ بِنِعَمِ اللَّهِ.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لَعَّابٌ</text:p>
          </table:table-cell>
          <table:table-cell/>
          <table:table-cell office:value-type="string" calcext:value-type="string">
            <text:p>لعب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لَعَّابٌ-لَعَّابٌ [ل ع ب] (صِيغَةُ فَعَّال لِلْمُبَالَغَةِ). 1."لَعَّابٌ مَاِهٌر" : لاَعِبٌ جَيِّدٌ. 2."أَرَاهُ لَعَّاباً بَيْنَ أَصْحَابِهِ" : كَثِيرُ الْمُزَاحِ وَالْمُدَاعَبَةِ.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لَوَّامٌ</text:p>
          </table:table-cell>
          <table:table-cell/>
          <table:table-cell office:value-type="string" calcext:value-type="string">
            <text:p>لوم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لَوَّامٌ-لَوَّامٌ، ةٌ [ل و م] (صِيغَةُ فَعَّال لِلْمُبَالَغَةِ). 1. "رَجُلٌ لَوَّامٌ" : كَثِيرُ اللَّوْمِ. 2. "النَّفْسُ اللَّوَّامَةُ" : أَيِ النَّفْسُ الَّتِي اكْتَسَبَتْ مَنَاعَةً وَفَضِيلَةً فَتَلُومُ صَاحِبَهَا إِذَا ارْتَكَبَ مَا يُلاَمُ عَلَيْهِ. القيامة آية 1 ، 2 لا أَقْسِمُ بِيَوْمِ القِيامَةِ وَلا أَقْسِمُ بِالنَّفْسِ اللَّوَّامَةِ (قرآن).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مَجَّانٌ</text:p>
          </table:table-cell>
          <table:table-cell/>
          <table:table-cell office:value-type="string" calcext:value-type="string">
            <text:p>مجن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مَجَّانٌ-مَجَّانٌ [م ج ن] (صِيغَةُ فَعَّال لِلْمُبَالَغَةِ). 1."رَجُلٌ مَجَّانٌ": كَثِيرُ الْمُجُونِ وَالعَبَثِ. 2."مَجَّاناً" : بِلاَ مُقَابِلٍ، بِلاَ ثَمَنٍ.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مَزَّاحٌ</text:p>
          </table:table-cell>
          <table:table-cell/>
          <table:table-cell office:value-type="string" calcext:value-type="string">
            <text:p>مزح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مُزَاحٌ-مُزَاحٌ [م ز ح] (مص. مَزَحَ). " لاَ يَتَحَمَّلُ الْمُزَاحَ": الْهَزْلَ، الْمُدَاعَبَةَ. "مُزَاحُهُ لَطِيفٌ".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مَشَّاءٌ</text:p>
          </table:table-cell>
          <table:table-cell/>
          <table:table-cell office:value-type="string" calcext:value-type="string">
            <text:p>مشي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5"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z</text:p>
          </table:table-cell>
          <table:table-cell/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صِيغَةُ فَعَّال لِلْمُبَالَغَةِ). 1."رَجُلٌ مَشَّاءٌ" : كَثِيرُ الْمَشْيِ. 2."عَرَفَهُ مَشَّاءً بَيْنَ النَّاسِ" : أَيْ نَمَّاماً.القلم آية 11 هَمَّازٍ مَشَّاءٍ بِنَمِيمٍ (قرآن).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مَشَّاءةٌ</text:p>
          </table:table-cell>
          <table:table-cell/>
          <table:table-cell office:value-type="string" calcext:value-type="string">
            <text:p>مشي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 table:number-columns-repeated="2"/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مَصَّاصٌ</text:p>
          </table:table-cell>
          <table:table-cell/>
          <table:table-cell office:value-type="string" calcext:value-type="string">
            <text:p>مصص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مَصَّاصٌ-مَصَّاصٌ [م ص ص] (صِيغَةُ فَعَّال لِلْمُبَالَغَةِ). 1."مَصَّاصُ اللَّيْلِ" : هَامَةٌ، أَيْ جُثَّةٌ خُرَافِيَّةٌ يُقَالُ إِنَّهَا تُغَادِرُ قَبْرَهَا لَيْلاً لِتَمْتَصَّ دِمَاءَ النَّائِمِينَ. 2."مَصَّاصُ الدِّمَاءِ " : القَاتِلُ الوَحْشِيُّ. 3."عُرِفَ فِي الأَسْوَاقِ بِأَنَّهُ مَصَّاصٌ لِلدِّمَاءِ" : الْمُبْتَزُّ لِأَمْوَالِ النَّاسِ.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مَنَّاعٌ</text:p>
          </table:table-cell>
          <table:table-cell/>
          <table:table-cell office:value-type="string" calcext:value-type="string">
            <text:p>منع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مَنَّاعٌ-مَنَّاعٌ [م ن ع] (صِيغَةُ فَعَّال لِلْمُبَالَغَةِ). "رَجُلٌ مَنَّاعٌ" : كَثِيرُ الْمَنْعِ.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مَيَّادٌ</text:p>
          </table:table-cell>
          <table:table-cell/>
          <table:table-cell office:value-type="string" calcext:value-type="string">
            <text:p>ميد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مَيَّادٌ-مَيَّادٌ، ةٌ [م ي د] (صِيغَةُ فَعَّال لِلْمُبَالَغَةِ). "غُصْنٌ مَيَّـادٌ" : كَثِيرُ التَّمَايُلِ وَالاهْتِزَازِ. "مَيَّادَةُ" : اِسْمُ عَلَمٍ لٍلْإِناثِ.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مَيَّالٌ</text:p>
          </table:table-cell>
          <table:table-cell/>
          <table:table-cell office:value-type="string" calcext:value-type="string">
            <text:p>ميل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مَيَّالٌ-مَيَّالٌ، ةٌ [م ي ل] (صِيغَةُ فَعَّال لِلْمُبَالَغَةِ). "مَيَّالٌ إِلَى اللَّهْوِ" : كَثِيرُ الْمَيْلِ إِلَى اللَّهْوِ. "كَانَ سَلِسَ العِبَارَةِ مَيَّالاً إِلَى الإِطْنَابِ".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نَبَّاحٌ</text:p>
          </table:table-cell>
          <table:table-cell/>
          <table:table-cell office:value-type="string" calcext:value-type="string">
            <text:p>نبح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نَبَّاحٌ-نَبَّاحٌ، ةٌ [ن ب ح] (صِيغَةُ فَعَّال لِلْمُبَالَغَةِ). "كَلْبٌ نَبَّاحٌ" : شَدِيدُ النُّبَاحِ، أَيْ صَوْتُهُ ضَخْمٌ.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نَحَّاتٌ</text:p>
          </table:table-cell>
          <table:table-cell/>
          <table:table-cell office:value-type="string" calcext:value-type="string">
            <text:p>نحت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صِيغَةُ فَعَّال لِلْمُبَالَغَةِ). "نَحَّاتٌ بَارِعٌ" : مَنْ مِهْنَتُهُ نَحْتُ الْحِجَارَةِ أَوِ الْمَعَادِنِ أَوِ الْخَشَبِ لِيُحَوِّلَهَا إِلَى تَمَاثِيلَ.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نَخَّالٌ</text:p>
          </table:table-cell>
          <table:table-cell/>
          <table:table-cell office:value-type="string" calcext:value-type="string">
            <text:p>نخل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نَخَّالٌ-نَخَّالٌ [ن خ ل] (صِيغَةُ فَعَّال لِلْمُبَالَغَةِ). : الَّذِي يَنْخُلُ الدَّقِيقَ.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نَزَّالٌ</text:p>
          </table:table-cell>
          <table:table-cell/>
          <table:table-cell office:value-type="string" calcext:value-type="string">
            <text:p>نزل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نِزَالٌ-نِزَالٌ [ن ز ل] (مص. نَازَلَ). "دَعَاهُ إِلَى النِّزَالِ" : إِلَى القِتَالِ وَجْهاً لِوَجْهٍ. "اِشْتَدَّ سَيْفُهُ وَدَعَاهُ إِلَى النِّزَالِ".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نَسَّاءٌ</text:p>
          </table:table-cell>
          <table:table-cell/>
          <table:table-cell office:value-type="string" calcext:value-type="string">
            <text:p>نسي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5"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z</text:p>
          </table:table-cell>
          <table:table-cell/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نَسَّاءٌ-نَسَّاءٌ [ن س ي] (صِيغَةُ فَعَّال لِلْمُبَالَغَةِ). "رَجُلٌ نَسَّاءٌ": كَثِيرُ النِّسْيَانِ.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نَسَّاءة</text:p>
          </table:table-cell>
          <table:table-cell/>
          <table:table-cell office:value-type="string" calcext:value-type="string">
            <text:p>نسي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 table:number-columns-repeated="2"/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نَشَّابٌ</text:p>
          </table:table-cell>
          <table:table-cell/>
          <table:table-cell office:value-type="string" calcext:value-type="string">
            <text:p>نشب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صِيغَةُ فَعَّال لِلْمُبَالَغَةِ). 1."هُوَ نَشَّابٌ" : كَثِيرُ النُّشُوبِ. 2. : صَانِعُ النُّشَّابِ.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نَشَّاشٌ</text:p>
          </table:table-cell>
          <table:table-cell/>
          <table:table-cell office:value-type="string" calcext:value-type="string">
            <text:p>نشش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نَشَّاشٌ-نَشَّاشٌ [ن ش ش] (صِيغَةُ فَعَّال لِلْمُبَالَغَةِ). "وَرَقٌ نَشَّاشٌ" : وَرَقٌ يَمْتَصُّ الحِبْرَ وَيُجَفِّفُ الكِتَابَةَ، نَشَّافٌ.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نَشَّافٌ</text:p>
          </table:table-cell>
          <table:table-cell/>
          <table:table-cell office:value-type="string" calcext:value-type="string">
            <text:p>نشف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نَشَّافٌ-نَشَّافٌ، ةٌ [ن ش ف] (صِيغَةُ فَعَّال لِلْمُبَالَغَةِ). 1."وَرَقٌ نَشَّافٌ" : نَشَّاشٌ، أَيْ يَمْتَصُّ الْحِبْرَ وَيُجَفِّفُ الكِتَابَةَ، مِنْشَفَةٌ. 2."النَّشَّافَةُ" : الْخِرْقَةُ يُنَشَّفُ بِهَا الْمَاءُ، فُوطَةٌ، اِسْفَنْجَةٌ.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نَصَّابٌ</text:p>
          </table:table-cell>
          <table:table-cell/>
          <table:table-cell office:value-type="string" calcext:value-type="string">
            <text:p>نصب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صِيغَةُ فَعَّال لِلْمُبَالَغَةِ). "رَجُلٌ نَصَّابٌ" : مَنْ يُوقِعُ النَّاسَ فِي فَخٍّ، اللِّصُّ.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نَصَّاعٌ</text:p>
          </table:table-cell>
          <table:table-cell/>
          <table:table-cell office:value-type="string" calcext:value-type="string">
            <text:p>نصع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نَصَّاعٌ-نَصَّاعٌ، ةٌ [ن ص ع] (صِيغَةُ فَعَّال لِلْمُبَالَغَةِ). 1."لَوْنٌ أَبْيَضُ نَصَّاعٌ" : خَالِصٌ. 2."حُمْرَةٌ نَصَّاعَةٌ" : خَالِصَةٌ صَافِيَةٌ.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نَضَّاحٌ</text:p>
          </table:table-cell>
          <table:table-cell/>
          <table:table-cell office:value-type="string" calcext:value-type="string">
            <text:p>نضح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ِيغَةُ فَعَّال لِلْمُبَالَغَةِ).: مَنْ يَسْقِي النَّبَاتَاتِ.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نَطَّاحٌ</text:p>
          </table:table-cell>
          <table:table-cell/>
          <table:table-cell office:value-type="string" calcext:value-type="string">
            <text:p>نطح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نَطَّاحٌ-نَطَّاحٌ [ن ط ح] (صِيغَةُ فَعَّال لِلْمُبَالَغَةِ). "كَبْشٌ نَطَّاحٌ" : كَثِيرُ النَّطْحِ.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نَطَّاطٌ</text:p>
          </table:table-cell>
          <table:table-cell/>
          <table:table-cell office:value-type="string" calcext:value-type="string">
            <text:p>نطط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صِيغَةُ فَعَّال لِلْمُبَالَغَةِ). 1."قِطٌّ نَطَّاطٌ" : كَثِيرُ النَّطِّ. 2."رَجُلٌ نَطَّاطٌ" : الْمُسَافِرُ، الْمُتَنَقِّلُ عَلَى الدَّوَامِ. 3."وَجَدَهُ نَطَّاطاً" : مِهْذَاراً كَثِيرَ الكَلاَمِ.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نَظَّامٌ</text:p>
          </table:table-cell>
          <table:table-cell/>
          <table:table-cell office:value-type="string" calcext:value-type="string">
            <text:p>نظم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صِيغَةُ فَعَّال لِلْمُبَالَغَةِ). "شَاعِرٌ نَظَّامٌ" : كَثِيرُ النَّظْمِ.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نَعَّابٌ</text:p>
          </table:table-cell>
          <table:table-cell/>
          <table:table-cell office:value-type="string" calcext:value-type="string">
            <text:p>نعب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نَعَّابٌ-نَعَّابٌ، ةٌ [ن ع ب] (صِيغَةُ فَعَّال لِلْمُبَالَغَةِ). 1."غُرَابٌ نَعَّابٌ" : كَثِيرُ الصِّيَاحِ. 2."نَعَّابُ الْغُرَابِ" : فَرْخُهُ. 3."نَاقَةٌ نَعَّابَةٌ" : سَرِيعَةٌ.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نَفَّاحٌ</text:p>
          </table:table-cell>
          <table:table-cell/>
          <table:table-cell office:value-type="string" calcext:value-type="string">
            <text:p>نفح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صِيغَةُ فَعَّال لِلْمُبَالَغَةِ). 1."رَجُلٌ نَفَّاحٌ" : كَثِيرُ الْمَعْرُوفِ وَالإِحْسَانِ وَالْعَطَاءِ. 2. "طَعْنَةٌ نَفَّاحَةٌ" : أَيْ تَدْفَعُ الدَّمَ بِشِدَّةٍ وَقُوَّةٍ. 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نَفَّاذٌ</text:p>
          </table:table-cell>
          <table:table-cell/>
          <table:table-cell office:value-type="string" calcext:value-type="string">
            <text:p>نفذ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صِيغَةُ فَعَّال لِلْمُبَالَغَةِ). 1."نَفَّاذٌ فِي إِنْجَازِ مَشَارِيعِهِ" : مَنْ يَسْهَرُ عَلَى إِنْجَازِ مَشَارِيعِهِ حَتَّى نِهَايَتِهَا. 2."صَوْتٌ نَفَّاذٌ" : صَوْتٌ مُخْتَرِقٌ. 3."عِطْرٌ نَفَّاذٌ" : رَائِحَتُهُ مُخْتَرِقَةٌ الأَجْوَاءَ. "اِنْتَشَرَتْ فِي الْحَمَّامِ عُطُورٌ شَرْقِيَّةٌ نَفَّاذَةٌ". (الطيب صالح).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نَفَّاعٌ</text:p>
          </table:table-cell>
          <table:table-cell/>
          <table:table-cell office:value-type="string" calcext:value-type="string">
            <text:p>نفع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صِيغَةُ فَعَّال لِلْمُبَالَغَةِ). "رَجُلٌ نَفَّاعٌ" : كَثِيرُ النَّفْعِ.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نَقَّاشٌ</text:p>
          </table:table-cell>
          <table:table-cell/>
          <table:table-cell office:value-type="string" calcext:value-type="string">
            <text:p>نقش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صِيغَةُ فَعَّال لِلْمُبَالَغَةِ). 1."نَقَّاشٌ مَاهِرٌ" : مَنْ يُزَيِّنُ الْخَشَبَ أَوِ الْمَعْدِنَ وَيُعَالِجُهُ بِالإِزْمِيلِ. "نَقَّاشُ الْخَشَبِ" "نَقَّاشُ الرُّخَامِ". نَقَّاشُ النُّحَاسِ". 2."اِمْرَأَةٌ نَقَّاشَةٌ" : الْمَرْأَةُ الَّتِي تَقُومُ بِنَقْشِ يدَيِ الْعَرُوسِ وَرِجْلَيْها بِالْحِنَّاءِ.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نَقَّاقٌ</text:p>
          </table:table-cell>
          <table:table-cell/>
          <table:table-cell office:value-type="string" calcext:value-type="string">
            <text:p>نقق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نَقَّاقٌ-نَقَّاقٌ، ةٌ [ن ق ق] (صِيغَةُ فَعَّال لِلْمُبَالَغَةِ). "ضِفْدَعٌ نَقَّاقٌ" : ضِفْدَعٌ يُكْثِرُ مِنَ النَّقِيقِ.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نَقَّالٌ</text:p>
          </table:table-cell>
          <table:table-cell/>
          <table:table-cell office:value-type="string" calcext:value-type="string">
            <text:p>نقل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صِيغَةُ فَعَّال لِلْمُبَالَغَةِ). 1."عَامِلٌ نَقَّالٌ" : حَمَّالٌ، أَيْ مَنْ يَنْقُلُ الْبَضَائِعَ أَوِ الْحَقَائِبَ مِنْ مَكَانٍ إِلَى آخَرَ. 2."بَائِعٌ نَقَّالٌ" : بَائِعٌ مُتَجَوِّلٌ. 3."هَاتِفٌ نَقَّالٌ " : أَيْ مَحْمُولٌ، يَنْقُلُهُ صَاحِبُهُ مَعَهُ.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نَكَّاتٌ</text:p>
          </table:table-cell>
          <table:table-cell/>
          <table:table-cell office:value-type="string" calcext:value-type="string">
            <text:p>نكت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صِيغَةُ فَعَّال لِلْمُبَالَغَةِ). 1."رَجُلٌ نَكَّاتٌ" : مَنْ يَرْوِي النُّكَتَ بِكَثْرَةٍ. 2."مُمَثِّلٌ نَكَّاتٌ" : مُمَثِّلٌ مُضْحِكٌ، سَاخِرٌ.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نَهَّابٌ</text:p>
          </table:table-cell>
          <table:table-cell/>
          <table:table-cell office:value-type="string" calcext:value-type="string">
            <text:p>نهب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صِيغَةُ فَعَّال لِلْمُبَالَغَةِ). "رَجُلٌ نَهَّابٌ" : رَجُلٌ كَثِيرُ النَّهْبِ.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نَوَّاحٌ</text:p>
          </table:table-cell>
          <table:table-cell/>
          <table:table-cell office:value-type="string" calcext:value-type="string">
            <text:p>نوح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صِيغَةُ فَعَّال لِلْمُبَالَغَةِ). "رَجُلٌ نَوَّاحٌ" : الَّذِي فِي بُكَائِه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نَوَّامٌ</text:p>
          </table:table-cell>
          <table:table-cell/>
          <table:table-cell office:value-type="string" calcext:value-type="string">
            <text:p>نوم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صِيغَةُ فَعَّال لِلْمُبَالَغَةِ). "رَجُلٌ نَوَّامٌ" : كَثِيرٌ النَّوْمِ.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هَتَّاتٌ</text:p>
          </table:table-cell>
          <table:table-cell/>
          <table:table-cell office:value-type="string" calcext:value-type="string">
            <text:p>هتت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هَتَّاتٌ-هَتَّاتٌ [هـ ت ت] (صِيغَةُ فَعَّال لِلْمُبَالَغَةِ). "خَطِيبٌ هَتَّاتٌ" : مِهْذَارٌ، كَثِيرُ الْكَلاَمِ.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هَجَّانٌ</text:p>
          </table:table-cell>
          <table:table-cell/>
          <table:table-cell office:value-type="string" calcext:value-type="string">
            <text:p>هجن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هَجَّانٌ-هَجَّانٌ، ةٌ [هـ ج ن] (صِيغَةُ فَعَّال لِلْمُبَالَغَةِ). "مُسَافِرٌ هَجَّانٌ" : يُحِبُّ الْهَجِينَ.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هَجَّاءٌ</text:p>
          </table:table-cell>
          <table:table-cell/>
          <table:table-cell office:value-type="string" calcext:value-type="string">
            <text:p>هجو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5"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z</text:p>
          </table:table-cell>
          <table:table-cell/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صِيغَةُ فَعَّال لِلْمُبَالَغَةِ). "شَاعِرٌ هَجَّاءٌ" : كَثِيرُ الْهَجْوِ.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هَجَّاءةٌ</text:p>
          </table:table-cell>
          <table:table-cell/>
          <table:table-cell office:value-type="string" calcext:value-type="string">
            <text:p>هجي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 table:number-columns-repeated="2"/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هَدَّاجٌ</text:p>
          </table:table-cell>
          <table:table-cell/>
          <table:table-cell office:value-type="string" calcext:value-type="string">
            <text:p>هدج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هَدَّاجٌ-هَدَّاجٌ [هـ د ج] (صِيغَةُ فَعَّال لِلْمُبَالَغَةِ). 1."رَجُلٌ هَدَّاجٌ" : يَمْشِي مُرْتَعِشاً مُتَثَاقِلاً فِي ضَعْفٍ. 2."ظَلِيمٌ هَدَّاجٌ" : يَمْشِي فِي ارْتِعَاشٍ.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هَدَّارٌ</text:p>
          </table:table-cell>
          <table:table-cell/>
          <table:table-cell office:value-type="string" calcext:value-type="string">
            <text:p>هدر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هَدَّارٌ-هَدَّارٌ، ةٌ [هـ د ر] (صِيغَةُ فَعَّال لِلْمُبَالَغَةِ). 1."صَوْتٌ هَدَّارٌ" : مُجَلْجِلٌ قَوِيٌّ. 2."مَطَرٌ هَدَّارٌ" : هَاطِلٌ بِقُوَّةٍ. 3."سَيْلٌ هَدَّارٌ" : مُنْدَفِعٌ بِقُوَّةٍ. 4."عَاصِفَةٌ هَدَّارَةٌ" : هَوْجَاءُ، عَنِيفَةٌ. 5."خَطِيبٌ هَدَّارٌ" : عَنِيفُ اللَّهْجَةِ وَالْكَلاَمِ. "يَلْقَانِي بِوَجْهٍ صَلْبٍ وَ لِسانٍ هَدَّارٍ". (التوحيدي).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هَذَّارٌ</text:p>
          </table:table-cell>
          <table:table-cell/>
          <table:table-cell office:value-type="string" calcext:value-type="string">
            <text:p>هذر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هَذَّارٌ-هَذَّارٌ [هـ ذ ر] (صِيغَةُ فَعَّال لِلْمُبَالَغَةِ). "رَجُلٌ 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هَرَّارٌ</text:p>
          </table:table-cell>
          <table:table-cell/>
          <table:table-cell office:value-type="string" calcext:value-type="string">
            <text:p>هرر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هَرَّارٌ-هَرَّارٌ [هـ ر ر] (صِيغَةُ فَعَّال لِلْمُبَالَغَةِ). "كَلْبٌ هَـرَّارٌ" : مُكَشِّرٌ عَنْ أَنْيَابِهِ.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هَرَّاسٌ</text:p>
          </table:table-cell>
          <table:table-cell/>
          <table:table-cell office:value-type="string" calcext:value-type="string">
            <text:p>هرس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هَرَّاسٌ-هَرَّاسٌ [هـ ر س] (صِيغَةُ فَعَّال لِلْمُبَالَغَةِ). : صَانِعُ، بَائِعُ الْهَرِيسَةِ.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هَضَّامٌ</text:p>
          </table:table-cell>
          <table:table-cell/>
          <table:table-cell office:value-type="string" calcext:value-type="string">
            <text:p>هضم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هَضَّامٌ-هَضَّامٌ [هـ ض م] (صِيغَةُ فَعَّال لِلْمُبَالَغَةِ). "دَوَاءٌ هَضَّامٌ" : دَوَاءٌ مُسَاعِدٌ عَلَى الْهَضْمِ.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هَطَّالٌ</text:p>
          </table:table-cell>
          <table:table-cell/>
          <table:table-cell office:value-type="string" calcext:value-type="string">
            <text:p>هطل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هَطَّالٌ-هَطَّالٌ [هـ ط ل] (صِيغَةُ فَعَّال لِلْمُبَ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هَفَّافٌ</text:p>
          </table:table-cell>
          <table:table-cell/>
          <table:table-cell office:value-type="string" calcext:value-type="string">
            <text:p>هفف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هَفَّافٌ-هَفَّافٌ، ةٌ [هـ ف ف] (صِيغَةُ فَعَّال لِلْمُبَالَغَةِ). 1."سَرَابٌ هَفَّافٌ" : بَرَّاقٌ. "ضَوْءٌ ه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هَمَّازٌ</text:p>
          </table:table-cell>
          <table:table-cell/>
          <table:table-cell office:value-type="string" calcext:value-type="string">
            <text:p>همز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هَمَّازٌ-هَمَّازٌ [هـ م ز] (صِيغَةُ فَعَّال لِلْمُبَالَغَةِ). "رَجُلٌ هَمَّـازٌ" : هُمَزَةٌ، أَي عَيَّابٌ وَطَعَّانٌ فِي أَعْرَاضِ النَّاسِ.القلم آية 11وَلاَ تُطِعْ كُلَّ حَلاَّفٍ مَهِينٍ، هَمَّازٍ مَشَّاءٍ بِنَمِيمٍ. (قرآن).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هَيَّابٌ</text:p>
          </table:table-cell>
          <table:table-cell/>
          <table:table-cell office:value-type="string" calcext:value-type="string">
            <text:p>هيب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صِيغَةُ فَعَّال لِلْمُبَالَغَةِ). "رَجُلٌ هَيَّابٌ" : خَائِفٌ، أَيْ يَنْظُرُ إِلَى الْأَشْيَاءِ فِي مَهَابَةٍ. "يَقْتَحِمُ الْمَخَاطِرَ غَيْرَ هَيَّابٍ".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وَثَّابٌ</text:p>
          </table:table-cell>
          <table:table-cell/>
          <table:table-cell office:value-type="string" calcext:value-type="string">
            <text:p>وثب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وِثَابٌ-وِثَابٌ [و ث ب] (مص. وَثَبَ). 1."وِثَابُ البَيْتِ" : فِرَاشُهُ. 2."وِثَابُ الفَصْلِ" : مَقَاعِدُهُ. 3."وِثَابُ الْمَلِكِ" : سَرِيرُهُ الخَاصُّ بِهِ يَجْلِسُ عَلَيْهِ.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وَجَّافٌ</text:p>
          </table:table-cell>
          <table:table-cell/>
          <table:table-cell office:value-type="string" calcext:value-type="string">
            <text:p>وجف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وَجَّافٌ-وَجَّافٌ [و ج ف] (صِيغَةُ فَعَّال لِلْمُبَالَغَةِ). "قَلْبٌ وَجَّافٌ" : خَفَّاقٌ.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وَشَّاءٌ</text:p>
          </table:table-cell>
          <table:table-cell/>
          <table:table-cell office:value-type="string" calcext:value-type="string">
            <text:p>وشي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5"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z</text:p>
          </table:table-cell>
          <table:table-cell/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وَشَّاءٌ-وَشَّاءٌ [و ش ي] (صِيغَةُ فَعَّال لِلْمُبَالَغَ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وَشَّاءة</text:p>
          </table:table-cell>
          <table:table-cell/>
          <table:table-cell office:value-type="string" calcext:value-type="string">
            <text:p>وشي</text:p>
          </table:table-cell>
          <table:table-cell table:number-columns-repeated="4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وَصَّافٌ</text:p>
          </table:table-cell>
          <table:table-cell/>
          <table:table-cell office:value-type="string" calcext:value-type="string">
            <text:p>وصف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وَصَّافٌ-وَصَّافٌ، ةٌ [و ص ف] (صِيغَةُ فَعَّال لِلْمُبَالَغَةِ). 1."شَاعِرٌ وَصَّافٌ" : عَارِفٌ بِالوَصْفِ. 2."طَبِيبٌ وَصَّافٌ" : مُتَمَكِّنٌ مِنْ تَشْخِيصِ الأَمْرَاضِ.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وَضَّاحٌ</text:p>
          </table:table-cell>
          <table:table-cell/>
          <table:table-cell office:value-type="string" calcext:value-type="string">
            <text:p>وضح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ِيغَةُ فَعَّال لِلْمُبَالَغَةِ). 1."لَوْنٌ وَضَّاحٌ" : أَبْيَضُ، نَاصِعٌ. 2."وَجْهٌ وَضَّاحٌ" : حَسَنٌ، مُشْرِقٌ، مُتَلَأْلِئ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وَقَّادٌ</text:p>
          </table:table-cell>
          <table:table-cell/>
          <table:table-cell office:value-type="string" calcext:value-type="string">
            <text:p>وقد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ِيغَةُ فَعَّال لِلْمُبَالَغَةِ). 1."نَجْمٌ وَقَّادٌ" : شَدِيدُ اللَّمَعَانِ. 2."ذِهْنٌ وَقَّادٌ" : سَرِيعُ الذَّكَاءِ.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وَهَّابٌ</text:p>
          </table:table-cell>
          <table:table-cell/>
          <table:table-cell office:value-type="string" calcext:value-type="string">
            <text:p>وهب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وَهَّابٌ-وَهَّابٌ [و هـ ب] (صِيغَةُ فَعَّال لِلْمُبَالَغَةِ). 1."هُوَ اللَّهُ الوَهَّابُ" : مِنْ أَسْمَاءِ اللَّهِ الْحُسْنَى، أَي الَّذ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وَهَّاجٌ</text:p>
          </table:table-cell>
          <table:table-cell/>
          <table:table-cell office:value-type="string" calcext:value-type="string">
            <text:p>وهج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وَهَّاجٌ-وَهَّاجٌ، ةٌ [و هـ ج] (صِيغَةُ فَعَّال لِلْمُبَالَغَةِ). 1."نُورٌ وَهَّاجٌ" : شَدِيدُ الوَهَجِ. 2."نَجْمٌ وَهَّاجٌ" : وَقَّادٌ، سَاطِعٌ. "الشَّمْسُ مُشْرِقَةٌ فِي كَبِدِ السَّمَاءِ وَهَّاجَةٌ كَعَادَتِهَا فِي مُدُ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شَوَّافٌ</text:p>
          </table:table-cell>
          <table:table-cell/>
          <table:table-cell office:value-type="string" calcext:value-type="string">
            <text:p>شواف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ج: ـون، ـات. (صِيغَةُ فَعَّال لِلْمُبَالَغَةِ). 1."رَجُلٌ شَوَّافٌ" : حادُّ البَصَرِ. "كَانَ الشَّوَّافُ الوَحِيدُ عَلَى ظَهْرِ البَاخِرَةِ قَدْ لَمَحَ مَنَارَ الْمِينَاءِ عَلَى مَسَافَةٍ بَعِيدَةٍ". 2."وَأَخِيرًا فَهِمَتْ أَنَّ الشَّوَّافَ لَمْ يُفِدْهَا بِشَيْءٍ": مَنْ يَدَّعِي العِلْمَ بِالغَيْبِ وَمَعْرِفَةَ مَا سَيَحْدُثُ مُسْتَقْبَلاً.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سَجَّانٌ</text:p>
          </table:table-cell>
          <table:table-cell/>
          <table:table-cell office:value-type="string" calcext:value-type="string">
            <text:p>سجن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سَجَّانٌ-سَجَّانٌ [س ج ن] (صِيغَةُ فَعَّال لِلْمُبَالَغة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مَيَّاسٌ</text:p>
          </table:table-cell>
          <table:table-cell/>
          <table:table-cell office:value-type="string" calcext:value-type="string">
            <text:p>ميس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مَيَّاسٌ-مَيَّاسٌ [م ي س] (صِيغَةُ فَعَّال لِلْمُبَالغَةِ). 1."غُصْنٌ مَيَّاسٌ": مَائِلٌ. 2."رَجُلٌ مَيَّاسٌ" : مُخْتَالٌ، مُتَبَخْتِرٌ.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أكَّالٌ</text:p>
          </table:table-cell>
          <table:table-cell/>
          <table:table-cell office:value-type="string" calcext:value-type="string">
            <text:p>ءكل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صِيغَةُ فَعَّال لِلْمُبالَغَةِ). 1."تَجَنَّبَ الأكْلَ مَعَ أكَّالٍ" : الرَّجُلُ الشَّرِهُ، كَثِيرُ الأكْلِ. 2.المائدة آية 42سَمَّاعُونَ للِكَذِبِ أكَّالُونَ للِسُّحْتِ (قرآن) :الأكْلُ بِنَهمٍ للطَّعَامِ الحَرَامِ.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بَهَّاتٌ</text:p>
          </table:table-cell>
          <table:table-cell/>
          <table:table-cell office:value-type="string" calcext:value-type="string">
            <text:p>بهت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بُهُت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صِيغَةُ فَعَّال لِلْمُبالَغَةِ). "وَلَدٌ بَهّاتٌ" : كَذّابٌ، أي يَفْتَرِي على النّاسِ وَيَتَقَوَّلُ عَلَيْهِمْ. "ضَجَّ النَّاسُ مِنْ كَذِبِهِ وَبُهْتَانِهِ فَسَمَّوْهُ بِالبَهَّاتِ".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حَسَّادٌ</text:p>
          </table:table-cell>
          <table:table-cell/>
          <table:table-cell office:value-type="string" calcext:value-type="string">
            <text:p>حسد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صِيغَةُ فَعَّال لِلْمُبالَغَةِ). "عَرَفَهُ حَسَّاداً" : حَسوداً، كَثيرَ الحَسَدِ والغَيْرَةِ.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حَسَّاسٌ</text:p>
          </table:table-cell>
          <table:table-cell/>
          <table:table-cell office:value-type="string" calcext:value-type="string">
            <text:p>حسس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صِيغَةُ فَعَّال لِلْمُبالَغَةِ). 1."هُوَ حَسَّاسٌ" : شَدِيدُ الإِحْسَاسِ وَالتَّأثُّرِ بِالعَوَارِضِ الخَارِجِيَّةِ. 2."ضَرَبَهُ فِي مَوْضِعٍ حَسَّاسٍ" : الْمَوْضِعُ الَّذِي يَتَأثَّرُ بِهِ أكْثَرَ مِنْ غَيْرِهِ كَالجِهَازِ التَّنَاسُلِيِّ. 3. "تَعَرَّضَ لمِوْضُوعٍ حَسَّاسٍ" : مَوْضُوع يُثِيرُ الانْفِعَالَ وَالتَّأثُّرَ. 4. "وَرَقٌ حَسَّاسٌ" : وَرَقٌ لِلتَّصْوِيرِ سَرِيعُ التَّأثُّرِ بِالضَّوْءِ.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حَشَّاشٌ</text:p>
          </table:table-cell>
          <table:table-cell/>
          <table:table-cell office:value-type="string" calcext:value-type="string">
            <text:p>حشش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صِيغَةُ فَعَّال لِلْمُبالَغَةِ). 1."أُلْقِيَ القَبْضُ عَلَى الْحَشَّاشِ" : مَنْ يَبِيعُ الحَشِيشَ أوْ يَشْربُهُ أوْ يُدَخِّنُهُ. 2.: جامِعُ الحَشِيشِ أَوْ قَاطِعُهُ أو بائِعُهُ.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حَفَّافٌ</text:p>
          </table:table-cell>
          <table:table-cell/>
          <table:table-cell office:value-type="string" calcext:value-type="string">
            <text:p>حفف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حَفَّافٌ-حَفَّافٌ [ح ف ف] (صِيغَةُ فَعَّال لِلْمُبالَغَةِ). 1."حَفَّافُ الحَيِّ" : الحَلاَّقُ، أي الَّذِي يَحُفُّ الشَّعْرَ. 2.: اللَّحْمُ اللَّيِّنُ الَّذِي في أسْفَلِ الحَنَكِ إلَى اللَّهَاةِ.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حَمَّالٌ</text:p>
          </table:table-cell>
          <table:table-cell/>
          <table:table-cell office:value-type="string" calcext:value-type="string">
            <text:p>حمل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صِيغَةُ فَعَّال لِلْمُبالَغَةِ). يَنْتَظِرُ الحَمَّالُونَ وَصُولَ القِطَارِ" : مَنْ يَحْمِلُ الحَقَائِبَ وَالأَحْمَالَ فِي الْمَحَطَّاتِ أوِ الأَسْواقِ.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ذَوَّادٌ</text:p>
          </table:table-cell>
          <table:table-cell/>
          <table:table-cell office:value-type="string" calcext:value-type="string">
            <text:p>ذود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ذَوَّادٌ-ذَوَّادٌ [ذ و د] (صِيغَةُ فَعَّال لِلْمُبالَغَةِ)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رَبَّاعٌ</text:p>
          </table:table-cell>
          <table:table-cell/>
          <table:table-cell office:value-type="string" calcext:value-type="string">
            <text:p>ربع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رَبَّاعٌ-رَبَّاعٌ [ر ب ع] (صِيغَةُ فَعَّال لِلْمُبالَغَةِ). 1."فَلاَّحٌ رَبَّاعٌ" : كَثِيرُ شِراءِ الرُّبُوعِ، أي الدُّور.. 2."رِيَاضِيٌّ رَبَّاعٌ" : رِيَاضِيٌّ يَحْمِلُ الأَثْقَالَ امْتِحَاناً لِقُوَّتِهِ.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رَجَّازٌ</text:p>
          </table:table-cell>
          <table:table-cell/>
          <table:table-cell office:value-type="string" calcext:value-type="string">
            <text:p>رجز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رَجَّازٌ-رَجَّازٌ [ر ج ز] (صِيغَةُ فَعَّال لِلْمُبالَغَةِ). "شَاعِرٌ رَجَّازٌ": رَاجِزٌ، أَي يَنْظِمُ الرَّجَزَ.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رَحَّالٌ</text:p>
          </table:table-cell>
          <table:table-cell/>
          <table:table-cell office:value-type="string" calcext:value-type="string">
            <text:p>رحل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صِيغَةُ فَعَّال لِلْمُبالَغَةِ). "رَجُلٌ رَحَّالٌ" : كَثِيرُ الرَّحِيلِ.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رَضّاعٌ</text:p>
          </table:table-cell>
          <table:table-cell/>
          <table:table-cell office:value-type="string" calcext:value-type="string">
            <text:p>رضع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رِضاعٌ-رِضاعٌ [ر ض ع] (مص. رَضَعَ). 1."ما يَزالُ الطِّفْلُ في سِنِّ الرِّضاعِ" : ما يَزالُ في مَرْحَلَةِ الرَّضاعَةِ. 2."بَيْنَهُما رِضاعُ اللَّبَنِ" : أَيْ هُما إِخْوَةٌ مِنَ الرَّضاعَةِ.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رَعَّادٌ</text:p>
          </table:table-cell>
          <table:table-cell/>
          <table:table-cell office:value-type="string" calcext:value-type="string">
            <text:p>رعد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رَعَّادٌ-رَعَّادٌ، ةٌ [ر ع د] (صِيغَةُ فَعَّال لِلْمُبالَغَةِ). 1."رَجُلٌ رَعّادٌ" : كَثيرُ الكَلامِ. 2."سَحابَةٌ رَعَّادَةٌ" : كَثيرَةُ الرَّعْدِ. 3. : قَذيفَةٌ مَحْشُوَّةٌ بِالْمُتَفَجِّراتِ تُطْلِقُها الغَوَّاصاتُ الحَرْبِيَّةُ تَحْتَ الماءِ. 4. : نَوْعُ مِنَ السَّمَكِ، رَعَّاشٌ.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رَغَّاءٌ</text:p>
          </table:table-cell>
          <table:table-cell/>
          <table:table-cell office:value-type="string" calcext:value-type="string">
            <text:p>رغو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5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 table:number-columns-repeated="2"/>
          <table:table-cell office:value-type="string" calcext:value-type="string">
            <text:p>Dz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رُغاءٌ-رُغاءٌ [ر غ و] (مص. رَغا). 1."اِشْتَدَّ رُغاءُ الإِبِلِ" : صَوْتُها، وصَوْتُ حَيَواناتٍ أُخْرى،كما يُطْلَقَ على غَيْرِهِ مِنَ الأَصْواتِ. "سَمِعْتُ رُغاءَ الرَّعْدِ" : أَزيزٌ، رَزيزٌ، دَوِيٌّ. 2."أَتاهُ خَيْرٌ لَهُ رُغاءٌ" : كَثيرٌ.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رَغَّاءة</text:p>
          </table:table-cell>
          <table:table-cell/>
          <table:table-cell office:value-type="string" calcext:value-type="string">
            <text:p>رغي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 table:number-columns-repeated="2"/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رَقَّاصٌ</text:p>
          </table:table-cell>
          <table:table-cell/>
          <table:table-cell office:value-type="string" calcext:value-type="string">
            <text:p>رقص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رَقَّاصٌ-رَقَّاصٌ، ةٌ [ر ق ص] (صِيغَةُ فَعَّال لِلْمُبالَغَةِ). 1."رَقَّاصٌ ماهِرٌ" : مَنْ يُتْقِنُ الرَّقْصَ وَيَحْتَرِفُهُ. "أَدَّتِ الرَّقَّاصَةُ رَقْصَةً شَرْقِيَّةً". 2."يُتابِعُ حَرَكاتِ رَقَّاصِ السَّاعَةِ" : جِسْمٌ آلِيٌّ في قَلْبِ السَّاعَةِ الحائِطِيَّةِ يَتَحَرَّكُ شِمالاً وَيَميناً، نَوَّاسٌ.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رَنَّانٌ</text:p>
          </table:table-cell>
          <table:table-cell/>
          <table:table-cell office:value-type="string" calcext:value-type="string">
            <text:p>رنن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رَنَّانٌ-رَنَّانٌ [ر ن ن] (صِيغَةُ فَعَّال لِلْمُبالَغَةِ). "طَبْلٌ رَنَّانٌ" : طَنَّانٌ، داوٍ.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زَحَّارٌ</text:p>
          </table:table-cell>
          <table:table-cell/>
          <table:table-cell office:value-type="string" calcext:value-type="string">
            <text:p>زحر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زَحَّارٌ-زَحَّارٌ[ز ح ر] (صِيغَةُ فَعَّال لِلْمُبالَغَةِ). "رَجُلٌ زَحَّارٌ": بَخيلٌ يَئِنُّ عِنْدَ السُّؤالِ.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زَحَّافٌ</text:p>
          </table:table-cell>
          <table:table-cell/>
          <table:table-cell office:value-type="string" calcext:value-type="string">
            <text:p>زحف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صِيغَةُ فَعَّال لِلْمُبالَغَةِ). 1."رَجُلٌ زَحَّافٌ" : مَنْ يَدِبُّ على رُكْبَتَيْهِ وَيَدَيْهِ. 2."حَيَوانٌ زَحَّافٌ" : كُلَّ حَيَوانٍ يَمْشِي على بَطْنِهِ. 3."زَحَّافَتا التَّزَحْلُقِ" : خَشَبَتانِ طَويلَتانِ تُشَدَّانِ في الرِّجْلَيْنِ لِلتَّزَحْلُقِ على الْجَليدِ.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زَرَّاعٌ</text:p>
          </table:table-cell>
          <table:table-cell/>
          <table:table-cell office:value-type="string" calcext:value-type="string">
            <text:p>زرع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صِيغَةُ فَعَّال لِلْمُبالَغَةِ). 1."اِنْتَشَرَ الزَّرَّاعونَ في الحُقولِ يَزْرَعونَ الْحُبوبَ بَعْدَ نُزولِ الْمَطَرِ" : مَنْ يَزْرَعُ الْحُبوبَ. 2."زَرَّاعٌ بَيْنَ النَّاسِ" : نَمَّامٌ.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زَهَّادٌ</text:p>
          </table:table-cell>
          <table:table-cell/>
          <table:table-cell office:value-type="string" calcext:value-type="string">
            <text:p>زهد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زَهَّادٌ-زَهَّادٌ، ةٌ[ز هـ د] (صِيغَةُ فَعَّال لِلْمُبالَغَةِ). "رَجُلٌ زَهَّادٌ" : كَثيرُ الزُّهْدِ.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زَوَّارٌ</text:p>
          </table:table-cell>
          <table:table-cell/>
          <table:table-cell office:value-type="string" calcext:value-type="string">
            <text:p>زور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زَوَّارٌ-زَوَّارٌ[ز و ر] (صِيغَةُ فَعَّال لِلْمُبالَغَةِ). "رَجُلٌ زَوَّارٌ" : كثيرُ الزِّيارةِ.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سَبَّاحٌ</text:p>
          </table:table-cell>
          <table:table-cell/>
          <table:table-cell office:value-type="string" calcext:value-type="string">
            <text:p>سبح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صِيغَةُ فَعَّال لِلْمُبالَغَةِ). "إنَّهُ سَبَّاحٌ مَاهِرٌ" : مَنْ يُتْقِنُ السِّبَاحَةَ.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سَحَّارٌ</text:p>
          </table:table-cell>
          <table:table-cell/>
          <table:table-cell office:value-type="string" calcext:value-type="string">
            <text:p>سحر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صِيغَةُ فَعَّال لِلْمُبالَغَةِ). "وَقَفَ مَذْهُولاً أمَامَ السَّحَّارِ" : السَّاحِرُ، مَنْ يَدَّعِي الإِتْيَانَ بِالغَرَائِبِ وَالعَجَائِبِ تَمْويهاً وَيُزَاوِلُ السِّحْرَ.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سَمَّاعٌ</text:p>
          </table:table-cell>
          <table:table-cell/>
          <table:table-cell office:value-type="string" calcext:value-type="string">
            <text:p>سمع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سَمَّاعٌ-سَمَّاعٌ، ةٌ [س م ع] (صِيغَةُ فَعَّال لِلْمُبالَغَةِ). 1. "رَجُلٌ سَمَّاعٌ" :كَثيرُ السَّمَاعِ. "أُذْنٌ سَمَّاعَةٌ". 2. "وَلَدٌ سَمَّاعٌ": مُطِيعٌ. 3. "عَرفُوهُ سَمَّاعاً" : جَاسُوساً.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سَيَّالٌ</text:p>
          </table:table-cell>
          <table:table-cell/>
          <table:table-cell office:value-type="string" calcext:value-type="string">
            <text:p>سيل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سَيَّالٌ-سَيَّالٌ [س ي ل] (صِيغَةُ فَعَّال لِلْمُبالَغَةِ). 1."لَهُ قَلَمٌ سَيَّالٌ" : قَلَمٌ فَيَّاضٌ. 2."شَلاَّلٌ سَيَّالٌ" : شَديدُ السَّيْلِ. "مَنافِعُ العالَمِ نَتائِجُ أَرْبَعَةِ أَرْكانٍ: نارٌ يابِسَةٌ حارَّةٌ، وَماءٌ بارِدٌ سَيَّالٌ، وَأَرْضٌ بارِدَةٌ 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طَبَّاخٌ</text:p>
          </table:table-cell>
          <table:table-cell/>
          <table:table-cell office:value-type="string" calcext:value-type="string">
            <text:p>طبخ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صِيغَةُ فَعَّال لِلْمُبالَغَةِ). "طَبَّاخَةٌ مَاهِرَةٌ" : طَاهِيَةٌ، مَنْ تُحَضِّرُ الطَّبْخَ.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عَسَّاسٌ</text:p>
          </table:table-cell>
          <table:table-cell/>
          <table:table-cell office:value-type="string" calcext:value-type="string">
            <text:p>عسس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عَسَّاسٌ-عَسَّاسٌ [ع س س] (صِيغَةُ فَعَّال لِلْمُبالَغَةِ). "يَقْضِي اللَّيْلَ عَسَّاساً" : مُرَاقِباً طَائِفاً بِاللَّيْلِ يَكْشِفُ عَنْ أَهْلِ الرِّيبَةِ وَاللُّصُوصِ.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قَوَّامٌ</text:p>
          </table:table-cell>
          <table:table-cell/>
          <table:table-cell office:value-type="string" calcext:value-type="string">
            <text:p>قوم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قَوَّامٌ-قَوَّامٌ [ق و م] (صِيغَةُ فَعَّال لِلْمُبالَغَةِ). 1."رَبُّ الدَّارِ قَوَّامٌ بِشُؤُونِهِ" : مُتَكَفِّلٌ بِهَا. 2."شَابٌّ قَوَّامٌ" : حَسَنُ القَامَةِ. 3."هُوَ قَوَّامُهُمْ" : أَمِيرُهُمْ.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حَرَّابٌ</text:p>
          </table:table-cell>
          <table:table-cell/>
          <table:table-cell office:value-type="string" calcext:value-type="string">
            <text:p>حرب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حَرَّابٌ-حَرَّابٌ [ح ر ب] (صِيغَةُ فَعَّال لِلْمُبالَغة). 1."حَرَّابُ القَوْمِ" : بائِعُ الحِرابِ. 2."مُحارِبٌ حَرَّابٌ" : حامِلُ الحَرْبَةِ.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سَبَّاقٌ</text:p>
          </table:table-cell>
          <table:table-cell/>
          <table:table-cell office:value-type="string" calcext:value-type="string">
            <text:p>سبق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صِيغَةُ فَعَّال لِلمُبَالَغَةِ). 1."سَبَّاقٌ إلَى أعْمَالِ الخَيْرِ" : مَنْ يُسْرِعُ إلَى أعْمَالِ الخَيْرِ،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شَحَّاذٌ</text:p>
          </table:table-cell>
          <table:table-cell/>
          <table:table-cell office:value-type="string" calcext:value-type="string">
            <text:p>شحذ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صِيغَةُ فَعَّال للمُبَالَغَةِ). "سَمِعَ صَوْتَ الشَّحَّاذِ خَلْفَ البَابِ" : الْمُتَسَوِّلِ، الْمُسْتَعْطِي.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قَبَّاضٌ</text:p>
          </table:table-cell>
          <table:table-cell/>
          <table:table-cell office:value-type="string" calcext:value-type="string">
            <text:p>قبض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صِيغَةُ فَعَّال للمُبَالَغَةِ). "رَجُلٌ قَبَّاضٌ" : شَدِيدُ القَبْضِ، أَو سَرِيعُ السَّوْقِ.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قَدَّامٌ</text:p>
          </table:table-cell>
          <table:table-cell/>
          <table:table-cell office:value-type="string" calcext:value-type="string">
            <text:p>قدم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قَدَّامٌ-قَدَّامٌ [ق د م] (صِيغَةُ فَعَّال للمُبَالَغَةِ). "هُوَ قَدَّامُ قَوْمِهِ": أَي يَتَقَدَّمُهُمْ شَرَفاً وزَعامَةً، سَيِّدُهُمْ.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نَقَّادٌ</text:p>
          </table:table-cell>
          <table:table-cell/>
          <table:table-cell office:value-type="string" calcext:value-type="string">
            <text:p>نقد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نَقَّادٌ-نَقَّادٌ [ن ق د] (صِيغَةُ فَعَّال للمُبَالَغَةِ). 1."نَقَّادٌ مُحْتَرِفٌ" : مَنْ يَنْقُدُ الدَّرَاهِمَ. 2."نَقَّادُ الغَنَمِ" : رَاعِيهَا أَوْ صَاحِبُهَا.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عَيَّانٌ</text:p>
          </table:table-cell>
          <table:table-cell/>
          <table:table-cell office:value-type="string" calcext:value-type="string">
            <text:p>عين</text:p>
          </table:table-cell>
          <table:table-cell office:value-type="string" calcext:value-type="string">
            <text:p>فَعَّالٌ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عِيَانٌ-عِيَانٌ [ع ي ن] (مص. عَايَنَ). 1. "لَقِيتُهُ عِيَاناً" : لَقِيتُهُ مُشَاهَدَةً، أَيْ لَمْ أَشُكَّ فِي رُؤْيَتِي إِيَّاهُ. "ظَهَرَ لِلْعِيَانِ" "لَيْسَ الْخَبَرُ كَالْعِيَانِ". (مثل). 2."شَاهِدُ عِيَانٍ" : شَاهِدٌ عَيْنِيٌّ ثَابِتٌ، مَنْ رَأَى الحَدَثَ مُعَايَنَةً، مُشَاهَدَةً وَيَشْهَدُ بِذَلِكَ. "مَا يَنْبَغِي لأَحَدٍ أَنْ يُسِيءَ ظَنَّهُ بِأَحَدٍ إِلاَّ بَعْدَ الْخِبْرَةِ وَالْعِيَانِ". (التوحيدي). 3."عِيَانُ الْمِحْرَاثِ" : سِكَّتُهُ، حَدِيدَةُ الْمِحْرَاثِ.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فَتَّاحٌ</text:p>
          </table:table-cell>
          <table:table-cell/>
          <table:table-cell office:value-type="string" calcext:value-type="string">
            <text:p>فتح</text:p>
          </table:table-cell>
          <table:table-cell office:value-type="string" calcext:value-type="string">
            <text:p>فَعَّالٌ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فَتَّاحٌ-فَتَّاحٌ [ف ت ح] (صِيغَةُ فَعَّالٌ لِلْمُبَالَغَةِ). 1."هُوَ اللَّهُ الْفَتَّاحُ" : مِنْ أَسْمَاءِ اللَّهِ الْحُسْنَى، إِذْ هُوَ الَّذِي يَفْتَحُ أَبْوَابَ الرِّزْقِ وَالرَّحْمَةِ لِعِبَادِهِ وَهُوَ الْحَاكِمُ. 2."عَبْدُ الْفَتَّاحِ" : اِسْمُ عَلَمٍ مُرَكَّبٌ.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فَتَّانٌ</text:p>
          </table:table-cell>
          <table:table-cell/>
          <table:table-cell office:value-type="string" calcext:value-type="string">
            <text:p>فتن</text:p>
          </table:table-cell>
          <table:table-cell office:value-type="string" calcext:value-type="string">
            <text:p>فَعَّالٌ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فَتَّانٌ-فَتَّانٌ، ةٌ [ف ت ن] (صِيغَةُ فَعَّالٌ لِلْمُبَالَغَةِ). 1."جَمَالٌ فَتَّانٌ" : فَاتِنٌ، آسِرٌ، سَاحِرٌ، جَذَّابٌ، مُثِيرٌ. "اِرْتَدَتْ لِبَاساً فَتَّاناً" "مَناَظِرُ طَبِيعِيَّةٌ فَتَّانَةٌ". 2.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نَشَّالٌ</text:p>
          </table:table-cell>
          <table:table-cell/>
          <table:table-cell office:value-type="string" calcext:value-type="string">
            <text:p>نشل</text:p>
          </table:table-cell>
          <table:table-cell office:value-type="string" calcext:value-type="string">
            <text:p>فَعَّالٌ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صِيغَةُ فَعَّالٌ لِلْمُبَالَغَةِ). "رَجُلٌ نَشَّالٌ" : كَثِيرُ النَّشْلِ، اللِّصُّ الَّذِي يَخْتَلِسُ مَا يَحْمِلُهُ النَّاسُ مِنْ أَمْوَالٍ وَحُلِيٍّ.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نَفَّاثٌ</text:p>
          </table:table-cell>
          <table:table-cell/>
          <table:table-cell office:value-type="string" calcext:value-type="string">
            <text:p>نفث</text:p>
          </table:table-cell>
          <table:table-cell office:value-type="string" calcext:value-type="string">
            <text:p>فَعَّالٌ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صِيغَةُ فَعَّالٌ لِلْمُبَالَغَةِ). 1."رَجُلٌ نَفَّاثٌ" : سَاحِرٌ.الفلق آية 4وَمِنْ شَرِّ النَّفَّاثَاتِ فِي الْعُقَدِ (قرآن) : أَيِ السَّاحِرَاتِ. 2."الْمُحَرِّكُ النَّفَّاثُ" : مُحَرِّكٌ قَوِيٌّ يَنْفُثُ الْمَحْرُوقَاتِ وَيَدْفَعُ الطَّائِرَةَ أَوِ الصَّارُوخَ أَوْ نَحْوَهُمَا فِي الْجِهَةِ الْمُعَاكِسَةِ. 3."طَائِرَةٌ نَفَّاثَةٌ": طَائِرَةٌ سَرِيعَةٌ يُحَرِّكُهَا مُحَرِّكٌ نَفَّاثٌ.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وَعَّاظٌ</text:p>
          </table:table-cell>
          <table:table-cell/>
          <table:table-cell office:value-type="string" calcext:value-type="string">
            <text:p>وعظ</text:p>
          </table:table-cell>
          <table:table-cell office:value-type="string" calcext:value-type="string">
            <text:p>فَعَّالٌ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صِيغَةُ فَعَّالٌ لِلْمُبَالَغَةِ). "فَقِيهٌ وَعَّاظٌ" : كَثِيرُ الوَعْظِ.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خَتَّالٌ</text:p>
          </table:table-cell>
          <table:table-cell/>
          <table:table-cell office:value-type="string" calcext:value-type="string">
            <text:p>ختل</text:p>
          </table:table-cell>
          <table:table-cell office:value-type="string" calcext:value-type="string">
            <text:p>فَعَّالٍ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خَتَّالٌ-خَتَّالٌ [خ ت ل] (صِيغَةُ فَعَّالٍ لِ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خَطَّابٌ</text:p>
          </table:table-cell>
          <table:table-cell/>
          <table:table-cell office:value-type="string" calcext:value-type="string">
            <text:p>خطب</text:p>
          </table:table-cell>
          <table:table-cell office:value-type="string" calcext:value-type="string">
            <text:p>فَعَّالٍ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خَطَّابٌ-خَطَّابٌ، ةٌ [خ ط ب] (صِيغَةُ فَعَّالٍ لِلْمُبَالَغَةِ). "خَطِيبٌ خَطَّابٌ" : رَجُلٌ كَثِيرُ الْخُطْبَةِ.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خَطَّارٌ</text:p>
          </table:table-cell>
          <table:table-cell/>
          <table:table-cell office:value-type="string" calcext:value-type="string">
            <text:p>خطر</text:p>
          </table:table-cell>
          <table:table-cell office:value-type="string" calcext:value-type="string">
            <text:p>فَعَّالٍ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خَطَّارٌ-خَطَّارٌ [خ ط ر] (صِيغَةُ فَعَّالٍ لِلْمُبَالَغَةِ). 1.: مِقْلاَعٌ. 2.: مَنْجَنِيقٌ. 3.: الرُّمْحُ. 4.: الطَّعَّانُ بِالرُّمْحِ. 5.: دُهْنٌ يُتَّخَذُ مِنَ الزَّيْتِ بِأَفَاوِيهِ الطِّيبِ. 6. "مِسْكٌ خَطَّارٌ" : نَفَّاحٌ.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خَطَّاطٌ</text:p>
          </table:table-cell>
          <table:table-cell/>
          <table:table-cell office:value-type="string" calcext:value-type="string">
            <text:p>خطط</text:p>
          </table:table-cell>
          <table:table-cell office:value-type="string" calcext:value-type="string">
            <text:p>فَعَّالٍ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خَطَّاطٌ-خَطَّاطٌ [خ ط ط] (صِيغَةُ فَعَّالٍ لِلْمُبَالَغَةِ). "خَطَّاطٌ مَاهِرٌ" : العَارِفُ بِفَنِّ الْخَطِّ وَإِجَادَتِهِ.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خَوَّاضٌ</text:p>
          </table:table-cell>
          <table:table-cell/>
          <table:table-cell office:value-type="string" calcext:value-type="string">
            <text:p>خوض</text:p>
          </table:table-cell>
          <table:table-cell office:value-type="string" calcext:value-type="string">
            <text:p>فَعَّالٍ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خَوَّاضٌ-خَوَّاضٌ [خ و ض] (صِيغَةُ فَعَّالٍ لِلْمُبَالَغَةِ). "إِنَّهُ خَوَّاضٌ" : مَنْ يُحِبُّ الخَوْضَ فِي الْمَاءِ العَكِرِ أوِ الخَوْضَ فِي الْمَعَارِكِ أوْ مَنْ يَخْلُقُ مَشَاكِلَ لِغَيْرِهِ.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خَوَّافٌ</text:p>
          </table:table-cell>
          <table:table-cell/>
          <table:table-cell office:value-type="string" calcext:value-type="string">
            <text:p>خوف</text:p>
          </table:table-cell>
          <table:table-cell office:value-type="string" calcext:value-type="string">
            <text:p>فَعَّالٍ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خَوَّافٌ-خَوَّافٌ [خ و ف] (صِيغَةُ فَعَّالٍ لِلْمُبَالَغَةِ). "وَلَدٌ خَوَّافٌ" : شَدِيدُ الخَوْفِ.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خَوَّانٌ</text:p>
          </table:table-cell>
          <table:table-cell/>
          <table:table-cell office:value-type="string" calcext:value-type="string">
            <text:p>خون</text:p>
          </table:table-cell>
          <table:table-cell office:value-type="string" calcext:value-type="string">
            <text:p>فَعَّالٍ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خَوَّانٌ-خَوَّانٌ [خ و ن] (صِيغَةُ فَعَّالٍ لِلْمُبَالَغَةِ). "رَجُلٌ خَوَّانٌ": كَثِيرُ الخِيَانَةِ.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دَجَّالٌ</text:p>
          </table:table-cell>
          <table:table-cell/>
          <table:table-cell office:value-type="string" calcext:value-type="string">
            <text:p>دجل</text:p>
          </table:table-cell>
          <table:table-cell office:value-type="string" calcext:value-type="string">
            <text:p>فَعَّالٍ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صِيغَةُ فَعَّالٍ لِلْمُبَالَغَةِ). "رَجُلٌ دَجَّالٌ" :كَذَّابٌ، خَدَّاعٌ.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دَعَّابٌ</text:p>
          </table:table-cell>
          <table:table-cell/>
          <table:table-cell office:value-type="string" calcext:value-type="string">
            <text:p>دعب</text:p>
          </table:table-cell>
          <table:table-cell office:value-type="string" calcext:value-type="string">
            <text:p>فَعَّالٍ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دَعَّابٌ-دَعَّابٌ، ةٌ [د ع ب] (صِيغَةُ فَعَّالٍ لِلْمُبَالَغَةِ). "رَجُلٌ دَعَّابٌ" : مُبَالِغٌ فِي اللَّعِبِ وَالْمُزَاحِ، كَثِيرُ الْمُدَاعَبَةِ.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سَتَّارٌ</text:p>
          </table:table-cell>
          <table:table-cell/>
          <table:table-cell office:value-type="string" calcext:value-type="string">
            <text:p>ستر</text:p>
          </table:table-cell>
          <table:table-cell office:value-type="string" calcext:value-type="string">
            <text:p>فَعَّالٍ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سَتَّارٌ-سَتَّارٌ [س ت ر] (صِيغَةُ فَعَّالٍ لِلْمُبَالَغَةِ). "هُوَ اللَّهُ السَّتَّارُ" : اِسْمٌ مِنْ أسْمَاءِ اللَّهِ الحُسْنَى وَصِفَةٌ مِنْ صِفَاتِهِ بِمَعْنَى الحَامِي. 2. "عَبْدُ السَّتَّارِ" : اِسْمُ عَلَمٍ مُرَكَّبٌ.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سَقَّاطٌ</text:p>
          </table:table-cell>
          <table:table-cell/>
          <table:table-cell office:value-type="string" calcext:value-type="string">
            <text:p>سقط</text:p>
          </table:table-cell>
          <table:table-cell office:value-type="string" calcext:value-type="string">
            <text:p>فَعَّالٍ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سَقَّاطٌ-سَقَّاطٌ، ةٌ [س ق ط] (صِيغَةُ فَعَّالٍ لِلْمُبَالَغَةِ). 1."اِمْرَأةٌ سَقَّاطَةٌ" : كَثِيرَةُ السُّقُوطِ. 2. : 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فَعَّالٌ</text:p>
          </table:table-cell>
          <table:table-cell/>
          <table:table-cell office:value-type="string" calcext:value-type="string">
            <text:p>فعل</text:p>
          </table:table-cell>
          <table:table-cell office:value-type="string" calcext:value-type="string">
            <text:p>فَعَّالٍ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فَعَّالٌ-فَعَّالٌ، ةٌ [ف ع ل] (صِيغَةُ فَعَّالٍ لِلْمُبَالَغَةِ). 1."دَوَاءٌ فَعَّالٌ" : نَاجِعٌ، نَافِذٌ، مُؤَثِّرٌ. 2.هود آية 107إِنَّ رَبَّكَ فَعَّالٌ لِمَا يُرِيدُ (قرآن) : فَاعِلٌ وَمُحْدِثٌ لِمَا يُرِيدُ. 3."إِجْرَاءاتٌ فَعَّالَةٌ" : قَوِيَّةٌ، نَافِذَةٌ.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نَقَّارٌ</text:p>
          </table:table-cell>
          <table:table-cell/>
          <table:table-cell office:value-type="string" calcext:value-type="string">
            <text:p>نقر</text:p>
          </table:table-cell>
          <table:table-cell office:value-type="string" calcext:value-type="string">
            <text:p>فَعَّالٍ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ِيغَةُ فَعَّالٍ لِلْمُبَالَغَةِ). 1."طَيْرٌ نَقَّارٌ" : كَثِيرُ النَّقْرِ. 2."عَامِلٌ نَقَّارٌ" : مَنْ عَمَلُهُ نَقْرُ الْحِجَارَةِ أَوِ الْخَشَبِ. 3."نَقَّارُ الشَّوْكِ" : الْحَسُّونُ، وَهُوَ طَائِرٌ سُمِّيَ بِذَلِكَ لأَنَّهُ يَنْقُرُ الأَشْجَارَ وَيَسْتَخْرِجُ دُودَهَا.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نَمَّامٌ</text:p>
          </table:table-cell>
          <table:table-cell/>
          <table:table-cell office:value-type="string" calcext:value-type="string">
            <text:p>نمم</text:p>
          </table:table-cell>
          <table:table-cell office:value-type="string" calcext:value-type="string">
            <text:p>فَعَّالٍ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صِيغَةُ فَعَّالٍ لِلْمُبَالَغَةِ). "رَجُلٌ نَمَّامٌ" : مَنْ يُحَدِّثُ النَّا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هَذَّاءٌ</text:p>
          </table:table-cell>
          <table:table-cell/>
          <table:table-cell office:value-type="string" calcext:value-type="string">
            <text:p>هذي</text:p>
          </table:table-cell>
          <table:table-cell office:value-type="string" calcext:value-type="string">
            <text:p>فَعَّالٍ</text:p>
          </table:table-cell>
          <table:table-cell office:value-type="string" calcext:value-type="string">
            <text:p>صيغة</text:p>
          </table:table-cell>
          <table:table-cell table:number-columns-repeated="5"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z</text:p>
          </table:table-cell>
          <table:table-cell/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هَذَّاءٌ-هَذَّاءٌ [هـ ذ ي] (صِيغَةُ فَعَّالٍ لِلْمُبَالَغَةِ). 1."رَجُ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هَذَّاءة</text:p>
          </table:table-cell>
          <table:table-cell/>
          <table:table-cell office:value-type="string" calcext:value-type="string">
            <text:p>هذي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 table:number-columns-repeated="2"/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حَنَّانٌ</text:p>
          </table:table-cell>
          <table:table-cell/>
          <table:table-cell office:value-type="string" calcext:value-type="string">
            <text:p>حنن</text:p>
          </table:table-cell>
          <table:table-cell office:value-type="string" calcext:value-type="string">
            <text:p>فَعَّالٍ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حَنَّانٌ-حَنَّانٌ، ةٌ [ح ن ن] (صِيغَةُ فَعَّالٍ لِلْمُبَالغَةِ). 1."حَنَّانٌ بِطَبْعِهِ" : ذُو رِقَّةٍ وَعَطْفٍ وَرَحْمَةٍ. 2. "هُو اللَّهُ الحَنَّانُ" : مِنْ أَسْمَاءِ اللَّهِ الحُسْنَى بِمَعْنَى الرَّحِيمِ. 3. "اِمْرَأةٌ حَنَّانَةٌ" : اِمْرَأةٌ تَحْمِلُ حَنَاناً كَثيراً، شَديداً لاِبْنِهَا أَوْ قَرِيبِهَا.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حَمَّادٌ</text:p>
          </table:table-cell>
          <table:table-cell/>
          <table:table-cell office:value-type="string" calcext:value-type="string">
            <text:p>حمد</text:p>
          </table:table-cell>
          <table:table-cell office:value-type="string" calcext:value-type="string">
            <text:p>فَعَّالٍ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حَمَّادٌ-حَمَّادٌ [ح م د] (صِيغَةُ فَعَّالٍ لِلْمُبالَغَةِ). 1. "رَجُلٌ حَمَّادٌ" : كَثِيرُ الحَمْدِ. 2. "سَأَلَ حَمَّاداً عَنْ أَخْبَارِ الأَوَّلِينَ" : اِسْمُ عَلَمٍ لأَحَدِ الرُّوَاةِ.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سَرَّاقٌ</text:p>
          </table:table-cell>
          <table:table-cell/>
          <table:table-cell office:value-type="string" calcext:value-type="string">
            <text:p>سرق</text:p>
          </table:table-cell>
          <table:table-cell office:value-type="string" calcext:value-type="string">
            <text:p>فَعَّالٍ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سَرَّاقٌ-سَرَّاقٌ [س ر ق] (صِيغَةُ فَعَّالٍ لِلْمُبالَغَةِ). "ضَبَطُوا السَّرَّاقَ دَاخِلَ البَيْتِ" : مَنْ يَسْتَوْلِي عَلَى أمْوَالِ وَحَاجَاتِ الغَيْرِ خُفْيَةً.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سُيَّاحٌ</text:p>
          </table:table-cell>
          <table:table-cell/>
          <table:table-cell office:value-type="string" calcext:value-type="string">
            <text:p>سيح</text:p>
          </table:table-cell>
          <table:table-cell office:value-type="string" calcext:value-type="string">
            <text:p>فَعَّالٍ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سُيَّاحٌ-سُيَّاحٌ [س ي ح] (صِيغَةُ فَعَّالٍ لِلْمُبالَغَةِ). "يَزورُ السُّ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صَخّابٌ</text:p>
          </table:table-cell>
          <table:table-cell/>
          <table:table-cell office:value-type="string" calcext:value-type="string">
            <text:p>صخب</text:p>
          </table:table-cell>
          <table:table-cell office:value-type="string" calcext:value-type="string">
            <text:p>فَعّ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صَخّابٌ-صَخّابٌ [ص خ ب] (صِيغَةُ فَعّال لِلْمُبَالَغَةِ). "وَلَدٌ صَخّابٌ" : كَثيرُ الصَّخَبِ.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رَعَّافٌ</text:p>
          </table:table-cell>
          <table:table-cell/>
          <table:table-cell office:value-type="string" calcext:value-type="string">
            <text:p>رعف</text:p>
          </table:table-cell>
          <table:table-cell office:value-type="string" calcext:value-type="string">
            <text:p>فَعّ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رُعافٌ-رُعافٌ [ر ع ف] (مص. رَعَفَ). "لَكَمَهُ في أَنْفِهِ فَسالَ مِنْهُ رُعافٌ" : دَمٌ يَخْرُجُ مِنَ الأَنْفِ.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سَقَّاءٌ</text:p>
          </table:table-cell>
          <table:table-cell/>
          <table:table-cell office:value-type="string" calcext:value-type="string">
            <text:p>سقي</text:p>
          </table:table-cell>
          <table:table-cell office:value-type="string" calcext:value-type="string">
            <text:p>فعَّال</text:p>
          </table:table-cell>
          <table:table-cell office:value-type="string" calcext:value-type="string">
            <text:p>صيغة</text:p>
          </table:table-cell>
          <table:table-cell table:number-columns-repeated="5"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z</text:p>
          </table:table-cell>
          <table:table-cell/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سَقَّاءٌ-سَقَّاءٌ [س ق ي] (صِيغَةُ فعَّال لِلْمُبَالَغَةِ). "يَطُو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سَقَّاءة</text:p>
          </table:table-cell>
          <table:table-cell/>
          <table:table-cell office:value-type="string" calcext:value-type="string">
            <text:p>سقي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 table:number-columns-repeated="2"/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نَخَّاسٌ</text:p>
          </table:table-cell>
          <table:table-cell/>
          <table:table-cell office:value-type="string" calcext:value-type="string">
            <text:p>نخس</text:p>
          </table:table-cell>
          <table:table-cell office:value-type="string" calcext:value-type="string">
            <text:p>ف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صِيغَةُ فعَّال لِلْمُبَالَغَةِ). 1."كَانَ رَجُلاً نَخَّاساً فِي زَمَنِ العُبُودِيَّةِ" : بَائِعُ العَبِيدِ. 2."نَخَّاسٌ فِي سُوقِ الدَّوَابِّ" : بَائِعُ الدَّوَابِّ، دَلاَّلُهَا .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بَحَّاثٌ</text:p>
          </table:table-cell>
          <table:table-cell/>
          <table:table-cell office:value-type="string" calcext:value-type="string">
            <text:p>بحث</text:p>
          </table:table-cell>
          <table:table-cell office:value-type="string" calcext:value-type="string">
            <text:p>ف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بَحَّاثٌ-بَحَّاثٌ [ب ح ث] (صِيغَةُ فعَّال لِلْمُبالَغَةِ). "هو عَالِمٌ بَحَّاثٌ" :كَثِيرُ البَحْثِ.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ثَجَّاجٌ</text:p>
          </table:table-cell>
          <table:table-cell/>
          <table:table-cell office:value-type="string" calcext:value-type="string">
            <text:p>ثجج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ثَجَّاجٌ-ثَجَّاجٌ [ث ج ج] (صِيغةُ فَعَّال لِلْمُبالَغَةِ). "مَاءٌ ثَجَّاجٌ": مَاءٌ شَدِيدُ الاِنْصِبَابِ.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زَنّاءٌ</text:p>
          </table:table-cell>
          <table:table-cell/>
          <table:table-cell office:value-type="string" calcext:value-type="string">
            <text:p>زني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5"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z</text:p>
          </table:table-cell>
          <table:table-cell/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زِناءٌ-زِناءٌ[ز ن ي] (مص. زَنَى). "اِرْتَكَبَ الزِّناءَ" : الزِّنَى.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زَنّاءة</text:p>
          </table:table-cell>
          <table:table-cell/>
          <table:table-cell office:value-type="string" calcext:value-type="string">
            <text:p>زني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 table:number-columns-repeated="2"/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سَبَّابٌ</text:p>
          </table:table-cell>
          <table:table-cell/>
          <table:table-cell office:value-type="string" calcext:value-type="string">
            <text:p>سبب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سَبَّابٌ-سَبَّابٌ [س ب ب] (صِيغةُ فَعَّال للْمُبَالَغَةِ). "رجُلٌ سَبَّابٌ" :كَثِيرُ السَّبِّ.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رَوَّاغٌ</text:p>
          </table:table-cell>
          <table:table-cell/>
          <table:table-cell office:value-type="string" calcext:value-type="string">
            <text:p>روغ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رَوَّاغٌ-رَوَّاغٌ، ةٌ [ر و غ] (صيغَة فَعَّال لِلْمُبَالَغَةِ). "ثَعْلَبٌ رَوَّاغٌ": ثَعْلَبٌ كَثيرُ الخِداعِ والْمَكْرِ. "ثَعالِبُ رَوَّاغَةٌ" "عَرَفْتُهُ رَوَّاغاً".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أفَّاقٌ</text:p>
          </table:table-cell>
          <table:table-cell/>
          <table:table-cell office:value-type="string" calcext:value-type="string">
            <text:p>فوق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صيغَة فَعَّال لِلْمُبالَغَةِ). "رَجُلٌ أ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حَكَّاكٌ</text:p>
          </table:table-cell>
          <table:table-cell/>
          <table:table-cell office:value-type="string" calcext:value-type="string">
            <text:p>حكك</text:p>
          </table:table-cell>
          <table:table-cell office:value-type="string" calcext:value-type="string">
            <text:p>فَعَّالٍ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حَكَّاكٌ-حَكَّاكٌ [ح ك ك] (صيغَة فَعَّالٍ لِلْمُبالَغَةِ). 1. "رَجُلٌ حَكَّاكٌ" : كَثِيرُ الحَكِّ. 2.: الَّذِي يَحُكُّ الذَّهَبَ وَنَحْوَهُ لِيَخْتَبِرَهُ.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بَتَّارٌ</text:p>
          </table:table-cell>
          <table:table-cell/>
          <table:table-cell office:value-type="string" calcext:value-type="string">
            <text:p>بتر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يغَةُ فَعَّال لِلْمُبَالَغَةِ). "حَمَلَ الفَارِسُ سَيْفاً بَتَّاراً" : قَاطِعاً، حَاسِماً.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دَسَّاسٌ</text:p>
          </table:table-cell>
          <table:table-cell/>
          <table:table-cell office:value-type="string" calcext:value-type="string">
            <text:p>دسس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دَسَّاسٌ-دَسَّاسٌ [د س س] (صيغَةُ فَعَّال لِلْمُبَالَغَةِ). "دَسَّاسٌ مَاكِرٌ" : الخَدَّاعُ، أيِ الَّذِي يَقُومُ بِأعْمَالِ المكْرِ والخَدِيعَةِ.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ذَوَّاقٌ</text:p>
          </table:table-cell>
          <table:table-cell/>
          <table:table-cell office:value-type="string" calcext:value-type="string">
            <text:p>ذوق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ذَوَّاقٌ-ذَوَّاقٌ، ةٌ [ذ و ق] (صيغَةُ فَعَّال لِلْمُبَالَغَةِ). 1."رَجُلٌ ذَوَّاقٌ" : 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سَجَّادٌ</text:p>
          </table:table-cell>
          <table:table-cell/>
          <table:table-cell office:value-type="string" calcext:value-type="string">
            <text:p>سجد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سَجَّادٌ-سَجَّادٌ [س ج د] (صيغَةُ فَعَّال لِلْمُبَالَغَةِ). 1. "رَجُلٌ سَجَّادٌ" :كَثِيرُ السُّجُودِ. 2. "فَرَشَ السَّجَّادَ" : زَرابِيُّ مَصْنُوعَةٌ مِنْ خُيُوطِ الصُّوفِ الْمُلَوَّنِ أوْ خُيُوطِ قُمَاشٍ عَلَيْهَا رُسُومٌ مُخْتَلِفَةٌ.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أفَّاكٌ</text:p>
          </table:table-cell>
          <table:table-cell/>
          <table:table-cell office:value-type="string" calcext:value-type="string">
            <text:p>ءفك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صيغَةُ فَعَّال لِلْمُبالَغَةِ). "كَانَ رَجُلاً أفَّاكاً": كَذَّاباً. "اِحْذَرِ الأفَّاكِينَ".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أمَّارٌ</text:p>
          </table:table-cell>
          <table:table-cell/>
          <table:table-cell office:value-type="string" calcext:value-type="string">
            <text:p>ءمر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أمَّارٌ-أمَّارٌ، ةٌ [أ م ر] (صيغَةُ فَعَّال لِلْمُبالَغَةِ). يوسف آية 53إنَّ النَّفْسَ لأَمَّارَةٌ بِالسُّوءِ (قرآن) : أيْ تُغْرِي بِارْتِكَابِ السُّوءِ وَالشَّرِّ.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ثَوَّابٌ</text:p>
          </table:table-cell>
          <table:table-cell/>
          <table:table-cell office:value-type="string" calcext:value-type="string">
            <text:p>ثوب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ثَوَّابٌ - [ث و ب]. (صيغَةُ فَعَّال لِلْمُبالَغَةِ). 1."اِشْتَرَتْ ثِياباً مِنَ الثَوَّابِ" : بائِعُ الثِّيابِ، صاحِبُها. 2."ثَوَّابٌ إلى الحَقِّ": الرَّاجِعُ إلى اللَّهِ، كَالأوَّابِ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سَيَّافٌ</text:p>
          </table:table-cell>
          <table:table-cell/>
          <table:table-cell office:value-type="string" calcext:value-type="string">
            <text:p>سيف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سَيَّافٌ-سَيَّافٌ [س ي ف] (صيغَةُ فَعَّال لِلْمُبالَغَةِ).: صاحِبُ السَّيْفِ أَوْ صانِعُهُ.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ظَلاَّمٌ</text:p>
          </table:table-cell>
          <table:table-cell/>
          <table:table-cell office:value-type="string" calcext:value-type="string">
            <text:p>ظلم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صيغَةُ فَعَّال لِلْمُبالَغَةِ). "حاكِمٌ ظَلاَّمٌ" : كَثيرُ الظُّلْمِ.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تَوَّابٌ</text:p>
          </table:table-cell>
          <table:table-cell/>
          <table:table-cell office:value-type="string" calcext:value-type="string">
            <text:p>توب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تَوَّابٌ-تَوَّابٌ [ت و ب] (صيغَةُ فَعَّال لِلمُبالَغَةِ). 1.التوبة آية 118 إنَّ اللَّهَ هُوَ التَّوَّابُ الرَّحِيم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أوَّابٌ</text:p>
          </table:table-cell>
          <table:table-cell/>
          <table:table-cell office:value-type="string" calcext:value-type="string">
            <text:p>ءوب</text:p>
          </table:table-cell>
          <table:table-cell office:value-type="string" calcext:value-type="string">
            <text:p>فَعَّالٍ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صيغَةُ فَعَّالٍ لِلْمُبَالَغَةِ). "أوَّابٌ إلَى اللَّهِ" : التَّائِبُ، النَّادِمُ، أَيْ مَنْ يَؤُوبُ إلَى اللَّهِ.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أَنَّانٌ</text:p>
          </table:table-cell>
          <table:table-cell/>
          <table:table-cell office:value-type="string" calcext:value-type="string">
            <text:p>ءنن</text:p>
          </table:table-cell>
          <table:table-cell office:value-type="string" calcext:value-type="string">
            <text:p>فَعَّالٍ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أَنَّانٌ-أَنَّانٌ [أ ن ن] (صيغَةُ فَعَّالٍ لِلْمُبالَغَةِ). "رَجُلٌ أَنَّانٌ" : كَثيرُ الأَنينِ وَالتَّأَوُّهِ.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دَمَّاعٌ</text:p>
          </table:table-cell>
          <table:table-cell/>
          <table:table-cell office:value-type="string" calcext:value-type="string">
            <text:p>دمع</text:p>
          </table:table-cell>
          <table:table-cell office:value-type="string" calcext:value-type="string">
            <text:p>فَعَّالٍ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دَمَّاعٌ-دَمَّاعٌ [د م ع] (صيغَةُ فَعَّالٍ للِمُبالغَةِ). 1."وَلَدٌ دَمَّاعٌ": كَثيرُ الدَّمْعِ. 2."يَوْمٌ دَمَّاعٌ" : نَزَلَ فيهِ مَطَرٌ قَليلٌ.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جَذَّابٌ</text:p>
          </table:table-cell>
          <table:table-cell/>
          <table:table-cell office:value-type="string" calcext:value-type="string">
            <text:p>جذب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جَذَّابٌ-جَذَّابٌ [ج ذ ب] (صيغة فَعَّال لِلْمُبَالَغَةِ). "جَمَالٌ جَذ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لَمَّاعٌ</text:p>
          </table:table-cell>
          <table:table-cell/>
          <table:table-cell office:value-type="string" calcext:value-type="string">
            <text:p>لمع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لَمَّاعٌ-لَمَّاعٌ، ةٌ [ل م ع] (صيغة فَعَّال لِلْمُبَالَغَةِ). "مَعْدِنٌ لَمَّاعٌ" : كَثِيرُ اللَّمَعَانِ. "شَمْسٌ لَمَّاعَةٌ قَوِيَّةُ اللَّمَعَانِ". (ع. غلاب).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قَصَّاصٌ</text:p>
          </table:table-cell>
          <table:table-cell/>
          <table:table-cell office:value-type="string" calcext:value-type="string">
            <text:p>قصص</text:p>
          </table:table-cell>
          <table:table-cell office:value-type="string" calcext:value-type="string">
            <text:p>فَعّ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قَصَّاصٌ-قَصَّاصٌ [ق ص ص] (صيغة فَعّال لِلْمُبالغة). 1."يَلْتَفُّونَ حَوْلَ الْقَصَّاصِ فِي كُلِّ مَسَاءٍ" : مَنْ يَقُصُّ الْقِصَصَ 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سَفَّاكٌ</text:p>
          </table:table-cell>
          <table:table-cell/>
          <table:table-cell office:value-type="string" calcext:value-type="string">
            <text:p>سفك</text:p>
          </table:table-cell>
          <table:table-cell office:value-type="string" calcext:value-type="string">
            <text:p>فَعَّالٍ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صيغةُ فَعَّالٍ لِلْمُبَالَغَةِ). "كَانَ رَجُلاً سَفَّاكاً لِلدِّمَاءِ" : يَسْفِكُ الدِّمَاءَ قَتْلاً أوْ تَعْذِيباً، السَّفَّاحُ.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بَنَّاءٌ</text:p>
          </table:table-cell>
          <table:table-cell/>
          <table:table-cell office:value-type="string" calcext:value-type="string">
            <text:p>بني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5"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z</text:p>
          </table:table-cell>
          <table:table-cell/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. : مَنْ يَحْتَرِفُ عَمَلَ البِنَاءِ.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بَنَّاءة</text:p>
          </table:table-cell>
          <table:table-cell/>
          <table:table-cell office:value-type="string" calcext:value-type="string">
            <text:p>بني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 table:number-columns-repeated="2"/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بَوَّابٌ</text:p>
          </table:table-cell>
          <table:table-cell/>
          <table:table-cell office:value-type="string" calcext:value-type="string">
            <text:p>بوب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. "وَقَفَ البَوَّابُ بِجَانِبِ بَابِ العِمَارَةِ" : مَنْ يَحْرُسُ بَ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جَزَّارٌ</text:p>
          </table:table-cell>
          <table:table-cell/>
          <table:table-cell office:value-type="string" calcext:value-type="string">
            <text:p>جزر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. 1."اِشْتَرَى اللَّحْمَ مِنَ الجَزَّارِ" : مَنْ يَذْبَحُ وَيَبِيعُ لَحْمَ الْمَوَاشِي. 2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جَزَّازٌ</text:p>
          </table:table-cell>
          <table:table-cell/>
          <table:table-cell office:value-type="string" calcext:value-type="string">
            <text:p>جزز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.: مَنْ يَجُزُّ الصُّوفَ.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حَجَّام</text:p>
          </table:table-cell>
          <table:table-cell/>
          <table:table-cell office:value-type="string" calcext:value-type="string">
            <text:p>حجم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. "ذَهَبَ عِنْدَ الحَجَّامِ" : مَنْ يَتَعاطَى مِهْنَةَ الحِجامَةِ، وَصارَتْ تُطْلَقُ على مَنْ يُحَلِّقُ الشَّعَرَ وَيُزَيِّنُهُ وَهُوَ في الواقِعِ يَجْمَعُ بَيْنَ المِهْنَتَيْنِ.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جَمَّالٌ</text:p>
          </table:table-cell>
          <table:table-cell/>
          <table:table-cell office:value-type="string" calcext:value-type="string">
            <text:p>جمل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. "وَقَفَ الجَمَّالُ يُرَاقِبُ جِمَالَهُ" : صَاحِبُ الجِمَالِ.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جَلاَّدٌ</text:p>
          </table:table-cell>
          <table:table-cell/>
          <table:table-cell office:value-type="string" calcext:value-type="string">
            <text:p>جلد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. 1."عُرِفَ بِالجَلاَّدِ" : مَنْ يَجْلِدُ النَّاسَ بِالسَّوْطِ بِصِفَتِهِ وَسيلَةً مِن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دَرَّاجٌ</text:p>
          </table:table-cell>
          <table:table-cell/>
          <table:table-cell office:value-type="string" calcext:value-type="string">
            <text:p>درج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.: صَانِعُ الدَّرَّاجَاتِ وَمُصْلِحُهَا.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سَمَّاكٌ</text:p>
          </table:table-cell>
          <table:table-cell/>
          <table:table-cell office:value-type="string" calcext:value-type="string">
            <text:p>سمك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. : بَائِعُ السَّمَكِ.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صَبَّاغٌ</text:p>
          </table:table-cell>
          <table:table-cell/>
          <table:table-cell office:value-type="string" calcext:value-type="string">
            <text:p>صبغ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: "جَاءَ دَوْرُ الصَّبَّاغِ لِيَصْبِغَ جُدْرَانَ الْمَنْزِلِ" : مَنْ يَطْلِي الْجُدْرَانَ بِالصِّبَاغَةِ وَيُلَوِّنُهَا.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طَيَّارٌ</text:p>
          </table:table-cell>
          <table:table-cell/>
          <table:table-cell office:value-type="string" calcext:value-type="string">
            <text:p>طير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. 1."وَصَلَ الطَّيَّارُ سَالِماً": مَنْ يَقُودُ وَيُدِيرُ الطَّائِرَةَ، قَائِدُهَا، رُبَّانُهَا. 2."غُبَارٌ طَيَّارٌ" : مُنْتَشِرٌ.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لَبَّادٌ</text:p>
          </table:table-cell>
          <table:table-cell/>
          <table:table-cell office:value-type="string" calcext:value-type="string">
            <text:p>لبد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. : عَامِلُ اللُّبُودِ. ج: لَبَابِيدُ.: كُلُّ شَعْرٍ أَوْ صُوفٍ مُتَلَبِّدٍ.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لَحَّامٌ</text:p>
          </table:table-cell>
          <table:table-cell/>
          <table:table-cell office:value-type="string" calcext:value-type="string">
            <text:p>لحم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. 1. : بَائِعُ اللَّحْمِ، قَصَّابٌ، جَزَّارٌ. 2. : مَنْ يُلْحِمُ الْمَعَادِنَ.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بَدَّالٌ</text:p>
          </table:table-cell>
          <table:table-cell/>
          <table:table-cell office:value-type="string" calcext:value-type="string">
            <text:p>بدل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. : بَقَّالٌ، بائِعُ الموادِّ الغِذَائِيَّةِ الْمَحفوظَةِ، العَطّار.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فَرَّاءٌ</text:p>
          </table:table-cell>
          <table:table-cell/>
          <table:table-cell office:value-type="string" calcext:value-type="string">
            <text:p>فرء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5"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z</text:p>
          </table:table-cell>
          <table:table-cell/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. : صَانِعُ الْفِرَاءِ وَبَائِعُهُ.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فَرَّاءة</text:p>
          </table:table-cell>
          <table:table-cell/>
          <table:table-cell office:value-type="string" calcext:value-type="string">
            <text:p>فري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 table:number-columns-repeated="2"/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عَشَّابٌ</text:p>
          </table:table-cell>
          <table:table-cell/>
          <table:table-cell office:value-type="string" calcext:value-type="string">
            <text:p>عشب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. : بَائِعُ الأَعْشَابِ وَالعَارِفُ بِهَا.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خَلاَّطٌ</text:p>
          </table:table-cell>
          <table:table-cell/>
          <table:table-cell office:value-type="string" calcext:value-type="string">
            <text:p>خلط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خَلاَّطٌ-خَلاَّطٌ، ةٌ [خ ل ط]. : آلَةٌ كَهْرَبَائِيَّةٌ لِلْهَرْسِ ولِمَزْجِ وَخَلْطِ الأَشْرِبَةِ الْمُتَّخَذَةِ مِنَ الفَواكِهِ وَالْخُضَرِ وَغَيْرِهَا.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أوَّاهُ</text:p>
          </table:table-cell>
          <table:table-cell/>
          <table:table-cell office:value-type="string" calcext:value-type="string">
            <text:p>ءوه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أوَّاهُ-أوَّاهُ [أ و هـ]. "أوَّاهُ يَا أصْحَابِي" : تَعْبيراً عَنْ كَثْرَةِ الألَمِ وَالتَّفَجُّعِ.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بَيَّاضٌ</text:p>
          </table:table-cell>
          <table:table-cell/>
          <table:table-cell office:value-type="string" calcext:value-type="string">
            <text:p>بيض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بَيَّاضٌ-بَيَّاضٌ، ةٌ [ب ي ض].: بائِعُ البَيْضِ.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جَسَّاسٌ</text:p>
          </table:table-cell>
          <table:table-cell/>
          <table:table-cell office:value-type="string" calcext:value-type="string">
            <text:p>جسس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. " يَشْتَغِلُ جَسَّاساً فِي الجِهَازِ السِّرِّيِّ لِلأَمْ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جَصَّاصٌ</text:p>
          </table:table-cell>
          <table:table-cell/>
          <table:table-cell office:value-type="string" calcext:value-type="string">
            <text:p>جصص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جَصَّاصٌ-جَصَّاصٌ [ج ص ص]. "اِشْتَرَى الجِصَّ مِنَ الجَصَّاصِ" : جَبَّاسٌ، بَائِعُ الجِصِّ وَصَاحِبُهُ.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حَدَّادٌ</text:p>
          </table:table-cell>
          <table:table-cell/>
          <table:table-cell office:value-type="string" calcext:value-type="string">
            <text:p>حدد</text:p>
          </table:table-cell>
          <table:table-cell office:value-type="string" calcext:value-type="string">
            <text:p>فَعّ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.: مَنْ يُعالِجُ مَادَّةَ الحَديدِ وَيُحَوِّلُها إلى أَدَواتٍ.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سَمْحٌ</text:p>
          </table:table-cell>
          <table:table-cell/>
          <table:table-cell office:value-type="string" calcext:value-type="string">
            <text:p>سمح</text:p>
          </table:table-cell>
          <table:table-cell office:value-type="string" calcext:value-type="string">
            <text:p>فَعْ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سُمَحَاءُ;مَسَامِيحُ;سِمَاح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. 1. "رَجُلٌ سَمْحٌ" : ذُو سَمَاحَةٍ. 2. "دِينٌ سَمْ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بَطَلٌ</text:p>
          </table:table-cell>
          <table:table-cell/>
          <table:table-cell office:value-type="string" calcext:value-type="string">
            <text:p>بطل</text:p>
          </table:table-cell>
          <table:table-cell office:value-type="string" calcext:value-type="string">
            <text:p>فَعَ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أَبْطال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. 1."بَطَلٌ في الْمَعارِكِ" : مِقْدامٌ، شُجاعٌ. "حَقَّقَ أَبْطالُ الْمَعْرَكَةِ نَصْراً مُبيناً". 2."بَطَلُ العالَمِ في أَلْعابِ القُوَى" : الفائِزُ الأوَّلُ، الْمُتَفَوِّقُ. "بَطَلٌ في الْمُلاكَمَةِ". 3."بَطَلُ الرِّوايَة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أثِرٌ</text:p>
          </table:table-cell>
          <table:table-cell/>
          <table:table-cell office:value-type="string" calcext:value-type="string">
            <text:p>ءثر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أثِرٌ-أثِرٌ [أ ث ر] (فَا. مِنْ أثِرَ). "رَجُلٌ أثِرٌ" : يَسْتَأثِرُ عَلَى غَيرِهِ بِالخَيْرِ.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جَشِعٌ</text:p>
          </table:table-cell>
          <table:table-cell/>
          <table:table-cell office:value-type="string" calcext:value-type="string">
            <text:p>جشع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جُشْعَان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. "رَجُلٌ جَشِعٌ": ذُو الجَشَعِ، ذُو الطَّمَعِ الشَّدِيدِ.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بَطِنٌ</text:p>
          </table:table-cell>
          <table:table-cell/>
          <table:table-cell office:value-type="string" calcext:value-type="string">
            <text:p>بطن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بَطِنٌ-بَطِنٌ، ةٌ [ب ط ن] (صِيغَة فَعِل). 1. "رَجُلٌ بَطِنٌ" : مُسْتَكْرِشٌ، عَظِيمُ الْبَطْنِ. 2."مُنْذُ عَرَفَتْهُ، عَرَفْتُهُ بَطِناً": شَرِهٌ، أَيْ لاَ يَهْتَمُّ إِلاَّ بِبَطْنِهِ.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خَبِئٌ</text:p>
          </table:table-cell>
          <table:table-cell/>
          <table:table-cell office:value-type="string" calcext:value-type="string">
            <text:p>خبء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خَبِئٌ-خَبِئٌ [خ ب أ] (صِيغَة فَعِل). 1. "شَيْءٌ خَبِئٌ" : مُدَّخَرٌ أَوْ مَخْبُوءٌ. 2."أَمْرٌ خَبِئٌ" : مَا عُمِّيَ مِنْ شَيْءٍ ثُمَّ سُئِلَ عَنْهُ.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خَضِرٌ</text:p>
          </table:table-cell>
          <table:table-cell/>
          <table:table-cell office:value-type="string" calcext:value-type="string">
            <text:p>خضر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خَضِرٌ-خَضِرٌ، ةٌ [خ ض ر] (صِيغَة فَعِل). 1. "زَرْعٌ خَضِرٌ": غَضٌّ، أَخْضَرُ. 2. "أَرْضٌ خَضِرَةٌ" : كَثِيرَةُ الْخُضْرَة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شَجِرٌ</text:p>
          </table:table-cell>
          <table:table-cell/>
          <table:table-cell office:value-type="string" calcext:value-type="string">
            <text:p>شجر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شَجِرٌ-شَجِرٌ [ش ج ر] (صِيغَة فَعِل). "سَه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شَحِمٌ</text:p>
          </table:table-cell>
          <table:table-cell/>
          <table:table-cell office:value-type="string" calcext:value-type="string">
            <text:p>شحم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شَحِمٌ-شَحِمٌ [ش ح م] (صِيغَة فَعِل). "خَرُوفٌ شَحِمٌ" : كَثِيرُ الشَّحْمِ.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شَرِسٌ</text:p>
          </table:table-cell>
          <table:table-cell/>
          <table:table-cell office:value-type="string" calcext:value-type="string">
            <text:p>شرس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شَرِسٌ-شَرِسٌ [ش ر س] (صِيغَة فَعِل). "رَجُلٌ شَرِسٌ" : سَيِّءُ الخُلُقِ، صَعْبُ المِرَاسِ.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ظَمِئٌ</text:p>
          </table:table-cell>
          <table:table-cell/>
          <table:table-cell office:value-type="string" calcext:value-type="string">
            <text:p>ظمء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 فَعِل). 1."وَجَدْتُهُ ظَمِئاً" : عَطْشانَ. 2."هُوَ ظَمِئٌ إلى أَهْلِهِ" : مُشْتاقٌ.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عَجِلٌ</text:p>
          </table:table-cell>
          <table:table-cell/>
          <table:table-cell office:value-type="string" calcext:value-type="string">
            <text:p>عجل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عَجِلٌ-عَجِلٌ، ةٌ [ع ج ل] (صِيغَة فَعِل). "رَجُلٌ عَجِلٌ" : عَاجِلٌ، مُسْرِعٌ.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عَهِدٌ</text:p>
          </table:table-cell>
          <table:table-cell/>
          <table:table-cell office:value-type="string" calcext:value-type="string">
            <text:p>عهد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عَهِدٌ-عَهِدٌ [ع هـ د] (صِيغَة فَعِل). "رَجُلٌ عَهِدٌ" : يُعْنَى بِالأُمُورِ وَيَحْفَظُهَا، أَوْ هُوَ مُحِبٌّ لِلْوِلاَيَاتِ وَالْعُهُودِ.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خَرِبٌ</text:p>
          </table:table-cell>
          <table:table-cell/>
          <table:table-cell office:value-type="string" calcext:value-type="string">
            <text:p>خرب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خَرِبٌ-خَرِبٌ [خ ر ب] (صِيغَةٌ فَعِل). 1."مَكَانٌ خَرِبٌ" : لاَ عُمْرَانَ فِيهِ. 2."جَوْفٌ خَرِبٌ" : خَالٍ مِنَ 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تَعِسٌ</text:p>
          </table:table-cell>
          <table:table-cell/>
          <table:table-cell office:value-type="string" calcext:value-type="string">
            <text:p>تعس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تَعِسٌ-تَعِسٌ [ت ع س] (صِيغَةُ فَعِل ). "يَا لَهُ مِنْ وَلَدٍ تَعِسٍ ! " : شَقِيٍّ. "بَاطِلَةٌ هِيَ الاعْتِقَادَاتُ وَالتَّعَالِيمُ الَّتِي تَجْعَلُ الإِنْسَانَ تَعِساً فِي حَيَاتِهِ". (جبران خ. جبران).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تَفِهٌ</text:p>
          </table:table-cell>
          <table:table-cell/>
          <table:table-cell office:value-type="string" calcext:value-type="string">
            <text:p>تفه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تَفِهٌ-تَفِهٌ [ت ف هـ] (صِيغَةُ فَعِل ). 1."وَلَدٌ تَفِهٌ فِي سُلُوكِهِ وَعَقْلِهِ" : تَافِهٌ، بَلِيدٌ، لاَ قِيمَةَ لِمَا يَفْعَلُ، أَحْمَقُ. 2."طَعَامٌ تَفِهٌ": لاَ طَعْمَ لَهُ.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جَرِبٌ</text:p>
          </table:table-cell>
          <table:table-cell/>
          <table:table-cell office:value-type="string" calcext:value-type="string">
            <text:p>جرب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جَرِبٌ - [ج ر ب]. (صِيغَةُ فَعِل )."رَجُلٌ جَرِبٌ": مُصَابٌ بِدَاءِ الجَرَبِ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جَرِذٌ</text:p>
          </table:table-cell>
          <table:table-cell/>
          <table:table-cell office:value-type="string" calcext:value-type="string">
            <text:p>جرذ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جَرَذٌ-جَرَذٌ [ج ر ذ] (مص جَرِذَ). "أَصَابَ الجَرَذُ الدَّابَّةَ": وَرَمٌ فِي عُرْقُوبِ الدَّابَّةِ.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جَهِرٌ</text:p>
          </table:table-cell>
          <table:table-cell/>
          <table:table-cell office:value-type="string" calcext:value-type="string">
            <text:p>جهر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جَهِرٌ-جَهِرٌ [ج هـ ر] (صِيغَةُ فَعِل ). "لَهُ صَوْتٌ جَهِرٌ" : مُرْتَفِعٌ، صَاخِبٌ، رَنَّانٌ.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خَمِرٌ</text:p>
          </table:table-cell>
          <table:table-cell/>
          <table:table-cell office:value-type="string" calcext:value-type="string">
            <text:p>خمر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خَمَرٌ-خَمَرٌ [خ م ر] (مص. خَمِرَ). 1. "الخَمَرُ مِنَ النَّاسِ" : جَمَاعَتُهُمْ وَكَثْرَتُهُمْ. 2. "خَمَرُ الغَابَةِ" : شَجَرُهَا الكَثِيرُ الْمُلْتَفُّ. 3. "جَاءَ عَلَى خَمَرٍ" : سِرّاً، فَجْأَةً، عَلَى غَفْلَةٍ. 4."خَمَرُ البَيْتِ" : مَا وَارَهُ مِنْ شَجَرٍ أَوْ بِنَاءٍ.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بَشِعٌ</text:p>
          </table:table-cell>
          <table:table-cell/>
          <table:table-cell office:value-type="string" calcext:value-type="string">
            <text:p>بشع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بَشِعٌ-بَشِعٌ [ب ش ع] (صِيغَةُ فَعِل).1."رَأَيْتُ مَنْظَراً بَشِعاً" : قَبيحاً، دَمِيماً، كَريهاً. 2."بَشِعٌ في سُلوكِهِ" : خَبيثٌ في سُلوكِهِ.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ثَمِلٌ</text:p>
          </table:table-cell>
          <table:table-cell/>
          <table:table-cell office:value-type="string" calcext:value-type="string">
            <text:p>ثمل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ثَمِلٌ-ثَمِلٌ [ث م ل] (صِيغَةُ فَعِل). "رَجُلٌ ثَمِلٌ" : سَكْرَانُ.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حَدِبٌ</text:p>
          </table:table-cell>
          <table:table-cell/>
          <table:table-cell office:value-type="string" calcext:value-type="string">
            <text:p>حدب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حُدْب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ِل). "هُوَ حَدِبٌ" : أَحْدَبُ، مَنْ عَلا ظَهْرُهُ وَدَخَلَ صَدْرُهُ.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حَرِبٌ</text:p>
          </table:table-cell>
          <table:table-cell/>
          <table:table-cell office:value-type="string" calcext:value-type="string">
            <text:p>حرب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حَرْبَى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ِل). "رَجُلٌ حَرِبٌ" : شَديدُ الغَضَبِ.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حَرِدٌ</text:p>
          </table:table-cell>
          <table:table-cell/>
          <table:table-cell office:value-type="string" calcext:value-type="string">
            <text:p>حرد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حِراد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ِل). "وَجَدْتُهُ حَرِداً": غاضِباً.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حَزِنٌ</text:p>
          </table:table-cell>
          <table:table-cell/>
          <table:table-cell office:value-type="string" calcext:value-type="string">
            <text:p>حزن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حَزِنٌ-حَزِنٌ [ح ز ن] (صِيغَةُ فَعِل). "كَانَ حَزِناً" : مَهْمُوماً، حَزِيناً.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حَصِفٌ</text:p>
          </table:table-cell>
          <table:table-cell/>
          <table:table-cell office:value-type="string" calcext:value-type="string">
            <text:p>حصف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حَصِفٌ-حَصِفٌ [ح ص ف] (صِيغَةُ فَعِل). "هُوَ حَصِفُ الرَّأْيِ" : جَيِّدُهُ، مُحْكَمُ العَقْلِ.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حَظِيٌ</text:p>
          </table:table-cell>
          <table:table-cell/>
          <table:table-cell office:value-type="string" calcext:value-type="string">
            <text:p>حظو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حظَايا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 table:number-columns-repeated="10"/>
          <table:table-cell office:value-type="string" calcext:value-type="string">
            <text:p>(صِيغَةُ فَعِل). 1."رَجُلٌ حَظِيٌ" : كَانَ ذَا حُظْوَةٍ وَمَنْزِلَةٍ. 2."كَانَتْ حَظِيَةً عِنْدَهُ" : مُكَرَّمَةً عِنْدَهُ وَذَاتُ مَنْزِلَةٍ وَمَكَانَةٍ.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حَلِمٌ</text:p>
          </table:table-cell>
          <table:table-cell/>
          <table:table-cell office:value-type="string" calcext:value-type="string">
            <text:p>حلم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حَلَمٌ-حَلَمٌ [ح ل م] (مص. حَلِمَ).: القُرَّادُ الضَّخْمُ أوْ الصَّغِيرُ.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حَمِقٌ</text:p>
          </table:table-cell>
          <table:table-cell/>
          <table:table-cell office:value-type="string" calcext:value-type="string">
            <text:p>حمق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حَمِقٌ-حَمِقٌ [ح م ق] (صِيغَةُ فَعِل). 1. "وَلَدٌ حَمِقٌ" : أَحْمَقُ. 2. "شَابٌّ حَمِقٌ" : خَفِيفُ اللِّحْيَةِ.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حَنِقٌ</text:p>
          </table:table-cell>
          <table:table-cell/>
          <table:table-cell office:value-type="string" calcext:value-type="string">
            <text:p>حنق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حُنُق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ِل). "رَجُلٌ حَنِقٌ" : شَدِيدُ الغَضَبِ.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خَبِرٌ</text:p>
          </table:table-cell>
          <table:table-cell/>
          <table:table-cell office:value-type="string" calcext:value-type="string">
            <text:p>خبر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خَبِرٌ-خَبِرٌ [خ ب ر] (صِيغَةُ فَعِل). "رَجُلٌ خَبِرٌ" : عَالِمٌ بِالْخَبَرِ.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خَتِرٌ</text:p>
          </table:table-cell>
          <table:table-cell/>
          <table:table-cell office:value-type="string" calcext:value-type="string">
            <text:p>ختر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خَتِرٌ-خَتِرٌ [خ ت ر] (صِيغَةُ فَعِل). "رَجُلٌ خَتِرٌ" : مُسْ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خَجِلٌ</text:p>
          </table:table-cell>
          <table:table-cell/>
          <table:table-cell office:value-type="string" calcext:value-type="string">
            <text:p>خجل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خَجَلٌ-خَجَلٌ [خ ج ل] (مص. خَجِلَ). 1. "يَا لَلْخَجَلِ (" : يَا لَلْعَارِ ( . 2."ظَهَرَ الخَجَلُ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خَدِرٌ</text:p>
          </table:table-cell>
          <table:table-cell/>
          <table:table-cell office:value-type="string" calcext:value-type="string">
            <text:p>خدر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خَدَرٌ-خَدَرٌ [خ د ر] (مص. خَدِرَ). 1. "تَعَرَّضَ لِخَدَرٍ فِي جَانِبِهِ الأيْسَرِ" : تَشَنُّجٌ يُصِيبُ عُضْواً 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خَرِفٌ</text:p>
          </table:table-cell>
          <table:table-cell/>
          <table:table-cell office:value-type="string" calcext:value-type="string">
            <text:p>خرف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خَرِفٌ-خَرِفٌ [خ ر ف] (صِيغَةُ فَعِل). "صار خَرِفاً"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خَشِنٌ</text:p>
          </table:table-cell>
          <table:table-cell/>
          <table:table-cell office:value-type="string" calcext:value-type="string">
            <text:p>خشن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خَشِنٌ-خَشِنٌ، ةٌ [خ ش ن] (صِيغَةُ فَعِل). 1. "هُوَ خَشِنٌ بِطَبْعِهِ" : مُتَشَدِّدٌ، عَنِيفٌ، فَظٌّ. 2. "وَجَّهَ إِلَيْهِ كَ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خَصِبٌ</text:p>
          </table:table-cell>
          <table:table-cell/>
          <table:table-cell office:value-type="string" calcext:value-type="string">
            <text:p>خصب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خَصِبٌ-خَصِبٌ، ةٌ [خ ص ب] (صِيغَةُ فَعِل). 1."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خَصِرٌ</text:p>
          </table:table-cell>
          <table:table-cell/>
          <table:table-cell office:value-type="string" calcext:value-type="string">
            <text:p>خصر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خَصَرٌ-خَصَرٌ [خ ص ر] (مص. خَصِرَ)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خَضِرٌ</text:p>
          </table:table-cell>
          <table:table-cell/>
          <table:table-cell office:value-type="string" calcext:value-type="string">
            <text:p>خضر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خَضِرٌ-خَضِرٌ [خ ض ر] (صِيغَةُ فَعِل). "صَارَ البُسْتَانُ خَضِراً" : أَخْضَرَ، أَي غَضّاً.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خَطِرٌ</text:p>
          </table:table-cell>
          <table:table-cell/>
          <table:table-cell office:value-type="string" calcext:value-type="string">
            <text:p>خطر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ِل). 1. "هَذَا عَمَلٌ خَطِرٌ عَلَيْكَ" : مُهْلِكٌ. 2. "نُقِلَ إِلى الْمُسْتَشْفَى في حَالَةٍ خَطِرَةٍ" : فِي حَالةٍ حَرِجَةٍ، تَدْعُو إِلَى القَلَقِ. 3. "جَاءَ خَطِراً" : مُتَبَخْتِراً.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خَطِلٌ</text:p>
          </table:table-cell>
          <table:table-cell/>
          <table:table-cell office:value-type="string" calcext:value-type="string">
            <text:p>خطل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خَطَلٌ-خَطَلٌ [خ ط ل] (مص. خَطِلَ). 1. "بِهِ خَطَلٌ" : حُمْقٌ. 2. "كَلاَمُهُ خَطَلٌ في خَطَلٍ" : فَاسِدٌ أَشَدَّ الْفَسَادِ، مُضْطَرِبٌ جِدًّا. "يَا نَفْسُ اُقْصُرِي عَنْ هَذَا السَّفَهِ، وَمَا أَنْتِ عَلَيْهِ مِنْ خَطَلِ الرَّأْيِ فِيهِ" (ابن القفع).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خَنِزٌ</text:p>
          </table:table-cell>
          <table:table-cell/>
          <table:table-cell office:value-type="string" calcext:value-type="string">
            <text:p>خنز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خَنَزٌ-خَنَزٌ [خ ن ز] (مص. خَنِزَ). "مَا هَذَا الخَنَزُ الَّذِي يَفُوحُ مِنَ البَيْتِ" : الرَّائِحَةُ الكَرِيهَةُ، العُفُونَةُ، التَّعَفُّنُ.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دَرِعٌ</text:p>
          </table:table-cell>
          <table:table-cell/>
          <table:table-cell office:value-type="string" calcext:value-type="string">
            <text:p>درع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دَرِعٌ-دَرِعٌ [د ر ع] (صِيغَةُ فَعِل). "عُشْبٌ دَرِعٌ": غَضٌّ، طَرِيٌّ.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دَسِمٌ</text:p>
          </table:table-cell>
          <table:table-cell/>
          <table:table-cell office:value-type="string" calcext:value-type="string">
            <text:p>دسم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ِيغَةُ فَعِل). 1."طَعَامٌ دَسِمٌ" : كَثِيرُ الشَّحْمِ. 2. "رَجُلٌ دَسِمُ الثِّيابِ" : يُقالُ لِمَنْ يُصَابُ فِي دِينِهِ أو مُرُوءتِهِ.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دَفِئٌ</text:p>
          </table:table-cell>
          <table:table-cell/>
          <table:table-cell office:value-type="string" calcext:value-type="string">
            <text:p>دفء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دَفِئٌ-دَفِئٌ [د ف أ] (صِيغَةُ فَعِل). "يَوْمُ دَفِئٌ" : مُعْتَدِلٌ، دَافِئٌ.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دَمِثٌ</text:p>
          </table:table-cell>
          <table:table-cell/>
          <table:table-cell office:value-type="string" calcext:value-type="string">
            <text:p>دمث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دَمِثٌ-دَمِثٌ [د م ث] (صِيغَةُ فَعِل). "هُوَ دَمِثُ الخُلُقِ" : حَسَنُها، سَهْلُها. "يا لَهُ مِنْ خُلُقٍ دَمِثٍ".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ذَهِنٌ</text:p>
          </table:table-cell>
          <table:table-cell/>
          <table:table-cell office:value-type="string" calcext:value-type="string">
            <text:p>ذهن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ذَهِنٌ-ذَهِنٌ [ذ هـ ن] (صِيغَةُ فَعِل). "وَلَدٌ ذَهِنٌ" : ذَكِيٌّ، فَطِنٌ.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رَتِعٌ</text:p>
          </table:table-cell>
          <table:table-cell/>
          <table:table-cell office:value-type="string" calcext:value-type="string">
            <text:p>رتع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رَتِعٌ-رَتِعٌ [ر ت ع] (صِيغَةُ فَعِل). 1."فَلاَّحٌ رَتِعٌ" : مُخْصِبٌ لا يَنْقُصُهُ شَيْءٌ. 2."كَلأٌ رَتِعٌ" : يَكْفِي الرَّعِيَّةَ.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رَجِلٌ</text:p>
          </table:table-cell>
          <table:table-cell/>
          <table:table-cell office:value-type="string" calcext:value-type="string">
            <text:p>رجل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رَجِلٌ-رَجِلٌ [ر ج ل] (صِيغَةُ فَعِل). 1."وَلَدٌ رَجِلٌ": يَمْشِي عَلَى رِجْلَيْهِ. 2."شَعْرٌ رَجِلٌ" : يَجْمَعُ مَا بَيْنَ الاسْتِرْسالِ وَالجُعودَةِ.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رَهِلٌ</text:p>
          </table:table-cell>
          <table:table-cell/>
          <table:table-cell office:value-type="string" calcext:value-type="string">
            <text:p>رهل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رَهِلٌ-رَهِلٌ [ر هـ ل] (صِيغَةُ فَعِل). "صارَ رَجُلاً رَهِلاً" : مُتَهَدِّلَ اللَّحْمِ مُسْتَرْخِيَ الأَطْرافِ.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زَجِلٌ</text:p>
          </table:table-cell>
          <table:table-cell/>
          <table:table-cell office:value-type="string" calcext:value-type="string">
            <text:p>زجل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زَجِلٌ-زَجِلٌ[ز ج ل] (صِيغَةُ فَعِل). "مُطْرِبٌ زَجِلٌ" : مُطْرِبٌ يَرْفَعُ صَوْتَهُ بِالتَّطْريبِ.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زَعِرٌ</text:p>
          </table:table-cell>
          <table:table-cell/>
          <table:table-cell office:value-type="string" calcext:value-type="string">
            <text:p>زعر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زَعِرٌ-زَعِرٌ[ز ع ر] (صِيغَةُ فَعِل). 1."وَلَدٌ زَعِرٌ" : شَعْرُهُ قَليلٌ وَمُتَفَرِّقٌ. 2."حَقْلٌ زَعِرٌ" : قَليلُ النَّباتِ.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زَمِجٌ</text:p>
          </table:table-cell>
          <table:table-cell/>
          <table:table-cell office:value-type="string" calcext:value-type="string">
            <text:p>زمج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زَمَجٌ-زَمَجٌ[ز م ج] (مص. زَمِجَ). "لَمْ يَسْتَطِعْ إِخْفاءَ زَمَجِهِ" : غَضَبِهِ.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زَمِرٌ</text:p>
          </table:table-cell>
          <table:table-cell/>
          <table:table-cell office:value-type="string" calcext:value-type="string">
            <text:p>زمر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زَمِرٌ-زَمِرٌ[ز م ر] (صِيغَةُ فَعِل). 1."زَمِرُ الشَّعْرِ أَو الصُّوفِ أَو الرِّيشِ" : قَليلُهُ. 2."وَلَدٌ زَمِرٌ" : قَليلُ الْمُروءةِ. 3."طِفْلٌ زَمِرٌ" : حَسنُ الوَجْهِ. 4."زَمِرُ الغِناءِ" : حَسَنُهُ. 5."عَطاءٌ زَمِرٌ" : قَليلٌ.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سَدِرٌ</text:p>
          </table:table-cell>
          <table:table-cell/>
          <table:table-cell office:value-type="string" calcext:value-type="string">
            <text:p>سدر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سَدِرٌ-سَدِرٌ، ةٌ [س د ر] (صِيغَةُ فَعِل). 1. "وَلَدٌ سَدِرٌ": مُتَح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سَرِعٌ</text:p>
          </table:table-cell>
          <table:table-cell/>
          <table:table-cell office:value-type="string" calcext:value-type="string">
            <text:p>سرع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سَرِعٌ-سَرِعٌ [س ر ع] (صِيغَةُ فَعِل). "وَلَدٌ سَرِعٌ" : سَرِيعٌ.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سَقِمٌ</text:p>
          </table:table-cell>
          <table:table-cell/>
          <table:table-cell office:value-type="string" calcext:value-type="string">
            <text:p>سقم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سَقِمٌ-سَقِمٌ [س ق م] (صِيغَةُ فَعِل). "إنِّي أرَاهُ سَقِماً" : مَرِيضاً.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سَمِجٌ</text:p>
          </table:table-cell>
          <table:table-cell/>
          <table:table-cell office:value-type="string" calcext:value-type="string">
            <text:p>سمج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سَمِجٌ-سَمِجٌ [س م ج] (صِيغَةُ فَعِل). "وَلَدٌ سَمِجٌ" : قَبِيحٌ، خَبِيثٌ.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سَمِقٌ</text:p>
          </table:table-cell>
          <table:table-cell/>
          <table:table-cell office:value-type="string" calcext:value-type="string">
            <text:p>سمق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سَمِقٌ-سَمِقٌ [س م ق] (صِيغَةُ فَعِل). : "رَجُلٌ سَمِقٌ": طَوِيلٌ. 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سَنِمٌ</text:p>
          </table:table-cell>
          <table:table-cell/>
          <table:table-cell office:value-type="string" calcext:value-type="string">
            <text:p>سنم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سَنِمٌ-سَنِمٌ [س ن م] (صِيغَةُ فَعِل). "جَمَلٌ سَنِمٌ" : عَظِيمُ السَّنَامِ.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سَهِلٌ</text:p>
          </table:table-cell>
          <table:table-cell/>
          <table:table-cell office:value-type="string" calcext:value-type="string">
            <text:p>سهل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سَهِلٌ-سَهِلٌ [س هـ ل] (صِيغَةُ فَعِل). "أمْرٌ سَهِلٌ" : لَيِّنٌ.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شَبِقٌ</text:p>
          </table:table-cell>
          <table:table-cell/>
          <table:table-cell office:value-type="string" calcext:value-type="string">
            <text:p>شبق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شَبَقٌ-شَبَقٌ [ش ب ق] (مص. شَبِقَ). "بِهِ شَبَقٌ شَدِيدٌ" : رَغْبَةٌ جِنْسِيَّةٌ قَوِيَّةٌ للجِماعِ.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شَبِمٌ</text:p>
          </table:table-cell>
          <table:table-cell/>
          <table:table-cell office:value-type="string" calcext:value-type="string">
            <text:p>شبم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شَبِمٌ-شَبِمٌ [ش ب م] (صِيغَةُ فَعِل). 1."مَاءٌ شَبِمٌ" : بَارِدٌ. 2."وَلَدٌ شَب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شَجِعٌ</text:p>
          </table:table-cell>
          <table:table-cell/>
          <table:table-cell office:value-type="string" calcext:value-type="string">
            <text:p>شجع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شَجِعٌ-شَجِعٌ [ش ج ع] (صِيغَةُ فَعِل). 1."قَائِدٌ شَجِعٌ" : شُجَاعٌ. 2."جَمَلٌ شَجِعُ القَوَائِمِ" : سَرِيعُ نَقْلِهَا. 3."بَقَرٌ شَجِعٌ" : مَجْنُونٌ.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شَرِهٌ</text:p>
          </table:table-cell>
          <table:table-cell/>
          <table:table-cell office:value-type="string" calcext:value-type="string">
            <text:p>شره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شَرِهٌ-شَرِهٌ، ةٌ [ش ر هـ] (صِيغَةُ فَعِل). "رَجُلٌ شَرِهٌ": مَنْ يَأْكُلُ بِنَهَمٍ وَجَشَعٍ.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شَعِثٌ</text:p>
          </table:table-cell>
          <table:table-cell/>
          <table:table-cell office:value-type="string" calcext:value-type="string">
            <text:p>شعث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شَعَثٌ-شَعَثٌ [ش ع ث] (مص. شَعِثَ). "لَمَّ اللَّهُ شَعَثَكُمْ" :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شَمِسٌ</text:p>
          </table:table-cell>
          <table:table-cell/>
          <table:table-cell office:value-type="string" calcext:value-type="string">
            <text:p>شمس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شَمِسٌ-شَمِسٌ [ ش م س] (صِيغَةُ فَعِل). "نَهَارٌ شَمِسٌ" : ذُو شَمْسٍ.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شَنِجٌ</text:p>
          </table:table-cell>
          <table:table-cell/>
          <table:table-cell office:value-type="string" calcext:value-type="string">
            <text:p>شنج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شَنِجٌ-شَنِجٌ [ش ن ج] (صِيغَةُ فَعِل). "وَجَدْتُهُ شَنِجاً" : مُتَ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صَخِبٌ</text:p>
          </table:table-cell>
          <table:table-cell/>
          <table:table-cell office:value-type="string" calcext:value-type="string">
            <text:p>صخب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ِل). "رَجُلٌ صَخِبٌ" : شَدِيدُ الصِّيَاحِ.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صَخِرٌ</text:p>
          </table:table-cell>
          <table:table-cell/>
          <table:table-cell office:value-type="string" calcext:value-type="string">
            <text:p>صخر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صَخِرٌ-صَخِرٌ [ص خ ر] (صِيغَةُ فَعِل). "مَكَانٌ صَخِرٌ" : كَثِيرُ الصُّخُورِ.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صَدِئٌ</text:p>
          </table:table-cell>
          <table:table-cell/>
          <table:table-cell office:value-type="string" calcext:value-type="string">
            <text:p>صدء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صَدِئٌ-صَدِئٌ [ص د أ] (صِيغَةُ فَعِل). "إِنَاءٌ صَدِئٌ" : إِنَاءٌ غَطَّاهُ الصَّدَأُ.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صَلِفٌ</text:p>
          </table:table-cell>
          <table:table-cell/>
          <table:table-cell office:value-type="string" calcext:value-type="string">
            <text:p>صلف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صَلاَفَى;صَلاَئِفُ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ِل). 1."رَجُلٌ صَلِفٌ" : مُتَكَبِّرٌ، مُتَعَجْرِفٌ، مُدَّعٍ. 2."سَحَابٌ صَلِفٌ" : كَثِيرُ الرَّعْدِ قَلِيلُ الْمَطَرِ. 3."طَعَامٌ صَلِفٌ" : لاَ طَعْمَ لَهُ. 4."أَرْضٌ صَلِفَةٌ" : لاَ نَبَاتَ فِيهَا.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ضَجِرٌ</text:p>
          </table:table-cell>
          <table:table-cell/>
          <table:table-cell office:value-type="string" calcext:value-type="string">
            <text:p>ضجر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ِل). "شَابٌّ ضَجِرٌ" : قَلِقٌ، ضَيِّقُ النَّفْسِ. "وَالحَسَدُ دَاءٌ يَنْهَكُ الْجَسَدَ وَيُفْسِدُ الوِدَّ، عِلاَجُهُ عَسِيرٌ وَصَاحِبُهُ ضَجِرٌ" (الْجاحظ)‎ "سَأَلْنَاهُ فَرَدَّ بِكَلِمَاتٍ ضَجِرَةٍ".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ضَرِمٌ</text:p>
          </table:table-cell>
          <table:table-cell/>
          <table:table-cell office:value-type="string" calcext:value-type="string">
            <text:p>ضرم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ضَرِمٌ-ضَرِمٌ [ض ر م] (صِيغَةُ فَعِل). 1."وَلَدٌ ضَرِمٌ" : جَائِعٌ. 2."فَرَسٌ ضَرِمٌ" : شَدِيدُ العَدْوِ.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ضَغِنٌ</text:p>
          </table:table-cell>
          <table:table-cell/>
          <table:table-cell office:value-type="string" calcext:value-type="string">
            <text:p>ضغن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ضَغِنٌ-ضَغِنٌ، ةٌ [ض غ ن] (صِيغَةُ فَعِل). 1."رَجُلٌ ضَغِنٌ" : حَاقِدٌ، ذُوحِقْدٍ. 2."عُودٌ ضَغِنٌ" : أَعْوَجُ. 3."فَرَسٌ ضَغِنٌ" : صَعْبُ الاِنْقِيَادِ وَالْمِرَاسِ.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ضَمِنٌ</text:p>
          </table:table-cell>
          <table:table-cell/>
          <table:table-cell office:value-type="string" calcext:value-type="string">
            <text:p>ضمن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ضَمْنَى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ِل). 1."مَرِيضٌ ضَمِنٌ" : مُصَابٌ بِعَاهَةٍ أَوْ عِلَّةٍ. 2."شَابٌّ ضَمِنٌ" : عَاشِقٌ.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طَبِعٌ</text:p>
          </table:table-cell>
          <table:table-cell/>
          <table:table-cell office:value-type="string" calcext:value-type="string">
            <text:p>طبع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طَبِعٌ-طَبِعٌ [ط ب ع] (صِيغَةُ فَعِل). 1."وَلَدٌ طَبِعٌ" : سَيِّءُ الْخُلُقِ. 2."مَعْدِنٌ طَبِعٌ" : صَدِئٌ.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طَحِلٌ</text:p>
          </table:table-cell>
          <table:table-cell/>
          <table:table-cell office:value-type="string" calcext:value-type="string">
            <text:p>طحل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طَحِلٌ-طَحِلٌ [ط ح ل] (صِيغَةُ فَعِل). 1."رَجُلٌ طَحِلٌ" : كَبِيرُ الطِّحَالِ. 2."جَاءَ طَحِلاً" : غَضْبَانَ. 3."إِنَاءٌ طَحِلٌ" : مَلآنُ. 4."مَاءٌ طَحِلٌ" : عَلاَهُ الطُّحْلُبُ.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طَرِفٌ</text:p>
          </table:table-cell>
          <table:table-cell/>
          <table:table-cell office:value-type="string" calcext:value-type="string">
            <text:p>طرف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طَرِفٌ-طَرِفٌ، ةٌ [ط ر ف] (صِيغَةُ فَعِل). 1."وَلَدٌ طَرِفٌ" : لاَ يَثْبُتُ عَلَى صُحْبَةِ أَحَدٍ لِمَلَلِهِ. 2."مَاشِيَةٌ طَرِفَةٌ" : لاَ تَثْبُتُ عَلَى مَرْعىً وَاحِدٍ.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طَلِقٌ</text:p>
          </table:table-cell>
          <table:table-cell/>
          <table:table-cell office:value-type="string" calcext:value-type="string">
            <text:p>طلق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طُلُقٌ-طُلُقٌ [ط ل ق]. "بَعِيرٌ طُلُقٌ" : مُطْلَقٌ غَيْرُ مُقَيَّدٍ.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طَنِفٌ</text:p>
          </table:table-cell>
          <table:table-cell/>
          <table:table-cell office:value-type="string" calcext:value-type="string">
            <text:p>طنف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طَنِفٌ-طَنِفٌ [ط ن ف] (صِيغَةُ فَعِل). "رَجُلٌ طَنِفٌ" : مُتَّهَمٌ.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طَوِيٌ</text:p>
          </table:table-cell>
          <table:table-cell/>
          <table:table-cell office:value-type="string" calcext:value-type="string">
            <text:p>طوي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 table:number-columns-repeated="10"/>
          <table:table-cell office:value-type="string" calcext:value-type="string">
            <text:p>طَوِيٌ-طَوِيٌ [ط و ي] (صِيغَةُ فَعِل). 1."وَجَدْتُهُ طَوِياً" : جَائِعاً. 2."هُوَ طَوِيُ البَطْنِ" : ضَامِرُ البَطْنِ، صَغِيرُهُ خِلْقَةً.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ظَلِمٌ</text:p>
          </table:table-cell>
          <table:table-cell/>
          <table:table-cell office:value-type="string" calcext:value-type="string">
            <text:p>ظلم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ظَلِمٌ-ظَلِمٌ، ةٌ [ظ ل م] (صِيغَةُ فَعِل). "لَيْلٌ ظَلِمٌ" : شَديدُ الظَّلامِ.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ظَهِرٌ</text:p>
          </table:table-cell>
          <table:table-cell/>
          <table:table-cell office:value-type="string" calcext:value-type="string">
            <text:p>ظهر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ظَهِرٌ-ظَهِرٌ [ظ هـ ر] (صِيغَةُ فَعِل). "شَيْخٌ ظَهِرٌ" : يَشْتَكِي ظَهْرَهُ دَوْماً.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عَبِرٌ</text:p>
          </table:table-cell>
          <table:table-cell/>
          <table:table-cell office:value-type="string" calcext:value-type="string">
            <text:p>عبر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عَبِرٌ-عَبِرٌ [ع ب ر] (صِيغَةُ فَعِل). 1."رَجُلٌ عَبِرٌ" : ذُو عَبْرَةٍ. وَحُزْنٍ. 2."سَهْمٌ عَبِرٌ" : كَثِيرُ الرِّيشِ.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عَبِقٌ</text:p>
          </table:table-cell>
          <table:table-cell/>
          <table:table-cell office:value-type="string" calcext:value-type="string">
            <text:p>عبق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عَبِقٌ-عَبِقٌ، ةٌ [ع ب ق] (صِيغَةُ فَعِل). 1."مَكَانٌ عَبِقٌ" : تَفُوحُ مِنْهُ رَائِحَةُ الطِّيبِ. 2."وَلَدٌ عَبِقٌ" : ظَرِيفٌ.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عَتِدٌ</text:p>
          </table:table-cell>
          <table:table-cell/>
          <table:table-cell office:value-type="string" calcext:value-type="string">
            <text:p>عتد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عَتِدٌ-عَتِدٌ [ع ت د] (صِيغَةُ فَعِل). "فَرَسٌ عَتِدٌ" : مُهَيَّأٌ، مُعَدٌّ. ن. عَتَدٌ.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عَتِلٌ</text:p>
          </table:table-cell>
          <table:table-cell/>
          <table:table-cell office:value-type="string" calcext:value-type="string">
            <text:p>عتل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عَتِلٌ-عَتِلٌ [ع ت ل] (صِيغَةُ فَعِل). "رَجُلٌ عَتِلٌ" : مُسْرِعٌ إِلَى الشَّرِّ.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عَجِنٌ</text:p>
          </table:table-cell>
          <table:table-cell/>
          <table:table-cell office:value-type="string" calcext:value-type="string">
            <text:p>عجن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عَجِنٌ-عَجِنٌ، ةٌ [ع ج ن] (صِيغَةُ فَعِل). "جَمَلٌ عَج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عَرِمٌ</text:p>
          </table:table-cell>
          <table:table-cell/>
          <table:table-cell office:value-type="string" calcext:value-type="string">
            <text:p>عرم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عَرِمٌ-عَرِمٌ [ع ر م ] (صِيغَةُ فَعِل). "سَيْلٌ عَرِمٌ" : سَيْلٌ عَظِيمٌ زَاخِرٌ . سبأ آية 16 فَأَعْرَضُوا فَأَرْسَلْنَا عَلَيْهِمْ سَيْلَ العَرِمِ (قرآن).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عَصِبٌ</text:p>
          </table:table-cell>
          <table:table-cell/>
          <table:table-cell office:value-type="string" calcext:value-type="string">
            <text:p>عصب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عَصِبٌ-عَصِبٌ [ع ص ب] (صِيغَةُ فَعِل). "لَحْمٌ عَصِبٌ" : صَلْبٌ، كَثِيرُ العَصَبِ.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عَضِلٌ</text:p>
          </table:table-cell>
          <table:table-cell/>
          <table:table-cell office:value-type="string" calcext:value-type="string">
            <text:p>عضل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عَضِلٌ-عَضِلٌ [ع ض ل] (صِيغَةُ فَعِل). "رَجُلٌ عَضِلٌ" : كَثِيرُ العَضَلاَتِ، أَوْ ضَخْمُ عَضَلَةِ السَّاقِ.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عَفِنٌ</text:p>
          </table:table-cell>
          <table:table-cell/>
          <table:table-cell office:value-type="string" calcext:value-type="string">
            <text:p>عفن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عَفِنٌ-عَفِنٌ، ةٌ [ع ف ن] (صِيغَةُ فَعِل). "لَحْمٌ عَفِنٌ" : فَاسِدٌ. "طَعَامٌ عَفِنٌ" "رَأْيٌ عَفِنٌ" "ثَمَرَةٌ عَفِنَةٌ".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عَكِرٌ</text:p>
          </table:table-cell>
          <table:table-cell/>
          <table:table-cell office:value-type="string" calcext:value-type="string">
            <text:p>عكر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عَكِرٌ-عَكِرٌ، ةٌ [ع ك ر] (صِيغَةُ فَعِل). 1."مَاءٌ عَكِرٌ" : مَاءٌ اِخْتَلَطَتْ أَوْ جَرَتْ فِيهِ الأَتْرِبَةُ وَالقَاذُورَاتُ. "وَفَجْأَةً اِرْتَطَمَتْ مِيَاهُ النَّهْرِ وَارْتَدَّتْ إِلَى الوَرَاءِ عَكِرَةً مُصْطَخِبَةً جَائِشَةً". 2."يَصْطَادُ فِي الْمَاءِ العَكِرِ" : أَيْ يُحَاوِلُ اسْتِغْلالَ الفُرْصَةِ لِيَسْتَفِيدَ ويُفْسِدَ الوُدَّ.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عَكِشٌ</text:p>
          </table:table-cell>
          <table:table-cell/>
          <table:table-cell office:value-type="string" calcext:value-type="string">
            <text:p>عكش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عَكِشٌ-عَكِشٌ، ةٌ [ع ك ش] (صِيغَةُ فَعِل). 1."شَعْرٌ عَكِشٌ" : مُتَجَعِّدٌ، مُتَلَبِّدٌ. 2."شَجَرَةٌ عَكِشَةٌ" : فُرُوعُهَا كَثِيرَةٌ وَمُلْتَفَّةٌ.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عَلِكٌ</text:p>
          </table:table-cell>
          <table:table-cell/>
          <table:table-cell office:value-type="string" calcext:value-type="string">
            <text:p>علك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عَلِكٌ-عَلِكٌ [ع ل ك] (صِيغَةُ فَعِل). "طَعَامٌ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عَلِنٌ</text:p>
          </table:table-cell>
          <table:table-cell/>
          <table:table-cell office:value-type="string" calcext:value-type="string">
            <text:p>علن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عَلِنٌ-عَلِنٌ [ع ل ن] (صِيغَةُ فَعِل). "أَمْرٌ عَلِنٌ" : صَارَ عَلاَنِيَةً، ظاهِرٌ.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عَمِدٌ</text:p>
          </table:table-cell>
          <table:table-cell/>
          <table:table-cell office:value-type="string" calcext:value-type="string">
            <text:p>عمد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عَمِدٌ-عَمِدٌ [ع م د] (صِيغَةُ فَعِل). 1."مَكَانٌ عَمِدٌ": مُبَلَّلٌ بِالْمَطَرِ. 2."عَمِدُ الثرَّى" : أَيْ كَثِيرُ الْمَعْرُوفِ.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عَنِتٌ</text:p>
          </table:table-cell>
          <table:table-cell/>
          <table:table-cell office:value-type="string" calcext:value-type="string">
            <text:p>عنت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عَنِتٌ-عَنِتٌ [ع ن ت] (صِيغَةُ فَعِل). "عَظْمٌ عَنِتٌ" : عَظْمٌ اِنْكَسَرَ بَعْدَ الْجَبْرِ.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عَوِرٌ</text:p>
          </table:table-cell>
          <table:table-cell/>
          <table:table-cell office:value-type="string" calcext:value-type="string">
            <text:p>عور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عَوَرٌ-عَوَرٌ [ع و ر] (مص. عَوِرَ). "بِهِ عَوَرٌ" : قُبْحٌ.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عَوِزٌ</text:p>
          </table:table-cell>
          <table:table-cell/>
          <table:table-cell office:value-type="string" calcext:value-type="string">
            <text:p>عوز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عَوَزٌ-عَوَزٌ [ع و ز] (مص. عَوِزَ). "يَعيشُ في عَوَزٍ" : ضَيْق، فَقْر، حاجة. "وَقَدْ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غَبِرٌ</text:p>
          </table:table-cell>
          <table:table-cell/>
          <table:table-cell office:value-type="string" calcext:value-type="string">
            <text:p>غبر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غَبَرٌ-غَبَرٌ [غ ب ر] (مص. غَبِرَ). 1."أَثَارَ الغَبَرَ" : الغُبَارَ. 2."دَاهِيَةُ الغَبَرِ" : بَلِيَّةٌ أَوْ مُصِيبَةٌ لاَ تَكَادُ تَذْهَبُ. 3.: البَقَاءُ.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غَبِشٌ</text:p>
          </table:table-cell>
          <table:table-cell/>
          <table:table-cell office:value-type="string" calcext:value-type="string">
            <text:p>غبش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غَبِشٌ-غَبِشٌ [غ ب ش] (صِيغَةُ فَعِل). "لَيْلٌ غَبِشٌ" : مُظْلِمٌ.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غَدِقٌ</text:p>
          </table:table-cell>
          <table:table-cell/>
          <table:table-cell office:value-type="string" calcext:value-type="string">
            <text:p>غدق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غَدَقٌ-غَدَقٌ [غ د ق] (مص. غَدِقَ). 1."غَمَرَ الغَدَقُ الْهِضَابَ وَالسُّهُولَ" : الْمَاءُ الغَامِرُ الكَثِيرُ.الجن آية 16 لأَسْقَيْناَهُمْ مَاءً غَدَقاً (قرآن). 2."غَدَقُ العُشْبِ" : بَلَلُهُ، رَيُّهُ.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غَرِدٌ</text:p>
          </table:table-cell>
          <table:table-cell/>
          <table:table-cell office:value-type="string" calcext:value-type="string">
            <text:p>غرد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غَرِدٌ-غَرِدٌ [غ ر د] (صِيغَةُ فَعِل). "طَائِرٌ غَرِدٌ" : مُغَرِّدٌ، غِرِّيدٌ.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غَرِقٌ</text:p>
          </table:table-cell>
          <table:table-cell/>
          <table:table-cell office:value-type="string" calcext:value-type="string">
            <text:p>غرق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غَرِقٌ-غَرِقٌ [غ ر ق] (صِيغَةُ فَعِل). 1."حَاوَلَ أَنْ يُنْقِذَ الغَرِقَ مِنَ الغَرَقِ" : مَنْ غَلَبَهُ الْمَاءُ بِالاخْتِنَاقِ أَوْ كَادَ. 2."غَرِقٌ فِي هُمُومِهِ وَأَحْزَانِهِ" : غَائِصٌ فِيهَا.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غَزِلٌ</text:p>
          </table:table-cell>
          <table:table-cell/>
          <table:table-cell office:value-type="string" calcext:value-type="string">
            <text:p>غزل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غَزْلٌ-غَزْلٌ [غ ز ل] (مص. غَزَلَ). "تَعَلَّمَ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غَضِبٌ</text:p>
          </table:table-cell>
          <table:table-cell/>
          <table:table-cell office:value-type="string" calcext:value-type="string">
            <text:p>غضب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غَضَبٌ-غَضَبٌ [غ ض ب] (مص. غَضِبَ). "رَأَيْتُ الغَضَبَ بَادِياً عَلَى وَجْهِهِ" : ظُهُورُ عَلاَمَاتِ الانْفِعَالِ وَالتَّشَنُّجِ عِنْدَ الْمَيْلِ إِلَى الاعْتِدَاءِ.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غَضِرٌ</text:p>
          </table:table-cell>
          <table:table-cell/>
          <table:table-cell office:value-type="string" calcext:value-type="string">
            <text:p>غضر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غَضَرٌ-غَضَرٌ [غ ض ر] (مص. غَضِرَ). "جَاءَ الغَضَرُ بَعْدَ جَفَافٍ" : الْخِصْبُ.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غَلِقٌ</text:p>
          </table:table-cell>
          <table:table-cell/>
          <table:table-cell office:value-type="string" calcext:value-type="string">
            <text:p>غلق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غَلِقٌ-غَلِقٌ، ةٌ [غ ل ق] (صِيغَةُ فَعِل). 1."كَلاَمٌ غَلِقٌ" : مُبْهَمٌ، مُلْتَبِ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غَلِمٌ</text:p>
          </table:table-cell>
          <table:table-cell/>
          <table:table-cell office:value-type="string" calcext:value-type="string">
            <text:p>غلم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غَلِمٌ-غَلِمٌ [غ ل م] (صِيغَةُ فَعِل). "شَابٌّ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غَمِقٌ</text:p>
          </table:table-cell>
          <table:table-cell/>
          <table:table-cell office:value-type="string" calcext:value-type="string">
            <text:p>غمق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غَمَقٌ-غَمَقٌ [غ م ق] (مص. غَمِقَ). "اِك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غَنِجٌ</text:p>
          </table:table-cell>
          <table:table-cell/>
          <table:table-cell office:value-type="string" calcext:value-type="string">
            <text:p>غنج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غَنِجٌ-غَنِجٌ [غ ن ج] (صِيغَةُ فَعِل). "وَلَدٌ غَنِجٌ" : ذُو غُنْجٍ، أَيْ ذُو دَلاَلٍ.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فَرِحٌ</text:p>
          </table:table-cell>
          <table:table-cell/>
          <table:table-cell office:value-type="string" calcext:value-type="string">
            <text:p>فرح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ِل). "رَجُلٌ فَرِحٌ" : فَرْحَانُ، مَسْرُورٌ، فَرِحٌ.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فَرِدٌ</text:p>
          </table:table-cell>
          <table:table-cell/>
          <table:table-cell office:value-type="string" calcext:value-type="string">
            <text:p>فرد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فَرِدٌ-فَرِدٌ [ف ر د] (صِيغَةُ فَعِل). 1."جَاءَ فَرِداً" : وَاحِداً.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فَرِغٌ</text:p>
          </table:table-cell>
          <table:table-cell/>
          <table:table-cell office:value-type="string" calcext:value-type="string">
            <text:p>فرغ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فَرِغٌ-فَرِغٌ [ف ر غ] (صِيغَةُ فَعِل). "إِنَاءٌ فَرِغٌ" : فَارِغٌ، خَالٍ.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فَرِقٌ</text:p>
          </table:table-cell>
          <table:table-cell/>
          <table:table-cell office:value-type="string" calcext:value-type="string">
            <text:p>فرق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فَرِقٌ - [ف ر ق]. (صِيغَةُ فَعِل). 1."رَجُلٌ فَرِقٌ" : شَدِيدُ الفَزَعِ وَالْخَوْفِ. 2."نَبْتٌ فَرِقٌ" : صَغِيرٌ لَمْ يُغَطِّ الأَرْضَ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فَرِكٌ</text:p>
          </table:table-cell>
          <table:table-cell/>
          <table:table-cell office:value-type="string" calcext:value-type="string">
            <text:p>فرك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فَرِكٌ-فَرِكٌ [ف ر ك] (صِيغَةُ فَعِل). "لَوْزٌ فَرِكٌ" : مُتَفَرِّكٌ قِشْرُهُ.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فَسِخٌ</text:p>
          </table:table-cell>
          <table:table-cell/>
          <table:table-cell office:value-type="string" calcext:value-type="string">
            <text:p>فسخ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فَسِخٌ-فَسِخٌ [ف س خ] (صِيغَةُ فَعِل). "رَأْيٌ فَسِخٌ" : فَاسِدٌ.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فَطِنٌ</text:p>
          </table:table-cell>
          <table:table-cell/>
          <table:table-cell office:value-type="string" calcext:value-type="string">
            <text:p>فطن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فُطْنٌ;فُطُن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ِل). "وَلَدٌ فَطِنٌ" : فَاطِنٌ، نَابِهٌ. "وَلَدٌ فَاطِنٌ شَدِيدُ الْفِطْنَةِ".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فَكِهٌ</text:p>
          </table:table-cell>
          <table:table-cell/>
          <table:table-cell office:value-type="string" calcext:value-type="string">
            <text:p>فكه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فَكِهٌ-فَكِهٌ [ف ك هـ] (صِيغَةُ فَعِل). "رَجُلٌ فَكِهٌ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فَهِمٌ</text:p>
          </table:table-cell>
          <table:table-cell/>
          <table:table-cell office:value-type="string" calcext:value-type="string">
            <text:p>فهم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فَهِمٌ-فَهِمٌ [ف هـ م] (صِيغَةُ فَعِل). "رَجُلٌ فَهِمٌ" : سَرِيعٌ الإِدْرَاكِ وَالإِحَاطَةِ بِالشَّيْءِ.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قَحِطٌ</text:p>
          </table:table-cell>
          <table:table-cell/>
          <table:table-cell office:value-type="string" calcext:value-type="string">
            <text:p>قحط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قَحِطٌ-قَحِطٌ، ةٌ [ق ح ط] (صِيغَةُ فَعِل). "بَ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قَذِرٌ</text:p>
          </table:table-cell>
          <table:table-cell/>
          <table:table-cell office:value-type="string" calcext:value-type="string">
            <text:p>قذر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قَذِرٌ-قَذِرٌ [ق ذ ر] (صِيغَةُ فَعِل). 1."مَكَانٌ قَذِرٌ" : وَسِخٌ. 2."رَجُلٌ قَذِرٌ" : خَبِيثٌ، دَنِيءٌ، خَسِيسٌ.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قَذِعٌ</text:p>
          </table:table-cell>
          <table:table-cell/>
          <table:table-cell office:value-type="string" calcext:value-type="string">
            <text:p>قذع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قَذَعٌ-قَذَعٌ [ق ذ ع]. 1."رَمَاهُ بِالقَذِعِ" : بِفُحْشِ الكَلاَمِ. 2."قَذَعُ الثَّوْبِ" : وَسَخُهُ. 3."أَمْرٌ قَذَعٌ" : فَاحِشٌ.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قَرِحٌ</text:p>
          </table:table-cell>
          <table:table-cell/>
          <table:table-cell office:value-type="string" calcext:value-type="string">
            <text:p>قرح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قَرَحٌ-قَرَحٌ [ق ر ح] (مص. قَرَحَ). "قَرَحُ الْجِلْدِ" : خُرُوجُ قُرُوحٍ بِهِ.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قَرِعٌ</text:p>
          </table:table-cell>
          <table:table-cell/>
          <table:table-cell office:value-type="string" calcext:value-type="string">
            <text:p>قرع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قَرِعٌ-قَرِعٌ، ةٌ [ق ر ع] (صِيغَةُ فَعِل). 1."رَجُلٌ قَرِعٌ" : لاَ يَنَامُ. 2."ظُفْرٌ قَرِعٌ" : فَاسِدٌ. 3."أَرْضٌ قَرِعَةٌ" : لاَ تُنْبِتُ شَيْئاً.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قَزِمٌ</text:p>
          </table:table-cell>
          <table:table-cell/>
          <table:table-cell office:value-type="string" calcext:value-type="string">
            <text:p>قزم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قَزِمٌ-قَزِمٌ [ق ز م] (صِيغَةُ فَعِل). "رَجُلٌ قَزِمٌ" : صَغِيرُ الْجُثَّةِ قصيرُ القَدِّ. 2."هُوَ قَزِمٌ" : لَئِيمٌ.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قَشِبٌ</text:p>
          </table:table-cell>
          <table:table-cell/>
          <table:table-cell office:value-type="string" calcext:value-type="string">
            <text:p>قشب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قَشِبٌ-قَشِبٌ [ق ش ب] (صِيغَةُ فَعِل). 1."اِرْتَدَى قَمِيصاً قَشِباً" : جَدِيداً، نَظِيفاً. 2."سَيْفٌ قَشِبٌ" : حَدِيثُ عَهْدٍ بِالْجِلاَءِ.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قَطِبٌ</text:p>
          </table:table-cell>
          <table:table-cell/>
          <table:table-cell office:value-type="string" calcext:value-type="string">
            <text:p>قطب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قَطِبٌ-قَطِبٌ [ق ط ب] (صِيغَةُ فَعِل). "رَجُلٌ قَطِبٌ" : عَابِسٌ وَقَدْ ضَمَّ حَاجِبَيْهِ.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قَطِمٌ</text:p>
          </table:table-cell>
          <table:table-cell/>
          <table:table-cell office:value-type="string" calcext:value-type="string">
            <text:p>قطم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قَطِمٌ-قَطِمٌ [ق ط م] (صِيغَةُ فَعِل). 1."هُوَ قَطِمٌ"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قَعِسٌ</text:p>
          </table:table-cell>
          <table:table-cell/>
          <table:table-cell office:value-type="string" calcext:value-type="string">
            <text:p>قعس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قَعِسٌ-قَعِسٌ [ق ع س] (صِيغَةُ فَعِل). "رَجُلٌ قَعِسٌ" : خَرَجَ صَدْرُهُ وَدَخَلَ ظَهْرُهُ خِلْقَةً.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قَلِقٌ</text:p>
          </table:table-cell>
          <table:table-cell/>
          <table:table-cell office:value-type="string" calcext:value-type="string">
            <text:p>قلق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قَلَقٌ-قَلَقٌ [ق ل ق] (مص. قَلِقَ). "اِشْتَدَّ بِهِ القَلَقُ" 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قَمِرٌ</text:p>
          </table:table-cell>
          <table:table-cell/>
          <table:table-cell office:value-type="string" calcext:value-type="string">
            <text:p>قمر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قَمِرٌ-قَمِرٌ [ق م ر] (صِيغَةُ فَعِل). 1."مَاءٌ قَمِ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قَمِلٌ</text:p>
          </table:table-cell>
          <table:table-cell/>
          <table:table-cell office:value-type="string" calcext:value-type="string">
            <text:p>قمل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قَمِلٌ-قَمِلٌ [ق م ل] (صِيغَةُ فَعِل). "رَجُلٌ قَمِلٌ" : ذُو قَمْلٍ.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قَمِنٌ</text:p>
          </table:table-cell>
          <table:table-cell/>
          <table:table-cell office:value-type="string" calcext:value-type="string">
            <text:p>قمن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قَمِنٌ-قَمِنٌ، ةٌ [ق م ن] (صِيغَةُ فَعِل). "رَجُ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قَنِطٌ</text:p>
          </table:table-cell>
          <table:table-cell/>
          <table:table-cell office:value-type="string" calcext:value-type="string">
            <text:p>قنط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قَنِطٌ-قَنِطٌ [ق ن ط] (صِيغَةُ فَعِل). "وَجَدَهُ قَنِطاً" : يَائِساً.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كَئِبٌ</text:p>
          </table:table-cell>
          <table:table-cell/>
          <table:table-cell office:value-type="string" calcext:value-type="string">
            <text:p>كءب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كَئِبٌ-كَئِبٌ [ك أ ب] (صِيغَةُ فَعِل). "رَجُلٌ كَئِبٌ" : حَزِينٌ، مَهْمُومٌ، مُنْكَسِرُ النَّفْسِ.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كَدِرٌ</text:p>
          </table:table-cell>
          <table:table-cell/>
          <table:table-cell office:value-type="string" calcext:value-type="string">
            <text:p>كدر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كَدَرٌ-كَدَرٌ [ك د ر] (مص. كَدِرَ). 1."يَعِيشُ فِي كَدَرٍ" : فِي غَمٍّ ، فِي كَآ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كَرِهٌ</text:p>
          </table:table-cell>
          <table:table-cell/>
          <table:table-cell office:value-type="string" calcext:value-type="string">
            <text:p>كره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كَرِهٌ-كَرِهٌ [ك ر هـ] (صِيغَةُ فَعِل). "وَجْهٌ كَرِهٌ": قَبِيحٌ،كَرِيهٌ، مَا لاَ تَحْتَمِلُهُ النَّفْسُ.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كَسِلٌ</text:p>
          </table:table-cell>
          <table:table-cell/>
          <table:table-cell office:value-type="string" calcext:value-type="string">
            <text:p>كسل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كَسَلٌ-كَسَلٌ [ك س ل] (مص. كَسِلَ). "أَعْرِفُ سَبَبَ كَسَلِهِ" : سَبَبَ فُتُورِهِ، تَهَاوُنِهِ.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كَلِفٌ</text:p>
          </table:table-cell>
          <table:table-cell/>
          <table:table-cell office:value-type="string" calcext:value-type="string">
            <text:p>كلف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كَلِفٌ-كَلِفٌ [ك ل ف] (صِيغَةُ فَعِل). "كَانَ كَلِفاً بِهَا" : مُحِبّاً لَهَا حُبّاً شَدِيداً، عَاشِقٌ وَلْهَانُ.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كَنِزٌ</text:p>
          </table:table-cell>
          <table:table-cell/>
          <table:table-cell office:value-type="string" calcext:value-type="string">
            <text:p>كنز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كَنِزٌ-كَنِزٌ [ك ن ز] (صِيغَةُ فَعِل). "رَجُلٌ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لَبِدٌ</text:p>
          </table:table-cell>
          <table:table-cell/>
          <table:table-cell office:value-type="string" calcext:value-type="string">
            <text:p>لبد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لُبَدٌ-لُبَدٌ [ل ب د]. 1."تَرَكَ لَهُ لُبَداً" : مَالاً كَثِيراً. البلد آية 6 يَقُولُ أَهْلَكْتُ مَالاً لُبَداً (قرآن). 2."النَّاسُ لُبَداً" : مُجْتَمِعُونَ.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لَبِقٌ</text:p>
          </table:table-cell>
          <table:table-cell/>
          <table:table-cell office:value-type="string" calcext:value-type="string">
            <text:p>لبق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ِل). "رَجُلٌ لَبِقٌ فِي تَصَرُّفَاتِهِ" : فَطِنٌ، مَنْ لَهُ مَعْرِفَةٌ فِي آدَابِ السُّلُوكِ وَالْمُعَاشَرَةِ.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لَبِكٌ</text:p>
          </table:table-cell>
          <table:table-cell/>
          <table:table-cell office:value-type="string" calcext:value-type="string">
            <text:p>لبك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لَبِكٌ-لَبِكٌ [ل ب ك] (صِيغَةُ فَعِل). "أَمْرٌ لَبِكٌ" : مُلْتَبِسٌ، مُخْتَلِطٌ.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لَزِبٌ</text:p>
          </table:table-cell>
          <table:table-cell/>
          <table:table-cell office:value-type="string" calcext:value-type="string">
            <text:p>لزب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لَزِبٌ-لَزِبٌ [ل ز ب] (صِيغَةُ فَعِل). 1."طَرِيقٌ لَزِبٌ" 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لَسِنٌ</text:p>
          </table:table-cell>
          <table:table-cell/>
          <table:table-cell office:value-type="string" calcext:value-type="string">
            <text:p>لسن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لَسَنٌ-لَسَنٌ [ل س ن] (مص. لَسِنَ). "لَسَنُ اللُّغَةِ" : فَصَاحَتُهَا.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لَهِفٌ</text:p>
          </table:table-cell>
          <table:table-cell/>
          <table:table-cell office:value-type="string" calcext:value-type="string">
            <text:p>لهف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لَهْفَى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ِل). "وَجَدْتُهُ لَهِفاً" : مُتَحَسِّراً، حَزِيناً عَلَى مَا مَضَى.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لَوِزٌ</text:p>
          </table:table-cell>
          <table:table-cell/>
          <table:table-cell office:value-type="string" calcext:value-type="string">
            <text:p>لوز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لَوِزٌ-لَوِزٌ [ل و ز] (صِيغَةُ فَعِل). "إِنَّهُ لَعَوِزٌ لَوِزٌ" : مُحْتَاجٌ.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مَذِقٌ</text:p>
          </table:table-cell>
          <table:table-cell/>
          <table:table-cell office:value-type="string" calcext:value-type="string">
            <text:p>مذق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مَذِقٌ-مَذِقٌ [م ذ ق] (صِيغَةُ فَعِل). "لَبَنٌ مَذِقٌ" : مَمْزُوجٌ بِالْمَاءِ.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مَرِسٌ</text:p>
          </table:table-cell>
          <table:table-cell/>
          <table:table-cell office:value-type="string" calcext:value-type="string">
            <text:p>مرس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أَمْرَاس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ِل). 1."طَبِيبٌ مَرِسٌ" : شَدِيدٌ فِي العِلاَجِ وَالْمُمَارَسَةِ. 2."قَائِدٌ مَرِسٌ" : مُجَرِّبٌ فِي الْحُرُوبِ.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مَرِعٌ</text:p>
          </table:table-cell>
          <table:table-cell/>
          <table:table-cell office:value-type="string" calcext:value-type="string">
            <text:p>مرع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مَرِعٌ-مَرِعٌ،ةٌ [م ر ع] (صِيغَةُ فَعِل). 1."مَكَانٌ مَرِعٌ" : خَصِيبٌ. 2."رَجُلٌ مَرِعٌ" : يَطْلُبُ الْمَرْعَ.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مَرِنٌ</text:p>
          </table:table-cell>
          <table:table-cell/>
          <table:table-cell office:value-type="string" calcext:value-type="string">
            <text:p>مرن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مَرِنٌ-مَرِنٌ [م ر ن] (صِيغَةُ فَعِل). "رَجُلٌ مَرِنٌ" : ذُو مُرُونَةٍ، غَيْرُ مُتَصَلِّبٍ.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مَضِرٌ</text:p>
          </table:table-cell>
          <table:table-cell/>
          <table:table-cell office:value-type="string" calcext:value-type="string">
            <text:p>مضر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مَضِرٌ-مَضِرٌ [م ض ر] (صِيغَةُ فَعِل). 1."طَعْمٌ مَضِرٌ" : حَامِضٌ. 2."عَيْشٌ مَضِرٌ" : نَاعِمٌ. 3."ذَهَبَ دَمُهُ خَضِراً مَضِراً": هَدَراً.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نَبِهٌ</text:p>
          </table:table-cell>
          <table:table-cell/>
          <table:table-cell office:value-type="string" calcext:value-type="string">
            <text:p>نبه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نُبَهَاء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ِل). "وَلَدٌ نَبِهٌ" : ذُو نَبَاهَةٍ وَفِطْنَةٍ.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نَتِنٌ</text:p>
          </table:table-cell>
          <table:table-cell/>
          <table:table-cell office:value-type="string" calcext:value-type="string">
            <text:p>نتن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نَتِنٌ-نَتِنٌ، ةٌ [ن ت ن] (صِيغَةُ فَعِل). "لَحْمٌ نَتِنٌ" : كَرِيهُ الرَّائِحَةِ، خَبِيثٌ. "هَبَّتْ نَسْمَةُ رِيحٍ وَحَمَلَتْ إِلَى أَنْفِهِ رَائِحَةً نَتِنَةً". (غ.كنفاني).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نَجِسٌ</text:p>
          </table:table-cell>
          <table:table-cell/>
          <table:table-cell office:value-type="string" calcext:value-type="string">
            <text:p>نجس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نَجِسٌ-نَجِسٌ [ن ج س] (صِيغَةُ فَعِل). "رَجُلٌ نَجِسٌ" : قَذِرٌ. ‏ "مَكَانٌ نَجِسٌ".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نَحِفٌ</text:p>
          </table:table-cell>
          <table:table-cell/>
          <table:table-cell office:value-type="string" calcext:value-type="string">
            <text:p>نحف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ِل). "رَجُلٌ نَحِفٌ" : ذُو نَحَافَةٍ، نَحِيفٌ.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نَخِرٌ</text:p>
          </table:table-cell>
          <table:table-cell/>
          <table:table-cell office:value-type="string" calcext:value-type="string">
            <text:p>نخر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نَخِرٌ-نَخِرٌ، ةٌ [ن خ ر] (صِيغَةُ فَعِل). 1."عَظْمٌ نَخِرٌ" : مُتَفَتِّتٌ، مُجَوَّفٌ. "عُودٌ نَخِرٌ" "خَشَبٌ نَخِرٌ" "سِنٌّ نَخِرَةٌ".النازعات آية 11 إِذَا كُنَّا عِظَاماً نَخِرَةً (قرآن) : أَيْ بَالِيَةً.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نَزِقٌ</text:p>
          </table:table-cell>
          <table:table-cell/>
          <table:table-cell office:value-type="string" calcext:value-type="string">
            <text:p>نزق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ِل). "نَزِقٌ فِي تَصَرُّفَاتِهِ" : بِهِ خِفَّةٌ وَطَيْشٌ.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نَضِرٌ</text:p>
          </table:table-cell>
          <table:table-cell/>
          <table:table-cell office:value-type="string" calcext:value-type="string">
            <text:p>نضر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نَضِرٌ-نَضِرٌ [ن ض ر] (صِيغَةُ فَعِل). "وَجْهٌ نَضِرٌ" : وَجْهٌ جَمِيلٌ، مُشْرِقٌ، نَاعِمٌ، نَاضِرٌ.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نَعِرٌ</text:p>
          </table:table-cell>
          <table:table-cell/>
          <table:table-cell office:value-type="string" calcext:value-type="string">
            <text:p>نعر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نَعِرٌ-نَعِرٌ [ن ع ر] (صِيغَةُ فَعِل). "حِمَارٌ نَعِرٌ" : مُضْطَرِبٌ بِسَبَبِ دُخُولِ النُّعَرَةِ فِي أَنْفِهِ.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نَغِلٌ</text:p>
          </table:table-cell>
          <table:table-cell/>
          <table:table-cell office:value-type="string" calcext:value-type="string">
            <text:p>نغل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ِل). "وَلَدٌ نَغِلٌ" : فَاسِدُ النَّسَبِ، وُلِدَ عَنْ زِنـىً.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نَقِرٌ</text:p>
          </table:table-cell>
          <table:table-cell/>
          <table:table-cell office:value-type="string" calcext:value-type="string">
            <text:p>نقر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نَقِرٌ-نَقِرٌ [ن ق ر] (صِيغَةُ فَعِل). 1."رَجُلٌ نَقِرٌ" : غَضْبَانُ. 2."حَيَوَانٌ نَقِرٌ" : مُصَابٌ بِدَاءِ النُّقَرَةِ. 3."مَالَهُ بِمَوْضِعِ كَذَا نَقِرٌ" : أَيْ بِئْرٌ أَوْ مَاءٌ.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نَقِهٌ</text:p>
          </table:table-cell>
          <table:table-cell/>
          <table:table-cell office:value-type="string" calcext:value-type="string">
            <text:p>نقه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نُقَّة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ِل). "رَجُلٌ نَقِـهٌ" : سَرِيعُ الفَهْمِ .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نَكِدٌ</text:p>
          </table:table-cell>
          <table:table-cell/>
          <table:table-cell office:value-type="string" calcext:value-type="string">
            <text:p>نكد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أَنْكَادٌ;ج;مَنَاكِيد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ِل). 1."نَكِدُ الطَّالِعِ" : سَيِّئُهُ. 2."رَجُلٌ نَكِدٌ" : عَسِيرٌ، قَلِيلُ الْخَيْرِ. 3. "عَرَفْتُهُ رَجُلاً نَكِداً" : ش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نَكِرٌ</text:p>
          </table:table-cell>
          <table:table-cell/>
          <table:table-cell office:value-type="string" calcext:value-type="string">
            <text:p>نكر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أَنْكَار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ِل). "وَلَدٌ نَكِرٌ" : ذَكِيٌّ، فَطِنٌ، نَبِهٌ.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نَمِشٌ</text:p>
          </table:table-cell>
          <table:table-cell/>
          <table:table-cell office:value-type="string" calcext:value-type="string">
            <text:p>نمش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نَمِشٌ-نَمِشٌ، ةٌ [ن م ش] (صِيغَةُ فَعِل). "وَجْهٌ نَمِشٌ" : فِيهِ بُقَعٌ تُخَالِفُ لَوْنَهُ.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نَمِلٌ</text:p>
          </table:table-cell>
          <table:table-cell/>
          <table:table-cell office:value-type="string" calcext:value-type="string">
            <text:p>نمل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نَمِلٌ-نَمِلٌ، ةٌ [ن م ل] (صِيغَةُ فَعِل). "مَكَانٌ نَمِلٌ": كَثِيرُ النَّمْلِ. "أَرْضٌ نَمِلَةٌ".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هَتِكٌ</text:p>
          </table:table-cell>
          <table:table-cell/>
          <table:table-cell office:value-type="string" calcext:value-type="string">
            <text:p>هتك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هَتِكٌ-هَتِكٌ [هـ ت ك] (صِيغَةُ فَعِل). "ثَوْبٌ هَتِكٌ" : مُمَزَّقٌ.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هَدِمٌ</text:p>
          </table:table-cell>
          <table:table-cell/>
          <table:table-cell office:value-type="string" calcext:value-type="string">
            <text:p>هدم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هَدِمٌ-هَدِمٌ [هـ د م] (صِيغَةُ فَعِل). 1."وَلَدٌ هَدِمٌ" : أَحْمَقُ. 2."جَعَلَ مِنْهُ وَلَداً هَدِماً" : مُخَنَّثاً.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هَذِرٌ</text:p>
          </table:table-cell>
          <table:table-cell/>
          <table:table-cell office:value-type="string" calcext:value-type="string">
            <text:p>هذر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ِل). "رَجُلٌ هَذِرٌ" : مَنْ يُكْثِرُ فِي كَلاَمِهِ مِنَ الْخَطَأِ وَالْبَاطِلِ.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هَرِعٌ</text:p>
          </table:table-cell>
          <table:table-cell/>
          <table:table-cell office:value-type="string" calcext:value-type="string">
            <text:p>هرع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ِل). "رَآهُ يَمْشِي هَرِعاً" : يَمْشِي سَرِيعاً.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هَرِمٌ</text:p>
          </table:table-cell>
          <table:table-cell/>
          <table:table-cell office:value-type="string" calcext:value-type="string">
            <text:p>هرم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هَرْمَى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ِل). "رَجُلٌ هَرِمٌ" : الْبَالِغُ أَقْصَى الْكِبَرِ.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هَشِمٌ</text:p>
          </table:table-cell>
          <table:table-cell/>
          <table:table-cell office:value-type="string" calcext:value-type="string">
            <text:p>هشم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هَشِمٌ-هَشِمٌ [هـ ش م] (صِيغَةُ فَعِل). "رَجُلٌ هَشِمٌ" : سَخِيٌّ، كَرِيمٌ.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هَلِعٌ</text:p>
          </table:table-cell>
          <table:table-cell/>
          <table:table-cell office:value-type="string" calcext:value-type="string">
            <text:p>هلع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ِل). "وَجَدَهُ هَلِعاً" : خَائِفاً، جَزِعاً.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هَمِعٌ</text:p>
          </table:table-cell>
          <table:table-cell/>
          <table:table-cell office:value-type="string" calcext:value-type="string">
            <text:p>همع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هَمِعٌ-هَمِعٌ، ةٌ [هـ م ع] (صِيغَةُ فَعِل). 1."سَحَابٌ هَمِعٌ" : مَاطِرٌ. 2."عَيْنٌ هَمِعَةٌ" : لاَ تَزَالُ تَدْمَعُ.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وَبِئٌ</text:p>
          </table:table-cell>
          <table:table-cell/>
          <table:table-cell office:value-type="string" calcext:value-type="string">
            <text:p>وبء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وَبِئٌ-وَبِئٌ، ةٌ [و ب أ] (صِيغَةُ فَعِل). "بَلَدٌ وَبِئٌ" : كَثِيرُ الوَبَاءِ.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وَبِرٌ</text:p>
          </table:table-cell>
          <table:table-cell/>
          <table:table-cell office:value-type="string" calcext:value-type="string">
            <text:p>وبر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وَبِرٌ-وَبِرٌ، ةٌ [و ب ر] (صِيغَةُ فَعِل). "جَمَلٌ وَبِرٌ" : كَثِيرُ الوَبَرِ.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وَثِرٌ</text:p>
          </table:table-cell>
          <table:table-cell/>
          <table:table-cell office:value-type="string" calcext:value-type="string">
            <text:p>وثر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وَثِرٌ-وَثِرٌ [و ث ر] (صِيغَةُ فَعِل). "فِرَاشٌ وَثِرٌ" : وَطِئٌ، لَيِّنٌ.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وَجِعٌ</text:p>
          </table:table-cell>
          <table:table-cell/>
          <table:table-cell office:value-type="string" calcext:value-type="string">
            <text:p>وجع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وَجْعَى;وَجَاعَى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ِل). "طِفْلٌ وَجِعٌ" : مُتَأَلِّمٌ. "اِمْرَأَةٌ وَجِعَةٌ".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وَجِلٌ</text:p>
          </table:table-cell>
          <table:table-cell/>
          <table:table-cell office:value-type="string" calcext:value-type="string">
            <text:p>وجل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وِجَال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ِل). "وَجَدَهُ وَجِلاً" : خَائِفاً، فَزِعاً.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وَجِمٌ</text:p>
          </table:table-cell>
          <table:table-cell/>
          <table:table-cell office:value-type="string" calcext:value-type="string">
            <text:p>وجم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وَجِمٌ-وَجِمٌ [و ج م] (صِيغَةُ فَعِل). "ظَلَّ وَجِماً فِي زَاوِيَةِ البَيْتِ" : سَاكِناً، وَاجِماً، عَابِساً لِشِدَّةِ حُزْنٍ.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وَجِهٌ</text:p>
          </table:table-cell>
          <table:table-cell/>
          <table:table-cell office:value-type="string" calcext:value-type="string">
            <text:p>وجه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وَجِهٌ-وَجِهٌ [و ج هـ] (صِيغَةُ فَعِل). "رَجُلٌ وَجِهٌ" : صَاحِبُ الْجَاهِ.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وَحِدٌ</text:p>
          </table:table-cell>
          <table:table-cell/>
          <table:table-cell office:value-type="string" calcext:value-type="string">
            <text:p>وحد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وَحَدٌ-وَحَدٌ، ةٌ [و ح د]. 1."هُوَ وَحَدٌ" : مُنْفَرِدٌ بِنَفْسِهِ. 2."رَجُلٌ وَحَدٌ" : أَيْ لاَ يُعْرَفُ نَسَبُهُ وَلاَ أَصْلُهُ.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وَحِلٌ</text:p>
          </table:table-cell>
          <table:table-cell/>
          <table:table-cell office:value-type="string" calcext:value-type="string">
            <text:p>وحل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وَحِلٌ-وَحِلٌ، ةٌ [و ح ل] (صِيغَةُ فَعِل). "دَخَلَ البَيْتَ بِ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وَحِمٌ</text:p>
          </table:table-cell>
          <table:table-cell/>
          <table:table-cell office:value-type="string" calcext:value-type="string">
            <text:p>وحم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وَحَمٌ-وَحَمٌ [و ح م] (مص. وَحِمَ). 1."وَحَمُ الْمَرْأَةِ الْحُبْلَى" : اِسْمٌ لِمَا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وَخِمٌ</text:p>
          </table:table-cell>
          <table:table-cell/>
          <table:table-cell office:value-type="string" calcext:value-type="string">
            <text:p>وخم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وَخِمٌ-وَخِمٌ، ةٌ [و خ م] (صِيغَةُ فَعِل). 1."مَكَانٌ وَخِمٌ" : وَبِيءٌ. "أَرْضٌ وَخِمَةٌ". 2."رَجُلٌ وَخِمٌ" : ثَقِيلٌ.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وَدِكٌ</text:p>
          </table:table-cell>
          <table:table-cell/>
          <table:table-cell office:value-type="string" calcext:value-type="string">
            <text:p>ودك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وَدَكٌ-وَدَكٌ [و د ك] (مص. وَدِكَ). 1."رَجُلٌ ذُو وَدَكٍ" : سَمِينٌ وَدَسِمٌ. 2."الوَدَكُ" : دَسَمُ 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وَرِبٌ</text:p>
          </table:table-cell>
          <table:table-cell/>
          <table:table-cell office:value-type="string" calcext:value-type="string">
            <text:p>ورب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وَرِبٌ-وَرِبٌ [و ر ب] (صِيغَةُ فَعِل). "جَوْفٌ وَرِبٌ" : فَاسِدٌ. "دَمٌ وَرِبٌ".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وَرِسٌ</text:p>
          </table:table-cell>
          <table:table-cell/>
          <table:table-cell office:value-type="string" calcext:value-type="string">
            <text:p>ورس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وَرِسٌ-وَرِسٌ [و ر س] (صِيغَةُ فَعِل). "ثَوْبٌ وَرِسٌ" : أَحْمَرُ.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وَرِعٌ</text:p>
          </table:table-cell>
          <table:table-cell/>
          <table:table-cell office:value-type="string" calcext:value-type="string">
            <text:p>ورع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وَرِعٌ-وَرِعٌ [و ر ع] (صِيغَةُ فَعِل). "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وَرِقٌ</text:p>
          </table:table-cell>
          <table:table-cell/>
          <table:table-cell office:value-type="string" calcext:value-type="string">
            <text:p>ورق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وَرِقٌ-وَرِقٌ، ةٌ [و ر ق] (صِيغَةُ فَعِل). 1."شَجَرٌ وَرِقٌ" : كَثِيرُ الوَرَقِ. 2."شَجَرَةٌ وَرِقَةٌ" : خَضْرَاءُ الوَرَقِ، مُورِقَةٌ زَاهِيَةٌ.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وَرِهٌ</text:p>
          </table:table-cell>
          <table:table-cell/>
          <table:table-cell office:value-type="string" calcext:value-type="string">
            <text:p>وره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وَرِهٌ-وَرِهٌ، ةٌ [و ر هـ] (صِيغَةُ فَعِل). "اِمْرَأَةٌ وَرِهَةٌ" : كَثِيرَةُ الشَّحْمِ.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وَسِخٌ</text:p>
          </table:table-cell>
          <table:table-cell/>
          <table:table-cell office:value-type="string" calcext:value-type="string">
            <text:p>وسخ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وَسِخٌ-وَسِخٌ [و س خ] (صِيغَةُ فَعِل). "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وَسِنٌ</text:p>
          </table:table-cell>
          <table:table-cell/>
          <table:table-cell office:value-type="string" calcext:value-type="string">
            <text:p>وسن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وَسِنٌ-وَسِنٌ [و س ن] (صِيغَةُ فَعِل). "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وَصِبٌ</text:p>
          </table:table-cell>
          <table:table-cell/>
          <table:table-cell office:value-type="string" calcext:value-type="string">
            <text:p>وصب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وَصَابَى;وِصَاب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ِل). "رَجُلٌ وَصِبٌ" : مَرِيضٌ.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وَعِثٌ</text:p>
          </table:table-cell>
          <table:table-cell/>
          <table:table-cell office:value-type="string" calcext:value-type="string">
            <text:p>وعث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وَعِثٌ-وَعِثٌ [و ع ث] (صِيغَةُ فَعِل). "طَرِيقٌ وَعِثٌ" : وَعِرٌ، عَسِرٌ، صَعْبُ الْمَسَالِكِ.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وَعِرٌ</text:p>
          </table:table-cell>
          <table:table-cell/>
          <table:table-cell office:value-type="string" calcext:value-type="string">
            <text:p>وعر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وَعِرٌ-وَعِرٌ، ةٌ [و ع ر] (صِيغَةُ فَعِل). "مَكَانٌ وَعِرٌ" : صَعْبٌ، أَوْ مَخُوفٌ.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وَعِقٌ</text:p>
          </table:table-cell>
          <table:table-cell/>
          <table:table-cell office:value-type="string" calcext:value-type="string">
            <text:p>وعق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وَعِقٌ-وَعِقٌ، ةٌ [و ع ق] (صِيغَةُ فَعِل). "وَلَ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وَعِكٌ</text:p>
          </table:table-cell>
          <table:table-cell/>
          <table:table-cell office:value-type="string" calcext:value-type="string">
            <text:p>وعك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وَعِكٌ-وَعِكٌ [و ع ك] (صِيغَةُ فَعِل).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وَغِلٌ</text:p>
          </table:table-cell>
          <table:table-cell/>
          <table:table-cell office:value-type="string" calcext:value-type="string">
            <text:p>وغل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وَغِلٌ-وَغِلٌ [و غ ل] (صِيغَةُ فَعِل). 1."رَجُلٌ وَغِلٌ" : مُدَّعٍ نَسَباً كَاذِباً. 2."حَيَوَانٌ وَغِلٌ" : سَيِّءُ الغِذَاءِ.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وَقِحٌ</text:p>
          </table:table-cell>
          <table:table-cell/>
          <table:table-cell office:value-type="string" calcext:value-type="string">
            <text:p>وقح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وَقِحٌ-وَقِحٌ [و ق ح] (صِيغَةُ فَعِل). "وَلَدٌ وَقِحٌ" : قَلِيلُ الْحَيَاءِ، ذُو وَقَاحَةٍ، الْمُجْتَرِئُ عَلَى القَبَائِحِ.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وَلِعٌ</text:p>
          </table:table-cell>
          <table:table-cell/>
          <table:table-cell office:value-type="string" calcext:value-type="string">
            <text:p>ولع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وَلِعٌ-وَلِعٌ [و ل ع] (صِيغَةُ فَعِل). "شَاب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وَمِدٌ</text:p>
          </table:table-cell>
          <table:table-cell/>
          <table:table-cell office:value-type="string" calcext:value-type="string">
            <text:p>ومد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وَمِدٌ-وَمِدٌ، ةٌ [و م د] (صِيغَةُ فَعِل). 1."يَوْمٌ وَمِدٌ" : شَدِيدُ الْحَرِّ مَعَ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وَهِجٌ</text:p>
          </table:table-cell>
          <table:table-cell/>
          <table:table-cell office:value-type="string" calcext:value-type="string">
            <text:p>وهج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وَهِجٌ-وَهِجٌ [و هـ ج] (صِيغَةُ فَعِل). "نَهَارٌ وَهِجٌ": شَدِيدُ الْحَرِّ.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وَهِلٌ</text:p>
          </table:table-cell>
          <table:table-cell/>
          <table:table-cell office:value-type="string" calcext:value-type="string">
            <text:p>وهل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وَهِلٌ-وَهِلٌ [و هــ ل] (صِيغَةُ فَعِل). "كَانَ وَهِلاً فِي مَخْبَئِهِ" : فَزِعاً.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يَبِسٌ</text:p>
          </table:table-cell>
          <table:table-cell/>
          <table:table-cell office:value-type="string" calcext:value-type="string">
            <text:p>يبس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يَبِسٌ-يَبِسٌ [ي ب س] (صِيغَةُ فَعِل). "زَرْعٌ يَبِسٌ" : يَابِسٌ، جَافٌّ بَعْدَمَا كَانَ رَطْباً.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يَقِظٌ</text:p>
          </table:table-cell>
          <table:table-cell/>
          <table:table-cell office:value-type="string" calcext:value-type="string">
            <text:p>يقظ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أَيْقَاظ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ِل). "رَجُلٌ يَقِظٌ" : حَذِرٌ، فَطِنٌ، مُتَنَبِّهٌ. "ظَلَّ يَقِظاً مُتَرَقِّباً كُلَّ حَرَكَةٍ".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يَقِنٌ</text:p>
          </table:table-cell>
          <table:table-cell/>
          <table:table-cell office:value-type="string" calcext:value-type="string">
            <text:p>يقن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يَقَنٌ-يَقَنٌ [ي ق ن] (مص. يَقِنَ). "رَجُلٌ يَقَنٌ" : لاَ يَسْمَعُ شَيْئاً إِلاَّ أَيْقَنَ بِهِ وَلاَ يُكَذِّبُهُ، أَيْ لاَ يَشُكُّ فِيهِ. "هُوَ ذُو يَقَنٍ".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تَرِفٌ</text:p>
          </table:table-cell>
          <table:table-cell/>
          <table:table-cell office:value-type="string" calcext:value-type="string">
            <text:p>ترف</text:p>
          </table:table-cell>
          <table:table-cell office:value-type="string" calcext:value-type="string">
            <text:p>فَعِلٌ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تَرَفٌ-تَرَفٌ [ت ر ف] (مص. تَرِفَ). "عَاشَ فِي تَرَفٍ" : عَاشَ فِي رَغَدٍ وَسَعَةِ عَيْشٍ، فِي تَنَعُّمٍ.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حَلِقٌ</text:p>
          </table:table-cell>
          <table:table-cell/>
          <table:table-cell office:value-type="string" calcext:value-type="string">
            <text:p>حلق</text:p>
          </table:table-cell>
          <table:table-cell office:value-type="string" calcext:value-type="string">
            <text:p>فَعِلٍ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حَلِقٌ-حَلِقٌ [ح ل ق] (صِيغَةُ فَعِلٍ). "وَلَدٌ حَلِقٌ" : لاَ شَعْرَ فِيهِ نَابِتٌ.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خَنِثٌ</text:p>
          </table:table-cell>
          <table:table-cell/>
          <table:table-cell office:value-type="string" calcext:value-type="string">
            <text:p>خنث</text:p>
          </table:table-cell>
          <table:table-cell office:value-type="string" calcext:value-type="string">
            <text:p>فَعِلَ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خَنِثٌ-خَنِثٌ [خ ن ث] (صِيغَةُ فَعِلَ). "وَلَدٌ خَنِثٌ": مُدَلَّلٌ، عَلَى صُورَةِ الرِّجَالِ وَالنِّسَاءِ.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بَهِجٌ</text:p>
          </table:table-cell>
          <table:table-cell/>
          <table:table-cell office:value-type="string" calcext:value-type="string">
            <text:p>بهج</text:p>
          </table:table-cell>
          <table:table-cell office:value-type="string" calcext:value-type="string">
            <text:p>ف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بَهِجٌ-بَهِجٌ [ب هـ ج] (صِيغَةُ فعِل). 1."كَانَ بَهِجاً بِنَجَاحِهِ" : مَسْرُوراً، فَرِحاً.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شَكِسٌ</text:p>
          </table:table-cell>
          <table:table-cell/>
          <table:table-cell office:value-type="string" calcext:value-type="string">
            <text:p>شكس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شَكِسٌ-شَكِسٌ [ش ك س] (صِيغة فَعِل). "وَلَدٌ شَكِسٌ " : سَيِّئُ الْخُلُقِ وَالْمُعَاشَرَةِ.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نَهِمٌ</text:p>
          </table:table-cell>
          <table:table-cell/>
          <table:table-cell office:value-type="string" calcext:value-type="string">
            <text:p>نهم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ةُ فَعِل). "رَجُلٌ نَهِم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دَمِيٌ</text:p>
          </table:table-cell>
          <table:table-cell/>
          <table:table-cell office:value-type="string" calcext:value-type="string">
            <text:p>دمي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 table:number-columns-repeated="10"/>
          <table:table-cell office:value-type="string" calcext:value-type="string">
            <text:p>دَمِيٌ-دَمِيٌ [د م ي] (صيغَة فَعِل). "جُرْحٌ دَمِيٌ" : جُرْحٌ خَرَجَ مِنْهُ الدَّمُ.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بَدِنٌ</text:p>
          </table:table-cell>
          <table:table-cell/>
          <table:table-cell office:value-type="string" calcext:value-type="string">
            <text:p>بدن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بَدِنٌ-بَدِنٌ [ب د ن] (صيغَةُ فَعِل. "رَجُلٌ بَدِنٌ" : سمينٌ مُكْتَنِزٌ.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حَصِرٌ</text:p>
          </table:table-cell>
          <table:table-cell/>
          <table:table-cell office:value-type="string" calcext:value-type="string">
            <text:p>حصر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حَصِرٌ-حَصِرٌ [ح ص ر] (صيغَةُ فَعِل). 1."وَلَدٌ حَصِرٌ": عَاجِزٌ فِي نُطْقِهِ، غَيْرُ مُتَمَكِّنٍ مِنَ الكَلاَمِ. 2."رَجُلٌ حَصِرٌ" : ضَيِّقُ الصَّدْرِ، أَوْ بَخِيلٌ، أَوْكَتُومٌ لِلسِّرِّ.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دَرِنٌ</text:p>
          </table:table-cell>
          <table:table-cell/>
          <table:table-cell office:value-type="string" calcext:value-type="string">
            <text:p>درن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دَرِنٌ-دَرِنٌ [د ر ن] (صيغَةُ فَعِل). "ثَوْبٌ دَرِنٌ" : وَسِخٌ.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دَعِبٌ</text:p>
          </table:table-cell>
          <table:table-cell/>
          <table:table-cell office:value-type="string" calcext:value-type="string">
            <text:p>دعب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دَعِبٌ-دَعِبٌ [د ع ب] (صيغَةُ فَعِل). "وَلَدٌ دَعِبٌ": مُمازِحٌ، دَاعِبٌ.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دَعِرٌ</text:p>
          </table:table-cell>
          <table:table-cell/>
          <table:table-cell office:value-type="string" calcext:value-type="string">
            <text:p>دعر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دَعَرٌ-دَعَرٌ [د ع ر] (مص. دَعرَ). "كَثُرَ الدَّعَرُ فِي الْمَدِينَةِ": سَادَ فِيهَا الفِسْقُ وَالفَسَادُ.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دَنِسٌ</text:p>
          </table:table-cell>
          <table:table-cell/>
          <table:table-cell office:value-type="string" calcext:value-type="string">
            <text:p>دنس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أَدْناس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يغَةُ فَعِل). "رَجُلٌ دَنِسٌ" : وَسِخٌ، نَجِسٌ، مُتَلَطِّخٌ بِالقَبيحِ.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دَنِفٌ</text:p>
          </table:table-cell>
          <table:table-cell/>
          <table:table-cell office:value-type="string" calcext:value-type="string">
            <text:p>دنف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أَدْناف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يغَةُ فَعِل). "مَريضٌ دَنِفٌ" : مَريضٌ لَزِمَهُ الْمَرَضُ الشَّديدُ.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دَهِشٌ</text:p>
          </table:table-cell>
          <table:table-cell/>
          <table:table-cell office:value-type="string" calcext:value-type="string">
            <text:p>دهش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دَهِشٌ-دَهِشٌ [د هـ ش] (صيغَةُ فَعِل). "وَجَدْتُهُ دَهِشاً" : مُتَحَيِّراً.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دَهِيٌ</text:p>
          </table:table-cell>
          <table:table-cell/>
          <table:table-cell office:value-type="string" calcext:value-type="string">
            <text:p>دهي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دَهونَ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 table:number-columns-repeated="10"/>
          <table:table-cell office:value-type="string" calcext:value-type="string">
            <text:p>(صيغَةُ فَعِل). "وَلَدٌ دَهِيٌ" : ذو دَهاءٍ.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ذَرِبٌ</text:p>
          </table:table-cell>
          <table:table-cell/>
          <table:table-cell office:value-type="string" calcext:value-type="string">
            <text:p>ذرب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ذَرْب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يغَةُ فَعِل). 1."رَجُلٌ ذَرِبُ اللِّسانِ" : حَديدُهُ. 2."لِسانٌ ذَرِبٌ" : فَصيحٌ. 3."رَجُلٌ ذَرِبٌ" : فاحِشٌ.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وَحَدٌ</text:p>
          </table:table-cell>
          <table:table-cell/>
          <table:table-cell office:value-type="string" calcext:value-type="string">
            <text:p>وحد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وَحِدٌ-وَحِدٌ، ةٌ [و ح د] (صِيغَةُ فَعِل). "هُوَ وَحِدٌ" : مُنْفَرِدٌ بِنَفْسِهِ.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زَغِبٌ</text:p>
          </table:table-cell>
          <table:table-cell/>
          <table:table-cell office:value-type="string" calcext:value-type="string">
            <text:p>زغب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زَغِبٌ-زَغِبٌ[ز غ ب] (صيغَةُ فَعِل). 1."وَلَدٌ زَغِبٌ" : كانَ ذا زَغَبٍ. 2."فَرْخٌ زَغِبٌ" : ظَهَرَ رِيشُهُ.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شَمِقٌ</text:p>
          </table:table-cell>
          <table:table-cell/>
          <table:table-cell office:value-type="string" calcext:value-type="string">
            <text:p>شمق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شَمِقٌ-شَمِقٌ [ش م ق] (صيغَةُ فَعِل). "ثَوْبٌ شَمِقٌ": مُخَرَّقٌ.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شَمِلٌ</text:p>
          </table:table-cell>
          <table:table-cell/>
          <table:table-cell office:value-type="string" calcext:value-type="string">
            <text:p>شمل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شَمِلٌ-شَمِلٌ [ش م ل] (صيغَةُ فَعِل)."رَجُلٌ شَمِلٌ" : مُلْتَفٌّ، مُشْتَمِلٌ بِالشَّمْلَةِ.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ضَرِبٌ</text:p>
          </table:table-cell>
          <table:table-cell/>
          <table:table-cell office:value-type="string" calcext:value-type="string">
            <text:p>ضرب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ضَرَبٌ-ضَرَبٌ [ض ر ب] (مص. ضَرِبَ). : عَسَلٌ أَبْيَضُ غَلِيظٌ.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ضَرِعٌ</text:p>
          </table:table-cell>
          <table:table-cell/>
          <table:table-cell office:value-type="string" calcext:value-type="string">
            <text:p>ضرع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ضُرُوعٌ;ضَرَعَة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يغَةُ فَعِل). "رَجُلٌ ضَرِعٌ" : مُتَذَلِّلٌ، خَاضِعٌ.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ظَلِفٌ</text:p>
          </table:table-cell>
          <table:table-cell/>
          <table:table-cell office:value-type="string" calcext:value-type="string">
            <text:p>ظلف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ظَلَفٌ-ظَلَفٌ، ةٌ [ظ ل ف] (مص. ظَلِفَ). 1."أَرْضٌ ظَلَفَةٌ": صَلْبَةٌ،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غَوِيٌ</text:p>
          </table:table-cell>
          <table:table-cell/>
          <table:table-cell office:value-type="string" calcext:value-type="string">
            <text:p>غوي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 table:number-columns-repeated="10"/>
          <table:table-cell office:value-type="string" calcext:value-type="string">
            <text:p>غَوِيٌ-غَوِيٌ [غ و ي] (صيغَةُ فَعِل). "شَابٌّ غَوِيٌ" : ضَالٌّ، مُنْقَادٌ لِلْهَوَى.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فَزِعٌ</text:p>
          </table:table-cell>
          <table:table-cell/>
          <table:table-cell office:value-type="string" calcext:value-type="string">
            <text:p>فزع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فَزَعٌ-فَزَعٌ [ف ز ع] (مص. فَزِعَ). "اِسْتَبَدَّ بِهِ الْفَزَعُ" : الْخَوْفُ، الْهَلَعُ، الذُّعْرُ.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تَعِبٌ</text:p>
          </table:table-cell>
          <table:table-cell/>
          <table:table-cell office:value-type="string" calcext:value-type="string">
            <text:p>تعب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يغة فَعِل). "رَجُلٌ تَعِبٌ" : أَصَابَهُ التَّعَبُ.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ذَرِعٌ</text:p>
          </table:table-cell>
          <table:table-cell/>
          <table:table-cell office:value-type="string" calcext:value-type="string">
            <text:p>ذرع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ذَرِعٌ-ذَرِعٌ [ذ ر ع] (صِيغَةُ فَعِيل). 1."رَجُلٌ ذَرِعٌ" : طَويلُ اللِّسانِ بِالشَّرِّ. 2."مُسافِرٌ ذَرِعٌ" : يَسيرُ لَيْلاً وَنَهاراً.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ثَلِبٌ</text:p>
          </table:table-cell>
          <table:table-cell/>
          <table:table-cell office:value-type="string" calcext:value-type="string">
            <text:p>ثلب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ثَلِبٌ-ثَلِبٌ، ةٌ [ث ل ب] (صيغة فَعِل). 1. "أَمْرٌ ثَلِبٌ": مَعِيبٌ. 2. "رُمْحٌ ثَلِبٌ" : مُتَشَقِّقٌ.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رَنِقٌ</text:p>
          </table:table-cell>
          <table:table-cell/>
          <table:table-cell office:value-type="string" calcext:value-type="string">
            <text:p>رنق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رَنَقٌ-رَنَقٌ [ر ن ق] (مص. رَنِقَ). "ماءٌ رَنَقٌ" : كَدِرٌ.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سَعِرٌ</text:p>
          </table:table-cell>
          <table:table-cell/>
          <table:table-cell office:value-type="string" calcext:value-type="string">
            <text:p>سعر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سُعُرٌ-سُعُرٌ [س ع ر]. "بِهِ سُعُرٌ" : جُنُونٌ.القمر آية 24 إنَّا إذاً لَفِي ضَلاَلٍ وَسُعُرٍ (قرآن).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لَقِفٌ</text:p>
          </table:table-cell>
          <table:table-cell/>
          <table:table-cell office:value-type="string" calcext:value-type="string">
            <text:p>لقف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لَقِفٌ-لَقِفٌ [ل ق ف] (صيغة فَعِل). 1. "رَجُلٌ لَقِفٌ" : حَاذِقٌ، سَرِيعُ الْفَهْمِ 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حَرِجٌ</text:p>
          </table:table-cell>
          <table:table-cell/>
          <table:table-cell office:value-type="string" calcext:value-type="string">
            <text:p>حرج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حَرَجٌ-حَرَجٌ [ح ر ج] (مص. حَرِجَ). 1."اِخْتَبَأَ الذِّئْبُ في حَرَجٍ" : في مَكانٍ ضَيِّقٍ كَثيرِ الأشْجارِ. 2."لاَ حَرَجَ عَلَيْكَ" : لاذَنْبَ عَلَيْكَ، لاَ اعْتِراضَ. 3."حَدِّثْ وَلا حَرَجَ" : تَكَلَّمْ كَما يَبْدُو لَكَ، وَلا خَوْفَ مِنَ الْمُبالَغَةِ، لاَ ضَيْقَ عَلَيْكَ.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حَسِكٌ</text:p>
          </table:table-cell>
          <table:table-cell/>
          <table:table-cell office:value-type="string" calcext:value-type="string">
            <text:p>حسك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حَسِكٌ-حَسِكٌ [ح س ك] (صيغةُ فَعِل). "رَجُلٌ حَسِكٌ" : حَاقِدٌ، غَاضِبٌ.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حَمِسٌ</text:p>
          </table:table-cell>
          <table:table-cell/>
          <table:table-cell office:value-type="string" calcext:value-type="string">
            <text:p>حمس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حَمِسٌ-حَمِسٌ [ح م س] (صيغةُ فَعِل). "كَانَ حَمِساً فِي القِتَالِ" : شُجَاعاً، صَلْباً.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رَعِشٌ</text:p>
          </table:table-cell>
          <table:table-cell/>
          <table:table-cell office:value-type="string" calcext:value-type="string">
            <text:p>رعش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رَعَشٌ-رَعَشٌ [ر ع ش] (مص. رَعِشَ). "أَخَذَهُ رَعَشُ الحُمَّى" : أَخَذَتْهُ الرِّعْدَةُ، الرَّجْفُ.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لَهِجٌ</text:p>
          </table:table-cell>
          <table:table-cell/>
          <table:table-cell office:value-type="string" calcext:value-type="string">
            <text:p>لهج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لَهِجٌ-لَهِجٌ [ل هـ ج] (صِيغَةُ فَعِل لِلْمُبَالَغَةِ). "لَهِجٌ بِذِكْرِهِ": مُولَعٌ بِهِ، مُثَابِرٌ، مُدَاوِمٌ عَلَيْهِ.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مَرِحٌ</text:p>
          </table:table-cell>
          <table:table-cell/>
          <table:table-cell office:value-type="string" calcext:value-type="string">
            <text:p>مرح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مَرْحَى;مَرَاحَى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ِل لِلْمُبَالَغَةِ). "شَابٌّ مَرِحٌ" : فَرِحٌ، نَشِيطٌ.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حَذِرٌ</text:p>
          </table:table-cell>
          <table:table-cell/>
          <table:table-cell office:value-type="string" calcext:value-type="string">
            <text:p>حذر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ِل لِلْمُبالَغَةِ). "كانَ حَذِراً في تَعامُلِهِ" : مُتَحَرِّزاً، مُحْتَرِساً.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سَلِسٌ</text:p>
          </table:table-cell>
          <table:table-cell/>
          <table:table-cell office:value-type="string" calcext:value-type="string">
            <text:p>سلس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سَلَسٌ-سَلَسٌ [س ل س] (مص. سَلِسَ). 1."مَوْقِفٌ سَلَسٌ": فِيهِ سُهُولَةٌ وَانْقِيَادٌ. 2."سَلَسُ البَوْلِ" : عَدَمُ اسْتِمْسَاكِهِ.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طَمِعٌ</text:p>
          </table:table-cell>
          <table:table-cell/>
          <table:table-cell office:value-type="string" calcext:value-type="string">
            <text:p>طمع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ِل لِلْمُبالَغَةِ). "رَجُلٌ طَمِعٌ" : الطَّمَّاعُ، أَيِ الرَّاغِبُ فِي الْحُصُولِ عَلَى شَيْءٍ بِرَغْبَةٍ شَدِيدَةٍ وَبِنَهَمٍ.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مَلِقٌ</text:p>
          </table:table-cell>
          <table:table-cell/>
          <table:table-cell office:value-type="string" calcext:value-type="string">
            <text:p>ملق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مَلَقٌ-مَلَقٌ [م ل ق] (مص. مَلَقَ). " أَظْهَرَ لَهُ الْمَلَقَ" : الوُدَّ، التَّذَلُّلَ عَكْسَ مَا يُضْمِرُ لَهُ فِي قَلْبهِ.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أَرِجٌ</text:p>
          </table:table-cell>
          <table:table-cell/>
          <table:table-cell office:value-type="string" calcext:value-type="string">
            <text:p>ءرج</text:p>
          </table:table-cell>
          <table:table-cell office:value-type="string" calcext:value-type="string">
            <text:p>فَعِ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أَرِجٌ-أَرِجٌ [أ ر ج] (صيغَةُ فَعِل لِلمُبالَغَةِ). "عِطْرٌ أَرِجٌ" : تَفُوحُ مِنْهُ رَائِحَةٌ طَيِّبَةٌ.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مَلُولٌ</text:p>
          </table:table-cell>
          <table:table-cell/>
          <table:table-cell office:value-type="string" calcext:value-type="string">
            <text:p>ملل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مَلُولٌ-مَلُولٌ [م ل ل] (مذ، مؤ). "رَجُلٌ مَلُولٌ" : ذُو مَلَلٍ. "اِمْرَأَةٌ مَلُولٌ".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حَسُودٌ</text:p>
          </table:table-cell>
          <table:table-cell/>
          <table:table-cell office:value-type="string" calcext:value-type="string">
            <text:p>حسد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حُسُد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لِلْمُذَكَّرِ وَ الْمُؤَنَّثِ). "رَجُلٌ حَسُودٌ" : حَاسِدٌ، مَنْ يَحْسُدُ النَّاسَ عَلَى نِعَمِهِمْ وَيَتَمَنَّى زَوَالَهَا وَتَحَوُّلَهَا عَنْهُمْ، مَنْ كَانَ طَبْعُهُ الحَسَدَ. "الحَسُودُ لاَ يَسُودُ" اِصْبِرْ عَلَى مَضَضِ الحَسُو*دِ فإنَّ صَبْرَكَ قَاتِله، النّـَـارُ تـأْكُلُ بَعْضَهَـا*إنْ لَمْ تَجِدْ مَا تَأكُله.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شَفُوقٌ</text:p>
          </table:table-cell>
          <table:table-cell/>
          <table:table-cell office:value-type="string" calcext:value-type="string">
            <text:p>شفق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شَفُوقٌ-شَفُوقٌ [ش ف ق] (صِيغَة فَعُول). "رَجُلٌ شَفُوقٌ" : ذُو شَفَقَةٍ.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هَبُوطٌ</text:p>
          </table:table-cell>
          <table:table-cell/>
          <table:table-cell office:value-type="string" calcext:value-type="string">
            <text:p>هبط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هَبُوطٌ-هَبُوطٌ [هـ ب ط] (صِيغَة فَعُول). "اِنْحَدَرَ فِي الْهَبُوطِ" : مَكَانٌ فِي الأَرْضِ يُنْحَدَرُ مِنْهُ.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لَدُودٌ</text:p>
          </table:table-cell>
          <table:table-cell/>
          <table:table-cell office:value-type="string" calcext:value-type="string">
            <text:p>لدد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أَلِدَّة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ُـول). "عَدُوٌّ لَدُودٌ" : 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خَضُوعٌ</text:p>
          </table:table-cell>
          <table:table-cell/>
          <table:table-cell office:value-type="string" calcext:value-type="string">
            <text:p>خضع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خُضُع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ُول). "وَلَدٌ خَضُوعٌ": خَاضِعٌ، طَيِّعٌ.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دَفُوعٌ</text:p>
          </table:table-cell>
          <table:table-cell/>
          <table:table-cell office:value-type="string" calcext:value-type="string">
            <text:p>دفع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دَفُوعٌ-دَفُوعٌ [د ف ع] (صِيغَةُ فَعُول). 1. "وَلَدٌ دَفُوعٌ" : كَثِيرُ الدَّفْعِ. 2. "نَاقَةٌ دَفُوعٌ" : تَدْفَعُ بِرِجْلِهَا عِنْدَ الحَلْبِ.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دَلوعٌ</text:p>
          </table:table-cell>
          <table:table-cell/>
          <table:table-cell office:value-type="string" calcext:value-type="string">
            <text:p>دلع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دَلوعٌ-دَلوعٌ [د ل ع] (صِيغَةُ فَعُول). 1."طَريقٌ دَلوعٌ" : واسِعٌ، عَريضٌ. 2."ناقَةٌ دَلوعٌ" : مُتَقَدِّمَةُ الإِبِلِ في السَّيْرِ.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ذَلولٌ</text:p>
          </table:table-cell>
          <table:table-cell/>
          <table:table-cell office:value-type="string" calcext:value-type="string">
            <text:p>ذلل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أَذِلَّةٌ;ذُلُل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ُول). 1."جَوادٌ ذَلولٌ" : سَهْلُ الاِنْقِيادِ. 2."طَريقٌ ذَلولٌ" : الطَّريقُ الْمُمَهَّدَةُ، سَهْلَةُ الاِجْتِيازِ. النحل آية 69 فاسْلُكي سُبُلَ رَبِّكِ ذُلُلاً (قرآن)الملك آية 15 وَهُوَ الَّذِي جَعَلَ لَكُمُ الأَ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زَلُوجٌ</text:p>
          </table:table-cell>
          <table:table-cell/>
          <table:table-cell office:value-type="string" calcext:value-type="string">
            <text:p>زلج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ِيغَةُ فَعُول). 1."مَرَّ في مَكانٍ زَلوجٍ": زَلِقٍ، أَيْ في مَكانٍ لا تَسْتَقِرُّ عَلَيْهِ قَدَمٌ. 2."طَريقٌ زَلوجٌ" : طَويلَةٌ، بَعيدَةٌ.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شَمُوسٌ</text:p>
          </table:table-cell>
          <table:table-cell/>
          <table:table-cell office:value-type="string" calcext:value-type="string">
            <text:p>شمس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شُمُس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ِيغَةُ فَعُول). "اِمْرَأَةٌ شَمُوسٌ" : عَسِرَةُ الصُّحْبَةِ، صَعْبَةُ الْمِرَاسِ. "رَجُلٌ شَمُوسٌ".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شَمُومٌ</text:p>
          </table:table-cell>
          <table:table-cell/>
          <table:table-cell office:value-type="string" calcext:value-type="string">
            <text:p>شمم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شَمُومٌ-شَمُومٌ [ ش م م ] (صِيغَةُ فَعُو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عَذُولٌ</text:p>
          </table:table-cell>
          <table:table-cell/>
          <table:table-cell office:value-type="string" calcext:value-type="string">
            <text:p>عذل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عَذُولٌ-عَذُولٌ [ع ذ ل] (صِيغَةُ فَعُول). "رَجُلٌ عَذُولٌ" : كَثِيرُ اللَّوْمِ وَالْعِتَابِ وَالْعَذَلِ.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فَتُوتٌ</text:p>
          </table:table-cell>
          <table:table-cell/>
          <table:table-cell office:value-type="string" calcext:value-type="string">
            <text:p>فتت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فَتُوتٌ-فَتُوتٌ [ف ت ت] (صِيغَةُ فَعُول). 1. :كُلُّ مَا هُوَ فَتِيتٌ، يَسْقُطُ فَيَتَقَطَّعُ وَيَتَفَتَّتُ. 2."طَعَامُهُ كَانَ فَتُوتاً" : خُبْزاً مَفْتُوتاً، وَهُوَ مَا يُعَالَجُ بِالتَّوَابِلِ وَالزَّيْتِ.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فَجُوعٌ</text:p>
          </table:table-cell>
          <table:table-cell/>
          <table:table-cell office:value-type="string" calcext:value-type="string">
            <text:p>فجع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فَجُوعٌ-فَجُوعٌ [ف ج ع] (صِيغَةُ فَعُول). "صَوْتٌ فَجُوعٌ" : فَاجِعٌ، يَفْجَعُ النَّاسَ بِالدَّوَاهِي.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لَبُونٌ</text:p>
          </table:table-cell>
          <table:table-cell/>
          <table:table-cell office:value-type="string" calcext:value-type="string">
            <text:p>لبن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لِبَانٌ;لُبْنٌ;لَبَائِن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ِيغَةُ فَعُول). 1."وَلَدٌ لَبُونٌ" : مُحِبٌّ لِلَّبَنِ. 2."حَيَوَانٌ لَبُونٌ" : مِنَ الْحَيَوَانَاتِ ذَاتِ اللَّبَنِ. "حَيَوَنَاتٌ لَبُونَةٌ".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لَطُوخٌ</text:p>
          </table:table-cell>
          <table:table-cell/>
          <table:table-cell office:value-type="string" calcext:value-type="string">
            <text:p>لطخ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لَطُوخٌ-لَطُوخٌ [ل ط خ] (صِيغَةُ فَعُول).: مَا يُلْطَخُ بِهِ الشَّيْءُ وَيُغَيِّرُ لَوْنَهُ.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نَعُورٌ</text:p>
          </table:table-cell>
          <table:table-cell/>
          <table:table-cell office:value-type="string" calcext:value-type="string">
            <text:p>نعر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نَعُورٌ-نَعُورٌ [ن ع ر] (صِيغَةُ فَعُول). 1."عِرْقٌ نَعُورٌ" : يَفُورُ مِنْهُ الدَّمُ. "جُرْحٌ نَعُورٌ". 2."رِيحٌ نَعُورٌ" : رِيحٌ تُفَاجِئُكَ بِحَرٍّ وَأَنْتَ فِي بَرْدٍ، أَوْ بِبَرْدٍ وَأَنْتَ فِي حَرٍّ. 3."هِمَّةٌ نَعُورٌ" : بَعِيدَةٌ.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نَغُومٌ</text:p>
          </table:table-cell>
          <table:table-cell/>
          <table:table-cell office:value-type="string" calcext:value-type="string">
            <text:p>نغم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نَغُومٌ-نَغُومٌ [ن غ م] (صِيغَةُ فَعُول). "مُطْرِبٌ نَغُومٌ" : حَسَنُ النَّغْمَةِ.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هَرُورٌ</text:p>
          </table:table-cell>
          <table:table-cell/>
          <table:table-cell office:value-type="string" calcext:value-type="string">
            <text:p>هرر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هَرُورٌ-هَرُورٌ [هـ ر ر] (صِيغَةُ فَعُول). "هَرُورُ عُنْقُ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هَيُوفٌ</text:p>
          </table:table-cell>
          <table:table-cell/>
          <table:table-cell office:value-type="string" calcext:value-type="string">
            <text:p>هيف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هَيُوفٌ-هَيُوفٌ [هـ ي ف] (صِيغَةُ فَعُول). "وَجَدَهُ هَيُوفاً" : عَطْشَانَ، هَيْفَانَ.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وَسُوطٌ</text:p>
          </table:table-cell>
          <table:table-cell/>
          <table:table-cell office:value-type="string" calcext:value-type="string">
            <text:p>وسط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وَسُوطٌ-وَسُوطٌ [و س ط] (صِيغَةُ فَعُول). 1."شَابٌّ وَسُوطُ القَامَةِ" : مُتَوَسِّطُهَا. 2."اِسْتَقَرَّ فِي الوَسُوطِ" : بَيْتٌ مِنْ بُيُوتِ الشَّعَرِ أَكْبَرُ مِنَ الْمِظَلَّةِ وَأَصْغَرُ مِنَ الخِبَاءِ.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سَرُوبٌ</text:p>
          </table:table-cell>
          <table:table-cell/>
          <table:table-cell office:value-type="string" calcext:value-type="string">
            <text:p>سرب</text:p>
          </table:table-cell>
          <table:table-cell office:value-type="string" calcext:value-type="string">
            <text:p>فَعُولٌ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سَرُوبٌ-سَرُوبٌ [س ر ب] (صِيغَةُ فَعُولٌ). "رَحَّالةٌ سَرُوبٌ": ذَاهِبٌ علَى وَجْهِهِ فِي الأَرْضِ.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طَلُوبٌ</text:p>
          </table:table-cell>
          <table:table-cell/>
          <table:table-cell office:value-type="string" calcext:value-type="string">
            <text:p>طلب</text:p>
          </table:table-cell>
          <table:table-cell office:value-type="string" calcext:value-type="string">
            <text:p>فَعُولٍ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طُلُب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ُولٍ). "وَلَدٌ طَلُوبٌ" : كَثِيرُ الطَّلَبِ.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زَمورٌ</text:p>
          </table:table-cell>
          <table:table-cell/>
          <table:table-cell office:value-type="string" calcext:value-type="string">
            <text:p>زمر</text:p>
          </table:table-cell>
          <table:table-cell office:value-type="string" calcext:value-type="string">
            <text:p>فَع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زَمورٌ-زَمورٌ، ةٌ[ز م ر] (صِيغَةُ فَعول). "وَلَدٌ زَمورٌ" : جَميلٌ.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زَموعٌ</text:p>
          </table:table-cell>
          <table:table-cell/>
          <table:table-cell office:value-type="string" calcext:value-type="string">
            <text:p>زمع</text:p>
          </table:table-cell>
          <table:table-cell office:value-type="string" calcext:value-type="string">
            <text:p>فَع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زَموعٌ-زَموعٌ، ةٌ[ز م ع] (صِيغَةُ فَعول). 1."عَدَّاءٌ زَموعٌ" : سَريعٌ. 2."أَرْنَبٌ زَموعٌ" : سَريعَةٌ نَشيطَةٌ.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ظَنونٌ</text:p>
          </table:table-cell>
          <table:table-cell/>
          <table:table-cell office:value-type="string" calcext:value-type="string">
            <text:p>ظنن</text:p>
          </table:table-cell>
          <table:table-cell office:value-type="string" calcext:value-type="string">
            <text:p>فَع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ظَنونٌ-ظَنونٌ [ظ ن ن] (صِيغَةُ فَعول). 1."رَجُلٌ ظَنونٌ" : مُتَّهَمٌ في عَقْلِهِ، أَوْ مُتَّهَمٌ في خَبَرِهِ. 2."عَرَفْتُهُ رَجُلاً ظَنوناً" : سَيِّءَ الظَّنِّ. 3."بِئْرٌ ظَنونٌ" : يُشَكُّ في وُجودِ ماءٍ بِها. 4."دَيْنٌ ظَنونٌ" : غَيْرُ مَوْثُوقٍ بِقَضائِهِ.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خَشُوفٌ</text:p>
          </table:table-cell>
          <table:table-cell/>
          <table:table-cell office:value-type="string" calcext:value-type="string">
            <text:p>خشف</text:p>
          </table:table-cell>
          <table:table-cell office:value-type="string" calcext:value-type="string">
            <text:p>فَع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خُشُف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يغَةُ فَعول). 1."عَدَّاءٌ خَشُوفٌ" : سَرِيعٌ. 2."شَابٌّ خَشُوفٌ" : جِرِّيءٌ عَلَى السَّيْرِ لَيْلاً، يَدْخُلُ فِي الأُمُورِ وَلاَ يَهَابُهَا. 3."سَيْفٌ خَشُوفٌ": حَادٌّ، قَاطِعٌ.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ذَعورٌ</text:p>
          </table:table-cell>
          <table:table-cell/>
          <table:table-cell office:value-type="string" calcext:value-type="string">
            <text:p>ذعر</text:p>
          </table:table-cell>
          <table:table-cell office:value-type="string" calcext:value-type="string">
            <text:p>فَع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ذَعورٌ-ذَعورٌ[ذ ع ر] (صيغَةُ فَعول). 1."رَجُلٌ ذَعورٌ" : خائِفٌ، فَزِعٌ. 2."اِمْرَأَةٌ ذَعورٌ" : خَائِفَةٌ مِنَ الرِّيبَةِ والكَلامِ القَبيحِ.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شَكُورٌ</text:p>
          </table:table-cell>
          <table:table-cell/>
          <table:table-cell office:value-type="string" calcext:value-type="string">
            <text:p>شكر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شُكْر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 فَعُول لِلْمُبَالَغَةِ). 1."رَجُلٌ شَكُورٌ" : كَثِيرُ الشُّكْرِ. "صَبَّارٌ شَكُورٌ". 2.فاطر آية 34 إِنَّ رَبَّنَا لَغَفُورٌ شَكُورٌ . (قرآن) : مِنْ صِفَاتِ اللَّهِ، أَي الْمُثِيبُ الْمُنْعِمُ.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فَرُوحٌ</text:p>
          </table:table-cell>
          <table:table-cell/>
          <table:table-cell office:value-type="string" calcext:value-type="string">
            <text:p>فرح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فَرُوحٌ-فَرُوحٌ [ف ر ح] (صِيغَة فَعُول لِلْمُبَالَغَةِ). "رَجُلٌ فَرُوحٌ" : كَثِيرُ الْفَرَحِ.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هَضُومٌ</text:p>
          </table:table-cell>
          <table:table-cell/>
          <table:table-cell office:value-type="string" calcext:value-type="string">
            <text:p>هضم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هُضُم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ِيغَة فَعُول لِلْمُبَالَغَةِ). 1."هَضُومُ الْجِسْمِ" : كُلُّ مَادَّةٍ تَهْضِمُ الطَّعَامَ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هَتُوفٌ</text:p>
          </table:table-cell>
          <table:table-cell/>
          <table:table-cell office:value-type="string" calcext:value-type="string">
            <text:p>هتف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هَتُوفٌ-هَتُوفٌ [هـ ت ف] (صِيغَة فَعُول لِلْمُبَالَغَةِ) [يَسْتَوِي فِيهَا الْمُذَكَّرُ وَالْمُؤَنَّثُ]. 1."حَمَامَةٌ هَتُوفٌ" : كَثِيرَةُ الْهُتَافِ. "رَجُلٌ هَتُوفٌ". 2."سَحَابَةٌ هَتُوفٌ" : رَاعِدَةٌ. 3."قَوْسٌ هَتُوفٌ" : مُرِنَّةٌ، مُصَوِّتَةٌ. "آلَةٌ مُوسِيقِيَّةٌ هَتُوفٌ". 4."رِيحٌ هَتُوفٌ" : حَنَّانَةٌ.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هَتُونٌ</text:p>
          </table:table-cell>
          <table:table-cell/>
          <table:table-cell office:value-type="string" calcext:value-type="string">
            <text:p>هتن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هَتُونٌ-هَتُونٌ [هـ ت ن] (صِيغَة فَعُول لِلْمُبَالَغَةِ) [يَسْتَوِي فِيهَا الْمُذَكَّرُ وَالْمُؤَنَّثُ]. 1."سَحَابٌ هَتُونٌ" : كَثِيرُ الْمَطَرِ. 2."عَيْنٌ هَتُونُ الدَّمْعِ" : غَزِيرَةُ الدُّمُوعِ.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رَحُومٌ</text:p>
          </table:table-cell>
          <table:table-cell/>
          <table:table-cell office:value-type="string" calcext:value-type="string">
            <text:p>رحم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رَحُومٌ-رَحُومٌ [ رح م] (صِيغَة فَعُول لِلْمُبالَغَةِ). "كَانَ رَحُوماً بِالفُقَرَاءِ" : مُشْفِقاً عَلَيْهِمْ، يَرْحَمُهُمْ بِعَطَائِهِ الكَثِيرِ.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عَبُوسٌ</text:p>
          </table:table-cell>
          <table:table-cell/>
          <table:table-cell office:value-type="string" calcext:value-type="string">
            <text:p>عبس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عَبُوسٌ-عَبُوسٌ [ع ب س] (صِيغَة فَعُول للمُبَالَغَةِ). 1."اِسْتَقْبَلَهُ بِوَجْهٍ عَبُوسٍ" : بِوَجْهٍ مُكَشِّرٍ، مُقَطِّبٍ، مُجَهَّمَ الْوَجْهِ. "اِنْطَلَقَ وَجْهُ الصَّبِيِّ بَعْدَ عُبُوسٍ". 2."إِنَّهُ يَوْمٌ عَبُوسٌ" : مُظْلِمٌ، شَدِيدُ الظُّلْمَةِ.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شَرُودٌ</text:p>
          </table:table-cell>
          <table:table-cell/>
          <table:table-cell office:value-type="string" calcext:value-type="string">
            <text:p>شرد</text:p>
          </table:table-cell>
          <table:table-cell office:value-type="string" calcext:value-type="string">
            <text:p>فَع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شُرُد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 فَعول لِلْمُبالَغَةِ). 1."طَائِرٌ شَرُودٌ" : نَافِرٌ. 2."وَلَدٌ شَرُودٌ" : خَارِجٌ عَنِ الطَّاعَةِ. 3."قَصِيدَةٌ شَرُودٌ" : سَائِرَةٌ فِي البِلاَدِ.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كَدُودٌ</text:p>
          </table:table-cell>
          <table:table-cell/>
          <table:table-cell office:value-type="string" calcext:value-type="string">
            <text:p>كدد</text:p>
          </table:table-cell>
          <table:table-cell office:value-type="string" calcext:value-type="string">
            <text:p>فَع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كَدُودٌ-كَدُودٌ [ك د د] (صِيغَة فَعول لِلْمُبالَغَةِ).1."رَجُلٌ كَدُودٌ" : كَثِيرُ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حَلُوبٌ</text:p>
          </table:table-cell>
          <table:table-cell/>
          <table:table-cell office:value-type="string" calcext:value-type="string">
            <text:p>حلب</text:p>
          </table:table-cell>
          <table:table-cell office:value-type="string" calcext:value-type="string">
            <text:p>فَعولٍ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حُلُبٌ;حَلائِب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ِيغَة فَعولٍ لِلْمُبالَغَةِ). 1. "بَقَرَةٌ حَلُوبٌ" : ذَاتُ اللَّبَنِ الكَثِيرِ. "شَاةٌ أوْ نَاقَةٌ حَلُوبٌ" "أبْقَارٌ حَلُوبَةٌ". 2. "وَجَدَهُ بَقَرَةً حَلُوباً": مَنْ يَكُونُ مَصْدَرَ رِبْحٍ لِسِوَاهُ.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فَرُورٌ</text:p>
          </table:table-cell>
          <table:table-cell/>
          <table:table-cell office:value-type="string" calcext:value-type="string">
            <text:p>فرر</text:p>
          </table:table-cell>
          <table:table-cell office:value-type="string" calcext:value-type="string">
            <text:p>ف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فَرُورٌ-فَرُورٌ [ف ر ر] (صِيغَة فعُول لِلْمُبَالَغَةِ). 1. " رَجُلٌ فَرُورٌ"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عَقُورٌ</text:p>
          </table:table-cell>
          <table:table-cell/>
          <table:table-cell office:value-type="string" calcext:value-type="string">
            <text:p>عقر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عَقُورٌ-عَقُورٌ [ع ق ر] (صِيغَةٌ فَعُول لِلْمُبَالَغَةِ). "حَيَوَانٌ عَقُورٌ" : يَعْقِرُ وَيَجْرَحُ وَيَفْتَرِسُ وَيَعَضُّ.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حَدورٌ</text:p>
          </table:table-cell>
          <table:table-cell/>
          <table:table-cell office:value-type="string" calcext:value-type="string">
            <text:p>حدر</text:p>
          </table:table-cell>
          <table:table-cell office:value-type="string" calcext:value-type="string">
            <text:p>فَع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حَدورٌ-حَدورٌ [ح د ر] (صِيغَةٌ فَعول لِلْمُبالَغَةِ). "مَوْضِعٌ حَدورٌ" : مَوْضِعٌ مُنْحَدِرٌ.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أَنُوفٌ</text:p>
          </table:table-cell>
          <table:table-cell/>
          <table:table-cell office:value-type="string" calcext:value-type="string">
            <text:p>ءنف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أَنُوفٌ-أَنُوفٌ [أ ن ف] (صِيغَةُ فَعُول لِلْمُبَالَغَةِ). "إِنْسَانٌ أَنُوفٌ" : عَزِيزُ النَّفْسِ.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جَسُورٌ</text:p>
          </table:table-cell>
          <table:table-cell/>
          <table:table-cell office:value-type="string" calcext:value-type="string">
            <text:p>جسر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جُسُرٌ;جُسْر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ُول لِلْمُبَالَغَةِ). "كَانَ جَسُوراً فِي م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جَلُودٌ</text:p>
          </table:table-cell>
          <table:table-cell/>
          <table:table-cell office:value-type="string" calcext:value-type="string">
            <text:p>جلد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جَلُودٌ-جَلُودٌ [ج ل د] (صِيغَةُ فَعُول لِلْمُبَالَغ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جَمُوحٌ</text:p>
          </table:table-cell>
          <table:table-cell/>
          <table:table-cell office:value-type="string" calcext:value-type="string">
            <text:p>جمح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جَمُوحٌ-جَمُوحٌ [ج م ح] (صِيغَةُ فَعُول لِلْمُبَالَغَةِ). 1."عَرَفْتُهُ جَمُوحَ العَاطِفَةِ" : مَنْ يَنْقَادُ وَرَاءَ عَاطِفَتِهِ وَهَوَاهُ وَيَصْعُبُ رَدُّهُ. 2."فَرَسٌ جَمُوحٌ" : حَرون، مُنْدَفِعٌ مُسْتَعْصٍ عَلَى رَاكِبِهِ.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جَهُورٌ</text:p>
          </table:table-cell>
          <table:table-cell/>
          <table:table-cell office:value-type="string" calcext:value-type="string">
            <text:p>جهر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ِيغَةُ فَعُول لِلْمُبَالَغَةِ). "صَوْتٌ جَهُورٌ" : مُرْتَفِعٌ، أَيْ أَوْتَارُهُ الصَّوْتِيَّةُ قَوِيَّةٌ.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جَهُولٌ</text:p>
          </table:table-cell>
          <table:table-cell/>
          <table:table-cell office:value-type="string" calcext:value-type="string">
            <text:p>جهل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جُهَلاَء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ُول لِلْمُبَالَغَةِ). "إِنَّهُ رَجُلٌ جَهُولٌ" : جَاهِلٌ.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خَجُولٌ</text:p>
          </table:table-cell>
          <table:table-cell/>
          <table:table-cell office:value-type="string" calcext:value-type="string">
            <text:p>خجل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خَجُولٌ-خَجُولٌ [خ ج ل] (صِيغَةُ فَعُول لِلْمُبَالَغَةِ). "عَرَفْتُهُ وَلَدًا خَجُولاً" : كَثِيرَ الْحَيَاءِ . "خَجُولاً أطَلَّ مِنْ وَرَاءِ الضَّبَابِ".(عبد الرفيع جواهري) .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خَدُوشٌ</text:p>
          </table:table-cell>
          <table:table-cell/>
          <table:table-cell office:value-type="string" calcext:value-type="string">
            <text:p>خدش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خَدُوشٌ-خَدُوشٌ [خ د ش] (صِيغَةُ فَعُول لِلْمُبَالَغَةِ). 1.:الْبُرْغُوثُ. 2.: الذُّبَابُ . 3.: اِبْنُ عِرْسٍ. 4."وَلَدٌ خَدُوشٌ": كَثِيرُ الخَدْشِ.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خَدُوعٌ</text:p>
          </table:table-cell>
          <table:table-cell/>
          <table:table-cell office:value-type="string" calcext:value-type="string">
            <text:p>خدع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خُدُع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ُول لِلْمُبَالَغَةِ). 1. "رَجُلٌ خَدُوعٌ" : كَثِيرُ الخِدَاعِ. 2. "نَاقَةٌ خَدُوعٌ" : تَدِرُّ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خَذُولٌ</text:p>
          </table:table-cell>
          <table:table-cell/>
          <table:table-cell office:value-type="string" calcext:value-type="string">
            <text:p>خذل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خَذُولٌ-خَذُولٌ [خ ذ ل] (صِيغَةُ فَعُول لِلْمُبَ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خَشُوعٌ</text:p>
          </table:table-cell>
          <table:table-cell/>
          <table:table-cell office:value-type="string" calcext:value-type="string">
            <text:p>خشع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خُشُع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ُول لِلْمُبَالَغَةِ). "خَشُوعُ الطَّرْفِ": مُغِضُّ الطَّرْفِ. "كَانَ خَشُوعَ الطَّرْفِ عَـنْ لَمْحِ الْمَعَاصـِي".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خَلُوبٌ</text:p>
          </table:table-cell>
          <table:table-cell/>
          <table:table-cell office:value-type="string" calcext:value-type="string">
            <text:p>خلب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خَلُوبٌ-خَلُوبٌ [خ ل ب] (صِيغَةُ فَعُول لِلْمُبَالَغَةِ). "رَجُلٌ خَلُوبٌ" :كَذَّابٌ، خَدَّاعٌ.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سَؤُولٌ</text:p>
          </table:table-cell>
          <table:table-cell/>
          <table:table-cell office:value-type="string" calcext:value-type="string">
            <text:p>سءل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سَؤُولٌ-سَؤُولٌ [س أ ل] (صِيغَةُ فَعُول لِلْمُبَالَغَةِ). "وَلَدٌ سَؤُولٌ" : كَثِيرُ السُّؤَالِ.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سَحوقٌ</text:p>
          </table:table-cell>
          <table:table-cell/>
          <table:table-cell office:value-type="string" calcext:value-type="string">
            <text:p>سحق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ِيغَةُ فَعُول لِلْمُبَالَغَةِ). "عُودٌ سَحوقٌ" : طَوِيلٌ. "نَخْلَةٌ سَحوقٌ". 2."اِمْرَأَةٌ سَحُوقٌ" : طَوِيلَةُ القَامَةِ.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شَرُوبٌ</text:p>
          </table:table-cell>
          <table:table-cell/>
          <table:table-cell office:value-type="string" calcext:value-type="string">
            <text:p>شرب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ِيغَةُ فَعُول لِلْمُبَالَغَةِ). 1."مَاءٌ شَرُوبٌ" : شـِرْبٌ، مَاءٌ صَالِحٌ لِلشُّرْبِ، وَإِنْ كَانَ غَيْرَ عَذْبٍ. 2."لَيْسَ بِهِ عَطَشٌ إِنَّمَا هُوَ شَرُوبٌ" : كَثِيرُ الشُّرْبِ.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صَبُورٌ</text:p>
          </table:table-cell>
          <table:table-cell/>
          <table:table-cell office:value-type="string" calcext:value-type="string">
            <text:p>صبر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صَبُورٌ-صَبُورٌ [ص ب ر] (صِيغَةُ فَعُول لِلْمُبَالَغَةِ). 1."صَبُورٌ فِي الشَّدَائِدِ" : شَدِيدُ التَّحَمُّلِ وَالصَّبْرِ وَالتَّجَلُّدِ. 2."هُوَ اللَّهُ الصَّبُو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صَدُوقٌ</text:p>
          </table:table-cell>
          <table:table-cell/>
          <table:table-cell office:value-type="string" calcext:value-type="string">
            <text:p>صدق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صُدُق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ُول لِلْمُبَالَغَةِ). "عَرَفْتُهُ صَدُوقاً عَلَى الدَّوَامِ" : صادِقاً على الدَّوامِ. "صَدِيقٌ صَدُوقٌ".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صَفُوحٌ</text:p>
          </table:table-cell>
          <table:table-cell/>
          <table:table-cell office:value-type="string" calcext:value-type="string">
            <text:p>صفح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صَفُوحٌ-صَفُوحٌ [ص ف ح] (صِيغَةُ فَعُول لِلْمُبَالَغَةِ). "عَرَفْتُهُ صَفُوحاً" : كَرِيماً، مُسَامِحاً.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صَلُودٌ</text:p>
          </table:table-cell>
          <table:table-cell/>
          <table:table-cell office:value-type="string" calcext:value-type="string">
            <text:p>صلد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صُلُد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ُول لِلْمُبَالَغَةِ). 1."حَجَرٌ صَلُودٌ" : صَلْبٌ. 2."قِدْرٌ صَلُودٌ" : بَطِيئَةُ الْغَلْيِ. 3."رَجُلٌ صَلُودٌ" : شَدِيدُ الْبُخْلِ.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صَمُوتٌ</text:p>
          </table:table-cell>
          <table:table-cell/>
          <table:table-cell office:value-type="string" calcext:value-type="string">
            <text:p>صمت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صَمُوتٌ-صَمُوتٌ [ص م ت] (صِيغَةُ فَعُول لِلْمُبَالَغَةِ). 1."وَلَدٌ صَمُوتٌ" : كَثِيرُ الصَّمْتِ. 2."دِرْعٌ صَمُوتٌ" : مَصْقُولٌ نَاعِمٌ. 3."ضَرْبَةٌ صَمُوتٌ" : مَاضِيَةٌ إِلَى العِظَامِ فَتَقْطَعُه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ضَحُوكٌ</text:p>
          </table:table-cell>
          <table:table-cell/>
          <table:table-cell office:value-type="string" calcext:value-type="string">
            <text:p>ضحك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ضَحُوكٌ-ضَحُوكٌ [ض ح ك] (صِيغَةُ فَعُول لِلْمُبَالَغَةِ). 1."وَلَدٌ ضَحُوكٌ" : كَثِيرُ الضَّحِكِ. 2."لاَ تَلْقَاهُ إِلاَّ بِوَجْهٍ ضَحُوكٍ" : أَيْ بِوَجْهٍ مُبْتَسِمٍ، بَشُوشٍ.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ضَرُوسٌ</text:p>
          </table:table-cell>
          <table:table-cell/>
          <table:table-cell office:value-type="string" calcext:value-type="string">
            <text:p>ضرس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ضَرُوسٌ-ضَرُوسٌ [ض ر س] (صِيغَةُ فَعُول لِلْمُبَالَغَةِ). 1."نَاقَةٌ ضَرُوسٌ" : سَيِّئَةٌ، أي تَعَضُّ حَالِبَهَا. 2."دَارَتْ بَيْنَ الجَيْشَيْنِ حَرْبٌ ضَرُوسٌ" : حَرْبٌ طاحِنَةٌ شَدِيدَةٌ، مُهْلِكَةٌ.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ضَرُوطٌ</text:p>
          </table:table-cell>
          <table:table-cell/>
          <table:table-cell office:value-type="string" calcext:value-type="string">
            <text:p>ضرط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ضَرُوطٌ-ضَرُوطٌ [ض ر ط] (صِيغَةُ فَعُول لِلْمُبَالَغَةِ). "وَلَدٌ ضَروطٌ" : كَثِيرُ الضِّرَاطِ.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ضَرُوعٌ</text:p>
          </table:table-cell>
          <table:table-cell/>
          <table:table-cell office:value-type="string" calcext:value-type="string">
            <text:p>ضرع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ضَرُوعٌ-ضَرُوعٌ [ض ر ع] (صِيغَةُ فَعُول لِلْمُبَالَغَةِ). "نَاقَةٌ ضَرُوعٌ" : لَهَا ضَرْعٌ عَظِيمَةٌ.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طَرُوبٌ</text:p>
          </table:table-cell>
          <table:table-cell/>
          <table:table-cell office:value-type="string" calcext:value-type="string">
            <text:p>طرب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طَرُوبٌ-طَرُوبٌ، ةٌ [ط ر ب] (صِيغَةُ فَعُول لِلْمُبَالَغَةِ). "اِمْرَأَةٌ طَرُوب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طَهُورٌ</text:p>
          </table:table-cell>
          <table:table-cell/>
          <table:table-cell office:value-type="string" calcext:value-type="string">
            <text:p>طهر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طَهُورٌ-طَهُورٌ [ط هـ ر] (صِيغَةُ فَعُول لِلْمُبَالَغَةِ). 1."مَاءٌ طَهُورٌ" : مَاءٌ صَالِحٌ لأَنْ يُتَطَهَّرَ بِهِ.الفرقان آية 48 وَأَنْزَلْنَا مِنَ السَّمَاءِ مَاءً طَهُورا (قرآن). 2."شَيْخٌ طَهُورٌ" : الطَّاهِرُ فِي نَفْسِهِ الْمُطَهِّرُ لِغَيْرِهِ.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عَجُولٌ</text:p>
          </table:table-cell>
          <table:table-cell/>
          <table:table-cell office:value-type="string" calcext:value-type="string">
            <text:p>عجل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عُجُل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ُول لِلْمُبَالَغَةِ). "رَجُلٌ عَجُولٌ " : كَثِيرُ الْعَجَلَةِ.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عَزُوفٌ</text:p>
          </table:table-cell>
          <table:table-cell/>
          <table:table-cell office:value-type="string" calcext:value-type="string">
            <text:p>عزف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عَزُوفٌ-عَزُوفٌ [ع ز ف] (صِيغَةُ فَعُول لِلْمُبَالَغَةِ). 1."رَجُلٌ عَزُوفٌ" : مَنْ لاَ يَثْبُتُ عَلَى وَفَاءٍ أَو مُصَادَقَةِ أَحَدٍ. 2."هُوَ عَزُوفٌ عَنْ كَذَا" : مُبْتَعِدٌ، مُمْتَنِعٌ عَنْهُ.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عَضُوضٌ</text:p>
          </table:table-cell>
          <table:table-cell/>
          <table:table-cell office:value-type="string" calcext:value-type="string">
            <text:p>عضض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عِضَاض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ُول لِلْمُبَالَغَةِ). 1."رَجُلٌ عَضُوضٌ" : كَثِيرُ العَضِّ. 2."زَمَنٌ عَضُوضٌ" : شَدِيدُ الوَطْأَةِ. 3."بِئْرٌ عَضُوضٌ" : كَثِيرَةُ الْمِيَاهِ. 4."لَحْمٌ عَضُوضٌ" : أَيْ يُعَضُّ فَيُؤْكَلُ. 5."مُلْكٌ عَضُوضٌ" : فِيهِ عَسْفٌ وَظُلْمٌ. الْخِلاَفَةُ بَعْدِي ثَلاَثُونَ سَنَةً ثُمَّ يَكُونُ مُلْكٌ عَضُوضٌ (حديث).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عَطُوفٌ</text:p>
          </table:table-cell>
          <table:table-cell/>
          <table:table-cell office:value-type="string" calcext:value-type="string">
            <text:p>عطف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عُطُف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ُول لِلْمُبَالَغَةِ). "عَطُوفٌ عَلَى الفُقَرَاءِ" : مُشْفِقٌ، مُحْسِنٌ، رَحِيمٌ.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عَنُودٌ</text:p>
          </table:table-cell>
          <table:table-cell/>
          <table:table-cell office:value-type="string" calcext:value-type="string">
            <text:p>عند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عُنُد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ُول لِلْمُبَالَغَةِ). 1."رَجُلٌ عَنُودٌ مُشَاكِسٌ" : مُخَالِفٌ لِلْحَقِّ وَهُوَ عَارِفٌ بِهِ. 2."عَقَبَةٌ عَنُودٌ" : صَعْبَةُ الْمُرْتَقَى. 3."سَحَابَةٌ عَنُودٌ" : كَثِيرَةُ الْمَطَرِ.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غَشُومٌ</text:p>
          </table:table-cell>
          <table:table-cell/>
          <table:table-cell office:value-type="string" calcext:value-type="string">
            <text:p>غشم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غَشُومٌ-غَشُومٌ [غ ش م] (صِيغَةُ فَعُول لِلْمُبَالَغَةِ). 1."رَجُلٌ 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غَضُوبٌ</text:p>
          </table:table-cell>
          <table:table-cell/>
          <table:table-cell office:value-type="string" calcext:value-type="string">
            <text:p>غضب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غَضُوبٌ-غَضُوبٌ (مذ، مؤ) [غ ض ب] (صِيغَةُ فَعُول لِلْمُبَالَغَةِ). "رَجُلٌ غَضُوبٌ" : كَثِيرُ الغَضَبِ. "كِلاَهُمَا فَظٌّ شَرِسٌ غَضُوبٌ".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غَفُورٌ</text:p>
          </table:table-cell>
          <table:table-cell/>
          <table:table-cell office:value-type="string" calcext:value-type="string">
            <text:p>غفر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غَفُورٌ-غَفُورٌ [غ ف ر] (صِيغَةُ فَعُول لِلْمُبَالَغَةِ). 1."إِنَّ اللَّهَ لَغَفُورٌ" : يَغْفِرُ الذُّنُوبَ وَيَصْفَحُ، كَثِيرُ الْمَغْفِرَةِ.آل عمران آية 155 وَلَقَدْ عَفَا اللَّهُ عَنْهُمْ إِنَّ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غَيُوبٌ</text:p>
          </table:table-cell>
          <table:table-cell/>
          <table:table-cell office:value-type="string" calcext:value-type="string">
            <text:p>غيب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غَيُوبٌ-غَيُوبٌ [غ ي ب] (صِيغَةُ فَعُول لِلْمُبَالَغَةِ). "تِلْمِيذٌ غَيُوبٌ" : كَثِيرُ الْغِيَابِ.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غَيُومٌ</text:p>
          </table:table-cell>
          <table:table-cell/>
          <table:table-cell office:value-type="string" calcext:value-type="string">
            <text:p>غيم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غَيُومٌ-غَيُومٌ [غ ي م] (صِيغَةُ فَعُول لِلْمُبَالَغَةِ). "يَوْمٌ غَيُومٌ" : بِهِ غَيْمٌ، سُحُبٌ كَثيرَةٌ.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قَتُولٌ</text:p>
          </table:table-cell>
          <table:table-cell/>
          <table:table-cell office:value-type="string" calcext:value-type="string">
            <text:p>قتل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قَتُولٌ-قَتُولٌ (مذ، مؤ) [ق ت ل] (صِيغَةُ فَعُول لِل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قَدُومٌ</text:p>
          </table:table-cell>
          <table:table-cell/>
          <table:table-cell office:value-type="string" calcext:value-type="string">
            <text:p>قدم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قُدُم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ُول لِلْمُبَالَغَةِ). "بَطَلٌ قَدُومٌ" : مِقْدامٌ، جَرِيءٌ، كَثِيرُ الإِقْدَامِ.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قَذُوفٌ</text:p>
          </table:table-cell>
          <table:table-cell/>
          <table:table-cell office:value-type="string" calcext:value-type="string">
            <text:p>قذف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قَذُوفٌ-قَذُوفٌ [ق ذ ف] (صِيغَةُ فَعُول لِلْمُبَالَغَةِ). 1."مَنْزِلٌ قَذُوفٌ" : بَعِيدٌ. "أَرْضٌ قَذُوفٌ" "نِيَّةٌ 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قَنُوتٌ</text:p>
          </table:table-cell>
          <table:table-cell/>
          <table:table-cell office:value-type="string" calcext:value-type="string">
            <text:p>قنت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قَنُوتٌ-قَنُوتٌ [ق ن ت] (صِيغَةُ فَعُول لِلْمُبَالَغَةِ). "اِمْرَأَةٌ قَنُوتٌ" : اِمْرَأَةٌ مُطِيعَةٌ لِزَوْجِهَا.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قَنُوطٌ</text:p>
          </table:table-cell>
          <table:table-cell/>
          <table:table-cell office:value-type="string" calcext:value-type="string">
            <text:p>قنط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قَنُوطٌ-قَنُوطٌ [ق ن ط] (صِيغَةُ فَعُول لِلْمُبَ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قَنُوعٌ</text:p>
          </table:table-cell>
          <table:table-cell/>
          <table:table-cell office:value-type="string" calcext:value-type="string">
            <text:p>قنع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قَنُوعٌ-قَنُوعٌ [ق ن ع] (صِيغَةُ فَعُول لِلْمُبَالَغَةِ). "قَنُوعٌ بِحَيَاتِهِ البَسِيطَةِ" : رَاضٍ بِمَا قُسِمَ لَهُ، قَنِعٌ.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كَؤُودٌ</text:p>
          </table:table-cell>
          <table:table-cell/>
          <table:table-cell office:value-type="string" calcext:value-type="string">
            <text:p>كءد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كَؤُودٌ-كَؤُودٌ [ك أ د] (صِيغَةُ فَعُول لِلْمُبَالَغَةِ). "عَقَبَةٌ كَؤُودٌ": كَأْدَاءُ، شَاقَّةُ الْمَصْعَدِ.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كَذُوبٌ</text:p>
          </table:table-cell>
          <table:table-cell/>
          <table:table-cell office:value-type="string" calcext:value-type="string">
            <text:p>كذب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كَذُوبٌ-كَذُوبٌ [ك ذ ب] (صِيغَةُ فَعُول لِلْمُبَالَغَةِ). "رَجُلٌ كَذُوبٌ" : كَثِيرُ الكَذِبِ.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كَسُولٌ</text:p>
          </table:table-cell>
          <table:table-cell/>
          <table:table-cell office:value-type="string" calcext:value-type="string">
            <text:p>كسل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كَسُولٌ-كَسُولٌ [ك س ل] (صِيغَةُ فَعُول لِلْمُبَالَغَةِ). 1."وَلَدٌ كَسُولٌ" : كَسْلاَنُ، مُتَقَاعِسٌ.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كَفُورٌ</text:p>
          </table:table-cell>
          <table:table-cell/>
          <table:table-cell office:value-type="string" calcext:value-type="string">
            <text:p>كفر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كُفُر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ُول لِلْمُبَالَغَةِ). "رَجُلٌ كَفُورٌ" : كَافِرٌ.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لَبُوسٌ</text:p>
          </table:table-cell>
          <table:table-cell/>
          <table:table-cell office:value-type="string" calcext:value-type="string">
            <text:p>لبس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لُبُس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ُول لِلْمُبَالَغَةِ). 1."لَبُوسُ السَّهْرَةِ" : مَا يُلْبَسُ. "اِلْبِسْ لِكُلِّ حَالَةٍ لَبُوسَهَا". 2."رَجُلٌ لَبُوسٌ" : كَثِيرُ اللِّبَاسِ. 3."تَنَاوَلَ اللَّبُوسَ" : دَوَاءٌ عَلَى شَكْلِ قَوَالِبَ تُوضَعُ فِي الشَّرَجِ أَوِ الْمَهْبِلِ وَبَعْدَ ذَوَبَانِهِ يَتَسَرَّبُ إِلَى الْجِسْمِ.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لَجُوجٌ</text:p>
          </table:table-cell>
          <table:table-cell/>
          <table:table-cell office:value-type="string" calcext:value-type="string">
            <text:p>لجج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لَجُوجٌ-لَجُوجٌ [ل ج ج] (صِيغَةُ فَعُول لِلْمُبَالَغَةِ). "رَجُلٌ لَجُوجٌ" : كَثِيرُ الإِلْحَاحِ، مِلْحَاحٌ.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لَعُوبٌ</text:p>
          </table:table-cell>
          <table:table-cell/>
          <table:table-cell office:value-type="string" calcext:value-type="string">
            <text:p>لعب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لَوَاعِبُ;لَعَائِب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ُول لِلْمُبَالَغَةِ). "اِمْرَأَةٌ لَعُوبٌ" : حَسَنَةُ الدَّلِّ، شَيِّقَةُ الْحَرَكَاتِ.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لَهُوفٌ</text:p>
          </table:table-cell>
          <table:table-cell/>
          <table:table-cell office:value-type="string" calcext:value-type="string">
            <text:p>لهف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لَهُوفٌ-لَهُوفٌ، ةٌ [ل هـ ف] (صِيغَةُ فَعُول لِلْمُبَالَغَةِ). "وَجَدْتُهُ لَهُوفاً" : مُتَحَسِّراً.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نَزُورٌ</text:p>
          </table:table-cell>
          <table:table-cell/>
          <table:table-cell office:value-type="string" calcext:value-type="string">
            <text:p>نزر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نُزُر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ُول لِلْمُبَالَغَةِ). 1."اِمْرَأَةٌ نَزُورٌ" : نَزِرَةٌ، أَيْ قَلِيلَةُ الوَلَدِ أَوِ اللَّبَنِ. 2."رَجُلٌ نَزُورٌ" : قَلِيلُ الكَلاَمِ.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نَزُوفٌ</text:p>
          </table:table-cell>
          <table:table-cell/>
          <table:table-cell office:value-type="string" calcext:value-type="string">
            <text:p>نزف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ِيغَةُ فَعُول لِلْمُبَالَغَةِ). "بِئْرٌ نَزُوفٌ" : قَلِيلَةُ الْمَاءِ.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نَضُوحٌ</text:p>
          </table:table-cell>
          <table:table-cell/>
          <table:table-cell office:value-type="string" calcext:value-type="string">
            <text:p>نضح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نَضُوحٌ-نَضُوحٌ [ن ض ح] (صِيغَةُ فَعُول لِلْمُبَالَغَةِ). 1."طِيبُ نَضُوحٌ" : طِيبٌ مُتَضَوِّعٌ. 2."إِنَاءٌ نَضُوحٌ" : إِنَاءٌ يَرْشَحُ بِمَا فِيهِ. 3."قَوْسٌ نَضُوحٌ بِنِبَالٍ" : قَوْسٌ شَدِيدَةُ الرَّمْيِ.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هَبُوبٌ</text:p>
          </table:table-cell>
          <table:table-cell/>
          <table:table-cell office:value-type="string" calcext:value-type="string">
            <text:p>هبب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هَبُوبٌ-هَبُوبٌ [هـ ب ب] (صِيغَةُ فَعُول لِلْمُبَالَغَةِ). "رِيحٌ هَبُوبٌ" : رِيحٌ مُثِيرَةٌ لِلْغُبَارِ.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هَبُولٌ</text:p>
          </table:table-cell>
          <table:table-cell/>
          <table:table-cell office:value-type="string" calcext:value-type="string">
            <text:p>هبل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هَبُولٌ-هَبُولٌ [هـ ب ل] (صِيغَةُ فَعُول لِلْمُبَالَغَةِ). "اِمْرَأَةٌ هَبُولٌ" : فَقَدَتْ أَوْلاَدَهَا عَلَى التَّوَالِي وَلَمْ يَعُدْ لَهَا وَلَدٌ.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هَجُودٌ</text:p>
          </table:table-cell>
          <table:table-cell/>
          <table:table-cell office:value-type="string" calcext:value-type="string">
            <text:p>هجد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هُجُودٌ;هُجَّد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ُول لِلْمُبَالَغَةِ). "مُتَعَبِّدٌ هَجُودٌ" : مُتَعَبِّدٌ فِي اللَّيْلِ.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هَشُوشٌ</text:p>
          </table:table-cell>
          <table:table-cell/>
          <table:table-cell office:value-type="string" calcext:value-type="string">
            <text:p>هشش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هَشُوشٌ-هَشُوشٌ [هـ ش ش] (صِيغَةُ فَعُول لِلْمُب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هَصُورٌ</text:p>
          </table:table-cell>
          <table:table-cell/>
          <table:table-cell office:value-type="string" calcext:value-type="string">
            <text:p>هصر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هَصُورٌ-هَصُورٌ [هـ ص ر] (صِيغَةُ فَعُول لِلْمُبَالَغَةِ). "زَأَرَ الْهَصُورُ" : الأَسَدُ.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هَلُوعٌ</text:p>
          </table:table-cell>
          <table:table-cell/>
          <table:table-cell office:value-type="string" calcext:value-type="string">
            <text:p>هلع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هَلُوعٌ-هَلُوعٌ [هـ ل ع] (صِيغَةُ فَعُول لِلْمُبَالَغَةِ). "رَجُلٌ هَلُوعٌ " : جَزِعٌ، خَائِفٌ خَوْفاً شَدِيداً.المعارج آية 19إِنَّ الْإِنْسَانَ خُلِقَ هَلُوعاً. (قرآن).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هَيُوبٌ</text:p>
          </table:table-cell>
          <table:table-cell/>
          <table:table-cell office:value-type="string" calcext:value-type="string">
            <text:p>هيب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هَيُوبٌ-هَيُوبٌ، ةٌ [هـ ي ب] (صِيغَةُ فَعُول لِلْمُبَالَغَةِ). "رَجُلٌ هَيُوبٌ" : هَيَّابٌ، مَهِيبٌ.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هَيُومٌ</text:p>
          </table:table-cell>
          <table:table-cell/>
          <table:table-cell office:value-type="string" calcext:value-type="string">
            <text:p>هيم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هَيُومٌ-هَيُومٌ [هـ ي م] (صِيغَةُ فَعُول لِلْمُبَالَغَةِ). "وَلَدٌ هَيُومٌ": مُتَحَيِّرٌ.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وَدُودٌ</text:p>
          </table:table-cell>
          <table:table-cell/>
          <table:table-cell office:value-type="string" calcext:value-type="string">
            <text:p>ودد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وَدُودٌ-وَدُودٌ [و د د]. 1. (صِيغَةُ فَعُول لِلْمُبَالَغَةِ). 1."رَجُلٌ وَدُودٌ" : لَطِيفٌ، كَثِيرُ الْحُبِّ. "هِيَ امْرَأَةٌ وَدُودٌ". 2."هُوَ وَدُودٌ بَيْنَ أَهْلِهِ" : م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وَصُولٌ</text:p>
          </table:table-cell>
          <table:table-cell/>
          <table:table-cell office:value-type="string" calcext:value-type="string">
            <text:p>وصل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وَصُولٌ-وَصُولٌ [و ص ل] (صِيغَةُ فَعُول لِلْمُبَالَغَةِ). 1."رَجُلٌ وَصُولٌ" : كَثِيرُ العَطَاءِ. 2."رَجُلُ عَائِلَةٍ وَصُولٌ" : كَثِيرُ الوَصْلِ. 3."وَصُولٌ إِلَى أَدَقِّ الأُمُورِ بِهِمَّتِهِ" : كَثِيرُ الوُصُولِ.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وَقُورٌ</text:p>
          </table:table-cell>
          <table:table-cell/>
          <table:table-cell office:value-type="string" calcext:value-type="string">
            <text:p>وقر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وَقُورٌ-وَقُورٌ [و ق ر] (صِيغَةُ فَعُول لِلْمُبَالَغَةِ). "شَيْخٌ وَقُورٌ" : رَزِينٌ، ذُو وَقَارٍ.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وَكُوبٌ</text:p>
          </table:table-cell>
          <table:table-cell/>
          <table:table-cell office:value-type="string" calcext:value-type="string">
            <text:p>وكب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وَكُوبٌ-وَكُوبٌ [و ك ب] (صِيغَةُ فَعُول لِلْمُبَالَغَةِ). 1."ظَبْيَةٌ 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وَكُوفٌ</text:p>
          </table:table-cell>
          <table:table-cell/>
          <table:table-cell office:value-type="string" calcext:value-type="string">
            <text:p>وكف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وَكُوفٌ-وَكُوفٌ [و ك ف] (صِيغَةُ فَعُول لِلْمُبَالَغَةِ). 1."سَحَابٌ وَكُوفٌ" : يَسِيلُ قَلِيلاً قَلِيلاً. 2."نَاقَةٌ وَكُوفٌ" : غَزِيرَةُ اللَّبَنِ، لاَ يَنْقَطِعُ لَبَنُهَا.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وَلُودٌ</text:p>
          </table:table-cell>
          <table:table-cell/>
          <table:table-cell office:value-type="string" calcext:value-type="string">
            <text:p>ولد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وَلُودٌ-وَلُودٌ [و ل د] (صِيغَةُ فَعُول لِلْمُبَالَغَةِ). "اِمْرَأَةٌ وَلُودٌ" : كَثِيرَةُ الأَوْلاَدِ.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وَلُوعٌ</text:p>
          </table:table-cell>
          <table:table-cell/>
          <table:table-cell office:value-type="string" calcext:value-type="string">
            <text:p>ولع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ُول لِلْمُبَالَغَةِ). 1."شَابٌّ وَلُوعٌ" : وَلِعٌ، شَدِيدُ التَّعَلُّ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وَلُوفٌ</text:p>
          </table:table-cell>
          <table:table-cell/>
          <table:table-cell office:value-type="string" calcext:value-type="string">
            <text:p>ولف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وَلُوفٌ-وَلُوفٌ [و ل ف] (صِيغَةُ فَعُول لِلْمُبَال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يَؤُوسٌ</text:p>
          </table:table-cell>
          <table:table-cell/>
          <table:table-cell office:value-type="string" calcext:value-type="string">
            <text:p>يءس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يَؤُوسٌ-يَؤُوسٌ [ي أ س] (صِيغَةُ فَعُول لِلْمُبَالَغَةِ). "وَجَدَهُ يَؤُ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نَصُوحٌ</text:p>
          </table:table-cell>
          <table:table-cell/>
          <table:table-cell office:value-type="string" calcext:value-type="string">
            <text:p>نصح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نَصُوحٌ-نَصُوحٌ [ن ص ح] (صِيغَةُ فَعُول لِلْمُبَالَغَةِ) (لِلْمُذَكَّرِ وَالْمُؤَنَّثِ). 1."تَوْبَةٌ نَصُوحٌ" : تَوْبَةٌ صَادِقَةٌ، خَالِصَةٌ. التحريم آية 8يَا أَيُّهَا الَّذِينَ آمَنُوا تُوبُوا إِلَى اللَّهِ تَوْبَةً نَصُوحاً (قرآن). 2."رَجُلٌ نَصُوحٌ" : كَثِيرُ النُّصْحِ. "اِمْرَأَةٌ نَصُوحٌ".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كَتُومٌ</text:p>
          </table:table-cell>
          <table:table-cell/>
          <table:table-cell office:value-type="string" calcext:value-type="string">
            <text:p>كتوم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كُتُمٌ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ج: كُتُمٌ. (صِيغَةُ فَعُول لِلْمُبَالَغَةِ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بَشوشٌ</text:p>
          </table:table-cell>
          <table:table-cell/>
          <table:table-cell office:value-type="string" calcext:value-type="string">
            <text:p>بشش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بَشوشٌ-بَشوشٌ [ب ش ش] (صِيغَةُ فَعُول لِلْمُبالَغَةِ). "أَرَأَيْتَ ذَلِكَ الوَجْهَ البَشوشَ" : أَي الْمُبْتَسِمَ الضَّاحِكَ.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جَزُوعٌ</text:p>
          </table:table-cell>
          <table:table-cell/>
          <table:table-cell office:value-type="string" calcext:value-type="string">
            <text:p>جزع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جَزُوعٌ-جَزُوعٌ [ج ز ع] (صِيغَةُ فَعُول لِلْمُبالَغَةِ)." أَطَ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حَقُودٌ</text:p>
          </table:table-cell>
          <table:table-cell/>
          <table:table-cell office:value-type="string" calcext:value-type="string">
            <text:p>حقد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حَقُودٌ-حَقُودٌ [ح ق د] (صِيغَةُ فَعُول لِلْمُبالَغَةِ). "رَجُلٌ حَقُودٌ": كَثِيرُ الحِقْدِ.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ذَكورٌ</text:p>
          </table:table-cell>
          <table:table-cell/>
          <table:table-cell office:value-type="string" calcext:value-type="string">
            <text:p>ذكر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ذَكورٌ-ذَكورٌ[ذ كـ ر] (صِيغَةُ فَعُول لِلْمُبالَغَةِ). "وَلَدٌ ذَكورٌ": كَثيرُ الحِفْظِ في ذِهْنِهِ، حَسَنُ الذَّاكِرَةِ.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رَسوبٌ</text:p>
          </table:table-cell>
          <table:table-cell/>
          <table:table-cell office:value-type="string" calcext:value-type="string">
            <text:p>رسب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رَسوبٌ-رَسوبٌ [ر س ب] (صِيغَةُ فَعُول لِلْمُبالَغَةِ). 1."رَجُلٌ رَسُوبٌ" : حَلِيمٌ، عَاقِلٌ. 2."سَيْفٌ رَسُوبٌ" : سَيْفٌ يَغِيبُ فِي الْمَضْرُوبِ.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رَكوضٌ</text:p>
          </table:table-cell>
          <table:table-cell/>
          <table:table-cell office:value-type="string" calcext:value-type="string">
            <text:p>ركض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رَكوضٌ-رَكوضٌ [ر ك ض] (صِيغَةُ فَعُول لِلْمُبالَغَةِ). "رَكِبَ على ظَهْرِ جَوادٍ رَكوضٍ" : سَريعٍ.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سَؤُومٌ</text:p>
          </table:table-cell>
          <table:table-cell/>
          <table:table-cell office:value-type="string" calcext:value-type="string">
            <text:p>سءم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سَؤُومٌ-سَؤُومٌ [س أ م] (صِيغَةُ فَعُول لِلْمُبالَغَةِ). "رَجُلٌ سَؤُومٌ": كَثِيرُ السَّأمِ، يَمَلُّ كُلَّ شَيْءٍ.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طَحُونٌ</text:p>
          </table:table-cell>
          <table:table-cell/>
          <table:table-cell office:value-type="string" calcext:value-type="string">
            <text:p>طحن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طَحُونٌ-طَحُونٌ [ط ح ن] (صِيغَةُ فَعُول لِلْمُبالَغَةِ). 1."طَحُونُ الْحَيِّ" : طَحَّانُ. 2."قَائِدُ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عَيُونٌ</text:p>
          </table:table-cell>
          <table:table-cell/>
          <table:table-cell office:value-type="string" calcext:value-type="string">
            <text:p>عين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عِينٌ;عُيُن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ُول لِلْمُبالَغَةِ). "رَجُلٌ عَيُونٌ" : عَيَّانٌ، شَدِيدُ الإِصَابَةِ بِالعَيْنِ.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فَرُودٌ</text:p>
          </table:table-cell>
          <table:table-cell/>
          <table:table-cell office:value-type="string" calcext:value-type="string">
            <text:p>فرد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فَرُودٌ-فَرُودٌ [ف ر د] (صِيغَةُ فَعُول لِلْمُبالَغَةِ). 1."شَيْءٌ فَرُودٌ": مُتَفَرِّدٌ، فَرَدٌ، مُتَمَيِّزٌ. 2."نَاقَةٌ فَرُودٌ" : تَنْفَرِدُ فِي الْمَرْعَى.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خَدُومٌ</text:p>
          </table:table-cell>
          <table:table-cell/>
          <table:table-cell office:value-type="string" calcext:value-type="string">
            <text:p>خدم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خَدُومٌ-خَدُومٌ [خ د م] (صِيغَةُ فَعُول لِلمبالغَةِ). "رَجُلٌ خَدُومٌ" : كَثِيرُ الخِدْمَةِ .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صَلُوحٌ</text:p>
          </table:table-cell>
          <table:table-cell/>
          <table:table-cell office:value-type="string" calcext:value-type="string">
            <text:p>صلح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صَلُوحٌ-صَلُوحٌ [ص ل ح] (صِيغَةُ فَعُول للمُبالَغَةِ). "رَجُلٌ صَلُوحٌ" : كَثِيرُ الصَّلاَحِ.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قَلُوبٌ</text:p>
          </table:table-cell>
          <table:table-cell/>
          <table:table-cell office:value-type="string" calcext:value-type="string">
            <text:p>قلب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قَلُوبٌ-قَلُوبٌ [ق ل ب] (صِيغَةُ فَعُول للمُبالَغَةِ). 1."رَجُلٌ قَلُوبٌ" : 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كَلُوءٌ</text:p>
          </table:table-cell>
          <table:table-cell/>
          <table:table-cell office:value-type="string" calcext:value-type="string">
            <text:p>كلء</text:p>
          </table:table-cell>
          <table:table-cell office:value-type="string" calcext:value-type="string">
            <text:p>فَعُولٌ</text:p>
          </table:table-cell>
          <table:table-cell office:value-type="string" calcext:value-type="string">
            <text:p>صيغة</text:p>
          </table:table-cell>
          <table:table-cell table:number-columns-repeated="5"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z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كَلُوءٌ-كَلُوءٌ [ك ل ء] (صِيغَةُ فَعُولٌ لِلْمُبَالَغَةِ). 1."رَجُلٌ كَلُوءُ العَيْنِ" : مَنْ بِهِ أَرَقٌ لاَ يَغْلِبُهُ النَّوْمُ. 2."عَيْنٌ كَلُوءٌ" : سَاهِرَةٌ.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كَلُوءة</text:p>
          </table:table-cell>
          <table:table-cell/>
          <table:table-cell office:value-type="string" calcext:value-type="string">
            <text:p>كلء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 table:number-columns-repeated="2"/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2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نَفُورٌ</text:p>
          </table:table-cell>
          <table:table-cell/>
          <table:table-cell office:value-type="string" calcext:value-type="string">
            <text:p>نفر</text:p>
          </table:table-cell>
          <table:table-cell office:value-type="string" calcext:value-type="string">
            <text:p>فَعُولٍ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نَفُورٌ-نَفُورٌ [ن ف ر] (صِيغَةُ فَعُولٍ لِلْمُبَالَغَةِ). 1. "حَيَوَانٌ نَفُورٌ" : حَيَوَانٌ نَافِرٌ. 2. "رَجُلٌ نَفُورٌ" : شَدِيدُ النُّفُورِ.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أكُولٌ</text:p>
          </table:table-cell>
          <table:table-cell/>
          <table:table-cell office:value-type="string" calcext:value-type="string">
            <text:p>ءكل</text:p>
          </table:table-cell>
          <table:table-cell office:value-type="string" calcext:value-type="string">
            <text:p>فَع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أكُولٌ-أكُولٌ [أ ك ل] (صِيغَةُ فَعول لِلْمُبالَغَةِ). "رَجُلٌ أكُولٌ": كَثِيرُ الأكْلِ، شَرِهٌ، نَهِمٌ.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حَنُونٌ</text:p>
          </table:table-cell>
          <table:table-cell/>
          <table:table-cell office:value-type="string" calcext:value-type="string">
            <text:p>حنن</text:p>
          </table:table-cell>
          <table:table-cell office:value-type="string" calcext:value-type="string">
            <text:p>فَع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حَنُونٌ-حَنُونٌ [ح ن ن] (صِيغَةُ فَعول لِلْمُبالَغَةِ). "رَجُلٌ حَنُونٌ" : شَفُوقٌ، عَطُوفٌ.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رَقودٌ</text:p>
          </table:table-cell>
          <table:table-cell/>
          <table:table-cell office:value-type="string" calcext:value-type="string">
            <text:p>رقد</text:p>
          </table:table-cell>
          <table:table-cell office:value-type="string" calcext:value-type="string">
            <text:p>فَع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رَقودٌ-رَقودٌ [ر ق د] (صِيغَةُ فَعول لِلْمُبالَغَةِ). 1."وَلَدٌ رَقودٌ" : يَنامُ كَثيراً. 2."هِيَ رَقودُ الضُّحَى" : نَؤومُ الضُّحَى، أَي مُتَنَعِّمَةٌ.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رَكوبٌ</text:p>
          </table:table-cell>
          <table:table-cell/>
          <table:table-cell office:value-type="string" calcext:value-type="string">
            <text:p>ركب</text:p>
          </table:table-cell>
          <table:table-cell office:value-type="string" calcext:value-type="string">
            <text:p>فَع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رَكوبٌ-رَكوبٌ [ر ك ب] (صِيغَةُ فَعول لِلْمُبالَغَةِ). 1."اِمْتَطَى رَكوبَهُ" : ما يُرْكَبُ مِنَ الإِبِلِ. 2."رَجُلٌ رَكوبٌ" : كَثيرُ الرُّكوبِ.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رَكودٌ</text:p>
          </table:table-cell>
          <table:table-cell/>
          <table:table-cell office:value-type="string" calcext:value-type="string">
            <text:p>ركد</text:p>
          </table:table-cell>
          <table:table-cell office:value-type="string" calcext:value-type="string">
            <text:p>فَع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رَكودٌ-رَكودٌ [ر ك د] (صِيغَةُ فَعول لِلْمُبالَغَةِ). 1."اِمْرَأَةٌ رَكودٌ" : اِمْرَأَةٌ يَدومُ لَبَنُها وَلا يَنْقَطِعُ. 2."فَاضَ الرَّكودُ" : الْجَفْنَةُ الكَبيرَةُ الْمَلأَى.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سَكُورٌ</text:p>
          </table:table-cell>
          <table:table-cell/>
          <table:table-cell office:value-type="string" calcext:value-type="string">
            <text:p>سكر</text:p>
          </table:table-cell>
          <table:table-cell office:value-type="string" calcext:value-type="string">
            <text:p>فَع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سُكُر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ول لِلْمُبالَغَةِ). "رَجُلٌ سَكُورٌ" : كَثِيرُ السُّكْرِ.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حَرُونٌ</text:p>
          </table:table-cell>
          <table:table-cell/>
          <table:table-cell office:value-type="string" calcext:value-type="string">
            <text:p>حرن</text:p>
          </table:table-cell>
          <table:table-cell office:value-type="string" calcext:value-type="string">
            <text:p>فَعولٍ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ِيغَةُ فَعولٍ لِلْمُبالَغَةِ). "بَغْلٌ حَرُونٌ" : جَمُوحٌ، أيْ يَرْفُضُ الانْقِيَادَ.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دَموعٌ</text:p>
          </table:table-cell>
          <table:table-cell/>
          <table:table-cell office:value-type="string" calcext:value-type="string">
            <text:p>دمع</text:p>
          </table:table-cell>
          <table:table-cell office:value-type="string" calcext:value-type="string">
            <text:p>فَعولٍ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دَموعٌ-دَموعٌ [د م ع] (صيغَةَ فَعولٍ للمُبالغَةِ). "ما رَأَيْتُ وَلَداً دَموعاً مِثْلَهُ" : كَثيرَ الدَّمْعِ.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أَلُوفٌ</text:p>
          </table:table-cell>
          <table:table-cell/>
          <table:table-cell office:value-type="string" calcext:value-type="string">
            <text:p>ءلف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أُلُف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يغَةُ فَعُول لِلْمُبَالَغَةِ). "هُوَ صَدِيقٌ أَلُوفٌ" : حَمِيمٌ، كَثِيرُ الأُلْفَةِ.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رَؤُوفٌ</text:p>
          </table:table-cell>
          <table:table-cell/>
          <table:table-cell office:value-type="string" calcext:value-type="string">
            <text:p>رءف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رُؤَفَاء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يغَةُ فَعُول لِلْمُبَالَغَةِ). 1."رَؤُوفٌ بِعِبَادِهِ" : رَحِيمٌ بِهِمْ. 2."هُوَ اللَّهُ الرَّؤُوفُ" : مِنْ أَسْمَاءِ اللَّهِ الحُسْنَى. 3."عَبْدُ الرَّؤُوفِ": اِسْمُ عَلَمٍ مُرَكَّبٌ.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فَخُورٌ</text:p>
          </table:table-cell>
          <table:table-cell/>
          <table:table-cell office:value-type="string" calcext:value-type="string">
            <text:p>فخر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ون;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يغَةُ فَعُول لِلْمُبَالَغَةِ). 1."فَخُورٌ بِنَفْسِهِ" : الْفَاخِرُ بِنَفْسِهِ، الْمُتَعَالِي بِنَسَبِهِ وَحَسَبِه وَخِصَالِهِ. 2."فَخُورٌ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زَهوقٌ</text:p>
          </table:table-cell>
          <table:table-cell/>
          <table:table-cell office:value-type="string" calcext:value-type="string">
            <text:p>زهق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زَهوقٌ-زَهوقٌ[ز هـ ق] (صيغَةُ فَعُول لِلْمُبالَغَةِ). 1."أَمْرٌ زَهوقٌ" : باطِلٌ، هالِكٌ، لا فائِدَةَ تُرْجَى مِنْ وَرائِهِ.الإسراء الآية 81 إٍنَّ الباطِلَ كانَ زَهوقاً . (قرآن). 2."بِئْرٌ زَهوقٌ" : عَميقةٌ.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عَصُوفٌ</text:p>
          </table:table-cell>
          <table:table-cell/>
          <table:table-cell office:value-type="string" calcext:value-type="string">
            <text:p>عصف</text:p>
          </table:table-cell>
          <table:table-cell office:value-type="string" calcext:value-type="string">
            <text:p>فَع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يغَةُ فَعول لِلْمُبالَغَةِ). "رِيحٌ عَصُوفٌ" : شَدِيدَةٌ.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دَؤُوبٌ</text:p>
          </table:table-cell>
          <table:table-cell/>
          <table:table-cell office:value-type="string" calcext:value-type="string">
            <text:p>دءب</text:p>
          </table:table-cell>
          <table:table-cell office:value-type="string" calcext:value-type="string">
            <text:p>فَع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يغَةُ فَعول للْمُبَالَغَةِ). "دَؤُوبٌ عَلَى عَمَلِهِ" : جَادٌّ وَمُسْتَمِرُّ فِيهِ.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فَرُوقٌ</text:p>
          </table:table-cell>
          <table:table-cell/>
          <table:table-cell office:value-type="string" calcext:value-type="string">
            <text:p>فرق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فَرُوقٌ-فَرُوقٌ [ف ر ق] (صيغة فَعُول لِلْمُبَالَغَةِ). "رَجُلٌ فَرُوقٌ" : شَدِيدُ الْفَزَعِ.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بَتُولٌ</text:p>
          </table:table-cell>
          <table:table-cell/>
          <table:table-cell office:value-type="string" calcext:value-type="string">
            <text:p>بتل</text:p>
          </table:table-cell>
          <table:table-cell office:value-type="string" calcext:value-type="string">
            <text:p>فَع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بَتُولٌ-بَتُولٌ [ب ت ل] (صيغة فَعول لِلْمُبَالَغَةِ). "عُرِفَتْ مَرْيَمُ العَذْرَاءُ باسْمِ البَتولِ" : أَي العَذْراءُ. وَهُوَ مِنَ الأسْماءِ الَّتِي تُطْلَقُ عَلَى النِّسَاءِ ؛كَما يَعْنِي الْمَرْأةَ الْمُنْقَطِعَةَ عَنِ الزَّوَاجِ.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قَطُورٌ</text:p>
          </table:table-cell>
          <table:table-cell/>
          <table:table-cell office:value-type="string" calcext:value-type="string">
            <text:p>قطر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قَطُورٌ-قَطُورٌ [ق ط ر] (صيغةُ فَعُول لِلمُبَالَغَةِ). "سَحَابٌ قَطُورٌ" : كَثِيرُ القَطْرِ.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غَيُورٌ</text:p>
          </table:table-cell>
          <table:table-cell/>
          <table:table-cell office:value-type="string" calcext:value-type="string">
            <text:p>غير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غُيُرٌ;(مذ;مؤ)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. 1."غَيُورٌ عَلَى زَوْجَتِهِ" : مَنْ يَغَارُ. 2."غَيُورٌ عَلَى وَ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عَجُوزٌ</text:p>
          </table:table-cell>
          <table:table-cell/>
          <table:table-cell office:value-type="string" calcext:value-type="string">
            <text:p>عجز</text:p>
          </table:table-cell>
          <table:table-cell office:value-type="string" calcext:value-type="string">
            <text:p>فَعُو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عُجُزٌ;عَجَائِزُ;عَجَزَة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table:number-columns-repeated="12"/>
          <table:table-cell office:value-type="string" calcext:value-type="string">
            <text:p>. "جَلَسَتِ الْعَجُوزُ فِي زَاوِيَتِهَا الْمُعْتَادَةِ" : الْمَرْأَةُ الْمُسِنَّةُ. "رَجُلٌ عَجُوزٌ".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قَمِيءٌ</text:p>
          </table:table-cell>
          <table:table-cell/>
          <table:table-cell office:value-type="string" calcext:value-type="string">
            <text:p>قمء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5"/>
          <table:table-cell office:value-type="string" calcext:value-type="string">
            <text:p>مفرد</text:p>
          </table:table-cell>
          <table:table-cell office:value-type="string" calcext:value-type="string">
            <text:p>+ون;</text:p>
          </table:table-cell>
          <table:table-cell table:number-columns-repeated="2"/>
          <table:table-cell office:value-type="string" calcext:value-type="string">
            <text:p>Dz</text:p>
          </table:table-cell>
          <table:table-cell/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قَمِيءٌ - ج: قُمَاءٌ، قِمَاءٌ. [ق م أ]. (صِيغَةُ فَعِل). 1."وَجْهٌ قَمِيءٌ " : صَغِيرٌ. "وَجْهٌ قَمِيءٌ مُتَدَاخِلُ الْمَعَالِمِ" (ع. منيف) "قَمِيءُ <text:s/>البَدَنِ". 2."رَجُلٌ قَمِيءٌ " : حَقِيرٌ، ذَلِيلٌ. 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قَمِيئة</text:p>
          </table:table-cell>
          <table:table-cell/>
          <table:table-cell office:value-type="string" calcext:value-type="string">
            <text:p>قمء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 table:number-columns-repeated="2"/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2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حَديثٌ</text:p>
          </table:table-cell>
          <table:table-cell/>
          <table:table-cell office:value-type="string" calcext:value-type="string">
            <text:p>حدث</text:p>
          </table:table-cell>
          <table:table-cell table:number-columns-repeated="4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. 1."ما يَزالُ حَديثَ السِّنِّ" : صَغيراً. 2."هُوَ حَديثُ العَهْدِ بالعَمَلِ" : أَيْ بَدَأَهُ مُنْذُ عَهْدٍ قَريبٍ. "حَديثُ العَهْدِ بِالتَّدْريسِ". 3."حَديثُ غِنىً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حَقِيرٌ</text:p>
          </table:table-cell>
          <table:table-cell/>
          <table:table-cell office:value-type="string" calcext:value-type="string">
            <text:p>حقر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(ج);حِقارٌ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حَقِيرٌ-حَقِيرٌ [ح ق ر] (صِيَغة فَعِيل). "رَجُلٌ حَقِيرٌ" : ذَلِيلٌ مُهَانٌ.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بَسيطٌ</text:p>
          </table:table-cell>
          <table:table-cell/>
          <table:table-cell office:value-type="string" calcext:value-type="string">
            <text:p>بسط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(sûr);+ات;بُسَطاءُ;بُسُطٌ;(ج);بَسائِط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 فَعِيل). 1." فيهَذِهِ مَسْأَلَةٌ بَسِيطَةٌ" : سَهْلَةٌ لا تَعْقِيدَ فيها. 2."بَسيطٌ في كَلامِهِ" : لاَ يَتَكَلَّفُ. 3."وَاسْتَقَرَّ القَوْمُ في مَكانٍ بَسيطٍ" : شاسِعٍ. 4."بَسيطُ اليَدِ" : سَخِيٌّ. 5."بَسيطُ الوَجْه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بَغيضٌ</text:p>
          </table:table-cell>
          <table:table-cell/>
          <table:table-cell office:value-type="string" calcext:value-type="string">
            <text:p>بغض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5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بَغيضٌ-بَغيضٌ [ب غ ض] (صِيغَة فَعِيل). "رَجُلٌ بَغيضٌ" : مَقيتٌ، م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جَزِيلٌ</text:p>
          </table:table-cell>
          <table:table-cell/>
          <table:table-cell office:value-type="string" calcext:value-type="string">
            <text:p>جزل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5"/>
          <table:table-cell office:value-type="string" calcext:value-type="string">
            <text:p>مفرد</text:p>
          </table:table-cell>
          <table:table-cell office:value-type="string" calcext:value-type="string">
            <text:p>أَجْزَالٌ;جِزَالٌ;</text:p>
          </table:table-cell>
          <table:table-cell table:number-columns-repeated="15"/>
          <table:table-cell office:value-type="string" calcext:value-type="string">
            <text:p>جَزِيلٌ - ج: أَجْزَالٌ، جِزَالٌ. [ج ز ل]. (صِيغَة فَعِيل). <text:s/>1."شُكْرًا جَزِيلاً عَلَى مَعْرُوفِكَ" : شُكْراً كَثِيراً، عَظِيماً. 2."قَدَّمَ لَهُ جَزِيلَ الاحْتِرَامِ" : بَالِغَ الاحْتِرَامِ. 3."جَاءَ بِكَلاَمٍ جَزِيلٍ" : فَصِيحٍ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خَضِيبٌ</text:p>
          </table:table-cell>
          <table:table-cell/>
          <table:table-cell office:value-type="string" calcext:value-type="string">
            <text:p>خضب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خُضُب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خَضِيبٌ - ج: خُضُبٌ. [خ ض ب]. (صِيغَة فَعِيل). "كَفٌّ خَضِيبٌ" : مُلَوَّنٌ بِالخِضَابِ. <text:s text:c="2"/>"اِمْرَأَةٌ خَضِيبٌ". 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صَحِيحٌ</text:p>
          </table:table-cell>
          <table:table-cell/>
          <table:table-cell office:value-type="string" calcext:value-type="string">
            <text:p>صحح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أَصِحَّاءُ;صِحَاح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5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صَحِيحٌ، ةٌ - ج: أَصِحَّاءُ، صِحَاحٌ، ـات. [ص ح ح]. (صِيغَة فَعِيل). 1."صَحِيحُ الْجِسْمِ" : السَّالِمُ مِنَ الْمَرَضِ. 2."عَقْلٌ صَحِيحٌ" : سَلِيمٌ مِنْ كُلِّ آفَةٍ. "غَايَةُ النَّاسِ صَلاَحُ الْمَعَاشِ وَالْمَعَادِ، وَالسَّبِيلُ إِلَى دَرْكِهَا العَقْلُ الصَّحِيحُ". (ابن المقفع). 2."خَبَرٌ صَحِيحٌ لاَ شَكَّ فِيهِ" : خَبَرٌ مُطَابِقٌ لِلْوَاقِعِ. <text:s text:c="3"/>"يُمَيِّزُ بَيْنَ الصَّحِيحِ وَالفَاسِدِ" <text:s text:c="2"/>"نَقَلَ مَعْلُومَاتٍ غَيْرَ صَحِيحَةٍ" "يَتَعَقَّبُ الأَثَرَ الصَّحِيحَ إِلَى النَّتِيجَةِ الصَّحِيحَةِ". (ع. م. العقاد). 3."فِعْلٌ صَحِيحٌ" : هُوَ كُلُّ فِعْلٍ خَالٍ مِنْ أَحْرُفِ العِلَّةِ. 4."حَدِيثٌ صَحِيحٌ" : مَوْثُوقٌ بِرِوَايَتِهِ، لاَ شَكَّ فِيهِ وَلاَ عِلَّةَ بِه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عَجِيبٌ</text:p>
          </table:table-cell>
          <table:table-cell/>
          <table:table-cell office:value-type="string" calcext:value-type="string">
            <text:p>عجب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عَجَائِب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5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صِيغَة فَعِيل). 1." أَمْرُكَ عَجِيبٌ" : مُدْهِشٌ. "عَجِيبٌ، غَرِيبٌ"هود آية 72 آلِدُ وَأَنَا عَجُوزٌ وَهَذَا بَعْلِي شَيْخاً إِنَّ هَذا لَشَيْءٌ عَجِي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عَمِيقٌ</text:p>
          </table:table-cell>
          <table:table-cell/>
          <table:table-cell office:value-type="string" calcext:value-type="string">
            <text:p>عمق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5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عَمِيقٌ-عَمِيقٌ، ةٌ [ع م ق] (صِيغَة فَعِيل). 1. "رَمَاهُ فِي بِئْرٍ عَمِيقٍ" : غَائِرٍ، لاَ حَدَّ لَهُ. 2."أَخَذَهُ نَوْمٌ عَمِيقٌ" : ثَقِيلٌ. 3. "فِكْرٌ عَمِيقٌ" : فِكْرٌ فِيهِ تَأَمُّلٌ كَبِيرٌ. 4."أَلَمٌ عَمِيقٌ" : أَلَمٌ شَدِيدُ الوَطْأَةِ". "رَاوَدَهُ أَمَلٌ ضَعِيفٌ بَيْنَ يَأْسٍ شَدِيدٍ وَ حُزْنٍ عَمِيقٍ" (جبران خ. جبران) : حُزْنٌ شَدِيدُ الْوَطْأَةِ.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عَنِيدٌ</text:p>
          </table:table-cell>
          <table:table-cell/>
          <table:table-cell office:value-type="string" calcext:value-type="string">
            <text:p>عند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(sûr);+ات;عُنُد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 فَعِيل). "رَجُلٌ عَنِيدٌ": مُخَالِفٌ لِلْحَقِّ وَهُوَ عَارِفٌ بِهِ.المدثر آية 16إِنَّهُ كَانَ لآِيَاتِنَا عَنِيداً (قرآن) "بِإِصْرَارِ عَنِيدٍ صَرَخْتُ فِي وَجْهِهِ". (جبرا إبراهيم جبرا).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سَحِيقٌ</text:p>
          </table:table-cell>
          <table:table-cell/>
          <table:table-cell office:value-type="string" calcext:value-type="string">
            <text:p>سحق</text:p>
          </table:table-cell>
          <table:table-cell office:value-type="string" calcext:value-type="string">
            <text:p>فَع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سَحَائِق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ِيغَةُ فَعِيـل). 1. "هَذَا يَعُودُ إلَى زَمَنٍ سَحِيقٍ" : إلَى زَمَنٍ بَعِيدٍ غَابِرٍ. "مُنْذُ أَزْمِنَةٍ سَحِيقَةٍ". 2. "تَهَاوَى فِ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سَلِيطٌ</text:p>
          </table:table-cell>
          <table:table-cell/>
          <table:table-cell office:value-type="string" calcext:value-type="string">
            <text:p>سلط</text:p>
          </table:table-cell>
          <table:table-cell office:value-type="string" calcext:value-type="string">
            <text:p>فَع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سُلَطَاءُ;ج;سَلاَئِط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صِيغَةُ فَعِيــل). 1. "رَجُلٌ سَلِيطٌ" : فَصِيحٌ. 2. "يَا لَهُ مِنْ رَجُلٍ سَلِيطِ اللِّسَانِ": حَادِّ اللِّسَانِ، أيْ لاَذِعٌ، مُقْذِعٌ. "لَهُ لِسَانٌ سَلِيطٌ" "اِمْرَأَةٌ سَلِيطَةُ اللِّسَانِ". 3.: كُلُّ حَبٍّ عُصِرَ مِنْ دُهْنٍ.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شَبِيهٌ</text:p>
          </table:table-cell>
          <table:table-cell/>
          <table:table-cell office:value-type="string" calcext:value-type="string">
            <text:p>شبه</text:p>
          </table:table-cell>
          <table:table-cell office:value-type="string" calcext:value-type="string">
            <text:p>فَع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(sûr);+ات;شِبَاهٌ;أَشْبَاه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 فَعيل). "شَبِيهٌ بِهِ" : مُمَاثِلٌ لَهُ.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كَثِيفٌ</text:p>
          </table:table-cell>
          <table:table-cell/>
          <table:table-cell office:value-type="string" calcext:value-type="string">
            <text:p>كثف</text:p>
          </table:table-cell>
          <table:table-cell office:value-type="string" calcext:value-type="string">
            <text:p>فَع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كِثَاف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5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صِيغَةُ فَعِيل ). 1."ضَبَابٌ كَثِيفٌ" : مُتَدَاخِلٌ. 2."جَيْشٌ كَثِيفٌ" : كَثِيرُ العَدَدِ. 3."لِحْيَةٌ كَثِيفَةٌ" : غَزِيرَةٌ. 4.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نَقِيضٌ</text:p>
          </table:table-cell>
          <table:table-cell/>
          <table:table-cell office:value-type="string" calcext:value-type="string">
            <text:p>نقض</text:p>
          </table:table-cell>
          <table:table-cell office:value-type="string" calcext:value-type="string">
            <text:p>فَع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نَقَائِض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ِيغَة فَعيل). 1."هَذَا نَقِيضُ ذَلِكَ" : مُخَالِفٌ لَهُ. "هُوَ نَقِيضُهُ" "هُمَا عَلَى طَرَفَيْ نَقِيضٍ" : أَيْ مُتَخَالِفَانِ تَمَاماً. "الْخَيْرُ نَقِيضُ الشَّرِّ". 2."النَّقِيضَانِ" : الأَمْرَانِ الْمُتَنَاقِضَانِ، أَيْ مَا لاَ.. (النَّقِيضُ): المخالف. يقال: فلان نقيضك، وهذا القول نقيض ذاك.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هَجِينٌ</text:p>
          </table:table-cell>
          <table:table-cell/>
          <table:table-cell office:value-type="string" calcext:value-type="string">
            <text:p>هجن</text:p>
          </table:table-cell>
          <table:table-cell office:value-type="string" calcext:value-type="string">
            <text:p>فَع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هُجُنٌ;هُجَنَاءُ;هَوَاجِنُ;هَجَائِن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ِيغَةُ فَعِيل ). 1."رَجُلُ هَجِينٌ" : لَئِيمٌ. 2."وَلَدٌ هَجِينٌ" : مَنْ أَبُوهُ عَرَبِيٌّ وَأُمُّهُ أَعْجَمِيَّةٌ، أَيْ كُلُّ كَائِنٍ حَيٍّ يَنْتُجُ عَنْ تَزَاوُجِ نَوْعَيْنِ أَوْ سُلاَلَتَيْنِ أَوْ صِنْفَيْنِ مُخْتَلِفَيْنِ. 3."الْهَجِينُ مِنَ الْخَيْلِ" : مَا تَلِدُهُ بِرْذَوْنَةٌ مِنْ حِصَانٍ عَرَبِيٍّ.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أَثِيلٌ</text:p>
          </table:table-cell>
          <table:table-cell/>
          <table:table-cell office:value-type="string" calcext:value-type="string">
            <text:p>ءثل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أَثِيلٌ-أَثِيلٌ [ أ ث ل] (صِيغَةُ فَعِيل). "هُوَ مِنْ أُسْرَةٍ مَجْدُهَا مَجْدٌ أَثِيلٌ" : مُتَأصِّل فِي الشَّرَفِ.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ألِيمٌ</text:p>
          </table:table-cell>
          <table:table-cell/>
          <table:table-cell office:value-type="string" calcext:value-type="string">
            <text:p>ءلم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ألِيمٌ-ألِيمٌ [أ ل م] (صِيغَةُ فَعِيل). "أَذاقَهُ الْمُرَّ الأليمَ" : ‏الْمُرَّ الْمُؤْلِمَ والْمُوجِعَ.‏‏ البقرة آية 10 وَلَهُمْ عَذَابٌ ألِيمٌ (قرآن). 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أَنِيسٌ</text:p>
          </table:table-cell>
          <table:table-cell/>
          <table:table-cell office:value-type="string" calcext:value-type="string">
            <text:p>ءنس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أَنِيسٌ-أَنِيسٌ [أ ن س] (صِيغَةُ فَعِيل). 1."هُوَ أنِيسُ وَحْدَتِي": الْمَأنُوسُ بِهِ. 2."ال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أنِيقٌ</text:p>
          </table:table-cell>
          <table:table-cell/>
          <table:table-cell office:value-type="string" calcext:value-type="string">
            <text:p>ءنق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(sûr)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ِيل). "رَجُلٌ أنِيقُ الْمَظْهَرِ" : مَنْ يَخْتَارُ مَلابِسَهُ بِعِنَايَةٍ وَذَوْقٍ، الحَسَنُ وَالجَمِيلُ الْمَظْهَرِ. "اِمْرَأةٌ أَنِيقَةٌ".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بَخِيلٌ</text:p>
          </table:table-cell>
          <table:table-cell/>
          <table:table-cell office:value-type="string" calcext:value-type="string">
            <text:p>بخل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بُخَلاَء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ِيل). 1."رَوَى نَوادِرَ عَنِ البُخَلاَءِ" : رِجالٌ ذُوو بُخْلٍ، يُقتِّرُونَ عَلَى أنْفُسِهِمْ وَعَلَى الآخَرينَ، وَيَكْرَهُونَ صَرْفَ ما عِنْدَهُمْ. 2."إن الزَّمانَ بِمِثْلِهِ لَبَخِيلٌ" (التوحيدي): لضَنينٌ، أي لا يَجُودُ الزَّمانُ بِمِثْلِهِ.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تَعِيسٌ</text:p>
          </table:table-cell>
          <table:table-cell/>
          <table:table-cell office:value-type="string" calcext:value-type="string">
            <text:p>تعس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5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تَعِيسٌ-تَعِيسٌ [ت ع س] (صِيغَةُ فَعِيل). "يَا لَهُ مِنْ رَجُلٍ تَعِيسٍ" : شَقِيٍّ، تَعِسٍ.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جَذِيمٌ</text:p>
          </table:table-cell>
          <table:table-cell/>
          <table:table-cell office:value-type="string" calcext:value-type="string">
            <text:p>جذم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5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جَذِيمٌ-جَذِيمٌ [ج ذ م] (صِيغَةُ فَعِيل). "جَذِيمُ اليَدِ" : مَقْطُوعُ اليَدِ.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جَسِيمٌ</text:p>
          </table:table-cell>
          <table:table-cell/>
          <table:table-cell office:value-type="string" calcext:value-type="string">
            <text:p>جسم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5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جَسِيمٌ-جَسِيمٌ، ةٌ [ج س م] (صِيغَةُ فَعِيل). 1."هُوَ جَسِيمُ البَدَنِ" : البَدِينُ، الضَّخْمُ، الغَلِيظُ. 2."طَلَبَ مِنْهُ مَبْلَغاً جَسِيماً": ضَخْماً. 3."إِنَّهُ لأَمْرٌ جَسِيمٌ" : خَطِيرٌ، فَادِحٌ. "خَطَأٌ جَسِيمٌ" "لَحِقَتْهُ أَضْرَارٌ جَسِيمَةٌ".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جَلِيدٌ</text:p>
          </table:table-cell>
          <table:table-cell/>
          <table:table-cell office:value-type="string" calcext:value-type="string">
            <text:p>جلد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ج;جُلَداءُ;وجِلاد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جَلِيدٌ-جَلِيدٌ [ج ل د] (صِيغَةُ فَعِيل). 1."يَكْسُو الجَلِيدُ الجِبَالَ" : مَا يَتَسَاقَطُ مِنَ الثَّلْجِ فَيَجْمُدُ، الْمَاءُ الجَامِدُ مِنْ شِدَّةِ البَرْدِ. 2."ذَوَبَانُ الجَلِ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جَلِيسٌ</text:p>
          </table:table-cell>
          <table:table-cell/>
          <table:table-cell office:value-type="string" calcext:value-type="string">
            <text:p>جلس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جُلَسَاء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ِيل). 1."جَلِيسُ الأَمِيرِ" : الَّذِي يَجْلِسُ مَعَهُ فِي سَمَرِهِ. 2."وَخَيْرُ جَلِيسٍ فِي الحَيَاةِ كِتَابُ".(المتنبي) : خَيْرُ رَفِيقٍ وَمُصَاحِبٍ.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جَلِيلٌ</text:p>
          </table:table-cell>
          <table:table-cell/>
          <table:table-cell office:value-type="string" calcext:value-type="string">
            <text:p>جلل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أَجِلاَّءُ;أَجِلَّةٌ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ِيل). 1."هُوَ الله العَلِيُّ الجَلِيلُ" : مِنْ أَسْمَاءِ الله الحُسْنَى، العَظِيمُ القَدْرِ. 2."هُوَ جَلِيلُ الْمَقَامِ" : مُحْتَرَمٌ، وَقُورٌ. 3."إِنَّهُ لأَمْرٌ جَلِيلٌ" : عَظِيمٌ، خَطِيرٌ، مُهِمٌّ، بَاِلغٌ. 4."جَلِيلَةٌ" : اِسْمُ عَلَمٍ لِلإِنَاثِ، "عَبْدُ الجَلِيلِ" : اِسْمُ عَلَمٍ مُرَكَّبٌ.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جَمِيلٌ</text:p>
          </table:table-cell>
          <table:table-cell/>
          <table:table-cell office:value-type="string" calcext:value-type="string">
            <text:p>جمل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(sûr)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ِيل). 1."إِنَّ الاعْتِرَافَ بِالجَمِيلِ فَضِيلَةٌ" : بِالإحْسَانِ، بِالْمَعْرُوفِ. "إِنْكَارُ الجَمِيلِ رَذِيلَةٌ". 2."كَانَ جَمِيلَ الْمُحَيَّا": حَسَنَ الوَجْهِ وَسِيمَهُ. 3."أَذَابَ الجَمِيلَ" : الشَّحْمَ. 4."جَمِيلٌ" : اِسْمُ عَلَمٍ لِلذُّكُورِ، وَيَعْنِي الحَسَن اللَّطِيف، الْمَلِيح الصَّبُوح. و"جَمِيلَةٌ": اِسْمُ عَلَمٍ للإِنَاثِ.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جَهِيرٌ</text:p>
          </table:table-cell>
          <table:table-cell/>
          <table:table-cell office:value-type="string" calcext:value-type="string">
            <text:p>جهر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(ج);جُهَرَاءُ;(ج);جهائر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5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صِيغَةُ فَعِيل). 1."تَحَدَّثَ بِكَلاَمٍ جَهِيرٍ" : مُرْتَفِعٍ، عَالٍ. 2."مُغَنِّيَةٌ جَهِيرَةٌ" : عَالِيَةُ الصَّوْتِ. 3."لَهَا وَجْهٌ جَهِيرٌ" : جَمِيلٌ.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حَسِيرٌ</text:p>
          </table:table-cell>
          <table:table-cell/>
          <table:table-cell office:value-type="string" calcext:value-type="string">
            <text:p>حسر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حَسْرَى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5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صِيغَةُ فَعِيل). 1."هُوَ حَسِيرُ البَصَرِ" ‎: ضَعِيفُ النَّظَرِ لاَ يَرَى الأشْيَاءَ البَعِيدَةَ بِوُضُوحٍ. الملك آية 4 وَيَنْقَلِبْ إلَيْكَ البَصَرُ خَاسِئاً وَهُوَ حَسِيرٌ .(قرآن). 2."حَسِيرٌ عَلَى أيَّامِهِ الْمَاضِيَةِ" : مُتَلَهِّفٌ عَلَيْهَا.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حَسِيسٌ</text:p>
          </table:table-cell>
          <table:table-cell/>
          <table:table-cell office:value-type="string" calcext:value-type="string">
            <text:p>حسس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حَسِيسٌ-حَسِيسٌ [ح س س] (صِيغَةُ فَعِيل). "سَمِعَ حَسِيساً خَلْفَ البَابِ" : صَوْتاً خَفِيّاً.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حَصِينٌ</text:p>
          </table:table-cell>
          <table:table-cell/>
          <table:table-cell office:value-type="string" calcext:value-type="string">
            <text:p>حصن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5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حَصِينٌ-حَصِينٌ [ح ص ن] (صِيغَةُ فَعِيل). 1. "اِخْتَبَأَ فِي مَكَانٍ حَصِينٍ" : مَنِيعٍ. 2. "كَنْزٌ حَصِينٌ" : فِي مَكَانٍ مَنِيعٍ مُحْكَمٍ.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حَظِيظٌ</text:p>
          </table:table-cell>
          <table:table-cell/>
          <table:table-cell office:value-type="string" calcext:value-type="string">
            <text:p>حظو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حَظِيظٌ-حَظِيظٌ، ةٌ [ح ظ و] (صِيغَةُ فَعِيل). "رَجُلٌ حَظِيظٌ" : مَحْظُوظٌ، ذُو حَظٍّ.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حَلِيقٌ</text:p>
          </table:table-cell>
          <table:table-cell/>
          <table:table-cell office:value-type="string" calcext:value-type="string">
            <text:p>حلق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حَلْقَى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5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صِيغَةُ فَعِيل). "شَعْرٌ حَلِيقٌ" : مَحْلُوقٌ. "لِحْيَتُهُ حَلِيقَةٌ".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حَلِيمٌ</text:p>
          </table:table-cell>
          <table:table-cell/>
          <table:table-cell office:value-type="string" calcext:value-type="string">
            <text:p>حلم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حُلَمَاءُ;أحْلاَم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ِيل). 1. "كَانَ حَلِيماً بِأهْلِهِ" : مُتَسَامِحاً، ذَا صَفْحٍ وَحِلْمٍ. 2. "هُوَ الحَلِيمُ الكَرِيمُ" : مِنْ أسْمَاءِ اللَّهِ الحُسْنَى.الإسراء آية 44 إنَّهُ كَانَ حَلِيماً غَفُوراً (قرآن). "الحَمْدُ لِلَّهِ الحَلِيمُ الأحْلَمُ"(ابن طفيل). 3. "عَبْدُ الحَلِيمِ" : اِسْمُ عَلَمٍ مُرَكَّبٌ. 4."اِمْرَأةٌ حَلِيمَةٌ" : مُتَسَامِحَةٌ عَاقِلَةٌ. 5. "حَلِيمَةُ مُرْضِعُ النَّبِيِّ (" : اِسْمُ عَلَمٍ لِلْمُؤَنَّثِ.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حَنِيفٌ</text:p>
          </table:table-cell>
          <table:table-cell/>
          <table:table-cell office:value-type="string" calcext:value-type="string">
            <text:p>حنف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حُنَفَاء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ِيغَةُ فَعِيل). 1."رَجُلٌ حَنِيفٌ": مَائِلٌ عَنِ البَاطِلِ إِلَى الدِّينِ الحَقِّ. 2."كَانَ حَنِيفاً" : مَائِلاً عَنِ البَاطِل إِلَى الدِّينِ الحَقِّ، مُتَشبِّثاً بِالدِّينِ وَمُتَمسِّكاً بِهِ.الروم آية 30 فَأقِمْ وَجْهَكَ للدِّينِ حَنِيفاً (قرآن). 3. "اِخْتَارَ الدِّينَ الحَنِيفَ" : الإسْلاَمَ، أَي اخْتَارَ كُلَّ مَا هُوَ مُسْتَقِيمٌ وَصَحِيحٌ لاَ عِوَجَ فِيهِ. 4."الحُنَفَاءُ" : فَرِيقٌ مِنَ العَرَبِ قَبْلَ مَجِيءِ الإِسْلامِ كَانُوا يُنْكِرُونَ الوَثَنِيَّةَ، وَكَانُوا عَلَى دِينِ إبْرَاهِيمَ عَلَيْهِ السَّلامُ.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حَنِينٌ</text:p>
          </table:table-cell>
          <table:table-cell/>
          <table:table-cell office:value-type="string" calcext:value-type="string">
            <text:p>حنن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حَنِينٌ-حَنِينٌ [ح ن ن ] (صِيغَةُ فَعِيل). "بِهِ حَنِينٌ إلَى الوَطَنِ": الاِشْتِياقُ إلَيْهِ، الشَّوْقُ. "شعَرَ بِالحَنِينِ إلَى أيَّامِ الطُّفُولَةِ".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خَبِيثٌ</text:p>
          </table:table-cell>
          <table:table-cell/>
          <table:table-cell office:value-type="string" calcext:value-type="string">
            <text:p>خبث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(sûr);+ات;خُبَثَاءُ;خَبَائِث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ِيل). 1."أتَى بِعَمَلٍ خَبِيثٍ" : فَاسِدٍ، كَرِيهٍ، رَدِيءٍ. 2."أُصِيبَ بِمَرَضٍ خَبِيثٍ" : بِمَرَضٍ لاَ شِفَاءَ مِنْ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خَبِيرٌ</text:p>
          </table:table-cell>
          <table:table-cell/>
          <table:table-cell office:value-type="string" calcext:value-type="string">
            <text:p>خبر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(sûr);+ات;خُبَرَاء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ِيل). 1." عَرَضَ الأَمْرَ عَلَى خَبِيرٍ" : مُخْتَصِّ، ذُو خِبْرَةٍ فِي مَجَالِهِ، الْمُجَرِّبُ، الْعَارِفُ بِعَمَلِهِ. "عَرَضُوا نِزَاعَهُمْ عَلَى خُبَرَاءِ الأُمَمِ الْمُتَّحِدَةِ" الفرقان آية 59فاسْأَلْ بِهِ خَبِيرا(قرآن). 2."هُوَ اللهُ الخَبِيرُ" : مِنْ أسْمَاءِ اللهِ الحُسْنَى.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خَتِينٌ</text:p>
          </table:table-cell>
          <table:table-cell/>
          <table:table-cell office:value-type="string" calcext:value-type="string">
            <text:p>ختن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خَتِينٌ-خَتِينٌ [خ ت ن] (صِيغَةُ فَعِيل). "صَبِيٌّ خَتِينٌ" : مَنْ قُطِعَتْ قُلْفَتُهُ.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خَدِيمٌ</text:p>
          </table:table-cell>
          <table:table-cell/>
          <table:table-cell office:value-type="string" calcext:value-type="string">
            <text:p>خدم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خَدِيمٌ-خَدِيمٌ [خ د م] (صِيغَةُ فَعِيل). "هُوَ خَدِيمُهُ" : عَامِلٌ تَحْتَ تَصَرُّفهِ، يَشْتَغِلُ بِأمْرِهِ .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خَصِيبٌ</text:p>
          </table:table-cell>
          <table:table-cell/>
          <table:table-cell office:value-type="string" calcext:value-type="string">
            <text:p>خصب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خَصِيبٌ-خَصِيبٌ، ةٌ [خ ص ب] (صِيغَةُ فَعِيل). 1."حَقْلٌ خَصِيبٌ" : كَثِيرُ النَّبَاتِ وَالْعُشْبِ. لخَصيبُ : فا. -: كثير العشب والكلأ؛ ترك قطيعَه في أرض خصيبة. - من الرجال: السمح صاحب الخير؛ كان عزيز النفْس خصيبًا / فلان خصيب الجناب أي خصيب الناحية / رجل خصيب أي كثير الخير / فلان خصيبُ الرَّحْل أي كثير الخير في منزله 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خَضِيرٌ</text:p>
          </table:table-cell>
          <table:table-cell/>
          <table:table-cell office:value-type="string" calcext:value-type="string">
            <text:p>خضر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خَضِيرٌ - [خ ض ر].(صِيغَةُ فَعِيل). 1. "أَرْضٌ خَضِيٌر" : أَرْضُ العُشْبِ الأَخْضَرِ. 2. "بَقْلٌ خَضِيرٌ" : ذُو خُضْرَةٍ. 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خَطِيبٌ</text:p>
          </table:table-cell>
          <table:table-cell/>
          <table:table-cell office:value-type="string" calcext:value-type="string">
            <text:p>خطب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خُطَبَاء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ِيل). 1. "كَانَ خَطِيباً بَلِيغاً" : مَنْ يُلْقِي خُطْبَةً. 2."خَطِيبُ الْفَتَاةِ" : خَاطِبُهَا، أَيْ مَنْ طَلَبَ يَدَها. 3."إِنَّهَا خَطِيبَتُهُ" : الْفَتَاةُ الْمَخْطُوبَةُ، مَنْ طُلِبَتْ يَدُها لِلزَّوَاجِ.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خَطِيرٌ</text:p>
          </table:table-cell>
          <table:table-cell/>
          <table:table-cell office:value-type="string" calcext:value-type="string">
            <text:p>خطر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خُطُر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ِيل). 1."كَانَ خَطِيراً بَيْنَ أَهْلِهِ" : رَفِيعَ الْمَقَامِ، مُهِمّاً، ذَا قَدْرٍ. 2."إِنَّهُ ذُو شَأْنٍ خَطِيٍر" : ذُو أهَمِّيَّةٍ كُبْرَى. 3. "أَلَمَّ بِهِ مَرَضٌ خَطِيرٌ": فَتَّاكٌ. 4. "تَمُرُّ البِلاَدُ بِأزْمَةٍ خَطِيرَةٍ" : بِأزْمَةٍ صَعْبَةٍ وَخِيمَةٍ. (خَطُرَ)-ُ خَطَرًا، وخُطورًا، وخُطورةً: عَظُمَ وارتفع قدرُه، فهو خطير.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خَطِيفٌ</text:p>
          </table:table-cell>
          <table:table-cell/>
          <table:table-cell office:value-type="string" calcext:value-type="string">
            <text:p>خطف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خَطِيفٌ-خَطِيفٌ [خ ط ف] (صِيغَةُ فَعِيل). "وَلَدٌ خَطِيفٌ" : سَرِيعُ الْمَشْيِ.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خَفِيفٌ</text:p>
          </table:table-cell>
          <table:table-cell/>
          <table:table-cell office:value-type="string" calcext:value-type="string">
            <text:p>خفف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أَخِفَّاءُ;خِفَاف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ِيل). 1."خَفِيفُ الوَزْنِ" : قَلِيلُ الوَزْنِ. 2. "لاَعِبٌ خَفِيفُ الْحَرَكَةِ" : سَرِيعٌ، مَاهِرٌ. 3."عَامِلٌ خَفِيفُ اليَدِ فِي الْعَمَلِ" : حَاذِقٌ، مَاهِرٌ. 4."مُمَثِّلٌ خَفِيفُ الظِّلِّ" : لَطِيفٌ، مَقْبُولٌ. 5."هُوَ خَفِيفُ العَقْلِ" : أهْوَجُ، أَحْمَقُ. 6."خَفِيفُ الرُّوحِ": لَطِيفُ الْمُعَاشَرَةِ. 7."خَفِيفُ القَلْبِ" : ذَكِيٌّ. 8."أَكَلَ طَعَاماً خفَيِفاً" : بَسِيطاً سَهْلَ الْهَضْمِ. 9."شَايٌ خَفِيفٌ" : لَمْ يُنْقَعْ كَثِيراً. 10."الْبَحْرُ الْخَفِيفُ" : بَحْرٌ مِنْ بُحُورِ الشِّعْرِ العَرَبِيِّ، وَزْنُهُ : فَاعِلاَتُنْ مُسْتَفْعِلُنْ فَاعِلاَتُنْ*فَاعِلاَتُنْ مُسْتَفْعِلُنْ فَاعِلاَتُنْ.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خَلِيطٌ</text:p>
          </table:table-cell>
          <table:table-cell/>
          <table:table-cell office:value-type="string" calcext:value-type="string">
            <text:p>خلط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5"/>
          <table:table-cell office:value-type="string" calcext:value-type="string">
            <text:p>مفرد</text:p>
          </table:table-cell>
          <table:table-cell office:value-type="string" calcext:value-type="string">
            <text:p>خُلُطٌ;خُلَطَاءُ;</text:p>
          </table:table-cell>
          <table:table-cell table:number-columns-repeated="15"/>
          <table:table-cell office:value-type="string" calcext:value-type="string">
            <text:p>(صِيغَةُ فَعِيل). 1. "يَشْرَبُ شَرَاباً خَلِيطاً" : مَزِيجاً. 2. "خَلِيطٌ مِنَ النَّاسِ" : نَاسٌ مِنْ كُلِّ أنْوَاعٍ، أَوْبَاشٌ. 3 : يُطْلَقُ الخَلِيطُ عَلَى الشَّرِيكِ وَالصَّاحِبِ وَالْجَارِ وَالزَّوْجِ وَابْنِ العَمِّ.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خَلِيعٌ</text:p>
          </table:table-cell>
          <table:table-cell/>
          <table:table-cell office:value-type="string" calcext:value-type="string">
            <text:p>خلع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خُلَعَاء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ِيل). 1. "وَلَدٌ خَلِيعٌ" : فَاسِدٌ، مُتَهَتِّكٌ يَأْتِي بِأَعْمَالٍ غَيْرِ خُلُقِيَّةٍ. "اِمْرَأَةٌ خَلِيعَةٌ". 2."يَحُومُ الخَلِيعُ حَوْلَ خِيَامِ الْقَبِيلَةِ": الَّذِي تَبَرَّأ مِنْهُ أَهْلُهُ. 3."ثَوْبٌ خَلِيعٌ" : بَالٍ. 4."مَسْؤُولٌ خَلِيعٌ": مَعْزُولٌ عَنْ مَنْصِبِهِ. 5."خَرَجَ خَلِيعاً مِنَ القِمَارِ" : مَغْلُوباً.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خَلِيقٌ</text:p>
          </table:table-cell>
          <table:table-cell/>
          <table:table-cell office:value-type="string" calcext:value-type="string">
            <text:p>خلق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خُلُقٌ;خُلَقَاءُ;خَلاَئِقُ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ِيل). "خَلِيقٌ بِذَلِكَ الْمَنْصِبِ" : جَدِيرٌ بِهِ، أَهْلٌ لَهُ. "إِنَّهُ لَخَلِيقٌ بِأَنْ يَتَوَلَّى إِدَارَةَ الْمَدْرَسَةِ".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string" calcext:value-type="string">
            <text:p>خَلِيلٌ</text:p>
          </table:table-cell>
          <table:table-cell/>
          <table:table-cell office:value-type="string" calcext:value-type="string">
            <text:p>خلل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أَخِلاَّءٌ;خُلاَّنٌ;خَلاَئِلُ;ج;أَخِلاَّءُ;وخُلاَّنٌ;خَليلةٌ;خَلائِ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ِيل). 1. "أَكْتُبُ إِلَيْكَ يَا خَلِيلِي" : يَا صَدِيقِي الحَمِيمَ. "إِنَّهَا خَلِيلَتُهُ". 2. "خَلِيلُ اللهِ" : هُوَ لَقَبُ إِبْرَاهِيمَ عَلَيْهِ السَّلاَم، وَصَارَ اسْماً عَلَماً: "إِبْرَاهِيمُ الخَلِيلُ".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خَمِيجٌ</text:p>
          </table:table-cell>
          <table:table-cell/>
          <table:table-cell office:value-type="string" calcext:value-type="string">
            <text:p>خمج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خَمِيجٌ-خَمِيجٌ، ةٌ [خ م ج] (صِيغَةُ فَعِيل). "وَلَدٌ خَمِيجٌ" : سَيِّئُ الذِّكْرِ.</text:p>
          </table:table-cell>
        </table:table-row>
        <table:table-row table:style-name="ro3">
          <table:table-cell office:value-type="float" office:value="1078" calcext:value-type="float">
            <text:p>1078</text:p>
          </table:table-cell>
          <table:table-cell office:value-type="string" calcext:value-type="string">
            <text:p>دَليكٌ</text:p>
          </table:table-cell>
          <table:table-cell/>
          <table:table-cell office:value-type="string" calcext:value-type="string">
            <text:p>دلك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دُلُك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ِيغَةُ فَعِيل). 1."رَجُلٌ دَليكٌ" : مُجَرِّبٌ لِلأُمورِ. 2."اِنْتَشَرَ الدَّليكُ في السَّاحَةِ" : التُّرابُ الَّذِي تَحْمِلُهُ الرِّيحُ وَتَنْثُرُهُ.الدَّلِيكُ : التُّرابُ الذي تَذْرُوه الرِّياحُ.- من الرِّجال: المجرِّب الممارس للأمور؛ خيرٌ لك أن تتعامل مع دليك من أن تضيع الوقت مع غِرٍّ.-: نوعٌ من الطعام ج دُلُكٌ.</text:p>
            <text:p/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دَليلٌ</text:p>
          </table:table-cell>
          <table:table-cell/>
          <table:table-cell office:value-type="string" calcext:value-type="string">
            <text:p>دلل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أَدِلَّةٌ;أَدِلاَّء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ِيل). 1."أَقامَ الدَّليلَ على صِدْقِهِ" : البُرْهانَ. "يَمْلِكُ دَليلاً قاطِعاً" "لِيَكُنْ لَكَ مِنْ عَقْلِكَ دَليلٌ". 2."دَليلُ صَداقَتِهِ" : عُرْبونُها. 3."دَليلُ الهاتِفِ" : دَفْتَرٌ تُسَجَّلُ فيهِ أَسْماءُ الْمُشْتَرِكينَ في الهاتِفِ وَأَرْقامُهُمُ. 4."يَتَقَدَّمُ الدَّليلُ السُّيَّاحَ" : الْمُرْشِدُ السِّيَاحِيُّ. "يَمْشِي في الْمَدينَةِ الْجَدِيدَةِ وَفِي يَدِهِ دَليلٌ".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دَهينٌ</text:p>
          </table:table-cell>
          <table:table-cell/>
          <table:table-cell office:value-type="string" calcext:value-type="string">
            <text:p>دهن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دَهينٌ-دَهينٌ [د هـ ن ] (صِيغَةُ فَعِيل). 1."شَعْرٌ دَهينٌ" : مَدْهونٌ. "لِحْيَةٌ دَهينٌ" "جِلْدٌ دَهينٌ". 2."وَلَدٌ دَهينٌ" : ضَعيفٌ. "أَمْرٌ دَهينٌ" "وَظَنَّ بِنا ظَنّاً دَهيناً".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ذَكيرٌ</text:p>
          </table:table-cell>
          <table:table-cell/>
          <table:table-cell office:value-type="string" calcext:value-type="string">
            <text:p>ذكر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ذَكيرٌ-ذَكيرٌ [ذ كـ ر] (صِيغَةُ فَعِيل). 1."وَلَدٌ ذَكيرٌ" : جَيِّدُ الذِّكْرِ والحِفْظِ. 2."حَديدٌ ذَكيرٌ" : مِنْ مَعْدِنٍ جَيِّدٍ، ذَكَرٌ.</text:p>
          </table:table-cell>
        </table:table-row>
        <table:table-row table:style-name="ro3">
          <table:table-cell office:value-type="float" office:value="1085" calcext:value-type="float">
            <text:p>1085</text:p>
          </table:table-cell>
          <table:table-cell office:value-type="string" calcext:value-type="string">
            <text:p>ذَليقٌ</text:p>
          </table:table-cell>
          <table:table-cell/>
          <table:table-cell office:value-type="string" calcext:value-type="string">
            <text:p>ذلق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5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ذَليقٌ-ذَليقٌ [ذ ل ق] (صِيغَةُ فَعِيل). "ذَلِيقُ اللِّسانِ" : البَليغُ، الفَصيحُ. 2."لِسانٌ ذَليقٌ" : حادٌّ.الذَّلِيقُ : الذَّرِبُ الحادُّ من الأَسِنَّة والأَلَسِنَة. -: الفصيح من الخطباء؛ الخطيبُ الذليق يستأثر بمشاعر السامعين.</text:p>
            <text:p/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ذَمِيمٌ</text:p>
          </table:table-cell>
          <table:table-cell/>
          <table:table-cell office:value-type="string" calcext:value-type="string">
            <text:p>ذمم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ذِمَامٌ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ِيل). 1."رَجُلٌ ذَمِيمٌ" : مُعَابٌ، أي الّذِي يُذَمُّ وَيُعابُ. عَكْسَ الْمَمْدُوحِ. 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ذَهِيبٌ</text:p>
          </table:table-cell>
          <table:table-cell/>
          <table:table-cell office:value-type="string" calcext:value-type="string">
            <text:p>ذهب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ذَهِيبٌ-ذَهِيبٌ [ذ هـ ب] (صِيغَةُ فَعِيل). "مَعْدِنُ ذَهيبٌ" : مُمَوَّهٌ بِالذَّهَبِ.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رَبيزٌ</text:p>
          </table:table-cell>
          <table:table-cell/>
          <table:table-cell office:value-type="string" calcext:value-type="string">
            <text:p>ربز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رَبيزٌ-رَبيزٌ [ر ب ز] (صِيغَةُ فَعِيل). "فَنَّانٌ رَبِيزٌ" : ماهِرٌ، بارِعٌ فِي فَنِّهِ.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رَبِيكٌ</text:p>
          </table:table-cell>
          <table:table-cell/>
          <table:table-cell office:value-type="string" calcext:value-type="string">
            <text:p>ربك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رَبِيكٌ-رَبِيكٌ، ةٌ [ر ب ك] (صِيغَةُ فَعِيل). "رَجُلٌ رَبيكٌ" : مُخْتَلِطٌ فِي أمْرِهِ.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رَجِيلٌ</text:p>
          </table:table-cell>
          <table:table-cell/>
          <table:table-cell office:value-type="string" calcext:value-type="string">
            <text:p>رجل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أَرْجِلَة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ِيغَةُ فَعِيل). 1."رَجُلٌ رَجِيلٌ" : صَلْبٌ قَوِيٌّ عَلَى الْمَشْيِ، صَبُورٌ عَلَيْهِ. 2."فَرَسٌ رَجِيلٌ" : لا يَعْرَقُ. 3."كَلامٌ رَجِيلٌ" : مُرْتَجَلٌ.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رَجِيمٌ</text:p>
          </table:table-cell>
          <table:table-cell/>
          <table:table-cell office:value-type="string" calcext:value-type="string">
            <text:p>رجم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رَجِيمٌ-رَجِيمٌ [ر ج م] (صِيغَةُ فَعِيل). "إنَّهُ لَوَلَدٌ رَجِيمٌ" : لَعِينٌ، مَلْعُونٌ. "أَعُوذُ بِاللَّهِ مِنَ الشَّيْطَانِ الرَّجِيمِ".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رَحِيبٌ</text:p>
          </table:table-cell>
          <table:table-cell/>
          <table:table-cell office:value-type="string" calcext:value-type="string">
            <text:p>رحب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رُحُب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5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صِيغَةُ فَعِيل). 1."اِسْتَقَرَّ فِي مَكَانٍ رَحِيبٍ" : رَحْبٌ، مُتَّسِعٌ. 2."هُوَ رَحِيبُ الصَّدْرِ" : أيْ وَاسِعُهُ. 3."رَحِيبُ البَاعِ" : أيْ سَخِيٌّ، كَرِيمٌ.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رَحِيمٌ</text:p>
          </table:table-cell>
          <table:table-cell/>
          <table:table-cell office:value-type="string" calcext:value-type="string">
            <text:p>رحم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رُحَمَاء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ِيل). 1."هُوَ اللَّهُ الرَّحِيمُ" : مِنْ أَسْمَاءِ اللَّهِ الحُسْنَى، أيْ كَثِيرُ الرَّحْمَةِ. "بِسْمِ اللَّهِ الرَّحْمَانِ الرَّحِيمِ" "هُوَ رَحِيمٌ بِعِبَادِهِ". 2."عَبْدُ الرَّحِيمِ" : اِسْمُ عَلَمٍ مُرَكَّبٌ.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رَخِيصٌ</text:p>
          </table:table-cell>
          <table:table-cell/>
          <table:table-cell office:value-type="string" calcext:value-type="string">
            <text:p>رخص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رَخَائِص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ِيغَةُ فَعِيل). 1."عَيْشٌ رَخِيصٌ" : سَهْلٌ، لَيِّنٌ. 2."لَمْ يَجِدْ شَيْئاً رَخِيصاً فِي السُّوقِ" : زَهِيداً، مَا يُكُونُ ثَمَنُهُ قَلِيلاً غَيْرَ مُرْتَفِعٍ. "وَجَدَ كُلَّ البَضَائِعِ رَخِيصَةً". 3."نَبَاتٌ رَخِيصٌ" : نَاعِمٌ.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رَدِيفٌ</text:p>
          </table:table-cell>
          <table:table-cell/>
          <table:table-cell office:value-type="string" calcext:value-type="string">
            <text:p>ردف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رِدَافٌ;رُدَفَاء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ِيغَةُ فَعِيل). 1. "إِنَّهُ جُنْدِيٌّ رَدِيفٌ" : مِنَ الجُنودِ الاحْتِياطِيِّينَ. "لاعِبٌ رَديفٌ". 2. "رَدِيفُ الرَّاكِبِ" : الرَّاكِبُ خَلْفَ صَاحِبِ الفَرَسِ أوِ الدَّرَّاجَةِ.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رَزينٌ</text:p>
          </table:table-cell>
          <table:table-cell/>
          <table:table-cell office:value-type="string" calcext:value-type="string">
            <text:p>رزن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(sûr);+ات;(ج);رِزَانٌ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رَزينٌ-رَزينٌ [ر ز ن] (صِيغَةُ فَعِيل). 1."جَلَسَ رَزِيناً فِي مَقْعَدِهِ" : سَاكِناً، ثَابِتاً. 2."عَرَفْتُهُ شَابّاً رَزِيناً" : وَقُوراً، حَلِيماً. 3."عَرَفْتُهُ رَزِينَ الرَّأْيِ" : أصِيلَ الرَّأْيِ.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رَشيحٌ</text:p>
          </table:table-cell>
          <table:table-cell/>
          <table:table-cell office:value-type="string" calcext:value-type="string">
            <text:p>رشح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2"/>
          <table:table-cell office:value-type="string" calcext:value-type="string">
            <text:p>رَشيحٌ-رَشيحٌ [ر ش ح] (صِيغَةُ فَعِيل). 1."رَشيحُ الأَرْضِ" : ما علَى وَجْهِها مِنْ نَباتٍ. 2."رَشيحُ الجَسَدِ" : عَرَقُهُ.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رَضيعٌ</text:p>
          </table:table-cell>
          <table:table-cell/>
          <table:table-cell office:value-type="string" calcext:value-type="string">
            <text:p>رضع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رُضَعاءُ;رُضَّعٌ;رُضُعٌ;(ج);رضائع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ِيغَةُ فَعِيل). 1."طِفْلٌ رَضيعٌ" : في طَوْرِ الرَّضاعَةِ، الرَّاضِعُ. 2."أَلاَ تَعْلَمُ أَنَّهُ رَضيعُكَ " : أَيْ أَخَوانِ مِنَ الرَّضاعَةِ، "أَنْتَ رَضيعُهُ" : أَيْ أَنْتُما رَضيعانِ، أَخَوانِ مِنَ الرَّضاعَةِ.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رَضيفٌ</text:p>
          </table:table-cell>
          <table:table-cell/>
          <table:table-cell office:value-type="string" calcext:value-type="string">
            <text:p>رضف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رَضيفٌ-رَضيفٌ [ر ض ف] (صِيغَةُ فَعِيل). 1."وضَعَ اللَّحْمَ على الرَّضيفِ" : الحِجارَةُ الْمُحْمَاةُ. 2."لَحْمٌ رَضيفٌ" : ما يُشْوَى مِنَ اللَّحْمِ على الرَّضْفِ. 3."لَبَنٌ رَضيفٌ" : اللَّبَنُ الَّذِي طُرِحَتْ فيهِ الحِجارَةُ الْمُحْماةُ لِيُغْلَى.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رَطيبٌ</text:p>
          </table:table-cell>
          <table:table-cell/>
          <table:table-cell office:value-type="string" calcext:value-type="string">
            <text:p>رطب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رَطيبٌ-رَطيبٌ [ر ط ب] (صِيغَةُ فَعِيل). 1."هُوَ في عَيْشٍ رَطيبٍ" : في عَيْش هَنِيءٍ، مَيْسورٍ، مُريحٍ. 2."غُصْنٌ رَطيبٌ" : لَيِّنٌ ناعِمٌ. "رِيشٌ رَطِيبٌ".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رَعيشٌ</text:p>
          </table:table-cell>
          <table:table-cell/>
          <table:table-cell office:value-type="string" calcext:value-type="string">
            <text:p>رعش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رَعيشٌ-رَعيشٌ [ر ع ش] (صِيغَةُ فَعِيل). "وَلَدُ رَعيشٌ" : مُرْتَعِدٌ، مُرْتَجِفٌ.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رَغيبٌ</text:p>
          </table:table-cell>
          <table:table-cell/>
          <table:table-cell office:value-type="string" calcext:value-type="string">
            <text:p>رغب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رِغابٌ;رُغُب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5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صِيغَةُ فَعِيل). 1."رَجُلٌ رَغيبٌ" : مَرْغوبٌ فيهِ. 2."رَجُلٌ رَغيبُ البَطْنِ" : كَثيرُ الأَكْلِ.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رَغيدٌ</text:p>
          </table:table-cell>
          <table:table-cell/>
          <table:table-cell office:value-type="string" calcext:value-type="string">
            <text:p>رغد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5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رَغيدٌ-رَغيدٌ [ر غ د] (صِيغَةُ فَعِيل). "هُوَ في عَيْشٍ رَغيدٍ" : في عَيْشٍ مُريحٍ، هَنيءٍ، مُتَّسِعٍ. "يا لَهُ مِنْ عَيْشٍ رَغيدٍ !".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رَفيقٌ</text:p>
          </table:table-cell>
          <table:table-cell/>
          <table:table-cell office:value-type="string" calcext:value-type="string">
            <text:p>رفق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رُفَقاءُ;رِفاقٌ;مؤَنَّث;الرفيق;و;-;الزوجة;(ج);رفائِقُ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ِيل). 1."هُوَ رَفيقُهُ الْمُخْلِصُ" : الصَّاحِبُ، الصَّديقُ. "الرَّفيقُ قَبْلَ الطَّريقِ"(مثل). 2."رَفيقُ العُمْرِ" : الزَّوْجُ. "رَفيقَةُ العُمْرِ". 3."رَفيقُ السُّوءِ" : الصَّديقُ سَيِّءُ الأَخْلاقِ. 4."رَفيقٌ بِأَهْلِهِ" : طَيِّبُ الْمُعامَلَةِ رَؤُوفٌ بِهِمْ. 5."اِنْتَقَلَ إلى الرَّفيقِ الأَعْلَى" : لَبَّى نِداءَ رَبِّهِ. 6."قَدَّمَ الرَّفيقُ تَقْريراً سِياسِيّاً" : لَقَبٌ يُطْلَقُ على أَعْضاءِ الأَحْزابِ الاشْتِراكِيَّةِ والشُّيوعِيَّةِ.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رَفيهٌ</text:p>
          </table:table-cell>
          <table:table-cell/>
          <table:table-cell office:value-type="string" calcext:value-type="string">
            <text:p>رفهـٍ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رَفيهٌ-رَفيهٌ [ر ف هـٍ] (صِيغَةُ فَعِيل). "هُوَ في عَيْشٍ رَفيهٍ" : في عَيْشٍ رَغيدٍ، فيهِ ما لَذَّ وَطابَ.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رَقيبٌ</text:p>
          </table:table-cell>
          <table:table-cell/>
          <table:table-cell office:value-type="string" calcext:value-type="string">
            <text:p>رقب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رُقَباءُ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ِيل). 1."عَيَّنَهُ رَقيباً على الْمُؤَسَّسَةِ" : حارِساً عَلَيْها يُراقِبُ سَيْرَ أَعْمالِها. "لا رَقيبَ على أَعْمالِهِ". 2."اِرْتَقَى الجُنْدِيُّ إلى رُتْبَةِ رَقيبٍ" : رُتْبَةٌ عَسْكَرِيَّةٌ في الجَيْشِ.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رَميزٌ</text:p>
          </table:table-cell>
          <table:table-cell/>
          <table:table-cell office:value-type="string" calcext:value-type="string">
            <text:p>رمز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رَميزٌ-رَميزٌ، ةٌ [ر م ز] (صِيغَةُ فَعِيل). 1."طِفْلٌ رَميزٌ" : كَثيرُ الحَرَكَةِ. 2."أَميرٌ رَميزٌ" : مُكَرَّمٌ، مُعَظَّمٌ، مُبَجَّلٌ. 3."وَلَدٌ رَميزٌ": رَزينٌ، عاقِلٌ. 4."نَسَبٌ رَميزٌ" : أَصيلٌ.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رَميسٌ</text:p>
          </table:table-cell>
          <table:table-cell/>
          <table:table-cell office:value-type="string" calcext:value-type="string">
            <text:p>رمس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رَميسٌ-رَميسٌ [ر م س] (صِيغَةُ فَعِيل). "وَلَدٌ رَميسٌ" : أَيْ رُمِيَ بِحَجَرٍ.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رَميضٌ</text:p>
          </table:table-cell>
          <table:table-cell/>
          <table:table-cell office:value-type="string" calcext:value-type="string">
            <text:p>رمض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رَميضٌ-رَميضٌ، ةٌ [ر م ض] (صِيغَةُ فَعِيل). "نَصْلٌ رَميضٌ" : حادٌّ. "صَنَعَ نِصالاً رَميضَةً".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رَهيفٌ</text:p>
          </table:table-cell>
          <table:table-cell/>
          <table:table-cell office:value-type="string" calcext:value-type="string">
            <text:p>رهف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5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رَهيفٌ-رَهيفٌ [ر هـ ف] (صِيغَةُ فَعِيل). 1."سِكِّينٌ رَهيفٌ": حادٌّ. 2."رَهيفُ الإِحْساسِ" : رَقيقُهُ، مُرْهَفُ الإِحْساسِ. "طَبْعٌ رَهيفٌ".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زَعيمٌ</text:p>
          </table:table-cell>
          <table:table-cell/>
          <table:table-cell office:value-type="string" calcext:value-type="string">
            <text:p>زعم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زُعَماء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ِيل). 1."هُوَ زَعِيمٌ بِهِ": كَفِيلٌ، ضَامِنٌ.يوسف آية 72 وَلِمَنْ جاءَ بِهِ حِمْلُ بَعيرٍ وَأَنا بِهِ زَعيمٌ (قرآن). 2."زَعيمٌ وَطَنِيٌّ" : قائِدُ القَوْمِ وَسَيِّدُهُمْ وَرَئِيسُهُمْ وَهُوَ لَقَبٌ يُطْلَقُ عَلَى القادَةِ السِّياسِيِّينَ الَّذِينَ يَلْعَبونَ دَوْراً مُهِمّاً في حَياةِ وَطَنِهِمْ. "كانَ مِنْ زُعَماءِ الحَرَكَةِ الوَطَنِيَّةِ".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زَليلٌ</text:p>
          </table:table-cell>
          <table:table-cell/>
          <table:table-cell office:value-type="string" calcext:value-type="string">
            <text:p>زلل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زَليلٌ-زَليلٌ[ز ل ل] (صِيغَةُ فَعِيل). 1."ماءٌ زَليلٌ" : عَذْبٌ، صافٍ. 2. : نَوْعٌ مِنَ الحَلْوَى يُتَّخَذُ مِنَ الطَّحِينِ والماءِ والعَسَلِ.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زَهيدٌ</text:p>
          </table:table-cell>
          <table:table-cell/>
          <table:table-cell office:value-type="string" calcext:value-type="string">
            <text:p>زهد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ج;زهْدان;مؤ;زهيدَة;ج;زهائِدُ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زَهيدٌ-زَهيدٌ، ةٌ[ز هـ د] (صِيغَةُ فَعِيل). 1."ثَمَنٌ زَهِيدٌ" : ثَمَنٌ رَخيصٌ جِدّاً، ضَئيلٌ، تافِهٌ. "اِشْتَرَى حِذاءً بِثَمَنٍ زَهيدٍ" ‎ "أَثْمانٌ زَهيدَةٌ" "لَمْ يَحْصُلْ إِلاَّ عَلَى مَبْلَغٍ زَهيدٍ". 2."رَجُلٌ زَهيدٌ" : حَقيرٌ، لَئيمٌ.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سَخِيفٌ</text:p>
          </table:table-cell>
          <table:table-cell/>
          <table:table-cell office:value-type="string" calcext:value-type="string">
            <text:p>سخف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سَخِيفٌ-سَخِيفٌ، ةٌ [س خ ف] (صِيغَةُ فَعِيل). 1."قَدَّمَ رَأْياً سَخِيفاً" : تَافِهاً ضَعِيفاً لاَ قِيمَةَ لَهُ. 2. "رَجُلٌ سَخِيفٌ" :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سَعِيرٌ</text:p>
          </table:table-cell>
          <table:table-cell/>
          <table:table-cell office:value-type="string" calcext:value-type="string">
            <text:p>سعر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5"/>
          <table:table-cell office:value-type="string" calcext:value-type="string">
            <text:p>مفرد</text:p>
          </table:table-cell>
          <table:table-cell office:value-type="string" calcext:value-type="string">
            <text:p>سُعُرٌ;</text:p>
          </table:table-cell>
          <table:table-cell table:number-columns-repeated="15"/>
          <table:table-cell office:value-type="string" calcext:value-type="string">
            <text:p>(صِيغَةُ فَعِيل). "سَعِيرُ النِّيرَانِ" : لَهِيبُهَا، شُعْلَتُهَا. النساء آي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سَفِيهٌ</text:p>
          </table:table-cell>
          <table:table-cell/>
          <table:table-cell office:value-type="string" calcext:value-type="string">
            <text:p>سفه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سُفَهَاءُ;(ج);سُفَهاءُ;وسِفاه;(ج);سَفَائِهُ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ِيل). "رَجُلٌ سَفِيهٌ" : عَدِيمُ الخُلُقِ فَظُّ الْمُعَاشَرَةِ، جَاهِلٌ.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سَلِيقٌ</text:p>
          </table:table-cell>
          <table:table-cell/>
          <table:table-cell office:value-type="string" calcext:value-type="string">
            <text:p>سلق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سُلُق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ِيغَةُ فَعِيل). 1."بَيْضٌ سَلِيقٌ" : مَسْلُوقٌ. 2. "نَبَاتٌ سَلِيقٌ" : مَحْروقٌ مِنْ شِدَّةِ البَرْدِ أوِ الحَرِّ. 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سَلِيمٌ</text:p>
          </table:table-cell>
          <table:table-cell/>
          <table:table-cell office:value-type="string" calcext:value-type="string">
            <text:p>سلم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(sûr);+ات;سُلَمَاء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ِيل). 1. "لَهَا ذَوْقٌ سَلِيمٌ" : خَالٍ مِنَ العُيُوبِ. 2. "سَلِيمُ العَقْلِ" : سَالِمٌ مِنْ كُلِّ لَوْثَةٍ، أَيْ لَيْسَ بِهِ مَسٌّ مِنَ الجُنُونِ. 3."سَلِيمُ النِّيَّ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سَمِيجٌ</text:p>
          </table:table-cell>
          <table:table-cell/>
          <table:table-cell office:value-type="string" calcext:value-type="string">
            <text:p>سمج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سُمَجَاء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ِيغَةُ فَعِيل). "رَجُلٌ سَمِيجٌ" : قَبِيحٌ، رَدِيءٌ.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سَمِيرٌ</text:p>
          </table:table-cell>
          <table:table-cell/>
          <table:table-cell office:value-type="string" calcext:value-type="string">
            <text:p>سمر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سُمَرَاء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ِيغَةُ فَعِيل). 1."كَانَ سَمِيرَ لَيَالِيهِ" : مُسَامِرُهُ، مَنْ يُحَدِّثُهُ لَيْلاً. 2."اِبْنَا سَمِيرٍ" : اللَّيْلُ وَالنَّهَارُ. 3."اِبنُ سَمِيرٍ" : اللَّيْلُ الَّذِي لاَ قَمرَ فِيهِ. 4."سَمِيرٌ" : اسْمُ عَلَمٍ لِلْمُذَكَّرِ، "سَمِيرَةُ" : اسْمُ عَلَمٍ لِلْمُؤَنَّثِ.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سَمِيعٌ</text:p>
          </table:table-cell>
          <table:table-cell/>
          <table:table-cell office:value-type="string" calcext:value-type="string">
            <text:p>سمع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سُمَعَاء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ِيل). 1. "كَانَ سَمِيعاً لِحَدِيثِهِ" : سَامِعًا، مُنْصِتاً. 2. "هُوَ اللَّهُ السَّمِيعُ" : مِنْ أسْمَاءِ اللَّهِ الحُسْنَى. البقرة آية 181إنَّ اللَّهَ سَمِيعٌ عَلِيمٌ (قرآن) "سَمِيعُ الدُّعَاءِ" "سَمِيعٌ بَصِيرٌ". 3. "عَبْدُ السَّمِيعِ": اسْمُ عَلَمٍ مُرَكَّبٌ.‎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سَمِيكٌ</text:p>
          </table:table-cell>
          <table:table-cell/>
          <table:table-cell office:value-type="string" calcext:value-type="string">
            <text:p>سمك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5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سَمِيكٌ-سَمِيكٌ، ةٌ [س م ك] (صِيغَةُ فَعِيل). "سَمِيكُ الحَجْمِ": ثَخِينٌ، غَلِيظٌ.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سَمِينٌ</text:p>
          </table:table-cell>
          <table:table-cell/>
          <table:table-cell office:value-type="string" calcext:value-type="string">
            <text:p>سمن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(sûr);+ات;سِمَان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ِيل). 1. "صَارَ سَمِيناً" : بَدِيناً، ثَخِي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شَجِيعٌ</text:p>
          </table:table-cell>
          <table:table-cell/>
          <table:table-cell office:value-type="string" calcext:value-type="string">
            <text:p>شجع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شُجَعَاءُ;شَجَائِعُ;(ج);شُجَعَاء;وشِجاع;وهي;شجيعة;(ج);شجائعُ;وشِجاع;(ج);شُجعانٌ;وشِجْعة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ِيل). "رَجُلٌ شَجِيعٌ" : شُجَاعٌ.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شَحِيحٌ</text:p>
          </table:table-cell>
          <table:table-cell/>
          <table:table-cell office:value-type="string" calcext:value-type="string">
            <text:p>شحح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شِحَاحٌ;أَشِحَّاءُ;شَحَائِحُ;أَشِحَّة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ِيل). 1."رَجُلٌ شَحِيحٌ" : بَخِيلٌ. 2."شَحِيحُ النَّظَرِ" : قَلِيلُ البَصَرِ. "اِمْرَأَةٌ شَحِيحَةٌ". 3."الأَيَّامُ الشَّحَائِحُ" : الأَيَّامُ التَّي لاَ مَطَرَ فِيهَا.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شَدِيدٌ</text:p>
          </table:table-cell>
          <table:table-cell/>
          <table:table-cell office:value-type="string" calcext:value-type="string">
            <text:p>شدد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أَشِدَّاءُ;شِدَادٌ;شُدودٌ;شَدَائِد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ِيل). 1."اِكْتَسَحَ البِلاَدَ حَرٌّ شَدِيدٌ" : حَرٌّ قَوِيٌّ. 2. "شَدِيدُ القُوَى" : عَظِيمُ القُدْرَةِ. النجم آية 5 عَلَّمَهُ شَدِيدُ القُوَى . (قرآن). 3."كَانَ شَدِيدَ البَأْسِ فِي الْمَعْرَكَةِ" : شُجَاعٌ، قَوِيٌّ، بَاسِلٌ. 4."يَعْرِفُهُ كُلُّ النَّاسِ بِأَنَّهُ رَجُلٌ شَدِيدُ المِرَاسِ" : صَعْبُ المِرَاسِ. 5."خَاطَبَهُ بِلَهْجَةٍ شَدِيدَةٍ": بِلَهْجَةٍ عَنِيفَةٍ. 6."اِتَّخَذَ احْتِيَاطَاتٍ شَدِيدَةً" : اِحْتِيَاطَاتٍ مُش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شَرِيحٌ</text:p>
          </table:table-cell>
          <table:table-cell/>
          <table:table-cell office:value-type="string" calcext:value-type="string">
            <text:p>شرح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شَرَائِح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ِيغَةُ فَعِيل). 1."شَرِيحَةٌ مِنَ اللَّحْمِ": القِطْعَةُ الرَّقِيقَةُ مِنْهُ. 2."شَرِيحَةٌ مِنَ الفَاكِهَةِ" : القِطْعَةُ مِنْهَا. 3."شَرِيحَةٌ مِنَ الْمُجْتَمَعِ لَهَا أَوْضَاعٌ خَاصَّةٌ" : فِئَةٌ أَوْ جَانِبٌ مِنْهَا. "شَرَائِحُ الْمُجْتَمَعِ". 4.:صُورَةٌ لِمَنْظَرٍ مَّا مَأْخُوذَةٌ مِنْ فِلْمٍ أَصْلِيٍّ تُوضَعُ دَاخِلَ إِطَارٍ تُعْرَضُ بِالفَانُوسِ السِّحْرِيِّ.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string" calcext:value-type="string">
            <text:p>شَرِيدٌ</text:p>
          </table:table-cell>
          <table:table-cell/>
          <table:table-cell office:value-type="string" calcext:value-type="string">
            <text:p>شرد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ات;شَرَائِد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صِيغَةُ فَعِيل). "وَجَدَهُ شَرِيداً" : تَائِهاً، طَرِيداً بِلاَ مَأْوَى. "شَرِيدَةٌ بُوهِيمِيَّةٌ لَمْ تَسْتَقِرَّ قَطُّ فِي دَارٍ وَلاَ وَطَنٍ". (ع. م. العقاد).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string" calcext:value-type="string">
            <text:p>شَرِيفٌ</text:p>
          </table:table-cell>
          <table:table-cell/>
          <table:table-cell office:value-type="string" calcext:value-type="string">
            <text:p>شرف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شُرَفَاءُ;أَشْرَافٌ;شَرَائِفُ;(ج);شُرَفاءُ;وأشْرَافٌ;وهُنَّ;شَرائف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ِيل). 1."هُوَ شَرِيفُ النَّسَبِ" : أَيْ مِنْ سُلاَلَةِ النَّبِيِّ ( . 2. "مِنْ أُسْرَةٍ شَرِيفَةٍ" : أَيْ مِنْ أُسْرَةٍ ذَاتِ نَسَبٍ وَحَسَبٍ. 3. "هُوَ شَرِيفُ الْمَقَامِ" : عَالِي الْمَنْزِلَةِ، ذُو مَكَانَةٍ عَالِيَةٍ، رَفِيعَةٍ. "العِلْمُ هُوَ الغَايَةُ الشَّرِيفَةُ" "يَتَمَتَّعُ بِأَخْلاَقٍ شَرِيفَةٍ".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شَرِيقٌ</text:p>
          </table:table-cell>
          <table:table-cell/>
          <table:table-cell office:value-type="string" calcext:value-type="string">
            <text:p>شرق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شُرُق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ِيغَةُ فَعِيل). 1."وَلَدٌ شَرِيقٌ" : جَمِيلٌ، حَسَنٌ. 2."بَزَغَ الشَّرِيقُ" : الشَّمْسُ حِينَ تُشْرِقُ. 3.: الْمَشْرِقُ.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شَفِيعٌ</text:p>
          </table:table-cell>
          <table:table-cell/>
          <table:table-cell office:value-type="string" calcext:value-type="string">
            <text:p>شفع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شُفَعَاء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ِيغَةُ فَعِيل). 1."اللَّهُمَّ اجْعَلْهُ لَنَا شَفِيعاً" : أَيْ صَاحِبَ شَفَاعَةِ. "هُوَ شَفِيعِي إِلَى السُّلْطَانِ". 2."مَنْ يَأْخُذُ الْعَقَارَ بِالشُّفْعَةِ جَبْراً. 3."الشَّفِيعُ" : الْعَدَدُ الزَّوْجُ، الاِثْنَانِ.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شَفِيقٌ</text:p>
          </table:table-cell>
          <table:table-cell/>
          <table:table-cell office:value-type="string" calcext:value-type="string">
            <text:p>شفق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شَفِيقٌ-شَفِيقٌ، ةٌ [ش ف ق] (صِيغَةُ فَعِيل). "كَانَ شَفِيقاً بِهِ": مُشْفِقاً، رَؤُوفاً بِهِ، شَفُوقاً.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شَقِيقٌ</text:p>
          </table:table-cell>
          <table:table-cell/>
          <table:table-cell office:value-type="string" calcext:value-type="string">
            <text:p>شقق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أَشِقَّاء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ِيغَةُ فَعِيل). 1."شَقِيقُ الْفَاكِهَةِ" : نِصْفُهَا، أَيْ شَقُّ الشَّيْءِ، نِصْفُهُ الْمَشْقُوقُ، وَكُلُّ شَقِيقٍ نِصْفُ الآخَرِ. 2."هُوَ شَقِيقِي" : الأَخُ مِنَ الأَبِ وَالأُمِّ. "شَقِيقُهَا" "شَقِيقُهُ " " أُخْتٌ شَقِيقَةٌ ". 3. النِّسَاءُ شَقَائِقُ الرِّجَالِ . (حديث) : نَظَائِرُ الرِّجَالِ. 4."الشَّعْبُ الشَّقِيقُ" : الشَّعْبُ الَّذِي تَرْبِطُكَ بِهِ رَابِطَةُ الْعِرْقِ وَاللُّغَةِ وَالدِّينِ أَوِ الْمُجَاوَرَةِ. "الْبَلَدُ الشَّقِيقُ". 5."أُصِيبَ بِشَقِيقَةٍ" (طب) : بِأَلَمٍ وَوَجَعٍ يُصِيبُ نِصْفَ الرَّأْسِ وَالْوَجْهِ. 6."شَقِيَقَةُ النُّعْمَانِ" : وَاحِدَةُ شَقَائِقِ النُّعْمَانِ.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شَنِيعٌ</text:p>
          </table:table-cell>
          <table:table-cell/>
          <table:table-cell office:value-type="string" calcext:value-type="string">
            <text:p>شنع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شُنُعٌ;شَنَائِع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5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صِيغَةُ فَعِيل). "تَصَرَّفَ تَصَرُّفاً شَنِيعاً" : قَب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شَهِيدٌ</text:p>
          </table:table-cell>
          <table:table-cell/>
          <table:table-cell office:value-type="string" calcext:value-type="string">
            <text:p>شهد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شُهَدَاءُ;ج;شُهَدَاءُ;وأَشْهَادٌ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ِيغَةُ فَعِيل). 1."طُوبَى لِأَوَّلِ شَهِيدٍ فِي الإِسْلاَمِ" : أَوَّلُ قَتِيلٍ فِي سَبِيلِ اللَّهِ. "شَهِيدُ الوَطَنِ". 2."كَانَ شَهِيداً عَلَى مَا حَدَثَ": شَاهِداً، ج: أَشْهَادٌ.البقرة آية 282 وَلاَ يُضَارَّ كَاتِبٌ وَلاَ شَهِيدٌ . (قرآن). 3. "هُوَ شَهِيدٌ عَلَى كُلِّ الأُمُورِ" : مُطَّلِعٌ عَلَيْهَا.المجادلة آية 6 وَاللَّهُ عَلَى كُلِّ شَيْءٍ شَهِيدٌ . (قرآن).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شَهِيرٌ</text:p>
          </table:table-cell>
          <table:table-cell/>
          <table:table-cell office:value-type="string" calcext:value-type="string">
            <text:p>شهر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شَهِيرٌ-شَهِيرٌ، ةٌ [ش هـ ر] (صِيغَةُ فَعِيل). 1."كَاتِبٌ شَهِيرٌ" : مَعْرُوفٌ بَيْنَ النَّاسِ، ذَائِعُ الصِّيتِ، لَهُ شُهْرَةٌ. "شَهِيرَاتُ النِّسَاءِ". 2."شَهِيرَةُ" : اِسْمُ عَلَمٍ لِلْإِنَاثِ.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string" calcext:value-type="string">
            <text:p>صَبِيحٌ</text:p>
          </table:table-cell>
          <table:table-cell/>
          <table:table-cell office:value-type="string" calcext:value-type="string">
            <text:p>صبح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صِبَاح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5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صَبِيحٌ، ةٌ - ج: صِبَاحٌ، صَبِيحَاتٌ. [ص ب ح]. (صِيغَةُ فَعِيل). 1."رَأَيْتُهُ صَبِيحَ الوَجْهِ" : أَيْ وَضِيءَ، مُشْرِقَ الوَجْهِ، <text:s/>جَمِيلَهُ. "فَتىً صَبِيحٌ" "فَتَاةٌ صَبِيحَةٌ". 2."زَارَهُ صَبِيحَةَ يَوْمِ العِيدِ" : صَبَاحَ يَوْمِ العِيدِ. 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صَبِيغٌ</text:p>
          </table:table-cell>
          <table:table-cell/>
          <table:table-cell office:value-type="string" calcext:value-type="string">
            <text:p>صبغ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صَبِيغٌ-صَبِيغٌ [ص ب غ] (صِيغَةُ ف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string" calcext:value-type="string">
            <text:p>صَدِيقٌ</text:p>
          </table:table-cell>
          <table:table-cell/>
          <table:table-cell office:value-type="string" calcext:value-type="string">
            <text:p>صدق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أَصْدِقَاء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ِيغَةُ فَعِيل). "صَدِيقٌ عَزِيزٌ" : مَنْ تَرْبِطُكَ وَإِيَّاهُ عَلاَقَةُ صَدَاقَةٍ وَمَحَبَّةٍ وَمَوَدَّةٍ. "صَدِيقُكَ مَنْ صَدَقَكَ لاَ مَنْ صَدَّقَكَ".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string" calcext:value-type="string">
            <text:p>صَرِيعٌ</text:p>
          </table:table-cell>
          <table:table-cell/>
          <table:table-cell office:value-type="string" calcext:value-type="string">
            <text:p>صرع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صَرْعَى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ِيغَةُ فَعِيل). 1."سَقَطَ صَرِيعاً يَتَخَبَّطُ فِي دِمَائِهِ" : سَقَطَ مَصْروعاً مَطْروحاً على الأَرْضِ. "يَقْتُلُ الصَّرِيعَ وَيُجْهِزُ عَلَى الْجَرِيحِ". (الجاحظ). 2."خَرَّ صَرِيعاً مِنَ السُّكْرِ" : وَقَعَ طَرِيحاً.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صَرِيمٌ</text:p>
          </table:table-cell>
          <table:table-cell/>
          <table:table-cell office:value-type="string" calcext:value-type="string">
            <text:p>صرم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صَرِيمٌ-صَرِيمٌ [ص ر م] (صِيغَةُ فَعِيل). 1."نَبَاتٌ صَرِيمٌ" : مَا قُطِعَ مِنْهُ. 2."شَجَرٌ صَرِيمٌ" : مَا جُمِعَ ثَمَرُهُ. 3."صَرِيمٌ مِنَ اللَّيْلِ" : قِطْعَةٌ مِنْهُ.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صَلِيبٌ</text:p>
          </table:table-cell>
          <table:table-cell/>
          <table:table-cell office:value-type="string" calcext:value-type="string">
            <text:p>صلب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صُلْبَان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ِيغَةُ فَعِيل). 1."رَجُلٌ صَلِيبٌ" : عَنِيدٌ. 2."هُوَ صَلِيبُ الْعُودِ" : شَدِيدٌ، قَوِيٌّ. 3."أَقَامُوا لَهُ صَلِيباً لِتَعْذِيبِهِ" : عُودٌ عَمُودِيٌّ يَقْطَعُهُ عُودٌ آخَرُ أُفُقِيٌّ يُصْلَبُ عَلَيْهِ، وَهُوَ عِنْدَ الْمَسِيحِيِّينَ الْعُودُ الْمُقَدَّسُ الَّذِي صُلِبَ عَلَيْهِ السَّيِّدُ الْمَسِيحُ. 4."إِشَارَةُ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string" calcext:value-type="string">
            <text:p>صَمِيمٌ</text:p>
          </table:table-cell>
          <table:table-cell/>
          <table:table-cell office:value-type="string" calcext:value-type="string">
            <text:p>صمم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2"/>
          <table:table-cell office:value-type="string" calcext:value-type="string">
            <text:p>صَمِيمٌ-صَمِيمٌ [ص م م] (صِيغَةُ فَعِيل). 1."صَمِيمُ الْبَرْدِ" : أَشَدُّهُ، قُوَّتُهُ. "صَمِيمُ الْحَرِّ". 2."صَمِيمُ الْعُضْوِ" : الْعَظْمُ الَّذِي بِهِ قِوَامُهُ. 3."مِنْ صَمِيمِ قَلْبِهِ" : مِنْ عُمْقِهِ وَخَالِصِهِ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string" calcext:value-type="string">
            <text:p>صَنِيعٌ</text:p>
          </table:table-cell>
          <table:table-cell/>
          <table:table-cell office:value-type="string" calcext:value-type="string">
            <text:p>صنع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صَنَائِعُ;صُنُع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ِيغَةُ فَعِيل). 1."قَدَّمَ لَهُ صَنِيعاً" : إِحْسَاناً، خَيْراً. "نِعْمَ الصَّنِيعُ مَا فَعَلْتَ". 2."صَنَعَ بِهِ صَنِيعاً قَبِيحاً" : فِعْلاً قَبِيحاً. "يَعْرِفُ حَالَ صَاحِبِهِ وَغَامِضَ أَمْرِهِ بِمَا يُظْهِرُ لَهُ مِنْ أَمْرِهِ وَصَنِيعِهِ". 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string" calcext:value-type="string">
            <text:p>ضَئِيلٌ</text:p>
          </table:table-cell>
          <table:table-cell/>
          <table:table-cell office:value-type="string" calcext:value-type="string">
            <text:p>ضءل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5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صِيغَةُ فَعِيل). 1."مَبْلَغٌ ضَئِيلٌ" : قَلِيلٌ. "مِقْدَارٌ ضَئِيلٌ" "أَخَ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string" calcext:value-type="string">
            <text:p>ضَرِيجٌ</text:p>
          </table:table-cell>
          <table:table-cell/>
          <table:table-cell office:value-type="string" calcext:value-type="string">
            <text:p>ضرج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ضَرِيجٌ-ضَرِيجٌ [ض ر ج] (صِيغَةُ فَعِيل). 1."ثَوْبٌ ضَرِيجٌ" : مَصْبُوغٌ بِحُمْرَةٍ. 2."بَطَلٌ ضَرِيجٌ" : قَوِيٌّ، شَدِيدٌ.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ضَرِيرٌ</text:p>
          </table:table-cell>
          <table:table-cell/>
          <table:table-cell office:value-type="string" calcext:value-type="string">
            <text:p>ضرر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أَضِرَّاءُ;أَضْرارٌ;ضَرَائِر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ِيل). "قَادَ الضَّرِيرَ إِلَى بَيْتِهِ" : الأَعْمَى. "اِمْرَأَةٌ ضَرِيرٌ".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ضَرِيسٌ</text:p>
          </table:table-cell>
          <table:table-cell/>
          <table:table-cell office:value-type="string" calcext:value-type="string">
            <text:p>ضرس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ضَرِيسٌ-ضَرِيسٌ [ض ر س] (صِيغَةُ فَعِيل). 1."ضَرِيسُ الظَّهْرِ": فِقَارُهُ. 2."فَقِيرٌ ضَرِيسٌ" : جَائِعٌ جِدّاً. 3."بِئْرٌ ضَرِيـسٌ" : مَبْنِيَةٌ بِالْحِجَارَةِ.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ضَرِيعٌ</text:p>
          </table:table-cell>
          <table:table-cell/>
          <table:table-cell office:value-type="string" calcext:value-type="string">
            <text:p>ضرع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ضَرِيعٌ-ضَرِيعٌ [ض ر ع] (صِيغَةُ فَعِيل). 1."شَاةٌ ضَرِيعٌ" : حَسَنَةُ الضَّرْعِ. 2. : نَبَاتُ العَوْسَجِ الشَّائِكِ. الغاشية آية 6 لَيْسَ لَهُمْ طَعَامٌ إِلاَّ مِنْ ضَرِيعٍ، لاَ يُسْمِنُ وَلاَ يُغْنِي مِنْ جُوعٍ . (قرآن).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ضَعِيفٌ</text:p>
          </table:table-cell>
          <table:table-cell/>
          <table:table-cell office:value-type="string" calcext:value-type="string">
            <text:p>ضعف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ضِعَافٌ;ضُعَفَاء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ِيل). 1."ضَعِيفُ الجِسْمِ" : نَحِيلٌ، هَزِيلٌ. "ضَعِيفُ البِنْيَةِ". 2."ضَعِيفُ العَقْلِ" : سَخِيفٌ. 3."ضَعِيفُ الإِرَادَةِ" : مَنْ لاَ قُدْرَةَ لَهُ. 4."ضَعِيفٌ جِدّاً" : هَزِيلٌ، مُنْحَطٌّ. 5."كَلاَمٌ ضَعِيفٌ" : مُبْتَذَلٌ، أَيْ مَا دُونَ الكَلاَمِ الفَصِيحِ. 6."حَدِيثٌ ضَعِيفٌ" : حَدِيثٌ لاَ يُعْتَدُّ بِهِ، أَدْنَى مَرْتَبَةً مِنَ الْحَدِيثِ الْحَسَنِ. 7. اتَّقُوا اللَّهَ فِي الضَّعِيفَيْنِ .(حديث) : الْمَرْأَةُ وَالْمَمْلُوكُ. 8."قَدَّمَ حُجَّةً ضَعِيفَةً" : حُجَّةً وَاهِيَةً لاَ تَسْتَنِدُ إلَى دَلِيلٍ.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ضَفِيرٌ</text:p>
          </table:table-cell>
          <table:table-cell/>
          <table:table-cell office:value-type="string" calcext:value-type="string">
            <text:p>ضفر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ضفائِر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ضَفِيرٌ-ضَفِيرٌ [ض ف ر] (صِيغَةُ فَعِيل). 1."جَعَلَتْ شَعْرَهَا ضَفِيراً : مَنْسُوجاً، مَضْفُوراً. 2."ضَفِيرُ البَحْرِ" : سَاحِلُهُ، شَطُّهُ.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string" calcext:value-type="string">
            <text:p>ضَلِيعٌ</text:p>
          </table:table-cell>
          <table:table-cell/>
          <table:table-cell office:value-type="string" calcext:value-type="string">
            <text:p>ضلع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ضُلُعٌج;ضَلاَئِع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ِيل). 1."رَجُلٌ ضَلِيعٌ" : قَوِيٌّ، شَدِيدُ الأَضْلاَعِ. 2."ضَلِيعٌ فِي العُلُومِ": لَهُ مَعْرِفَةٌ وَخِبْرَةٌ وَاسِعَةٌ، لَهُ قَدَمٌ رَاسِخَةٌ فِيهَا.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ضَمِيمٌ</text:p>
          </table:table-cell>
          <table:table-cell/>
          <table:table-cell office:value-type="string" calcext:value-type="string">
            <text:p>ضمم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أَضِمَّاءُ;أَضِمَّة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ِيغَةُ فَعِيل). 1."شَيْءٌ ضَمِيمٌ" : مَضْمُومٌ، أَوْ مَضْمُومٌ إِلَى غَيْرِهِ. "هُوَ ضَمِيمُهُ" : صَاحِبُهُ.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ضَنِينٌ</text:p>
          </table:table-cell>
          <table:table-cell/>
          <table:table-cell office:value-type="string" calcext:value-type="string">
            <text:p>ضنن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أَضِنَّاءُ;ضَنَائِن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ِيل). "رَجُلٌ ضَنِينٌ" : شَدِيدُ البُخْلِ، البَخِيلُ بِالشَّيْءِ النَّفِيسِ.التكوير آية 24وَمَا هُوَ عَلَى الغَيْبِ بِضَنِينٍ . (قرآن).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طَبِيخٌ</text:p>
          </table:table-cell>
          <table:table-cell/>
          <table:table-cell office:value-type="string" calcext:value-type="string">
            <text:p>طبخ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5"/>
          <table:table-cell office:value-type="string" calcext:value-type="string">
            <text:p>مفرد</text:p>
          </table:table-cell>
          <table:table-cell office:value-type="string" calcext:value-type="string">
            <text:p>أَطْبِخَةٌ;</text:p>
          </table:table-cell>
          <table:table-cell table:number-columns-repeated="15"/>
          <table:table-cell office:value-type="string" calcext:value-type="string">
            <text:p>(صِيغَةُ فَعِيل). "هَيَّأَ طَبِيخاً" : مَا طُبِخَ.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طَرِيفٌ</text:p>
          </table:table-cell>
          <table:table-cell/>
          <table:table-cell office:value-type="string" calcext:value-type="string">
            <text:p>طرف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طُرْفٌ;طُرَافٌ;طِرَافٌ;طَرَائِف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ِيغَةُ فَعِيل). 1."اِكْتَسَبَ مَالاً طَرِيفاً" : اِكْتَسَبَهُ حَدِيثاً. 2."كَانَ طَرِيفاً فِي حَدِيثِهِ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string" calcext:value-type="string">
            <text:p>طَفِيفٌ</text:p>
          </table:table-cell>
          <table:table-cell/>
          <table:table-cell office:value-type="string" calcext:value-type="string">
            <text:p>طفف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طَفِيفٌ-طَفِيفٌ [ط ف ف] (صِيغَةُ فَعِيل). 1."اِرْتَكَبَ خَطَأً طَفِيفاً" : بَسِيطاً. 2."سَلَّمَهُ مَبْلَغاً طَفِيفاً" : قَلِيلاً جِدًّا. 3. "أَمْرٌ طَفِيفٌ" : خَسِيسٌ، حَقِيرٌ.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طَلِيقٌ</text:p>
          </table:table-cell>
          <table:table-cell/>
          <table:table-cell office:value-type="string" calcext:value-type="string">
            <text:p>طلق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طُلَقَاءٌ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ِيل). 1."وَجَدْتُهُ طَلِيقَ الوَجْهِ" : ضَاحِكَهُ. 2. "عَرَفْتُهُ طَلِيقَ اللِّسَانِ": فَصِيحَ اللِّسَانِ. 3."خَرَجَ طَلِيقاً حُرّاً مِنْ قَيْدِ سَنَوَاتٍ مُظْلِمَةٍ" : الأَسِير الَّذِي أُطْلِقَ سَرَاحُهُ وَفُكَّ قَيْدُهُ.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string" calcext:value-type="string">
            <text:p>طَلِيلٌ</text:p>
          </table:table-cell>
          <table:table-cell/>
          <table:table-cell office:value-type="string" calcext:value-type="string">
            <text:p>طلل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طُلُلٌ;أَطِلَّة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ِيغَةُ فَعِيل). 1."دَمٌ طَلِيلٌ" : مَهْدُورٌ. 2."نَامَ عَلَى طَلِيلٍ" : حَصِيرٍ مَنْسُوجٍ مِنْ دَوْمٍ. 3."ثَوْبٌ طَلِيلٌ" : بَالٍ.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string" calcext:value-type="string">
            <text:p>طَوِيلٌ</text:p>
          </table:table-cell>
          <table:table-cell/>
          <table:table-cell office:value-type="string" calcext:value-type="string">
            <text:p>طول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ـأت;طِوَال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ِيل). 1."شَابٌّ طَوِيلُ القَامَةِ" : قَامَتُهُ مُرْتَفِعَةٌ. 2."شَارِعٌ طَوِيلٌ" : مَسَافَتُهُ مُمْتَدَّةٌ. 3." اِنْتًظَرَهُ وَقْتاً طَوِيلاً" : مَلِيّاً، رَدْحاً مِنَ الوَقْتِ. 4."مُنْذُ عَهْدٍ طَوِيلٍ" : مُنْذُ عَهْدٍ بَعِيدٍ. 5."طَوِيلُ الأَجَلِ" : أَنْ يَعِيشَ وَقْتاً أَطْوَلَ. 6."هُوَ طَوِيلُ الأَنَاةِ": صَبُ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مَطِيرٌ</text:p>
          </table:table-cell>
          <table:table-cell/>
          <table:table-cell office:value-type="string" calcext:value-type="string">
            <text:p>طير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مَطِيرٌ-مَطِيرٌ [ط ي ر] (صِيغَةُ فَعِيل). "يَوْمٌ مَطِيرٌ" : أَيْ مُ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string" calcext:value-type="string">
            <text:p>ظَليفٌ</text:p>
          </table:table-cell>
          <table:table-cell/>
          <table:table-cell office:value-type="string" calcext:value-type="string">
            <text:p>ظلف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ظَليفٌ-ظَليفٌ، ةٌ [ظ ل ف] (صِيغَةُ فَعِيل). 1."مَكانٌ ظَليفٌ": خَشِنٌ. 2."أَرْضٌ ظَليفَةٌ" : شَديدَةٌ، صُلْبَةٌ، غَليظَةٌ. 3."رَجُلٌ ظَليفٌ" : سَيِّءُ الحالِ. 4."ذَهَبَ بِهِ ظَليفاً" : مَجَّ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string" calcext:value-type="string">
            <text:p>ظَليلٌ</text:p>
          </table:table-cell>
          <table:table-cell/>
          <table:table-cell office:value-type="string" calcext:value-type="string">
            <text:p>ظلل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ظَليلٌ-ظَليلٌ، ةٌ [ظ ل ل] (صِيغَةُ فَعِيل). 1."مَكانٌ ظَليلٌ" : مَكانٌ بِهِ ظِلٌّ كَثيفٌ دائِمٌ. 2."ظِلُّ ظَليلٌ" : ظِلٌّ كَثيفٌ دائِمٌ. "واحَ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string" calcext:value-type="string">
            <text:p>ظَهيرٌ</text:p>
          </table:table-cell>
          <table:table-cell/>
          <table:table-cell office:value-type="string" calcext:value-type="string">
            <text:p>ظهر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ظَهيرٌ-ظَهيرٌ [ظ هـ ر]. لِلْمُذَكَّرِ والْمُؤَنَّثِ والجَمْعِ. (صِيغَةُ فَعِيل). 1."رَجُلٌ ظَهيرٌ" : القَوِيُّ الظَّهْرِ. 2."هُوَ ظَهيرهُ" : مُعينُهُالتحريم آية 4 والْمَلائِكَةُ بَعْدَ ذَلِكَ ظَهيرٌ (قرآن).القصص آية 86فَلا تَكونَنَّ ظَهيراً لِلْكافِرينَ . (قرآن)"لَمْ يَكُنْ لَهُ مِنْ ذَلِكَ ظَهيرٌ وَلا نَظيرٌ". 3."أَخَذَ الظَّهيرُ الأَيْمَنُ مَوْقِعَهُ في الْمَلْعَبِ" : أَحَدُ لاعِبِي كُرَةِ القَدَمِ الأَحَدَ عَشَرَ، وَهُما ظَهِيرانِ أَيْمَنُ وَأَيْسَرُ يُشَكِّلانِ خَطَّ الدِّفاعِ.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عَبِيرٌ</text:p>
          </table:table-cell>
          <table:table-cell/>
          <table:table-cell office:value-type="string" calcext:value-type="string">
            <text:p>عبر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عَبِيرٌ-عَبِيرٌ [ع ب ر] (صِيغَةُ فَعِيل). 1."فَاحَ عَبِيرٌ" : أَخْلاَطٌ مِنَ ا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عَبِيطٌ</text:p>
          </table:table-cell>
          <table:table-cell/>
          <table:table-cell office:value-type="string" calcext:value-type="string">
            <text:p>عبط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عُبُطٌ;عِبَاط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ِيل). 1."لَحْمٌ عَبِيطٌ" : طَرِيٌّ غَيْرُ نَاضِجٍ. 2."دَمٌ عَبِيطٌ" : طَرِيٌّ. 3."زَعْفَرَانٌ عَبِيطٌ" : طَرِيٌّ، خَالِصٌ. 4."رَجُلٌ عَبِيطٌ" : أَبْلَهُ.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عَتِيدٌ</text:p>
          </table:table-cell>
          <table:table-cell/>
          <table:table-cell office:value-type="string" calcext:value-type="string">
            <text:p>عتد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ج;عَتَائِدُ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عَتِيدٌ-عَتِيدٌ، ةٌ [ع ت د] (صِيغَةُ فَعِيل). 1."حَارِسٌ عَتِيدٌ" : حَاضِرٌ.ق آية 18مَا يَلْفِظُ مِنْ قَوْلٍ إِلاَّ لَدَيْهِ رَقِيبٌ عَتِيدٌ (قرآن). 2."مَوْقِفٌ عَتِيدٌ " : صَلْبٌ شَدِيدٌ. 3."رَجُلٌ عَتِيدٌ " : مُهَيَّأٌ للِشَّدَائِدِ.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string" calcext:value-type="string">
            <text:p>عَتِيقٌ</text:p>
          </table:table-cell>
          <table:table-cell/>
          <table:table-cell office:value-type="string" calcext:value-type="string">
            <text:p>عتق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عِتَاقٌ;عُتُق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ِيل). 1."زَارَ الْبَيْتَ الْعَتِيقَ" : زَارَ الْكَعْبَةَ. 2."يَمْلِكُ جَوَاداً عَتِيقاً" : أَصِيلاً. 3."يَسْكُنُ بَيْتاً عَتِيقاً" : قَدِيماً. "بَدَا لِي مِنْ قَدَمَيْهَا الْمُغَبَّرَتَيْنِ فِي الْحِذَاءِ الْعَتِيقِ الْمُهْتَرِئِ أَنَّهَا كَانَتْ فِي رِحْلَةٍ بَعِيدَةٍ". (حنا مينه). 4."طَيْرٌ عِتَاقٌ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string" calcext:value-type="string">
            <text:p>عَجِيجٌ</text:p>
          </table:table-cell>
          <table:table-cell/>
          <table:table-cell office:value-type="string" calcext:value-type="string">
            <text:p>عجج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عَجِيجٌ-عَجِيجٌ [ع ج ج] (صِيغَةُ فَعِيل). "عَجيجُ الوَلَدِ" : صُياحُهُ". "وَلَيْسَ عَجِيجُهَا هَذَا الَّذِي تَسْمَعُ إِلاَّ مَظْهَراً مِنْ مَظَاهِرِ الْغَيْظِ".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عَجِينٌ</text:p>
          </table:table-cell>
          <table:table-cell/>
          <table:table-cell office:value-type="string" calcext:value-type="string">
            <text:p>عجن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عَجِينٌ-عَجِينٌ، ةٌ [ع ج ن] (صِيغَةُ فَعِيل). 1."حَضَّرَتِ الْعَجِينَ لِتُهَيِّءَ خُبْزَهَا" : الدَّقِيقُ الْمَعْجُونُ بِالْمَاءِ. "ال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عَدِيلٌ</text:p>
          </table:table-cell>
          <table:table-cell/>
          <table:table-cell office:value-type="string" calcext:value-type="string">
            <text:p>عدل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أَعْدَالٌ;عُدَلاَء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ِيل). 1."هُوَ عَدِيلِي" : مِثْلِي، نَظِيرِي. 2."عَدِيلُ الرَّجُلِ" : زَوْجُ أُخْتِ امْرَأَتِهِ.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عَدِيمٌ</text:p>
          </table:table-cell>
          <table:table-cell/>
          <table:table-cell office:value-type="string" calcext:value-type="string">
            <text:p>عدم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عُدَمَاء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. (صِيغَةُ فَعِيل). 1."رَجُلٌ عَدِيمٌ" : أَحْمَقُ، مَجْنُونٌ. 2."هُوَ عَدِيمُ المُرُوءةِ" : فَاقِدُ الْمُرُوءةِ. "عَدِيمُ النَّظَرِ". 3."عَدِيمَاتُ الأَجْنِحَةِ" : حَشَرَاتٌ لاَ أَجْنِحَةَ لَهَا.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عَرِيضٌ</text:p>
          </table:table-cell>
          <table:table-cell/>
          <table:table-cell office:value-type="string" calcext:value-type="string">
            <text:p>عرض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عِرَاض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5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صِيغَةُ فَعِيل). 1."ثَوْبٌ عَرِيضٌ" : وَاسِعٌ. "بَدَا فِي وَقْفَتِهِ طَوِيلَ القَامَةِ عَرِيضَ الْمَنْكِبَيْنِ". 2."دُعَاءٌ عَرِيضٌ" : كَثِيرٌ.فصلت آية 51 وَإِذَا مَسَّهُ الشَّرُّ فَذُو دُعَاءٍ عَرِيضٍ (قرآن).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عَرِيفٌ</text:p>
          </table:table-cell>
          <table:table-cell/>
          <table:table-cell office:value-type="string" calcext:value-type="string">
            <text:p>عرف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عُرَفَاء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ِيغَةُ فَعِيل). 1."هُوَ عَرِيفُ القَوْمِ" : العَالِمُ بِأُمُورِهِمْ. 2."اِرْتَقَى الْجُنْدِيُّ إِلَى دَرَجَةِ عَرِيفٍ" : رُتْبَةٌ عَسْكَرِيَّةٌ مَا دُونَ الضَّابِطِ وَفَوْقَ الْجُنْدِيِّ. 3."أَمْرٌ عَرِيفٌ" : مَعْرُوفٌ.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string" calcext:value-type="string">
            <text:p>عَرِيقٌ</text:p>
          </table:table-cell>
          <table:table-cell/>
          <table:table-cell office:value-type="string" calcext:value-type="string">
            <text:p>عرق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عَرِيقٌ-عَرِيقٌ، ةٌ [ع ر ق] (صِيغَةُ فَعِيل). 1."هُوَ عَرِيقُ النَّسَبِ" : مِنْ أَصْلٍ مَعْرُوفٍ لاَ غُبَارَ عَلَيْهِ، أَصِيلٌ. "شَعْبٌ عَرِيقٌ فِي الْمَجْدِ وَالسُّؤْدُدِ". 2."عَرِيقٌ فِي القِدَمِ" : قَدِيمٌ جِدّاً.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عَرِيكٌ</text:p>
          </table:table-cell>
          <table:table-cell/>
          <table:table-cell office:value-type="string" calcext:value-type="string">
            <text:p>عرك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عَرِيكٌ-عَرِيكٌ [ع ر ك] (صِيغَةُ فَعِيل). "رَمْلٌ عَرِيكٌ" : مُتَدَاخِلٌ بَعْضُهُ فِي بَعْضٍ.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string" calcext:value-type="string">
            <text:p>عَزِيبٌ</text:p>
          </table:table-cell>
          <table:table-cell/>
          <table:table-cell office:value-type="string" calcext:value-type="string">
            <text:p>عزب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ج;أعْزابٌ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عَزِيبٌ-عَزِيبٌ [ع ز ب] (صِيغَةُ فَعِيل). 1."رَجُلٌ عَزِيبٌ" : بَعِيدٌ عَنْ أَهْلِهِ وَمَالِهِ. 2."شَابٌّ عَزِيبٌ" : غَيْرُ مُتَزَوِّجٍ.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عَزِيزٌ</text:p>
          </table:table-cell>
          <table:table-cell/>
          <table:table-cell office:value-type="string" calcext:value-type="string">
            <text:p>عزز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أَعِزَّاءُ;أَعِزَّةٌ;;أَعزَّةٌ;وأَعِزَّاءُ;وعِزازٌ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ِيل). 1."هُوَ عَزِيزُ الْجَانِبِ" : مُكَرَّمُ الْجَانِبِ. 2."أَنْتَ عَزِيزٌ عَلَيَّ": مُكَرَّمٌ عِنْدِي، لَكَ مَكَانَةٌ وَتَقْدِيرٌ. 3."هُمْ أَعِزَّائِي" : هُمْ أَحِبَّائِي. 4."عَرَفْتُهُ عَزِيزَ النَّفْسِ" : كَرِيمَ النَّفْسِ، نَبِيلاً. 5."هُوَالَّلهُ العَزِيزُ" : الْمَنِيعُ القَادِرُ الَّذِي لاَ يُعْجِزُهُ شَيْءٌ وَهُوَ مِنْ أَسْمَاءِ اللَّهِ الْحُسْنَى. 6."عَبْدُ العَزِيزِ" : اِسْمُ عَلَمٍ مُرَكَّبٌ. 7."عَزِيزَةُ" : اِسْمُ عَلَمٍ لِلإِنَاثِ. 8.يوسف آية 51قَالَتِ امْرَأَةُ العَزِيزِ (قرآن) : حَاكِمُ مِصْرَ.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string" calcext:value-type="string">
            <text:p>عَسِيرٌ</text:p>
          </table:table-cell>
          <table:table-cell/>
          <table:table-cell office:value-type="string" calcext:value-type="string">
            <text:p>عسر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عَسِيرٌ-عَسِيرٌ، ةٌ [ع س ر] (صِيغَةُ فَعِيل). 1."حَاسَبَهُ حِسَاباً عَسِيراً" : شَدِيداً. 2."يَعِيشُ وَضْعاً عَسِيراً" : صَعْباً، شَاقّاً. الفرقان آية 26 وَكَانَ يَوْماً عَلَى الكَافِرِينَ عَسِيراً (قرآن) "وَاجَهَتْهُ مَسْأَلَةٌ عَسِيرَةٌ" "إِنَّ مِنَ العَسِيرِ أَنْ أَتَصَوَّرَ الْجَمَالَ غَيْرَ مُقْتَرِنٍ بِالفَضِيلَةِ". (توفيق الحكيم).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string" calcext:value-type="string">
            <text:p>عَشِيبٌ</text:p>
          </table:table-cell>
          <table:table-cell/>
          <table:table-cell office:value-type="string" calcext:value-type="string">
            <text:p>عشب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عَشِيبٌ-عَشِيبٌ، ةٌ [ع ش ب] (صِيغَةُ فَعِيل). "أَرْضٌ عَشِيبَةٌ" : كَثِيرَةُ العُشْبِ.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string" calcext:value-type="string">
            <text:p>عَشِيرٌ</text:p>
          </table:table-cell>
          <table:table-cell/>
          <table:table-cell office:value-type="string" calcext:value-type="string">
            <text:p>عشر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عُشَرَاء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ِيغَةُ فَعِيل). 1."هُوَ عَشِيرُهُ فِي السَّرَّاءِ وَالضَّرَّاءِ" : صَدِيقُهُ، قَرِيبُهُ. 2."إِنَّهَا عَشِيـرَتِي" : زَوْجَتِي. "هُوَ عَشِيرِي".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string" calcext:value-type="string">
            <text:p>عَشِيقٌ</text:p>
          </table:table-cell>
          <table:table-cell/>
          <table:table-cell office:value-type="string" calcext:value-type="string">
            <text:p>عشق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عَشِيقٌ-عَشِيقٌ، ةٌ [ع ش ق] (صِيغَةُ فَعِيل). "هُوَ عَشِيقُهَا" : كَثِيرُ العِشْقِ لَهَا.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string" calcext:value-type="string">
            <text:p>عَظِيمٌ</text:p>
          </table:table-cell>
          <table:table-cell/>
          <table:table-cell office:value-type="string" calcext:value-type="string">
            <text:p>عظم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عِظَامٌ;عُظَمَاء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ِيل). 1."هُوَ اللَّهُ العَظِيمُ" : جَلِيلُ القَدْرِ، وَهُوَ مِنْ أَسْمَاءِ اللَّهِ الْحُسْنَى. الحاقة آية 52 فَسَبِّحْ بِاسْمِ رَبِّكَ العَظِيمِ (قرآن) "لاَ حَوْلَ وَلاَ قُوَّةَ إِلاَّ بِاللَّهِ العَلِيِّ العَظِيمِ". 2."عَبْدُ العَظِيمِ" : اِسْمُ عَلَمٍ مُرَكَّبٌ. 3."زَعِيمٌ عَظِيمٌ" : كَبِيرٌ، قَوِيٌّ. "مِنَ الرِّجَالِ العِظَامِ". 4."أَجْرٌ عَظِيمٌ" : هَائِلٌ، فَخْمٌ.التوبة آية 22 إِنَّ اللَّهَ عِنْدَهُ أَجْرٌ عَظِيمٌ (قرآن) "عَمَلٌ عَظِيمٌ" "يَوْمٌ عَظِيمٌ" "أَمْرٌ عَظِيمٌ".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string" calcext:value-type="string">
            <text:p>عَفِيرٌ</text:p>
          </table:table-cell>
          <table:table-cell/>
          <table:table-cell office:value-type="string" calcext:value-type="string">
            <text:p>عفر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عَفِيرٌ-عَفِيرٌ [ع ف ر] (صِيغَةُ فَعِيل). 1."وَجْهٌ عَفِيرٌ" : مُعَفَّرٌ، مُمَرَّغٌ فِي التُّرَابِ. 2."خُبْزٌ عَفِيرٌ" : بِلاَ أُدْمٍ.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string" calcext:value-type="string">
            <text:p>عَفِيفٌ</text:p>
          </table:table-cell>
          <table:table-cell/>
          <table:table-cell office:value-type="string" calcext:value-type="string">
            <text:p>عفف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أَعِفَّاءُ;أَعِفَّةٌ;عَفَائِف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ِيل). 1."إِنْسَانٌ عَفِيفٌ" : ذُو عِفَّةٍ. 2."عَفِيفُ النَّفْسِ" : أَبِيُّ النَّفْسِ فِي قَوْلِهِ وَفِعْلِهِ. "عَفِيفَةُ النَّفْسِ". 3."عَفِيفُ اليَدِ" : خَيِّرٌ. 4."اِمْرَأَةٌ عَفِيفَةٌ" : الْمُتَّصِفَةُ بِالعِفَّةِ. 5."إِنَّهَا عَفِيفَةُ قَوْمِهَا" : السَّيِّدَةُ الْخَيِّرَةُ. 6."عَفِيفَةُ" : اِسْمُ عَلَمٍ لِلإِنَاثِ.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string" calcext:value-type="string">
            <text:p>عَقِيرٌ</text:p>
          </table:table-cell>
          <table:table-cell/>
          <table:table-cell office:value-type="string" calcext:value-type="string">
            <text:p>عقر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(ج);عَقْرَى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عَقِيرٌ-عَقِيرٌ [ع ق ر] (صِيغَةُ فَعِيل). 1."رَجُلٌ عَقِيرٌ" : لاَ يُولَدُ لَهُ وَلَدٌ. 2."وَقَفَ عَقِيراً" : لَمْ يَسْتَطِعْ أَنْ يَتَقَدَّمَ أَوْ يَتَأَخَّرَ لِخَوْفٍ.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string" calcext:value-type="string">
            <text:p>عَقِيمٌ</text:p>
          </table:table-cell>
          <table:table-cell/>
          <table:table-cell office:value-type="string" calcext:value-type="string">
            <text:p>عقم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عُقَمَاءُ;عَقَائِم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ِيل). 1."رَجُلٌ عَقِيمٌ" : الَّذِي لاَ يَلِدُ. "اِمْرَأَةٌ عَقِيمَةٌ". 2."عَقْلٌ عَقِيمٌ" : لاَ خَيْرَ فِيهِ، غَيْرُ مُنْتِجٍ. "يُعَالِجُ الأُمُورَ بِطَرِيقَةٍ عَقِيمَةٍ". 3."حَرْبٌ عَقِيمٌ" : شَدِيدَةٌ. 4."يَوْمٌ عَقِيمٌ" : شَدِيدُ الْحَرِّ لاَ هَوَاءَ فِيهِ.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string" calcext:value-type="string">
            <text:p>عَلِيلٌ</text:p>
          </table:table-cell>
          <table:table-cell/>
          <table:table-cell office:value-type="string" calcext:value-type="string">
            <text:p>علل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أَعِلاَّءُ;عَلاَئِل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ِيل). 1."ما يَزَالُ عَلِيلاً" : مَرِيضاً. "إِنَّ الطَّبِيبَ الْحَكِيمَ لاَ يُجَارِي الْعَلِيلَ". (م. ص. الرافعي). 2."يَهُبُّ نَسِيمٌ عَلِيلٌ فِي الْمَسَاءِ" : نَسِيمٌ مُعَطَّرٌ. 3. "اِمْرَأَةٌ عَلِيلَةٌ" : مُعَطَّرَةٌ بِالعِطْرِ الطَّيِّبِ.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عَلِيمٌ</text:p>
          </table:table-cell>
          <table:table-cell/>
          <table:table-cell office:value-type="string" calcext:value-type="string">
            <text:p>علم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عُلَمَاء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ِيل). 1."رَجُلٌ عَلِيمٌ بِأُمُورِ الدِّينِ وَالدُّنْيَا" : عَارِفٌ بِهَا، المُتَّصِفُ بِالعِلْمِ. 2."الحَمْدُ لِلَّهِ الْعَلِيمِ الأَعْلَمِ" : مِنْ أَسْمَاءِ اللَّهِ الْحُسْنَى. 3."عَبْدُ الْعَلِيمِ" : اِسْمُ عَلَمٍ مُرَكَّبٌ.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عَمِيدٌ</text:p>
          </table:table-cell>
          <table:table-cell/>
          <table:table-cell office:value-type="string" calcext:value-type="string">
            <text:p>عمد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عُمَدَاء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ِيغَةُ فَعِيل). 1."هُوَ عَمِيدُ قَوْمِهِ" : سَيِّدُهُمْ وَسَنَدُهُمْ. 2."عَمِيدُ الجَامِعَةِ" : مُدِيرُهَا وَالْمُشْرِفُ عَلَيْهَا. 3."عَمِيدُ السِّلْكِ الدِّبْلُومَاسِيُّ" : الْقَيْدُومُ، أَيْ أَقْدَمُ السُّفَرَاءِ فِي بَلَدٍ مَّا. 4."عَمِيدُ الشُّرْطَةِ" : رَئِيسُ الشُّرْطَةِ.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عَمِيلٌ</text:p>
          </table:table-cell>
          <table:table-cell/>
          <table:table-cell office:value-type="string" calcext:value-type="string">
            <text:p>عمل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عُمَلاَء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ِيل). 1."هُوَ أَحَدُ عُمَلاَئِي فِي التِّجَارَةِ" : مَنْ أَتَعَامَلُ مَعَهُ وَيُعَامِلُنِي فِي التِّجَارَةِ. 2."اِتَّخَذَهُ عَمِيلاً تِجَارِيّاً فِي الْخَارِ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string" calcext:value-type="string">
            <text:p>عَمِيمٌ</text:p>
          </table:table-cell>
          <table:table-cell/>
          <table:table-cell office:value-type="string" calcext:value-type="string">
            <text:p>عمم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عُمُم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ِيغَةُ فَعِيل)."خَيْرٌ عَمِيمٌ" : خَيْرٌ كَثِيرٌ. "نَبْتٌ عَمِيمٌ".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string" calcext:value-type="string">
            <text:p>عَنِيفٌ</text:p>
          </table:table-cell>
          <table:table-cell/>
          <table:table-cell office:value-type="string" calcext:value-type="string">
            <text:p>عنف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عُنُف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ِيل). 1."وَبَّخَهُ تَوْبِيخاً عَنِيفاً" : تَوْبِيخاً شَدِيدَ اللَّهْجَةِ. "كَانَ عَنِيفاً مَعَهُ". 2."أَظْهَرَ رَغْبَةً عَنِيفَةً" : مُلِحَّةً، شَدِيدَةً.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string" calcext:value-type="string">
            <text:p>عَوِيصٌ</text:p>
          </table:table-cell>
          <table:table-cell/>
          <table:table-cell office:value-type="string" calcext:value-type="string">
            <text:p>عوص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عَوِيصٌ-عَوِيصٌ، ةٌ [ع و ص] (صِيغَةُ فَعِيل). 1."أَمْرٌ عَوِيصٌ": شَائِكٌ، صَعْبٌ. 2."أَتَى بِكَ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غَبِينٌ</text:p>
          </table:table-cell>
          <table:table-cell/>
          <table:table-cell office:value-type="string" calcext:value-type="string">
            <text:p>غبن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غَبِينٌ-غَبِينٌ [غ ب ن] (صِيغَةُ فَعِيل). "وَلَدٌ غَبِينٌ" : ضَعِيفُ الرَّأْيِ.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غَثِيثٌ</text:p>
          </table:table-cell>
          <table:table-cell/>
          <table:table-cell office:value-type="string" calcext:value-type="string">
            <text:p>غثث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غَثِيثٌ-غَثِيثٌ، ةٌ [غ ث ث] (صِيغَةُ فَعِيل). 1."سَالَ الْجُرْحُ بِالغَثِيثِ" : بِالصَّدِيدِ، بِالقَيْحِ. 2."وَلَدٌ غَثِيثٌ" : مَهْزُولٌ، ضَعِيفٌ. 3."رَجُلٌ غَثِيثٌ" : لاَ خَيْرَ فِيهِ. 4."عَاشَرْتُهُ عَلَى غَثِيثَةٍ فِيهِ" : عَلَى فَسَادِ عَقْلٍ فِيهِ.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string" calcext:value-type="string">
            <text:p>غَرِيبٌ</text:p>
          </table:table-cell>
          <table:table-cell/>
          <table:table-cell office:value-type="string" calcext:value-type="string">
            <text:p>غرب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غُرَبَاءُ;غَرَائِب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ِيل). 1."غَرِيبٌ عَنْ وَطَنِهِ" : بَعِيدٌ عَنْهُ. 2."رَجُلٌ غَرِيبٌ" : لَيْسَ مِنْ أَهْلِ البَلَدِ. 3."كَلاَمٌ غَرِيبٌ لَمْ أَسْمَعْ بِهِ" : عَجِيبٌ، يُقَالُ: "غَرِيبٌ وَعَجِيبٌ". "وَقَفَ حَائِراً أَمَامَ الْحَادِثِ الغَرِيبِ". 4."هُوَ غَرِيبُ الأَطْوَارِ" : شَاذُّ الطِّبَاعِ. بَدَأَ الإِسْلاَمُ غَرِيباً، وَسَيَعُودُ كَمَا بَدَأَ غَرِيباً، فَطُوبَى لِلْغُرَبَاءِ مِنْ أُمَّتِي (حديث).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string" calcext:value-type="string">
            <text:p>غَرِيرٌ</text:p>
          </table:table-cell>
          <table:table-cell/>
          <table:table-cell office:value-type="string" calcext:value-type="string">
            <text:p>غرر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أَغِرَّاءُ;غَرَائِر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ِيغَةُ فَعِيل). 1."رَجُلٌ غَرِيرٌ" : مَغْرُورٌ. 2."شَابٌّ غَرِيرٌ" : لاَ خِبْرَ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غَرِيسٌ</text:p>
          </table:table-cell>
          <table:table-cell/>
          <table:table-cell office:value-type="string" calcext:value-type="string">
            <text:p>غرس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2"/>
          <table:table-cell office:value-type="string" calcext:value-type="string">
            <text:p>غَرِيسٌ - [غ ر س]. (صِيغَةُ فَعِيل). : مَا أُثْبِتَ فِي الأَرْضِ مِنْ شَجَرٍ أَوْ نَبَاتٍ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string" calcext:value-type="string">
            <text:p>غَرِيقٌ</text:p>
          </table:table-cell>
          <table:table-cell/>
          <table:table-cell office:value-type="string" calcext:value-type="string">
            <text:p>غرق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غَرْقَى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ِيغَةُ فَعِيل). "اِنْتَشَلَ الغَرِيقَ مِنَ النَّهْرِ" : مَنْ غَرِ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غَرِيمٌ</text:p>
          </table:table-cell>
          <table:table-cell/>
          <table:table-cell office:value-type="string" calcext:value-type="string">
            <text:p>غرم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غُرَمَاء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ِيغَةُ فَعِيل). 1."أَنْهَى مَعَ غَرِيمِهِ كُلَّ مَا تَبَقَّى مِنَ الدُّيُونِ" : مَعَ الدَّائِنِ. 2."غَرِيمُهُ ف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string" calcext:value-type="string">
            <text:p>غَزِيرٌ</text:p>
          </table:table-cell>
          <table:table-cell/>
          <table:table-cell office:value-type="string" calcext:value-type="string">
            <text:p>غزر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غِزَار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5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صِيغَةُ فَعِيل). 1."مَطَرٌ غَزِيرٌ" : كَثِيرٌ. "مَالٌ غَزِيرٌ" "غَزِيرُ العِلْمِ".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string" calcext:value-type="string">
            <text:p>غَسِيلٌ</text:p>
          </table:table-cell>
          <table:table-cell/>
          <table:table-cell office:value-type="string" calcext:value-type="string">
            <text:p>غسل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غَسْلَى;غَسَالَى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ِيغَةُ فَعِيل). 1."نَشَرَتْ غَسِيلَهَا فَوْقَ السَّطْحِ" : الْمَلاَبِسُ الْمَغْسُولَةُ. "حَبْلُ الغَسِيلِ". 2."لاَ تَنْشُرُوا غ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string" calcext:value-type="string">
            <text:p>غَشِيمٌ</text:p>
          </table:table-cell>
          <table:table-cell/>
          <table:table-cell office:value-type="string" calcext:value-type="string">
            <text:p>غشم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ِيغَةُ فَعِيل). "رَجُلٌ غَشِي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غَضِيرٌ</text:p>
          </table:table-cell>
          <table:table-cell/>
          <table:table-cell office:value-type="string" calcext:value-type="string">
            <text:p>غضر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غَضِيرٌ-غَضِيرٌ [غ ض ر] (صِيغَةُ فَعِيل). "اِسْتَلْقَى فَوْقَ عُشْبٍ غَضِيرٍ" : رَطْبٍ، نَاعِمٍ.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string" calcext:value-type="string">
            <text:p>غَضِيضٌ</text:p>
          </table:table-cell>
          <table:table-cell/>
          <table:table-cell office:value-type="string" calcext:value-type="string">
            <text:p>غضض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أَغِضَّةٌ;غَضَائِض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ِيغَةُ فَعِيل). 1."ظَهَرَ الغَضِيضُ" : الصَّلَعُ حِينَ يَبْدُو. 2."وَلَدٌ غَضِيضٌ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string" calcext:value-type="string">
            <text:p>غَلِيظٌ</text:p>
          </table:table-cell>
          <table:table-cell/>
          <table:table-cell office:value-type="string" calcext:value-type="string">
            <text:p>غلظ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غِلاَظٌ;(ج);غِلاظٌ;وغلائِظ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ِيل). 1."قَضِيبٌ غَلِيظٌ" : سَمِيكٌ. "سَاقٌ غَلِيظَةٌ". 2."حَاكِمٌ غَلِيظٌ" : صَعْبٌ، فَظٌّ، خَشِنُ الْمُعَامَلَةِ، مُتَشَدِّدٌ.آل عمران آية 159وَلَوْ كُنْتَ فَظّاً غَلِيظَ الْقَلْبِ لاَنْفَضُّوا مِنْ حَوْلِكَ . (قرآن). ‏ "طَبْعٌ غَلِيظٌ" "عَيْشٌ غَلِيظٌ". 3."يَمِينٌ غَلِيظَةٌ" : مُؤَكّ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string" calcext:value-type="string">
            <text:p>غَمِيرٌ</text:p>
          </table:table-cell>
          <table:table-cell/>
          <table:table-cell office:value-type="string" calcext:value-type="string">
            <text:p>غمر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غَمِيرٌ-غَمِيرٌ [غ م ر] (صِيغَةُ فَعِيل). 1."مَاءٌ غَمِيرٌ" : كَ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string" calcext:value-type="string">
            <text:p>غَمِيزٌ</text:p>
          </table:table-cell>
          <table:table-cell/>
          <table:table-cell office:value-type="string" calcext:value-type="string">
            <text:p>غمز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غَمِيزٌ-غَمِيزٌ، ةٌ [غ م ز] (صِيغَةُ فَعِيل). "بِهِ غَمِيزٌ" : عَيْبٌ. ¨"مَا فِيهِ غَمِيزٌ أَوْ مَ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string" calcext:value-type="string">
            <text:p>فَتِيقٌ</text:p>
          </table:table-cell>
          <table:table-cell/>
          <table:table-cell office:value-type="string" calcext:value-type="string">
            <text:p>فتق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فَتِيقٌ-فَتِيقٌ [ف ت ق] (صِيغَةُ فَعِيل). 1."سَيْفٌ فَتِيقٌ" : حَادٌّ. 2."رَجُلٌ فَتِيقٌ" : حَادُّ اللِّسَانِ. 3."صُبْحٌ فَتِيقٌ" : مُشْرِقٌ.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string" calcext:value-type="string">
            <text:p>فَرِيسٌ</text:p>
          </table:table-cell>
          <table:table-cell/>
          <table:table-cell office:value-type="string" calcext:value-type="string">
            <text:p>فرس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5"/>
          <table:table-cell office:value-type="string" calcext:value-type="string">
            <text:p>مفرد</text:p>
          </table:table-cell>
          <table:table-cell office:value-type="string" calcext:value-type="string">
            <text:p>فَرْسَى;(مذ;مؤ);</text:p>
          </table:table-cell>
          <table:table-cell table:number-columns-repeated="15"/>
          <table:table-cell office:value-type="string" calcext:value-type="string">
            <text:p>(صِيغَةُ فَعِيل). 1."تَرَكَهُ فَرِيساً" : قَتِيلاً. "ثَوْرٌ فَرِيسٌ" "بَقَرَة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string" calcext:value-type="string">
            <text:p>فَرِيغٌ</text:p>
          </table:table-cell>
          <table:table-cell/>
          <table:table-cell office:value-type="string" calcext:value-type="string">
            <text:p>فرغ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فِرَاغ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ِيغَةُ فَعِيل). 1."طَرِيقٌ فَرِيغٌ" : وَاسِعٌ، عَرِيضٌ. 2."وَلَدٌ فَرِيغٌ" : حَادُّ اللِّسَانِ. 3."سِكِّينٌ فَرِيغٌ" : حَادٌّ. 4."ضَرْبَةٌ فَرِيغٌ أَوْ فَرِيغَةٌ" : مُتَّسِعَةٌ.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string" calcext:value-type="string">
            <text:p>فَسِيقٌ</text:p>
          </table:table-cell>
          <table:table-cell/>
          <table:table-cell office:value-type="string" calcext:value-type="string">
            <text:p>فسق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فَسِيقٌ-فَسِيقٌ [ف س ق] (صِيغَةُ فَعِيل). "شَابٌّ فَسِيقٌ" : كَثِيرُ الفِسْقِ.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string" calcext:value-type="string">
            <text:p>فَشِيشٌ</text:p>
          </table:table-cell>
          <table:table-cell/>
          <table:table-cell office:value-type="string" calcext:value-type="string">
            <text:p>فشش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2"/>
          <table:table-cell office:value-type="string" calcext:value-type="string">
            <text:p>فَشِيشٌ-فَشِيشٌ [ف ش ش] (صِيغَةُ فَعِيل). 1."فَشِيشُ الكُرَةِ": صَوْتُ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string" calcext:value-type="string">
            <text:p>فَضِيلٌ</text:p>
          </table:table-cell>
          <table:table-cell/>
          <table:table-cell office:value-type="string" calcext:value-type="string">
            <text:p>فضل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فُضَلاَء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ِيغَةُ فَعِيل). "رَجُلٌ فَضِيلٌ" : فَاضِلٌ، أَيْ مُتَّصِفٌ بِالفَضِيلَةِ.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string" calcext:value-type="string">
            <text:p>فَطِيرٌ</text:p>
          </table:table-cell>
          <table:table-cell/>
          <table:table-cell office:value-type="string" calcext:value-type="string">
            <text:p>فطر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فَطِيرٌ-فَطِيرٌ [ف ط ر] (صِيغَةُ فَعِيل). 1."خُبْزٌ فَطِيرٌ" : خُبْزٌ تَمَّ طَهْيُهُ قَبْلَ اِخْتِمَارِهِ. 2."عَجِينٌ فَطِيرٌ" : لَمْ يَخْتَمِرْ بَعْدُ. 3."رَأْيٌ فَطِيرٌ" : رَأْيٌ بِلاَ تَفْكِيرٍ أَوْ رَوِيَّةٍ.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string" calcext:value-type="string">
            <text:p>فَطِيمٌ</text:p>
          </table:table-cell>
          <table:table-cell/>
          <table:table-cell office:value-type="string" calcext:value-type="string">
            <text:p>فطم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فُطُمٌ;(مفعول)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ِيغَةُ فَعِيل). "وَلَدٌ فَطِيمٌ" : مَفْطُومٌ.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string" calcext:value-type="string">
            <text:p>فَطِينٌ</text:p>
          </table:table-cell>
          <table:table-cell/>
          <table:table-cell office:value-type="string" calcext:value-type="string">
            <text:p>فطن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فُطُنُ;فُطَنَاء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ِيغَةُ فَعِيل). "تِلْمِيذٌ فَطِينٌ" : فَاطِنٌ، نَابِهٌ، فَطِنٌ.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string" calcext:value-type="string">
            <text:p>فَظِيعٌ</text:p>
          </table:table-cell>
          <table:table-cell/>
          <table:table-cell office:value-type="string" calcext:value-type="string">
            <text:p>فظع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فَظيعةٌ;فِظَاعٌ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5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صِيغَةُ فَعِيل). "قَامَ بِعَمَلٍ فَظِيعٍ" : شَنِيعٍ. "كَانَ مُولَعاً بِالرِّوَايَاتِ وَالْحَوَادِثِ الْفَظِيعَةِ" "حَادِثَةٌ فَظِيعَةٌ بَشِعَةٌ حَيَّرَتِ الْعُقُولَ". (التوحيدي).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string" calcext:value-type="string">
            <text:p>فَقِيدٌ</text:p>
          </table:table-cell>
          <table:table-cell/>
          <table:table-cell office:value-type="string" calcext:value-type="string">
            <text:p>فقد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ِيغَةُ فَعِيل). 1."تَرَحَّمَ عَلَى رُوحِ الْفَقِيدِ" : الْمَفْقُود، الْمُتَوَفَّى. "فَقِيدُ الْعِلْمِ" "وَلَمَّا عَادُوا مِنَ الْمَقْبَرَةِ، اِجْتَمَعُوا فِي بَيْتِ الْفَقِيدِ يَطُوفُ بِمُخَيِّلاَتِهِمُ الْمَوْتُ". (حنا مينه). 2."مَاتَ غَيْرَ فَقِيدٍ" : غَيْرَ مُكْتَرَثٍ لِفَقْدِهِ.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string" calcext:value-type="string">
            <text:p>فَقِيرٌ</text:p>
          </table:table-cell>
          <table:table-cell/>
          <table:table-cell office:value-type="string" calcext:value-type="string">
            <text:p>فقر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فُقَرَاءُ;وفُقُرٌ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ِيغَةُ فَعِيل). "عَاشَ فَقِيراً" : الْمُحْتَاجُ الَّذِي لاَ يَمْلِكُ مَتَاعاً وَلاَ مَالاً.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string" calcext:value-type="string">
            <text:p>فَهِيمٌ</text:p>
          </table:table-cell>
          <table:table-cell/>
          <table:table-cell office:value-type="string" calcext:value-type="string">
            <text:p>فهم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فُهَمَاء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ِيل). "عَرَفْتُهُ فَهِيماً" : صَاحِبَ إِدْرَاكٍ وَفَهْمٍ لِلأَشْيَاءِ، فَهِمٌ.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string" calcext:value-type="string">
            <text:p>قَدِيمٌ</text:p>
          </table:table-cell>
          <table:table-cell/>
          <table:table-cell office:value-type="string" calcext:value-type="string">
            <text:p>قدم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قُدَمَاءُ;قُدَامَى;قَدَائِم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ِيل). 1."مُنْذُ عَهْدٍ قَدِيمٍ" : العَهْدُ الَّذِي مَضَى عَلَى وُجُودِهِ زَمَانٌ طَوِيلٌ. "قَدِيماً...". 2."ثَوْبٌ قَدِيمٌ" : بَالٍ. 3."هُوَ اللَّهُ القَدِيمُ" : مِنْ أَسْمَاءِ اللَّهِ الْحُسْنَى، أَيِ الْمَوْجُودُ الَّذِي لَيْسَ لِوُجُودِهِ ابْتِدَاءٌ.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string" calcext:value-type="string">
            <text:p>قَذِيفٌ</text:p>
          </table:table-cell>
          <table:table-cell/>
          <table:table-cell office:value-type="string" calcext:value-type="string">
            <text:p>قذف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قَذِيفٌ-قَذِيفٌ [ق ذ ف] (صِيغَةُ فَعِيل)." بَيْتُهُ قَذِيفٌ" : بَعِيدٌ.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string" calcext:value-type="string">
            <text:p>قَشِيبٌ</text:p>
          </table:table-cell>
          <table:table-cell/>
          <table:table-cell office:value-type="string" calcext:value-type="string">
            <text:p>قشب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قُشُبٌ;قُشْب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5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صِيغَةُ فَعِيل). 1."ثَوْبٌ قَشِيبٌ" : جَدِيدٌ، أَوْ نَظِيفٌ. 2."سَيْفٌ قَشِيبٌ" : مَجْلُوٌّ، أَيْ حَدِيثُ العَهْدِ بِالصَّقْلِ.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قَصِيرٌ</text:p>
          </table:table-cell>
          <table:table-cell/>
          <table:table-cell office:value-type="string" calcext:value-type="string">
            <text:p>قصر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قِصَارٌ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ِيل). 1."اِرْتَدَتْ لِبَاساً قَصِيراً" : غَيْرَ طَوِيلٍ. 2."رَجُلٌ قَصِيرُ الْقَامَةِ": ذُو قِصَرٍ. 3."أَنْجَزَ عَمَلَهُ فِي وَقْتٍ قَصِيرٍ" : فِي وَقْتٍ قَلِيلٍ. "مُنْذُ زَمنٍ قَصِيرٍ". 4."قَصِيرُ ا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string" calcext:value-type="string">
            <text:p>فَصِيمٌ</text:p>
          </table:table-cell>
          <table:table-cell/>
          <table:table-cell office:value-type="string" calcext:value-type="string">
            <text:p>قصم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فَصِيمٌ - [ق ص م]. (صِيغَةُ فَعِيل). "فَأْسٌ فَصِيمٌ" : ضَخْمَةٌ. 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string" calcext:value-type="string">
            <text:p>قَضِيضٌ</text:p>
          </table:table-cell>
          <table:table-cell/>
          <table:table-cell office:value-type="string" calcext:value-type="string">
            <text:p>قضض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2"/>
          <table:table-cell office:value-type="string" calcext:value-type="string">
            <text:p>قَضِيضٌ-قَضِيضٌ [ق ض ض] (صِيغَةُ فَعِيل). 1."نَامَ عَلَى الْقَضِيضِ" : عَل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string" calcext:value-type="string">
            <text:p>قَطِينٌ</text:p>
          </table:table-cell>
          <table:table-cell/>
          <table:table-cell office:value-type="string" calcext:value-type="string">
            <text:p>قطن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قَطِينٌ-قَطِينٌ [ق ط ن] (صِيغَةُ فَعِيل). "قَطِينُ الدَّارِ" : سَاكِنُهَا، القَاطِنُ فِيهَا.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string" calcext:value-type="string">
            <text:p>قَلِيلٌ</text:p>
          </table:table-cell>
          <table:table-cell/>
          <table:table-cell office:value-type="string" calcext:value-type="string">
            <text:p>قلل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قَلاَئِل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ِيغَةُ فَعِيل). 1."حَضَرَ عَدَدٌ قَلِيلٌ مِنَ الْمَدْعُوِّينَ" : عَدَدٌ مَحْدُودٌ.البقرة آية 249 كَمْ مِنْ فِئَةٍ قَلِيلَةٍ غَلَبَتْ فِئَةً كَثِيرَةً بِإِذْنِ اللَّهِ ( قرآن). 2."قَلِيلُ الْجِسْمِ" : نَحِيفٌ. 3."سَلَّمَهُ مَبْلَغاً قَلِيلاً" : ضَئِيلاً. 4."رَجُلٌ قَلِيلُ الْح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string" calcext:value-type="string">
            <text:p>قَمِينٌ</text:p>
          </table:table-cell>
          <table:table-cell/>
          <table:table-cell office:value-type="string" calcext:value-type="string">
            <text:p>قمن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قُمَنَاءُ;قَمَائِن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ِيغَةُ فَعِيل). "رَجُلٌ قَمِينٌ بِالثِّقَةِ" : جَدِيرٌ، خَلِيقٌ بِهَا.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string" calcext:value-type="string">
            <text:p>رشيق</text:p>
          </table:table-cell>
          <table:table-cell/>
          <table:table-cell office:value-type="string" calcext:value-type="string">
            <text:p>رشق</text:p>
          </table:table-cell>
          <table:table-cell table:number-columns-repeated="4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رَشَقٌ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1"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string" calcext:value-type="string">
            <text:p>حَزِينٌ</text:p>
          </table:table-cell>
          <table:table-cell/>
          <table:table-cell office:value-type="string" calcext:value-type="string">
            <text:p>حزين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حُزَنَاءُ;حَزَانَى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ج: حُزَنَاءُ، حَزَانَى، حَزِيناتٌ. 1."رَأيْتُهُ حَزِيناً" : كَئِيباً، مَغْمُوماً. 2."مَالِكُ الحَزِينُ" : طَائِرٌ مَائِيٌّ طَوِيلُ العُنُقِ وَالرِّجْلَيْنِ، سُمِّيَ بِذَلِكَ إذ يَبْدُو عَلَيْهِ الحُزْنُ كُلَّمَا جَفَّتْ مِياهُ النَّهْرِ، وَيُسَمَّى أيْضاً البَلَشُونَ.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string" calcext:value-type="string">
            <text:p>قَوِيمٌ</text:p>
          </table:table-cell>
          <table:table-cell/>
          <table:table-cell office:value-type="string" calcext:value-type="string">
            <text:p>قوم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قِيَام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ِيغَةُ فَعِيل). 1."شَابٌّ قَوِيمٌ": رَشِيقُ القَامَةِ. 2."يَسِيرُ فِي طَرِيقٍ قَوِيمٍ" : فِي طَرِيقٍ مُسْتَقِيمٍ.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string" calcext:value-type="string">
            <text:p>كَئِيبٌ</text:p>
          </table:table-cell>
          <table:table-cell/>
          <table:table-cell office:value-type="string" calcext:value-type="string">
            <text:p>كءب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كَئِيبٌ-كَئِيبٌ [ك أ ب] (صِيغَةُ فَعِيل). "وَجَدْتُهُ كَئِيباً" : حَزِيناً، مُنْكَسِرَ النَّفْسِ، مُغْتَمّاً.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string" calcext:value-type="string">
            <text:p>كَبِيرٌ</text:p>
          </table:table-cell>
          <table:table-cell/>
          <table:table-cell office:value-type="string" calcext:value-type="string">
            <text:p>كبر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كِبَارٌ;كُبَرَاءُ;كَبَائِر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ِيل). 1."هُوَ اللَّهُ الكَبِيرُ" : اِسْمٌ مِنْ أَسْمَاءِ اللَّهِ الْحُسْنَى، أَيْ الأَعْلَى وَالأَسْمَى. 2."كَبِيرُ القَوْمِ" : سَيِّدُهُمْ وَأَعْلاَهُمْ مَقَاماً، أَرْفَعُهُمْ شَأْناً، أَبْرَزُهُمْ. "كَبِيرُ القُضَاةِ". 3."مَنْ أَدَّبَ وَلَدَهُ صَغِيراً سُرَّ بِهِ كَبِيراً" : أَيْ فِي سِنٍّ مُتَقَدِّمَةٍ . 4."هُوَ مِنْ كِبَارِ الْمُحَامِينَ أَوِ الأَطِبَّاءِ أَوْ مِنْ كِبَارِ الْمُوَظَّفِينَ": مَنْ يَتَحَمَّلُونَ مَرْتَبَةً أَعْلَى وَأَسْمَى فِي سِلْكٍ أَوْ مِهْنَةٍ. 5."صَارَ كَبِيرَ السِّنِّ" : عَجُوزاً، هَرِماً. 6."قَدَّمَ لَه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string" calcext:value-type="string">
            <text:p>كَثِيبٌ</text:p>
          </table:table-cell>
          <table:table-cell/>
          <table:table-cell office:value-type="string" calcext:value-type="string">
            <text:p>كثب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5"/>
          <table:table-cell office:value-type="string" calcext:value-type="string">
            <text:p>مفرد</text:p>
          </table:table-cell>
          <table:table-cell office:value-type="string" calcext:value-type="string">
            <text:p>كُثُبٌ;كُثْبَانٌ;</text:p>
          </table:table-cell>
          <table:table-cell table:number-columns-repeated="15"/>
          <table:table-cell office:value-type="string" calcext:value-type="string">
            <text:p>(صِيغَةُ فَعِيل). "كَثِيبُ رَمْلٍ" : التَّلُّ مِنَ الرَّمْلِ جُمِعَ بَع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string" calcext:value-type="string">
            <text:p>كَثِيرٌ</text:p>
          </table:table-cell>
          <table:table-cell/>
          <table:table-cell office:value-type="string" calcext:value-type="string">
            <text:p>كثر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كِثَار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ِيل). 1."كَثِيرُ العَدَدِ" : وَفِيرٌ، وَافِرٌ. "عَدَدٌ كَثِيرٌ" "يُقَالُ: رِجَالٌ كَثِيرٌ وَكَثِيرَةٌ، نِسَ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string" calcext:value-type="string">
            <text:p>كَحِيلٌ</text:p>
          </table:table-cell>
          <table:table-cell/>
          <table:table-cell office:value-type="string" calcext:value-type="string">
            <text:p>كحل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كَحْلٌ;كَحَائِل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5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صِيغَةُ فَعِيل). "عَيْنٌ كَحِيلٌ" : مَ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string" calcext:value-type="string">
            <text:p>كَرِيمٌ</text:p>
          </table:table-cell>
          <table:table-cell/>
          <table:table-cell office:value-type="string" calcext:value-type="string">
            <text:p>كرم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كِرَامٌ;كُرَمَاءُ;كَرَائِم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ِيل). 1."رَجُلٌ كَرِيمُ النَّفْسِ" : صَفُوحٌ، رَحِيمٌ، مُتَسَامِحٌ. 2."عَرَفْتُهُ إِنْسَاناً كَرِيماً" : سَخِيّاً، جَوَّاداً. 3."قَوْلٌ كَرِيمٌ" : قَوْلٌ مُرْضٍ وَجَمِيلٌ وَذُو مَعْنىً وَفَائِدَةٍ. 4."هُوَ كَرِيمُ الأَصْلِ وَالْمَنْبِتِ" : أَصِيلٌ وَشَرِيفُ النَّسَبِ. 5."حَجَرٌ كَرِي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string" calcext:value-type="string">
            <text:p>كَرِيهٌ</text:p>
          </table:table-cell>
          <table:table-cell/>
          <table:table-cell office:value-type="string" calcext:value-type="string">
            <text:p>كره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ِيل). 1."وَجْهٌ كَرِيهٌ" : قَبِيحٌ. 2."مَكَانٌ كَرِيهُ الرَّائِحَةِ" : نَتِنٌ، عَفِنٌ، مُتَعَفِّنٌ. "كَانَتْ رَائِحَةٌ كَرِيهَةٌ تَنْبَعِثُ مِنْ خَلْفِ البابِ". 3."إِنَّهُ رَجُلٌ كَرِيهٌ" : حَقِيرٌ.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string" calcext:value-type="string">
            <text:p>كَسِيحٌ</text:p>
          </table:table-cell>
          <table:table-cell/>
          <table:table-cell office:value-type="string" calcext:value-type="string">
            <text:p>كسح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كَسِيحٌ، ةٌ - ج: ـون، ـات. [ك س ح]. (صِيغَةُ فَعِيل). "ما يَزَالُ كَسِيحاً" : مَشْلُولَ الرِّجْلَيْنِ. ن. أَكْسَحَ. 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string" calcext:value-type="string">
            <text:p>كَسِيرٌ</text:p>
          </table:table-cell>
          <table:table-cell/>
          <table:table-cell office:value-type="string" calcext:value-type="string">
            <text:p>كسر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كَسْرَى;كَسَارَى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5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صِيغَةُ فَعِيل). "طَائِرٌ كَسِيرُ الجَنَاحِ" : مَكْسُورُ الجَنَاحِ.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string" calcext:value-type="string">
            <text:p>كَظِيمٌ</text:p>
          </table:table-cell>
          <table:table-cell/>
          <table:table-cell office:value-type="string" calcext:value-type="string">
            <text:p>كظم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كَظِيمٌ-كَظِيمٌ [ك ظ م] (صِيغَةُ فَعِيل). 1."رَجُلٌ كَظِيمٌ لِغَيْظِهِ" : كَاظِمٌ، أَيْ مُمْسِكٌ عَلَى مَا فِي نَفْسِهِ عِنْدَ الغَيْظِ. 2"وَجَدَهُ كَظِيماً" : مَهْمُوماً مِنْ شِدَّةِ الْحُزْنِ.‎‎ 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string" calcext:value-type="string">
            <text:p>كَلِيلٌ</text:p>
          </table:table-cell>
          <table:table-cell/>
          <table:table-cell office:value-type="string" calcext:value-type="string">
            <text:p>كلل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كِلاَل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ِيغَةُ فَعِيل). 1."أَصْبَحَ بَصَرُهُ كَلِيلاً" : ضَعِيفاً. 2."سَيْفُهُ كَلِيلٌ" : غ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string" calcext:value-type="string">
            <text:p>كَلِيمٌ</text:p>
          </table:table-cell>
          <table:table-cell/>
          <table:table-cell office:value-type="string" calcext:value-type="string">
            <text:p>كلم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كَلْمَى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ِيغَةُ فَعِيل) 1."وَجَدَهُ كَلِيماً" : جَرِيحاً مَكْلُوماً. "تَنَهَّدَ مِنْ قَلْبٍ كَلِيمٍ". 2."هُوَ كَلِيمِ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string" calcext:value-type="string">
            <text:p>كَمِيلٌ</text:p>
          </table:table-cell>
          <table:table-cell/>
          <table:table-cell office:value-type="string" calcext:value-type="string">
            <text:p>كمل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كُمَلاَء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ِيغَةُ فَعِيل). "وَلَدٌ كَمِيلٌ" : كَامِلٌ.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string" calcext:value-type="string">
            <text:p>لَبِيبٌ</text:p>
          </table:table-cell>
          <table:table-cell/>
          <table:table-cell office:value-type="string" calcext:value-type="string">
            <text:p>لبب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أَلِبَّاء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ِيغَةُ فَعِيل). "وَلَدٌ لَبِيبٌ" : عَاقِلٌ، ذَكِيٌّ. "إِنَّ اللَّبِيبَ مِنَ الإِشَارَةِ يَفْهَمُ".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string" calcext:value-type="string">
            <text:p>لَبِيسٌ</text:p>
          </table:table-cell>
          <table:table-cell/>
          <table:table-cell office:value-type="string" calcext:value-type="string">
            <text:p>لبس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لُبُس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ِيغَةُ فَعِيل). "يَرْتَدِي لَبِيساً" : ثَوْباً بَالِياً. 2."حَبْلٌ لَبِيسٌ" : مُسْتَعْمَلٌ.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string" calcext:value-type="string">
            <text:p>لَبِينٌ</text:p>
          </table:table-cell>
          <table:table-cell/>
          <table:table-cell office:value-type="string" calcext:value-type="string">
            <text:p>لبن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لَبِينٌ-لَبِينٌ [ل ب ن] (صِيغَةُ فَعِيل). "حَيَوَانٌ لَبِينٌ" : مُغَذّىً بِاللَّبَنِ.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string" calcext:value-type="string">
            <text:p>لَحِيمٌ</text:p>
          </table:table-cell>
          <table:table-cell/>
          <table:table-cell office:value-type="string" calcext:value-type="string">
            <text:p>لحم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لَحِيمٌ-لَحِيمٌ، ةٌ [ل ح م] (صِيغَةُ فَعِيل). "رَجُلٌ لَحِيمٌ" : بَدَنُهُ كَثِيرُ اللَّحْمِ.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string" calcext:value-type="string">
            <text:p>لَذِيذٌ</text:p>
          </table:table-cell>
          <table:table-cell/>
          <table:table-cell office:value-type="string" calcext:value-type="string">
            <text:p>لذذ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لُذٌّ;لِذَاذ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ِيغَةُ فَعِيل). "طَعَامٌ لَذِيذٌ" : شَهِيٌّ.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string" calcext:value-type="string">
            <text:p>لَصِيقٌ</text:p>
          </table:table-cell>
          <table:table-cell/>
          <table:table-cell office:value-type="string" calcext:value-type="string">
            <text:p>لصق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لَصَائِق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. (صِيغَةُ فَعِيل). 1."ظَلَّ لَصِيقاً بِهِ" : مُلاَزِماً لَهُ، بِجَنْبِهِ. "هُوَ لَصِيقِي". 2."جَارٌ لَصِيقٌ" : مُلاَصِقٌ. 3."لَصِيقَةُ القِنِّينَةِ" : مَا يُلْصَقُ مِنْ وَرَقٍ عَلَى الشَّيْءِ لِلدَّلاَلَةِ عَلَى مُحْتَوَاهُ. "لَصِيقَةُ الدَّوَاءِ".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string" calcext:value-type="string">
            <text:p>لَطِيفٌ</text:p>
          </table:table-cell>
          <table:table-cell/>
          <table:table-cell office:value-type="string" calcext:value-type="string">
            <text:p>لطف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لِطَافٌ;لُطَفَاءُ;لَطَائِف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ِيل). 1."رَجُلٌ لَطِيفٌ" : ذُو لُطْفٍ، ظَرِيفٌ. 2."لَهُ طَبْعٌ لَطِيفٌ" : لَيِّنٌ، مَرِنٌ، بَشُوشٌ. 3."جَاءَ بِكَلاَمٍ لَطِيفٍ" : بِكَلاَمٍ غَمُضَ مَعْنَاهُ وَخَفِيَ. 4."اللَّهُ لَطِيفٌ بِعِبَادِهِ" : رَؤُوفٌ بِهِمْ. 5."يَا لَطِيفُ" : يَا اللَّهُ البَارُّ بِعِبَادِهِ وَالْمُحْسِنُ إِلَيْهِمْ. 6."قِرَاءةُ اللَّطِيفِ": أَيْ تَرْدِيدُ "يَا لَطِيف، يَا لَطِيف". "مُنْذُ الصَّبَاحِ يَقْرَءُونَ اللَّطِيفَ احْتِجَاجاً ع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string" calcext:value-type="string">
            <text:p>لَعِينٌ</text:p>
          </table:table-cell>
          <table:table-cell/>
          <table:table-cell office:value-type="string" calcext:value-type="string">
            <text:p>لعن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لَعِينٌ-لَعِينٌ [ل ع ن] (صِيغَةُ فَعِيل). "رَجُلٌ لَعِينٌ" : مَلْعُونٌ. 2."إِنَّهُ اللَّعِينُ بِذَاتِهِ" : الشَّيْطَانُ.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string" calcext:value-type="string">
            <text:p>لَفِيفٌ</text:p>
          </table:table-cell>
          <table:table-cell/>
          <table:table-cell office:value-type="string" calcext:value-type="string">
            <text:p>لفف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لَفَائِف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ِيغَةُ فَعِيل). 1."شَجَرٌ لَفِيفٌ" : شَجَرٌ كَثِيرٌ وَمُلْتَفٌّ عَلَى بَعْضِهِ. 2. "خَرَجَ سُكَّانُ الْمَدِينَةِ بِلَفِيفِهِمْ" : بِعَدَدٍ كَبِيرٍ مِنْهُمْ الْفَقِيرُ وَالْغَنِيُّ وَالكَبِيرُ وَالصَّغِيرُ مِنْ شَتَّى الْف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string" calcext:value-type="string">
            <text:p>لَهِيفٌ</text:p>
          </table:table-cell>
          <table:table-cell/>
          <table:table-cell office:value-type="string" calcext:value-type="string">
            <text:p>لهف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لِهَاف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ِيغَةُ فَعِيل). 1."رَجُلٌ لَهِيفٌ" : لَهْفَانُ، مُتَحَسِّرٌ. 2. "لَهِيفُ الْقَلْبِ" : مُحْتَرِقُهُ.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string" calcext:value-type="string">
            <text:p>مَثِيلٌ</text:p>
          </table:table-cell>
          <table:table-cell/>
          <table:table-cell office:value-type="string" calcext:value-type="string">
            <text:p>مثل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أَمْثَالٌ;مُثَلاَءُ;مُثُل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ِيل). "لاَ مَثِيلَ لَهُ" : لاَ نَظِيرَ لَهُ. "لَمْ يَسْبِقْ لَهُ مَثِيلٌ" "لَيْسَ لَهُ مَثِيلٌ".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string" calcext:value-type="string">
            <text:p>مَدِيحٌ</text:p>
          </table:table-cell>
          <table:table-cell/>
          <table:table-cell office:value-type="string" calcext:value-type="string">
            <text:p>مدح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مَدَائِح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ِيغَةُ فَعِيل). "شَاعِرٌ يُتْقِنُ فَنَّ الْمَدِيحِ" : مَا يُمْدَحُ بِهِ.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string" calcext:value-type="string">
            <text:p>مَدِيدٌ</text:p>
          </table:table-cell>
          <table:table-cell/>
          <table:table-cell office:value-type="string" calcext:value-type="string">
            <text:p>مدد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5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مَدِيدٌ-مَدِيدٌ، ةٌ [م د د] (صِيغَةُ فَعِيل). 1."مَدِيدُ الدَّوَابِّ" : العَلَفُ. 2."رَجُلٌ مَدِيدُ القَامَةِ" : طَوِيلُ القَامَةِ. "قَامَةٌ مَدِيدَةٌ". 3."تَمَنَّى لَهُ عُمْراً مَدِيداً" : طَوِيلاً. 4."حِبَالٌ مَدِيدَةٌ": مَمْدُودَةٌ. 5."البَحْرُ الْمَدِيدُ" : بَحْرٌ مِنْ بُحُورِ الشِّعْرِ العَرَبِيِّ وَيَتَأَلَّفُ مِنْ سِتَّةِ أَجْزَاءٍ: فَاعِلاَتُنْ فَاعِلُنْ فَاعِلاَتُنْ*فَاعِلاَتُنْ فَاعِلُنْ فَاعِلاَتُنْ.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string" calcext:value-type="string">
            <text:p>مَرِيدٌ</text:p>
          </table:table-cell>
          <table:table-cell/>
          <table:table-cell office:value-type="string" calcext:value-type="string">
            <text:p>مرد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مُرَدَاء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ِيغَةُ فَعِيل). 1."رَجُلٌ مَرِيدٌ" : خَبِيثٌ، مُتَمَرِّدٌ، شِرِّيرٌ. 2."تَمْرٌ مَرِيدٌ" : نُقِعَ فِي اللَّبَنِ لِيَصِيرَ لَيِّناً. 3."لَبَنٌ مَرِيدٌ" : مَمْزُوجٌ بِالْمَاءِ.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string" calcext:value-type="string">
            <text:p>مَرِيضٌ</text:p>
          </table:table-cell>
          <table:table-cell/>
          <table:table-cell office:value-type="string" calcext:value-type="string">
            <text:p>مرض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مَرْضَى;مِرَاضٌ;مَرَاضَى;مَرَاضَى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ِيل). 1."رَجُلٌ مَرِيضٌ" : مَنْ بِهِ مَرَضٌ. "وَجَدْتُهُ مَرِيضاً". 2."رَأْيٌ مَرِيضٌ" : رَأْيٌ ضَعِيفٌ لاَ حُجَّةَ لَهُ، بَعِيدٌ عَنِ الصَّوَابِ. 3."عَيْنٌ مَرِيضَةٌ" : فَاتِرَةٌ، بِهَا فُتُورٌ. 4."قَلْبٌ مَرِيضٌ" : نَاقِصُ الدِّينِ. 4."رِيحٌ مَرِيضَةٌ" : ضَعِيفَةٌ.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string" calcext:value-type="string">
            <text:p>مَزِيجٌ</text:p>
          </table:table-cell>
          <table:table-cell/>
          <table:table-cell office:value-type="string" calcext:value-type="string">
            <text:p>مزج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مُدُدٌ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مَزِيجٌ-مَزِيجٌ، ةٌ [م ز ج] (صِيغَةُ فَعِيل). 1." مَزِيجٌ مِنْ عَصِيرِ الفَوَاكِهِ" : الْمَمْزُوجُ مِنْهَا، مَا مُزِجَ مِنَ السَّوَائِلِ. 2."حَدِيثٌ مَزِيجٌ بِالْهَزْلِ" : فِي ثَنَايَاه هَزْلٌ، مَمْزُوجٌ.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string" calcext:value-type="string">
            <text:p>مَشِيطٌ</text:p>
          </table:table-cell>
          <table:table-cell/>
          <table:table-cell office:value-type="string" calcext:value-type="string">
            <text:p>مشط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5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مَشِيطٌ-مَشِيطٌ [م ش ط] (صِيغَةُ فَعِيل). "شَعْرٌ مَشِيطٌ" : شَعْرٌ مَمْشُوطٌ، مُسَرَّحٌ.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string" calcext:value-type="string">
            <text:p>نَبِيلٌ</text:p>
          </table:table-cell>
          <table:table-cell/>
          <table:table-cell office:value-type="string" calcext:value-type="string">
            <text:p>نبل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نُبَلاَءُ;نَبَائِل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ِيل). 1."نَبِيلُ الأَخْلاَقِ" : شَرِيفٌ... "يَنْتَمِي إِلَى عَائِلَةٍ نَبِيلَةٍ". 2."هُوَ نَبِيلُ الرَّأْيِ" : جَيِّدُهُ. 3."نَبِيلٌ" : اِسْمُ عَلَمٍ لِلْمُذَكَّرِ. وَ"نَبِيلَةُ" : اِسْمُ عَلَمٍ للإِنَاثِ.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string" calcext:value-type="string">
            <text:p>نَبِيهٌ</text:p>
          </table:table-cell>
          <table:table-cell/>
          <table:table-cell office:value-type="string" calcext:value-type="string">
            <text:p>نبه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نُبَهَاء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ِيل). 1."رَجُلٌ نَبِيهٌ" : شَرِيفٌ. 2."وَلَدٌ نَبِيهٌ" : فَطِنٌ، ذَكِيٌّ. "يُخَالِطُ كُبَرَاءَ القَوْمِ وَنُبَهَاءهُمْ".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string" calcext:value-type="string">
            <text:p>نَجِيبٌ</text:p>
          </table:table-cell>
          <table:table-cell/>
          <table:table-cell office:value-type="string" calcext:value-type="string">
            <text:p>نجب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أَنْجَابٌ;نُجَبَاءُ;نَجَائِب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ِيل). 1."رَجُلٌ نَجِيبٌ" : نَبِيلٌ، فَاضِلٌ، كَرِيمٌ، مَنْ صَمَدَ فِي نَظَرِهِ أَوْ قَوْلِهِ أَوْ فِعْلِهِ. 2."وَلَدٌ نَجِيبٌ" : ذَكِيٌّ، فَطِنٌ. 3."نَاقَةٌ نَجِيبَةٌ" : قَوِيَّةٌ وَخَفِيفَةٌ. أَمْسَتْ سُعَادُ بِأَرْضٍ لاَ يُبَلِّغُهَـا*إِلاَّ الْعِتَاقُ النَّجِيبَاتُ الْمَرَاسِيـلُ (كعب بن زُهَير).4."نَجَائِبُ الْقُرْآنِ" : أَفْضَلُهُ، مَحْضُهُ. 5."نَجِيبٌ" : اِسْمُ عَلَمٍ لِلْمُذَكَّرِ، "وَنَجِيبَةُ" : اِسْمُ عَلَمٍ للإِنَاثِ.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نَجِيعٌ</text:p>
          </table:table-cell>
          <table:table-cell/>
          <table:table-cell office:value-type="string" calcext:value-type="string">
            <text:p>نجع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نَجِيعٌ-نَجِيعٌ، ةٌ [ن ج ع] (صِيغَةُ فَعِيل). 1."دَوَاءٌ نَجِيعٌ" : نَافِعٌ. 2."طَعَامٌ نَجِيعٌ" : نَافِعٌ لِلْبَدَنِ. 3."مَاءٌ نَجِيعٌ" : هَنِيءٌ، مَرِيءٌ.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string" calcext:value-type="string">
            <text:p>نَحِيلٌ</text:p>
          </table:table-cell>
          <table:table-cell/>
          <table:table-cell office:value-type="string" calcext:value-type="string">
            <text:p>نحل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نَحْلَى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ِيل). "نَحِيلُ الْجِسْمِ" : دَقِيقُ الْجِسْمِ، ضَعِيفُهُ بِسَبَبِ مَرَضٍ.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string" calcext:value-type="string">
            <text:p>نَدِيفٌ</text:p>
          </table:table-cell>
          <table:table-cell/>
          <table:table-cell office:value-type="string" calcext:value-type="string">
            <text:p>ندف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نَدِيفٌ-نَدِيفٌ [ن د ف] (صِيغَةُ فَعِيل). "قُطْنٌ نَدِيفٌ" : مَنْدُوفٌ.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string" calcext:value-type="string">
            <text:p>نَدِيمٌ</text:p>
          </table:table-cell>
          <table:table-cell/>
          <table:table-cell office:value-type="string" calcext:value-type="string">
            <text:p>ندم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نُدَمَاءُ;نُدْمَانٌ;نَدَامَى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ِيل). 1."كَانَ نَدِيمُهُ فِي لَيَالِي السَّمَرِ" : الْمُنَادِمُ عَلَى الشَّرَابِ. 2."هُوَ نَدِيمُهُ" : الرَّفِيقُ الْمُصَاحِبُ.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string" calcext:value-type="string">
            <text:p>نَزِيرٌ</text:p>
          </table:table-cell>
          <table:table-cell/>
          <table:table-cell office:value-type="string" calcext:value-type="string">
            <text:p>نزر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نَزِيرٌ-نَزِيرٌ [ن ز ر] (صِيغَةُ فَعِيل). "طَعَامٌ نَزِيرٌ" : قَلِيلٌ جِدّاً. "عَطَاءٌ نَزِيرٌ".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string" calcext:value-type="string">
            <text:p>نَزِيعٌ</text:p>
          </table:table-cell>
          <table:table-cell/>
          <table:table-cell office:value-type="string" calcext:value-type="string">
            <text:p>نزع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نِزَاعٌ;نُزَّاع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ِيغَةُ فَعِيل). 1."رَجُلٌ نَزِيعٌ" : غَرِيبٌ. 2."بَلَدٌ نَزِيعٌ" : بَعِيدٌ. 3."وَجَدَهُ نَزِيعاً فِي غُرْبَتِهِ" : بِهِ حَنِينٌ وَاشْتِيَاقٌ وِنُزُوعٌ إِلَى وَطَنِهِ وَأَهْلِهِ. 4."بِئْرٌ نَزِيعٌ" : قَرِيبَةُ القَعْرِ. 5."رَجُلٌ نَزِيعٌ" : كَرِيمُ الأَصْلِ. "فَرَسٌ نَزِيعٌ".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string" calcext:value-type="string">
            <text:p>نَزِيفٌ</text:p>
          </table:table-cell>
          <table:table-cell/>
          <table:table-cell office:value-type="string" calcext:value-type="string">
            <text:p>نزف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نَزِيفٌ-نَزِيفٌ [ن ز ف] (صِيغَةُ فَعِيل). 1."نَزِيفُ الدَّمِ" : خُرُوجُهُ غَزِيراً مِنَ الأَنْفِ أَوِ الفَمِ أَوْ نَحْوِهِمَا بِسَبَبِ مَرَضٍ أَوْ جُرْحٍ. 2."تَعَرَّضَ لِنَزِيفٍ دَاخِلِيٍّ" : نَزِيفٌ في الدِّمَاغِ أَوفي غَيْرِهِ مِنْ أَعْضَاءِ الْجَسَدِ.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string" calcext:value-type="string">
            <text:p>نَسِيجٌ</text:p>
          </table:table-cell>
          <table:table-cell/>
          <table:table-cell office:value-type="string" calcext:value-type="string">
            <text:p>نسج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نُسُجٌ;نَسَائِج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ِيغَةُ فَعِيل). 1."يَشْتَغِلُ فِي النَّسِيجِ" : فِي مَعَامِلِ حِيَاكَةِ الأَثْوَابِ وَنَسْجِهَا. 2."نَسِيجُ العَنْكَبُوتِ" : شُعُّهَا، بَيْتُهَا، مَنْسُوجُهَا، وَهُوَ لُعَابٌ تَسُلُّهُ العَنْكَبُوتُ خُيُوطاً تَنْسُجُهَا بَيْتاً لِنَفْسِهَا أَوْ مَصَائِدَ تَصِيدُ بِهَا صِغَارَ الْحَشَرَاتِ. 3."هُوَ نَسِيجُ وَحْدِهِ" : لاَ نَظِيرَ لَهُ، لاَ مَثِيلَ لَهُ. 4."نَسِيجٌ عَضَلِيٌّ" : الخَامَاتُ الَّتِي تَتَكَوَّنُ مِنْهَا الأَجْسَامُ الْحَيَّةُ وَتَتَأَلَّفُ مِنْ خَلاَيَا مُتَمَاثِلَةٍ شَكْلاً وَحَجْماً، لَهَا وَظِيفَةُ إِحْدَاثِ الْحَرَكَةِ. "أَنْسِجَةٌ عَضَلِيَّةٌ".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string" calcext:value-type="string">
            <text:p>نَسِيفٌ</text:p>
          </table:table-cell>
          <table:table-cell/>
          <table:table-cell office:value-type="string" calcext:value-type="string">
            <text:p>نسف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نَسِيفٌ-نَسِيفٌ [ن س ف] (صِيغَةُ فَعِيل). 1."فَضَحَ نَسِيفَهُ" : سِرَّهُ. 2."كَلاَمٌ نَسِيفٌ" : خَفِيٌّ. 3."دَقِيقٌ نَسِيفٌ" : مُغَرْبَلٌ.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string" calcext:value-type="string">
            <text:p>نَسِيقٌ</text:p>
          </table:table-cell>
          <table:table-cell/>
          <table:table-cell office:value-type="string" calcext:value-type="string">
            <text:p>نسق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نَسِيقٌ-نَسِيقٌ [ن س ق] (صِيغَةُ فَعِيلٌ ). "بَيْتٌ نَسِيقٌ" : كَانَ مُنَظَّماً، مُنَسَّقاً. "فِي جِيدِهَا عَقِيقٌ نَسِيقٌ".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string" calcext:value-type="string">
            <text:p>نَشِيطٌ</text:p>
          </table:table-cell>
          <table:table-cell/>
          <table:table-cell office:value-type="string" calcext:value-type="string">
            <text:p>نشط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نُشَطَاءُ;نَشَاطَى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ِيل). "شَابٌّ نَشِيطٌ" : ذُو نَشَاطٍ، مَنْ يَعْمَلُ بِحَيَوِيَّةٍ وَخِفَّةٍ. "يَعِيشُ الإِنْسَانُ فِي ظِلِّ العَدَالَةِ وَالْحُرِّيَّةِ نَشِيطاً". (ع. الكواكبي).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string" calcext:value-type="string">
            <text:p>نَصِيحٌ</text:p>
          </table:table-cell>
          <table:table-cell/>
          <table:table-cell office:value-type="string" calcext:value-type="string">
            <text:p>نصح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نُصَحَاء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ِيل). "إِنَّ لِكُلِّ نَاصِحٍ نَصِيحاً" : النَّاصِحُ، ذُو النُّصْحِ، الْمُخْلِصُ في نُصْحِهِ وَوُدِّهِ..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string" calcext:value-type="string">
            <text:p>نَصِيرٌ</text:p>
          </table:table-cell>
          <table:table-cell/>
          <table:table-cell office:value-type="string" calcext:value-type="string">
            <text:p>نصر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نُصَرَاءُ;أَنْصَارٌ;نصائِرُ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ِيل). "كَانَ نَصِيراً لَهُ" : مُنَاصِراً وَمُؤَيِّداً لَهُ، مُدَعِّماً. الفتح آية 22ثُمَّ لاَ يَجِدُونَ وَلِيّاً وَلاَ نَصِيراً (قرآن) "كَانَ مِنْ أَنْصَارِهِ".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string" calcext:value-type="string">
            <text:p>نَصِيفٌ</text:p>
          </table:table-cell>
          <table:table-cell/>
          <table:table-cell office:value-type="string" calcext:value-type="string">
            <text:p>نصف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أَنْصِفَة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ِيغَةُ فَعِيل) 1."نَصِيفُ الشَّيْءِ" : نِصْفُهُ. 2."ثَوْبٌ نَصِيفٌ" : ذُو لَوْنَيْنِ. 3."نَصِيفُ الرَّأْسِ" : خِمَارُهُ أَوْ عِمَامَتُهُ. 4."نَصِيفُ البَيْتِ" : خَادِمُهُ.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string" calcext:value-type="string">
            <text:p>نَضِيدٌ</text:p>
          </table:table-cell>
          <table:table-cell/>
          <table:table-cell office:value-type="string" calcext:value-type="string">
            <text:p>نضد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نَضَائِد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ِيغَةُ فَعِيل) . 1."أَثَاثٌ نَضِيدٌ" : مُنَسَّقٌ، مُرَتَّبٌ. ق آية 10 وَالنَّخْلُ بَاسِقَاتٌ لَهَا طَلْعٌ نَضِيدٌ (قرآن). 2."اِتَّكَأَ عَلَى نَضِيدَةٍ" : عَلَى وِسَادَةٍ.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string" calcext:value-type="string">
            <text:p>نَضِيرٌ</text:p>
          </table:table-cell>
          <table:table-cell/>
          <table:table-cell office:value-type="string" calcext:value-type="string">
            <text:p>نضر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نَضِيرٌ-نَضِيرٌ، ةٌ [ن ض ر] (صِيغَةُ فَعِيل). 1."رَجُلٌ نَضِيرٌ" : ذُو نَضَارَةٍ، جَمِيلٌ. "نَضِيرُ الوَجْهِ". 2."مَرْجٌ نَضِيرٌ" : أَخْضَرُ زَاهٍ. 3. : نَبَاتٌ مِنْ فَصِيلَةِ النَّرْجِسِيَّاتِ، مِنَ النَّبَاتَاتِ البَصَلِيَّةِ، مُعْظَمُهَا بَرِّيٌّ، وَبَعْضُهَا تَزْيِينِيٌّ.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string" calcext:value-type="string">
            <text:p>نَطِيطٌ</text:p>
          </table:table-cell>
          <table:table-cell/>
          <table:table-cell office:value-type="string" calcext:value-type="string">
            <text:p>نطط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نَطِيطٌ-نَطِيطٌ، ةٌ [ن ط ط] (صِيغَةُ فَعِيل). "بَلَدٌ نَطِيطٌ" : بَعِيدٌ.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string" calcext:value-type="string">
            <text:p>نَظِيرٌ</text:p>
          </table:table-cell>
          <table:table-cell/>
          <table:table-cell office:value-type="string" calcext:value-type="string">
            <text:p>نظر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نُظَرَاءُ;نَظَائِر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ِيل). 1."هُوَ نَظِيرُهُ" : مَثِيلُهُ، الْمُسَاوِي لَهُ. "لاَ نَظِيرَ لَهُ" "لَيْسَ لَهُ نَظِيرٌ". 2."مُنْقَطِعُ النَّظِيرِ" : وَحِيدٌ فِي بَابِهِ. 3."نَظِيرَةُ الْجَيْشِ" : طَلِيعَتُهُ. 4."النَّظِيرُ فِي عِلْمِ الْفَلَكِ" : نُقْطَةٌ فِي السَّمَاءِ عَلَى خَطٍّ عَمُودِيٍّ مِنَ الْمُرَاقِبِ تَحْتَ قَدَمَيْهِ مُبَاشَرَةً. 5."نَظَائِرُ مُشِعَّةٌ" : ذَرَّاتٌ لِعُنْصُرٍ وَاحِدٍ يَتَسَاوَى عَدَدُهَا الذَّرِّيُّ وَيَخْتَلِفُ عَدَدُهَا الكُتْلِيُّ، وَهِيَ ذَاتُ فَعَّالِيَّةٍ إِشْعَاعِيَّةٍ.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نَظِيفٌ</text:p>
          </table:table-cell>
          <table:table-cell/>
          <table:table-cell office:value-type="string" calcext:value-type="string">
            <text:p>نظف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نُظَفَاءُ;نِظَاف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ِيل). 1."ثَوْبٌ نَظِيفٌ" : ثَوْبٌ نَقِيٌّ لاَ وَسَخَ بِهِ. 2."نَظِيفٌ فِي أَخْلاَقِهِ وَسُلُوكِهِ" : مُهَذَّبٌ. 3."نَظِيفُ اليَدَيْنِ" : مُتَوَرِّعٌ عَنِ الْمَالِ الْحَرَامِ. 4."نَظِيفُ السَّرَاوِيلِ" : عَفِيفٌ.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string" calcext:value-type="string">
            <text:p>نَظِيمٌ</text:p>
          </table:table-cell>
          <table:table-cell/>
          <table:table-cell office:value-type="string" calcext:value-type="string">
            <text:p>نظم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5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نَظِيمٌ-نَظِيمٌ [ن ظ م] (صِيغَةُ فَعِيل). 1."كَلاَمٌ نَظِيمٌ" : أَيْ مَنْظُومٌ شِعْراً. 2."عِقْدٌ نَظِيمٌ" : مَنْظُومٌ.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string" calcext:value-type="string">
            <text:p>نَغِيلٌ</text:p>
          </table:table-cell>
          <table:table-cell/>
          <table:table-cell office:value-type="string" calcext:value-type="string">
            <text:p>نغل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نَغِيلٌ-نَغِيلٌ [ن غ ل] (صِيغَةُ فَعِيل). "وَلَدٌ نَغِيلٌ" : وَلَدٌ فَاسِدُ النَّسَبِ، وَلَدٌ مِنْ زِنـىً.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string" calcext:value-type="string">
            <text:p>نَمِيرٌ</text:p>
          </table:table-cell>
          <table:table-cell/>
          <table:table-cell office:value-type="string" calcext:value-type="string">
            <text:p>نمر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نَمِيرٌ-نَمِيرٌ [ن م ر] (صِيغَةُ فَعِيل). 1."مَاءٌ نَمِيٌر" : مَاءٌ نَ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string" calcext:value-type="string">
            <text:p>هَجِيرٌ</text:p>
          </table:table-cell>
          <table:table-cell/>
          <table:table-cell office:value-type="string" calcext:value-type="string">
            <text:p>هجر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هُجُر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ِيغَةُ فَعِيل). 1."هَجِيرُ النَّهَارِ" : نِصْفُهُ الْحَارُّ الشَّدِيدُ صَيْفاً. 2."أَمْرٌ هَجِيرٌ" : مَهْجُورٌ، مَتْرُوكٌ. 3."لَبَنٌ هَجِيرٌ" : خَاتِرٌ طَيِّبٌ لَمْ يَحْمُضْ بَعْدُ، ثَخِينٌ. 4."حَيَوَانٌ ضَخْمٌ فِي الْهَجِيرِ" : فِي الْحَوْضِ الْعَظِيمِ. 5."نَاوَلَهُ الْمَاءَ فِي الْهَجِيرِ" : فِي الْقَدَحِ الضَّخْمِ.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string" calcext:value-type="string">
            <text:p>هَرِيءٌ</text:p>
          </table:table-cell>
          <table:table-cell/>
          <table:table-cell office:value-type="string" calcext:value-type="string">
            <text:p>هرء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5"/>
          <table:table-cell office:value-type="string" calcext:value-type="string">
            <text:p>مفرد</text:p>
          </table:table-cell>
          <table:table-cell office:value-type="string" calcext:value-type="string">
            <text:p>+ون;</text:p>
          </table:table-cell>
          <table:table-cell table:number-columns-repeated="2"/>
          <table:table-cell office:value-type="string" calcext:value-type="string">
            <text:p>Dz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هَرِيءٌ-هَرِيءٌ، ةٌ [هـ ر أ] (صِيغَةُ فَعِيل). "لَحْمٌ هَرِيءٌ" : 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string" calcext:value-type="string">
            <text:p>هَرِيئة</text:p>
          </table:table-cell>
          <table:table-cell/>
          <table:table-cell office:value-type="string" calcext:value-type="string">
            <text:p>هرء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 table:number-columns-repeated="2"/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2"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string" calcext:value-type="string">
            <text:p>هَزِيجٌ</text:p>
          </table:table-cell>
          <table:table-cell/>
          <table:table-cell office:value-type="string" calcext:value-type="string">
            <text:p>هزج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هَزِيجٌ-هَزِيجٌ [هـ ز ج] (صِيغَةُ فَعِيل). "فِي هَزِيجٍ مِنَ اللَّيْـلِ" : فِي طائِفَةٍ مِنْهُ. ن. هَزِيعٌ.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string" calcext:value-type="string">
            <text:p>هَزِيعٌ</text:p>
          </table:table-cell>
          <table:table-cell/>
          <table:table-cell office:value-type="string" calcext:value-type="string">
            <text:p>هزع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هُزُع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ِيغَةُ فَعِيل). "الْهَزِيعُ مِنَ اللَّيْلِ" : الثُّلُثُ أَوِ الرُّبُعُ الأوَّ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string" calcext:value-type="string">
            <text:p>هَزِيلٌ</text:p>
          </table:table-cell>
          <table:table-cell/>
          <table:table-cell office:value-type="string" calcext:value-type="string">
            <text:p>هزل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هَزْلَى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ِيل). 1."جِسْمٌ هَزِيلٌ" : ضَعِيفٌ، نَحِيفٌ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string" calcext:value-type="string">
            <text:p>هَشِيمٌ</text:p>
          </table:table-cell>
          <table:table-cell/>
          <table:table-cell office:value-type="string" calcext:value-type="string">
            <text:p>هشم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هَشِيمٌ-هَشِيمٌ [هـ ش م] (صِيغَةُ فَعِيل). 1."تَمْتَلِئُ الْحُقُولُ بِالْهَشِيمِ فِي الصَّيْفِ" : يَابِسُ النَّبَاتِ وَالشَّجَرِ. "وَجَدَتِ النَّارُ فِي الْهَشِيمِ مَرْتَعاً لِت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string" calcext:value-type="string">
            <text:p>هَضِيمٌ</text:p>
          </table:table-cell>
          <table:table-cell/>
          <table:table-cell office:value-type="string" calcext:value-type="string">
            <text:p>هضم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هَضَائِم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ِيغَةُ فَعِيل). 1."طَعَامٌ هَضِيمٌ" : مَهْضُومٌ. 2."اِمْرَأَةٌ هَضِيمَةٌ" : لَطِيفَةُ الْكَشْحَيْنِ. 3."قَصَبَةٌ هَضِيمٌ" : يُزَمَّرُ بِهَا. 4.الشعراء آية 148نَخْلٍ طَلْعُهَا هَضِيمٌ (قرآن)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string" calcext:value-type="string">
            <text:p>هَمِيزٌ</text:p>
          </table:table-cell>
          <table:table-cell/>
          <table:table-cell office:value-type="string" calcext:value-type="string">
            <text:p>همز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هَمِيزٌ-هَمِيزٌ [هـ م ز] (صِيغَةُ فَعِيل). "رَجُلٌ هَمِيزُ الْفُؤَادِ" : ذَكِيٌّ.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string" calcext:value-type="string">
            <text:p>وَثِيرٌ</text:p>
          </table:table-cell>
          <table:table-cell/>
          <table:table-cell office:value-type="string" calcext:value-type="string">
            <text:p>وثر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وَثَائِر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5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صِيغَةُ فَعِيل). 1. "فِرَاشٌ وَثِيرٌ" : وَطِيءٌ، لَيِّنٌ. 2. "اِمْرَأَةٌ وَثِيرَةٌ " : كَثِيرَةُ اللَّحْمِ وَالشَّحْمِ.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string" calcext:value-type="string">
            <text:p>وَثِيلٌ</text:p>
          </table:table-cell>
          <table:table-cell/>
          <table:table-cell office:value-type="string" calcext:value-type="string">
            <text:p>وثل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وَثَائِل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ِيغَةُ فَعِيل). 1."وَثِيلُ اللَّيْفِ أَوِ القِنَّبِ" : حَبْلُهُمَا. 2."وَلَدٌ وَثِيلٌ" : ضَعِيفٌ.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string" calcext:value-type="string">
            <text:p>وَجِيزٌ</text:p>
          </table:table-cell>
          <table:table-cell/>
          <table:table-cell office:value-type="string" calcext:value-type="string">
            <text:p>وجز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5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وَجِيزٌ-وَجِيزٌ، ةٌ [و ج ز] (صِيغَةُ فَعِيل). 1. "كَلاَمٌ وَجِيزٌ" : مُقْتَصَرٌ، مُخْتَصَرٌ. "عِبَارَةٌ وَجِيزَةٌ". 2. "حَضَرَ مُنْذُ فَتْرَةٍ وَجِيزَةٍ" : مُنْذُ فَتْرَةٍ قَلِيلَةٍ.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string" calcext:value-type="string">
            <text:p>وَجِيعٌ</text:p>
          </table:table-cell>
          <table:table-cell/>
          <table:table-cell office:value-type="string" calcext:value-type="string">
            <text:p>وجع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وَجِيعٌ-وَجِيعٌ [و ج ع] (صِيغَةُ فَعِيل). "ضَرْبٌ وَجِيعٌ" : مُوجِعٌ، مُؤْلِمُ.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string" calcext:value-type="string">
            <text:p>وَجِيمٌ</text:p>
          </table:table-cell>
          <table:table-cell/>
          <table:table-cell office:value-type="string" calcext:value-type="string">
            <text:p>وجم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وَجِيمٌ-وَجِيمٌ [و ج م] (صِيغَةُ فَعِيل). "يَوْمٌ وَجِيمٌ" : شَدِيدُ الْحَرِّ.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string" calcext:value-type="string">
            <text:p>وَجِيهٌ</text:p>
          </table:table-cell>
          <table:table-cell/>
          <table:table-cell office:value-type="string" calcext:value-type="string">
            <text:p>وجه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وُجَهَاء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ِيل). 1."رَجُلٌ وَجِيهٌ" : ذُو جَاهٍ، ذُو وَجَاهَةٍ وَسُلْطَةٍ. 2. "وُجَهَاءُ الْمَدِينَةِ" : أَعْيَانُهَا. 3. "قَدَّمَ رَأْياً وَجِيهاً" : رَأْياً سَلِيماً، صَحِيحاً ، مُحْتَرَماً.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string" calcext:value-type="string">
            <text:p>وَحِيدٌ</text:p>
          </table:table-cell>
          <table:table-cell/>
          <table:table-cell office:value-type="string" calcext:value-type="string">
            <text:p>وحد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ِيل). 1."يَعِيشُ وَحِيداً" : يَعِيشُ مُنْفَرِداً بِنَفْسِهِ لاَ أَنِيسَ لَهُ. "اِمْرَأَةٌ وَحِيدَةٌ فِي بَيْتِهَا".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string" calcext:value-type="string">
            <text:p>وَحِيمٌ</text:p>
          </table:table-cell>
          <table:table-cell/>
          <table:table-cell office:value-type="string" calcext:value-type="string">
            <text:p>وحم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وَحِيمٌ-وَحِيمٌ [و ح م] (صِيغَةُ فَعِي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string" calcext:value-type="string">
            <text:p>وَخِيمٌ</text:p>
          </table:table-cell>
          <table:table-cell/>
          <table:table-cell office:value-type="string" calcext:value-type="string">
            <text:p>وخم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5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وَخِيمٌ-وَخِيمٌ، ةٌ [و خ م] (صِيغَةُ فَعِيل). 1."طَعَامٌ وَخِيمٌ": وَبِيءٌ. 2."أَرْضٌ وَخِيمَةٌ" : وَبِيئَةٌ. 3. "بَيْتٌ وَخِيمٌ" : غَيْرُ م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string" calcext:value-type="string">
            <text:p>وَدِيدٌ</text:p>
          </table:table-cell>
          <table:table-cell/>
          <table:table-cell office:value-type="string" calcext:value-type="string">
            <text:p>ودد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وَدِيدٌ-وَدِيدٌ [و د د] (صِيغَةُ فَعِيل). "شَابٌّ وَدِيدٌ" : مُحِبٌّ.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string" calcext:value-type="string">
            <text:p>وَدِيعٌ</text:p>
          </table:table-cell>
          <table:table-cell/>
          <table:table-cell office:value-type="string" calcext:value-type="string">
            <text:p>ودع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وُدَعَاءُ;وَدَائِع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ِيل). "شَابٌّ وَدِيعٌ" : هَادِئٌ، سَاكِنٌ، ذُو لِينٍ وَدَعَةٍ. "يَبْدُو كَالحَمَلِ الوَدِيعِ" "فَتَاةٌ وَدِيعَةٌ".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string" calcext:value-type="string">
            <text:p>وَدِيكٌ</text:p>
          </table:table-cell>
          <table:table-cell/>
          <table:table-cell office:value-type="string" calcext:value-type="string">
            <text:p>ودك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وَدِيكٌ-وَدِيكٌ، ةٌ [و د ك] (صِيغَةُ فَعِيل). "دِيكُ وَدِيكٌ" : سَمِينٌ. "دَجَاجَةٌ وَدِيكَةٌ".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string" calcext:value-type="string">
            <text:p>وَرِيقٌ</text:p>
          </table:table-cell>
          <table:table-cell/>
          <table:table-cell office:value-type="string" calcext:value-type="string">
            <text:p>ورق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وَرِيقٌ-وَرِيقٌ [و ر ق] (صِيغَةُ فَعِيل). "شَجَرٌ وَرِيقٌ" : أَيْ وَرَقُهُ ظَاهِرٌ، وَارِقٌ.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string" calcext:value-type="string">
            <text:p>وَزِينٌ</text:p>
          </table:table-cell>
          <table:table-cell/>
          <table:table-cell office:value-type="string" calcext:value-type="string">
            <text:p>وزن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وَزِينٌ-وَزِينٌ [و ز ن] (صِيغَةُ فَعِيل). "حَكِيمٌ وَزِينُ الرَّأْيِ": أَيْ رَاجِحُهُ، رَزِينُهُ.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string" calcext:value-type="string">
            <text:p>وَسِيمٌ</text:p>
          </table:table-cell>
          <table:table-cell/>
          <table:table-cell office:value-type="string" calcext:value-type="string">
            <text:p>وسم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وُسَمَاء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ِيل). "شَابٌّ وَسِيمُ الطَّلْعَةِ" : حَسَنُ الطَّلْعَةِ، جَمِيلُهَا. "كَانَتْ وَسِيمَةً وَجَذَّابَةً".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string" calcext:value-type="string">
            <text:p>وَصِيفٌ</text:p>
          </table:table-cell>
          <table:table-cell/>
          <table:table-cell office:value-type="string" calcext:value-type="string">
            <text:p>وصف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وُصَفَاءُ;وَصَائِفُ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ِيل). 1."وَصِيفٌ فِي القَصْرِ" : خَادِمٌ. "جَاءتِ الوَصِيفَاتُ بِالأَطْبَاقِ". 2."وَصَلَتِ الأَمِيرَةُ بَيْنَ وَصَائِفِهَا" : بَيْنَ مُرَافِقَاتِهَا.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string" calcext:value-type="string">
            <text:p>وَضِيءٌ</text:p>
          </table:table-cell>
          <table:table-cell/>
          <table:table-cell office:value-type="string" calcext:value-type="string">
            <text:p>وضء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5"/>
          <table:table-cell office:value-type="string" calcext:value-type="string">
            <text:p>مفرد</text:p>
          </table:table-cell>
          <table:table-cell office:value-type="string" calcext:value-type="string">
            <text:p>+ون;وِضَاءٌ;أَوْضِيَاءُ;</text:p>
          </table:table-cell>
          <table:table-cell table:number-columns-repeated="2"/>
          <table:table-cell office:value-type="string" calcext:value-type="string">
            <text:p>Dz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يغة فَعِيل ). "رَجُلٌ وَضِيءٌ" : نَظِيفٌ، جَمِيلٌ. 2."وَجْهٌ وَضِيءٌ" : مُشْرِقٌ.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string" calcext:value-type="string">
            <text:p>وَضِيئة</text:p>
          </table:table-cell>
          <table:table-cell/>
          <table:table-cell office:value-type="string" calcext:value-type="string">
            <text:p>وضء</text:p>
          </table:table-cell>
          <table:table-cell table:number-columns-repeated="4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وِضَاءٌ;أَوْضِيَاء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2"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string" calcext:value-type="string">
            <text:p>وَطِيدٌ</text:p>
          </table:table-cell>
          <table:table-cell/>
          <table:table-cell office:value-type="string" calcext:value-type="string">
            <text:p>وطد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وَطَائِد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5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صِيغَةُ فَعِيلٌ ). 1."أَسَاسٌ وَطِيدٌ" : قَوِيٌّ، ثَابِتٌ. "بِنَاءٌ وَطِيدٌ". 2."أَمَل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string" calcext:value-type="string">
            <text:p>وَظِيفٌ</text:p>
          </table:table-cell>
          <table:table-cell/>
          <table:table-cell office:value-type="string" calcext:value-type="string">
            <text:p>وظف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أَوْظِفَةٌ;وُظُف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ِيغَةُ فَعِيل). 1."وَظِيفُ ذِرَاعٍ أَوْ سَاقِ فَرَسٍ أَوْ جَمَلٍ" : م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string" calcext:value-type="string">
            <text:p>وَعِيبٌ</text:p>
          </table:table-cell>
          <table:table-cell/>
          <table:table-cell office:value-type="string" calcext:value-type="string">
            <text:p>وعب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وَعِيبٌ-وَعِيبٌ [و ع ب] (صِيغَةُ فَعِيل). "بَيْتٌ وَعِيبٌ" : وَاسِعٌ. "وِعَاءٌ وَعِيبٌ".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string" calcext:value-type="string">
            <text:p>وَقِيحٌ</text:p>
          </table:table-cell>
          <table:table-cell/>
          <table:table-cell office:value-type="string" calcext:value-type="string">
            <text:p>وقح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وُقُح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ِيل). "رَجُلٌ وَقِيحُ الوَجْهِ" : صَلْبُهُ، وَقِحٌ، أَيْ قَلِيلُ الْحَيَاءِ.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string" calcext:value-type="string">
            <text:p>وَقِيدٌ</text:p>
          </table:table-cell>
          <table:table-cell/>
          <table:table-cell office:value-type="string" calcext:value-type="string">
            <text:p>وقد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وَقِيدٌ-وَقِيدٌ، ةٌ [و ق د] (صِيغَةُ فَعِيل). 1."وَقِيدُ النَّارِ" : مَا تُشْعَلُ بِهِ النَّارُ كَالْحَطَبِ وَغَيْرِهِ. 2."أَشْعَلَ سِيجَارَتَهُ بِوَقِيدَةٍ" : بِثِقَابٍ، بِعُودِ ثِقَابٍ، بِعُودِ الكِبْرِيتِ.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string" calcext:value-type="string">
            <text:p>وَقِيرٌ</text:p>
          </table:table-cell>
          <table:table-cell/>
          <table:table-cell office:value-type="string" calcext:value-type="string">
            <text:p>وقر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وَقِيرٌ-وَقِيرٌ [و ق ر] (صِيغَةُ فَعِيل). 1."عَظْمٌ وَقِيرٌ" : مَصْدُوعٌ، مَشْقُوقٌ. 2."وَقِيرُ الصَّخْرَةِ" : النُّقْرَةُ، الْحُفْرَةُ العَظِيمَةُ فِيهَا تَمْسِكُ الْمَاءَ. 3."وَقِيرُ الغَنَمِ" : القَطِيعُ مِنْهُ وَمَنْ مَعَهُ. 4."رَجُلٌ وَقِيرٌ" : أَثْقَلَهُ الدَّيْنُ. 5."وَلَدٌ وَقِيرٌ" : ذَلِيلٌ، مُهَانٌ.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string" calcext:value-type="string">
            <text:p>وَقِيعٌ</text:p>
          </table:table-cell>
          <table:table-cell/>
          <table:table-cell office:value-type="string" calcext:value-type="string">
            <text:p>وقع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وُقُع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ِيغَةُ فَعِيل). 1."مَكَانٌ وَقِيعٌ" : صُلْبٌ لاَ يَكَادُ يُنَشِّفُ الْمَاءَ. 2."سِكِّينٌ وَقِيعٌ" : مُحَدَّدٌ. 3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string" calcext:value-type="string">
            <text:p>وَمِيقٌ</text:p>
          </table:table-cell>
          <table:table-cell/>
          <table:table-cell office:value-type="string" calcext:value-type="string">
            <text:p>ومق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وَمِيقٌ-وَمِيقٌ [و م ق] (صِيغَةُ ف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string" calcext:value-type="string">
            <text:p>يَبِيسٌ</text:p>
          </table:table-cell>
          <table:table-cell/>
          <table:table-cell office:value-type="string" calcext:value-type="string">
            <text:p>يبس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يَبِيسٌ-يَبِيسٌ [ي ب س] (صِيغَةُ فَعِيل). 1."نَبَاتٌ يَبِيسٌ" : يَابِسٌ. 2."يَبِيسُ الْم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string" calcext:value-type="string">
            <text:p>يَنِيعٌ</text:p>
          </table:table-cell>
          <table:table-cell/>
          <table:table-cell office:value-type="string" calcext:value-type="string">
            <text:p>ينع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يَنِيعٌ-يَنِيعٌ [ي ن ع] (صِيغَةُ فَعِيل). 1."ثَمَرٌ يَنِيعٌ" : نَاضِجٌ وَحَانَ قِطَافُهُ. 2."وَلَدٌ يَنِيعٌ" : بَلَغَ سِنَّ النُّضْجِ وَصَارَ غَايَةً فِي الْكَمَالِ وَالنَّظَافَةِ.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string" calcext:value-type="string">
            <text:p>عَوِيلٌ</text:p>
          </table:table-cell>
          <table:table-cell/>
          <table:table-cell office:value-type="string" calcext:value-type="string">
            <text:p>عول</text:p>
          </table:table-cell>
          <table:table-cell office:value-type="string" calcext:value-type="string">
            <text:p>فَعِيلٌ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عَوِيلٌ-عَوِيلٌ [ع و ل] (صِيغَةُ فَعِيلٌ). "رَفَعَتْ صَوْتَهَا بِالعَوِيلِ" : رَفْعُ الصَّوْتِ بِالْبُكَاء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فَحِيمٌ</text:p>
          </table:table-cell>
          <table:table-cell/>
          <table:table-cell office:value-type="string" calcext:value-type="string">
            <text:p>فحم</text:p>
          </table:table-cell>
          <table:table-cell office:value-type="string" calcext:value-type="string">
            <text:p>فَعِيلٌ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فَحِيمٌ-فَحِيمٌ [ف ح م] (صِيغَةُ فَعِيلٌ). "فَحِيمُ الْوَجْهِ" : شَدِيدُ السَّوَادِ.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string" calcext:value-type="string">
            <text:p>سَقِيمٌ</text:p>
          </table:table-cell>
          <table:table-cell/>
          <table:table-cell office:value-type="string" calcext:value-type="string">
            <text:p>سقم</text:p>
          </table:table-cell>
          <table:table-cell office:value-type="string" calcext:value-type="string">
            <text:p>فَعِيلٍ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سُقُمٌ;سَقائِمُ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سَقِيمٌ-سَقِيمٌ [س ق م] (صِيغَةُ فَعِيلٍ). 1. "كَلاَمٌ سَقِيمٌ" : ضَعِيفٌ مُهَلْهَلٌ، سَخِ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string" calcext:value-type="string">
            <text:p>سَمِيحٌ</text:p>
          </table:table-cell>
          <table:table-cell/>
          <table:table-cell office:value-type="string" calcext:value-type="string">
            <text:p>سمح</text:p>
          </table:table-cell>
          <table:table-cell office:value-type="string" calcext:value-type="string">
            <text:p>فَعِيلٍ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سُمَحَاء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ِيلٍ). 1."عَرَفْتُهُ إنِسَاناً سَمِيحاً" : صَاحِبَ جُودٍ وَكَرَمٍ وَسَمَا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string" calcext:value-type="string">
            <text:p>سَمِيطٌ</text:p>
          </table:table-cell>
          <table:table-cell/>
          <table:table-cell office:value-type="string" calcext:value-type="string">
            <text:p>سمط</text:p>
          </table:table-cell>
          <table:table-cell office:value-type="string" calcext:value-type="string">
            <text:p>فَعِيلٍ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سَمِيطٌ-سَمِيطٌ [س م ط] (صِيغَةُ فَعِيلٍ). 1. "بَنَى دَارَهُ بالسَّمِيطِ" : بِالأجُرِّ، أو القِرْمِيدِ القَائِمِ بَعْضُهُ فَوْقَ بَعْضٍ. 2."نَعْلٌ سَمِيطٌ" : لاَ رُقْعَةَ فِيهِ.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string" calcext:value-type="string">
            <text:p>فَصِيحٌ</text:p>
          </table:table-cell>
          <table:table-cell/>
          <table:table-cell office:value-type="string" calcext:value-type="string">
            <text:p>فصح</text:p>
          </table:table-cell>
          <table:table-cell office:value-type="string" calcext:value-type="string">
            <text:p>فَعِيلٍ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فُصُحٌ;فُصَحَاء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ِيلٍ). 1."كَانَ فَصِيحاً فِي كَلاَمِهِ" : ذُو فَصَاحَةٍ، خَالِصٌ مِنَ التَّعْقِيدِ وَاضِحُ الْمَعْنَى. "كَلاَمٌ فَصِيحٌ". 2."تَحَدَّثَ بِلُ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string" calcext:value-type="string">
            <text:p>لَعِيبٌ</text:p>
          </table:table-cell>
          <table:table-cell/>
          <table:table-cell office:value-type="string" calcext:value-type="string">
            <text:p>لعب</text:p>
          </table:table-cell>
          <table:table-cell office:value-type="string" calcext:value-type="string">
            <text:p>فَعِيلٍ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لَعِيبٌ-لَعِيبٌ [ل ع ب] (صِيغَةُ فَعِيلٍ). "رَجُلٌ لَعِيبٌ" :كَثِيرُ اللَّعِبِ أَوِ الْمُزَاحِ وَالْمُدَاعَبَةِ.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string" calcext:value-type="string">
            <text:p>نَفِيرٌ</text:p>
          </table:table-cell>
          <table:table-cell/>
          <table:table-cell office:value-type="string" calcext:value-type="string">
            <text:p>نفر</text:p>
          </table:table-cell>
          <table:table-cell office:value-type="string" calcext:value-type="string">
            <text:p>فَعِيلٍ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أَنْفَار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ِيغَةُ فَعِيلٍ). 1."نَفَخَ فِي النَّفِيرِ" : فِي الْبُوقِ الَّذِي يُنْفَخُ فِيهِ. 2. "خَرَجَ مَعَ نَفِيرٍ مِنْ قَوْمِهِ" : مَعَ جَمَاعَةٍ مِنَ النَّاسِ مِنْ ثَلاَثَةٍ إِلَى عَشَرَةٍ. 3."نَفِيرٌ عَامٌّ" : قِيَامُ عَامَّةِ النَّاسِ لِقِتَالِ الْعَدُوِّ. 4."يَوْمُ النَّفِـيرِ" : الْيَوْمُ الَّذِي يَنْفِرُ فِيهِ الْحَاجُّ. 5."مَا هُوَ بِنَفِيرِهِ" : لَيْسَ بِمَثِيلِهِ، بِكَفِيلِهِ. 6."لاَ فِي الْعِيرِ وَلاَ فِي النَّفِيرِ"(مثل) : لاَ عَلاَقَةَ لَهُ بِشَيْءٍ، غَيْرُ صَالِحٍ لِأَيِّ أَمْرٍ.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string" calcext:value-type="string">
            <text:p>نَفِيسٌ</text:p>
          </table:table-cell>
          <table:table-cell/>
          <table:table-cell office:value-type="string" calcext:value-type="string">
            <text:p>نفس</text:p>
          </table:table-cell>
          <table:table-cell office:value-type="string" calcext:value-type="string">
            <text:p>فَعِيلٍ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نِفَاس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5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صِيغَةُ فَعِيلٍ). 1."جَوْهَرٌ نَفِيسٌ" : ذُو قِيمَةٍ ثَمِينَةٍ. "يَمْلِكُ وَثَائِقَ وَكُنُوزاً نَفِيسَةً". 2. "بَذَلَ النَّفْسَ وَالنَّفِيسَ" : أَيِ الْمَالَ والْجُهْدَ الْكَثِيرَ. 3."رَجُلٌ نَفِيسٌ" : حَاسِدٌ. 4. "نَفِيسَةُ" : اِسْمُ عَلَمٍ لِلْإِنَاثِ.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string" calcext:value-type="string">
            <text:p>أَصيلٌ</text:p>
          </table:table-cell>
          <table:table-cell/>
          <table:table-cell office:value-type="string" calcext:value-type="string">
            <text:p>ءصل</text:p>
          </table:table-cell>
          <table:table-cell office:value-type="string" calcext:value-type="string">
            <text:p>فَع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آصالٌ;أُصُل;وأُصْلاَن;وآصَال;وأَصَائِلُ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يل). 1."لَهُ جَوادٌ أَصيلٌ" : خالِصُ النَّسَبِ، نَقِيُّ الدَّمِ. 2."هُوَ أَصيلُ النَّسَبِ": شَريفُ الأَصْلِ. 3."عَبَّرَ عَنْ رَأيٍ أَصيلٍ": شَديدٍ، رَقِيقٍ. 4."شَمْسُ الأصيلِ" : شَمْسُ العَشِيِّ، أَي ما بَعْدَ العَصْرِ إلى الْمَغْرِبِ.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string" calcext:value-type="string">
            <text:p>بَهيمٌ</text:p>
          </table:table-cell>
          <table:table-cell/>
          <table:table-cell office:value-type="string" calcext:value-type="string">
            <text:p>بهم</text:p>
          </table:table-cell>
          <table:table-cell office:value-type="string" calcext:value-type="string">
            <text:p>فَع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بَهيمٌ-بَهيمٌ [ب هـ م] (صِيغَةُ فَعيل). 1."حَيَوَانٌ بَهِيمٌ" : أسْوَدُ. 2."لَيْلٌ بَهيمٌ" : مُظْلِمٌ. 3."البهِيمُ مِنَ الخَيْلِ" : مَا لَيْسَ فِيهِ لَوْنٌ يُخَالِفُ مُعْظَمَ لَوْنِهِ. 4."صَوْتٌ بَهِيمٌ" : مَا لاَ تَرْجِيعَ فِيهِ.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ثَخِينٌ</text:p>
          </table:table-cell>
          <table:table-cell/>
          <table:table-cell office:value-type="string" calcext:value-type="string">
            <text:p>ثخن</text:p>
          </table:table-cell>
          <table:table-cell office:value-type="string" calcext:value-type="string">
            <text:p>فَع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ثُخَنَاء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ِيغَةُ فَعيل). 1."رَجُلٌ ثَخِينٌ" : غَلِيظٌ. 2."عَالِمٌ ثَخِينٌ فِي مَجْلِسِهِ": حَلِيمٌ، رَزِينٌ، ثَقِيلٌ فِي مَجْلِسِهِ. "القُرْآنُ كِتَابٌ نَفِيسٌ مَعَ الدِّينِ الثَّخِينِ وَالعَقْلِ الرَّزِينِ".(أبو حيان التوحيدي). 3."ثَوْبٌ ثَخِينٌ" : جَيِّدُ النَّسْجِ. 4."لَوْحٌ ثَخِينٌ" : صَلْبٌ.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string" calcext:value-type="string">
            <text:p>ثَمينٌ</text:p>
          </table:table-cell>
          <table:table-cell/>
          <table:table-cell office:value-type="string" calcext:value-type="string">
            <text:p>ثمن</text:p>
          </table:table-cell>
          <table:table-cell office:value-type="string" calcext:value-type="string">
            <text:p>فَع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ثَمينٌ-ثَمينٌ، ةٌ [ث م ن] (صِيغَةُ فَعيل). 1."مَعْدِنٌ ثَمِينٌ" : نَفيسٌ. "وَالصُّوَرُ الثَّمينَةُ ف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string" calcext:value-type="string">
            <text:p>حَصِيفٌ</text:p>
          </table:table-cell>
          <table:table-cell/>
          <table:table-cell office:value-type="string" calcext:value-type="string">
            <text:p>جصف</text:p>
          </table:table-cell>
          <table:table-cell office:value-type="string" calcext:value-type="string">
            <text:p>فَع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حُصَفَاء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يل). 1."إنَّهُ رَجُلٌ حَصِيفٌ" : جَيِّدُ الرَّأْيِ، حَكِيمٌ، مُتَعَقِّلٌ. "رَأْيٌ حَصِيفٌ". 2."يَتَمَت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string" calcext:value-type="string">
            <text:p>حَثيثٌ</text:p>
          </table:table-cell>
          <table:table-cell/>
          <table:table-cell office:value-type="string" calcext:value-type="string">
            <text:p>حثث</text:p>
          </table:table-cell>
          <table:table-cell office:value-type="string" calcext:value-type="string">
            <text:p>فَع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حِثاث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ِيغَةُ فَعيل). "يَمْشِي حَثيثَ الخُطَى" : مُسْرِعَ الخُطَى. "وَلَّى حَثيثاً".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string" calcext:value-type="string">
            <text:p>دَخِيلٌ</text:p>
          </table:table-cell>
          <table:table-cell/>
          <table:table-cell office:value-type="string" calcext:value-type="string">
            <text:p>دخل</text:p>
          </table:table-cell>
          <table:table-cell office:value-type="string" calcext:value-type="string">
            <text:p>فَع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دُخَلاَء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يل). 1."كَانَ دَخِيلاً عَلَيْهِمْ" : لَيْسَ مِنْهُمْ، لاَ يَنْتَسِبُ إلَيْهِمْ، غَرِيباً، أجْنَبِيّاً. 2. "هُوَ دَخِيلُهُ" : أيْ يُدَاخِلُهُ فِي أُمُورِهِ كُلِّهَا. 3."مَرَضٌ دَخِيلٌ" : دَاخِلٌ فِي أعْمَاقِ الجِسْمِ. 4. "لَفْظٌ دَخِيلٌ عَلَى اللُّغَةِ العَرَبِيَّةِ" : لَفْظٌ أجْنَبِيٌّ دَخَلَ فِيهَا دُونَ تَغْييرٍ. "الكَلِمَةُ الدَّخِيلُ". 5. "العُلُومُ الدَّخِيلَةُ" : العُلُومُ الَّتِي تَدْخُلُ عَلَى حَضَارَةٍ مِنْ حَضَارَةٍ أُخْرَى.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string" calcext:value-type="string">
            <text:p>ذَريعٌ</text:p>
          </table:table-cell>
          <table:table-cell/>
          <table:table-cell office:value-type="string" calcext:value-type="string">
            <text:p>ذرع</text:p>
          </table:table-cell>
          <table:table-cell office:value-type="string" calcext:value-type="string">
            <text:p>فَع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ذَريعٌ-ذَريعٌ [ذ ر ع] (صِيغَةُ فَعيل). 1."كانَ مَوْتُهُ مَوْتاً ذَريعاً" : أَي شَنيعاً. 2."جاءَ مَوْتُهُ ذَريعاً" : أَيْ سَريعاً.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string" calcext:value-type="string">
            <text:p>رَكينٌ</text:p>
          </table:table-cell>
          <table:table-cell/>
          <table:table-cell office:value-type="string" calcext:value-type="string">
            <text:p>ركن</text:p>
          </table:table-cell>
          <table:table-cell office:value-type="string" calcext:value-type="string">
            <text:p>فَع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رَكينٌ-رَكينٌ، ةٌ [ر ك ن] (صِيغَةُ فَعيل). 1."وَجَدَتْهُ إِنْساناً رَكيناً" : وَقوراً رَزيناً. 2."جِبالٌ رَكينَةٌ" : عالِيَةٌ، مُرْتَفِعَةُ الأَرْكانِ. 3."عَمودٌ رَكينٌ" : ثابِتٌ.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string" calcext:value-type="string">
            <text:p>زَميعٌ</text:p>
          </table:table-cell>
          <table:table-cell/>
          <table:table-cell office:value-type="string" calcext:value-type="string">
            <text:p>زمع</text:p>
          </table:table-cell>
          <table:table-cell office:value-type="string" calcext:value-type="string">
            <text:p>فَع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زُمَعاء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ِيغَةُ فَعيل). 1."عَدَّاءٌ زَميعٌ" : سَريعٌ. 2."رَجُلٌ زَميعٌ" : شُجاعٌ، مِقْدامٌ. 3."كاتِبٌ زَميعٌ" : جَيِّدُ الرَّأْيِ.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زَميلٌ</text:p>
          </table:table-cell>
          <table:table-cell/>
          <table:table-cell office:value-type="string" calcext:value-type="string">
            <text:p>زمل</text:p>
          </table:table-cell>
          <table:table-cell office:value-type="string" calcext:value-type="string">
            <text:p>فَع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زُمَلاء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ِيغَةُ فَعيل). "زَميلٌ في العَمَلِ" : رَفيقٌ يَشْتَغِلُ مَعَكَ في العَمَلِ. "هُوَ زَميلِي في المِهْنَةِ".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سَكِيبٌ</text:p>
          </table:table-cell>
          <table:table-cell/>
          <table:table-cell office:value-type="string" calcext:value-type="string">
            <text:p>سكب</text:p>
          </table:table-cell>
          <table:table-cell office:value-type="string" calcext:value-type="string">
            <text:p>فَع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سَكِيبٌ-سَكِيبٌ، ةٌ [س ك ب] (صِيغَةُ فَعيل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string" calcext:value-type="string">
            <text:p>سَلِيبٌ</text:p>
          </table:table-cell>
          <table:table-cell/>
          <table:table-cell office:value-type="string" calcext:value-type="string">
            <text:p>سلب</text:p>
          </table:table-cell>
          <table:table-cell office:value-type="string" calcext:value-type="string">
            <text:p>فَع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5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سَلِيبٌ-سَلِيبٌ [س ل ب] (صِيغَةُ فَعيل). 1."سَلِيبُ العَقْلِ" : مُسْتَلَبٌ، مَعْتُوهٌ. 2."سَلِيبُ الْمَالِ" : مَسْلُوبُ الْمَالِ.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string" calcext:value-type="string">
            <text:p>سَلِيلٌ</text:p>
          </table:table-cell>
          <table:table-cell/>
          <table:table-cell office:value-type="string" calcext:value-type="string">
            <text:p>سلل</text:p>
          </table:table-cell>
          <table:table-cell office:value-type="string" calcext:value-type="string">
            <text:p>فَع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سَلِيلٌ-سَلِيلٌ، ةٌ [س ل ل] (صِيغَةُ فَعيل). 1."سَيْفٌ سَلِيلٌ" : مَسْلُول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string" calcext:value-type="string">
            <text:p>طَلِيسٌ</text:p>
          </table:table-cell>
          <table:table-cell/>
          <table:table-cell office:value-type="string" calcext:value-type="string">
            <text:p>طلس</text:p>
          </table:table-cell>
          <table:table-cell office:value-type="string" calcext:value-type="string">
            <text:p>فَع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طَلِيسٌ-طَلِيسٌ [ط ل س] (صِيغَةُ فَعيل). "رَجُلٌ طَلِيسٌ" : أَعْمَى، مَطْمُوسُ العَيْنِ.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string" calcext:value-type="string">
            <text:p>عَمِيرٌ</text:p>
          </table:table-cell>
          <table:table-cell/>
          <table:table-cell office:value-type="string" calcext:value-type="string">
            <text:p>عمر</text:p>
          </table:table-cell>
          <table:table-cell office:value-type="string" calcext:value-type="string">
            <text:p>فَع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عَمِيرٌ-عَمِيرٌ [ع م ر] (صِيغَةُ فَعيل). 1."مَكَانٌ عَمِيرٌ" : مَعْمُورٌ. 2."ثَوْبٌ عَمِيرٌ" : صَفِيقٌ.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string" calcext:value-type="string">
            <text:p>قَحِيطٌ</text:p>
          </table:table-cell>
          <table:table-cell/>
          <table:table-cell office:value-type="string" calcext:value-type="string">
            <text:p>قحط</text:p>
          </table:table-cell>
          <table:table-cell office:value-type="string" calcext:value-type="string">
            <text:p>فَع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قَحِيطٌ-قَحِيطٌ [ق ح ط] (صِيغَةُ فَعيل). "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string" calcext:value-type="string">
            <text:p>قَعِيدٌ</text:p>
          </table:table-cell>
          <table:table-cell/>
          <table:table-cell office:value-type="string" calcext:value-type="string">
            <text:p>قعد</text:p>
          </table:table-cell>
          <table:table-cell office:value-type="string" calcext:value-type="string">
            <text:p>فَع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قُعَدَاءُ;قَعَائِدُ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ِيغَةُ فَعيل). 1."قَعِيدٌ فِي الْمَجْلِسِ" : الْمُقَاعِدُ، الْمُجَالِسُ. 2."قَعِيدَا كُلِّ أَمْرٍ" : حَافِظَاهُ عَنِ اليَمِينِ والشِّمَالِ.ق آية 17عَنِ اليَمِينِ وَعَنِ الشِّمَا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string" calcext:value-type="string">
            <text:p>مَقِيتٌ</text:p>
          </table:table-cell>
          <table:table-cell/>
          <table:table-cell office:value-type="string" calcext:value-type="string">
            <text:p>مقت</text:p>
          </table:table-cell>
          <table:table-cell office:value-type="string" calcext:value-type="string">
            <text:p>فَع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مُقَتَاء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5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صِيغَةُ فَعيل). "رَجُلٌ مَقِيتٌ" : مَمْقُوتٌ، مَبْغُوضٌ بُغْضاً شَدِيداً.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string" calcext:value-type="string">
            <text:p>مَكِينٌ</text:p>
          </table:table-cell>
          <table:table-cell/>
          <table:table-cell office:value-type="string" calcext:value-type="string">
            <text:p>مكن</text:p>
          </table:table-cell>
          <table:table-cell office:value-type="string" calcext:value-type="string">
            <text:p>فَع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مَكِينٌ-مَكِينٌ [م ك ن] (صِيغَةُ فَعيل)."هُوَ مَكِينٌ عِنْدَ أُسْتَاذِهِ": هُوَ ذُو مَكَانَةٍ عِنْدَهُ.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string" calcext:value-type="string">
            <text:p>مَلِيحٌ</text:p>
          </table:table-cell>
          <table:table-cell/>
          <table:table-cell office:value-type="string" calcext:value-type="string">
            <text:p>ملح</text:p>
          </table:table-cell>
          <table:table-cell office:value-type="string" calcext:value-type="string">
            <text:p>فَع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مِلاَحٌ;مُلَحَاء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يل). 1."رَجُلٌ مَلِيحٌ" : ذُو مَلاَحَةٍ، وَسيمٌ. "فَتَاةٌ مَلِيحَةٌ" : جَمِيلَةٌ. 2."مَاءٌ مَلِيحٌ" : مَاءٌ مَلِيحٌ غَيْرُ عَذْبٍ. 3."سَمَكٌ مَلِيحٌ" : مُمَلَّحٌ ومُقَدَّدٌ. "قَدِيدٌ مَلِيحٌ".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string" calcext:value-type="string">
            <text:p>مَنِيعٌ</text:p>
          </table:table-cell>
          <table:table-cell/>
          <table:table-cell office:value-type="string" calcext:value-type="string">
            <text:p>منع</text:p>
          </table:table-cell>
          <table:table-cell office:value-type="string" calcext:value-type="string">
            <text:p>فَع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مُنَعَاء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يل). 1."حِصْنٌ مَنِيعٌ" : يَصْعُبُ، يَتَعَذَّرُ الوُصُولُ إِلَيْهِ. "جَبَلٌ مَنِيعٌ" "مَدِينَةٌ مَنِيعَةٌ عَلَى الأَعْدَاءِ". 2."رَجُلٌ مَنِيعٌ" : ذُو بَأْسٍ. "قَالَتِ الْجَارِيَةُ: أُرِيدُ زَوْجاً قَوِيّاً شَدِيداً مَنِيعاً". (ابن المقفع) "هُوَ مَنِيعُ الْجَانِبِ". 3. "اِمْرَأَةٌ مَنِيعَةٌ" : يَصْعُبُ الاقْتِرَابُ مِنْهَا.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string" calcext:value-type="string">
            <text:p>نَحِيفٌ</text:p>
          </table:table-cell>
          <table:table-cell/>
          <table:table-cell office:value-type="string" calcext:value-type="string">
            <text:p>نحف</text:p>
          </table:table-cell>
          <table:table-cell office:value-type="string" calcext:value-type="string">
            <text:p>فَع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نُحَفَاء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يل). "وَلَدٌ نَحِيفُ البِنْيَةِ" : هَزِيلُ البِنْيَةِ، ذُو نَحَافَةٍ، نَحِفٌ. "أَجْسَامُ أَهْلِ القَرْيَةِ نَحِيفَةٌ".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string" calcext:value-type="string">
            <text:p>نَذِيرٌ</text:p>
          </table:table-cell>
          <table:table-cell/>
          <table:table-cell office:value-type="string" calcext:value-type="string">
            <text:p>نذر</text:p>
          </table:table-cell>
          <table:table-cell office:value-type="string" calcext:value-type="string">
            <text:p>فَع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نُذُرٌ;نَذَائِرُ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َعيل). 1."كَانَ نَذِيرَ شُؤْمٍ" : أَيْ إِنْذَارَ... "نَذِيرُ سُوءٍ" "نَذِيرُ الخَطَرِ".الفرقان آية 51 وَلَوْ شِئْنَا لَبَعَثْنَا فِي كُلِّ قَرْيَةٍ نَذِيراً (قرآن) : مُنْذِراً، مُخَوِّفاً.الإسراء آية 105 وَمَا أَرْسَلْنَاكَ إِلاَّ مُبْشِّراً وَنَذِيراً (قرآن) : رَسُولاً.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string" calcext:value-type="string">
            <text:p>نَذِيلٌ</text:p>
          </table:table-cell>
          <table:table-cell/>
          <table:table-cell office:value-type="string" calcext:value-type="string">
            <text:p>نذل</text:p>
          </table:table-cell>
          <table:table-cell office:value-type="string" calcext:value-type="string">
            <text:p>فَع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نُذَلاَءُ;نِذَال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ِيغَةُ فَعيل). "رَجُلٌ نَذِيلٌ" : نَذْلٌ، أَيْ حَقِيرٌ، خَسِيسٌ.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string" calcext:value-type="string">
            <text:p>نَصِيعٌ</text:p>
          </table:table-cell>
          <table:table-cell/>
          <table:table-cell office:value-type="string" calcext:value-type="string">
            <text:p>نصع</text:p>
          </table:table-cell>
          <table:table-cell office:value-type="string" calcext:value-type="string">
            <text:p>فَع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نَصِيعٌ-نَصِيعٌ [ن ص ع] (صِيغَةُ فَعيل). "مَاءٌ نَصِيعٌ" : خَالِصٌ، صَافٍ.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string" calcext:value-type="string">
            <text:p>نَمِيمٌ</text:p>
          </table:table-cell>
          <table:table-cell/>
          <table:table-cell office:value-type="string" calcext:value-type="string">
            <text:p>نمم</text:p>
          </table:table-cell>
          <table:table-cell office:value-type="string" calcext:value-type="string">
            <text:p>فَع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نَمَائِم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ِيغَةُ فَعيل). 1."سَمِعَ نَمِيماً خَلْفَ الْبَابِ" : أَيْ صَوْتاً خَفِيّاً مِنْ حَرَكَةِ شَيْءٍ أَوْ وَطْءِ قَدَمٍ. .القلم آية 11 هَمَّازٍ مَشَّاءٍ بِن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string" calcext:value-type="string">
            <text:p>لَئِيمٌ</text:p>
          </table:table-cell>
          <table:table-cell/>
          <table:table-cell office:value-type="string" calcext:value-type="string">
            <text:p>لءم</text:p>
          </table:table-cell>
          <table:table-cell office:value-type="string" calcext:value-type="string">
            <text:p>فع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لِئَامٌ;لُؤَمَاء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عيل)."رَجُلٌ لَئِيمٌ" : خَسِيسٌ، مُنْحَطٌّ، دَنِيءٌ.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string" calcext:value-type="string">
            <text:p>بَهِيجٌ</text:p>
          </table:table-cell>
          <table:table-cell/>
          <table:table-cell office:value-type="string" calcext:value-type="string">
            <text:p>بهج</text:p>
          </table:table-cell>
          <table:table-cell office:value-type="string" calcext:value-type="string">
            <text:p>فَع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بَهِيجٌ-بَهِيجٌ، ةٌ [ب هـ ج]. 1. (صِيغةُ فَعيل). 1." أَقَامَ حَفْلاً بَهِيجاً" : سارّاً، حَسَناً، ذَا بَهْجَةٍ. 2."وَجْهٌ بَهِيجٌ" : مُتَهلِّل حُسْناً. 3."بَهِيجَة" : اِسْمُ عَلَمٍ للإنَاثِ.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string" calcext:value-type="string">
            <text:p>رَهيبٌ</text:p>
          </table:table-cell>
          <table:table-cell/>
          <table:table-cell office:value-type="string" calcext:value-type="string">
            <text:p>رهب</text:p>
          </table:table-cell>
          <table:table-cell office:value-type="string" calcext:value-type="string">
            <text:p>فَع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5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رَهيبٌ-رَهيبٌ [ر هـ ب] (صِيغةُ فَعيل). "أَمْرٌ رَهيبٌ" : ما يُخافُ مِنْهُ، مُرْعِبٌ، مُفْزِعٌ.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string" calcext:value-type="string">
            <text:p>خَصِيفٌ</text:p>
          </table:table-cell>
          <table:table-cell/>
          <table:table-cell office:value-type="string" calcext:value-type="string">
            <text:p>خصف</text:p>
          </table:table-cell>
          <table:table-cell office:value-type="string" calcext:value-type="string">
            <text:p>فَع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خَصِيفٌ-خَصِيفٌ [خ ص ف] (صيغَة فَعيل). 1.: رَمَادٌ. 2.:لَوْنٌ كَلَوْنِ الرَّمَادِ. 3."حَبْلٌ خَصِيفٌ" : كُلُّ ذِي لَوْنَيْنِ مُجْتَمِعَيْنِ وَأَكْثَرَ بَيْنَ السَّوَادِ وَا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string" calcext:value-type="string">
            <text:p>دَنيءٌ</text:p>
          </table:table-cell>
          <table:table-cell/>
          <table:table-cell office:value-type="string" calcext:value-type="string">
            <text:p>دنء</text:p>
          </table:table-cell>
          <table:table-cell office:value-type="string" calcext:value-type="string">
            <text:p>فَعيل</text:p>
          </table:table-cell>
          <table:table-cell office:value-type="string" calcext:value-type="string">
            <text:p>صيغة</text:p>
          </table:table-cell>
          <table:table-cell table:number-columns-repeated="5"/>
          <table:table-cell office:value-type="string" calcext:value-type="string">
            <text:p>مفرد</text:p>
          </table:table-cell>
          <table:table-cell office:value-type="string" calcext:value-type="string">
            <text:p>+ون;أَدْنِياءُ;</text:p>
          </table:table-cell>
          <table:table-cell table:number-columns-repeated="2"/>
          <table:table-cell office:value-type="string" calcext:value-type="string">
            <text:p>Dz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يغَة فَعيل). "قامَ بِعَمَلٍ دَنيءٍ" : ذَليل، خَسيس، مَنْ يَأْتِي بِالقَبيحِ.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string" calcext:value-type="string">
            <text:p>دَنيئة</text:p>
          </table:table-cell>
          <table:table-cell/>
          <table:table-cell office:value-type="string" calcext:value-type="string">
            <text:p>دنء</text:p>
          </table:table-cell>
          <table:table-cell table:number-columns-repeated="4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أَدْنِياء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2"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string" calcext:value-type="string">
            <text:p>أَثِيرٌ</text:p>
          </table:table-cell>
          <table:table-cell/>
          <table:table-cell office:value-type="string" calcext:value-type="string">
            <text:p>ءثر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أَثِيرٌ-أَثِيرٌ [أ ث ر] (صيغَةُ فَعِيل). "هُوَ صَدِيقِي الأَثِيرُ": صَدِيقِي المفَضَّلُ، أَيِ الَّذِي أُوثِرُهُ عَلى غَيْرِهِ. "هُوَ أَثِيرِي".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string" calcext:value-type="string">
            <text:p>أَثِيمٌ</text:p>
          </table:table-cell>
          <table:table-cell/>
          <table:table-cell office:value-type="string" calcext:value-type="string">
            <text:p>ءثم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أُثَمَاء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يغَةُ فَعِيل). 1."عَرَفْتُهُ رَجُلاً أَثِيمًا" : كَذَّابًا، يَرْتَكِبُ آثَاماً.المطففين آية 12 وَمَا يُكَذِّبُ بِهِ إِلاَّ كُلُّ مُعْتَدٍ أَثِيم (قرآن) النساء آية 107 إِنَّ اللهَ لا يُحِبُّ مَنْ كَان خَوَّاناً أثِيمًا (قرآن). 2."أَخْطَأْتَ خَطَأ أثِيماً" : فِاحِشاً.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string" calcext:value-type="string">
            <text:p>ألِيفٌ</text:p>
          </table:table-cell>
          <table:table-cell/>
          <table:table-cell office:value-type="string" calcext:value-type="string">
            <text:p>ءلف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ألِيفٌ-ألِيفٌ [أ ل ف] (صيغَةُ فَعِيل). "إنَّهُ أَلِيفُ العُمْرِ": الصَّدِيقُ الَّذِي يُؤْنِسُكَ وَتأْلَفُهُ أَوْ كُلُّ ما أَلِفَ الدَّارَ والنَّاسَ مِنَ الطَّيْرِ والحَيَوانِ.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string" calcext:value-type="string">
            <text:p>بَصيرٌ</text:p>
          </table:table-cell>
          <table:table-cell/>
          <table:table-cell office:value-type="string" calcext:value-type="string">
            <text:p>بصر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بُصراء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يغَةُ فَعِيل). 1."هُوَ العَلِيُّ البَصيرُ" : مِنْ أَسْماءِ اللَّهِ الحُسْنَى، بِمَعنَى العَليمُ والخَبيرُ. 2."رَجُلٌ بَ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string" calcext:value-type="string">
            <text:p>بَطِيءٌ</text:p>
          </table:table-cell>
          <table:table-cell/>
          <table:table-cell office:value-type="string" calcext:value-type="string">
            <text:p>بطء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5"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z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يغَةُ فَعِيل). 1."يَمْشِي بِخُطُواتٍ بَطيئَةٍ" : مُتَأَنِّيَةٍ، ثَقيلَةٍ. 2."كانَ بَطيئاً في عَمَلِهِ" : ثَقيلاً في عَمَلِهِ وَفَهْمِهِ. "هُوَ بَطِيءُ الفَهْمِ".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string" calcext:value-type="string">
            <text:p>بَطِيئةٌ</text:p>
          </table:table-cell>
          <table:table-cell/>
          <table:table-cell office:value-type="string" calcext:value-type="string">
            <text:p>بطء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 table:number-columns-repeated="2"/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2"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string" calcext:value-type="string">
            <text:p>بَليدٌ</text:p>
          </table:table-cell>
          <table:table-cell/>
          <table:table-cell office:value-type="string" calcext:value-type="string">
            <text:p>بلد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ج;بُلَدَاءُ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بَليدٌ-بَليدٌ [ب ل د] (صيغَةُ فَعِيل). "يَا لَهُ مِنْ بَلِيدٍ" : بَطِيء الفَهمِ، خَامِل، قليل النَّشَاطِ.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string" calcext:value-type="string">
            <text:p>حَقِيقٌ</text:p>
          </table:table-cell>
          <table:table-cell/>
          <table:table-cell office:value-type="string" calcext:value-type="string">
            <text:p>جقق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(ج);حَقَائِقُ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حَقِيقٌ-حَقِيقٌ [ج ق ق] (صيغَةُ فَعِيل). "هُوَ حَقِيقٌ بِالثِّقَةِ وَالمسْؤُولِيَّةِ" : جَدِيرٌ بِهَا.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string" calcext:value-type="string">
            <text:p>حَشِيمٌ</text:p>
          </table:table-cell>
          <table:table-cell/>
          <table:table-cell office:value-type="string" calcext:value-type="string">
            <text:p>حشم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حَشِيمٌ-حَشِيمٌ [ح ش م] (صيغَةُ فَعِيل). "رَجُلٌ حَشِيمٌ" : شَدِيدُ الحَيَاءِ، خَجُولٌ.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string" calcext:value-type="string">
            <text:p>حَضِيضٌ</text:p>
          </table:table-cell>
          <table:table-cell/>
          <table:table-cell office:value-type="string" calcext:value-type="string">
            <text:p>حضض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حُضُض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يغَةُ فَعِيل). 1."سَقَطَ مِنْ أَعْلَى الجَبَلِ إلَى حَضِيضِهِ" : نِهَايَةُ سَفْحِ الجَبَلِ. 2. "بَلَغَ أَقْصَى دَرَجَاتِ الحَضِيضِ" : أسْفَلَ سَافِلِينَ، كِنَايَةً عَنِ الرَّدَاءةِ والدَّنَاءةِ. "شَعَرَ بِمَعْنوِيَّاتِهِ فِي الحَضِيضِ" . " نَزَلَ إلَى الحَضِيضِ". 3."الحَضِيضُ فِي عِلْمِ الفَلَكِ" : أدْنَى مَنَازِلِ القَمَرِ عَكْسُ الأَوْجِ، وَهُوَ أعْلَى مَنَازِلِ القَمَرِ.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string" calcext:value-type="string">
            <text:p>حَلِيفٌ</text:p>
          </table:table-cell>
          <table:table-cell/>
          <table:table-cell office:value-type="string" calcext:value-type="string">
            <text:p>حلف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حُلَفاءُ;أحلاف;وحُلَفاء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يغَةُ فَعِيل). 1. "هُوَ حَلِيفُهُ فِي السَّرَّاءِ وَالضَّرَّاءِ" : مَنْ يَلْزَمُهُ وَلاَ يُفَارِقُهُ فِي كُلِّ الحَالاَتِ. 2. "حَلِيفُ اللِّسَانِ" : ذَرِبُهُ، حَدِيدُهُ. 3. "مُعَاهَدَةُ الحُلَفَاءِ": الدُّوَلُ الْمُرْتَبِطَةُ بِمُعَاهَدَةِ تَحَالُفٍ.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string" calcext:value-type="string">
            <text:p>حَمِيدٌ</text:p>
          </table:table-cell>
          <table:table-cell/>
          <table:table-cell office:value-type="string" calcext:value-type="string">
            <text:p>حمد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5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حَمِيدٌ-حَمِيدٌ، ةٌ [ح م د] (صيغَةُ فَعِيل). 1."كَانَ رجُلاً حَمِيداً" : مَحْموداً. 2. "هُوَ اللَّهُ الحَمِيدُ" : مِنْ أَسْمَاءِ اللَّهِ الحُسْنَى. 3. "يَتَّصِفُ بِخِصَالٍ حَمِيدَةٍ" : كَرِيمَةٍ، مَحْمُودَةٍ. 4."الْمَسَاعِي الحَمِيدَةُ" : القِيَامُ بِوَسَاطَةٍ بَيْنَ فَرِيقَيْنِ لإِشَاعَةِ الوُدِّ وَالوِفَاقِ بَيْنَهُمَا. 5. "عَبْدُ الحَمِيدِ" : اِسْمُ عَلَمٍ مُرَكَّبٌ، "حَمِيدَةُ" : اِسْمُ عَلَمٍ لِلإنَاثِ.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string" calcext:value-type="string">
            <text:p>حَمِيمٌ</text:p>
          </table:table-cell>
          <table:table-cell/>
          <table:table-cell office:value-type="string" calcext:value-type="string">
            <text:p>حمم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أحِمَّاءٌ;حَمَائِم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5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صيغَةُ فَعِيل). 1. صَدِيقُكَ الحَمِيمُ" : القَرِيبُ الَّذِي يَحْتَلُّ مَكَانَةً عِنْدَكَ، بَيْنَكَ وَبَيْنَهُ حُبٌّ مُتَبَادَلٌ. 2."مَاءٌ حِميمٌ" : ساخِنٌ، حَارٌّ.الأنعام آية 70 لَهُمْ شَرَابٌ مِنْ حَمِيمٍ وَعَذَابٌ ألِيمٌ (قرآن). 3."نَاوَلَهُ حمِيمَةً" : لَبَناً مُسَخَّناً. 4."إبِلٌ حَمِيمَةٌ" : كَرِيمَةٌ.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string" calcext:value-type="string">
            <text:p>دَفِينٌ</text:p>
          </table:table-cell>
          <table:table-cell/>
          <table:table-cell office:value-type="string" calcext:value-type="string">
            <text:p>دفن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دُفَنَاء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5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صيغَةُ فَعِيل). 1. "يَتَزَوَّدُ أهْلُ القَرْيَةِ بِمَاءِ بِئْرٍ دَفِينٍ" : بِئْرٌ بِدَاخِلِ الأرْضِ. بِئِرٌ مَسْتُورَةٌ. 2. "يَحْتَفِظُ بِسِرٍّ دَفِينٍ" : كَمِينٍ، لاَ يَعْرِفُهُ أحَدٌ. 3."مَرَضٌ دَفِينٌ" : مَرَضٌ مِنَ الأمْرَاضِ يَكُونُ مَخْفِيّاً وَيَظْهَرُ فَجْأةً وَغَالِباً مَا يَكُونُ فَتَّاكاً. "دَاءٌ دَفِينٌ".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string" calcext:value-type="string">
            <text:p>رَثِيمٌ</text:p>
          </table:table-cell>
          <table:table-cell/>
          <table:table-cell office:value-type="string" calcext:value-type="string">
            <text:p>رثم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رَثِيمٌ-رَثِيمٌ [ر ث م] (صيغَةُ فَعِيل). 1."أنْفٌ رَثِيمٌ" : أنْفٌ كُسِرَ وَسَالَ مِنْهُ الدَّمُ. 2."رَثِيمُ الحَصَى" : مَا دُقَّ مِنْهُ بِالأَخْفَافِ.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string" calcext:value-type="string">
            <text:p>شَقِيفٌ</text:p>
          </table:table-cell>
          <table:table-cell/>
          <table:table-cell office:value-type="string" calcext:value-type="string">
            <text:p>شقف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شَقِيفٌ-شَقِيفٌ [ش ق ف] (صيغَةُ فَعِيل). "اِسْتَطَاعَ أَنْ يَتَسَلَّقَ شَقِيفاً فِي أَعْلَى الجَبَلِ" : الصَّخْرُ العَظِيمُ الْمُنْحَدِرُ مِنَ الجَبَلِ.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string" calcext:value-type="string">
            <text:p>فَتِيتٌ</text:p>
          </table:table-cell>
          <table:table-cell/>
          <table:table-cell office:value-type="string" calcext:value-type="string">
            <text:p>فتت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فَتِيتٌ-فَتِيتٌ [ف ت ت] (صيغَةُ فَعِيل). 1. : كُلُّ مَا هُوَ مَفْتُوتٌ، الشَّيْءُ يَسْقُطُ فَيَتَقَطَّعُ وَيَتَفَتَّتُ. 2."تَنَاوَلَ فَتِيتاً" : خُبْزًا مَفْتُوتاً، وَهُوَ مَا يُعَالَجُ بِالتَّوَابِلِ وَالزَّيْتِ.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string" calcext:value-type="string">
            <text:p>فَلِيقٌ</text:p>
          </table:table-cell>
          <table:table-cell/>
          <table:table-cell office:value-type="string" calcext:value-type="string">
            <text:p>فلق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فَلِيقٌ-فَلِيقٌ، ةٌ [ف ل ق] (صيغَةُ فَعِيل). 1."إِنَّهُ لأَمْرٌ فَلِيقٌ": عَجِيبٌ. 2."فَلِيقُ العُنُقِ" : عِرْقٌ يَن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string" calcext:value-type="string">
            <text:p>قَطِيعٌ</text:p>
          </table:table-cell>
          <table:table-cell/>
          <table:table-cell office:value-type="string" calcext:value-type="string">
            <text:p>قطع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قُطْعَانٌ;قِطَاع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يغَةُ فَعِيل). "قَطِيعُ الغَنَمِ" : عَدَدٌ مِنَ الغَنَمِ. "قَطِيعُ الإِبِلِ" "قَطِيعُ البَق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string" calcext:value-type="string">
            <text:p>حَسِيبٌ</text:p>
          </table:table-cell>
          <table:table-cell/>
          <table:table-cell office:value-type="string" calcext:value-type="string">
            <text:p>حسب</text:p>
          </table:table-cell>
          <table:table-cell office:value-type="string" calcext:value-type="string">
            <text:p>فَع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حَسِيبٌ-حَسِيبٌ [ح س ب] (صيغَةُ فَعيل). 1."هُوَ اللهُ الحَسِيبُ" : مِنْ أسْمَاءِ اللَّهِ الحُسْنَى. النساء آية 6و كَفَى بِاللَّهِ حَسِيباً .(قرآن). 2. "هُوَ حَسِيبٌ" : ذُو حَسَبٍ وَنَسَبٍ. "مَا عَابَ هَذَا أَحَدٌ وَمَا أَنَفَ مِنْهُ حَسِيبٌ وَلا نَسِيبٌ" (التوحيدي). 3."عَيَّنُوهُ حَسِيباً فِي الإدَارَةِ" : مُحَاسِباً.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string" calcext:value-type="string">
            <text:p>دَقيقٌ</text:p>
          </table:table-cell>
          <table:table-cell/>
          <table:table-cell office:value-type="string" calcext:value-type="string">
            <text:p>دقق</text:p>
          </table:table-cell>
          <table:table-cell office:value-type="string" calcext:value-type="string">
            <text:p>فَع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أَدِقَّةٌ;وأدِقَّاء;ودِقاق;ودَقائِقُ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دَقيقٌ-دَقيقٌ [د ق ق] (صيغَةُ فَعيل). 1."هُوَ دَقيقٌ في أَحْكامِهِ" : أَحْكامُهُ تَصْدُرُ عَنْ تَمَعُّنٍ وَبُعْدِ نَظَرٍ. 2."دَقيقُ القَسماتِ" : نَحيفٌ. "وَجْهُها مائِلٌ إلى الطُّولِ مُرْتَفِعُ الجَبينِ دَقيقُ القَسَماتِ" (ن. محفوظ). 3."عالَجَ مَوْضوعاً دَقيقاً" : مَوْضوعاً شائِكاً، غامِضاً. 4."واجَهَ مَوْقِفاً دَقيقاً" : حَرِجاً، صَعْباً. 5."رَجُلٌ دَقيقٌ" : قَليلُ الخَيْرِ. 6."أَمْرٌ دَقيقٌ" : حَقيرٌ.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string" calcext:value-type="string">
            <text:p>دَميثٌ</text:p>
          </table:table-cell>
          <table:table-cell/>
          <table:table-cell office:value-type="string" calcext:value-type="string">
            <text:p>دمث</text:p>
          </table:table-cell>
          <table:table-cell office:value-type="string" calcext:value-type="string">
            <text:p>فَع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دَميثٌ-دَميثٌ [د م ث] (صيغَةُ فَعيل). "دَمِيثُ الخُلُقِ" : ُحَسَنُهُ، الدَّمِثُ.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string" calcext:value-type="string">
            <text:p>دَميعٌ</text:p>
          </table:table-cell>
          <table:table-cell/>
          <table:table-cell office:value-type="string" calcext:value-type="string">
            <text:p>دمع</text:p>
          </table:table-cell>
          <table:table-cell office:value-type="string" calcext:value-type="string">
            <text:p>فَع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دَمْعٌ;دُمَعاءُ;دمائع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يغَةُ فَعيل). "وَلَدٌ دَميعٌ" : سَريعُ الدَّمْعِ والبُكاءِ.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string" calcext:value-type="string">
            <text:p>دَميمٌ</text:p>
          </table:table-cell>
          <table:table-cell/>
          <table:table-cell office:value-type="string" calcext:value-type="string">
            <text:p>دمم</text:p>
          </table:table-cell>
          <table:table-cell office:value-type="string" calcext:value-type="string">
            <text:p>فَع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دِمامٌ;دَمائِم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يغَةُ فَعيل). "دَميمُ الخِلْقَةِ" : القَبيحُ، البَشِعُ.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string" calcext:value-type="string">
            <text:p>رَبِيطٌ</text:p>
          </table:table-cell>
          <table:table-cell/>
          <table:table-cell office:value-type="string" calcext:value-type="string">
            <text:p>ربط</text:p>
          </table:table-cell>
          <table:table-cell office:value-type="string" calcext:value-type="string">
            <text:p>فَع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رَبِيطٌ-رَبِيطٌ، ةٌ [ر ب ط] (صيغَةُ فَعيل). 1."عَابِدٌ رَبِيطٌ" : زَاهِدٌ، رَاهِبٌ. 2. "رَجُلٌ رَبِيطٌ" : حَكِيمٌ. 3."هُوَ رَبِيطُ الجَأْشِ" : رابِطُ الجَأْشِ، لاَ يَخَافُ وَلاَ يَفْزَعُ. 4. "حَيوَانٌ رَبِيطٌ" : مَرْبُوطٌ. "دَابَّةٌ رَبِيطَةٌ".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string" calcext:value-type="string">
            <text:p>زَعيقٌ</text:p>
          </table:table-cell>
          <table:table-cell/>
          <table:table-cell office:value-type="string" calcext:value-type="string">
            <text:p>زعق</text:p>
          </table:table-cell>
          <table:table-cell office:value-type="string" calcext:value-type="string">
            <text:p>فَع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زَعيقٌ-زَعيقٌ[ز ع ق] (صيغَةُ فَعيل). "جاءَ الوَلَدُ زَعيقاً" : مَذْعوراً، خائِفاً.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string" calcext:value-type="string">
            <text:p>سَلِيخٌ</text:p>
          </table:table-cell>
          <table:table-cell/>
          <table:table-cell office:value-type="string" calcext:value-type="string">
            <text:p>سلخ</text:p>
          </table:table-cell>
          <table:table-cell office:value-type="string" calcext:value-type="string">
            <text:p>فَع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سَلِيخٌ-سَلِيخٌ [س ل خ] (صيغَةُ فَعيل). 1."حَيَوَانٌ سَلِيخٌ" : مَسْلُوخٌ. 2."طَعامٌ سَلِيخٌ" : لاَ طَعْمَ لَهُ.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string" calcext:value-type="string">
            <text:p>صَقِيلٌ</text:p>
          </table:table-cell>
          <table:table-cell/>
          <table:table-cell office:value-type="string" calcext:value-type="string">
            <text:p>صقل</text:p>
          </table:table-cell>
          <table:table-cell office:value-type="string" calcext:value-type="string">
            <text:p>فَع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صِقَال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يغَةُ فَعيل). 1."سَيْفٌ صَقِيلٌ" : السَّيْفُ الْمَجْلُوُّ الْحَادُّ. 2."مَعْدِنٌ صَقِيلٌ" : لاَمِعٌ، مَصْقُولٌ. "م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string" calcext:value-type="string">
            <text:p>ضَرِيمٌ</text:p>
          </table:table-cell>
          <table:table-cell/>
          <table:table-cell office:value-type="string" calcext:value-type="string">
            <text:p>ضرم</text:p>
          </table:table-cell>
          <table:table-cell office:value-type="string" calcext:value-type="string">
            <text:p>فَع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ضَرِيمٌ-ضَرِيمٌ [ض ر م] (صيغَةُ فَعيل). "اِشْتَعَلَ الضَّرِيمُ" : الْحَرِيقُ، وَكُلُّ مَا أُضْرِمَتْ بِهِ النَّارُ.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string" calcext:value-type="string">
            <text:p>ضَمِينٌ</text:p>
          </table:table-cell>
          <table:table-cell/>
          <table:table-cell office:value-type="string" calcext:value-type="string">
            <text:p>ضمن</text:p>
          </table:table-cell>
          <table:table-cell office:value-type="string" calcext:value-type="string">
            <text:p>فَع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ضُمَنَاء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يغَةُ فَعيل). "وَجَدَ ضَمِيناً يَكْفُلُهُ" : كَفِيلاً، ضَامِناً.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string" calcext:value-type="string">
            <text:p>فَقِيهٌ</text:p>
          </table:table-cell>
          <table:table-cell/>
          <table:table-cell office:value-type="string" calcext:value-type="string">
            <text:p>فقه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فُقَهَاء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يغة فَعِيل). "كَانَ فَقِيهَ عَصْرِهِ" : الْعَالِمُ بِالْفِقْهِ وَالْمُتَضَلِّعُ مِنَ الْعُلُومِ، وَالْمَعْنَى الشَّائِعُ في بُلْدَانِ الْمَغْرِب العَرَبِيّ هُوَ مَنْ يَحْفَظُ القُرْآنَ وَيُحَفِّظُهُ.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string" calcext:value-type="string">
            <text:p>لَقِيطٌ</text:p>
          </table:table-cell>
          <table:table-cell/>
          <table:table-cell office:value-type="string" calcext:value-type="string">
            <text:p>لقط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لَقَائِطُ;لَقِطَاتٌ;لقطاء;(;والمفعول;ملقوطٌ;ولَقِيطٌ)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يغة فَعِيل). 1. : الْوَلُودُ الَّذِي يُلْقَى بِهِ فِي الشَّارِعِ فَيُلْقَطُ، الْمَنْبُوذُ. 2. : الْمَلْقُوطُ.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string" calcext:value-type="string">
            <text:p>وَضِيعٌ</text:p>
          </table:table-cell>
          <table:table-cell/>
          <table:table-cell office:value-type="string" calcext:value-type="string">
            <text:p>وضع</text:p>
          </table:table-cell>
          <table:table-cell office:value-type="string" calcext:value-type="string">
            <text:p>فَعِيلٌ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وَضَائِع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يغة فَعِيلٌ). "رَجُلٌ وَضِيعٌ" : دَنِيءٌ، خَسِيسٌ.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string" calcext:value-type="string">
            <text:p>وَطِيءٌ</text:p>
          </table:table-cell>
          <table:table-cell/>
          <table:table-cell office:value-type="string" calcext:value-type="string">
            <text:p>وطء</text:p>
          </table:table-cell>
          <table:table-cell office:value-type="string" calcext:value-type="string">
            <text:p>فَعِيلٌ</text:p>
          </table:table-cell>
          <table:table-cell office:value-type="string" calcext:value-type="string">
            <text:p>صيغة</text:p>
          </table:table-cell>
          <table:table-cell table:number-columns-repeated="5"/>
          <table:table-cell office:value-type="string" calcext:value-type="string">
            <text:p>مفرد</text:p>
          </table:table-cell>
          <table:table-cell office:value-type="string" calcext:value-type="string">
            <text:p>+ون;</text:p>
          </table:table-cell>
          <table:table-cell table:number-columns-repeated="2"/>
          <table:table-cell office:value-type="string" calcext:value-type="string">
            <text:p>Dz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وَطِيءٌ-وَطِيءٌ، ةٌ [و ط أ] (صيغة فَعِيلٌ). 1."سَهْلٌ وَطِيءٌ" : مُنْخَفِضٌ. 2."سَرِيرٌ وَطِيءٌ" : لَيِّنٌ، نَاعِمٌ.</text:p>
          </table:table-cell>
        </table:table-row>
        <table:table-row table:style-name="ro2">
          <table:table-cell office:value-type="float" office:value="1699" calcext:value-type="float">
            <text:p>1699</text:p>
          </table:table-cell>
          <table:table-cell office:value-type="string" calcext:value-type="string">
            <text:p>وَطِيئة</text:p>
          </table:table-cell>
          <table:table-cell/>
          <table:table-cell office:value-type="string" calcext:value-type="string">
            <text:p>وطء</text:p>
          </table:table-cell>
          <table:table-cell table:number-columns-repeated="25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نَزِيهٌ</text:p>
          </table:table-cell>
          <table:table-cell/>
          <table:table-cell office:value-type="string" calcext:value-type="string">
            <text:p>نزه</text:p>
          </table:table-cell>
          <table:table-cell office:value-type="string" calcext:value-type="string">
            <text:p>فَع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نُزَهَاءُ;نَزِيهَات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يغة فَعيل)1."نَزِيهٌ فِي أَحْكَامِهِ" : مَنْ كَانَتْ أَحْكَامُهُ بَعِيدَةً عَنِ التَّحَيُّزِ وَتَتَّسِمُ بِالْمَوْضُوعِيَّةِ. "قَاضٍ نَزِيهٌ" "نَقَدَ بَعْضَ آرَائِهِمْ نَقْداً عَقْلِيّاً نَزِيهاً". 2."مَكَانٌ نَزِيهٌ" : مَكَانٌ حَسَنُ الْمُنَاخِ نَقِيُّ الْهَوَاءِ.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string" calcext:value-type="string">
            <text:p>نَقِيعٌ</text:p>
          </table:table-cell>
          <table:table-cell/>
          <table:table-cell office:value-type="string" calcext:value-type="string">
            <text:p>نقع</text:p>
          </table:table-cell>
          <table:table-cell office:value-type="string" calcext:value-type="string">
            <text:p>فَع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أَنْقِعَة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يغة فَعيل) 1. : شَرَابٌ يُنْقَعُ فِيهِ الزَّبِيبُ وَغَيْرُهُ ثُمَّ يُصَفَّى وَيُشْرَبُ. 2."مَاءٌ نَقِيعٌ" : عَذْبٌ بَارِدٌ. 3."دَوَاءٌ نَقِيعٌ" : نَاجِعٌ. 4."سُمٌّ نَقِيعٌ" : نَاقِعٌ، قَاتِلٌ.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string" calcext:value-type="string">
            <text:p>بَطِينٌ</text:p>
          </table:table-cell>
          <table:table-cell/>
          <table:table-cell office:value-type="string" calcext:value-type="string">
            <text:p>بطن</text:p>
          </table:table-cell>
          <table:table-cell office:value-type="string" calcext:value-type="string">
            <text:p>فع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بَطِينٌ-بَطِينٌ [ب ط ن] (صيغة فعيل). 1."كِيسٌ بَطِينٌ" : مَلآنُ. 2."رَجُلٌ بَطِينٌ" : عَظِيمُ الْبَطْنِ. 3."شَيْءٌ بَطِينٌ" : بَعِيدٌ.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string" calcext:value-type="string">
            <text:p>رَكيبٌ</text:p>
          </table:table-cell>
          <table:table-cell/>
          <table:table-cell office:value-type="string" calcext:value-type="string">
            <text:p>ركب</text:p>
          </table:table-cell>
          <table:table-cell office:value-type="string" calcext:value-type="string">
            <text:p>فع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رُكُبٌ;</text:p>
          </table:table-cell>
          <table:table-cell table:number-columns-repeated="15"/>
          <table:table-cell office:value-type="string" calcext:value-type="string">
            <text:p>(صيغة فعيل) 1."جاءَ رَكيباً" : راكِباً. 2."كَانَ رَكيبَهُ" : أيْ كَانَ رَاكِباً مَعَهُ. 3."شَيْءٌ رَكيبٌ" : مُرَكَّبٌ في شَيْءٍ. 4. : مَزْرَعَةٌ. 5."نَخْلٌ رَكيبٌ" : نَخْلٌ غُرِسَ صَفّاً على جَدْوَلٍ أَوْ غَيْرِهِ. 6."أَرْضٌ رَكيبَةٌ" : قِطْعَةٌ مِنَ الأَرْضِ تُرْفَعُ أَطْرافُها وَتُصْلَحُ للزَّرْعِ. 7. : ما بَيْنَ البَساتِينِ مِنَ النَّخْلِ والكَرْمِ.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string" calcext:value-type="string">
            <text:p>سَخِينٌ</text:p>
          </table:table-cell>
          <table:table-cell/>
          <table:table-cell office:value-type="string" calcext:value-type="string">
            <text:p>سخن</text:p>
          </table:table-cell>
          <table:table-cell office:value-type="string" calcext:value-type="string">
            <text:p>فع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سَخِينٌ-سَخِينٌ [س خ ن] (صيغة فعيل). 1. "اِغْتَسَلَ بِمَاءٍ سَخِينٍ" : بِمَاءٍ دَافِئٍ. 2."بَكَى بِدَم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string" calcext:value-type="string">
            <text:p>سَقِيطٌ</text:p>
          </table:table-cell>
          <table:table-cell/>
          <table:table-cell office:value-type="string" calcext:value-type="string">
            <text:p>سقط</text:p>
          </table:table-cell>
          <table:table-cell office:value-type="string" calcext:value-type="string">
            <text:p>فع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سُقُطٌ;سَقَائِط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يغة فعيل). 1. "وَلَدٌ سَقِيطٌ" : سَاقِطٌ. 2. "غَمَرَ السَّقِيطُ الأرْضَ" : النَّدَى، أوِ الجَلِ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string" calcext:value-type="string">
            <text:p>بَشيرٌ</text:p>
          </table:table-cell>
          <table:table-cell/>
          <table:table-cell office:value-type="string" calcext:value-type="string">
            <text:p>بشر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بُشَراء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يغةُ فَعِيل). 1."جاءهُ بَشيرُ الخَيْرِ" : مُبَلِّغُ البُشْرَى. الأعراف آية 1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string" calcext:value-type="string">
            <text:p>حَرِيصٌ</text:p>
          </table:table-cell>
          <table:table-cell/>
          <table:table-cell office:value-type="string" calcext:value-type="string">
            <text:p>حرص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حُرَصَاءُ;حَرَائِص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يغةُ فَعِيل). "حَرِيصٌ عَلَى صَدَاقَتِهِ" : شَدِيدُ التَّمَسُّكِ بِهَا، ذُو حِرْصٍ. 2. "حَرِيصَةٌ عَلَى شَرَفِهَا" : مُتَمَسِّكَةٌ بِشَرَفِهَا. "حَ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string" calcext:value-type="string">
            <text:p>دَرِيمٌ</text:p>
          </table:table-cell>
          <table:table-cell/>
          <table:table-cell office:value-type="string" calcext:value-type="string">
            <text:p>درم</text:p>
          </table:table-cell>
          <table:table-cell office:value-type="string" calcext:value-type="string">
            <text:p>فَع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دَرِيمٌ-دَرِيمٌ [د ر م] (صيغةُ فَعيل). "وَلَدٌ دَريمٌ" : سَمِينٌ نَاعِمٌ.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string" calcext:value-type="string">
            <text:p>شَجِيرٌ</text:p>
          </table:table-cell>
          <table:table-cell/>
          <table:table-cell office:value-type="string" calcext:value-type="string">
            <text:p>شجر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شَجِيرٌ-شَجِيرٌ، ةٌ [ش ج ر] (صِيغَةُ فَعِيل لِلْمُبَالَغَةِ). "حَقْلٌ شَجِيرٌ" : كَثِيرُ الشَّجَرِ.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string" calcext:value-type="string">
            <text:p>طَهِيرٌ</text:p>
          </table:table-cell>
          <table:table-cell/>
          <table:table-cell office:value-type="string" calcext:value-type="string">
            <text:p>طهر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طَهِيرٌ-طَهِيرٌ [ط هـ ر] (صِيغَةُ فَعِيل لِلْمُبَالَغَةِ). "رَجُلٌ طَهِيرٌ": طَاهِرٌ.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string" calcext:value-type="string">
            <text:p>قَدِيرٌ</text:p>
          </table:table-cell>
          <table:table-cell/>
          <table:table-cell office:value-type="string" calcext:value-type="string">
            <text:p>قدر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قَدِيرٌ-قَدِيرٌ [ق د ر] (صِيغَةُ فَعِيل لِلْمُبَالَغَةِ). "هُوَ اللَّهُ القَدِيرُ عَلَى كُلِّ شَيْءٍ" 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string" calcext:value-type="string">
            <text:p>وَبِيءٌ</text:p>
          </table:table-cell>
          <table:table-cell/>
          <table:table-cell office:value-type="string" calcext:value-type="string">
            <text:p>وبء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5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وَبِيءٌ-وَبِيءٌ، ةٌ [و ب أ] (صِيغَةُ فَعِيل لِلْمُبَالَغَةِ). "بَلَدٌ وَبِيءٌ": أَيْ بَلَدٌ كَثُرَ فِيهِ الوَبَاءُ. "صَارَتْ شَوَارِعُ الْمَدِينَةِ وَبِيئَةً وَعَمَّ الفَسَادُ".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string" calcext:value-type="string">
            <text:p>وَبِيئة</text:p>
          </table:table-cell>
          <table:table-cell/>
          <table:table-cell office:value-type="string" calcext:value-type="string">
            <text:p>وبء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 table:number-columns-repeated="2"/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2"/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string" calcext:value-type="string">
            <text:p>وَبِيلٌ</text:p>
          </table:table-cell>
          <table:table-cell/>
          <table:table-cell office:value-type="string" calcext:value-type="string">
            <text:p>وبل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وَبِيلٌ-وَبِيلٌ، ةٌ [و ب ل] (صِيغَةُ فَعِيل لِلْمُبَالَغَةِ). 1."دَاءٌ وَبِيلٌ" : دَاءٌ شَدِيدُ الوَطْأَةِ. 2."طَعَامٌ وَبِيلٌ" : طَعَامٌ يُخَافُ سُوءُ عاَقِبَتِهِ.3.المزمل آية 16فَأَخَذْنَاهُمْ أَخْذاً وَبِيلاً ( قرآن) : أَخْذاً شَدِيداً . 4."مَرْعىً وَبِيلٌ" : فَاسِدٌ، وَخِيمٌ. 5."وَبِيلُ الجَرَسِ" : القَضِيبُ الَّذِي يُدَقُّ بِهِ الْجَرَسُ.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string" calcext:value-type="string">
            <text:p>وَثِيقٌ</text:p>
          </table:table-cell>
          <table:table-cell/>
          <table:table-cell office:value-type="string" calcext:value-type="string">
            <text:p>وثق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وِثَاقٌ;وَثَائِق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صِيغَةُ فَعِيل لِلْمُبَالَغَةِ). 1."رَجُلٌ وَثِيقٌ" : رَجُلُ ثِقَةٍ وِمِصْدَاقِيَّةٍ. 2."بَيْنَهُمَا اتِّصَالٌ وَثِيقٌ" : اِتِّصَالٌ مُحْكَمٌ وَقَوِيٌّ وَثَابِتٌ. "عَهْدٌ وَثِيـقٌ" "عُهُودٌ وَثِيقَةٌ". 3."وَثِيقَةُ سَفَرٍ" : مُسْتَنَدٌ مُوَثَّقٌ يُعْطِيكَ الْحَقَّ فِيمَا تَسْتَدِلُّ بِهِ. "وَثِيقَةٌ قَانُونِيَّةٌ" "وَثِيقَةٌ إِدَارِيَّةٌ". 4."وَثِيقَةٌ تَارِيخِيَّةٌ" : أَيْ مَعْلُومَاتٌ تَارِيخِيَّةٌ مَكْتُوبَةٌ فِي وَرَقَةٍ لَهَا قِيمَةٌ.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string" calcext:value-type="string">
            <text:p>بَديلٌ</text:p>
          </table:table-cell>
          <table:table-cell/>
          <table:table-cell office:value-type="string" calcext:value-type="string">
            <text:p>بدل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أَبْدالٌ;بَدائِلُ;بُدَلاء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ِيغَةُ فَعِيل للمبالغة). 1."حاوَلَ أَنْ يَكونَ بِديلاً لأخيهِ" : عِوَضاً، خَلَفاً. 2."قَدَّمَ مَشْروعاً بَديلاً" : خِياراً جَديداً. 3."البَديلُ في السِّينِما": مَنْ يُؤَدِّي بِلُغَتِهِ حِوارَ مُمَثِّلٍ كانَ في الأصْلِ يَتَكَلَّمُ لُغَةً أُخْرَى. وَهَذَا ما يُسَمَّى بِالدَّبْلَجَةِ.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string" calcext:value-type="string">
            <text:p>بَذِيءٌ</text:p>
          </table:table-cell>
          <table:table-cell/>
          <table:table-cell office:value-type="string" calcext:value-type="string">
            <text:p>بذء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5"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z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بَذِيءٌ-بَذِيءٌ [ب ذ أ] (صيغَةُ فَعِيل للمبالغة). 1."رَجُلٌ بَذِيءٌ": سَفيهٌ، فاحِشٌ في كَلامِهِ، خَليعٌ. 2."نَطَقَ بِكَلامٍ بَذِيءٍ" : فاحِشٍ. "سَمِعَ بِأُذُنَيْهِ كَلاماً بَذِيئاً". (ع. غلاب).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string" calcext:value-type="string">
            <text:p>بَذِيئة</text:p>
          </table:table-cell>
          <table:table-cell/>
          <table:table-cell office:value-type="string" calcext:value-type="string">
            <text:p>بذء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 table:number-columns-repeated="2"/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2"/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string" calcext:value-type="string">
            <text:p>بَرِيءٌ</text:p>
          </table:table-cell>
          <table:table-cell/>
          <table:table-cell office:value-type="string" calcext:value-type="string">
            <text:p>برء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5"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z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بَرِيءٌ-بَرِيءٌ، ةٌ [ب ر أ] (صيغَةُ فَعِيل للمبالغة). 1."كانَ بَريئاً مِنْ تُهْمَةِ السَّرِقَةِ" : خالِصٌ مِنْ ذَنْبِ السَّرِقَةِ. "يُؤْسِفُنِي أَنَّكَ لا تُصَدِّقُنِي وَأَنا رَجُلٌ بَريءٌ".(ن. محفوظ). 2."نَظَرَ إِلَيْهِ نَظْرَةً بَريئَةً" : نَظْرَةً صافِيَةً عَنْ كُلِّ غَرَضٍ أَوْ هَدَفٍ. 3."بَريءُ الذِّمَّةِ" : خالِصٌ مِنَ الدَّيْنِ.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string" calcext:value-type="string">
            <text:p>بَرِيئةٌ</text:p>
          </table:table-cell>
          <table:table-cell/>
          <table:table-cell office:value-type="string" calcext:value-type="string">
            <text:p>برء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 table:number-columns-repeated="2"/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2"/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string" calcext:value-type="string">
            <text:p>أَرِيب</text:p>
          </table:table-cell>
          <table:table-cell/>
          <table:table-cell office:value-type="string" calcext:value-type="string">
            <text:p>ءرب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أَرِيب-أَرِيب ، ةٌ [أ ر ب]. "شَابٌّ أَرِيبٌ" : مَاهِرٌ، عَاقِلٌ.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string" calcext:value-type="string">
            <text:p>أَمينٌ</text:p>
          </table:table-cell>
          <table:table-cell/>
          <table:table-cell office:value-type="string" calcext:value-type="string">
            <text:p>ءمن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أُمَناء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. 1."رَجُلٌ أَمينٌ" : الْمَوْثوقُ بِهِ، أَي الَّذِي يُوثَقُ بِهِ.النمل آية 39وَإِنِّي عَلَيْهِ لَقَوِيٌّ أَمينٌ (قرآن). 2."كانَ رَجُلاً أَميناً" : صادِقاً، وَفِيّاً، مُخْلِصاً. الأعراف آية 68 وأَنا لَكُمْ ناصِحٌ أَمينٌ (قرآن) الشعراء آية 107 إِنِّي لَكُمْ رَسولٌ أَمينٌ (قرآن). 3."أَمينُ حِرْفَةٍ" : رَئيسُها وَنَقيبُها الَّذي يَحُلُّ مَشاكِلَ الحِرَفِيِّينَ وَقَضاياهُمْ. 4."عَيَّنُوهُ أَميناً لِصُنْدوقِ الجَمْعِيَّةِ" : مَسْؤُولاً عَنْ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string" calcext:value-type="string">
            <text:p>أَميرٌ</text:p>
          </table:table-cell>
          <table:table-cell/>
          <table:table-cell office:value-type="string" calcext:value-type="string">
            <text:p>ءمير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أُمَراءُ;أَميراتٌ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ج: أُمَراءُ، أَميراتٌ. 1."وَصَلَ الْمَلِكُ مَحْفوفاً بِالأميرِ وَلِيِّ عَهْدِهِ والأُمَراءِ والأَمِيراتِ" : أَبْناءُ الْمَلِكِ مِنْ أَصْلٍ شَريفٍ. 2."تَرَأَّسَ أَميرُ الْمُؤْمِنينَ حَفْلاً دِينِيّاً" : الْمَلِكُ. 3."تَوَلَّى الأميرُ الإمارَةَ" : حاكِمٌ يَجوزُ، أَنْ يَكونَ مِنْ أَصْلٍ شَريفٍ أَوْ غَيْرِ شَريفٍ. 4."أَميرُ الشُّعَراءِ" : لَقَبٌ يُطْلَقُ على بَعْضِ الشُّعَراءِ تَكْريماً وَتَقْديراً.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string" calcext:value-type="string">
            <text:p>بَدِيعٌ</text:p>
          </table:table-cell>
          <table:table-cell/>
          <table:table-cell office:value-type="string" calcext:value-type="string">
            <text:p>بدع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بَدائِع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. 1."اللَّهُ بَديعُ السَّمَواتِ والأرْضِ" : مُبْدِعُها، خالِقُها، مِنْ أَسْماءِ اللَّهِ الحُسْنَى. 2."وَقَفَتِ الفِرَقُ الرِّياضِيَّةُ في صُفوفٍ بِديعَةٍ وَسَطَ الْمَلْعَبِ" : في صُفوفٍ مُنَظَّمَةٍ تَنْظيماً رائِعاً مُتْقَناً. 3."هَذا مِنْ بَدائِعِ الأمورِ" : ما بَلَغَ شَكْلاً فَنِّياً وَغايَةً في بابِهِ، الرَّوائِعِ. 4."كَلاَمٌ بَدِيعٌ أَوْ شِعْرٌ بَدِيعٌ" : فيهِما صِناعَةُ الكَلامِ والشِّعْرِ. 5."عِلْمُ البَديعِ": مِنْ عُلومِ البَلاغَةِ الثَّلاثَةِ، الْمَعانِي والبَيانِ والبَديعِ، وَيَهْتَمُّ بِتَحْسينِ أَساليبِ الكَلامِ وَتَزْيِينِهِ وَتَزْويقِهِ. 6. "بَدِيعَة" اِسْمُ عَلَمٍ للإِنَاثِ ".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string" calcext:value-type="string">
            <text:p>بَدِيلٌ</text:p>
          </table:table-cell>
          <table:table-cell/>
          <table:table-cell office:value-type="string" calcext:value-type="string">
            <text:p>بدل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بَدائِل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. 1."كَثُرَتْ في السُّوقِ الْمَوادُّ البَديلَةُ" : عِوَضُ الْمَوادِّ الطَّبيعِيَّةِ كَالْمَطَّاطِ الصِّناعِيِّ والألْيافِ. 2."أَصْبَحَ مِنَ السَّهْلِ إِيجادُ بَدائِلِ السَّيَّاراتِ وَالآلاتِ الكَهْرَبائِيَّة" : أَيْ قِطَعُ الغِيارِ.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string" calcext:value-type="string">
            <text:p>بَدينٌ</text:p>
          </table:table-cell>
          <table:table-cell/>
          <table:table-cell office:value-type="string" calcext:value-type="string">
            <text:p>بدن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بُدْن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بَدينٌ-بَدينٌ [ب د ن]. "أَصْبَحَ بَديناً، فَوَزْنُهُ تَجاوَزَ التِّسْعينَ كلغ" : سَميناً.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string" calcext:value-type="string">
            <text:p>بَعيدٌ</text:p>
          </table:table-cell>
          <table:table-cell/>
          <table:table-cell office:value-type="string" calcext:value-type="string">
            <text:p>بعد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بُعَداء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. 1."يَسْكُنُ بَعيداً عَنِ الْمَدْرَسَةِ" : مَكانٌ ناءٍ. "جاءَ مِنْ مَكانٍ بَعيدٍ". 2."يُراجِعُ دُروسَهُ بَعيداً عَنِ الأنْظارِ" : مُخْتَفِي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string" calcext:value-type="string">
            <text:p>بَليغٌ</text:p>
          </table:table-cell>
          <table:table-cell/>
          <table:table-cell office:value-type="string" calcext:value-type="string">
            <text:p>بلغ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بُلَغاءُ;بَليغَات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. 1."كَانَ بَليغاً فِي خُطْبَتِهِ" : فَصيحاً. 2."بَعَثَ إِلَيْهِ كِتاباً بلِيغاً" : فَصِيحاً. 3."كَتَب نَصّاً بَلِيغاً" : وَاضِحاً مُع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string" calcext:value-type="string">
            <text:p>ثَقِيلٌ</text:p>
          </table:table-cell>
          <table:table-cell/>
          <table:table-cell office:value-type="string" calcext:value-type="string">
            <text:p>ثقل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ثُقَلاَءُ;ثَقِيلاَت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. 1."يَحْمِلُ حِمْلاً ثَقِيلاً" : أيْ حِمْلاً ذَا ثِقْلٍ. "وَزْنٌ ثَقِيلٌ". 2."رَجُلٌ ثَقِيلُ الدَّمِ" : البَلِيدُ، مُسْتَثْقِلٌ غَلِيظٌ، مَنْ لاَ يَفْهَمُ الأُمُورَ فِي بَسَاطَتِهَا. "ثَقيلُ الظِّلِّ" "ثَقِيلُ الرُّوحِ" إذَا حَلَّ الثَّقِيلُ بِأَرْضِ قَوْمٍ*فَمَا للِسَّاكِنِينَ سِوَى الرَّحِيلِ. 3."أصْبَحَ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string" calcext:value-type="string">
            <text:p>حَفِيظٌ</text:p>
          </table:table-cell>
          <table:table-cell/>
          <table:table-cell office:value-type="string" calcext:value-type="string">
            <text:p>حفظ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حُفَظَاءُ;حفائظ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. 1. "هُوَ اللَّهُ الحَفِيظُ" : مِنْ أسْمَاءِ اللَّهِ الحُسْنَى. 2. "حَفِيظٌ عَلَى خَزَائِنِ الدَّوْلَةِ" : الأَمِينُ عَلَيْهَا. يوسف آية 55 قَالَ اجْعَلْنِي عَلَى خَزائِنِ الأَرْضِ إنِّي حَفِيظٌ عَلِيمٌ (قرآن). 3. "عَبْدُ الحَفِيظِ" : اِسْمُ عَلَمٍ مُرَكَّبٌ. 4. "حَفِيظَةُ" : اِسْمُ عَلَمٍ للإنَاثِ.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string" calcext:value-type="string">
            <text:p>مَدِينٌ</text:p>
          </table:table-cell>
          <table:table-cell/>
          <table:table-cell office:value-type="string" calcext:value-type="string">
            <text:p>دين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. 1."مَدِينٌ بِأَلْفِ دِرْهَمٍ" : عَلَيْهِ دَيْنٌ... 2."حِسَابٌ مَدِينٌ" : أَي عَلَيْهِ دَيْنٌ. 3."مَدِينٌ لَهُ بِحَيَاتِهِ" : صَارَ مُرْتَهَناً لَهُ لأَنَّهُ أَنْقَذَ حَياتَهُ.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string" calcext:value-type="string">
            <text:p>ذَليلٌ</text:p>
          </table:table-cell>
          <table:table-cell/>
          <table:table-cell office:value-type="string" calcext:value-type="string">
            <text:p>ذلل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أَذِلَّةٌ;أَذِلاَّء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. "عاشَ ذَليلاً" : مُهاناً، ضَعيفاً، حَقيراً. "إِنَّ الذَّليلَ مَنْ ذُلَّ في سُلْطانِهِ" (مثل): يُضْرَبُ لِمَنْ ذُلَّ وَضَ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string" calcext:value-type="string">
            <text:p>أَسيرٌ</text:p>
          </table:table-cell>
          <table:table-cell/>
          <table:table-cell office:value-type="string" calcext:value-type="string">
            <text:p>ءسر</text:p>
          </table:table-cell>
          <table:table-cell table:number-columns-repeated="4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أَسْرَى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. "وَقَعَ أَسيراً في يَدِ العَدُوِّ": مَنْ أُخِذَ في الحَرْبِ وقُبِضَ عَلَيْهِ. "وُضِعَ أَسْرَى الحَرْبِ في مُعَسْكَرٍ" "تُبُودِلَ الأَسْرى بَعْدَ نِهايَةِ الحَرْبِ".</text:p>
          </table:table-cell>
        </table:table-row>
        <table:table-row table:style-name="ro2">
          <table:table-cell office:value-type="float" office:value="1759" calcext:value-type="float">
            <text:p>1759</text:p>
          </table:table-cell>
          <table:table-cell office:value-type="string" calcext:value-type="string">
            <text:p>أَسْرَى</text:p>
          </table:table-cell>
          <table:table-cell/>
          <table:table-cell office:value-type="string" calcext:value-type="string">
            <text:p>ءسر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7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قَتِيلٌ</text:p>
          </table:table-cell>
          <table:table-cell/>
          <table:table-cell office:value-type="string" calcext:value-type="string">
            <text:p>قتل</text:p>
          </table:table-cell>
          <table:table-cell table:number-columns-repeated="4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قَتْلَى;قُتَلاَءُ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. "أَرْدَاهُ قَتِيلاً" : مَقْتُولاً.</text:p>
          </table:table-cell>
        </table:table-row>
        <table:table-row table:style-name="ro2">
          <table:table-cell office:value-type="float" office:value="1761" calcext:value-type="float">
            <text:p>1761</text:p>
          </table:table-cell>
          <table:table-cell office:value-type="string" calcext:value-type="string">
            <text:p>قَتْلَى</text:p>
          </table:table-cell>
          <table:table-cell/>
          <table:table-cell office:value-type="string" calcext:value-type="string">
            <text:p>قتل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7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762" calcext:value-type="float">
            <text:p>1762</text:p>
          </table:table-cell>
          <table:table-cell office:value-type="string" calcext:value-type="string">
            <text:p>قُتَلاَءُ</text:p>
          </table:table-cell>
          <table:table-cell/>
          <table:table-cell office:value-type="string" calcext:value-type="string">
            <text:p>قتل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7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string" calcext:value-type="string">
            <text:p>طَرِيحٌ</text:p>
          </table:table-cell>
          <table:table-cell/>
          <table:table-cell office:value-type="string" calcext:value-type="string">
            <text:p>طرح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طَرْحَى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ِيغَةُ فَعِيل). "لاَ يَزَالُ طَرِيحَ الفِرَاشِ" : أَيْ مُلاَزِماً</text:p>
          </table:table-cell>
        </table:table-row>
        <table:table-row table:style-name="ro2">
          <table:table-cell office:value-type="float" office:value="1764" calcext:value-type="float">
            <text:p>1764</text:p>
          </table:table-cell>
          <table:table-cell office:value-type="string" calcext:value-type="string">
            <text:p>طَرْحَى</text:p>
          </table:table-cell>
          <table:table-cell/>
          <table:table-cell office:value-type="string" calcext:value-type="string">
            <text:p>طرح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7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string" calcext:value-type="string">
            <text:p>حَبيبٌ</text:p>
          </table:table-cell>
          <table:table-cell/>
          <table:table-cell office:value-type="string" calcext:value-type="string">
            <text:p>حبب</text:p>
          </table:table-cell>
          <table:table-cell table:number-columns-repeated="4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أَحِبَّةٌ;أَحِبَّاءُ;أَحْبابٌ;حَبائِب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. 1."حَبيبُ العُمْرِ" : الْمَحْبوبُ. 2."حَبيبُكَ يُبَلِّغُكَ السَّلاَمَ" : مُحِبُّكَ. "ما هَذِهِ الحَياةُ الَّتِي تُعانِقُنا يَوْماً كالحَبِيبِ وَيَوْماً تَصْفَعُنا كَالعَدُوِّ" (جبران خ .جبران).</text:p>
          </table:table-cell>
        </table:table-row>
        <table:table-row table:style-name="ro2">
          <table:table-cell office:value-type="float" office:value="1766" calcext:value-type="float">
            <text:p>1766</text:p>
          </table:table-cell>
          <table:table-cell office:value-type="string" calcext:value-type="string">
            <text:p>أَحِبَّةٌ</text:p>
          </table:table-cell>
          <table:table-cell/>
          <table:table-cell office:value-type="string" calcext:value-type="string">
            <text:p>حبب</text:p>
          </table:table-cell>
          <table:table-cell table:number-columns-repeated="25"/>
        </table:table-row>
        <table:table-row table:style-name="ro2">
          <table:table-cell office:value-type="float" office:value="1767" calcext:value-type="float">
            <text:p>1767</text:p>
          </table:table-cell>
          <table:table-cell office:value-type="string" calcext:value-type="string">
            <text:p>أَحِبَّاءُ</text:p>
          </table:table-cell>
          <table:table-cell/>
          <table:table-cell office:value-type="string" calcext:value-type="string">
            <text:p>حبب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7"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768" calcext:value-type="float">
            <text:p>1768</text:p>
          </table:table-cell>
          <table:table-cell office:value-type="string" calcext:value-type="string">
            <text:p>أَحْبابٌ</text:p>
          </table:table-cell>
          <table:table-cell/>
          <table:table-cell office:value-type="string" calcext:value-type="string">
            <text:p>حبب</text:p>
          </table:table-cell>
          <table:table-cell table:number-columns-repeated="25"/>
        </table:table-row>
        <table:table-row table:style-name="ro2">
          <table:table-cell office:value-type="float" office:value="1769" calcext:value-type="float">
            <text:p>1769</text:p>
          </table:table-cell>
          <table:table-cell office:value-type="string" calcext:value-type="string">
            <text:p>حَبائِبُ</text:p>
          </table:table-cell>
          <table:table-cell/>
          <table:table-cell office:value-type="string" calcext:value-type="string">
            <text:p>حبب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7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string" calcext:value-type="string">
            <text:p>ذَبيحٌ</text:p>
          </table:table-cell>
          <table:table-cell/>
          <table:table-cell office:value-type="string" calcext:value-type="string">
            <text:p>ذبح</text:p>
          </table:table-cell>
          <table:table-cell table:number-columns-repeated="4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ذَبْحَى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.: الْمَذْبوحُ. 1."قَدَّمَهُ ذَبيحاً" : ما يَصْلُحُ أَنْ يُذْبَحَ تَنَسُّكاً. 2.: لَقَبُ إِسْماعيلَ بْنِ إِبْراهيمَ الخَليلِ.</text:p>
          </table:table-cell>
        </table:table-row>
        <table:table-row table:style-name="ro2">
          <table:table-cell office:value-type="float" office:value="1771" calcext:value-type="float">
            <text:p>1771</text:p>
          </table:table-cell>
          <table:table-cell office:value-type="string" calcext:value-type="string">
            <text:p>ذَبْحَى</text:p>
          </table:table-cell>
          <table:table-cell/>
          <table:table-cell office:value-type="string" calcext:value-type="string">
            <text:p>ذبح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7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string" calcext:value-type="string">
            <text:p>سَجِينٌ</text:p>
          </table:table-cell>
          <table:table-cell/>
          <table:table-cell office:value-type="string" calcext:value-type="string">
            <text:p>سجن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سُجَنَاءُ;سَجِينَاتٌ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. 1. "زَارَ السَّجِينَ فِي السِّجْنِ" : الْمَسْجُون، الْمُعْتَقَل دَاخِلَ جُدْرَانِ السِّجْن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string" calcext:value-type="string">
            <text:p>سَدِيدٌ</text:p>
          </table:table-cell>
          <table:table-cell/>
          <table:table-cell office:value-type="string" calcext:value-type="string">
            <text:p>سدد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سَدِيدٌ-سَدِيدٌ [س د د]. "لَهُ رَأْيٌ سَدِيدٌ" : صَائِبٌ، صَحِيحٌ، سَلِيمٌ. "يُقَدِّمُ أْفْكَاراً سَدِيد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string" calcext:value-type="string">
            <text:p>سَرِيعٌ</text:p>
          </table:table-cell>
          <table:table-cell/>
          <table:table-cell office:value-type="string" calcext:value-type="string">
            <text:p>سرع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سُرْعَانٌ;سِرْعانٌ;سِراع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. 1."جَوَابٌ سَرِيعٌ" : جَوَابٌ مُسْتَعْجَلٌ. 2. "اِنْتَشَرَتِ النَّارُ انْتِشَاراً سَرِيعاً فِي الغَابَةِ" : اِنْتَشَرَتْ بِخِفَّةٍ وَسُرْعَةٍ. 3. "البَحْرُ السَّرِيعُ" : بَحْرٌ مِنْ بُحُورِ الشِّعْرِ العَرَبِيِّ. وَزْنُهُ تَامّاً هُوَ : مُسْتَفْعِلُنْ مُسْتَفْعِلُنْ مَفْعُولاَت*مُسْتَفْعِلُنْ مُسْتَفْعِلُنْ مَفْعُولات وَيَأْتِي عَلَى الغَالِبِ :مُسْتَفْعِلُنْ مُسْتَفْعِلُنْ فَاعِلُن*مُسْتَفْعِلُنْ مُسْتَفْعِلُنْ فَاعِلُن.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string" calcext:value-type="string">
            <text:p>سَعِيدٌ</text:p>
          </table:table-cell>
          <table:table-cell/>
          <table:table-cell office:value-type="string" calcext:value-type="string">
            <text:p>سعد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سُعَدَاءُ;سَعِيدَات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. 1. "عِيدٌ سَعِيدٌ" : عِيدٌ حَسَنٌ، رَغْدٌ، نَعِيمٌ. "إنَّ وَاجِبَ الإنْسَانِ أنْ يَكُونَ سَعِيداً عَلَى الأرْضِ".(جبران خ. جبران). 2. "أَتَمَنَّى لَكَ حَظّاً سَعِيداً" : حَظّاً مُوَفَّقاً، طَيِّباً. 3. "قَضَى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string" calcext:value-type="string">
            <text:p>شَرِيكٌ</text:p>
          </table:table-cell>
          <table:table-cell/>
          <table:table-cell office:value-type="string" calcext:value-type="string">
            <text:p>شرك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شُرَكَاءُ;أَشْرَاكٌ;شَرِيكَاتٌ;شَرَائِك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. 1. "اِتَّفَقَ مَعَ شَرِيكِهِ" : الْمُشَارِكُ مَعَهُ فِي تِجَارَةٍ أَوْ عَمَلٍ. "حَضَرَ جَمِيعُ الشُّرَكَاءِ". 2."اللَّهُ لاَ شَرِيكَ لَهُ" : لاَ يُشَارِكُهُ أَحَدٌ فِي مُلْكِهِ أَوْ ذَاتِهِ أَوْ صِفَاتِهِ. 3."هِيَ شَرِيكَةُ حَيَاتِهِ" : زَوْجَتُهُ.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string" calcext:value-type="string">
            <text:p>ظَنِينٌ</text:p>
          </table:table-cell>
          <table:table-cell/>
          <table:table-cell office:value-type="string" calcext:value-type="string">
            <text:p>ظنن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أَظِنَّاء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. "وَقَفَ الظَّنينُ في قَفَصِ الاتِّهامِ" : الْمُتَّهَمُ.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string" calcext:value-type="string">
            <text:p>قَبِيحٌ</text:p>
          </table:table-cell>
          <table:table-cell/>
          <table:table-cell office:value-type="string" calcext:value-type="string">
            <text:p>قبح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قِبَاحٌ;قَبَائِحُ;قِباح;قَبَاحَى;قَبْحَى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5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. "مَنْظَرٌ قَبِيحٌ" : بَشِعٌ، شَنِيعٌ. "اِمْر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string" calcext:value-type="string">
            <text:p>قَرِيبٌ</text:p>
          </table:table-cell>
          <table:table-cell/>
          <table:table-cell office:value-type="string" calcext:value-type="string">
            <text:p>قرب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أَقْرِبَاءُ;قُرَابَى;قَرَائِب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. 1."جَلَسَ قَرِيباً مِنْهُ" : جَلَسَ عَلَى مَسَافَةٍ قَصِيرَةٍ مِنْهُ. "هُوَ قَرِيبٌ مِنِّي، وَهُمَا وَهُمْ وَهُنَّ قَرِيبٌ " l الأعراف آية 56إِنَّ رَحْمَةَ اللَّهِ قَرِيبٌ مِنَ الْمُحْسِنِين ( قرآن). 2."مُنْذُ عَهْدٍ قَرِيبٍ" : مُنْذُ عَهْدٍ قَصِيرٍ. 3."قَرِيبُ العَهْدِ" : حَدِيثُ العَهْدِ. 4."كُ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string" calcext:value-type="string">
            <text:p>قَرِينٌ</text:p>
          </table:table-cell>
          <table:table-cell/>
          <table:table-cell office:value-type="string" calcext:value-type="string">
            <text:p>قرن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قُرَنَاءُ;قَرَائِن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. 1."اِسْتَشَارَتْ قَرِينَهَا" : زَوْجَهَا. "ظَلَّتْ قَرِينَتُهُ وَفِيَّةً بِعَهْدِهِ" : زَوْجَتُهُ. 2."هُوَ قَرِينُهُ" : رَفِيقُهُ، مُصَاحِبُهُ. 3."يَحْتَاجُ إِلَى قَرِينَةٍ" 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string" calcext:value-type="string">
            <text:p>قَصِيبٌ</text:p>
          </table:table-cell>
          <table:table-cell/>
          <table:table-cell office:value-type="string" calcext:value-type="string">
            <text:p>قصب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قَصَائِب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. 1."جَمَلٌ قَصِيبٌ": مُمْتَنِعٌ عَنْ شُرْبِ الْمَاءِ وَيُشِيرُ إلى ذَلِكَ بِرَفْعِ رَأْسِهِ. "نَاقَةٌ قَصِيبٌ". 2."قَصِيبَةُ شَعْرٍ" : خُصْلَةٌ مُلْتَوِيَةٌ مِنْهُ. 3. : أُنْبُوبَةٌ.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string" calcext:value-type="string">
            <text:p>فَرِيدٌ</text:p>
          </table:table-cell>
          <table:table-cell/>
          <table:table-cell office:value-type="string" calcext:value-type="string">
            <text:p>فرد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فَرَائِد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. 1."عَمَلٌ فَرِيدٌ" : عَمَلٌ لاَ نَظِيرَ لَهُ، مُتَمَيِّزٌ. "قَوْلٌ فَرِيدٌ" "فَرِيدٌ فِي بَابِهِ" "فَرِيدَةٌ فِي صِنَاعَتِهَا". 2."أَتَى بِالْفَرَائِدِ" : بِأَلْفَاظٍ فَصِيحَةٍ ج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string" calcext:value-type="string">
            <text:p>قَصِيدٌ</text:p>
          </table:table-cell>
          <table:table-cell/>
          <table:table-cell office:value-type="string" calcext:value-type="string">
            <text:p>قصد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قَصَائِد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table:number-columns-repeated="12"/>
          <table:table-cell office:value-type="string" calcext:value-type="string">
            <text:p>. 1."الْقَصِيدُ مِنَ الشِّعْرِ" : مَا كَانَ مِنْ ثَلاَثَةِ أَوْ سَبْعَةِ أَبْيَاتٍ فَصَاعِداً. 2."بَيْتُ الْقَصِيدِ" : أَجْمَلُ مَا فِيهِ رُكْنُهُ، جَوْهَرُهُ. 3."قَص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string" calcext:value-type="string">
            <text:p>كَفِيلٌ</text:p>
          </table:table-cell>
          <table:table-cell/>
          <table:table-cell office:value-type="string" calcext:value-type="string">
            <text:p>كفل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كُفَلاَءُ;كَفِيلاَت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. 1."هُوَ كَفِيلٌ بِهِ" : كَافِلٌ، ضَامِنٌ. "الزَّمَنُ كَفِيلٌ بِإِصْلاَحِ مَا أَفْسَدَهُ الفَاسِدُونَ". 2."رَجُلٌ كَفيلٌ" : مَثِيلٌ. "اِمْرَأَةٌ كَفِيلٌ" "قَوْمٌ كَفيلٌ".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string" calcext:value-type="string">
            <text:p>مَرِيرٌ</text:p>
          </table:table-cell>
          <table:table-cell/>
          <table:table-cell office:value-type="string" calcext:value-type="string">
            <text:p>مرر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مَرَائِرُ;مِرارٌ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5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. "جُهْدٌ مَرِيرٌ" : قَوِيٌّ شَدِيدٌ.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string" calcext:value-type="string">
            <text:p>نَطِيحٌ</text:p>
          </table:table-cell>
          <table:table-cell/>
          <table:table-cell office:value-type="string" calcext:value-type="string">
            <text:p>نطح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نَطْحَى;نَطَائِح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. 1."كَبْشٌ نَطِيحٌ" : مَاتَ مِنَ النَّطْحِ. "شَاةٌ نَطِيحَةٌ" 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string" calcext:value-type="string">
            <text:p>وَسِيطٌ</text:p>
          </table:table-cell>
          <table:table-cell/>
          <table:table-cell office:value-type="string" calcext:value-type="string">
            <text:p>وسط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وُسَطَاءُ;وَسَائِطُ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. 1."جَاءَ عَمَلُهُ وَسِيطاً" : أَيْ مَا بَيْنَ الرَّدِيءِ وَ الْجَيِّدِ. 2."كَانَ هُوَ الوَسِيطَ الوَحِيدَ الَّذِي أَعَادَ الأُمُورَ إِلَى مَجَارِيهَا" : الَّذِي يَتَوَسَّطُ بَيْنَ الْمُتَخَاصِمِينَ لِيُصْلِحَ ذَاتَ بَيْنِهِمَا. 3."وَسِيطٌ تِجَارِيٌّ" : الَّذِي يَقُومُ بِتَسْهِيلِ الْمُعَامَلاَتِ بَيْنَ التُّجَّارِ وَالْمُتَعَامِلِينَ وَعَرْضِ مَا يُرَادُ شِرَاؤُهُ أَوْ بَيْعُهُ. 4."العَصْرُ الوَسِـيطُ" : ن. وُسْطَى.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string" calcext:value-type="string">
            <text:p>يَتِيمٌ</text:p>
          </table:table-cell>
          <table:table-cell/>
          <table:table-cell office:value-type="string" calcext:value-type="string">
            <text:p>يتم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أَيْتَامٌ;يَتَامَى;يَتَائِم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. 1."وَلَدٌ يَتِيمٌ" : فَاقِدٌ لأَبِيهِ قَبْلَ الْبُلُوغِ.الضحى آية 9 فَأَمَّا الْيَتِيمَ فَلاَ تَقْهَرْ (قرآن).2."حَيَوَانٌ يَتِيمٌ" : فَاقِدٌ لِأُمِّهِ. 3."بَيْ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string" calcext:value-type="string">
            <text:p>ظَريفٌ</text:p>
          </table:table-cell>
          <table:table-cell/>
          <table:table-cell office:value-type="string" calcext:value-type="string">
            <text:p>ظرف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ظُرَفاءُ;ظِرافٌ;ظَرائِف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. 1."وَلَدٌ ظَريفٌ" : مَليحٌ، جَذَّابٌ، ذَكِيٌّ، وَديعٌ. 2."كَلامٌ ظَريفٌ" : بَليغٌ، جَيِّدٌ.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string" calcext:value-type="string">
            <text:p>مَلِيءٌ</text:p>
          </table:table-cell>
          <table:table-cell/>
          <table:table-cell office:value-type="string" calcext:value-type="string">
            <text:p>ملء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5"/>
          <table:table-cell office:value-type="string" calcext:value-type="string">
            <text:p>مفرد</text:p>
          </table:table-cell>
          <table:table-cell office:value-type="string" calcext:value-type="string">
            <text:p>+ون;مِلاَءٌ;</text:p>
          </table:table-cell>
          <table:table-cell table:number-columns-repeated="2"/>
          <table:table-cell office:value-type="string" calcext:value-type="string">
            <text:p>Dz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. 1."رَجُلٌ مَلِيءٌ" : أَيْ غَنِيٌّ مُقْتَدِرٌ. 2."حَيَاةٌ مَلِيئَةٌ بِالهَنَاءِ والسُّرُورِ" : مُتْرَعَةٌ، مُفْعَمَةٌ. "جَاءَ صَوْتُهُ عَمِيقاً مَلِيئاً بِالْمَرَارَةِ".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string" calcext:value-type="string">
            <text:p>مَلِيئةٌ</text:p>
          </table:table-cell>
          <table:table-cell/>
          <table:table-cell office:value-type="string" calcext:value-type="string">
            <text:p>ملء</text:p>
          </table:table-cell>
          <table:table-cell table:number-columns-repeated="4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مِلاَء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2"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string" calcext:value-type="string">
            <text:p>وَكِيلٌ</text:p>
          </table:table-cell>
          <table:table-cell/>
          <table:table-cell office:value-type="string" calcext:value-type="string">
            <text:p>وكل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وُكَلاَء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. 1. "هُوَ وَكِيلُهُ فيِ كُلِّ أَمْرٍ" : مَنْ يُعْتَمَدُ عَلَيْهِ فِي تَدْبِيرِ أَمْرٍ أَوْ شَأْنٍ. 2."الْوَكِيلُ الشَّرْعِيُّ" : مَنْ يُفَوَّضُ إِلَيْهِ أَمْرُ شَخْصٍ قَاصِرٍ. 3."وَكِيلُ الْوِزَارَةِ" : مَسْؤُولٌ سَامٍ فِي الْوِزَارَةِ. 4."وَكِيلُ الْمَلِكِ" : الْمُد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string" calcext:value-type="string">
            <text:p>وَصِيدٌ</text:p>
          </table:table-cell>
          <table:table-cell/>
          <table:table-cell office:value-type="string" calcext:value-type="string">
            <text:p>وصد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وُصُدٌ;وَصَائِد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. 1."وَصِيدُ، وَصِيدَةُ الغَنَمِ" : حَظِيرَةٌ تُشْبِهُ البَيْتَ فِي الجِبَالِ. 2."وَصِيدُ البَابِ" : عَتَبَتُهُ، فِنَا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string" calcext:value-type="string">
            <text:p>وَئِيدٌ</text:p>
          </table:table-cell>
          <table:table-cell/>
          <table:table-cell office:value-type="string" calcext:value-type="string">
            <text:p>وءد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. 1. "بِنْتٌ وَئِيدٌ" : أَي البِنْتُ الَّتِي تُدْفَنُ حَيَّةً. 2. "صَوْتٌ وَئِيدٌ" : رَنَّانٌ. 3."سَيْرٌ وَئِيدٌ" : بَطِيءٌ. "يَسِيرُ بِخُطُوَاتٍ وَئِيدَةٍ" "يَصْعَدُ دَرَجَاتِ السُّلَّمِ وَئِيداً مُسْتَنِداً عَلَى عَصَاهُ". (عبد الحكيم قاسم).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string" calcext:value-type="string">
            <text:p>عَدِيدٌ</text:p>
          </table:table-cell>
          <table:table-cell/>
          <table:table-cell office:value-type="string" calcext:value-type="string">
            <text:p>عدد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عَدَائِدُ;أَعدادٌ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اِسْمٌ مِنْ عَدَّ). 1."هَذَا عَدِيدُهُ" : هَذَا نَصِيبُهُ مِنْ حِصَّةٍ مَّا. 2."هَؤُلاَءِ عَدِيدُ هَؤُلاَءِ" : بِمِقْدَارِهِمْ فِي الْعَدَدِ. 3."مَا أَكْثَرَ عَدِيدَهُمْ" : عَدَدَهُمْ. 4."إِنَّ أَيَّامَهُ عَدِيدَةٌ" : مَعْدُودَةٌ. 5."هُمْ عَدِيدُ الحَصَى وَالثَّرَى" : لاَ يُحْصَوْنَ كَثْرَةً.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string" calcext:value-type="string">
            <text:p>حَصِيلٌ</text:p>
          </table:table-cell>
          <table:table-cell/>
          <table:table-cell office:value-type="string" calcext:value-type="string">
            <text:p>حصل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حَصَائِل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الاسْمُ مِنَ التَّحْصِيلِ). "كَانَتْ حَصِيلَةُ عَمَلِهِ مُثْمِرَةً" : مَا حَصَلَ مِنْهُ، نَتِيجَةٌ، مَا بَقِيَ مِنَ العَمَلِ. "أَحْفُرُ بِدَأْبٍ وَعِنَادٍ، وَكَانَتِ الحَصِيلَةُ قَلِيلَةً، فَاجْتَهَدْتُ أكْثَرَ" (حنا مينه) "حَصِيلَةُ الأَرْبَاحِ" "حَصِيلَةُ الضَّرَائِبِ".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string" calcext:value-type="string">
            <text:p>وَلِيدٌ</text:p>
          </table:table-cell>
          <table:table-cell/>
          <table:table-cell office:value-type="string" calcext:value-type="string">
            <text:p>ولد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وِلْدَانٌ;وَلاَئِد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للِذَّكَرِ الأُنْثَى). 1. "رُزِقَ وَلِيداً" : مَوْلُوداً. 2. "وَلِيدٌ مُنْشَرِحٌ" : صَبِيٌّ. 3."عَمَلٌ وَلِيدُ سَاعَتِهِ" : اِبْنُ سَاعَتِهِ، أَ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string" calcext:value-type="string">
            <text:p>وَشِيكٌ</text:p>
          </table:table-cell>
          <table:table-cell/>
          <table:table-cell office:value-type="string" calcext:value-type="string">
            <text:p>وشك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وَشِيكٌ-وَشِيكٌ، ةٌ [و ش ك] (لِلْمُذَكَّرِ وَالْمُؤَنَّثِ). 1."يَنْتَظِرُ حَدَثاً وَشِيكَ الوُقُوعِ" : قَرِيبَ، سَرِيعَ ال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جَدِيرٌ</text:p>
          </table:table-cell>
          <table:table-cell/>
          <table:table-cell office:value-type="string" calcext:value-type="string">
            <text:p>جدر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جُدَراء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. 1."وَلَدٌ جَدِيرٌ بِالاحْتِرامِ" : خَلِيقٌ بِهِ، أَهْلٌ 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string" calcext:value-type="string">
            <text:p>جَدِيدٌ</text:p>
          </table:table-cell>
          <table:table-cell/>
          <table:table-cell office:value-type="string" calcext:value-type="string">
            <text:p>جدد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أَجِدَّةٌ;جُدُدٌ;جُدَد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. 1. "ثَوْبٌ جَدِيدٌ" : ثَوْبٌ صُنِعَ حَدِيثاً وَلَمْ يُسْتَعْمَلْ بَعْدُ. 2. "عَهْدٌ جَدِيدٌ": عَهْدٌ مُغَايِرٌ لِمَا سَبَقَه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string" calcext:value-type="string">
            <text:p>أَجِيرٌ</text:p>
          </table:table-cell>
          <table:table-cell/>
          <table:table-cell office:value-type="string" calcext:value-type="string">
            <text:p>ءجر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أُجَرَاءُ;أَجِيرَات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. "يَشْتَغِلُ أَجِيرًا فِي مَعْمَلِ النَّسِيجِ" : العَامِلُ الَّذِي يَتَقَاضَى أُجْرَةً عَلَى عَمَلِهِ، كُلُّ مَنْ يَعْمَلُ مُقَابِلَ أُجْرَةٍ. "اِزْدَادَ عَدَدُ الأُجَرَاءِ فِي الْمَعَامِلِ" :كَثُرَ عَدَدُ العُمَّالِ. "لكلِّ أَجيرٍ أُجْرَةٌ".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أَدِيبٌ</text:p>
          </table:table-cell>
          <table:table-cell/>
          <table:table-cell office:value-type="string" calcext:value-type="string">
            <text:p>ءدب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أُدَبَاءُ;أَدِيبَات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. 1. "هُوَ أَدِيبٌ كَبِيرٌ": مَنْ يَكْتُبْ شِعْراً أو نَثْراً، الْمُثَقَّفُ، الكاتب. 2. "وَلَدٌ أَدِيبٌ" : مُهَذَّبٌ.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جَيِّدٌ</text:p>
          </table:table-cell>
          <table:table-cell/>
          <table:table-cell office:value-type="string" calcext:value-type="string">
            <text:p>جيد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فة/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جِيادٌ;وجيائدُ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. 1."حَصَلَ عَلَى مِيزَةِ جَيِّد جِدّاً" : أَيْ دَرَجَةٍ جَيِّدَةٍ، مُمْتَازَةٍ. 2."قَدَّمَ جَوَاباً جَيِّداً": حَسَناً، مُتْقَناً. "يُفَرِّقُ مَا بَيْنَ الجَيِّدِ وَالرَّدِيءِ".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string" calcext:value-type="string">
            <text:p>حَظِيٌّ</text:p>
          </table:table-cell>
          <table:table-cell/>
          <table:table-cell office:value-type="string" calcext:value-type="string">
            <text:p>حظي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فة/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"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 table:number-columns-repeated="10"/>
          <table:table-cell office:value-type="string" calcext:value-type="string">
            <text:p>حَظِيٌّ-حَظِيٌّ، ةٌ [ح ظ ي]. "رَجُلٌ حَظِيٌّ" : رَفَعَ النّاسُ مَنْزِلَتَهُ.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string" calcext:value-type="string">
            <text:p>حَكِيمٌ</text:p>
          </table:table-cell>
          <table:table-cell/>
          <table:table-cell office:value-type="string" calcext:value-type="string">
            <text:p>حكم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فة/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حُكَمَاءُ;حَكِيمَات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. 1."رَجُلٌ حَكِيمٌ" : مُتَبَصِّرٌ مِنْ ذَوِي الحِكْمَةِ. 2. "هُوَ اللَّهُ الحَكِيمُ" : مِنْ أسْمَاءِ اللَّهِ الحُسْنَى، أَيِ الحَكَمُ وَالحَاكِمُ. "الحَمْدُ لِلَّهِ العَظِيمِ الأعْظَمِ الحَكِيمِ الأحْكَمِ". (ابن طفيل). 3."عَبْدُ الحَكِيمِ" : اِسْمُ عَلَمٍ مُرَكَّبٌ. 4. "حَكِيمَة" : اِسْمُ عَلَمٍ للإِنَاثِ. 5. "قَرَأ آيَاتٍ مِنَ الذِّكْرِ الحَكِيمِ" : مِنَ الآيَاتِ البَيِّنَاتِ. 6. "وَجَّهَ إلَيْهِ نَصيحَةً حَكِيمَةً" : بَالِغَةً تَتَضَمَّنُ رَأْياً سَدِيداً.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string" calcext:value-type="string">
            <text:p>خَفِيٌّ</text:p>
          </table:table-cell>
          <table:table-cell/>
          <table:table-cell office:value-type="string" calcext:value-type="string">
            <text:p>خفي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فة/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خَفَايَا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. 1. "أَمْرٌ خَفِيٌّ" : مُسْتَتِرٌ. 2. "خَفِيٌّ عَنِ الأَنْظَارِ" : الْمُعْتَزِلُ عَنِ النَّاسِ وَالَّذِي لاَ يُعْرَفُ مَكَانُهُ. 3 . "مِنْ طَرَفٍ خَفِيٍّ" : فِي خَفَاءٍ. 4.‏"لِكَلاَمِهِ تَأْثِيرٌ خَفِيٌّ" : تَأْثِيرٌ لاَ يُعْرَفُ سِرُّهُ وَلاَ أَسْبَابُهُ وَلاَ كَيْفَ يَسْرِي مَفْعُولُهُ. 5. "يَعْرِفُ خَفَايَا الأُمُورِ" : أَيْ أَسْرَارَهَا، بَوَاطِنَهَا. "لاَ أَبُوحُ بِخَفَايَا قَلْبِي".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سَبِيُّ</text:p>
          </table:table-cell>
          <table:table-cell/>
          <table:table-cell office:value-type="string" calcext:value-type="string">
            <text:p>سبي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فة/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سَبَايَا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5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. 1."اِمْرَأةٌ سَبِيٌّ": مَأسُورَةٌ. 2."خَمْرٌ سَبِيَّةٌ" : خَمْرٌ تُحْمَلُ مِنْ بَلَدٍ إلَى آخَرَ.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string" calcext:value-type="string">
            <text:p>سَيِّئٌ</text:p>
          </table:table-cell>
          <table:table-cell/>
          <table:table-cell office:value-type="string" calcext:value-type="string">
            <text:p>سوء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فة/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. 1."كانَ سَيِّءَ الحَظِّ" : لَيْسَ لَهُ حَظٌّ حَسَنٌ. 2."سَيِّءُ الخُلُقِ" : قَبيحُ، شائِنُ الخُلُقِ. "سَيِّئُ السُّمْعَةِ" "إِنَّ السَّيِّئَ الخُلُقِ لأَشْقَى النَّاسِ" "مِنْ سَيِّئٍ إِلى أَسْوَأَ" 3."اِرْتَكَبَ سَيِّئَةً":خَطيئَةً 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سَيِّدٌ</text:p>
          </table:table-cell>
          <table:table-cell/>
          <table:table-cell office:value-type="string" calcext:value-type="string">
            <text:p>سود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فة/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أَسْيادٌ;سَيِّداتٌ;سادَة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. 1."كانَ سَيِّدَ قَوْمِهِ" : شَريفَهُمْ وَرَئيسَهُمْ. 2."إِنَّها سَيِّدَةٌ مُحْتَرَمَةٌ" : اِمْرَأَةٌ ذاتُ سِيادَةٍ، لَقَبٌ لِلْمَرْأَةِ. 3."أَيُّها السَّادَةُ والسَّيِّداتُ" : عِبارَةٌ تُقالُ احْتِراماً لِلْحُضورِ. 4."السَّيِّدُ أَحْمَدُ": لَقَبُ الرَّجُلِ احْتِراماً وَتَبْجِيلاً. 5."كانَ سَيِّدَ الْمَلْعَبِ" : ا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شَجِيٌّ</text:p>
          </table:table-cell>
          <table:table-cell/>
          <table:table-cell office:value-type="string" calcext:value-type="string">
            <text:p>شجو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فة/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5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شَجِيٌّ-شَجِيٌّ، ةٌ [ش ج و]. 1. "رَجُلٌ شَجِيٌّ" : مَهْمُومٌ، حَزِينٌ، مَشْغُولُ البَالِ. "اِمْرَأَةٌ شَجِيَّةٌ. 2. "وَيْلٌ للشَّجِيِّ مِنَ الخَلِيِّ". (مثل) : أيْ وَيْلٌ لِلْمَهْمُومِ مِمَّنْ لاَ هَمَّ لَهُ.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string" calcext:value-type="string">
            <text:p>شَقِيٌّ</text:p>
          </table:table-cell>
          <table:table-cell/>
          <table:table-cell office:value-type="string" calcext:value-type="string">
            <text:p>شقي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فة/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أشقياءُ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شَقِيٌّ-شَقِيٌّ، ةٌ [ش ق ي]. "كَانَ شَقِيّاً أَشَدَّ الشَّقَاءِ " : تَعِساً.هود آية 105 فَمِنْهُمْ شَقِيٌّ وَسَعِيدٌ . (قرآن).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شَكِيٌّ</text:p>
          </table:table-cell>
          <table:table-cell/>
          <table:table-cell office:value-type="string" calcext:value-type="string">
            <text:p>شكو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فة/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شَكِيٌّ-شَكِيٌّ، ةٌ [ش ك و]. "كُلَّمَا الْتَقَيْتُ بِهِ أَرَاهُ شَكِيّاً " : يَشْتَكِي مِنْ أَيِّ شَيْءٍ يَعْرِضُ لَهُ.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string" calcext:value-type="string">
            <text:p>شَهِيٌّ</text:p>
          </table:table-cell>
          <table:table-cell/>
          <table:table-cell office:value-type="string" calcext:value-type="string">
            <text:p>شهو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فة/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شَهِيٌّ-شَهِيٌّ، ةٌ [ش هـ و]. 1."طَعَامٌ شَهِيٌّ" : طَعَامٌ يُشَتَهَى، يُرْغَبُ فِيهِ بِرَغْبَةٍ شَدِيدَةٍ، الشَّهْوَةُ إِلَى الطَّعَامِ. 2."أَكْلَةٌ شَهِيَّةٌ": أَيْ تُثِيرُ فِيكَ رَغْبَةَ الأَكْلِ. "رَائِحَةٌ شَهِيَّةٌ". 3."لَيْسَتْ لِي شَهِيَّةٌ " : لَيْسَتْ لِي شَهْوَةٌ للطَّعَامِ.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صَفِيٌّ</text:p>
          </table:table-cell>
          <table:table-cell/>
          <table:table-cell office:value-type="string" calcext:value-type="string">
            <text:p>صفو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فة/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أَصْفِيَاءُ;صَفَايَا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5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. 1."قَلْبٌ صَفِيٌّ" : طَيِّبٌ وَدُودٌ. 2."صَفِيٌّ مَعَ أَصْدِقَائِهِ" : مُخْلِصٌ. "صَفِيَّةٌ فِي حُبِّهَا". 3. "صَفِيٌّ" : اِسْمُ عَلَمٍ لِلْمُذَكَّرِ، "صَفِيَّةُ": اِس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صَيِّتٌ</text:p>
          </table:table-cell>
          <table:table-cell/>
          <table:table-cell office:value-type="string" calcext:value-type="string">
            <text:p>صوت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فة/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صَيِّتٌ-صَيِّتٌ [ص و ت]. "رَجُلٌ صَيِّتٌ" : شَدِيدُ الصَّوْتِ.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مَيْتٌ</text:p>
          </table:table-cell>
          <table:table-cell/>
          <table:table-cell office:value-type="string" calcext:value-type="string">
            <text:p>موت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فة/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أَمْوَاتٌ;مَوْتَى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. 1."وَجَدَهُ مَيِّتاً" : أَيْ فَارَقَ الْحَيَاةَ. لَيْسَ مَنْ مَاتَ فَاسْتَرَاحَ بِمَيْتٍ*إِنَّمَـا الْمَيْتُ مَيِّتُ الأَحْيَـاءِ (البحتري) "اِمْرَأَةٌ مَيِّتَةٌ" "اِمْرَأَةٌ مَيِّتٌ". 2."لُغَةٌ مَيِّتَةٌ" : لُغَةٌ انْقَرَضَتْ، أَيْ لَمْ تَعُدْ مُسْتَعْمَلَةً.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نَجِيٌّ</text:p>
          </table:table-cell>
          <table:table-cell/>
          <table:table-cell office:value-type="string" calcext:value-type="string">
            <text:p>نجو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فة/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أَنْجِيَة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. 1."نَجِيُّ نَفْسِهِ" : الْمُنَاجِي. 2. "هُوَ نَجِيُّهُ" : أَيْ مَنْ يُكَلِّمُهُ بِسِرٍّ. 3."عَدَّاءٌ نَجِـيٌّ" : سَرِيعٌ. "نَاقَةٌ نَجِيَّةٌ". 4."باتَتْ فِي صَدْرِهِ نَجِيَّةٌ أَسْهَرَتْهُ" : أَيْ ما يُناجِي الْمَرْءَ مِنْ هَمٍّ وَحُزْنٍ.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string" calcext:value-type="string">
            <text:p>قَوِيٌّ</text:p>
          </table:table-cell>
          <table:table-cell/>
          <table:table-cell office:value-type="string" calcext:value-type="string">
            <text:p>قوي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فة/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أَقْوِيَاءُ;قَوِيَّات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 table:number-columns-repeated="10"/>
          <table:table-cell office:value-type="string" calcext:value-type="string">
            <text:p>. 1."رَجُلٌ قَوِيٌّ": ذُو قُوَّةٍ، طَاقَةٍ، مَكَانَةٍ. "إِنَّ وَلَعِي بِلُغَتِي وَبِوَطَنِي لَقَوِيٌّ شَدِيدٌ". (أمين الريحاني) . الشورى آية 19اللَّهُ لَطِيفٌ بِعِبَادِهِ يَرْزُقُ مَنْ يَشَاءُ وَهُوَ القَوِيُّ العَزِيزُ ( قرآن) : مِنْ أَسْمَاءِ اللَّهِ الْحُسْنَى.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string" calcext:value-type="string">
            <text:p>خَشِيٌّ</text:p>
          </table:table-cell>
          <table:table-cell/>
          <table:table-cell office:value-type="string" calcext:value-type="string">
            <text:p>خشي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فة/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 table:number-columns-repeated="10"/>
          <table:table-cell office:value-type="string" calcext:value-type="string">
            <text:p>. "كَانَ خَشِيّاً مِنْ عِقَابِهِ" : خَائِفاً.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string" calcext:value-type="string">
            <text:p>عِلِّيٌّ</text:p>
          </table:table-cell>
          <table:table-cell/>
          <table:table-cell office:value-type="string" calcext:value-type="string">
            <text:p>علو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فة/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 table:number-columns-repeated="10"/>
          <table:table-cell office:value-type="string" calcext:value-type="string">
            <text:p>. 1. "هُوَ فِي مَكَانٍ عِلِّيٍّ" : فِي أَعْلَى مَكَانٍ، أَوْ فِي دَرَجَةٍ عُلْيا.المطففين آية 18 كَلاَّ إِنَّ كِتَابَ الأَبْرَارِ لَفِي عِلِّيِّينَ (قرآن) l"في أَعْلَى عِلِّيِّينَ". 2."قَوْمٌ عِلِّيُّـونَ" : يَسْكُنُونَ فِي أَعْلَى مَكَانٍ.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string" calcext:value-type="string">
            <text:p>قَيِّمٌ</text:p>
          </table:table-cell>
          <table:table-cell/>
          <table:table-cell office:value-type="string" calcext:value-type="string">
            <text:p>قوم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فة/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. 1."قَيِّمُ الْمَكْتَبَةِ" : مُحَافِظُهَا، مُتَوَلِّيهَا وَالْمَسْؤُولُ عَنْهَا. 2.كِتَابٌ قَيِّمٌ" : ذُو قِيمَةٍ. 3."قَيِّمُ الْمَرْأَةِ" : زَوْجُهَا. 4."أَمْرٌ قَيِّمٌ" : مُسْتَقِيمٌ.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string" calcext:value-type="string">
            <text:p>لَيِّنٌ</text:p>
          </table:table-cell>
          <table:table-cell/>
          <table:table-cell office:value-type="string" calcext:value-type="string">
            <text:p>لين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فة/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. "لَيِّنُ الْجَانِبِ" : هَادِئ، لَطِيفُ الْمُعَاشَرَةِ، نَاعِمٌ . "لَيِّنُ الْعَرِيكَةِ" "لَيِّنُ الطَّبْعِ".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string" calcext:value-type="string">
            <text:p>أَبِيٌّ</text:p>
          </table:table-cell>
          <table:table-cell/>
          <table:table-cell office:value-type="string" calcext:value-type="string">
            <text:p>ءبي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فة/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 table:number-columns-repeated="10"/>
          <table:table-cell office:value-type="string" calcext:value-type="string">
            <text:p>أَبِيّ-أَبِيٌّ، ةٌ [أ ب ي]."كَانَ أَبِيَّ النَّفْسِ مُنْذُ صِغَرِهِ" : مُتَرفِّعاً عَنْ كُلِّ مَا يَشِينُ النَّفْسَ، أنُوفاً، مَنْ لاَ يَرْضَى بِالذُّلِّ. "لَهُ نَفْسٌ أَبِيَّةٌ".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string" calcext:value-type="string">
            <text:p>نَبِيٌّ</text:p>
          </table:table-cell>
          <table:table-cell/>
          <table:table-cell office:value-type="string" calcext:value-type="string">
            <text:p>نبء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فة/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أَنْبِيَاءُ;أَنْبِياءُ;أَنْباءٌ;نُبَآءُ;نَبِيُّونَ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 table:number-columns-repeated="10"/>
          <table:table-cell office:value-type="string" calcext:value-type="string">
            <text:p>. "نَبِيُّ اللَّهِ ": أَيْ صَاحِبُ نُبُوَّةٍ أَرْسَلَهُ اللَّهُ إِلَى عِبَادِهِ مُبَشِّراً بِمَكَارِمِ الأَخْلاَقِ وَدَاعِياً إِلَى عِبَادَتِهِ. الأحزاب آية 45 يَا أَيُّهَا النَّبِيُّ إِنَّا أَرْسَلْنَاكَ شَاهِداً وَمُبَشِّراً وَنَذِيراً (قرآن).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حَرِيُّ</text:p>
          </table:table-cell>
          <table:table-cell/>
          <table:table-cell office:value-type="string" calcext:value-type="string">
            <text:p>حري</text:p>
          </table:table-cell>
          <table:table-cell table:number-columns-repeated="4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حَرِيُّونَ;أحْرِيَاءُ;حَرِيَّاتٌ;حَرَايَا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 table:number-columns-repeated="10"/>
          <table:table-cell office:value-type="string" calcext:value-type="string">
            <text:p>. 1."هُوَ حَرِيٌّ بِكُلِّ اهْتِمَامٍ" : جَدِيرٌ بِالاهْتِمَامِ، خَلِيقٌ بِهِ. "إنَّهُ لَحَريٌّ بِالحُبِّ". 2."حَرِيٌّ بِالتَّصْدِيقِ" : جَدِيرٌ بِالتَّصْدِيقِ. 3."حَرِيٌّ بِالذِّكْرِ" : خَلِيقٌ بِأنْ يُذْكَرَ. 4."بِالحَرِيِّ": مِنْ بَابٍ أوْلَى.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string" calcext:value-type="string">
            <text:p>جَرِيحٌ</text:p>
          </table:table-cell>
          <table:table-cell/>
          <table:table-cell office:value-type="string" calcext:value-type="string">
            <text:p>جرح</text:p>
          </table:table-cell>
          <table:table-cell office:value-type="string" calcext:value-type="string">
            <text:p>فَعِيل</text:p>
          </table:table-cell>
          <table:table-cell office:value-type="string" calcext:value-type="string">
            <text:p>صفة/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جَرْحَى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. "سَقَطَ جَرِيحاً يَتَأَوَّهُ مِنْ جُرْحِهِ" : الْمُصَابُ بِجُرْحٍ. "أَغَارَتْ طَائِرَاتُ العَدُوِّ عَلَى مُخَيَّمَاتِ اللاَّجِئِينَ الفِلَسْطِينِيِّينَ، وَسَقَطَ عَدَدٌ مِنَ القَتْلَى وَالجَرْحَى".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string" calcext:value-type="string">
            <text:p>جَرِيٌّ</text:p>
          </table:table-cell>
          <table:table-cell/>
          <table:table-cell office:value-type="string" calcext:value-type="string">
            <text:p>جري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أَجْرِيَاءُ;</text:p>
          </table:table-cell>
          <table:table-cell table:number-columns-repeated="15"/>
          <table:table-cell office:value-type="string" calcext:value-type="string">
            <text:p>. "هُوَ جَرِيُّهُ" : وَكِيلُهُ، رَسُولُهُ، أَوْ أَجِيرُهُ، ضَامِنُهُ.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string" calcext:value-type="string">
            <text:p>جَوِيٌّ</text:p>
          </table:table-cell>
          <table:table-cell/>
          <table:table-cell office:value-type="string" calcext:value-type="string">
            <text:p>جوي</text:p>
          </table:table-cell>
          <table:table-cell table:number-columns-repeated="4"/>
          <table:table-cell office:value-type="string" calcext:value-type="string">
            <text:p>مذكر</text:p>
          </table:table-cell>
          <table:table-cell table:number-columns-repeated="5"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جَوِيٌّ-جَوِيٌّ [ج و ي]. "رَجُلٌ جَوِيٌّ" : ضَيِّقُ الصَّدْرِ مِنْ مَرَضٍ.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string" calcext:value-type="string">
            <text:p>جِرِّيءٌ</text:p>
          </table:table-cell>
          <table:table-cell/>
          <table:table-cell office:value-type="string" calcext:value-type="string">
            <text:p>جرء</text:p>
          </table:table-cell>
          <table:table-cell office:value-type="string" calcext:value-type="string">
            <text:p>فِعِّيل</text:p>
          </table:table-cell>
          <table:table-cell office:value-type="string" calcext:value-type="string">
            <text:p>صيغة</text:p>
          </table:table-cell>
          <table:table-cell table:number-columns-repeated="5"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z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جِرِّيءٌ-جِرِّيءٌ [ج ر أ] (صِيغَةُ فِعِّيل لِلْمُبَالَغَةِ). "كَانَ جِرّ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string" calcext:value-type="string">
            <text:p>جِرِّيئة</text:p>
          </table:table-cell>
          <table:table-cell/>
          <table:table-cell office:value-type="string" calcext:value-type="string">
            <text:p>جرء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 table:number-columns-repeated="2"/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2"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string" calcext:value-type="string">
            <text:p>شِخِّيرٌ</text:p>
          </table:table-cell>
          <table:table-cell/>
          <table:table-cell office:value-type="string" calcext:value-type="string">
            <text:p>شخر</text:p>
          </table:table-cell>
          <table:table-cell office:value-type="string" calcext:value-type="string">
            <text:p>فِعّ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شَخِيرٌ-شَخِيرٌ [ش خ ر] (مص. شَخَرَ). "كُنْتُ أَسْمَعُ شَخِيرَهُ مِنَ الغُرْفَةِ الْمُجَاوِرَةِ" : الصَّوْتُ الصَّادِرُ مِنْ حَلْقِ النَّائِمِ أَوْ أَنْفِهِ. "ثُمَّ تَحَوَّلَ النَّفَسُ الهَادِئُ الوَدِيعُ إلَى شَخِيرٍ مُزْعِجٍ". (ع. غلاب).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شِرِّيرٌ</text:p>
          </table:table-cell>
          <table:table-cell/>
          <table:table-cell office:value-type="string" calcext:value-type="string">
            <text:p>شرر</text:p>
          </table:table-cell>
          <table:table-cell office:value-type="string" calcext:value-type="string">
            <text:p>فِعّ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ِعِّيل لِلْمُبَالَغَةِ). 1. "رَجُلٌ شِرِّيرٌ" : كَثِيرُ الشَّرِّ، ذُو شَرٍّ. 2.: لَقَبُ إِبْلِيسَ. "رُوحٌ شِرِّيرَةٌ".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صِدِّيقٌ</text:p>
          </table:table-cell>
          <table:table-cell/>
          <table:table-cell office:value-type="string" calcext:value-type="string">
            <text:p>صدق</text:p>
          </table:table-cell>
          <table:table-cell office:value-type="string" calcext:value-type="string">
            <text:p>فِعّ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ِعِّيل لِلْمُبَالَغَةِ). 1."رَجُلٌ صِدِّيقٌ" : الْمُلاَزِمُ لِلصِّدْقِ فِي القَوْلِ وَالفِعْلِ وَالصُّحْبَةِ.الحديد آية 19وَالَّذِينَ آمَنُوا بِالل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ضِلِّيلٌ</text:p>
          </table:table-cell>
          <table:table-cell/>
          <table:table-cell office:value-type="string" calcext:value-type="string">
            <text:p>ضلل</text:p>
          </table:table-cell>
          <table:table-cell office:value-type="string" calcext:value-type="string">
            <text:p>فِعّ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فِعِّيل لِلْمُبَالَغَةِ). 1."رَجُلٌ ضِلِّيلٌ" : كَثِير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غِرِّيدٌ</text:p>
          </table:table-cell>
          <table:table-cell/>
          <table:table-cell office:value-type="string" calcext:value-type="string">
            <text:p>غرد</text:p>
          </table:table-cell>
          <table:table-cell office:value-type="string" calcext:value-type="string">
            <text:p>فِعّ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غِرِّيدٌ-غِرِّيدٌ [غ ر د] (صِيغَةُ فِعِّيل لِلْمُبَالَغَةِ). "الشُّحْرُورُ طَائِرٌ غِرِّيدٌ" : مُغَرِّدٌ، غَرِدٌ.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string" calcext:value-type="string">
            <text:p>قِدِّيسٌ</text:p>
          </table:table-cell>
          <table:table-cell/>
          <table:table-cell office:value-type="string" calcext:value-type="string">
            <text:p>قدس</text:p>
          </table:table-cell>
          <table:table-cell office:value-type="string" calcext:value-type="string">
            <text:p>فِعّ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قِدِّيسٌ-قِدِّيسٌ، ةٌ [ق د س] (صِيغَةُ فِعِّيل لِلْمُبَالَغَةِ). "رَجُلٌ قِدِّيسٌ" : وَلِي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string" calcext:value-type="string">
            <text:p>سِكِّيرٌ</text:p>
          </table:table-cell>
          <table:table-cell/>
          <table:table-cell office:value-type="string" calcext:value-type="string">
            <text:p>سكر</text:p>
          </table:table-cell>
          <table:table-cell office:value-type="string" calcext:value-type="string">
            <text:p>فِعّ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سِكِّيرٌ-سِكِّيرٌ [س ك ر] (صِيغَةُ فِعِّيل لِلْمُبالَغَة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string" calcext:value-type="string">
            <text:p>خِرِّيجٌ</text:p>
          </table:table-cell>
          <table:table-cell/>
          <table:table-cell office:value-type="string" calcext:value-type="string">
            <text:p>خرج</text:p>
          </table:table-cell>
          <table:table-cell office:value-type="string" calcext:value-type="string">
            <text:p>فِعّ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. "خِرِّيجُ الْمَعْهَدِ" : مَنْ تَلَقَّى دِرَاسَتَهُ فِي مَعْهَدٍ مَّا وَأكْمَلَهَا بِحُصُولِ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string" calcext:value-type="string">
            <text:p>قِسِّيسٌ</text:p>
          </table:table-cell>
          <table:table-cell/>
          <table:table-cell office:value-type="string" calcext:value-type="string">
            <text:p>قسيس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ون;قَسَاوِسَةٌ;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ج: قَسَاوِسَةٌ، قِسِّيسُونَ. ن. الْقَسُّ.</text:p>
          </table:table-cell>
        </table:table-row>
        <table:table-row table:style-name="ro2">
          <table:table-cell office:value-type="float" office:value="1908" calcext:value-type="float">
            <text:p>1908</text:p>
          </table:table-cell>
          <table:table-cell office:value-type="string" calcext:value-type="string">
            <text:p>قَسَاوِسَةٌ</text:p>
          </table:table-cell>
          <table:table-cell/>
          <table:table-cell office:value-type="string" calcext:value-type="string">
            <text:p>قسس</text:p>
          </table:table-cell>
          <table:table-cell table:number-columns-repeated="25"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string" calcext:value-type="string">
            <text:p>أَخِيرٌ</text:p>
          </table:table-cell>
          <table:table-cell/>
          <table:table-cell office:value-type="string" calcext:value-type="string">
            <text:p>ءخر</text:p>
          </table:table-cell>
          <table:table-cell table:number-columns-repeated="4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أَخِيرٌ-أَخِيرٌ [أ خ ر]. 1. "اِحْتَلَّ الصَّفَّ الأخِيرَ" : ضِدُّ الأَوَّلِ، أي آخِر واحد في الصَّفِّ. "هُوَ الأخِيرُ فِي الصَّفِّ". 2."وَأَخِيرًا حَضَرَ الغَائِبُ" : فِي آخِرِ الأَمْرِ، فِي نِهَايَةِ الأمْرِ، فِي الخِتَامِ. 3. "أَخِيرًا وَلَيْسَ آخِراً" : أيْ أنَّ هُنَاكَ أَشْيَاءَ أُخْرَى يُمْكِنُ ذِكْرُهَا غَيْرَ التي وَرَدَتْ فِي خِتَام الحَدِيثِ. 4. "صَعدَ النَّفَسُ الأَخِيرُ" : مَاتَ.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حِرِّيقٌ</text:p>
          </table:table-cell>
          <table:table-cell/>
          <table:table-cell office:value-type="string" calcext:value-type="string">
            <text:p>حرق</text:p>
          </table:table-cell>
          <table:table-cell table:number-columns-repeated="4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حِرِّيقٌ-حِرِّيقٌ [حرق]. "طَعَامٌ حِرِّيقٌ" : لاذِعٌ لِلْفَمِ وَاللِّسَانِ.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string" calcext:value-type="string">
            <text:p>مِدْيَانٌ</text:p>
          </table:table-cell>
          <table:table-cell/>
          <table:table-cell office:value-type="string" calcext:value-type="string">
            <text:p>دين</text:p>
          </table:table-cell>
          <table:table-cell office:value-type="string" calcext:value-type="string">
            <text:p>مِفْعَالٌ</text:p>
          </table:table-cell>
          <table:table-cell office:value-type="string" calcext:value-type="string">
            <text:p>صيغة</text:p>
          </table:table-cell>
          <table:table-cell table:number-columns-repeated="5"/>
          <table:table-cell office:value-type="string" calcext:value-type="string">
            <text:p>مفرد</text:p>
          </table:table-cell>
          <table:table-cell office:value-type="string" calcext:value-type="string">
            <text:p>مَدَايِينُ</text:p>
          </table:table-cell>
          <table:table-cell table:number-columns-repeated="15"/>
          <table:table-cell office:value-type="string" calcext:value-type="string">
            <text:p>مِدْيَانٌ - ج: مَدَايِينُ. (مذ، مؤ). (صِيغَةُ مِفْعَالٌ لِلْمُبَالَغَةِ). [د ي ن]. "رَجُـلٌ مِدْيَانٌ" : الَّذِي يَقْرِضُ وَيَسْتَقْرِضُ كَثِـيراً. </text:p>
          </table:table-cell>
        </table:table-row>
        <table:table-row table:style-name="ro2">
          <table:table-cell office:value-type="float" office:value="1912" calcext:value-type="float">
            <text:p>1912</text:p>
          </table:table-cell>
          <table:table-cell office:value-type="string" calcext:value-type="string">
            <text:p>مَدَايِينُ</text:p>
          </table:table-cell>
          <table:table-cell/>
          <table:table-cell office:value-type="string" calcext:value-type="string">
            <text:p>مدي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7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string" calcext:value-type="string">
            <text:p>مِبْذَالٌ</text:p>
          </table:table-cell>
          <table:table-cell/>
          <table:table-cell office:value-type="string" calcext:value-type="string">
            <text:p>بذل</text:p>
          </table:table-cell>
          <table:table-cell office:value-type="string" calcext:value-type="string">
            <text:p>مِفْع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مِبْذَالٌ-مِبْذَالٌ [ب ذ ل]. "رَجُلٌ مِبْذَالٌ" : كَثِيرُ البَذْلِ لِلْمَالِ، بَذَّالٌ.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string" calcext:value-type="string">
            <text:p>مِسْعَارٌ</text:p>
          </table:table-cell>
          <table:table-cell/>
          <table:table-cell office:value-type="string" calcext:value-type="string">
            <text:p>سعر</text:p>
          </table:table-cell>
          <table:table-cell office:value-type="string" calcext:value-type="string">
            <text:p>مِفْعَال</text:p>
          </table:table-cell>
          <table:table-cell office:value-type="string" calcext:value-type="string">
            <text:p>صيغة</text:p>
          </table:table-cell>
          <table:table-cell table:number-columns-repeated="5"/>
          <table:table-cell office:value-type="string" calcext:value-type="string">
            <text:p>مفرد</text:p>
          </table:table-cell>
          <table:table-cell office:value-type="string" calcext:value-type="string">
            <text:p>ج;:;مَسَاعِيرُ;</text:p>
          </table:table-cell>
          <table:table-cell table:number-columns-repeated="15"/>
          <table:table-cell office:value-type="string" calcext:value-type="string">
            <text:p>(صِيغَةُ مِفْعَال). "مِسْعَارُ النَّارِ" : أَدَاةٌ مِنْ حَدِيدٍ تُحَرَّكُ بِهَا النَّارُ.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string" calcext:value-type="string">
            <text:p>مِسْقَاطٌ</text:p>
          </table:table-cell>
          <table:table-cell/>
          <table:table-cell office:value-type="string" calcext:value-type="string">
            <text:p>سقط</text:p>
          </table:table-cell>
          <table:table-cell office:value-type="string" calcext:value-type="string">
            <text:p>مِفْع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مَسَاقِيط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ِيغَةُ مِفْعَال). "اِمْرَأَةٌ مِسْقَاطٌ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string" calcext:value-type="string">
            <text:p>مِضْمَارٌ</text:p>
          </table:table-cell>
          <table:table-cell/>
          <table:table-cell office:value-type="string" calcext:value-type="string">
            <text:p>ضمر</text:p>
          </table:table-cell>
          <table:table-cell office:value-type="string" calcext:value-type="string">
            <text:p>مِفْعَال</text:p>
          </table:table-cell>
          <table:table-cell office:value-type="string" calcext:value-type="string">
            <text:p>صيغة</text:p>
          </table:table-cell>
          <table:table-cell table:number-columns-repeated="5"/>
          <table:table-cell office:value-type="string" calcext:value-type="string">
            <text:p>مفرد</text:p>
          </table:table-cell>
          <table:table-cell office:value-type="string" calcext:value-type="string">
            <text:p>مَضَامِيرُ;</text:p>
          </table:table-cell>
          <table:table-cell table:number-columns-repeated="15"/>
          <table:table-cell office:value-type="string" calcext:value-type="string">
            <text:p>(صِيغَةُ مِفْعَال). 1."مِضْمَارُ الخَيْلِ" : الْمَمَرُّ الوَاسِعُ لِسِبَاقِ الخَيْلِ وَتَرْوِيضِهَا. 2."فِي هَذَا المِضْمَارِ" : فِي هَذَا الْمَجَالِ، فِي هَذَا الْحَقْلِ. "فِي مِضْمَارِ التَّقَدُّمِ الْحَضَارِيِّ".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string" calcext:value-type="string">
            <text:p>مِطْرَاقٌ</text:p>
          </table:table-cell>
          <table:table-cell/>
          <table:table-cell office:value-type="string" calcext:value-type="string">
            <text:p>طرق</text:p>
          </table:table-cell>
          <table:table-cell office:value-type="string" calcext:value-type="string">
            <text:p>مِفْع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مَطَارِيق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ِيغَةُ مِفْعَال). 1."وَلَدٌ مِطْرَاقٌ" : كَثِيرُ الإِطْرَاقِ، أَيْ مُحْتَشِمٌ، مُتَوَاضِعٌ. 2."هَذَا مِطْرَاقُهُ" : شَبِيهُهُ، نَظِيرُهُ. 3."مِطْرَاقُ الْحَدَّادِ" : مِطْرَقَةٌ غَلِيظَةٌ.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string" calcext:value-type="string">
            <text:p>مِلْقَاطٌ</text:p>
          </table:table-cell>
          <table:table-cell/>
          <table:table-cell office:value-type="string" calcext:value-type="string">
            <text:p>لقط</text:p>
          </table:table-cell>
          <table:table-cell office:value-type="string" calcext:value-type="string">
            <text:p>مِفْعَال</text:p>
          </table:table-cell>
          <table:table-cell office:value-type="string" calcext:value-type="string">
            <text:p>صيغة</text:p>
          </table:table-cell>
          <table:table-cell table:number-columns-repeated="5"/>
          <table:table-cell office:value-type="string" calcext:value-type="string">
            <text:p>مفرد</text:p>
          </table:table-cell>
          <table:table-cell office:value-type="string" calcext:value-type="string">
            <text:p>مَلاَقِيطُ;</text:p>
          </table:table-cell>
          <table:table-cell table:number-columns-repeated="15"/>
          <table:table-cell office:value-type="string" calcext:value-type="string">
            <text:p>(صِيغَةُ مِفْعَال). 1."مِلْقَاطُ الكِتَابَةِ" : قَلَمٌ. 2."مِلْقَاطٌ مِيكَانِيكِيٌّ" : مِنْقَاشٌ. 3. : عَنْكَبُوتٌ.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string" calcext:value-type="string">
            <text:p>مِهْرَاسٌ</text:p>
          </table:table-cell>
          <table:table-cell/>
          <table:table-cell office:value-type="string" calcext:value-type="string">
            <text:p>هرس</text:p>
          </table:table-cell>
          <table:table-cell office:value-type="string" calcext:value-type="string">
            <text:p>مِفْعَال</text:p>
          </table:table-cell>
          <table:table-cell office:value-type="string" calcext:value-type="string">
            <text:p>صيغة</text:p>
          </table:table-cell>
          <table:table-cell table:number-columns-repeated="5"/>
          <table:table-cell office:value-type="string" calcext:value-type="string">
            <text:p>مفرد</text:p>
          </table:table-cell>
          <table:table-cell office:value-type="string" calcext:value-type="string">
            <text:p>مَهَارِسُ;</text:p>
          </table:table-cell>
          <table:table-cell table:number-columns-repeated="15"/>
          <table:table-cell office:value-type="string" calcext:value-type="string">
            <text:p>(صِيغَـةُ مِفْعـال). 1."تَدُقُّ الْحُبُوبَ بِالمِهْرَاسِ" : هاوُونٌ، أَدَاةٌ مِنْ مَعْدِنٍ أو خَشَبٍ مُجَوَّفَةٌ مَعَهَا يَدٌ غَلِيظ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مِسْوَاطٌ</text:p>
          </table:table-cell>
          <table:table-cell/>
          <table:table-cell office:value-type="string" calcext:value-type="string">
            <text:p>سوط</text:p>
          </table:table-cell>
          <table:table-cell office:value-type="string" calcext:value-type="string">
            <text:p>مِفْع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مَسَاوِيطُ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ِيغَةُ مِفْعال). 1."فَرَسٌ مِسْواطٌ" : لاَ يَجْرِي إِلاَّ بِالسَّوْطِ. 2. "مِسْوَاطُ الشَّيْءِ" : عُودٌ وَنَحْوُهُ يُخْلَطُ بِهِ أَو يُحَرَّكُ.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string" calcext:value-type="string">
            <text:p>مِقْرَاضٌ</text:p>
          </table:table-cell>
          <table:table-cell/>
          <table:table-cell office:value-type="string" calcext:value-type="string">
            <text:p>قرض</text:p>
          </table:table-cell>
          <table:table-cell office:value-type="string" calcext:value-type="string">
            <text:p>مِفْعال</text:p>
          </table:table-cell>
          <table:table-cell office:value-type="string" calcext:value-type="string">
            <text:p>صيغة</text:p>
          </table:table-cell>
          <table:table-cell table:number-columns-repeated="5"/>
          <table:table-cell office:value-type="string" calcext:value-type="string">
            <text:p>مفرد</text:p>
          </table:table-cell>
          <table:table-cell office:value-type="string" calcext:value-type="string">
            <text:p>مَقَارِيضُ;</text:p>
          </table:table-cell>
          <table:table-cell table:number-columns-repeated="15"/>
          <table:table-cell office:value-type="string" calcext:value-type="string">
            <text:p>(صِيغَةُ مِفْعال). : سِكِّينٌ مَعْقُوفُ الرَّأْسِ.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string" calcext:value-type="string">
            <text:p>مِقْرَاعٌ</text:p>
          </table:table-cell>
          <table:table-cell/>
          <table:table-cell office:value-type="string" calcext:value-type="string">
            <text:p>قرع</text:p>
          </table:table-cell>
          <table:table-cell office:value-type="string" calcext:value-type="string">
            <text:p>مِفْعال</text:p>
          </table:table-cell>
          <table:table-cell office:value-type="string" calcext:value-type="string">
            <text:p>صيغة</text:p>
          </table:table-cell>
          <table:table-cell table:number-columns-repeated="22"/>
          <table:table-cell office:value-type="string" calcext:value-type="string">
            <text:p>مِقْرَاعٌ-مِقْرَاعٌ [ق ر ع] (صِيغَةُ مِفْعال). "يُكَسِّرُ الحِ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string" calcext:value-type="string">
            <text:p>مِقْلاَعٌ</text:p>
          </table:table-cell>
          <table:table-cell/>
          <table:table-cell office:value-type="string" calcext:value-type="string">
            <text:p>قلع</text:p>
          </table:table-cell>
          <table:table-cell office:value-type="string" calcext:value-type="string">
            <text:p>مِفْعال</text:p>
          </table:table-cell>
          <table:table-cell office:value-type="string" calcext:value-type="string">
            <text:p>صيغة</text:p>
          </table:table-cell>
          <table:table-cell table:number-columns-repeated="5"/>
          <table:table-cell office:value-type="string" calcext:value-type="string">
            <text:p>مفرد</text:p>
          </table:table-cell>
          <table:table-cell office:value-type="string" calcext:value-type="string">
            <text:p>مَقَالِعُ;</text:p>
          </table:table-cell>
          <table:table-cell table:number-columns-repeated="15"/>
          <table:table-cell office:value-type="string" calcext:value-type="string">
            <text:p>(صِيغَةُ مِفْعال). "حَجَرُ المِقْلاَعِيُصِيبُ الطَّيْرَ فِي كَبِدِهِ": عُودٌ مُنْفَرِجٌ ي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string" calcext:value-type="string">
            <text:p>مِقْلاَمٌ</text:p>
          </table:table-cell>
          <table:table-cell/>
          <table:table-cell office:value-type="string" calcext:value-type="string">
            <text:p>قلم</text:p>
          </table:table-cell>
          <table:table-cell office:value-type="string" calcext:value-type="string">
            <text:p>مِفْعال</text:p>
          </table:table-cell>
          <table:table-cell office:value-type="string" calcext:value-type="string">
            <text:p>صيغة</text:p>
          </table:table-cell>
          <table:table-cell table:number-columns-repeated="5"/>
          <table:table-cell office:value-type="string" calcext:value-type="string">
            <text:p>مفرد</text:p>
          </table:table-cell>
          <table:table-cell office:value-type="string" calcext:value-type="string">
            <text:p>مَقَالِيمُ;</text:p>
          </table:table-cell>
          <table:table-cell table:number-columns-repeated="15"/>
          <table:table-cell office:value-type="string" calcext:value-type="string">
            <text:p>(صِيغَةُ مِفْعال). "مِقْلاَمُ الأَظَافِرِ" : آلَةُ تَقْلِيمِ الأَظَافِرِ.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string" calcext:value-type="string">
            <text:p>مِكْثَافٌ</text:p>
          </table:table-cell>
          <table:table-cell/>
          <table:table-cell office:value-type="string" calcext:value-type="string">
            <text:p>كثف</text:p>
          </table:table-cell>
          <table:table-cell office:value-type="string" calcext:value-type="string">
            <text:p>مِفْعال</text:p>
          </table:table-cell>
          <table:table-cell office:value-type="string" calcext:value-type="string">
            <text:p>صيغة</text:p>
          </table:table-cell>
          <table:table-cell table:number-columns-repeated="22"/>
          <table:table-cell office:value-type="string" calcext:value-type="string">
            <text:p>مِكْثَافٌ-مِكْثَافٌ [ك ث ف] (صِيغَةُ مِفْعال).: آلَةٌ لِقِيَاسِ كَثَافَةِ السَّوَائِلِ.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string" calcext:value-type="string">
            <text:p>مِكْحَالٌ</text:p>
          </table:table-cell>
          <table:table-cell/>
          <table:table-cell office:value-type="string" calcext:value-type="string">
            <text:p>كحل</text:p>
          </table:table-cell>
          <table:table-cell office:value-type="string" calcext:value-type="string">
            <text:p>مِفْعال</text:p>
          </table:table-cell>
          <table:table-cell office:value-type="string" calcext:value-type="string">
            <text:p>صيغة</text:p>
          </table:table-cell>
          <table:table-cell table:number-columns-repeated="22"/>
          <table:table-cell office:value-type="string" calcext:value-type="string">
            <text:p>مِكْحَالٌ-مِكْحَالٌ [ك ح ل] (صِيغَةُ مِفْعال). 1.: العُودُ الَّذِي يُجْعَلُ بِهِ الكُح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string" calcext:value-type="string">
            <text:p>مِكْشَافٌ</text:p>
          </table:table-cell>
          <table:table-cell/>
          <table:table-cell office:value-type="string" calcext:value-type="string">
            <text:p>كشف</text:p>
          </table:table-cell>
          <table:table-cell office:value-type="string" calcext:value-type="string">
            <text:p>مِفْعال</text:p>
          </table:table-cell>
          <table:table-cell office:value-type="string" calcext:value-type="string">
            <text:p>صيغة</text:p>
          </table:table-cell>
          <table:table-cell table:number-columns-repeated="22"/>
          <table:table-cell office:value-type="string" calcext:value-type="string">
            <text:p>مِكْشَافٌ-مِكْشَافٌ [ك ش ف] (صِيغَةُ مِفْعال). "مِكْشَافٌ كَهْرَبَائِيٌّ" : جِهَ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string" calcext:value-type="string">
            <text:p>مِلْطَاسٌ</text:p>
          </table:table-cell>
          <table:table-cell/>
          <table:table-cell office:value-type="string" calcext:value-type="string">
            <text:p>لطس</text:p>
          </table:table-cell>
          <table:table-cell office:value-type="string" calcext:value-type="string">
            <text:p>مِفْعال</text:p>
          </table:table-cell>
          <table:table-cell office:value-type="string" calcext:value-type="string">
            <text:p>صيغة</text:p>
          </table:table-cell>
          <table:table-cell table:number-columns-repeated="5"/>
          <table:table-cell office:value-type="string" calcext:value-type="string">
            <text:p>مفرد</text:p>
          </table:table-cell>
          <table:table-cell office:value-type="string" calcext:value-type="string">
            <text:p>مَلاَطِيسُ;</text:p>
          </table:table-cell>
          <table:table-cell table:number-columns-repeated="15"/>
          <table:table-cell office:value-type="string" calcext:value-type="string">
            <text:p>(صِيغَةُ مِفْعال). "كَسَّرَ الْحَجَرَ بِالْمِلْطَاسِ" : أَدَاةٌ لِكَسْرِ الْحَجَرِ وَنَحْوِهِ مُكَوَّنَةٌ مِنْ رَأْسٍ غَلِيظٍ مِنْ حَدِيدٍ مَشْدُودٍ بِذِرَاعٍ مِنْ خَشَبٍ أَوْ حَدِيدٍ.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string" calcext:value-type="string">
            <text:p>مِلْطَاطٌ</text:p>
          </table:table-cell>
          <table:table-cell/>
          <table:table-cell office:value-type="string" calcext:value-type="string">
            <text:p>لطط</text:p>
          </table:table-cell>
          <table:table-cell office:value-type="string" calcext:value-type="string">
            <text:p>مِفْعال</text:p>
          </table:table-cell>
          <table:table-cell office:value-type="string" calcext:value-type="string">
            <text:p>صيغة</text:p>
          </table:table-cell>
          <table:table-cell table:number-columns-repeated="5"/>
          <table:table-cell office:value-type="string" calcext:value-type="string">
            <text:p>مفرد</text:p>
          </table:table-cell>
          <table:table-cell office:value-type="string" calcext:value-type="string">
            <text:p>مَلاَطِيطُ;</text:p>
          </table:table-cell>
          <table:table-cell table:number-columns-repeated="15"/>
          <table:table-cell office:value-type="string" calcext:value-type="string">
            <text:p>(صِيغَةُ مِفْعال). 1."مِلْطَاطُ جَبَلٍ" : حَرْفٌ فِي أَعْلاَهُ، أَوْ جَانِبُ الْجَبَلِ. 2."مِلْطَاطُ نَهْرٍ" : جَانِبُهُ، ضِفَّتُهُ. 3."مِلْطَاطُ البَحْرِ" : سَاحِلُهُ. 4."مِلْطَاطُ الدَّارِ" : سَاحَتُهَا أَوْ وَسَطُهَا. 5."مِلْطَاطُ الطَّاحُونَةِ": الْخَشَبَةُ الْمُلْتَصِقَةُ بِالشّقِّ الأَعْلَى مِنَ الطَّاحونَةِ بِها تُدارُ. 6."مِلْطَاطُ الْخَبَّازِ": العَصَا الطَّوِيلَةُ الَّتِي يَمُدُّ بِهَا الْخُبْزَ فِي الفُرْنِ وَيُعَرِّضُهُ.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string" calcext:value-type="string">
            <text:p>مِلْفَافٌ</text:p>
          </table:table-cell>
          <table:table-cell/>
          <table:table-cell office:value-type="string" calcext:value-type="string">
            <text:p>لفف</text:p>
          </table:table-cell>
          <table:table-cell office:value-type="string" calcext:value-type="string">
            <text:p>مِفْعال</text:p>
          </table:table-cell>
          <table:table-cell office:value-type="string" calcext:value-type="string">
            <text:p>صيغة</text:p>
          </table:table-cell>
          <table:table-cell table:number-columns-repeated="5"/>
          <table:table-cell office:value-type="string" calcext:value-type="string">
            <text:p>مفرد</text:p>
          </table:table-cell>
          <table:table-cell office:value-type="string" calcext:value-type="string">
            <text:p>مَلافِيفُ;</text:p>
          </table:table-cell>
          <table:table-cell table:number-columns-repeated="15"/>
          <table:table-cell office:value-type="string" calcext:value-type="string">
            <text:p>(صِيغَةُ مِفْعال). : جِهَازٌ لِرَفْعِ الأَثْقَالِ ذُو أُسْطُوَانَتَيْنِ، إِحْدَاهُمَا أَصْغَرُ قُطْراً 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مِقْرَاضٌ</text:p>
          </table:table-cell>
          <table:table-cell/>
          <table:table-cell office:value-type="string" calcext:value-type="string">
            <text:p>قرض</text:p>
          </table:table-cell>
          <table:table-cell office:value-type="string" calcext:value-type="string">
            <text:p>مفعال</text:p>
          </table:table-cell>
          <table:table-cell office:value-type="string" calcext:value-type="string">
            <text:p>صيغة</text:p>
          </table:table-cell>
          <table:table-cell table:number-columns-repeated="22"/>
          <table:table-cell office:value-type="string" calcext:value-type="string">
            <text:p>مِقْرَاضٌ-مِقْرَاضٌ [ق ر ض] (صِيغَةُ مفعلل).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string" calcext:value-type="string">
            <text:p>مِقْرَابٌ</text:p>
          </table:table-cell>
          <table:table-cell/>
          <table:table-cell office:value-type="string" calcext:value-type="string">
            <text:p>قرب</text:p>
          </table:table-cell>
          <table:table-cell office:value-type="string" calcext:value-type="string">
            <text:p>مِفْعال</text:p>
          </table:table-cell>
          <table:table-cell office:value-type="string" calcext:value-type="string">
            <text:p>صيغة</text:p>
          </table:table-cell>
          <table:table-cell table:number-columns-repeated="5"/>
          <table:table-cell office:value-type="string" calcext:value-type="string">
            <text:p>مفرد</text:p>
          </table:table-cell>
          <table:table-cell office:value-type="string" calcext:value-type="string">
            <text:p>مَقَارِبُ;</text:p>
          </table:table-cell>
          <table:table-cell table:number-columns-repeated="15"/>
          <table:table-cell office:value-type="string" calcext:value-type="string">
            <text:p>(صيغَةُ مِفْعال). "آلَةُ مِقْرَابٍ" : آلَةٌ بِدَاخِلِهَا عَدَسَةٌ ل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string" calcext:value-type="string">
            <text:p>غِطْرَافٌ</text:p>
          </table:table-cell>
          <table:table-cell/>
          <table:table-cell office:value-type="string" calcext:value-type="string">
            <text:p>غطرف</text:p>
          </table:table-cell>
          <table:table-cell office:value-type="string" calcext:value-type="string">
            <text:p>مِفْع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غِطْرَافٌ-غِطْرَافٌ [غ ط ر ف] (صيغة مِفْعال)"رَجُلٌ غِطْرَافٌ" : سَيِّدٌ كَرِيمٌ، سَخِيٌّ.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string" calcext:value-type="string">
            <text:p>مِنْشَارٌ</text:p>
          </table:table-cell>
          <table:table-cell/>
          <table:table-cell office:value-type="string" calcext:value-type="string">
            <text:p>نشر</text:p>
          </table:table-cell>
          <table:table-cell office:value-type="string" calcext:value-type="string">
            <text:p>مِفْعال</text:p>
          </table:table-cell>
          <table:table-cell office:value-type="string" calcext:value-type="string">
            <text:p>صيغة</text:p>
          </table:table-cell>
          <table:table-cell table:number-columns-repeated="5"/>
          <table:table-cell office:value-type="string" calcext:value-type="string">
            <text:p>مفرد</text:p>
          </table:table-cell>
          <table:table-cell office:value-type="string" calcext:value-type="string">
            <text:p>مَنَاشِيرُ;</text:p>
          </table:table-cell>
          <table:table-cell table:number-columns-repeated="15"/>
          <table:table-cell office:value-type="string" calcext:value-type="string">
            <text:p>(صيغة مِفْعال) 1. : آلَةٌ مِنْ مَعْدِنٍ، ذَاتُ أَسْنَانٍ يُنْشَرُ بِهَا الْخَشَبُ أَوِ الْمَعْدِنُ. "مِنْشَارٌ كَهْرَبَائِيٌّ " "مِنْشَارٌ يَدَوِيٌّ". 2."أَبُو مِنْشَار" : نَوْعٌ مِنَ السَّمَكِ كَبِيرٌ، شَبِيهٌ بِالقِرْشِ، مِنْقَارُهُ مُسَطَّحٌ وَيَتَمَدَّدُ خَطّاً مُسْتَقِيماً عَلَى شَكْلِ مِنْشَارٍ يَحْمِلُ صَفَّيْنِ مِنَ الأَسْنَانِ.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مِنْقَارٌ</text:p>
          </table:table-cell>
          <table:table-cell/>
          <table:table-cell office:value-type="string" calcext:value-type="string">
            <text:p>نقر</text:p>
          </table:table-cell>
          <table:table-cell office:value-type="string" calcext:value-type="string">
            <text:p>مِفْعال</text:p>
          </table:table-cell>
          <table:table-cell office:value-type="string" calcext:value-type="string">
            <text:p>صيغة</text:p>
          </table:table-cell>
          <table:table-cell table:number-columns-repeated="5"/>
          <table:table-cell office:value-type="string" calcext:value-type="string">
            <text:p>مفرد</text:p>
          </table:table-cell>
          <table:table-cell office:value-type="string" calcext:value-type="string">
            <text:p>مَنَاقِيرُ;</text:p>
          </table:table-cell>
          <table:table-cell table:number-columns-repeated="15"/>
          <table:table-cell office:value-type="string" calcext:value-type="string">
            <text:p>(صيغة مِفْعال). "مِنْقَارُ الطَّائِرِ" : مَا يَنْقُرُ ويَتَنَاوَلُ بِهِ الطَّائِرُ طَعَامَهُ.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string" calcext:value-type="string">
            <text:p>مِهْمَازٌ</text:p>
          </table:table-cell>
          <table:table-cell/>
          <table:table-cell office:value-type="string" calcext:value-type="string">
            <text:p>همز</text:p>
          </table:table-cell>
          <table:table-cell office:value-type="string" calcext:value-type="string">
            <text:p>مِفْعال</text:p>
          </table:table-cell>
          <table:table-cell office:value-type="string" calcext:value-type="string">
            <text:p>صيغة</text:p>
          </table:table-cell>
          <table:table-cell table:number-columns-repeated="5"/>
          <table:table-cell office:value-type="string" calcext:value-type="string">
            <text:p>مفرد</text:p>
          </table:table-cell>
          <table:table-cell office:value-type="string" calcext:value-type="string">
            <text:p>مَهَامِيزُ;</text:p>
          </table:table-cell>
          <table:table-cell table:number-columns-repeated="15"/>
          <table:table-cell office:value-type="string" calcext:value-type="string">
            <text:p>(صيغة مِفْعال). 1."مِهْمَازُ النَّارِ" : آلَةٌ مِنْ حَدِيدٍ تُهْمَزُ بِهَا النَّارُ. 2."مِهْمَازُ الْفَرَسِ أَوِ الدَّابَّةِ" : حَدِيدَةٌ فِي مُؤَخَّرِ حِذَاءِ الرَّاكِبِ يَنْخُسُ بِهَا جَنْبَيْهَا.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string" calcext:value-type="string">
            <text:p>مِنْشَافٌ</text:p>
          </table:table-cell>
          <table:table-cell/>
          <table:table-cell office:value-type="string" calcext:value-type="string">
            <text:p>نشف</text:p>
          </table:table-cell>
          <table:table-cell office:value-type="string" calcext:value-type="string">
            <text:p>مِفْع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مِنْشَافٌ-مِنْشَافٌ، ةٌ [ن ش ف] (صيغة مِفْعال) "مِنْشَافَةُ الشَّعْرِ" : آلَةٌ كَهْرَبَائِيَّةٌ تُسْتَخْدَمُ لِتَنْشِيفِ الشَّعْرِ.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string" calcext:value-type="string">
            <text:p>مِكْثَارٌ</text:p>
          </table:table-cell>
          <table:table-cell/>
          <table:table-cell office:value-type="string" calcext:value-type="string">
            <text:p>كثر</text:p>
          </table:table-cell>
          <table:table-cell office:value-type="string" calcext:value-type="string">
            <text:p>مِفْع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مِكْثَارٌ-مِكْثَارٌ [ك ث ر] (صِيغَةُ مِفْعَال لِلْمُبَالَغَة). "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string" calcext:value-type="string">
            <text:p>مِمْطَارٌ</text:p>
          </table:table-cell>
          <table:table-cell/>
          <table:table-cell office:value-type="string" calcext:value-type="string">
            <text:p>مطر</text:p>
          </table:table-cell>
          <table:table-cell office:value-type="string" calcext:value-type="string">
            <text:p>مِفْعَال</text:p>
          </table:table-cell>
          <table:table-cell office:value-type="string" calcext:value-type="string">
            <text:p>صيغة</text:p>
          </table:table-cell>
          <table:table-cell table:number-columns-repeated="22"/>
          <table:table-cell office:value-type="string" calcext:value-type="string">
            <text:p>مِمْطَارٌ-مِمْطَارٌ [م ط ر] (صِيغَةُ مِفْعَال لِلْمُبَالَغَة). 1."سَحَابٌ دَاكِنٌ مِمْطَارٌ" : كَثِيرُ الْمَطَرِ. 2."آلَةُ المِمْطَارِ" : جِهَازٌ لِقِيَاسِ ارْتِفَاعِ الْمَطَرِ السَّاقِطِ فِي مَكَانٍ مَّا.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string" calcext:value-type="string">
            <text:p>مِبْسَامٌ</text:p>
          </table:table-cell>
          <table:table-cell/>
          <table:table-cell office:value-type="string" calcext:value-type="string">
            <text:p>بسم</text:p>
          </table:table-cell>
          <table:table-cell office:value-type="string" calcext:value-type="string">
            <text:p>مِفْع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مِبْسَامٌ-مِبْسَامٌ [ب س م] (صِيغَةُ مِفْعَال لِلْمُبَال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string" calcext:value-type="string">
            <text:p>مِبْكَارٌ</text:p>
          </table:table-cell>
          <table:table-cell/>
          <table:table-cell office:value-type="string" calcext:value-type="string">
            <text:p>بكر</text:p>
          </table:table-cell>
          <table:table-cell office:value-type="string" calcext:value-type="string">
            <text:p>مِفْع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مَبَاكِير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ِيغَةُ مِفْعَال لِلْمُبَالَغَةِ). 1."ثَمَرٌ مِبْكَارٌ" : ثَمَرٌ يُبَكِّرُ فِي النُّضْجِ. 2.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مِتْلاَفٌ</text:p>
          </table:table-cell>
          <table:table-cell/>
          <table:table-cell office:value-type="string" calcext:value-type="string">
            <text:p>تلف</text:p>
          </table:table-cell>
          <table:table-cell office:value-type="string" calcext:value-type="string">
            <text:p>مِفْع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مَتَالِيف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ِيغَةُ مِفْعَال لِلْمُبَالَغَةِ). "رَجُلٌ مِتْلاَفٌ" : شَدِيدُ الإِتْلاَفِ، أَيْ مَنْ يُتْلِفُ كُلَّ شَيْءٍ.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string" calcext:value-type="string">
            <text:p>مِجْهَارٌ</text:p>
          </table:table-cell>
          <table:table-cell/>
          <table:table-cell office:value-type="string" calcext:value-type="string">
            <text:p>جهر</text:p>
          </table:table-cell>
          <table:table-cell office:value-type="string" calcext:value-type="string">
            <text:p>مِفْع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مَجَاهِير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ِيغَةُ مِفْعَال لِلْمُبَالَغَةِ). 1."رَجُلٌ مِجْهَارٌ" : مَنْ يَتَكَلَّمُ بِصَوْتٍ مُرْتَفِعٍ. 2."خَاطَبَ النَّاسَ بِالمِجْهَارِ" : بِمُكَبِّرِ الصَّوْتِ. 3."يَسْتَخْدِمُ العَالِمُ آلَةَ المِجْهَارِ" : آلَة بَصَرِيَّة بِدَاخِلِهَا عَدَسَةٌ تُكَبِّرُ الأَجْسَامَ حَيْثُ يُرَى بِوَاسِطَتِهَا دَقَائِقُ كُرَيَّاتِ الدَّمِ وَالمِكْرُوبَاتِ مُكَبَّرَةً جِدّاً.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مِجْهَاضٌ</text:p>
          </table:table-cell>
          <table:table-cell/>
          <table:table-cell office:value-type="string" calcext:value-type="string">
            <text:p>جهض</text:p>
          </table:table-cell>
          <table:table-cell office:value-type="string" calcext:value-type="string">
            <text:p>مِفْع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مَجَاهِيض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ِيغَةُ مِفْعَال لِلْمُبَالَغَةِ). "اِمْرَأَةٌ مِجْهَاضٌ" : مَنْ تُجْهِضُ، تُسْقِطُ جَنِينَهَا قَبْلَ تَمَامِهِ.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string" calcext:value-type="string">
            <text:p>مِحْيَارٌ</text:p>
          </table:table-cell>
          <table:table-cell/>
          <table:table-cell office:value-type="string" calcext:value-type="string">
            <text:p>حير</text:p>
          </table:table-cell>
          <table:table-cell office:value-type="string" calcext:value-type="string">
            <text:p>مِفْع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مِحْيَارٌ-مِحْيَارٌ، ةٌ [ح ي ر] (صِيغَةُ مِفْعَال لِلْمُبَالَغَةِ). "رَجُلٌ مِحْيَارٌ" : كَثِيرُ التَّحَيُّرِ وَالتَّرَدُّدِ.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string" calcext:value-type="string">
            <text:p>مِخْلاَفٌ</text:p>
          </table:table-cell>
          <table:table-cell/>
          <table:table-cell office:value-type="string" calcext:value-type="string">
            <text:p>خلف</text:p>
          </table:table-cell>
          <table:table-cell office:value-type="string" calcext:value-type="string">
            <text:p>مِفْع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مَخَالِيف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ِيغَةُ مِفْعَال لِلْمُبَالَغَةِ). "مِخْلاَفٌ لِلْوُعُودِ": كَثِيرُ الإِخْلاَفِ بِوُعُودِهِ، مَنْ لاَ يَفِي بِهَا.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string" calcext:value-type="string">
            <text:p>مِخْنَاثٌ</text:p>
          </table:table-cell>
          <table:table-cell/>
          <table:table-cell office:value-type="string" calcext:value-type="string">
            <text:p>خنث</text:p>
          </table:table-cell>
          <table:table-cell office:value-type="string" calcext:value-type="string">
            <text:p>مِفْع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مَخَانِيث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ِيغَةُ مِفْعَال لِلْمُبَالَغَةِ). "رَجُلٌ مِخْنَاثٌ":كَثِيرُ التَّثَنِّي وَالتَّكَسُّرِ. "اِمْرَأَةٌ مِخْنَاثٌ".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مِدْرَارٌ</text:p>
          </table:table-cell>
          <table:table-cell/>
          <table:table-cell office:value-type="string" calcext:value-type="string">
            <text:p>درر</text:p>
          </table:table-cell>
          <table:table-cell office:value-type="string" calcext:value-type="string">
            <text:p>مِفْع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مِدْرَارٌ-مِدْرَارٌ، ةٌ [د ر ر]. 1.(صِيغَةُ مِفْعَال لِلْمُبَالَغَةِ). "مَطَرٌ مِدْرَارٌ" : غَزِيرٌ، كَثِيرٌ.نوح آية 11 وَيُرْسِلُ السَّمَاءَ عَلَيْكُمْ مِدْرَاراً (قرآن). 2."وَجَدْتُهَا تَبْكِي مِدْرَاراً" : دُمُوعاً سَاخِنَةً. "وَقَدْ سَقَتْ تَجَاعِيدَ وَجْهِهَا دُمُوعٌ مِدْرَارَةٌ". (ع. غلاب).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مِذْكَارٌ</text:p>
          </table:table-cell>
          <table:table-cell/>
          <table:table-cell office:value-type="string" calcext:value-type="string">
            <text:p>ذكر</text:p>
          </table:table-cell>
          <table:table-cell office:value-type="string" calcext:value-type="string">
            <text:p>مِفْع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مِذْكَارٌ-مِذْكَارٌ [ذ ك ر] (صِيغَةُ مِفْعَال لِلْمُبَالَغَةِ). 1."اِمْرَأَةٌ مِذْكَارٌ" : لاَ تَلِدُ إِلاَّ الذُّكُورَ. 2."رَجُلٌ مِذْكَارٌ" : لاَ يَلِدُ إِلاَّ الذُّكُورَ. 3."قَفْرٌ مِذْكَارٌ" : قَفْرٌ لاَ يَجْتَازُهُ إِلاَّ الذُّكُورُ لِشِدَّتِهِ وَصُعُوبَةِ مَسَالِكِهِ.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مِرْبَاعٌ</text:p>
          </table:table-cell>
          <table:table-cell/>
          <table:table-cell office:value-type="string" calcext:value-type="string">
            <text:p>ربع</text:p>
          </table:table-cell>
          <table:table-cell office:value-type="string" calcext:value-type="string">
            <text:p>مِفْعَال</text:p>
          </table:table-cell>
          <table:table-cell office:value-type="string" calcext:value-type="string">
            <text:p>صيغة</text:p>
          </table:table-cell>
          <table:table-cell table:number-columns-repeated="5"/>
          <table:table-cell office:value-type="string" calcext:value-type="string">
            <text:p>مفرد</text:p>
          </table:table-cell>
          <table:table-cell office:value-type="string" calcext:value-type="string">
            <text:p>مَرَابِيعُ;</text:p>
          </table:table-cell>
          <table:table-cell table:number-columns-repeated="15"/>
          <table:table-cell office:value-type="string" calcext:value-type="string">
            <text:p>(صِيغَةُ مِفْعَال لِلْمُبَالَغَةِ). 1."زَهَتِ الْمَرَابِيعُ" : الأَمَاكِنُ الَّتِي يَنْبُتُ فِيهَا النَّبَاتُ فِي أَوَّلِ أَيَّامِ الرَّبِيعِ. 2."شَابٌّ مِرْبَاعٌ" : رَبْعَةٌ، مُعْتَدِلُ القَامَةِ وَسِيطُهَا.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string" calcext:value-type="string">
            <text:p>مِرْسَالٌ</text:p>
          </table:table-cell>
          <table:table-cell/>
          <table:table-cell office:value-type="string" calcext:value-type="string">
            <text:p>رسل</text:p>
          </table:table-cell>
          <table:table-cell office:value-type="string" calcext:value-type="string">
            <text:p>مِفْع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ِيغَةُ مِفْعَال لِلْمُبَالَغَةِ). "جَاءَ مِرْسَالُهُ بِالبُشْرَى" : رَسُولُهُ.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مِرْطَابٌ</text:p>
          </table:table-cell>
          <table:table-cell/>
          <table:table-cell office:value-type="string" calcext:value-type="string">
            <text:p>رطب</text:p>
          </table:table-cell>
          <table:table-cell office:value-type="string" calcext:value-type="string">
            <text:p>مِفْعَال</text:p>
          </table:table-cell>
          <table:table-cell office:value-type="string" calcext:value-type="string">
            <text:p>صيغة</text:p>
          </table:table-cell>
          <table:table-cell table:number-columns-repeated="5"/>
          <table:table-cell office:value-type="string" calcext:value-type="string">
            <text:p>مفرد</text:p>
          </table:table-cell>
          <table:table-cell office:value-type="string" calcext:value-type="string">
            <text:p>مَرَاطِيبُ;</text:p>
          </table:table-cell>
          <table:table-cell table:number-columns-repeated="15"/>
          <table:table-cell office:value-type="string" calcext:value-type="string">
            <text:p>(صِيغَةُ مِفْعَال لِلْمُبَالَغَةِ).: آلَةٌ لِمَعْرِفَةِ دَرَجَةِ رُطُوبَةِ الهَوَاءِ، مِيزَانُ الرُّطُوبَةِ.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مِرْكَاضٌ</text:p>
          </table:table-cell>
          <table:table-cell/>
          <table:table-cell office:value-type="string" calcext:value-type="string">
            <text:p>ركض</text:p>
          </table:table-cell>
          <table:table-cell office:value-type="string" calcext:value-type="string">
            <text:p>مِفْع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مِرْكَاضٌ-مِرْكَاضٌ [ر ك ض] (صِيغَةُ مِفْعَال لِلْمُبَالَغَةِ). "رَجُلٌ مِرْكَاضٌ" : عَدَّاءٌ.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مِرْيَاحٌ</text:p>
          </table:table-cell>
          <table:table-cell/>
          <table:table-cell office:value-type="string" calcext:value-type="string">
            <text:p>ريح</text:p>
          </table:table-cell>
          <table:table-cell office:value-type="string" calcext:value-type="string">
            <text:p>مِفْعَال</text:p>
          </table:table-cell>
          <table:table-cell office:value-type="string" calcext:value-type="string">
            <text:p>صيغة</text:p>
          </table:table-cell>
          <table:table-cell table:number-columns-repeated="22"/>
          <table:table-cell office:value-type="string" calcext:value-type="string">
            <text:p>مِرْيَاحٌ-مِرْيَاحٌ [ر ي ح] (صِيغَةُ مِفْعَال لِلْمُبَالَغَةِ). "مِرْيَاحُ الرِّيحِ" : آلَةٌ لِقِيَاسِ سُرْعَةِ الرِّيحِ.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مِسْفَارٌ</text:p>
          </table:table-cell>
          <table:table-cell/>
          <table:table-cell office:value-type="string" calcext:value-type="string">
            <text:p>سفر</text:p>
          </table:table-cell>
          <table:table-cell office:value-type="string" calcext:value-type="string">
            <text:p>مِفْع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مَسَافِير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ِيغَةُ مِفْعَال لِلْمُبَالَغَةِ). "رَجُلٌ مِسْفَارٌ" : كَثِيرُ الأَسْفَارِ.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مِسْقَامٌ</text:p>
          </table:table-cell>
          <table:table-cell/>
          <table:table-cell office:value-type="string" calcext:value-type="string">
            <text:p>سقم</text:p>
          </table:table-cell>
          <table:table-cell office:value-type="string" calcext:value-type="string">
            <text:p>مِفْع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مِسْقَامٌ-مِسْقَامٌ، ةٌ [س ق م] (صِيغَةُ مِفْعَال لِ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مِصْرَادٌ</text:p>
          </table:table-cell>
          <table:table-cell/>
          <table:table-cell office:value-type="string" calcext:value-type="string">
            <text:p>صرد</text:p>
          </table:table-cell>
          <table:table-cell office:value-type="string" calcext:value-type="string">
            <text:p>مِفْع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ِيغَةُ مِفْعَال لِلْمُبَالَغَةِ). 1."رَجُلٌ مِصْرَادٌ" : رَجُلٌ سَرِيعُ الثَّأَثُّرِ بِالبَرْدِ. 2."رَجُلٌ مِصْرَادٌ، شَدِيدُ المِرَاسِ" : القَوِيُّ عَلَى البَرْدِ. "رَصَاصَةٌ مِصْرَادَةٌ" : نَافِذَةٌ. 3."رِيحٌ مِصْرَادٌ" : ذَاتُ غَيْمٍ أَوْ بَرْدٍ.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مِضْحَاكٌ</text:p>
          </table:table-cell>
          <table:table-cell/>
          <table:table-cell office:value-type="string" calcext:value-type="string">
            <text:p>ضحك</text:p>
          </table:table-cell>
          <table:table-cell office:value-type="string" calcext:value-type="string">
            <text:p>مِفْع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مَضَاحِيك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ِيغَةُ مِفْعَال لِلْمُبَالَغَةِ). "رَجُلٌ مِضْحَاكٌ" : كَثِيرُ الضَّحِكِ، باعِثٌ عَلَيْهِ.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مِضْيَاعٌ</text:p>
          </table:table-cell>
          <table:table-cell/>
          <table:table-cell office:value-type="string" calcext:value-type="string">
            <text:p>ضيع</text:p>
          </table:table-cell>
          <table:table-cell office:value-type="string" calcext:value-type="string">
            <text:p>مِفْع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مِضْيَاعٌ-مِضْيَاعٌ، ةٌ [ض ي ع] (صِيغَةُ مِفْعَال لِلْمُبَالَغَةِ). "شَابٌّ مِضْيَاعٌ" : كَثِيرُ التَّضْيِيعِ، الضَّائِعُ، التَّائِهُ.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مِضْيَافٌ</text:p>
          </table:table-cell>
          <table:table-cell/>
          <table:table-cell office:value-type="string" calcext:value-type="string">
            <text:p>ضيف</text:p>
          </table:table-cell>
          <table:table-cell office:value-type="string" calcext:value-type="string">
            <text:p>مِفْع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مَضَايِيف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مِفْعَال لِلْمُبَالَغَةِ). "رَجُلٌ مِضْيَافٌ" : حَسَنُ الضِّيَافَةِ ،كَثِيرُ الضُّيُوفِ.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مِطْرَابٌ</text:p>
          </table:table-cell>
          <table:table-cell/>
          <table:table-cell office:value-type="string" calcext:value-type="string">
            <text:p>طرب</text:p>
          </table:table-cell>
          <table:table-cell office:value-type="string" calcext:value-type="string">
            <text:p>مِفْع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مِطْرَابٌ-مِطْرَابٌ [ط ر ب] (صِيغَةُ مِفْعَال لِلْمُبَالَغَةِ). "رَجُلٌ مِطْرَابٌ" : كَثِيرُ الطَّرَبِ.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مِطْعَامٌ</text:p>
          </table:table-cell>
          <table:table-cell/>
          <table:table-cell office:value-type="string" calcext:value-type="string">
            <text:p>طعم</text:p>
          </table:table-cell>
          <table:table-cell office:value-type="string" calcext:value-type="string">
            <text:p>مِفْع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مِطْعَامٌ-مِطْعَامٌ [ط ع م] (صِيغَةُ مِفْعَال لِلْمُبَالَغَةِ). 1."رَجُلٌ كَرِيمٌ مِطْعَامٌ" : كَثِيرُ الإِطْعَامِ. 2."مَا رَأَى مِطْعَاماً مِثْلَهُ" : أَكُولاً.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مِطْلاَقٌ</text:p>
          </table:table-cell>
          <table:table-cell/>
          <table:table-cell office:value-type="string" calcext:value-type="string">
            <text:p>طلق</text:p>
          </table:table-cell>
          <table:table-cell office:value-type="string" calcext:value-type="string">
            <text:p>مِفْع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مِطْلاَقٌ-مِطْلاَقٌ [ط ل ق] (صِيغَةُ مِفْعَال لِلْمُبَالَغَةِ). "رَجُلٌ مِطْلاَقٌ" : كَثِيرُ التَّطْلِيقِ.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مِطْمَاعٌ</text:p>
          </table:table-cell>
          <table:table-cell/>
          <table:table-cell office:value-type="string" calcext:value-type="string">
            <text:p>طمع</text:p>
          </table:table-cell>
          <table:table-cell office:value-type="string" calcext:value-type="string">
            <text:p>مِفْع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مِطْمَاعٌ-مِطْمَاعٌ، ةٌ [ط م ع] (صِيغَةُ مِفْعَال لِلْمُبَالَغَةِ). "رَجُلٌ مِطْمَاعٌ": كَثِيرُ الطَّمَعِ.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مِظْفَارٌ</text:p>
          </table:table-cell>
          <table:table-cell/>
          <table:table-cell office:value-type="string" calcext:value-type="string">
            <text:p>ظفر</text:p>
          </table:table-cell>
          <table:table-cell office:value-type="string" calcext:value-type="string">
            <text:p>مِفْع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مَظَافِير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ِيغَةُ مِفْعَال لِلْمُبَالَغَةِ). "بَطَلٌ مِظْفَارٌ" : يُصَاحِبُهُ الظَّفَرُ، الفَوْزُ فِي كُلِّ مَا يَقُومُ بِهِ.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مِظْلاَمٌ</text:p>
          </table:table-cell>
          <table:table-cell/>
          <table:table-cell office:value-type="string" calcext:value-type="string">
            <text:p>ظلم</text:p>
          </table:table-cell>
          <table:table-cell office:value-type="string" calcext:value-type="string">
            <text:p>مِفْع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مِظْلاَمٌ-مِظْلاَمٌ [ظ ل م] (صِيغَةُ مِفْعَال لِلْمُبَالَغَةِ). 1."لَيْلٌ مِظْلاَمٌ" : شَدِيدُ الظَّلاَمِ. 2."أَمْرٌ أَويَوْمٌ مِظْلامٌ" : لايُدْرَى مِنْ أَيْنَ يُؤْتَى.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مِعْشَابٌ</text:p>
          </table:table-cell>
          <table:table-cell/>
          <table:table-cell office:value-type="string" calcext:value-type="string">
            <text:p>عشب</text:p>
          </table:table-cell>
          <table:table-cell office:value-type="string" calcext:value-type="string">
            <text:p>مِفْع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مَعَاشِيب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ِيغَةُ مِفْعَال لِلْمُبَالَغَةِ). "أَرْضٌ مِعْشَابٌ" : ذَاتُ عُشْبٍ كَثِيرٍ.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مِعْطَاءٌ</text:p>
          </table:table-cell>
          <table:table-cell/>
          <table:table-cell office:value-type="string" calcext:value-type="string">
            <text:p>عطو</text:p>
          </table:table-cell>
          <table:table-cell office:value-type="string" calcext:value-type="string">
            <text:p>مِفْعَال</text:p>
          </table:table-cell>
          <table:table-cell office:value-type="string" calcext:value-type="string">
            <text:p>صيغة</text:p>
          </table:table-cell>
          <table:table-cell table:number-columns-repeated="5"/>
          <table:table-cell office:value-type="string" calcext:value-type="string">
            <text:p>مفرد</text:p>
          </table:table-cell>
          <table:table-cell office:value-type="string" calcext:value-type="string">
            <text:p>ات;مَعَاطي;</text:p>
          </table:table-cell>
          <table:table-cell table:number-columns-repeated="2"/>
          <table:table-cell office:value-type="string" calcext:value-type="string">
            <text:p>Dz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(صِيغَةُ مِفْعَال لِلْمُبَالَغَةِ). لِلْمُذَكَّرِ وَالْمُؤَنَّثِ. "رَجُلٌ مِعْطَاءٌ" : كَثِيرُ العَطَاءِ.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مِعْطَاءة</text:p>
          </table:table-cell>
          <table:table-cell/>
          <table:table-cell office:value-type="string" calcext:value-type="string">
            <text:p>عطي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ات;مَعَاطي;</text:p>
          </table:table-cell>
          <table:table-cell table:number-columns-repeated="2"/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2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مِفْضَالٌ</text:p>
          </table:table-cell>
          <table:table-cell/>
          <table:table-cell office:value-type="string" calcext:value-type="string">
            <text:p>فضل</text:p>
          </table:table-cell>
          <table:table-cell office:value-type="string" calcext:value-type="string">
            <text:p>مِفْع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مِفْضَالٌ-مِفْضَالٌ، ةٌ [ف ض ل] (صِيغَةُ مِفْعَال لِلْمُبَالَغَةِ). "رَجُلٌ مِفْضَالٌ" : كَثِيرُ الفَضْلِ.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string" calcext:value-type="string">
            <text:p>مِقْدَامٌ</text:p>
          </table:table-cell>
          <table:table-cell/>
          <table:table-cell office:value-type="string" calcext:value-type="string">
            <text:p>قدم</text:p>
          </table:table-cell>
          <table:table-cell office:value-type="string" calcext:value-type="string">
            <text:p>مِفْع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مَقَادِيم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ِيغَةُ مِفْعَال لِلْمُبَالَغَةِ). "مُحَارِبٌ مِقْدَامٌ" : كَثِيرُ الإِقْدَامِ. "رَجُلٌ فَعَّالٌ لِمَا يَقُولُ مِقْدَامٌ لاَ يَهَابُ".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string" calcext:value-type="string">
            <text:p>مِقْرَاءٌ</text:p>
          </table:table-cell>
          <table:table-cell/>
          <table:table-cell office:value-type="string" calcext:value-type="string">
            <text:p>قري</text:p>
          </table:table-cell>
          <table:table-cell office:value-type="string" calcext:value-type="string">
            <text:p>مِفْعَال</text:p>
          </table:table-cell>
          <table:table-cell office:value-type="string" calcext:value-type="string">
            <text:p>صيغة</text:p>
          </table:table-cell>
          <table:table-cell table:number-columns-repeated="5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 table:number-columns-repeated="2"/>
          <table:table-cell office:value-type="string" calcext:value-type="string">
            <text:p>Dz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مِقْرَاءٌ-مِقْرَاءٌ [ق ر ي] (صِيغَةُ مِفْعَال لِلْمُبَالَغَةِ). "رَجُلٌ مِقْرَاءٌ" : الَّذِي يَقْرِي الضَّيْفَ، أَيْ يُكْرِمُ الضُّيُوفَ بِسَخَاءٍ.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string" calcext:value-type="string">
            <text:p>مِقْرَاءة</text:p>
          </table:table-cell>
          <table:table-cell/>
          <table:table-cell office:value-type="string" calcext:value-type="string">
            <text:p>قرء</text:p>
          </table:table-cell>
          <table:table-cell table:number-columns-repeated="4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2"/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string" calcext:value-type="string">
            <text:p>مِلْحَاحٌ</text:p>
          </table:table-cell>
          <table:table-cell/>
          <table:table-cell office:value-type="string" calcext:value-type="string">
            <text:p>لحح</text:p>
          </table:table-cell>
          <table:table-cell office:value-type="string" calcext:value-type="string">
            <text:p>مِفْع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مِلْحَاحٌ-مِلْحَاحٌ [ل ح ح] (صِيغَةُ مِفْعَال لِلْمُبَالَغَةِ). "رَجُلٌ مِلْحَاحٌ" : كَثِيرُ الإلْحَاحِ.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string" calcext:value-type="string">
            <text:p>مِمْرَاضٌ</text:p>
          </table:table-cell>
          <table:table-cell/>
          <table:table-cell office:value-type="string" calcext:value-type="string">
            <text:p>مرض</text:p>
          </table:table-cell>
          <table:table-cell office:value-type="string" calcext:value-type="string">
            <text:p>مِفْع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مِمْرَاضٌ-مِمْرَاضٌ [م ر ض] (صِيغَةُ مِفْعَال لِلْمُبَالَغَةِ). "رَجُلٌ مِمْرَاضٌ" : كَثِيرُ الْمَرَضِ.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string" calcext:value-type="string">
            <text:p>مِنْعَامٌ</text:p>
          </table:table-cell>
          <table:table-cell/>
          <table:table-cell office:value-type="string" calcext:value-type="string">
            <text:p>نعم</text:p>
          </table:table-cell>
          <table:table-cell office:value-type="string" calcext:value-type="string">
            <text:p>مِفْع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مِنْعَامٌ-مِنْعَامٌ [ن ع م] (صِيغَةُ مِفْعَال لِلْمُبَالَغَةِ). "رَجُلٌ مِنْعَامٌ": كَرِيمٌ، مِفْضَالٌ.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string" calcext:value-type="string">
            <text:p>مِمْلاَقٌ</text:p>
          </table:table-cell>
          <table:table-cell/>
          <table:table-cell office:value-type="string" calcext:value-type="string">
            <text:p>ملق</text:p>
          </table:table-cell>
          <table:table-cell office:value-type="string" calcext:value-type="string">
            <text:p>مِفْع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مِمْلاَقٌ-مِمْلاَقٌ [م ل ق] (صِيغَةُ مِفْعَال لِلْمُبَالغَة). "رَجُلٌ مِمْلاَقٌ" : فَقِيرٌ جِدّاً، مُعْدِمٌ.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string" calcext:value-type="string">
            <text:p>مِغْوَارٌ</text:p>
          </table:table-cell>
          <table:table-cell/>
          <table:table-cell office:value-type="string" calcext:value-type="string">
            <text:p>غور</text:p>
          </table:table-cell>
          <table:table-cell office:value-type="string" calcext:value-type="string">
            <text:p>مِفْع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مَغَاوِر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ِيغَةُ مِفْعَال لِلمُبَالَغَةِ). 1. "بَطَلٌ مِغْوَارٌ" : شُجَاعٌ، مُقَاتِلٌ،كَثِيرُ الغَارَاتِ. 2. "فَرَسٌ مِغْوَارٌ" : سَرِيعٌ.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string" calcext:value-type="string">
            <text:p>مِظْمَاءٌ</text:p>
          </table:table-cell>
          <table:table-cell/>
          <table:table-cell office:value-type="string" calcext:value-type="string">
            <text:p>ظمء</text:p>
          </table:table-cell>
          <table:table-cell office:value-type="string" calcext:value-type="string">
            <text:p>مِفْعَال</text:p>
          </table:table-cell>
          <table:table-cell office:value-type="string" calcext:value-type="string">
            <text:p>صيغة</text:p>
          </table:table-cell>
          <table:table-cell table:number-columns-repeated="5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 table:number-columns-repeated="2"/>
          <table:table-cell office:value-type="string" calcext:value-type="string">
            <text:p>Dz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مِظْمَاءٌ-مِظْمَاءٌ [ظ م أ] (صِيغَةُ مِفْعَال لِلمُبالَغَةِ). "وَلَدٌ مِظْمَاءٌ": شَدِيدُ العَطَشِ.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string" calcext:value-type="string">
            <text:p>مِظْمَاءة</text:p>
          </table:table-cell>
          <table:table-cell/>
          <table:table-cell office:value-type="string" calcext:value-type="string">
            <text:p>ظمء</text:p>
          </table:table-cell>
          <table:table-cell table:number-columns-repeated="7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 table:number-columns-repeated="2"/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2"/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string" calcext:value-type="string">
            <text:p>مِقْفَارٌ</text:p>
          </table:table-cell>
          <table:table-cell/>
          <table:table-cell office:value-type="string" calcext:value-type="string">
            <text:p>قفر</text:p>
          </table:table-cell>
          <table:table-cell office:value-type="string" calcext:value-type="string">
            <text:p>مِفْع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مِقْفَارٌ-مِقْفَارٌ [ق ف ر] (صِيغَةُ مِفْعَال للمُبَالَغَةِ)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string" calcext:value-type="string">
            <text:p>مِكْرَامٌ</text:p>
          </table:table-cell>
          <table:table-cell/>
          <table:table-cell office:value-type="string" calcext:value-type="string">
            <text:p>كرم</text:p>
          </table:table-cell>
          <table:table-cell office:value-type="string" calcext:value-type="string">
            <text:p>مِفْع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مِكْرَامٌ-مِكْرَامٌ [ك ر م] (صِيغَةُ مِفْعَال للمُبَالَغَةِ). "رَجُلٌ مِكْرَامٌ" : ذُو كَرَمٍ بَالِغٍ، زَائِدٍ.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string" calcext:value-type="string">
            <text:p>مِذْيَاعٌ</text:p>
          </table:table-cell>
          <table:table-cell/>
          <table:table-cell office:value-type="string" calcext:value-type="string">
            <text:p>ذيع</text:p>
          </table:table-cell>
          <table:table-cell office:value-type="string" calcext:value-type="string">
            <text:p>مِفْعَالٍ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مَذَايِيع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ِيغَةُ مِفْعَالٍ لِلْمُبَالَغَةِ).1."رَجُلٌ مِذْيَاعٌ" : لاَ يَكْتُمُ سِرّاً، ثَرْثَارٌ، م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string" calcext:value-type="string">
            <text:p>مِرْفَاعٌ</text:p>
          </table:table-cell>
          <table:table-cell/>
          <table:table-cell office:value-type="string" calcext:value-type="string">
            <text:p>رفع</text:p>
          </table:table-cell>
          <table:table-cell office:value-type="string" calcext:value-type="string">
            <text:p>مِفْعَالٍ</text:p>
          </table:table-cell>
          <table:table-cell office:value-type="string" calcext:value-type="string">
            <text:p>صيغة</text:p>
          </table:table-cell>
          <table:table-cell table:number-columns-repeated="5"/>
          <table:table-cell office:value-type="string" calcext:value-type="string">
            <text:p>مفرد</text:p>
          </table:table-cell>
          <table:table-cell office:value-type="string" calcext:value-type="string">
            <text:p>مَرَافِيعُ;</text:p>
          </table:table-cell>
          <table:table-cell table:number-columns-repeated="15"/>
          <table:table-cell office:value-type="string" calcext:value-type="string">
            <text:p>(صِيغَةُ مِفْعَالٍ لِلْمُبَالَغَةِ).: جِهَازٌ لِرَفْعِ الأَثْقَالِ، رَافِعَةٌ.</text:p>
          </table:table-cell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string" calcext:value-type="string">
            <text:p>مِسْهَارٌ</text:p>
          </table:table-cell>
          <table:table-cell/>
          <table:table-cell office:value-type="string" calcext:value-type="string">
            <text:p>سهر</text:p>
          </table:table-cell>
          <table:table-cell office:value-type="string" calcext:value-type="string">
            <text:p>مِفْعَالٍ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مَسَاهِير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صِيغَةُ مِفْعَالٍ لِلْمُبَالَغَةِ). "وَلَدٌ مِسْهَارٌ" : مُدَاوِمٌ عَلَى السَّهَرِ.</text:p>
          </table:table-cell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string" calcext:value-type="string">
            <text:p>مِغْنَاجٌ</text:p>
          </table:table-cell>
          <table:table-cell/>
          <table:table-cell office:value-type="string" calcext:value-type="string">
            <text:p>غنج</text:p>
          </table:table-cell>
          <table:table-cell office:value-type="string" calcext:value-type="string">
            <text:p>مِفْعَالٍ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مِغْنَاجٌ-مِغْنَاجٌ [غ ن ج] (صِيغَةُ مِفْعَالٍ لِلْمُبَالَغَةِ). "اِمْرَ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string" calcext:value-type="string">
            <text:p>مِهْذَارٌ</text:p>
          </table:table-cell>
          <table:table-cell/>
          <table:table-cell office:value-type="string" calcext:value-type="string">
            <text:p>هذر</text:p>
          </table:table-cell>
          <table:table-cell office:value-type="string" calcext:value-type="string">
            <text:p>مِفْعَالٍ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مَهَاذِير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(مذ، مؤ) (صِيغَةُ مِفْعَال لِلْمُبَالَغَةِ). "رَجُلٌ مِهْذَارٌ" : كَثِيرُ الكَلاَمِ بِلاَ فَائِدَةٍ، مَنْ يَتَكَلَّمُ ع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string" calcext:value-type="string">
            <text:p>مِثْقَالٌ</text:p>
          </table:table-cell>
          <table:table-cell/>
          <table:table-cell office:value-type="string" calcext:value-type="string">
            <text:p>ثقل</text:p>
          </table:table-cell>
          <table:table-cell office:value-type="string" calcext:value-type="string">
            <text:p>مِفْعَالٍ</text:p>
          </table:table-cell>
          <table:table-cell office:value-type="string" calcext:value-type="string">
            <text:p>صيغة</text:p>
          </table:table-cell>
          <table:table-cell table:number-columns-repeated="5"/>
          <table:table-cell office:value-type="string" calcext:value-type="string">
            <text:p>مفرد</text:p>
          </table:table-cell>
          <table:table-cell office:value-type="string" calcext:value-type="string">
            <text:p>مَثَاقِيلُ;</text:p>
          </table:table-cell>
          <table:table-cell table:number-columns-repeated="15"/>
          <table:table-cell office:value-type="string" calcext:value-type="string">
            <text:p>. 1. : أَدَاةٌ يُوزَنُ بِهَا. 2."مِثْقَالُ مَادَّةٍ مِنَ الْمَوَادِّ" : وَزْنُهَا. 3."مِثْقَالُ ذَرَّةٍ" : قَدْرٌ تَافِهٌ. الزلزلة آية 7 ، 8 فَمَنْ يَعْمَلْ مِثْقَالَ ذَرَّةٍ خَيْراً يَرَهْ وَمَنْ يَعْمَلْ مِثْقَالَ ذَرَّةٍ شَرًّا يَرَهْ (قرآن).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string" calcext:value-type="string">
            <text:p>مِطْوَاعٌ</text:p>
          </table:table-cell>
          <table:table-cell/>
          <table:table-cell office:value-type="string" calcext:value-type="string">
            <text:p>طوع</text:p>
          </table:table-cell>
          <table:table-cell office:value-type="string" calcext:value-type="string">
            <text:p>مِفْعَالٍ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مَطَاوِيعُ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. "وَلَدٌ مِطْوَاعٌ" : مُطِيعٌ وَمُسْرِعٌ إِلَى الطَّاعَةِ.</text:p>
          </table:table-cell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string" calcext:value-type="string">
            <text:p>مِغْيَارٌ</text:p>
          </table:table-cell>
          <table:table-cell/>
          <table:table-cell office:value-type="string" calcext:value-type="string">
            <text:p>غير</text:p>
          </table:table-cell>
          <table:table-cell office:value-type="string" calcext:value-type="string">
            <text:p>مِفْعَا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. "رَجُلٌ مِغْيَارٌ" : مَنْ يَغَارُ كَثِيراً.</text:p>
          </table:table-cell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string" calcext:value-type="string">
            <text:p>مِقْحَامٌ</text:p>
          </table:table-cell>
          <table:table-cell/>
          <table:table-cell office:value-type="string" calcext:value-type="string">
            <text:p>قحم</text:p>
          </table:table-cell>
          <table:table-cell office:value-type="string" calcext:value-type="string">
            <text:p>مِفْعَالٍ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مِقْحَامٌ-مِقْحَامٌ [ق ح م] (صِيغَةُ مِفْعَالٍ لِلْمُبَالَغَةِ</text:p>
          </table:table-cell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string" calcext:value-type="string">
            <text:p>مِحْقَانٌ</text:p>
          </table:table-cell>
          <table:table-cell/>
          <table:table-cell office:value-type="string" calcext:value-type="string">
            <text:p>حقن</text:p>
          </table:table-cell>
          <table:table-cell table:number-columns-repeated="4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مِحْقَانٌ-مِحْقَانٌ، ةٌ [ح ق ن].: مَنْ يَحْبِسُ بَوْلَهُ.</text:p>
          </table:table-cell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string" calcext:value-type="string">
            <text:p>مِسْكِينٌ</text:p>
          </table:table-cell>
          <table:table-cell/>
          <table:table-cell office:value-type="string" calcext:value-type="string">
            <text:p>سكن</text:p>
          </table:table-cell>
          <table:table-cell office:value-type="string" calcext:value-type="string">
            <text:p>مِفْعِيل</text:p>
          </table:table-cell>
          <table:table-cell office:value-type="string" calcext:value-type="string">
            <text:p>صيغ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مَسَاكِينُ;مِسْكِينَاتٌ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. 1."رَجُلٌ مِسْكِينٌ" : مُحْتَاجٌ، فَقِيرٌ مُعْدَمٌ.الإنسان آية 8 وَيُطْعِمُونَ الطَّعَامَ عَلَى حُبِّهِ مِسْكِيناً وَيَتِيماً وَأَسِيراً (قرآن). 2."مِسْكِينٌ يَعْتَزِلُ النَّاسَ لِضُعْفِهِ" : ضَعِيفٌ، ذَلِيلٌ.</text:p>
          </table:table-cell>
        </table:table-row>
        <table:table-row table:style-name="ro2">
          <table:table-cell office:value-type="float" office:value="2069" calcext:value-type="float">
            <text:p>2069</text:p>
          </table:table-cell>
          <table:table-cell office:value-type="string" calcext:value-type="string">
            <text:p>آصالٌ</text:p>
          </table:table-cell>
          <table:table-cell/>
          <table:table-cell office:value-type="string" calcext:value-type="string">
            <text:p>ءصل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َصيلٌ</text:p>
          </table:table-cell>
          <table:table-cell table:number-columns-repeated="15"/>
        </table:table-row>
        <table:table-row table:style-name="ro2">
          <table:table-cell office:value-type="float" office:value="2070" calcext:value-type="float">
            <text:p>2070</text:p>
          </table:table-cell>
          <table:table-cell office:value-type="string" calcext:value-type="string">
            <text:p>أَبْدالٌ</text:p>
          </table:table-cell>
          <table:table-cell/>
          <table:table-cell office:value-type="string" calcext:value-type="string">
            <text:p>بدل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بَديلٌ</text:p>
          </table:table-cell>
          <table:table-cell table:number-columns-repeated="15"/>
        </table:table-row>
        <table:table-row table:style-name="ro2">
          <table:table-cell office:value-type="float" office:value="2071" calcext:value-type="float">
            <text:p>2071</text:p>
          </table:table-cell>
          <table:table-cell office:value-type="string" calcext:value-type="string">
            <text:p>أَبْطالٌ</text:p>
          </table:table-cell>
          <table:table-cell/>
          <table:table-cell office:value-type="string" calcext:value-type="string">
            <text:p>بطل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بَطَلٌ</text:p>
          </table:table-cell>
          <table:table-cell table:number-columns-repeated="15"/>
        </table:table-row>
        <table:table-row table:style-name="ro2">
          <table:table-cell office:value-type="float" office:value="2072" calcext:value-type="float">
            <text:p>2072</text:p>
          </table:table-cell>
          <table:table-cell office:value-type="string" calcext:value-type="string">
            <text:p>أُثَمَاءُ</text:p>
          </table:table-cell>
          <table:table-cell/>
          <table:table-cell office:value-type="string" calcext:value-type="string">
            <text:p>ءثم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َثِيم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073" calcext:value-type="float">
            <text:p>2073</text:p>
          </table:table-cell>
          <table:table-cell office:value-type="string" calcext:value-type="string">
            <text:p>أَجِدَّةٌ</text:p>
          </table:table-cell>
          <table:table-cell/>
          <table:table-cell office:value-type="string" calcext:value-type="string">
            <text:p>جدد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جَدِيدٌ</text:p>
          </table:table-cell>
          <table:table-cell table:number-columns-repeated="15"/>
        </table:table-row>
        <table:table-row table:style-name="ro2">
          <table:table-cell office:value-type="float" office:value="2074" calcext:value-type="float">
            <text:p>2074</text:p>
          </table:table-cell>
          <table:table-cell office:value-type="string" calcext:value-type="string">
            <text:p>أُجَرَاءُ</text:p>
          </table:table-cell>
          <table:table-cell/>
          <table:table-cell office:value-type="string" calcext:value-type="string">
            <text:p>ءجر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َجِير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075" calcext:value-type="float">
            <text:p>2075</text:p>
          </table:table-cell>
          <table:table-cell office:value-type="string" calcext:value-type="string">
            <text:p>أَجْرِيَاءُ</text:p>
          </table:table-cell>
          <table:table-cell/>
          <table:table-cell office:value-type="string" calcext:value-type="string">
            <text:p>جري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جَرِيّ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076" calcext:value-type="float">
            <text:p>2076</text:p>
          </table:table-cell>
          <table:table-cell office:value-type="string" calcext:value-type="string">
            <text:p>أَجْزَالٌ</text:p>
          </table:table-cell>
          <table:table-cell/>
          <table:table-cell office:value-type="string" calcext:value-type="string">
            <text:p>جزل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جَزِيلٌ</text:p>
          </table:table-cell>
          <table:table-cell table:number-columns-repeated="15"/>
        </table:table-row>
        <table:table-row table:style-name="ro2">
          <table:table-cell office:value-type="float" office:value="2077" calcext:value-type="float">
            <text:p>2077</text:p>
          </table:table-cell>
          <table:table-cell office:value-type="string" calcext:value-type="string">
            <text:p>أَجِلاَّءُ</text:p>
          </table:table-cell>
          <table:table-cell/>
          <table:table-cell office:value-type="string" calcext:value-type="string">
            <text:p>جلل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جَلِيل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078" calcext:value-type="float">
            <text:p>2078</text:p>
          </table:table-cell>
          <table:table-cell office:value-type="string" calcext:value-type="string">
            <text:p>أَحِبَّةٌ</text:p>
          </table:table-cell>
          <table:table-cell/>
          <table:table-cell office:value-type="string" calcext:value-type="string">
            <text:p>حبب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حَبيبٌ</text:p>
          </table:table-cell>
          <table:table-cell table:number-columns-repeated="15"/>
        </table:table-row>
        <table:table-row table:style-name="ro2">
          <table:table-cell office:value-type="float" office:value="2079" calcext:value-type="float">
            <text:p>2079</text:p>
          </table:table-cell>
          <table:table-cell office:value-type="string" calcext:value-type="string">
            <text:p>أحِمَّاءٌ</text:p>
          </table:table-cell>
          <table:table-cell/>
          <table:table-cell office:value-type="string" calcext:value-type="string">
            <text:p>حمم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حَمِيم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080" calcext:value-type="float">
            <text:p>2080</text:p>
          </table:table-cell>
          <table:table-cell office:value-type="string" calcext:value-type="string">
            <text:p>أَخِفَّاءُ</text:p>
          </table:table-cell>
          <table:table-cell/>
          <table:table-cell office:value-type="string" calcext:value-type="string">
            <text:p>خفف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خَفِيف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081" calcext:value-type="float">
            <text:p>2081</text:p>
          </table:table-cell>
          <table:table-cell office:value-type="string" calcext:value-type="string">
            <text:p>أَخِلاَّءٌ</text:p>
          </table:table-cell>
          <table:table-cell/>
          <table:table-cell office:value-type="string" calcext:value-type="string">
            <text:p>خلل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خَلِيل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082" calcext:value-type="float">
            <text:p>2082</text:p>
          </table:table-cell>
          <table:table-cell office:value-type="string" calcext:value-type="string">
            <text:p>أُدَبَاءُ</text:p>
          </table:table-cell>
          <table:table-cell/>
          <table:table-cell office:value-type="string" calcext:value-type="string">
            <text:p>ءدب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َدِيب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083" calcext:value-type="float">
            <text:p>2083</text:p>
          </table:table-cell>
          <table:table-cell office:value-type="string" calcext:value-type="string">
            <text:p>أَدِقَّةٌ</text:p>
          </table:table-cell>
          <table:table-cell/>
          <table:table-cell office:value-type="string" calcext:value-type="string">
            <text:p>دقق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دَقيقٌ</text:p>
          </table:table-cell>
          <table:table-cell table:number-columns-repeated="15"/>
        </table:table-row>
        <table:table-row table:style-name="ro2">
          <table:table-cell office:value-type="float" office:value="2084" calcext:value-type="float">
            <text:p>2084</text:p>
          </table:table-cell>
          <table:table-cell office:value-type="string" calcext:value-type="string">
            <text:p>أَدِلَّةٌ</text:p>
          </table:table-cell>
          <table:table-cell/>
          <table:table-cell office:value-type="string" calcext:value-type="string">
            <text:p>دلل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دَليلٌ</text:p>
          </table:table-cell>
          <table:table-cell table:number-columns-repeated="15"/>
        </table:table-row>
        <table:table-row table:style-name="ro2">
          <table:table-cell office:value-type="float" office:value="2085" calcext:value-type="float">
            <text:p>2085</text:p>
          </table:table-cell>
          <table:table-cell office:value-type="string" calcext:value-type="string">
            <text:p>أَدْناسٌ</text:p>
          </table:table-cell>
          <table:table-cell/>
          <table:table-cell office:value-type="string" calcext:value-type="string">
            <text:p>دنس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دَنِسٌ</text:p>
          </table:table-cell>
          <table:table-cell table:number-columns-repeated="15"/>
        </table:table-row>
        <table:table-row table:style-name="ro2">
          <table:table-cell office:value-type="float" office:value="2086" calcext:value-type="float">
            <text:p>2086</text:p>
          </table:table-cell>
          <table:table-cell office:value-type="string" calcext:value-type="string">
            <text:p>أَدْنافٌ</text:p>
          </table:table-cell>
          <table:table-cell/>
          <table:table-cell office:value-type="string" calcext:value-type="string">
            <text:p>دنف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دَنِفٌ</text:p>
          </table:table-cell>
          <table:table-cell table:number-columns-repeated="15"/>
        </table:table-row>
        <table:table-row table:style-name="ro2">
          <table:table-cell office:value-type="float" office:value="2087" calcext:value-type="float">
            <text:p>2087</text:p>
          </table:table-cell>
          <table:table-cell office:value-type="string" calcext:value-type="string">
            <text:p>أَدْنِياءُ</text:p>
          </table:table-cell>
          <table:table-cell/>
          <table:table-cell office:value-type="string" calcext:value-type="string">
            <text:p>دنء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دَنيء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088" calcext:value-type="float">
            <text:p>2088</text:p>
          </table:table-cell>
          <table:table-cell office:value-type="string" calcext:value-type="string">
            <text:p>أَدْنِياءُ</text:p>
          </table:table-cell>
          <table:table-cell/>
          <table:table-cell office:value-type="string" calcext:value-type="string">
            <text:p>دنء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دَنيئة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089" calcext:value-type="float">
            <text:p>2089</text:p>
          </table:table-cell>
          <table:table-cell office:value-type="string" calcext:value-type="string">
            <text:p>أَذِلَّةٌ</text:p>
          </table:table-cell>
          <table:table-cell/>
          <table:table-cell office:value-type="string" calcext:value-type="string">
            <text:p>ذلل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ذَلولٌ</text:p>
          </table:table-cell>
          <table:table-cell table:number-columns-repeated="15"/>
        </table:table-row>
        <table:table-row table:style-name="ro2">
          <table:table-cell office:value-type="float" office:value="2090" calcext:value-type="float">
            <text:p>2090</text:p>
          </table:table-cell>
          <table:table-cell office:value-type="string" calcext:value-type="string">
            <text:p>أَذِلَّةٌ</text:p>
          </table:table-cell>
          <table:table-cell/>
          <table:table-cell office:value-type="string" calcext:value-type="string">
            <text:p>ذلل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ذَليلٌ</text:p>
          </table:table-cell>
          <table:table-cell table:number-columns-repeated="15"/>
        </table:table-row>
        <table:table-row table:style-name="ro2">
          <table:table-cell office:value-type="float" office:value="2091" calcext:value-type="float">
            <text:p>2091</text:p>
          </table:table-cell>
          <table:table-cell office:value-type="string" calcext:value-type="string">
            <text:p>أَرْجِلَةٌ</text:p>
          </table:table-cell>
          <table:table-cell/>
          <table:table-cell office:value-type="string" calcext:value-type="string">
            <text:p>رجل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رَجِيلٌ</text:p>
          </table:table-cell>
          <table:table-cell table:number-columns-repeated="15"/>
        </table:table-row>
        <table:table-row table:style-name="ro2">
          <table:table-cell office:value-type="float" office:value="2092" calcext:value-type="float">
            <text:p>2092</text:p>
          </table:table-cell>
          <table:table-cell office:value-type="string" calcext:value-type="string">
            <text:p>أَسْرَى</text:p>
          </table:table-cell>
          <table:table-cell/>
          <table:table-cell office:value-type="string" calcext:value-type="string">
            <text:p>ءسر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َسير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093" calcext:value-type="float">
            <text:p>2093</text:p>
          </table:table-cell>
          <table:table-cell office:value-type="string" calcext:value-type="string">
            <text:p>أَسْيادٌ</text:p>
          </table:table-cell>
          <table:table-cell/>
          <table:table-cell office:value-type="string" calcext:value-type="string">
            <text:p>سود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سَيِّدٌ</text:p>
          </table:table-cell>
          <table:table-cell table:number-columns-repeated="15"/>
        </table:table-row>
        <table:table-row table:style-name="ro2">
          <table:table-cell office:value-type="float" office:value="2094" calcext:value-type="float">
            <text:p>2094</text:p>
          </table:table-cell>
          <table:table-cell office:value-type="string" calcext:value-type="string">
            <text:p>أَشِدَّاءُ</text:p>
          </table:table-cell>
          <table:table-cell/>
          <table:table-cell office:value-type="string" calcext:value-type="string">
            <text:p>شدد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شَدِيد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095" calcext:value-type="float">
            <text:p>2095</text:p>
          </table:table-cell>
          <table:table-cell office:value-type="string" calcext:value-type="string">
            <text:p>أَشِقَّاءُ</text:p>
          </table:table-cell>
          <table:table-cell/>
          <table:table-cell office:value-type="string" calcext:value-type="string">
            <text:p>شقق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شَقِيق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096" calcext:value-type="float">
            <text:p>2096</text:p>
          </table:table-cell>
          <table:table-cell office:value-type="string" calcext:value-type="string">
            <text:p>أشقياءُ</text:p>
          </table:table-cell>
          <table:table-cell/>
          <table:table-cell office:value-type="string" calcext:value-type="string">
            <text:p>شقي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شَقِيّ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097" calcext:value-type="float">
            <text:p>2097</text:p>
          </table:table-cell>
          <table:table-cell office:value-type="string" calcext:value-type="string">
            <text:p>أَصِحَّاءُ</text:p>
          </table:table-cell>
          <table:table-cell/>
          <table:table-cell office:value-type="string" calcext:value-type="string">
            <text:p>صحح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صَحِيح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098" calcext:value-type="float">
            <text:p>2098</text:p>
          </table:table-cell>
          <table:table-cell office:value-type="string" calcext:value-type="string">
            <text:p>أَصْدِقَاءُ</text:p>
          </table:table-cell>
          <table:table-cell/>
          <table:table-cell office:value-type="string" calcext:value-type="string">
            <text:p>صدق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صَدِيق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099" calcext:value-type="float">
            <text:p>2099</text:p>
          </table:table-cell>
          <table:table-cell office:value-type="string" calcext:value-type="string">
            <text:p>أَصْفِيَاءُ</text:p>
          </table:table-cell>
          <table:table-cell/>
          <table:table-cell office:value-type="string" calcext:value-type="string">
            <text:p>صفو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صَفِيّ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100" calcext:value-type="float">
            <text:p>2100</text:p>
          </table:table-cell>
          <table:table-cell office:value-type="string" calcext:value-type="string">
            <text:p>أَضِرَّاءُ</text:p>
          </table:table-cell>
          <table:table-cell/>
          <table:table-cell office:value-type="string" calcext:value-type="string">
            <text:p>ضرر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ضَرِير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101" calcext:value-type="float">
            <text:p>2101</text:p>
          </table:table-cell>
          <table:table-cell office:value-type="string" calcext:value-type="string">
            <text:p>أَضِمَّاءُ</text:p>
          </table:table-cell>
          <table:table-cell/>
          <table:table-cell office:value-type="string" calcext:value-type="string">
            <text:p>ضمم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ضَمِيم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102" calcext:value-type="float">
            <text:p>2102</text:p>
          </table:table-cell>
          <table:table-cell office:value-type="string" calcext:value-type="string">
            <text:p>أَضِنَّاءُ</text:p>
          </table:table-cell>
          <table:table-cell/>
          <table:table-cell office:value-type="string" calcext:value-type="string">
            <text:p>ضنن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ضَنِين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103" calcext:value-type="float">
            <text:p>2103</text:p>
          </table:table-cell>
          <table:table-cell office:value-type="string" calcext:value-type="string">
            <text:p>أَطْبِخَةٌ</text:p>
          </table:table-cell>
          <table:table-cell/>
          <table:table-cell office:value-type="string" calcext:value-type="string">
            <text:p>طبخ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طَبِيخٌ</text:p>
          </table:table-cell>
          <table:table-cell table:number-columns-repeated="15"/>
        </table:table-row>
        <table:table-row table:style-name="ro2">
          <table:table-cell office:value-type="float" office:value="2104" calcext:value-type="float">
            <text:p>2104</text:p>
          </table:table-cell>
          <table:table-cell office:value-type="string" calcext:value-type="string">
            <text:p>أَظِنَّاءُ</text:p>
          </table:table-cell>
          <table:table-cell/>
          <table:table-cell office:value-type="string" calcext:value-type="string">
            <text:p>ظنن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ظَنِين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105" calcext:value-type="float">
            <text:p>2105</text:p>
          </table:table-cell>
          <table:table-cell office:value-type="string" calcext:value-type="string">
            <text:p>أَعْدَالٌ</text:p>
          </table:table-cell>
          <table:table-cell/>
          <table:table-cell office:value-type="string" calcext:value-type="string">
            <text:p>عدل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عَدِيلٌ</text:p>
          </table:table-cell>
          <table:table-cell table:number-columns-repeated="15"/>
        </table:table-row>
        <table:table-row table:style-name="ro2">
          <table:table-cell office:value-type="float" office:value="2106" calcext:value-type="float">
            <text:p>2106</text:p>
          </table:table-cell>
          <table:table-cell office:value-type="string" calcext:value-type="string">
            <text:p>أَعِزَّاءُ</text:p>
          </table:table-cell>
          <table:table-cell/>
          <table:table-cell office:value-type="string" calcext:value-type="string">
            <text:p>عزز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عَزِيز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107" calcext:value-type="float">
            <text:p>2107</text:p>
          </table:table-cell>
          <table:table-cell office:value-type="string" calcext:value-type="string">
            <text:p>أعْزابٌ</text:p>
          </table:table-cell>
          <table:table-cell/>
          <table:table-cell office:value-type="string" calcext:value-type="string">
            <text:p>عزب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عَزِيبٌ</text:p>
          </table:table-cell>
          <table:table-cell table:number-columns-repeated="15"/>
        </table:table-row>
        <table:table-row table:style-name="ro2">
          <table:table-cell office:value-type="float" office:value="2108" calcext:value-type="float">
            <text:p>2108</text:p>
          </table:table-cell>
          <table:table-cell office:value-type="string" calcext:value-type="string">
            <text:p>أَعِفَّاءُ</text:p>
          </table:table-cell>
          <table:table-cell/>
          <table:table-cell office:value-type="string" calcext:value-type="string">
            <text:p>عفف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عَفِيف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109" calcext:value-type="float">
            <text:p>2109</text:p>
          </table:table-cell>
          <table:table-cell office:value-type="string" calcext:value-type="string">
            <text:p>أَعِلاَّءُ</text:p>
          </table:table-cell>
          <table:table-cell/>
          <table:table-cell office:value-type="string" calcext:value-type="string">
            <text:p>علل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عَلِيل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110" calcext:value-type="float">
            <text:p>2110</text:p>
          </table:table-cell>
          <table:table-cell office:value-type="string" calcext:value-type="string">
            <text:p>أَغِرَّاءُ</text:p>
          </table:table-cell>
          <table:table-cell/>
          <table:table-cell office:value-type="string" calcext:value-type="string">
            <text:p>غرر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غَرِير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111" calcext:value-type="float">
            <text:p>2111</text:p>
          </table:table-cell>
          <table:table-cell office:value-type="string" calcext:value-type="string">
            <text:p>أَغِضَّةٌ</text:p>
          </table:table-cell>
          <table:table-cell/>
          <table:table-cell office:value-type="string" calcext:value-type="string">
            <text:p>غضض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غَضِيضٌ</text:p>
          </table:table-cell>
          <table:table-cell table:number-columns-repeated="15"/>
        </table:table-row>
        <table:table-row table:style-name="ro2">
          <table:table-cell office:value-type="float" office:value="2112" calcext:value-type="float">
            <text:p>2112</text:p>
          </table:table-cell>
          <table:table-cell office:value-type="string" calcext:value-type="string">
            <text:p>أَقْرِبَاءُ</text:p>
          </table:table-cell>
          <table:table-cell/>
          <table:table-cell office:value-type="string" calcext:value-type="string">
            <text:p>قرب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قَرِيب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113" calcext:value-type="float">
            <text:p>2113</text:p>
          </table:table-cell>
          <table:table-cell office:value-type="string" calcext:value-type="string">
            <text:p>أَقْوِيَاءُ</text:p>
          </table:table-cell>
          <table:table-cell/>
          <table:table-cell office:value-type="string" calcext:value-type="string">
            <text:p>قوي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قَوِيّ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114" calcext:value-type="float">
            <text:p>2114</text:p>
          </table:table-cell>
          <table:table-cell office:value-type="string" calcext:value-type="string">
            <text:p>أَكَرَةٌ</text:p>
          </table:table-cell>
          <table:table-cell/>
          <table:table-cell office:value-type="string" calcext:value-type="string">
            <text:p>ءكر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كَّارٌ</text:p>
          </table:table-cell>
          <table:table-cell table:number-columns-repeated="15"/>
        </table:table-row>
        <table:table-row table:style-name="ro2">
          <table:table-cell office:value-type="float" office:value="2115" calcext:value-type="float">
            <text:p>2115</text:p>
          </table:table-cell>
          <table:table-cell office:value-type="string" calcext:value-type="string">
            <text:p>أَلِبَّاءُ</text:p>
          </table:table-cell>
          <table:table-cell/>
          <table:table-cell office:value-type="string" calcext:value-type="string">
            <text:p>لبب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لَبِيب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116" calcext:value-type="float">
            <text:p>2116</text:p>
          </table:table-cell>
          <table:table-cell office:value-type="string" calcext:value-type="string">
            <text:p>أَلِدَّةٌ</text:p>
          </table:table-cell>
          <table:table-cell/>
          <table:table-cell office:value-type="string" calcext:value-type="string">
            <text:p>لدد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لَدُودٌ</text:p>
          </table:table-cell>
          <table:table-cell table:number-columns-repeated="15"/>
        </table:table-row>
        <table:table-row table:style-name="ro2">
          <table:table-cell office:value-type="float" office:value="2117" calcext:value-type="float">
            <text:p>2117</text:p>
          </table:table-cell>
          <table:table-cell office:value-type="string" calcext:value-type="string">
            <text:p>أُلُفٌ</text:p>
          </table:table-cell>
          <table:table-cell/>
          <table:table-cell office:value-type="string" calcext:value-type="string">
            <text:p>ءلف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َلُوفٌ</text:p>
          </table:table-cell>
          <table:table-cell table:number-columns-repeated="15"/>
        </table:table-row>
        <table:table-row table:style-name="ro2">
          <table:table-cell office:value-type="float" office:value="2118" calcext:value-type="float">
            <text:p>2118</text:p>
          </table:table-cell>
          <table:table-cell office:value-type="string" calcext:value-type="string">
            <text:p>أَمْثَالٌ</text:p>
          </table:table-cell>
          <table:table-cell/>
          <table:table-cell office:value-type="string" calcext:value-type="string">
            <text:p>مثل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مَثِيلٌ</text:p>
          </table:table-cell>
          <table:table-cell table:number-columns-repeated="15"/>
        </table:table-row>
        <table:table-row table:style-name="ro2">
          <table:table-cell office:value-type="float" office:value="2119" calcext:value-type="float">
            <text:p>2119</text:p>
          </table:table-cell>
          <table:table-cell office:value-type="string" calcext:value-type="string">
            <text:p>أُمَراءُ</text:p>
          </table:table-cell>
          <table:table-cell/>
          <table:table-cell office:value-type="string" calcext:value-type="string">
            <text:p>ءمير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َمير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120" calcext:value-type="float">
            <text:p>2120</text:p>
          </table:table-cell>
          <table:table-cell office:value-type="string" calcext:value-type="string">
            <text:p>أَمْرَاسٌ</text:p>
          </table:table-cell>
          <table:table-cell/>
          <table:table-cell office:value-type="string" calcext:value-type="string">
            <text:p>مرس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مَرِسٌ</text:p>
          </table:table-cell>
          <table:table-cell table:number-columns-repeated="15"/>
        </table:table-row>
        <table:table-row table:style-name="ro2">
          <table:table-cell office:value-type="float" office:value="2121" calcext:value-type="float">
            <text:p>2121</text:p>
          </table:table-cell>
          <table:table-cell office:value-type="string" calcext:value-type="string">
            <text:p>أُمَناءُ</text:p>
          </table:table-cell>
          <table:table-cell/>
          <table:table-cell office:value-type="string" calcext:value-type="string">
            <text:p>ءمن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َمين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122" calcext:value-type="float">
            <text:p>2122</text:p>
          </table:table-cell>
          <table:table-cell office:value-type="string" calcext:value-type="string">
            <text:p>أَمْوَاتٌ</text:p>
          </table:table-cell>
          <table:table-cell/>
          <table:table-cell office:value-type="string" calcext:value-type="string">
            <text:p>موت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مَيْتٌ</text:p>
          </table:table-cell>
          <table:table-cell table:number-columns-repeated="15"/>
        </table:table-row>
        <table:table-row table:style-name="ro2">
          <table:table-cell office:value-type="float" office:value="2123" calcext:value-type="float">
            <text:p>2123</text:p>
          </table:table-cell>
          <table:table-cell office:value-type="string" calcext:value-type="string">
            <text:p>أَنْبِيَاءُ</text:p>
          </table:table-cell>
          <table:table-cell/>
          <table:table-cell office:value-type="string" calcext:value-type="string">
            <text:p>نبء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نَبِيّ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124" calcext:value-type="float">
            <text:p>2124</text:p>
          </table:table-cell>
          <table:table-cell office:value-type="string" calcext:value-type="string">
            <text:p>أَنْجَابٌ</text:p>
          </table:table-cell>
          <table:table-cell/>
          <table:table-cell office:value-type="string" calcext:value-type="string">
            <text:p>نجب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نَجِيبٌ</text:p>
          </table:table-cell>
          <table:table-cell table:number-columns-repeated="15"/>
        </table:table-row>
        <table:table-row table:style-name="ro2">
          <table:table-cell office:value-type="float" office:value="2125" calcext:value-type="float">
            <text:p>2125</text:p>
          </table:table-cell>
          <table:table-cell office:value-type="string" calcext:value-type="string">
            <text:p>أَنْجِيَةٌ</text:p>
          </table:table-cell>
          <table:table-cell/>
          <table:table-cell office:value-type="string" calcext:value-type="string">
            <text:p>نجو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نَجِيٌّ</text:p>
          </table:table-cell>
          <table:table-cell table:number-columns-repeated="15"/>
        </table:table-row>
        <table:table-row table:style-name="ro2">
          <table:table-cell office:value-type="float" office:value="2126" calcext:value-type="float">
            <text:p>2126</text:p>
          </table:table-cell>
          <table:table-cell office:value-type="string" calcext:value-type="string">
            <text:p>أَنْصِفَةٌ</text:p>
          </table:table-cell>
          <table:table-cell/>
          <table:table-cell office:value-type="string" calcext:value-type="string">
            <text:p>نصف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نَصِيفٌ</text:p>
          </table:table-cell>
          <table:table-cell table:number-columns-repeated="15"/>
        </table:table-row>
        <table:table-row table:style-name="ro2">
          <table:table-cell office:value-type="float" office:value="2127" calcext:value-type="float">
            <text:p>2127</text:p>
          </table:table-cell>
          <table:table-cell office:value-type="string" calcext:value-type="string">
            <text:p>أَنْفَارٌ</text:p>
          </table:table-cell>
          <table:table-cell/>
          <table:table-cell office:value-type="string" calcext:value-type="string">
            <text:p>نفر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نَفِيرٌ</text:p>
          </table:table-cell>
          <table:table-cell table:number-columns-repeated="15"/>
        </table:table-row>
        <table:table-row table:style-name="ro2">
          <table:table-cell office:value-type="float" office:value="2128" calcext:value-type="float">
            <text:p>2128</text:p>
          </table:table-cell>
          <table:table-cell office:value-type="string" calcext:value-type="string">
            <text:p>أَنْقِعَةٌ</text:p>
          </table:table-cell>
          <table:table-cell/>
          <table:table-cell office:value-type="string" calcext:value-type="string">
            <text:p>نقع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نَقِيعٌ</text:p>
          </table:table-cell>
          <table:table-cell table:number-columns-repeated="15"/>
        </table:table-row>
        <table:table-row table:style-name="ro2">
          <table:table-cell office:value-type="float" office:value="2129" calcext:value-type="float">
            <text:p>2129</text:p>
          </table:table-cell>
          <table:table-cell office:value-type="string" calcext:value-type="string">
            <text:p>أَنْكَادٌ</text:p>
          </table:table-cell>
          <table:table-cell/>
          <table:table-cell office:value-type="string" calcext:value-type="string">
            <text:p>نكد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نَكِدٌ</text:p>
          </table:table-cell>
          <table:table-cell table:number-columns-repeated="15"/>
        </table:table-row>
        <table:table-row table:style-name="ro2">
          <table:table-cell office:value-type="float" office:value="2130" calcext:value-type="float">
            <text:p>2130</text:p>
          </table:table-cell>
          <table:table-cell office:value-type="string" calcext:value-type="string">
            <text:p>أَنْكَارٌ</text:p>
          </table:table-cell>
          <table:table-cell/>
          <table:table-cell office:value-type="string" calcext:value-type="string">
            <text:p>نكر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نَكِرٌ</text:p>
          </table:table-cell>
          <table:table-cell table:number-columns-repeated="15"/>
        </table:table-row>
        <table:table-row table:style-name="ro2">
          <table:table-cell office:value-type="float" office:value="2131" calcext:value-type="float">
            <text:p>2131</text:p>
          </table:table-cell>
          <table:table-cell office:value-type="string" calcext:value-type="string">
            <text:p>أَوْظِفَةٌ</text:p>
          </table:table-cell>
          <table:table-cell/>
          <table:table-cell office:value-type="string" calcext:value-type="string">
            <text:p>وظف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وَظِيفٌ</text:p>
          </table:table-cell>
          <table:table-cell table:number-columns-repeated="15"/>
        </table:table-row>
        <table:table-row table:style-name="ro2">
          <table:table-cell office:value-type="float" office:value="2132" calcext:value-type="float">
            <text:p>2132</text:p>
          </table:table-cell>
          <table:table-cell office:value-type="string" calcext:value-type="string">
            <text:p>أَيْتَامٌ</text:p>
          </table:table-cell>
          <table:table-cell/>
          <table:table-cell office:value-type="string" calcext:value-type="string">
            <text:p>يتم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يَتِيمٌ</text:p>
          </table:table-cell>
          <table:table-cell table:number-columns-repeated="15"/>
        </table:table-row>
        <table:table-row table:style-name="ro2">
          <table:table-cell office:value-type="float" office:value="2133" calcext:value-type="float">
            <text:p>2133</text:p>
          </table:table-cell>
          <table:table-cell office:value-type="string" calcext:value-type="string">
            <text:p>أَيْقَاظٌ</text:p>
          </table:table-cell>
          <table:table-cell/>
          <table:table-cell office:value-type="string" calcext:value-type="string">
            <text:p>يقظ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يَقِظٌ</text:p>
          </table:table-cell>
          <table:table-cell table:number-columns-repeated="15"/>
        </table:table-row>
        <table:table-row table:style-name="ro2">
          <table:table-cell office:value-type="float" office:value="2134" calcext:value-type="float">
            <text:p>2134</text:p>
          </table:table-cell>
          <table:table-cell office:value-type="string" calcext:value-type="string">
            <text:p>بَحَّارَةٌ</text:p>
          </table:table-cell>
          <table:table-cell/>
          <table:table-cell office:value-type="string" calcext:value-type="string">
            <text:p>بحر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بَحَّارٌ</text:p>
          </table:table-cell>
          <table:table-cell table:number-columns-repeated="15"/>
        </table:table-row>
        <table:table-row table:style-name="ro2">
          <table:table-cell office:value-type="float" office:value="2135" calcext:value-type="float">
            <text:p>2135</text:p>
          </table:table-cell>
          <table:table-cell office:value-type="string" calcext:value-type="string">
            <text:p>بُخَلاَءُ</text:p>
          </table:table-cell>
          <table:table-cell/>
          <table:table-cell office:value-type="string" calcext:value-type="string">
            <text:p>بخل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بَخِيل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136" calcext:value-type="float">
            <text:p>2136</text:p>
          </table:table-cell>
          <table:table-cell office:value-type="string" calcext:value-type="string">
            <text:p>بَدائِعُ</text:p>
          </table:table-cell>
          <table:table-cell/>
          <table:table-cell office:value-type="string" calcext:value-type="string">
            <text:p>بدع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بَدِيع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137" calcext:value-type="float">
            <text:p>2137</text:p>
          </table:table-cell>
          <table:table-cell office:value-type="string" calcext:value-type="string">
            <text:p>بَدائِلُ</text:p>
          </table:table-cell>
          <table:table-cell/>
          <table:table-cell office:value-type="string" calcext:value-type="string">
            <text:p>بدل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بَدِيل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138" calcext:value-type="float">
            <text:p>2138</text:p>
          </table:table-cell>
          <table:table-cell office:value-type="string" calcext:value-type="string">
            <text:p>بُدْنٌ</text:p>
          </table:table-cell>
          <table:table-cell/>
          <table:table-cell office:value-type="string" calcext:value-type="string">
            <text:p>بدن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بَدينٌ</text:p>
          </table:table-cell>
          <table:table-cell table:number-columns-repeated="15"/>
        </table:table-row>
        <table:table-row table:style-name="ro2">
          <table:table-cell office:value-type="float" office:value="2139" calcext:value-type="float">
            <text:p>2139</text:p>
          </table:table-cell>
          <table:table-cell office:value-type="string" calcext:value-type="string">
            <text:p>بُسَطاءُ</text:p>
          </table:table-cell>
          <table:table-cell/>
          <table:table-cell office:value-type="string" calcext:value-type="string">
            <text:p>بسط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بَسيط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140" calcext:value-type="float">
            <text:p>2140</text:p>
          </table:table-cell>
          <table:table-cell office:value-type="string" calcext:value-type="string">
            <text:p>بُشَراءُ</text:p>
          </table:table-cell>
          <table:table-cell/>
          <table:table-cell office:value-type="string" calcext:value-type="string">
            <text:p>بشر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بَشير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141" calcext:value-type="float">
            <text:p>2141</text:p>
          </table:table-cell>
          <table:table-cell office:value-type="string" calcext:value-type="string">
            <text:p>بُصراءُ</text:p>
          </table:table-cell>
          <table:table-cell/>
          <table:table-cell office:value-type="string" calcext:value-type="string">
            <text:p>بصر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بَصير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142" calcext:value-type="float">
            <text:p>2142</text:p>
          </table:table-cell>
          <table:table-cell office:value-type="string" calcext:value-type="string">
            <text:p>بُعَداء</text:p>
          </table:table-cell>
          <table:table-cell/>
          <table:table-cell office:value-type="string" calcext:value-type="string">
            <text:p>بعد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بَعيد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143" calcext:value-type="float">
            <text:p>2143</text:p>
          </table:table-cell>
          <table:table-cell office:value-type="string" calcext:value-type="string">
            <text:p>بُلَدَاءُ</text:p>
          </table:table-cell>
          <table:table-cell/>
          <table:table-cell office:value-type="string" calcext:value-type="string">
            <text:p>بلد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بَليد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144" calcext:value-type="float">
            <text:p>2144</text:p>
          </table:table-cell>
          <table:table-cell office:value-type="string" calcext:value-type="string">
            <text:p>بُلَغاءُ</text:p>
          </table:table-cell>
          <table:table-cell/>
          <table:table-cell office:value-type="string" calcext:value-type="string">
            <text:p>بلغ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بَليغ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145" calcext:value-type="float">
            <text:p>2145</text:p>
          </table:table-cell>
          <table:table-cell office:value-type="string" calcext:value-type="string">
            <text:p>بُهُتٌ</text:p>
          </table:table-cell>
          <table:table-cell/>
          <table:table-cell office:value-type="string" calcext:value-type="string">
            <text:p>بهت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بَهَّاتٌ</text:p>
          </table:table-cell>
          <table:table-cell table:number-columns-repeated="15"/>
        </table:table-row>
        <table:table-row table:style-name="ro2">
          <table:table-cell office:value-type="float" office:value="2146" calcext:value-type="float">
            <text:p>2146</text:p>
          </table:table-cell>
          <table:table-cell office:value-type="string" calcext:value-type="string">
            <text:p>ثُخَنَاءُ</text:p>
          </table:table-cell>
          <table:table-cell/>
          <table:table-cell office:value-type="string" calcext:value-type="string">
            <text:p>ثخن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ثَخِين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147" calcext:value-type="float">
            <text:p>2147</text:p>
          </table:table-cell>
          <table:table-cell office:value-type="string" calcext:value-type="string">
            <text:p>ثُقَلاَءُ</text:p>
          </table:table-cell>
          <table:table-cell/>
          <table:table-cell office:value-type="string" calcext:value-type="string">
            <text:p>ثقل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ثَقِيل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148" calcext:value-type="float">
            <text:p>2148</text:p>
          </table:table-cell>
          <table:table-cell office:value-type="string" calcext:value-type="string">
            <text:p>جَبَابِرَةٌ</text:p>
          </table:table-cell>
          <table:table-cell/>
          <table:table-cell office:value-type="string" calcext:value-type="string">
            <text:p>جبر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جَبَّارٌ</text:p>
          </table:table-cell>
          <table:table-cell table:number-columns-repeated="15"/>
        </table:table-row>
        <table:table-row table:style-name="ro2">
          <table:table-cell office:value-type="float" office:value="2149" calcext:value-type="float">
            <text:p>2149</text:p>
          </table:table-cell>
          <table:table-cell office:value-type="string" calcext:value-type="string">
            <text:p>جُدَراءُ</text:p>
          </table:table-cell>
          <table:table-cell/>
          <table:table-cell office:value-type="string" calcext:value-type="string">
            <text:p>جدر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جَدِير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150" calcext:value-type="float">
            <text:p>2150</text:p>
          </table:table-cell>
          <table:table-cell office:value-type="string" calcext:value-type="string">
            <text:p>جَرْحَى</text:p>
          </table:table-cell>
          <table:table-cell/>
          <table:table-cell office:value-type="string" calcext:value-type="string">
            <text:p>جرح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جَرِيح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151" calcext:value-type="float">
            <text:p>2151</text:p>
          </table:table-cell>
          <table:table-cell office:value-type="string" calcext:value-type="string">
            <text:p>جُسُرٌ</text:p>
          </table:table-cell>
          <table:table-cell/>
          <table:table-cell office:value-type="string" calcext:value-type="string">
            <text:p>جسر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جَسُورٌ</text:p>
          </table:table-cell>
          <table:table-cell table:number-columns-repeated="15"/>
        </table:table-row>
        <table:table-row table:style-name="ro2">
          <table:table-cell office:value-type="float" office:value="2152" calcext:value-type="float">
            <text:p>2152</text:p>
          </table:table-cell>
          <table:table-cell office:value-type="string" calcext:value-type="string">
            <text:p>جُشْعَانٌ</text:p>
          </table:table-cell>
          <table:table-cell/>
          <table:table-cell office:value-type="string" calcext:value-type="string">
            <text:p>جشع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جَشِعٌ</text:p>
          </table:table-cell>
          <table:table-cell table:number-columns-repeated="15"/>
        </table:table-row>
        <table:table-row table:style-name="ro2">
          <table:table-cell office:value-type="float" office:value="2153" calcext:value-type="float">
            <text:p>2153</text:p>
          </table:table-cell>
          <table:table-cell office:value-type="string" calcext:value-type="string">
            <text:p>جُلَداءُ</text:p>
          </table:table-cell>
          <table:table-cell/>
          <table:table-cell office:value-type="string" calcext:value-type="string">
            <text:p>جلد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جَلِيد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154" calcext:value-type="float">
            <text:p>2154</text:p>
          </table:table-cell>
          <table:table-cell office:value-type="string" calcext:value-type="string">
            <text:p>جُلَسَاءُ</text:p>
          </table:table-cell>
          <table:table-cell/>
          <table:table-cell office:value-type="string" calcext:value-type="string">
            <text:p>جلس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جَلِيس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155" calcext:value-type="float">
            <text:p>2155</text:p>
          </table:table-cell>
          <table:table-cell office:value-type="string" calcext:value-type="string">
            <text:p>جُهَرَاءُ</text:p>
          </table:table-cell>
          <table:table-cell/>
          <table:table-cell office:value-type="string" calcext:value-type="string">
            <text:p>جهر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جَهِير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156" calcext:value-type="float">
            <text:p>2156</text:p>
          </table:table-cell>
          <table:table-cell office:value-type="string" calcext:value-type="string">
            <text:p>جُهَلاَءُ</text:p>
          </table:table-cell>
          <table:table-cell/>
          <table:table-cell office:value-type="string" calcext:value-type="string">
            <text:p>جهل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جَهُول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157" calcext:value-type="float">
            <text:p>2157</text:p>
          </table:table-cell>
          <table:table-cell office:value-type="string" calcext:value-type="string">
            <text:p>جِيادٌ</text:p>
          </table:table-cell>
          <table:table-cell/>
          <table:table-cell office:value-type="string" calcext:value-type="string">
            <text:p>جيد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جَيِّدٌ</text:p>
          </table:table-cell>
          <table:table-cell table:number-columns-repeated="15"/>
        </table:table-row>
        <table:table-row table:style-name="ro2">
          <table:table-cell office:value-type="float" office:value="2158" calcext:value-type="float">
            <text:p>2158</text:p>
          </table:table-cell>
          <table:table-cell office:value-type="string" calcext:value-type="string">
            <text:p>حِثاثٌ</text:p>
          </table:table-cell>
          <table:table-cell/>
          <table:table-cell office:value-type="string" calcext:value-type="string">
            <text:p>حثث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حَثيثٌ</text:p>
          </table:table-cell>
          <table:table-cell table:number-columns-repeated="15"/>
        </table:table-row>
        <table:table-row table:style-name="ro2">
          <table:table-cell office:value-type="float" office:value="2159" calcext:value-type="float">
            <text:p>2159</text:p>
          </table:table-cell>
          <table:table-cell office:value-type="string" calcext:value-type="string">
            <text:p>حُدْبٌ</text:p>
          </table:table-cell>
          <table:table-cell/>
          <table:table-cell office:value-type="string" calcext:value-type="string">
            <text:p>حدب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حَدِبٌ</text:p>
          </table:table-cell>
          <table:table-cell table:number-columns-repeated="15"/>
        </table:table-row>
        <table:table-row table:style-name="ro2">
          <table:table-cell office:value-type="float" office:value="2160" calcext:value-type="float">
            <text:p>2160</text:p>
          </table:table-cell>
          <table:table-cell office:value-type="string" calcext:value-type="string">
            <text:p>حِرادٌ</text:p>
          </table:table-cell>
          <table:table-cell/>
          <table:table-cell office:value-type="string" calcext:value-type="string">
            <text:p>حرد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حَرِدٌ</text:p>
          </table:table-cell>
          <table:table-cell table:number-columns-repeated="15"/>
        </table:table-row>
        <table:table-row table:style-name="ro2">
          <table:table-cell office:value-type="float" office:value="2161" calcext:value-type="float">
            <text:p>2161</text:p>
          </table:table-cell>
          <table:table-cell office:value-type="string" calcext:value-type="string">
            <text:p>حِرارٌ</text:p>
          </table:table-cell>
          <table:table-cell/>
          <table:table-cell office:value-type="string" calcext:value-type="string">
            <text:p>حرن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حَرَّانُ</text:p>
          </table:table-cell>
          <table:table-cell table:number-columns-repeated="15"/>
        </table:table-row>
        <table:table-row table:style-name="ro2">
          <table:table-cell office:value-type="float" office:value="2162" calcext:value-type="float">
            <text:p>2162</text:p>
          </table:table-cell>
          <table:table-cell office:value-type="string" calcext:value-type="string">
            <text:p>حَرْبَى</text:p>
          </table:table-cell>
          <table:table-cell/>
          <table:table-cell office:value-type="string" calcext:value-type="string">
            <text:p>حرب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حَرِب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163" calcext:value-type="float">
            <text:p>2163</text:p>
          </table:table-cell>
          <table:table-cell office:value-type="string" calcext:value-type="string">
            <text:p>حُرَصَاءُ</text:p>
          </table:table-cell>
          <table:table-cell/>
          <table:table-cell office:value-type="string" calcext:value-type="string">
            <text:p>حرص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حَرِيص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164" calcext:value-type="float">
            <text:p>2164</text:p>
          </table:table-cell>
          <table:table-cell office:value-type="string" calcext:value-type="string">
            <text:p>حَرِيُّونَ</text:p>
          </table:table-cell>
          <table:table-cell/>
          <table:table-cell office:value-type="string" calcext:value-type="string">
            <text:p>حري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حَرِيُّ</text:p>
          </table:table-cell>
          <table:table-cell table:number-columns-repeated="15"/>
        </table:table-row>
        <table:table-row table:style-name="ro2">
          <table:table-cell office:value-type="float" office:value="2165" calcext:value-type="float">
            <text:p>2165</text:p>
          </table:table-cell>
          <table:table-cell office:value-type="string" calcext:value-type="string">
            <text:p>حُزَنَاءُ</text:p>
          </table:table-cell>
          <table:table-cell/>
          <table:table-cell office:value-type="string" calcext:value-type="string">
            <text:p>حزين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حَزِين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166" calcext:value-type="float">
            <text:p>2166</text:p>
          </table:table-cell>
          <table:table-cell office:value-type="string" calcext:value-type="string">
            <text:p>حُسُدٌ</text:p>
          </table:table-cell>
          <table:table-cell/>
          <table:table-cell office:value-type="string" calcext:value-type="string">
            <text:p>حسد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حَسُودٌ</text:p>
          </table:table-cell>
          <table:table-cell table:number-columns-repeated="15"/>
        </table:table-row>
        <table:table-row table:style-name="ro2">
          <table:table-cell office:value-type="float" office:value="2167" calcext:value-type="float">
            <text:p>2167</text:p>
          </table:table-cell>
          <table:table-cell office:value-type="string" calcext:value-type="string">
            <text:p>حَسْرَى</text:p>
          </table:table-cell>
          <table:table-cell/>
          <table:table-cell office:value-type="string" calcext:value-type="string">
            <text:p>حسر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حَسِير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168" calcext:value-type="float">
            <text:p>2168</text:p>
          </table:table-cell>
          <table:table-cell office:value-type="string" calcext:value-type="string">
            <text:p>حَصَائِلُ</text:p>
          </table:table-cell>
          <table:table-cell/>
          <table:table-cell office:value-type="string" calcext:value-type="string">
            <text:p>حصل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حَصِيل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169" calcext:value-type="float">
            <text:p>2169</text:p>
          </table:table-cell>
          <table:table-cell office:value-type="string" calcext:value-type="string">
            <text:p>حُصَفَاءُ</text:p>
          </table:table-cell>
          <table:table-cell/>
          <table:table-cell office:value-type="string" calcext:value-type="string">
            <text:p>جصف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حَصِيف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170" calcext:value-type="float">
            <text:p>2170</text:p>
          </table:table-cell>
          <table:table-cell office:value-type="string" calcext:value-type="string">
            <text:p>حُضُضٌ</text:p>
          </table:table-cell>
          <table:table-cell/>
          <table:table-cell office:value-type="string" calcext:value-type="string">
            <text:p>حضض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حَضِيضٌ</text:p>
          </table:table-cell>
          <table:table-cell table:number-columns-repeated="15"/>
        </table:table-row>
        <table:table-row table:style-name="ro2">
          <table:table-cell office:value-type="float" office:value="2171" calcext:value-type="float">
            <text:p>2171</text:p>
          </table:table-cell>
          <table:table-cell office:value-type="string" calcext:value-type="string">
            <text:p>حظَايا</text:p>
          </table:table-cell>
          <table:table-cell/>
          <table:table-cell office:value-type="string" calcext:value-type="string">
            <text:p>حظو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حَظِي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172" calcext:value-type="float">
            <text:p>2172</text:p>
          </table:table-cell>
          <table:table-cell office:value-type="string" calcext:value-type="string">
            <text:p>حُفَظَاءُ</text:p>
          </table:table-cell>
          <table:table-cell/>
          <table:table-cell office:value-type="string" calcext:value-type="string">
            <text:p>حفظ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حَفِيظ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173" calcext:value-type="float">
            <text:p>2173</text:p>
          </table:table-cell>
          <table:table-cell office:value-type="string" calcext:value-type="string">
            <text:p>حَقَائِقُ</text:p>
          </table:table-cell>
          <table:table-cell/>
          <table:table-cell office:value-type="string" calcext:value-type="string">
            <text:p>جقق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حَقِيق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174" calcext:value-type="float">
            <text:p>2174</text:p>
          </table:table-cell>
          <table:table-cell office:value-type="string" calcext:value-type="string">
            <text:p>حِقارٌ</text:p>
          </table:table-cell>
          <table:table-cell/>
          <table:table-cell office:value-type="string" calcext:value-type="string">
            <text:p>حقر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حَقِيرٌ</text:p>
          </table:table-cell>
          <table:table-cell table:number-columns-repeated="15"/>
        </table:table-row>
        <table:table-row table:style-name="ro2">
          <table:table-cell office:value-type="float" office:value="2175" calcext:value-type="float">
            <text:p>2175</text:p>
          </table:table-cell>
          <table:table-cell office:value-type="string" calcext:value-type="string">
            <text:p>حُكَمَاءُ</text:p>
          </table:table-cell>
          <table:table-cell/>
          <table:table-cell office:value-type="string" calcext:value-type="string">
            <text:p>حكم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حَكِيم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176" calcext:value-type="float">
            <text:p>2176</text:p>
          </table:table-cell>
          <table:table-cell office:value-type="string" calcext:value-type="string">
            <text:p>حُلُبٌ</text:p>
          </table:table-cell>
          <table:table-cell/>
          <table:table-cell office:value-type="string" calcext:value-type="string">
            <text:p>حلب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حَلُوبٌ</text:p>
          </table:table-cell>
          <table:table-cell table:number-columns-repeated="15"/>
        </table:table-row>
        <table:table-row table:style-name="ro2">
          <table:table-cell office:value-type="float" office:value="2177" calcext:value-type="float">
            <text:p>2177</text:p>
          </table:table-cell>
          <table:table-cell office:value-type="string" calcext:value-type="string">
            <text:p>حُلَفاءُ</text:p>
          </table:table-cell>
          <table:table-cell/>
          <table:table-cell office:value-type="string" calcext:value-type="string">
            <text:p>حلف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حَلِيف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178" calcext:value-type="float">
            <text:p>2178</text:p>
          </table:table-cell>
          <table:table-cell office:value-type="string" calcext:value-type="string">
            <text:p>حَلْقَى</text:p>
          </table:table-cell>
          <table:table-cell/>
          <table:table-cell office:value-type="string" calcext:value-type="string">
            <text:p>حلق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حَلِيق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179" calcext:value-type="float">
            <text:p>2179</text:p>
          </table:table-cell>
          <table:table-cell office:value-type="string" calcext:value-type="string">
            <text:p>حُلَمَاءُ</text:p>
          </table:table-cell>
          <table:table-cell/>
          <table:table-cell office:value-type="string" calcext:value-type="string">
            <text:p>حلم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حَلِيم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180" calcext:value-type="float">
            <text:p>2180</text:p>
          </table:table-cell>
          <table:table-cell office:value-type="string" calcext:value-type="string">
            <text:p>حُنَفَاءُ</text:p>
          </table:table-cell>
          <table:table-cell/>
          <table:table-cell office:value-type="string" calcext:value-type="string">
            <text:p>حنف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حَنِيف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181" calcext:value-type="float">
            <text:p>2181</text:p>
          </table:table-cell>
          <table:table-cell office:value-type="string" calcext:value-type="string">
            <text:p>حُنُقٌ</text:p>
          </table:table-cell>
          <table:table-cell/>
          <table:table-cell office:value-type="string" calcext:value-type="string">
            <text:p>حنق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حَنِقٌ</text:p>
          </table:table-cell>
          <table:table-cell table:number-columns-repeated="15"/>
        </table:table-row>
        <table:table-row table:style-name="ro2">
          <table:table-cell office:value-type="float" office:value="2182" calcext:value-type="float">
            <text:p>2182</text:p>
          </table:table-cell>
          <table:table-cell office:value-type="string" calcext:value-type="string">
            <text:p>خُبَثَاءُ</text:p>
          </table:table-cell>
          <table:table-cell/>
          <table:table-cell office:value-type="string" calcext:value-type="string">
            <text:p>خبث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خَبِيث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183" calcext:value-type="float">
            <text:p>2183</text:p>
          </table:table-cell>
          <table:table-cell office:value-type="string" calcext:value-type="string">
            <text:p>خُبَرَاءُ</text:p>
          </table:table-cell>
          <table:table-cell/>
          <table:table-cell office:value-type="string" calcext:value-type="string">
            <text:p>خبر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خَبِير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184" calcext:value-type="float">
            <text:p>2184</text:p>
          </table:table-cell>
          <table:table-cell office:value-type="string" calcext:value-type="string">
            <text:p>خُدُعٌ</text:p>
          </table:table-cell>
          <table:table-cell/>
          <table:table-cell office:value-type="string" calcext:value-type="string">
            <text:p>خدع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خَدُوعٌ</text:p>
          </table:table-cell>
          <table:table-cell table:number-columns-repeated="15"/>
        </table:table-row>
        <table:table-row table:style-name="ro2">
          <table:table-cell office:value-type="float" office:value="2185" calcext:value-type="float">
            <text:p>2185</text:p>
          </table:table-cell>
          <table:table-cell office:value-type="string" calcext:value-type="string">
            <text:p>خُشُعٌ</text:p>
          </table:table-cell>
          <table:table-cell/>
          <table:table-cell office:value-type="string" calcext:value-type="string">
            <text:p>خشع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خَشُوعٌ</text:p>
          </table:table-cell>
          <table:table-cell table:number-columns-repeated="15"/>
        </table:table-row>
        <table:table-row table:style-name="ro2">
          <table:table-cell office:value-type="float" office:value="2186" calcext:value-type="float">
            <text:p>2186</text:p>
          </table:table-cell>
          <table:table-cell office:value-type="string" calcext:value-type="string">
            <text:p>خُشُفٌ</text:p>
          </table:table-cell>
          <table:table-cell/>
          <table:table-cell office:value-type="string" calcext:value-type="string">
            <text:p>خشف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خَشُوفٌ</text:p>
          </table:table-cell>
          <table:table-cell table:number-columns-repeated="15"/>
        </table:table-row>
        <table:table-row table:style-name="ro2">
          <table:table-cell office:value-type="float" office:value="2187" calcext:value-type="float">
            <text:p>2187</text:p>
          </table:table-cell>
          <table:table-cell office:value-type="string" calcext:value-type="string">
            <text:p>خُضُبٌ</text:p>
          </table:table-cell>
          <table:table-cell/>
          <table:table-cell office:value-type="string" calcext:value-type="string">
            <text:p>خضب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خَضِيبٌ</text:p>
          </table:table-cell>
          <table:table-cell table:number-columns-repeated="15"/>
        </table:table-row>
        <table:table-row table:style-name="ro2">
          <table:table-cell office:value-type="float" office:value="2188" calcext:value-type="float">
            <text:p>2188</text:p>
          </table:table-cell>
          <table:table-cell office:value-type="string" calcext:value-type="string">
            <text:p>خُضُعٌ</text:p>
          </table:table-cell>
          <table:table-cell/>
          <table:table-cell office:value-type="string" calcext:value-type="string">
            <text:p>خضع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خَضُوعٌ</text:p>
          </table:table-cell>
          <table:table-cell table:number-columns-repeated="15"/>
        </table:table-row>
        <table:table-row table:style-name="ro2">
          <table:table-cell office:value-type="float" office:value="2189" calcext:value-type="float">
            <text:p>2189</text:p>
          </table:table-cell>
          <table:table-cell office:value-type="string" calcext:value-type="string">
            <text:p>خُطَبَاءُ</text:p>
          </table:table-cell>
          <table:table-cell/>
          <table:table-cell office:value-type="string" calcext:value-type="string">
            <text:p>خطب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خَطِيب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190" calcext:value-type="float">
            <text:p>2190</text:p>
          </table:table-cell>
          <table:table-cell office:value-type="string" calcext:value-type="string">
            <text:p>خُطُرٌ</text:p>
          </table:table-cell>
          <table:table-cell/>
          <table:table-cell office:value-type="string" calcext:value-type="string">
            <text:p>خطر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خَطِيرٌ</text:p>
          </table:table-cell>
          <table:table-cell table:number-columns-repeated="15"/>
        </table:table-row>
        <table:table-row table:style-name="ro2">
          <table:table-cell office:value-type="float" office:value="2191" calcext:value-type="float">
            <text:p>2191</text:p>
          </table:table-cell>
          <table:table-cell office:value-type="string" calcext:value-type="string">
            <text:p>خَفَايَا</text:p>
          </table:table-cell>
          <table:table-cell/>
          <table:table-cell office:value-type="string" calcext:value-type="string">
            <text:p>خفي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خَفِيّ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192" calcext:value-type="float">
            <text:p>2192</text:p>
          </table:table-cell>
          <table:table-cell office:value-type="string" calcext:value-type="string">
            <text:p>خُلُطٌ</text:p>
          </table:table-cell>
          <table:table-cell/>
          <table:table-cell office:value-type="string" calcext:value-type="string">
            <text:p>خلط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خَلِيطٌ</text:p>
          </table:table-cell>
          <table:table-cell table:number-columns-repeated="15"/>
        </table:table-row>
        <table:table-row table:style-name="ro2">
          <table:table-cell office:value-type="float" office:value="2193" calcext:value-type="float">
            <text:p>2193</text:p>
          </table:table-cell>
          <table:table-cell office:value-type="string" calcext:value-type="string">
            <text:p>خُلَعَاءُ</text:p>
          </table:table-cell>
          <table:table-cell/>
          <table:table-cell office:value-type="string" calcext:value-type="string">
            <text:p>خلع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خَلِيع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194" calcext:value-type="float">
            <text:p>2194</text:p>
          </table:table-cell>
          <table:table-cell office:value-type="string" calcext:value-type="string">
            <text:p>خُلُقٌ</text:p>
          </table:table-cell>
          <table:table-cell/>
          <table:table-cell office:value-type="string" calcext:value-type="string">
            <text:p>خلق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خَلِيقٌ</text:p>
          </table:table-cell>
          <table:table-cell table:number-columns-repeated="15"/>
        </table:table-row>
        <table:table-row table:style-name="ro2">
          <table:table-cell office:value-type="float" office:value="2195" calcext:value-type="float">
            <text:p>2195</text:p>
          </table:table-cell>
          <table:table-cell office:value-type="string" calcext:value-type="string">
            <text:p>دُخَلاَءُ</text:p>
          </table:table-cell>
          <table:table-cell/>
          <table:table-cell office:value-type="string" calcext:value-type="string">
            <text:p>دخل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دَخِيل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196" calcext:value-type="float">
            <text:p>2196</text:p>
          </table:table-cell>
          <table:table-cell office:value-type="string" calcext:value-type="string">
            <text:p>دُفَنَاءُ</text:p>
          </table:table-cell>
          <table:table-cell/>
          <table:table-cell office:value-type="string" calcext:value-type="string">
            <text:p>دفن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دَفِين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197" calcext:value-type="float">
            <text:p>2197</text:p>
          </table:table-cell>
          <table:table-cell office:value-type="string" calcext:value-type="string">
            <text:p>دُلُكٌ</text:p>
          </table:table-cell>
          <table:table-cell/>
          <table:table-cell office:value-type="string" calcext:value-type="string">
            <text:p>دلك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دَليكٌ</text:p>
          </table:table-cell>
          <table:table-cell table:number-columns-repeated="15"/>
        </table:table-row>
        <table:table-row table:style-name="ro2">
          <table:table-cell office:value-type="float" office:value="2198" calcext:value-type="float">
            <text:p>2198</text:p>
          </table:table-cell>
          <table:table-cell office:value-type="string" calcext:value-type="string">
            <text:p>دِمامٌ</text:p>
          </table:table-cell>
          <table:table-cell/>
          <table:table-cell office:value-type="string" calcext:value-type="string">
            <text:p>دمم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دَميمٌ</text:p>
          </table:table-cell>
          <table:table-cell table:number-columns-repeated="15"/>
        </table:table-row>
        <table:table-row table:style-name="ro2">
          <table:table-cell office:value-type="float" office:value="2199" calcext:value-type="float">
            <text:p>2199</text:p>
          </table:table-cell>
          <table:table-cell office:value-type="string" calcext:value-type="string">
            <text:p>دَمْعٌ</text:p>
          </table:table-cell>
          <table:table-cell/>
          <table:table-cell office:value-type="string" calcext:value-type="string">
            <text:p>دمع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دَميعٌ</text:p>
          </table:table-cell>
          <table:table-cell table:number-columns-repeated="15"/>
        </table:table-row>
        <table:table-row table:style-name="ro2">
          <table:table-cell office:value-type="float" office:value="2200" calcext:value-type="float">
            <text:p>2200</text:p>
          </table:table-cell>
          <table:table-cell office:value-type="string" calcext:value-type="string">
            <text:p>دَهونَ</text:p>
          </table:table-cell>
          <table:table-cell/>
          <table:table-cell office:value-type="string" calcext:value-type="string">
            <text:p>دهي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دَهِيٌ</text:p>
          </table:table-cell>
          <table:table-cell table:number-columns-repeated="15"/>
        </table:table-row>
        <table:table-row table:style-name="ro2">
          <table:table-cell office:value-type="float" office:value="2201" calcext:value-type="float">
            <text:p>2201</text:p>
          </table:table-cell>
          <table:table-cell office:value-type="string" calcext:value-type="string">
            <text:p>ذَبْحَى</text:p>
          </table:table-cell>
          <table:table-cell/>
          <table:table-cell office:value-type="string" calcext:value-type="string">
            <text:p>ذبح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ذَبيح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202" calcext:value-type="float">
            <text:p>2202</text:p>
          </table:table-cell>
          <table:table-cell office:value-type="string" calcext:value-type="string">
            <text:p>ذَرْبٌ</text:p>
          </table:table-cell>
          <table:table-cell/>
          <table:table-cell office:value-type="string" calcext:value-type="string">
            <text:p>ذرب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ذَرِبٌ</text:p>
          </table:table-cell>
          <table:table-cell table:number-columns-repeated="15"/>
        </table:table-row>
        <table:table-row table:style-name="ro2">
          <table:table-cell office:value-type="float" office:value="2203" calcext:value-type="float">
            <text:p>2203</text:p>
          </table:table-cell>
          <table:table-cell office:value-type="string" calcext:value-type="string">
            <text:p>ذِمَامٌ</text:p>
          </table:table-cell>
          <table:table-cell/>
          <table:table-cell office:value-type="string" calcext:value-type="string">
            <text:p>ذمم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ذَمِيمٌ</text:p>
          </table:table-cell>
          <table:table-cell table:number-columns-repeated="15"/>
        </table:table-row>
        <table:table-row table:style-name="ro2">
          <table:table-cell office:value-type="float" office:value="2204" calcext:value-type="float">
            <text:p>2204</text:p>
          </table:table-cell>
          <table:table-cell office:value-type="string" calcext:value-type="string">
            <text:p>رُؤَفَاءُ</text:p>
          </table:table-cell>
          <table:table-cell/>
          <table:table-cell office:value-type="string" calcext:value-type="string">
            <text:p>رءف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رَؤُوف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205" calcext:value-type="float">
            <text:p>2205</text:p>
          </table:table-cell>
          <table:table-cell office:value-type="string" calcext:value-type="string">
            <text:p>رُحُبٌ</text:p>
          </table:table-cell>
          <table:table-cell/>
          <table:table-cell office:value-type="string" calcext:value-type="string">
            <text:p>رحب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رَحِيبٌ</text:p>
          </table:table-cell>
          <table:table-cell table:number-columns-repeated="15"/>
        </table:table-row>
        <table:table-row table:style-name="ro2">
          <table:table-cell office:value-type="float" office:value="2206" calcext:value-type="float">
            <text:p>2206</text:p>
          </table:table-cell>
          <table:table-cell office:value-type="string" calcext:value-type="string">
            <text:p>رُحَمَاءُ</text:p>
          </table:table-cell>
          <table:table-cell/>
          <table:table-cell office:value-type="string" calcext:value-type="string">
            <text:p>رحم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رَحِيم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207" calcext:value-type="float">
            <text:p>2207</text:p>
          </table:table-cell>
          <table:table-cell office:value-type="string" calcext:value-type="string">
            <text:p>رَخَائِصُ</text:p>
          </table:table-cell>
          <table:table-cell/>
          <table:table-cell office:value-type="string" calcext:value-type="string">
            <text:p>رخص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رَخِيص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208" calcext:value-type="float">
            <text:p>2208</text:p>
          </table:table-cell>
          <table:table-cell office:value-type="string" calcext:value-type="string">
            <text:p>رِدَافٌ</text:p>
          </table:table-cell>
          <table:table-cell/>
          <table:table-cell office:value-type="string" calcext:value-type="string">
            <text:p>ردف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رَدِيفٌ</text:p>
          </table:table-cell>
          <table:table-cell table:number-columns-repeated="15"/>
        </table:table-row>
        <table:table-row table:style-name="ro2">
          <table:table-cell office:value-type="float" office:value="2209" calcext:value-type="float">
            <text:p>2209</text:p>
          </table:table-cell>
          <table:table-cell office:value-type="string" calcext:value-type="string">
            <text:p>رِزَانٌ</text:p>
          </table:table-cell>
          <table:table-cell/>
          <table:table-cell office:value-type="string" calcext:value-type="string">
            <text:p>رزن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رَزينٌ</text:p>
          </table:table-cell>
          <table:table-cell table:number-columns-repeated="15"/>
        </table:table-row>
        <table:table-row table:style-name="ro2">
          <table:table-cell office:value-type="float" office:value="2210" calcext:value-type="float">
            <text:p>2210</text:p>
          </table:table-cell>
          <table:table-cell office:value-type="string" calcext:value-type="string">
            <text:p>رَشَقٌ</text:p>
          </table:table-cell>
          <table:table-cell/>
          <table:table-cell office:value-type="string" calcext:value-type="string">
            <text:p>رشق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رشيق</text:p>
          </table:table-cell>
          <table:table-cell table:number-columns-repeated="15"/>
        </table:table-row>
        <table:table-row table:style-name="ro2">
          <table:table-cell office:value-type="float" office:value="2211" calcext:value-type="float">
            <text:p>2211</text:p>
          </table:table-cell>
          <table:table-cell office:value-type="string" calcext:value-type="string">
            <text:p>رُضَعاءُ</text:p>
          </table:table-cell>
          <table:table-cell/>
          <table:table-cell office:value-type="string" calcext:value-type="string">
            <text:p>رضع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رَضيع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212" calcext:value-type="float">
            <text:p>2212</text:p>
          </table:table-cell>
          <table:table-cell office:value-type="string" calcext:value-type="string">
            <text:p>رِغابٌ</text:p>
          </table:table-cell>
          <table:table-cell/>
          <table:table-cell office:value-type="string" calcext:value-type="string">
            <text:p>رغب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رَغيبٌ</text:p>
          </table:table-cell>
          <table:table-cell table:number-columns-repeated="15"/>
        </table:table-row>
        <table:table-row table:style-name="ro2">
          <table:table-cell office:value-type="float" office:value="2213" calcext:value-type="float">
            <text:p>2213</text:p>
          </table:table-cell>
          <table:table-cell office:value-type="string" calcext:value-type="string">
            <text:p>رُفَقاءُ</text:p>
          </table:table-cell>
          <table:table-cell/>
          <table:table-cell office:value-type="string" calcext:value-type="string">
            <text:p>رفق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رَفيق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214" calcext:value-type="float">
            <text:p>2214</text:p>
          </table:table-cell>
          <table:table-cell office:value-type="string" calcext:value-type="string">
            <text:p>رُقَباءُ</text:p>
          </table:table-cell>
          <table:table-cell/>
          <table:table-cell office:value-type="string" calcext:value-type="string">
            <text:p>رقب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رَقيب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215" calcext:value-type="float">
            <text:p>2215</text:p>
          </table:table-cell>
          <table:table-cell office:value-type="string" calcext:value-type="string">
            <text:p>رُكُبٌ</text:p>
          </table:table-cell>
          <table:table-cell/>
          <table:table-cell office:value-type="string" calcext:value-type="string">
            <text:p>ركب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رَكيبٌ</text:p>
          </table:table-cell>
          <table:table-cell table:number-columns-repeated="15"/>
        </table:table-row>
        <table:table-row table:style-name="ro2">
          <table:table-cell office:value-type="float" office:value="2216" calcext:value-type="float">
            <text:p>2216</text:p>
          </table:table-cell>
          <table:table-cell office:value-type="string" calcext:value-type="string">
            <text:p>زُعَماءُ</text:p>
          </table:table-cell>
          <table:table-cell/>
          <table:table-cell office:value-type="string" calcext:value-type="string">
            <text:p>زعم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زَعيم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217" calcext:value-type="float">
            <text:p>2217</text:p>
          </table:table-cell>
          <table:table-cell office:value-type="string" calcext:value-type="string">
            <text:p>زُمَعاءُ</text:p>
          </table:table-cell>
          <table:table-cell/>
          <table:table-cell office:value-type="string" calcext:value-type="string">
            <text:p>زمع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زَميع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218" calcext:value-type="float">
            <text:p>2218</text:p>
          </table:table-cell>
          <table:table-cell office:value-type="string" calcext:value-type="string">
            <text:p>زُمَلاءُ</text:p>
          </table:table-cell>
          <table:table-cell/>
          <table:table-cell office:value-type="string" calcext:value-type="string">
            <text:p>زمل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زَميل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219" calcext:value-type="float">
            <text:p>2219</text:p>
          </table:table-cell>
          <table:table-cell office:value-type="string" calcext:value-type="string">
            <text:p>زهْدان</text:p>
          </table:table-cell>
          <table:table-cell/>
          <table:table-cell office:value-type="string" calcext:value-type="string">
            <text:p>زهد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زَهيدٌ</text:p>
          </table:table-cell>
          <table:table-cell table:number-columns-repeated="15"/>
        </table:table-row>
        <table:table-row table:style-name="ro2">
          <table:table-cell office:value-type="float" office:value="2220" calcext:value-type="float">
            <text:p>2220</text:p>
          </table:table-cell>
          <table:table-cell office:value-type="string" calcext:value-type="string">
            <text:p>سَبَايَا</text:p>
          </table:table-cell>
          <table:table-cell/>
          <table:table-cell office:value-type="string" calcext:value-type="string">
            <text:p>سبي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سَبِيُّ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221" calcext:value-type="float">
            <text:p>2221</text:p>
          </table:table-cell>
          <table:table-cell office:value-type="string" calcext:value-type="string">
            <text:p>سُجَنَاءُ</text:p>
          </table:table-cell>
          <table:table-cell/>
          <table:table-cell office:value-type="string" calcext:value-type="string">
            <text:p>سجن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سَجِين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222" calcext:value-type="float">
            <text:p>2222</text:p>
          </table:table-cell>
          <table:table-cell office:value-type="string" calcext:value-type="string">
            <text:p>سَحَائِقُ</text:p>
          </table:table-cell>
          <table:table-cell/>
          <table:table-cell office:value-type="string" calcext:value-type="string">
            <text:p>سحق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سَحِيق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223" calcext:value-type="float">
            <text:p>2223</text:p>
          </table:table-cell>
          <table:table-cell office:value-type="string" calcext:value-type="string">
            <text:p>سُرْعَانٌ</text:p>
          </table:table-cell>
          <table:table-cell/>
          <table:table-cell office:value-type="string" calcext:value-type="string">
            <text:p>سرع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سَرِيعٌ</text:p>
          </table:table-cell>
          <table:table-cell table:number-columns-repeated="15"/>
        </table:table-row>
        <table:table-row table:style-name="ro2">
          <table:table-cell office:value-type="float" office:value="2224" calcext:value-type="float">
            <text:p>2224</text:p>
          </table:table-cell>
          <table:table-cell office:value-type="string" calcext:value-type="string">
            <text:p>سُعَدَاءُ</text:p>
          </table:table-cell>
          <table:table-cell/>
          <table:table-cell office:value-type="string" calcext:value-type="string">
            <text:p>سعد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سَعِيد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225" calcext:value-type="float">
            <text:p>2225</text:p>
          </table:table-cell>
          <table:table-cell office:value-type="string" calcext:value-type="string">
            <text:p>سُعُرٌ</text:p>
          </table:table-cell>
          <table:table-cell/>
          <table:table-cell office:value-type="string" calcext:value-type="string">
            <text:p>سعر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سَعِيرٌ</text:p>
          </table:table-cell>
          <table:table-cell table:number-columns-repeated="15"/>
        </table:table-row>
        <table:table-row table:style-name="ro2">
          <table:table-cell office:value-type="float" office:value="2226" calcext:value-type="float">
            <text:p>2226</text:p>
          </table:table-cell>
          <table:table-cell office:value-type="string" calcext:value-type="string">
            <text:p>سُفَهَاءُ</text:p>
          </table:table-cell>
          <table:table-cell/>
          <table:table-cell office:value-type="string" calcext:value-type="string">
            <text:p>سفه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سَفِيه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227" calcext:value-type="float">
            <text:p>2227</text:p>
          </table:table-cell>
          <table:table-cell office:value-type="string" calcext:value-type="string">
            <text:p>سُقُطٌ</text:p>
          </table:table-cell>
          <table:table-cell/>
          <table:table-cell office:value-type="string" calcext:value-type="string">
            <text:p>سقط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سَقِيطٌ</text:p>
          </table:table-cell>
          <table:table-cell table:number-columns-repeated="15"/>
        </table:table-row>
        <table:table-row table:style-name="ro2">
          <table:table-cell office:value-type="float" office:value="2228" calcext:value-type="float">
            <text:p>2228</text:p>
          </table:table-cell>
          <table:table-cell office:value-type="string" calcext:value-type="string">
            <text:p>سُقُمٌ</text:p>
          </table:table-cell>
          <table:table-cell/>
          <table:table-cell office:value-type="string" calcext:value-type="string">
            <text:p>سقم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سَقِيمٌ</text:p>
          </table:table-cell>
          <table:table-cell table:number-columns-repeated="15"/>
        </table:table-row>
        <table:table-row table:style-name="ro2">
          <table:table-cell office:value-type="float" office:value="2229" calcext:value-type="float">
            <text:p>2229</text:p>
          </table:table-cell>
          <table:table-cell office:value-type="string" calcext:value-type="string">
            <text:p>سُكُرٌ</text:p>
          </table:table-cell>
          <table:table-cell/>
          <table:table-cell office:value-type="string" calcext:value-type="string">
            <text:p>سكر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سَكُورٌ</text:p>
          </table:table-cell>
          <table:table-cell table:number-columns-repeated="15"/>
        </table:table-row>
        <table:table-row table:style-name="ro2">
          <table:table-cell office:value-type="float" office:value="2230" calcext:value-type="float">
            <text:p>2230</text:p>
          </table:table-cell>
          <table:table-cell office:value-type="string" calcext:value-type="string">
            <text:p>سُلَطَاءُ</text:p>
          </table:table-cell>
          <table:table-cell/>
          <table:table-cell office:value-type="string" calcext:value-type="string">
            <text:p>سلط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سَلِيط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231" calcext:value-type="float">
            <text:p>2231</text:p>
          </table:table-cell>
          <table:table-cell office:value-type="string" calcext:value-type="string">
            <text:p>سُلُقٌ</text:p>
          </table:table-cell>
          <table:table-cell/>
          <table:table-cell office:value-type="string" calcext:value-type="string">
            <text:p>سلق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سَلِيقٌ</text:p>
          </table:table-cell>
          <table:table-cell table:number-columns-repeated="15"/>
        </table:table-row>
        <table:table-row table:style-name="ro2">
          <table:table-cell office:value-type="float" office:value="2232" calcext:value-type="float">
            <text:p>2232</text:p>
          </table:table-cell>
          <table:table-cell office:value-type="string" calcext:value-type="string">
            <text:p>سُلَمَاءُ</text:p>
          </table:table-cell>
          <table:table-cell/>
          <table:table-cell office:value-type="string" calcext:value-type="string">
            <text:p>سلم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سَلِيم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233" calcext:value-type="float">
            <text:p>2233</text:p>
          </table:table-cell>
          <table:table-cell office:value-type="string" calcext:value-type="string">
            <text:p>سِمَانٌ</text:p>
          </table:table-cell>
          <table:table-cell/>
          <table:table-cell office:value-type="string" calcext:value-type="string">
            <text:p>سمن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سَمِينٌ</text:p>
          </table:table-cell>
          <table:table-cell table:number-columns-repeated="15"/>
        </table:table-row>
        <table:table-row table:style-name="ro2">
          <table:table-cell office:value-type="float" office:value="2234" calcext:value-type="float">
            <text:p>2234</text:p>
          </table:table-cell>
          <table:table-cell office:value-type="string" calcext:value-type="string">
            <text:p>سُمَجَاءُ</text:p>
          </table:table-cell>
          <table:table-cell/>
          <table:table-cell office:value-type="string" calcext:value-type="string">
            <text:p>سمج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سَمِيج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235" calcext:value-type="float">
            <text:p>2235</text:p>
          </table:table-cell>
          <table:table-cell office:value-type="string" calcext:value-type="string">
            <text:p>سُمَحَاءُ</text:p>
          </table:table-cell>
          <table:table-cell/>
          <table:table-cell office:value-type="string" calcext:value-type="string">
            <text:p>سمح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سَمْح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236" calcext:value-type="float">
            <text:p>2236</text:p>
          </table:table-cell>
          <table:table-cell office:value-type="string" calcext:value-type="string">
            <text:p>سُمَحَاءُ</text:p>
          </table:table-cell>
          <table:table-cell/>
          <table:table-cell office:value-type="string" calcext:value-type="string">
            <text:p>سمح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سَمِيح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237" calcext:value-type="float">
            <text:p>2237</text:p>
          </table:table-cell>
          <table:table-cell office:value-type="string" calcext:value-type="string">
            <text:p>سُمَرَاءُ</text:p>
          </table:table-cell>
          <table:table-cell/>
          <table:table-cell office:value-type="string" calcext:value-type="string">
            <text:p>سمر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سَمِير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238" calcext:value-type="float">
            <text:p>2238</text:p>
          </table:table-cell>
          <table:table-cell office:value-type="string" calcext:value-type="string">
            <text:p>سُمَعَاءُ</text:p>
          </table:table-cell>
          <table:table-cell/>
          <table:table-cell office:value-type="string" calcext:value-type="string">
            <text:p>سمع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سَمِيع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239" calcext:value-type="float">
            <text:p>2239</text:p>
          </table:table-cell>
          <table:table-cell office:value-type="string" calcext:value-type="string">
            <text:p>شِبَاهٌ</text:p>
          </table:table-cell>
          <table:table-cell/>
          <table:table-cell office:value-type="string" calcext:value-type="string">
            <text:p>شبه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شَبِيهٌ</text:p>
          </table:table-cell>
          <table:table-cell table:number-columns-repeated="15"/>
        </table:table-row>
        <table:table-row table:style-name="ro2">
          <table:table-cell office:value-type="float" office:value="2240" calcext:value-type="float">
            <text:p>2240</text:p>
          </table:table-cell>
          <table:table-cell office:value-type="string" calcext:value-type="string">
            <text:p>شُجَعَاءُ</text:p>
          </table:table-cell>
          <table:table-cell/>
          <table:table-cell office:value-type="string" calcext:value-type="string">
            <text:p>شجع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شَجِيع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241" calcext:value-type="float">
            <text:p>2241</text:p>
          </table:table-cell>
          <table:table-cell office:value-type="string" calcext:value-type="string">
            <text:p>شِحَاحٌ</text:p>
          </table:table-cell>
          <table:table-cell/>
          <table:table-cell office:value-type="string" calcext:value-type="string">
            <text:p>شحح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شَحِيحٌ</text:p>
          </table:table-cell>
          <table:table-cell table:number-columns-repeated="15"/>
        </table:table-row>
        <table:table-row table:style-name="ro2">
          <table:table-cell office:value-type="float" office:value="2242" calcext:value-type="float">
            <text:p>2242</text:p>
          </table:table-cell>
          <table:table-cell office:value-type="string" calcext:value-type="string">
            <text:p>شَرَائِحُ</text:p>
          </table:table-cell>
          <table:table-cell/>
          <table:table-cell office:value-type="string" calcext:value-type="string">
            <text:p>شرح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شَرِيح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243" calcext:value-type="float">
            <text:p>2243</text:p>
          </table:table-cell>
          <table:table-cell office:value-type="string" calcext:value-type="string">
            <text:p>شَرَائِدُ</text:p>
          </table:table-cell>
          <table:table-cell/>
          <table:table-cell office:value-type="string" calcext:value-type="string">
            <text:p>شرد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شَرِيد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244" calcext:value-type="float">
            <text:p>2244</text:p>
          </table:table-cell>
          <table:table-cell office:value-type="string" calcext:value-type="string">
            <text:p>شُرُدٌ</text:p>
          </table:table-cell>
          <table:table-cell/>
          <table:table-cell office:value-type="string" calcext:value-type="string">
            <text:p>شرد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شَرُودٌ</text:p>
          </table:table-cell>
          <table:table-cell table:number-columns-repeated="15"/>
        </table:table-row>
        <table:table-row table:style-name="ro2">
          <table:table-cell office:value-type="float" office:value="2245" calcext:value-type="float">
            <text:p>2245</text:p>
          </table:table-cell>
          <table:table-cell office:value-type="string" calcext:value-type="string">
            <text:p>شُرَفَاءُ</text:p>
          </table:table-cell>
          <table:table-cell/>
          <table:table-cell office:value-type="string" calcext:value-type="string">
            <text:p>شرف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شَرِيف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246" calcext:value-type="float">
            <text:p>2246</text:p>
          </table:table-cell>
          <table:table-cell office:value-type="string" calcext:value-type="string">
            <text:p>شُرُقٌ</text:p>
          </table:table-cell>
          <table:table-cell/>
          <table:table-cell office:value-type="string" calcext:value-type="string">
            <text:p>شرق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شَرِيقٌ</text:p>
          </table:table-cell>
          <table:table-cell table:number-columns-repeated="15"/>
        </table:table-row>
        <table:table-row table:style-name="ro2">
          <table:table-cell office:value-type="float" office:value="2247" calcext:value-type="float">
            <text:p>2247</text:p>
          </table:table-cell>
          <table:table-cell office:value-type="string" calcext:value-type="string">
            <text:p>شُرَكَاءُ</text:p>
          </table:table-cell>
          <table:table-cell/>
          <table:table-cell office:value-type="string" calcext:value-type="string">
            <text:p>شرك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شَرِيك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248" calcext:value-type="float">
            <text:p>2248</text:p>
          </table:table-cell>
          <table:table-cell office:value-type="string" calcext:value-type="string">
            <text:p>شُفَعَاءُ</text:p>
          </table:table-cell>
          <table:table-cell/>
          <table:table-cell office:value-type="string" calcext:value-type="string">
            <text:p>شفع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شَفِيع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249" calcext:value-type="float">
            <text:p>2249</text:p>
          </table:table-cell>
          <table:table-cell office:value-type="string" calcext:value-type="string">
            <text:p>شُكْرٌ</text:p>
          </table:table-cell>
          <table:table-cell/>
          <table:table-cell office:value-type="string" calcext:value-type="string">
            <text:p>شكر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شَكُورٌ</text:p>
          </table:table-cell>
          <table:table-cell table:number-columns-repeated="15"/>
        </table:table-row>
        <table:table-row table:style-name="ro2">
          <table:table-cell office:value-type="float" office:value="2250" calcext:value-type="float">
            <text:p>2250</text:p>
          </table:table-cell>
          <table:table-cell office:value-type="string" calcext:value-type="string">
            <text:p>شُمُسٌ</text:p>
          </table:table-cell>
          <table:table-cell/>
          <table:table-cell office:value-type="string" calcext:value-type="string">
            <text:p>شمس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شَمُوسٌ</text:p>
          </table:table-cell>
          <table:table-cell table:number-columns-repeated="15"/>
        </table:table-row>
        <table:table-row table:style-name="ro2">
          <table:table-cell office:value-type="float" office:value="2251" calcext:value-type="float">
            <text:p>2251</text:p>
          </table:table-cell>
          <table:table-cell office:value-type="string" calcext:value-type="string">
            <text:p>شُنُعٌ</text:p>
          </table:table-cell>
          <table:table-cell/>
          <table:table-cell office:value-type="string" calcext:value-type="string">
            <text:p>شنع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شَنِيعٌ</text:p>
          </table:table-cell>
          <table:table-cell table:number-columns-repeated="15"/>
        </table:table-row>
        <table:table-row table:style-name="ro2">
          <table:table-cell office:value-type="float" office:value="2252" calcext:value-type="float">
            <text:p>2252</text:p>
          </table:table-cell>
          <table:table-cell office:value-type="string" calcext:value-type="string">
            <text:p>شُهَدَاءُ</text:p>
          </table:table-cell>
          <table:table-cell/>
          <table:table-cell office:value-type="string" calcext:value-type="string">
            <text:p>شهد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شَهِيد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253" calcext:value-type="float">
            <text:p>2253</text:p>
          </table:table-cell>
          <table:table-cell office:value-type="string" calcext:value-type="string">
            <text:p>صِبَاحٌ</text:p>
          </table:table-cell>
          <table:table-cell/>
          <table:table-cell office:value-type="string" calcext:value-type="string">
            <text:p>صبح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صَبِيحٌ</text:p>
          </table:table-cell>
          <table:table-cell table:number-columns-repeated="15"/>
        </table:table-row>
        <table:table-row table:style-name="ro2">
          <table:table-cell office:value-type="float" office:value="2254" calcext:value-type="float">
            <text:p>2254</text:p>
          </table:table-cell>
          <table:table-cell office:value-type="string" calcext:value-type="string">
            <text:p>صُدُقٌ</text:p>
          </table:table-cell>
          <table:table-cell/>
          <table:table-cell office:value-type="string" calcext:value-type="string">
            <text:p>صدق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صَدُوقٌ</text:p>
          </table:table-cell>
          <table:table-cell table:number-columns-repeated="15"/>
        </table:table-row>
        <table:table-row table:style-name="ro2">
          <table:table-cell office:value-type="float" office:value="2255" calcext:value-type="float">
            <text:p>2255</text:p>
          </table:table-cell>
          <table:table-cell office:value-type="string" calcext:value-type="string">
            <text:p>صَرْعَى</text:p>
          </table:table-cell>
          <table:table-cell/>
          <table:table-cell office:value-type="string" calcext:value-type="string">
            <text:p>صرع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صَرِيع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256" calcext:value-type="float">
            <text:p>2256</text:p>
          </table:table-cell>
          <table:table-cell office:value-type="string" calcext:value-type="string">
            <text:p>صِقَالٌ</text:p>
          </table:table-cell>
          <table:table-cell/>
          <table:table-cell office:value-type="string" calcext:value-type="string">
            <text:p>صقل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صَقِيلٌ</text:p>
          </table:table-cell>
          <table:table-cell table:number-columns-repeated="15"/>
        </table:table-row>
        <table:table-row table:style-name="ro2">
          <table:table-cell office:value-type="float" office:value="2257" calcext:value-type="float">
            <text:p>2257</text:p>
          </table:table-cell>
          <table:table-cell office:value-type="string" calcext:value-type="string">
            <text:p>صَلاَفَى</text:p>
          </table:table-cell>
          <table:table-cell/>
          <table:table-cell office:value-type="string" calcext:value-type="string">
            <text:p>صلف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صَلِف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258" calcext:value-type="float">
            <text:p>2258</text:p>
          </table:table-cell>
          <table:table-cell office:value-type="string" calcext:value-type="string">
            <text:p>صُلْبَانٌ</text:p>
          </table:table-cell>
          <table:table-cell/>
          <table:table-cell office:value-type="string" calcext:value-type="string">
            <text:p>صلب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صَلِيبٌ</text:p>
          </table:table-cell>
          <table:table-cell table:number-columns-repeated="15"/>
        </table:table-row>
        <table:table-row table:style-name="ro2">
          <table:table-cell office:value-type="float" office:value="2259" calcext:value-type="float">
            <text:p>2259</text:p>
          </table:table-cell>
          <table:table-cell office:value-type="string" calcext:value-type="string">
            <text:p>صُلُدٌ</text:p>
          </table:table-cell>
          <table:table-cell/>
          <table:table-cell office:value-type="string" calcext:value-type="string">
            <text:p>صلد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صَلُودٌ</text:p>
          </table:table-cell>
          <table:table-cell table:number-columns-repeated="15"/>
        </table:table-row>
        <table:table-row table:style-name="ro2">
          <table:table-cell office:value-type="float" office:value="2260" calcext:value-type="float">
            <text:p>2260</text:p>
          </table:table-cell>
          <table:table-cell office:value-type="string" calcext:value-type="string">
            <text:p>صَنَائِعُ</text:p>
          </table:table-cell>
          <table:table-cell/>
          <table:table-cell office:value-type="string" calcext:value-type="string">
            <text:p>صنع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صَنِيع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261" calcext:value-type="float">
            <text:p>2261</text:p>
          </table:table-cell>
          <table:table-cell office:value-type="string" calcext:value-type="string">
            <text:p>ضُرُوعٌ</text:p>
          </table:table-cell>
          <table:table-cell/>
          <table:table-cell office:value-type="string" calcext:value-type="string">
            <text:p>ضرع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ضَرِعٌ</text:p>
          </table:table-cell>
          <table:table-cell table:number-columns-repeated="15"/>
        </table:table-row>
        <table:table-row table:style-name="ro2">
          <table:table-cell office:value-type="float" office:value="2262" calcext:value-type="float">
            <text:p>2262</text:p>
          </table:table-cell>
          <table:table-cell office:value-type="string" calcext:value-type="string">
            <text:p>ضِعَافٌ</text:p>
          </table:table-cell>
          <table:table-cell/>
          <table:table-cell office:value-type="string" calcext:value-type="string">
            <text:p>ضعف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ضَعِيفٌ</text:p>
          </table:table-cell>
          <table:table-cell table:number-columns-repeated="15"/>
        </table:table-row>
        <table:table-row table:style-name="ro2">
          <table:table-cell office:value-type="float" office:value="2263" calcext:value-type="float">
            <text:p>2263</text:p>
          </table:table-cell>
          <table:table-cell office:value-type="string" calcext:value-type="string">
            <text:p>ضفائِرُ</text:p>
          </table:table-cell>
          <table:table-cell/>
          <table:table-cell office:value-type="string" calcext:value-type="string">
            <text:p>ضفر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ضَفِير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264" calcext:value-type="float">
            <text:p>2264</text:p>
          </table:table-cell>
          <table:table-cell office:value-type="string" calcext:value-type="string">
            <text:p>ضُلُعٌج</text:p>
          </table:table-cell>
          <table:table-cell/>
          <table:table-cell office:value-type="string" calcext:value-type="string">
            <text:p>ضلع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ضَلِيعٌ</text:p>
          </table:table-cell>
          <table:table-cell table:number-columns-repeated="15"/>
        </table:table-row>
        <table:table-row table:style-name="ro2">
          <table:table-cell office:value-type="float" office:value="2265" calcext:value-type="float">
            <text:p>2265</text:p>
          </table:table-cell>
          <table:table-cell office:value-type="string" calcext:value-type="string">
            <text:p>ضُمَنَاءُ</text:p>
          </table:table-cell>
          <table:table-cell/>
          <table:table-cell office:value-type="string" calcext:value-type="string">
            <text:p>ضمن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ضَمِين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266" calcext:value-type="float">
            <text:p>2266</text:p>
          </table:table-cell>
          <table:table-cell office:value-type="string" calcext:value-type="string">
            <text:p>ضَمْنَى</text:p>
          </table:table-cell>
          <table:table-cell/>
          <table:table-cell office:value-type="string" calcext:value-type="string">
            <text:p>ضمن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ضَمِن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267" calcext:value-type="float">
            <text:p>2267</text:p>
          </table:table-cell>
          <table:table-cell office:value-type="string" calcext:value-type="string">
            <text:p>طَرْحَى</text:p>
          </table:table-cell>
          <table:table-cell/>
          <table:table-cell office:value-type="string" calcext:value-type="string">
            <text:p>طرح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طَرِيح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268" calcext:value-type="float">
            <text:p>2268</text:p>
          </table:table-cell>
          <table:table-cell office:value-type="string" calcext:value-type="string">
            <text:p>طُرْفٌ</text:p>
          </table:table-cell>
          <table:table-cell/>
          <table:table-cell office:value-type="string" calcext:value-type="string">
            <text:p>طرف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طَرِيفٌ</text:p>
          </table:table-cell>
          <table:table-cell table:number-columns-repeated="15"/>
        </table:table-row>
        <table:table-row table:style-name="ro2">
          <table:table-cell office:value-type="float" office:value="2269" calcext:value-type="float">
            <text:p>2269</text:p>
          </table:table-cell>
          <table:table-cell office:value-type="string" calcext:value-type="string">
            <text:p>طُلُبٌ</text:p>
          </table:table-cell>
          <table:table-cell/>
          <table:table-cell office:value-type="string" calcext:value-type="string">
            <text:p>طلب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طَلُوبٌ</text:p>
          </table:table-cell>
          <table:table-cell table:number-columns-repeated="15"/>
        </table:table-row>
        <table:table-row table:style-name="ro2">
          <table:table-cell office:value-type="float" office:value="2270" calcext:value-type="float">
            <text:p>2270</text:p>
          </table:table-cell>
          <table:table-cell office:value-type="string" calcext:value-type="string">
            <text:p>طُلَقَاءٌ</text:p>
          </table:table-cell>
          <table:table-cell/>
          <table:table-cell office:value-type="string" calcext:value-type="string">
            <text:p>طلق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طَلِيق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271" calcext:value-type="float">
            <text:p>2271</text:p>
          </table:table-cell>
          <table:table-cell office:value-type="string" calcext:value-type="string">
            <text:p>طُلُلٌ</text:p>
          </table:table-cell>
          <table:table-cell/>
          <table:table-cell office:value-type="string" calcext:value-type="string">
            <text:p>طلل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طَلِيلٌ</text:p>
          </table:table-cell>
          <table:table-cell table:number-columns-repeated="15"/>
        </table:table-row>
        <table:table-row table:style-name="ro2">
          <table:table-cell office:value-type="float" office:value="2272" calcext:value-type="float">
            <text:p>2272</text:p>
          </table:table-cell>
          <table:table-cell office:value-type="string" calcext:value-type="string">
            <text:p>طِوَالٌ</text:p>
          </table:table-cell>
          <table:table-cell/>
          <table:table-cell office:value-type="string" calcext:value-type="string">
            <text:p>طول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طَوِيلٌ</text:p>
          </table:table-cell>
          <table:table-cell table:number-columns-repeated="15"/>
        </table:table-row>
        <table:table-row table:style-name="ro2">
          <table:table-cell office:value-type="float" office:value="2273" calcext:value-type="float">
            <text:p>2273</text:p>
          </table:table-cell>
          <table:table-cell office:value-type="string" calcext:value-type="string">
            <text:p>ظُرَفاءُ</text:p>
          </table:table-cell>
          <table:table-cell/>
          <table:table-cell office:value-type="string" calcext:value-type="string">
            <text:p>ظرف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ظَريف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274" calcext:value-type="float">
            <text:p>2274</text:p>
          </table:table-cell>
          <table:table-cell office:value-type="string" calcext:value-type="string">
            <text:p>عُبُطٌ</text:p>
          </table:table-cell>
          <table:table-cell/>
          <table:table-cell office:value-type="string" calcext:value-type="string">
            <text:p>عبط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عَبِيطٌ</text:p>
          </table:table-cell>
          <table:table-cell table:number-columns-repeated="15"/>
        </table:table-row>
        <table:table-row table:style-name="ro2">
          <table:table-cell office:value-type="float" office:value="2275" calcext:value-type="float">
            <text:p>2275</text:p>
          </table:table-cell>
          <table:table-cell office:value-type="string" calcext:value-type="string">
            <text:p>عَتَائِدُ</text:p>
          </table:table-cell>
          <table:table-cell/>
          <table:table-cell office:value-type="string" calcext:value-type="string">
            <text:p>عتد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عَتِيد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276" calcext:value-type="float">
            <text:p>2276</text:p>
          </table:table-cell>
          <table:table-cell office:value-type="string" calcext:value-type="string">
            <text:p>عِتَاقٌ</text:p>
          </table:table-cell>
          <table:table-cell/>
          <table:table-cell office:value-type="string" calcext:value-type="string">
            <text:p>عتق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عَتِيقٌ</text:p>
          </table:table-cell>
          <table:table-cell table:number-columns-repeated="15"/>
        </table:table-row>
        <table:table-row table:style-name="ro2">
          <table:table-cell office:value-type="float" office:value="2277" calcext:value-type="float">
            <text:p>2277</text:p>
          </table:table-cell>
          <table:table-cell office:value-type="string" calcext:value-type="string">
            <text:p>عَجَائِبُ</text:p>
          </table:table-cell>
          <table:table-cell/>
          <table:table-cell office:value-type="string" calcext:value-type="string">
            <text:p>عجب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عَجِيب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278" calcext:value-type="float">
            <text:p>2278</text:p>
          </table:table-cell>
          <table:table-cell office:value-type="string" calcext:value-type="string">
            <text:p>عُجُزٌ</text:p>
          </table:table-cell>
          <table:table-cell/>
          <table:table-cell office:value-type="string" calcext:value-type="string">
            <text:p>عجز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عَجُوزٌ</text:p>
          </table:table-cell>
          <table:table-cell table:number-columns-repeated="15"/>
        </table:table-row>
        <table:table-row table:style-name="ro2">
          <table:table-cell office:value-type="float" office:value="2279" calcext:value-type="float">
            <text:p>2279</text:p>
          </table:table-cell>
          <table:table-cell office:value-type="string" calcext:value-type="string">
            <text:p>عُجُلٌ</text:p>
          </table:table-cell>
          <table:table-cell/>
          <table:table-cell office:value-type="string" calcext:value-type="string">
            <text:p>عجل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عَجُولٌ</text:p>
          </table:table-cell>
          <table:table-cell table:number-columns-repeated="15"/>
        </table:table-row>
        <table:table-row table:style-name="ro2">
          <table:table-cell office:value-type="float" office:value="2280" calcext:value-type="float">
            <text:p>2280</text:p>
          </table:table-cell>
          <table:table-cell office:value-type="string" calcext:value-type="string">
            <text:p>عَدَائِدُ</text:p>
          </table:table-cell>
          <table:table-cell/>
          <table:table-cell office:value-type="string" calcext:value-type="string">
            <text:p>عدد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عَدِيد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281" calcext:value-type="float">
            <text:p>2281</text:p>
          </table:table-cell>
          <table:table-cell office:value-type="string" calcext:value-type="string">
            <text:p>عُدَمَاءُ</text:p>
          </table:table-cell>
          <table:table-cell/>
          <table:table-cell office:value-type="string" calcext:value-type="string">
            <text:p>عدم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عَدِيم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282" calcext:value-type="float">
            <text:p>2282</text:p>
          </table:table-cell>
          <table:table-cell office:value-type="string" calcext:value-type="string">
            <text:p>عِرَاضٌ</text:p>
          </table:table-cell>
          <table:table-cell/>
          <table:table-cell office:value-type="string" calcext:value-type="string">
            <text:p>عرض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عَرِيضٌ</text:p>
          </table:table-cell>
          <table:table-cell table:number-columns-repeated="15"/>
        </table:table-row>
        <table:table-row table:style-name="ro2">
          <table:table-cell office:value-type="float" office:value="2283" calcext:value-type="float">
            <text:p>2283</text:p>
          </table:table-cell>
          <table:table-cell office:value-type="string" calcext:value-type="string">
            <text:p>عُرَفَاءُ</text:p>
          </table:table-cell>
          <table:table-cell/>
          <table:table-cell office:value-type="string" calcext:value-type="string">
            <text:p>عرف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عَرِيف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284" calcext:value-type="float">
            <text:p>2284</text:p>
          </table:table-cell>
          <table:table-cell office:value-type="string" calcext:value-type="string">
            <text:p>عُشَرَاءُ</text:p>
          </table:table-cell>
          <table:table-cell/>
          <table:table-cell office:value-type="string" calcext:value-type="string">
            <text:p>عشر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عَشِير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285" calcext:value-type="float">
            <text:p>2285</text:p>
          </table:table-cell>
          <table:table-cell office:value-type="string" calcext:value-type="string">
            <text:p>عِضَاضٌ</text:p>
          </table:table-cell>
          <table:table-cell/>
          <table:table-cell office:value-type="string" calcext:value-type="string">
            <text:p>عضض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عَضُوضٌ</text:p>
          </table:table-cell>
          <table:table-cell table:number-columns-repeated="15"/>
        </table:table-row>
        <table:table-row table:style-name="ro2">
          <table:table-cell office:value-type="float" office:value="2286" calcext:value-type="float">
            <text:p>2286</text:p>
          </table:table-cell>
          <table:table-cell office:value-type="string" calcext:value-type="string">
            <text:p>عُطُفٌ</text:p>
          </table:table-cell>
          <table:table-cell/>
          <table:table-cell office:value-type="string" calcext:value-type="string">
            <text:p>عطف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عَطُوفٌ</text:p>
          </table:table-cell>
          <table:table-cell table:number-columns-repeated="15"/>
        </table:table-row>
        <table:table-row table:style-name="ro2">
          <table:table-cell office:value-type="float" office:value="2287" calcext:value-type="float">
            <text:p>2287</text:p>
          </table:table-cell>
          <table:table-cell office:value-type="string" calcext:value-type="string">
            <text:p>عِظَامٌ</text:p>
          </table:table-cell>
          <table:table-cell/>
          <table:table-cell office:value-type="string" calcext:value-type="string">
            <text:p>عظم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عَظِيمٌ</text:p>
          </table:table-cell>
          <table:table-cell table:number-columns-repeated="15"/>
        </table:table-row>
        <table:table-row table:style-name="ro2">
          <table:table-cell office:value-type="float" office:value="2288" calcext:value-type="float">
            <text:p>2288</text:p>
          </table:table-cell>
          <table:table-cell office:value-type="string" calcext:value-type="string">
            <text:p>عَقَاقِيرُ</text:p>
          </table:table-cell>
          <table:table-cell/>
          <table:table-cell office:value-type="string" calcext:value-type="string">
            <text:p>عقر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عَقَّار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289" calcext:value-type="float">
            <text:p>2289</text:p>
          </table:table-cell>
          <table:table-cell office:value-type="string" calcext:value-type="string">
            <text:p>عَقْرَى</text:p>
          </table:table-cell>
          <table:table-cell/>
          <table:table-cell office:value-type="string" calcext:value-type="string">
            <text:p>عقر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عَقِير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290" calcext:value-type="float">
            <text:p>2290</text:p>
          </table:table-cell>
          <table:table-cell office:value-type="string" calcext:value-type="string">
            <text:p>عُقَمَاءُ</text:p>
          </table:table-cell>
          <table:table-cell/>
          <table:table-cell office:value-type="string" calcext:value-type="string">
            <text:p>عقم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عَقِيم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291" calcext:value-type="float">
            <text:p>2291</text:p>
          </table:table-cell>
          <table:table-cell office:value-type="string" calcext:value-type="string">
            <text:p>عُلَمَاءُ</text:p>
          </table:table-cell>
          <table:table-cell/>
          <table:table-cell office:value-type="string" calcext:value-type="string">
            <text:p>علم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عَلِيم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292" calcext:value-type="float">
            <text:p>2292</text:p>
          </table:table-cell>
          <table:table-cell office:value-type="string" calcext:value-type="string">
            <text:p>عُمَدَاءُ</text:p>
          </table:table-cell>
          <table:table-cell/>
          <table:table-cell office:value-type="string" calcext:value-type="string">
            <text:p>عمد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عَمِيد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293" calcext:value-type="float">
            <text:p>2293</text:p>
          </table:table-cell>
          <table:table-cell office:value-type="string" calcext:value-type="string">
            <text:p>عُمَلاَءُ</text:p>
          </table:table-cell>
          <table:table-cell/>
          <table:table-cell office:value-type="string" calcext:value-type="string">
            <text:p>عمل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عَمِيل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294" calcext:value-type="float">
            <text:p>2294</text:p>
          </table:table-cell>
          <table:table-cell office:value-type="string" calcext:value-type="string">
            <text:p>عُمُمٌ</text:p>
          </table:table-cell>
          <table:table-cell/>
          <table:table-cell office:value-type="string" calcext:value-type="string">
            <text:p>عمم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عَمِيمٌ</text:p>
          </table:table-cell>
          <table:table-cell table:number-columns-repeated="15"/>
        </table:table-row>
        <table:table-row table:style-name="ro2">
          <table:table-cell office:value-type="float" office:value="2295" calcext:value-type="float">
            <text:p>2295</text:p>
          </table:table-cell>
          <table:table-cell office:value-type="string" calcext:value-type="string">
            <text:p>عُنُدٌ</text:p>
          </table:table-cell>
          <table:table-cell/>
          <table:table-cell office:value-type="string" calcext:value-type="string">
            <text:p>عند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عَنُودٌ</text:p>
          </table:table-cell>
          <table:table-cell table:number-columns-repeated="15"/>
        </table:table-row>
        <table:table-row table:style-name="ro2">
          <table:table-cell office:value-type="float" office:value="2296" calcext:value-type="float">
            <text:p>2296</text:p>
          </table:table-cell>
          <table:table-cell office:value-type="string" calcext:value-type="string">
            <text:p>عُنُدٌ</text:p>
          </table:table-cell>
          <table:table-cell/>
          <table:table-cell office:value-type="string" calcext:value-type="string">
            <text:p>عند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عَنِيدٌ</text:p>
          </table:table-cell>
          <table:table-cell table:number-columns-repeated="15"/>
        </table:table-row>
        <table:table-row table:style-name="ro2">
          <table:table-cell office:value-type="float" office:value="2297" calcext:value-type="float">
            <text:p>2297</text:p>
          </table:table-cell>
          <table:table-cell office:value-type="string" calcext:value-type="string">
            <text:p>عُنُفٌ</text:p>
          </table:table-cell>
          <table:table-cell/>
          <table:table-cell office:value-type="string" calcext:value-type="string">
            <text:p>عنف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عَنِيفٌ</text:p>
          </table:table-cell>
          <table:table-cell table:number-columns-repeated="15"/>
        </table:table-row>
        <table:table-row table:style-name="ro2">
          <table:table-cell office:value-type="float" office:value="2298" calcext:value-type="float">
            <text:p>2298</text:p>
          </table:table-cell>
          <table:table-cell office:value-type="string" calcext:value-type="string">
            <text:p>عِينٌ</text:p>
          </table:table-cell>
          <table:table-cell/>
          <table:table-cell office:value-type="string" calcext:value-type="string">
            <text:p>عين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عَيُونٌ</text:p>
          </table:table-cell>
          <table:table-cell table:number-columns-repeated="15"/>
        </table:table-row>
        <table:table-row table:style-name="ro2">
          <table:table-cell office:value-type="float" office:value="2299" calcext:value-type="float">
            <text:p>2299</text:p>
          </table:table-cell>
          <table:table-cell office:value-type="string" calcext:value-type="string">
            <text:p>غُرَبَاءُ</text:p>
          </table:table-cell>
          <table:table-cell/>
          <table:table-cell office:value-type="string" calcext:value-type="string">
            <text:p>غرب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غَرِيب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300" calcext:value-type="float">
            <text:p>2300</text:p>
          </table:table-cell>
          <table:table-cell office:value-type="string" calcext:value-type="string">
            <text:p>غَرْقَى</text:p>
          </table:table-cell>
          <table:table-cell/>
          <table:table-cell office:value-type="string" calcext:value-type="string">
            <text:p>غرق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غَرِيق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301" calcext:value-type="float">
            <text:p>2301</text:p>
          </table:table-cell>
          <table:table-cell office:value-type="string" calcext:value-type="string">
            <text:p>غُرَمَاءُ</text:p>
          </table:table-cell>
          <table:table-cell/>
          <table:table-cell office:value-type="string" calcext:value-type="string">
            <text:p>غرم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غَرِيم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302" calcext:value-type="float">
            <text:p>2302</text:p>
          </table:table-cell>
          <table:table-cell office:value-type="string" calcext:value-type="string">
            <text:p>غِزَارٌ</text:p>
          </table:table-cell>
          <table:table-cell/>
          <table:table-cell office:value-type="string" calcext:value-type="string">
            <text:p>غزر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غَزِيرٌ</text:p>
          </table:table-cell>
          <table:table-cell table:number-columns-repeated="15"/>
        </table:table-row>
        <table:table-row table:style-name="ro2">
          <table:table-cell office:value-type="float" office:value="2303" calcext:value-type="float">
            <text:p>2303</text:p>
          </table:table-cell>
          <table:table-cell office:value-type="string" calcext:value-type="string">
            <text:p>غَسْلَى</text:p>
          </table:table-cell>
          <table:table-cell/>
          <table:table-cell office:value-type="string" calcext:value-type="string">
            <text:p>غسل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غَسِيل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304" calcext:value-type="float">
            <text:p>2304</text:p>
          </table:table-cell>
          <table:table-cell office:value-type="string" calcext:value-type="string">
            <text:p>غِلاَظٌ</text:p>
          </table:table-cell>
          <table:table-cell/>
          <table:table-cell office:value-type="string" calcext:value-type="string">
            <text:p>غلظ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غَلِيظٌ</text:p>
          </table:table-cell>
          <table:table-cell table:number-columns-repeated="15"/>
        </table:table-row>
        <table:table-row table:style-name="ro2">
          <table:table-cell office:value-type="float" office:value="2305" calcext:value-type="float">
            <text:p>2305</text:p>
          </table:table-cell>
          <table:table-cell office:value-type="string" calcext:value-type="string">
            <text:p>غُيُرٌ</text:p>
          </table:table-cell>
          <table:table-cell/>
          <table:table-cell office:value-type="string" calcext:value-type="string">
            <text:p>غير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غَيُورٌ</text:p>
          </table:table-cell>
          <table:table-cell table:number-columns-repeated="15"/>
        </table:table-row>
        <table:table-row table:style-name="ro2">
          <table:table-cell office:value-type="float" office:value="2306" calcext:value-type="float">
            <text:p>2306</text:p>
          </table:table-cell>
          <table:table-cell office:value-type="string" calcext:value-type="string">
            <text:p>فَرَائِدُ</text:p>
          </table:table-cell>
          <table:table-cell/>
          <table:table-cell office:value-type="string" calcext:value-type="string">
            <text:p>فرد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فَرِيد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307" calcext:value-type="float">
            <text:p>2307</text:p>
          </table:table-cell>
          <table:table-cell office:value-type="string" calcext:value-type="string">
            <text:p>فِرَاغٌ</text:p>
          </table:table-cell>
          <table:table-cell/>
          <table:table-cell office:value-type="string" calcext:value-type="string">
            <text:p>فرغ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فَرِيغٌ</text:p>
          </table:table-cell>
          <table:table-cell table:number-columns-repeated="15"/>
        </table:table-row>
        <table:table-row table:style-name="ro2">
          <table:table-cell office:value-type="float" office:value="2308" calcext:value-type="float">
            <text:p>2308</text:p>
          </table:table-cell>
          <table:table-cell office:value-type="string" calcext:value-type="string">
            <text:p>فَرْسَى</text:p>
          </table:table-cell>
          <table:table-cell/>
          <table:table-cell office:value-type="string" calcext:value-type="string">
            <text:p>فرس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فَرِيس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309" calcext:value-type="float">
            <text:p>2309</text:p>
          </table:table-cell>
          <table:table-cell office:value-type="string" calcext:value-type="string">
            <text:p>فُصُحٌ</text:p>
          </table:table-cell>
          <table:table-cell/>
          <table:table-cell office:value-type="string" calcext:value-type="string">
            <text:p>فصح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فَصِيحٌ</text:p>
          </table:table-cell>
          <table:table-cell table:number-columns-repeated="15"/>
        </table:table-row>
        <table:table-row table:style-name="ro2">
          <table:table-cell office:value-type="float" office:value="2310" calcext:value-type="float">
            <text:p>2310</text:p>
          </table:table-cell>
          <table:table-cell office:value-type="string" calcext:value-type="string">
            <text:p>فُضَلاَءُ</text:p>
          </table:table-cell>
          <table:table-cell/>
          <table:table-cell office:value-type="string" calcext:value-type="string">
            <text:p>فضل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فَضِيل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311" calcext:value-type="float">
            <text:p>2311</text:p>
          </table:table-cell>
          <table:table-cell office:value-type="string" calcext:value-type="string">
            <text:p>فُطُمٌ</text:p>
          </table:table-cell>
          <table:table-cell/>
          <table:table-cell office:value-type="string" calcext:value-type="string">
            <text:p>فطم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فَطِيمٌ</text:p>
          </table:table-cell>
          <table:table-cell table:number-columns-repeated="15"/>
        </table:table-row>
        <table:table-row table:style-name="ro2">
          <table:table-cell office:value-type="float" office:value="2312" calcext:value-type="float">
            <text:p>2312</text:p>
          </table:table-cell>
          <table:table-cell office:value-type="string" calcext:value-type="string">
            <text:p>فُطُنُ</text:p>
          </table:table-cell>
          <table:table-cell/>
          <table:table-cell office:value-type="string" calcext:value-type="string">
            <text:p>فطن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فَطِينٌ</text:p>
          </table:table-cell>
          <table:table-cell table:number-columns-repeated="15"/>
        </table:table-row>
        <table:table-row table:style-name="ro2">
          <table:table-cell office:value-type="float" office:value="2313" calcext:value-type="float">
            <text:p>2313</text:p>
          </table:table-cell>
          <table:table-cell office:value-type="string" calcext:value-type="string">
            <text:p>فُطْنٌ</text:p>
          </table:table-cell>
          <table:table-cell/>
          <table:table-cell office:value-type="string" calcext:value-type="string">
            <text:p>فطن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فَطِنٌ</text:p>
          </table:table-cell>
          <table:table-cell table:number-columns-repeated="15"/>
        </table:table-row>
        <table:table-row table:style-name="ro2">
          <table:table-cell office:value-type="float" office:value="2314" calcext:value-type="float">
            <text:p>2314</text:p>
          </table:table-cell>
          <table:table-cell office:value-type="string" calcext:value-type="string">
            <text:p>فَظيعةٌ</text:p>
          </table:table-cell>
          <table:table-cell/>
          <table:table-cell office:value-type="string" calcext:value-type="string">
            <text:p>فظع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فَظِيعٌ</text:p>
          </table:table-cell>
          <table:table-cell table:number-columns-repeated="15"/>
        </table:table-row>
        <table:table-row table:style-name="ro2">
          <table:table-cell office:value-type="float" office:value="2315" calcext:value-type="float">
            <text:p>2315</text:p>
          </table:table-cell>
          <table:table-cell office:value-type="string" calcext:value-type="string">
            <text:p>فُقَرَاءُ</text:p>
          </table:table-cell>
          <table:table-cell/>
          <table:table-cell office:value-type="string" calcext:value-type="string">
            <text:p>فقر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فَقِير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316" calcext:value-type="float">
            <text:p>2316</text:p>
          </table:table-cell>
          <table:table-cell office:value-type="string" calcext:value-type="string">
            <text:p>فُقَهَاءُ</text:p>
          </table:table-cell>
          <table:table-cell/>
          <table:table-cell office:value-type="string" calcext:value-type="string">
            <text:p>فقه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فَقِيه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317" calcext:value-type="float">
            <text:p>2317</text:p>
          </table:table-cell>
          <table:table-cell office:value-type="string" calcext:value-type="string">
            <text:p>فُهَمَاءُ</text:p>
          </table:table-cell>
          <table:table-cell/>
          <table:table-cell office:value-type="string" calcext:value-type="string">
            <text:p>فهم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فَهِيم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318" calcext:value-type="float">
            <text:p>2318</text:p>
          </table:table-cell>
          <table:table-cell office:value-type="string" calcext:value-type="string">
            <text:p>قِبَاحٌ</text:p>
          </table:table-cell>
          <table:table-cell/>
          <table:table-cell office:value-type="string" calcext:value-type="string">
            <text:p>قبح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قَبِيحٌ</text:p>
          </table:table-cell>
          <table:table-cell table:number-columns-repeated="15"/>
        </table:table-row>
        <table:table-row table:style-name="ro2">
          <table:table-cell office:value-type="float" office:value="2319" calcext:value-type="float">
            <text:p>2319</text:p>
          </table:table-cell>
          <table:table-cell office:value-type="string" calcext:value-type="string">
            <text:p>قَتْلَى</text:p>
          </table:table-cell>
          <table:table-cell/>
          <table:table-cell office:value-type="string" calcext:value-type="string">
            <text:p>قتل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قَتِيل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320" calcext:value-type="float">
            <text:p>2320</text:p>
          </table:table-cell>
          <table:table-cell office:value-type="string" calcext:value-type="string">
            <text:p>قُدُمٌ</text:p>
          </table:table-cell>
          <table:table-cell/>
          <table:table-cell office:value-type="string" calcext:value-type="string">
            <text:p>قدم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قَدُومٌ</text:p>
          </table:table-cell>
          <table:table-cell table:number-columns-repeated="15"/>
        </table:table-row>
        <table:table-row table:style-name="ro2">
          <table:table-cell office:value-type="float" office:value="2321" calcext:value-type="float">
            <text:p>2321</text:p>
          </table:table-cell>
          <table:table-cell office:value-type="string" calcext:value-type="string">
            <text:p>قُدَمَاءُ</text:p>
          </table:table-cell>
          <table:table-cell/>
          <table:table-cell office:value-type="string" calcext:value-type="string">
            <text:p>قدم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قَدِيم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322" calcext:value-type="float">
            <text:p>2322</text:p>
          </table:table-cell>
          <table:table-cell office:value-type="string" calcext:value-type="string">
            <text:p>قُرَنَاءُ</text:p>
          </table:table-cell>
          <table:table-cell/>
          <table:table-cell office:value-type="string" calcext:value-type="string">
            <text:p>قرن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قَرِين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323" calcext:value-type="float">
            <text:p>2323</text:p>
          </table:table-cell>
          <table:table-cell office:value-type="string" calcext:value-type="string">
            <text:p>قَسَاوِسَةٌ</text:p>
          </table:table-cell>
          <table:table-cell/>
          <table:table-cell office:value-type="string" calcext:value-type="string">
            <text:p>قسيس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قِسِّيسٌ</text:p>
          </table:table-cell>
          <table:table-cell table:number-columns-repeated="15"/>
        </table:table-row>
        <table:table-row table:style-name="ro2">
          <table:table-cell office:value-type="float" office:value="2324" calcext:value-type="float">
            <text:p>2324</text:p>
          </table:table-cell>
          <table:table-cell office:value-type="string" calcext:value-type="string">
            <text:p>قُشُبٌ</text:p>
          </table:table-cell>
          <table:table-cell/>
          <table:table-cell office:value-type="string" calcext:value-type="string">
            <text:p>قشب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قَشِيبٌ</text:p>
          </table:table-cell>
          <table:table-cell table:number-columns-repeated="15"/>
        </table:table-row>
        <table:table-row table:style-name="ro2">
          <table:table-cell office:value-type="float" office:value="2325" calcext:value-type="float">
            <text:p>2325</text:p>
          </table:table-cell>
          <table:table-cell office:value-type="string" calcext:value-type="string">
            <text:p>قَصَائِبُ</text:p>
          </table:table-cell>
          <table:table-cell/>
          <table:table-cell office:value-type="string" calcext:value-type="string">
            <text:p>قصب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قَصِيب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326" calcext:value-type="float">
            <text:p>2326</text:p>
          </table:table-cell>
          <table:table-cell office:value-type="string" calcext:value-type="string">
            <text:p>قَصَائِدُ</text:p>
          </table:table-cell>
          <table:table-cell/>
          <table:table-cell office:value-type="string" calcext:value-type="string">
            <text:p>قصد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قَصِيد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327" calcext:value-type="float">
            <text:p>2327</text:p>
          </table:table-cell>
          <table:table-cell office:value-type="string" calcext:value-type="string">
            <text:p>قِصَارٌ</text:p>
          </table:table-cell>
          <table:table-cell/>
          <table:table-cell office:value-type="string" calcext:value-type="string">
            <text:p>قصر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قَصِيرٌ</text:p>
          </table:table-cell>
          <table:table-cell table:number-columns-repeated="15"/>
        </table:table-row>
        <table:table-row table:style-name="ro2">
          <table:table-cell office:value-type="float" office:value="2328" calcext:value-type="float">
            <text:p>2328</text:p>
          </table:table-cell>
          <table:table-cell office:value-type="string" calcext:value-type="string">
            <text:p>قُطْعَانٌ</text:p>
          </table:table-cell>
          <table:table-cell/>
          <table:table-cell office:value-type="string" calcext:value-type="string">
            <text:p>قطع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قَطِيعٌ</text:p>
          </table:table-cell>
          <table:table-cell table:number-columns-repeated="15"/>
        </table:table-row>
        <table:table-row table:style-name="ro2">
          <table:table-cell office:value-type="float" office:value="2329" calcext:value-type="float">
            <text:p>2329</text:p>
          </table:table-cell>
          <table:table-cell office:value-type="string" calcext:value-type="string">
            <text:p>قُعَدَاءُ</text:p>
          </table:table-cell>
          <table:table-cell/>
          <table:table-cell office:value-type="string" calcext:value-type="string">
            <text:p>قعد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قَعِيد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330" calcext:value-type="float">
            <text:p>2330</text:p>
          </table:table-cell>
          <table:table-cell office:value-type="string" calcext:value-type="string">
            <text:p>قَلاَئِلُ</text:p>
          </table:table-cell>
          <table:table-cell/>
          <table:table-cell office:value-type="string" calcext:value-type="string">
            <text:p>قلل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قَلِيل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331" calcext:value-type="float">
            <text:p>2331</text:p>
          </table:table-cell>
          <table:table-cell office:value-type="string" calcext:value-type="string">
            <text:p>قُمَنَاءُ</text:p>
          </table:table-cell>
          <table:table-cell/>
          <table:table-cell office:value-type="string" calcext:value-type="string">
            <text:p>قمن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قَمِين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332" calcext:value-type="float">
            <text:p>2332</text:p>
          </table:table-cell>
          <table:table-cell office:value-type="string" calcext:value-type="string">
            <text:p>قُوُلٌ</text:p>
          </table:table-cell>
          <table:table-cell/>
          <table:table-cell office:value-type="string" calcext:value-type="string">
            <text:p>قول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قَوَّالٌ</text:p>
          </table:table-cell>
          <table:table-cell table:number-columns-repeated="15"/>
        </table:table-row>
        <table:table-row table:style-name="ro2">
          <table:table-cell office:value-type="float" office:value="2333" calcext:value-type="float">
            <text:p>2333</text:p>
          </table:table-cell>
          <table:table-cell office:value-type="string" calcext:value-type="string">
            <text:p>قِيَامٌ</text:p>
          </table:table-cell>
          <table:table-cell/>
          <table:table-cell office:value-type="string" calcext:value-type="string">
            <text:p>قوم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قَوِيمٌ</text:p>
          </table:table-cell>
          <table:table-cell table:number-columns-repeated="15"/>
        </table:table-row>
        <table:table-row table:style-name="ro2">
          <table:table-cell office:value-type="float" office:value="2334" calcext:value-type="float">
            <text:p>2334</text:p>
          </table:table-cell>
          <table:table-cell office:value-type="string" calcext:value-type="string">
            <text:p>كِبَارٌ</text:p>
          </table:table-cell>
          <table:table-cell/>
          <table:table-cell office:value-type="string" calcext:value-type="string">
            <text:p>كبر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كَبِيرٌ</text:p>
          </table:table-cell>
          <table:table-cell table:number-columns-repeated="15"/>
        </table:table-row>
        <table:table-row table:style-name="ro2">
          <table:table-cell office:value-type="float" office:value="2335" calcext:value-type="float">
            <text:p>2335</text:p>
          </table:table-cell>
          <table:table-cell office:value-type="string" calcext:value-type="string">
            <text:p>كُتُمٌ</text:p>
          </table:table-cell>
          <table:table-cell/>
          <table:table-cell office:value-type="string" calcext:value-type="string">
            <text:p>كتوم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كَتُومٌ</text:p>
          </table:table-cell>
          <table:table-cell table:number-columns-repeated="15"/>
        </table:table-row>
        <table:table-row table:style-name="ro2">
          <table:table-cell office:value-type="float" office:value="2336" calcext:value-type="float">
            <text:p>2336</text:p>
          </table:table-cell>
          <table:table-cell office:value-type="string" calcext:value-type="string">
            <text:p>كِثَارٌ</text:p>
          </table:table-cell>
          <table:table-cell/>
          <table:table-cell office:value-type="string" calcext:value-type="string">
            <text:p>كثر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كَثِيرٌ</text:p>
          </table:table-cell>
          <table:table-cell table:number-columns-repeated="15"/>
        </table:table-row>
        <table:table-row table:style-name="ro2">
          <table:table-cell office:value-type="float" office:value="2337" calcext:value-type="float">
            <text:p>2337</text:p>
          </table:table-cell>
          <table:table-cell office:value-type="string" calcext:value-type="string">
            <text:p>كِثَافٌ</text:p>
          </table:table-cell>
          <table:table-cell/>
          <table:table-cell office:value-type="string" calcext:value-type="string">
            <text:p>كثف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كَثِيفٌ</text:p>
          </table:table-cell>
          <table:table-cell table:number-columns-repeated="15"/>
        </table:table-row>
        <table:table-row table:style-name="ro2">
          <table:table-cell office:value-type="float" office:value="2338" calcext:value-type="float">
            <text:p>2338</text:p>
          </table:table-cell>
          <table:table-cell office:value-type="string" calcext:value-type="string">
            <text:p>كُثُبٌ</text:p>
          </table:table-cell>
          <table:table-cell/>
          <table:table-cell office:value-type="string" calcext:value-type="string">
            <text:p>كثب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كَثِيبٌ</text:p>
          </table:table-cell>
          <table:table-cell table:number-columns-repeated="15"/>
        </table:table-row>
        <table:table-row table:style-name="ro2">
          <table:table-cell office:value-type="float" office:value="2339" calcext:value-type="float">
            <text:p>2339</text:p>
          </table:table-cell>
          <table:table-cell office:value-type="string" calcext:value-type="string">
            <text:p>كَحْلٌ</text:p>
          </table:table-cell>
          <table:table-cell/>
          <table:table-cell office:value-type="string" calcext:value-type="string">
            <text:p>كحل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كَحِيلٌ</text:p>
          </table:table-cell>
          <table:table-cell table:number-columns-repeated="15"/>
        </table:table-row>
        <table:table-row table:style-name="ro2">
          <table:table-cell office:value-type="float" office:value="2340" calcext:value-type="float">
            <text:p>2340</text:p>
          </table:table-cell>
          <table:table-cell office:value-type="string" calcext:value-type="string">
            <text:p>كِرَامٌ</text:p>
          </table:table-cell>
          <table:table-cell/>
          <table:table-cell office:value-type="string" calcext:value-type="string">
            <text:p>كرم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كَرِيمٌ</text:p>
          </table:table-cell>
          <table:table-cell table:number-columns-repeated="15"/>
        </table:table-row>
        <table:table-row table:style-name="ro2">
          <table:table-cell office:value-type="float" office:value="2341" calcext:value-type="float">
            <text:p>2341</text:p>
          </table:table-cell>
          <table:table-cell office:value-type="string" calcext:value-type="string">
            <text:p>كَسْرَى</text:p>
          </table:table-cell>
          <table:table-cell/>
          <table:table-cell office:value-type="string" calcext:value-type="string">
            <text:p>كسر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كَسِير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342" calcext:value-type="float">
            <text:p>2342</text:p>
          </table:table-cell>
          <table:table-cell office:value-type="string" calcext:value-type="string">
            <text:p>كُفُرٌ</text:p>
          </table:table-cell>
          <table:table-cell/>
          <table:table-cell office:value-type="string" calcext:value-type="string">
            <text:p>كفر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كَفُورٌ</text:p>
          </table:table-cell>
          <table:table-cell table:number-columns-repeated="15"/>
        </table:table-row>
        <table:table-row table:style-name="ro2">
          <table:table-cell office:value-type="float" office:value="2343" calcext:value-type="float">
            <text:p>2343</text:p>
          </table:table-cell>
          <table:table-cell office:value-type="string" calcext:value-type="string">
            <text:p>كُفَلاَءُ</text:p>
          </table:table-cell>
          <table:table-cell/>
          <table:table-cell office:value-type="string" calcext:value-type="string">
            <text:p>كفل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كَفِيل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344" calcext:value-type="float">
            <text:p>2344</text:p>
          </table:table-cell>
          <table:table-cell office:value-type="string" calcext:value-type="string">
            <text:p>كِلاَلٌ</text:p>
          </table:table-cell>
          <table:table-cell/>
          <table:table-cell office:value-type="string" calcext:value-type="string">
            <text:p>كلل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كَلِيلٌ</text:p>
          </table:table-cell>
          <table:table-cell table:number-columns-repeated="15"/>
        </table:table-row>
        <table:table-row table:style-name="ro2">
          <table:table-cell office:value-type="float" office:value="2345" calcext:value-type="float">
            <text:p>2345</text:p>
          </table:table-cell>
          <table:table-cell office:value-type="string" calcext:value-type="string">
            <text:p>كَلْمَى</text:p>
          </table:table-cell>
          <table:table-cell/>
          <table:table-cell office:value-type="string" calcext:value-type="string">
            <text:p>كلم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كَلِيم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346" calcext:value-type="float">
            <text:p>2346</text:p>
          </table:table-cell>
          <table:table-cell office:value-type="string" calcext:value-type="string">
            <text:p>كُمَلاَءُ</text:p>
          </table:table-cell>
          <table:table-cell/>
          <table:table-cell office:value-type="string" calcext:value-type="string">
            <text:p>كمل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كَمِيل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347" calcext:value-type="float">
            <text:p>2347</text:p>
          </table:table-cell>
          <table:table-cell office:value-type="string" calcext:value-type="string">
            <text:p>لِئَامٌ</text:p>
          </table:table-cell>
          <table:table-cell/>
          <table:table-cell office:value-type="string" calcext:value-type="string">
            <text:p>لءم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لَئِيمٌ</text:p>
          </table:table-cell>
          <table:table-cell table:number-columns-repeated="15"/>
        </table:table-row>
        <table:table-row table:style-name="ro2">
          <table:table-cell office:value-type="float" office:value="2348" calcext:value-type="float">
            <text:p>2348</text:p>
          </table:table-cell>
          <table:table-cell office:value-type="string" calcext:value-type="string">
            <text:p>لِبَانٌ</text:p>
          </table:table-cell>
          <table:table-cell/>
          <table:table-cell office:value-type="string" calcext:value-type="string">
            <text:p>لبن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لَبُونٌ</text:p>
          </table:table-cell>
          <table:table-cell table:number-columns-repeated="15"/>
        </table:table-row>
        <table:table-row table:style-name="ro2">
          <table:table-cell office:value-type="float" office:value="2349" calcext:value-type="float">
            <text:p>2349</text:p>
          </table:table-cell>
          <table:table-cell office:value-type="string" calcext:value-type="string">
            <text:p>لُبُسٌ</text:p>
          </table:table-cell>
          <table:table-cell/>
          <table:table-cell office:value-type="string" calcext:value-type="string">
            <text:p>لبس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لَبُوسٌ</text:p>
          </table:table-cell>
          <table:table-cell table:number-columns-repeated="15"/>
        </table:table-row>
        <table:table-row table:style-name="ro2">
          <table:table-cell office:value-type="float" office:value="2350" calcext:value-type="float">
            <text:p>2350</text:p>
          </table:table-cell>
          <table:table-cell office:value-type="string" calcext:value-type="string">
            <text:p>لُبُسٌ</text:p>
          </table:table-cell>
          <table:table-cell/>
          <table:table-cell office:value-type="string" calcext:value-type="string">
            <text:p>لبس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لَبِيسٌ</text:p>
          </table:table-cell>
          <table:table-cell table:number-columns-repeated="15"/>
        </table:table-row>
        <table:table-row table:style-name="ro2">
          <table:table-cell office:value-type="float" office:value="2351" calcext:value-type="float">
            <text:p>2351</text:p>
          </table:table-cell>
          <table:table-cell office:value-type="string" calcext:value-type="string">
            <text:p>لُذٌّ</text:p>
          </table:table-cell>
          <table:table-cell/>
          <table:table-cell office:value-type="string" calcext:value-type="string">
            <text:p>لذذ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لَذِيذٌ</text:p>
          </table:table-cell>
          <table:table-cell table:number-columns-repeated="15"/>
        </table:table-row>
        <table:table-row table:style-name="ro2">
          <table:table-cell office:value-type="float" office:value="2352" calcext:value-type="float">
            <text:p>2352</text:p>
          </table:table-cell>
          <table:table-cell office:value-type="string" calcext:value-type="string">
            <text:p>لَصَائِقُ</text:p>
          </table:table-cell>
          <table:table-cell/>
          <table:table-cell office:value-type="string" calcext:value-type="string">
            <text:p>لصق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لَصِيق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353" calcext:value-type="float">
            <text:p>2353</text:p>
          </table:table-cell>
          <table:table-cell office:value-type="string" calcext:value-type="string">
            <text:p>لِطَافٌ</text:p>
          </table:table-cell>
          <table:table-cell/>
          <table:table-cell office:value-type="string" calcext:value-type="string">
            <text:p>لطف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لَطِيفٌ</text:p>
          </table:table-cell>
          <table:table-cell table:number-columns-repeated="15"/>
        </table:table-row>
        <table:table-row table:style-name="ro2">
          <table:table-cell office:value-type="float" office:value="2354" calcext:value-type="float">
            <text:p>2354</text:p>
          </table:table-cell>
          <table:table-cell office:value-type="string" calcext:value-type="string">
            <text:p>لَفَائِفُ</text:p>
          </table:table-cell>
          <table:table-cell/>
          <table:table-cell office:value-type="string" calcext:value-type="string">
            <text:p>لفف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لَفِيف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355" calcext:value-type="float">
            <text:p>2355</text:p>
          </table:table-cell>
          <table:table-cell office:value-type="string" calcext:value-type="string">
            <text:p>لَقَائِطُ</text:p>
          </table:table-cell>
          <table:table-cell/>
          <table:table-cell office:value-type="string" calcext:value-type="string">
            <text:p>لقط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لَقِيط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356" calcext:value-type="float">
            <text:p>2356</text:p>
          </table:table-cell>
          <table:table-cell office:value-type="string" calcext:value-type="string">
            <text:p>لِهَافٌ</text:p>
          </table:table-cell>
          <table:table-cell/>
          <table:table-cell office:value-type="string" calcext:value-type="string">
            <text:p>لهف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لَهِيفٌ</text:p>
          </table:table-cell>
          <table:table-cell table:number-columns-repeated="15"/>
        </table:table-row>
        <table:table-row table:style-name="ro2">
          <table:table-cell office:value-type="float" office:value="2357" calcext:value-type="float">
            <text:p>2357</text:p>
          </table:table-cell>
          <table:table-cell office:value-type="string" calcext:value-type="string">
            <text:p>لَهْفَى</text:p>
          </table:table-cell>
          <table:table-cell/>
          <table:table-cell office:value-type="string" calcext:value-type="string">
            <text:p>لهف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لَهِف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358" calcext:value-type="float">
            <text:p>2358</text:p>
          </table:table-cell>
          <table:table-cell office:value-type="string" calcext:value-type="string">
            <text:p>لَوَاعِبُ</text:p>
          </table:table-cell>
          <table:table-cell/>
          <table:table-cell office:value-type="string" calcext:value-type="string">
            <text:p>لعب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لَعُوبٌ</text:p>
          </table:table-cell>
          <table:table-cell table:number-columns-repeated="15"/>
        </table:table-row>
        <table:table-row table:style-name="ro2">
          <table:table-cell office:value-type="float" office:value="2359" calcext:value-type="float">
            <text:p>2359</text:p>
          </table:table-cell>
          <table:table-cell office:value-type="string" calcext:value-type="string">
            <text:p>مَبَاكِيرُ</text:p>
          </table:table-cell>
          <table:table-cell/>
          <table:table-cell office:value-type="string" calcext:value-type="string">
            <text:p>بكر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مِبْكَار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360" calcext:value-type="float">
            <text:p>2360</text:p>
          </table:table-cell>
          <table:table-cell office:value-type="string" calcext:value-type="string">
            <text:p>مَتَالِيفُ</text:p>
          </table:table-cell>
          <table:table-cell/>
          <table:table-cell office:value-type="string" calcext:value-type="string">
            <text:p>تلف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مِتْلاَف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361" calcext:value-type="float">
            <text:p>2361</text:p>
          </table:table-cell>
          <table:table-cell office:value-type="string" calcext:value-type="string">
            <text:p>مَثَاقِيلُ</text:p>
          </table:table-cell>
          <table:table-cell/>
          <table:table-cell office:value-type="string" calcext:value-type="string">
            <text:p>ثقل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مِثْقَال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362" calcext:value-type="float">
            <text:p>2362</text:p>
          </table:table-cell>
          <table:table-cell office:value-type="string" calcext:value-type="string">
            <text:p>مَجَاهِيرُ</text:p>
          </table:table-cell>
          <table:table-cell/>
          <table:table-cell office:value-type="string" calcext:value-type="string">
            <text:p>جهر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مِجْهَار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363" calcext:value-type="float">
            <text:p>2363</text:p>
          </table:table-cell>
          <table:table-cell office:value-type="string" calcext:value-type="string">
            <text:p>مَجَاهِيضُ</text:p>
          </table:table-cell>
          <table:table-cell/>
          <table:table-cell office:value-type="string" calcext:value-type="string">
            <text:p>جهض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مِجْهَاض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364" calcext:value-type="float">
            <text:p>2364</text:p>
          </table:table-cell>
          <table:table-cell office:value-type="string" calcext:value-type="string">
            <text:p>مَخَالِيفُ</text:p>
          </table:table-cell>
          <table:table-cell/>
          <table:table-cell office:value-type="string" calcext:value-type="string">
            <text:p>خلف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مِخْلاَف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365" calcext:value-type="float">
            <text:p>2365</text:p>
          </table:table-cell>
          <table:table-cell office:value-type="string" calcext:value-type="string">
            <text:p>مَخَانِيثُ</text:p>
          </table:table-cell>
          <table:table-cell/>
          <table:table-cell office:value-type="string" calcext:value-type="string">
            <text:p>خنث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مِخْنَاث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366" calcext:value-type="float">
            <text:p>2366</text:p>
          </table:table-cell>
          <table:table-cell office:value-type="string" calcext:value-type="string">
            <text:p>مَدَائِحُ</text:p>
          </table:table-cell>
          <table:table-cell/>
          <table:table-cell office:value-type="string" calcext:value-type="string">
            <text:p>مدح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مَدِيح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367" calcext:value-type="float">
            <text:p>2367</text:p>
          </table:table-cell>
          <table:table-cell office:value-type="string" calcext:value-type="string">
            <text:p>مَدَايِينُ</text:p>
          </table:table-cell>
          <table:table-cell/>
          <table:table-cell office:value-type="string" calcext:value-type="string">
            <text:p>دين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مِدْيَان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368" calcext:value-type="float">
            <text:p>2368</text:p>
          </table:table-cell>
          <table:table-cell office:value-type="string" calcext:value-type="string">
            <text:p>مُدُدٌ</text:p>
          </table:table-cell>
          <table:table-cell/>
          <table:table-cell office:value-type="string" calcext:value-type="string">
            <text:p>مزج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مَزِيجٌ</text:p>
          </table:table-cell>
          <table:table-cell table:number-columns-repeated="15"/>
        </table:table-row>
        <table:table-row table:style-name="ro2">
          <table:table-cell office:value-type="float" office:value="2369" calcext:value-type="float">
            <text:p>2369</text:p>
          </table:table-cell>
          <table:table-cell office:value-type="string" calcext:value-type="string">
            <text:p>مَذَايِيعُ</text:p>
          </table:table-cell>
          <table:table-cell/>
          <table:table-cell office:value-type="string" calcext:value-type="string">
            <text:p>ذيع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مِذْيَاع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370" calcext:value-type="float">
            <text:p>2370</text:p>
          </table:table-cell>
          <table:table-cell office:value-type="string" calcext:value-type="string">
            <text:p>مَرَائِرُ</text:p>
          </table:table-cell>
          <table:table-cell/>
          <table:table-cell office:value-type="string" calcext:value-type="string">
            <text:p>مرر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مَرِير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371" calcext:value-type="float">
            <text:p>2371</text:p>
          </table:table-cell>
          <table:table-cell office:value-type="string" calcext:value-type="string">
            <text:p>مَرَابِيعُ</text:p>
          </table:table-cell>
          <table:table-cell/>
          <table:table-cell office:value-type="string" calcext:value-type="string">
            <text:p>ربع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مِرْبَاع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372" calcext:value-type="float">
            <text:p>2372</text:p>
          </table:table-cell>
          <table:table-cell office:value-type="string" calcext:value-type="string">
            <text:p>مَرَاطِيبُ</text:p>
          </table:table-cell>
          <table:table-cell/>
          <table:table-cell office:value-type="string" calcext:value-type="string">
            <text:p>رطب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مِرْطَاب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373" calcext:value-type="float">
            <text:p>2373</text:p>
          </table:table-cell>
          <table:table-cell office:value-type="string" calcext:value-type="string">
            <text:p>مَرَافِيعُ</text:p>
          </table:table-cell>
          <table:table-cell/>
          <table:table-cell office:value-type="string" calcext:value-type="string">
            <text:p>رفع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مِرْفَاع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374" calcext:value-type="float">
            <text:p>2374</text:p>
          </table:table-cell>
          <table:table-cell office:value-type="string" calcext:value-type="string">
            <text:p>مَرْحَى</text:p>
          </table:table-cell>
          <table:table-cell/>
          <table:table-cell office:value-type="string" calcext:value-type="string">
            <text:p>مرح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مَرِح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375" calcext:value-type="float">
            <text:p>2375</text:p>
          </table:table-cell>
          <table:table-cell office:value-type="string" calcext:value-type="string">
            <text:p>مُرَدَاءُ</text:p>
          </table:table-cell>
          <table:table-cell/>
          <table:table-cell office:value-type="string" calcext:value-type="string">
            <text:p>مرد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مَرِيد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376" calcext:value-type="float">
            <text:p>2376</text:p>
          </table:table-cell>
          <table:table-cell office:value-type="string" calcext:value-type="string">
            <text:p>مَرْضَى</text:p>
          </table:table-cell>
          <table:table-cell/>
          <table:table-cell office:value-type="string" calcext:value-type="string">
            <text:p>مرض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مَرِيض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377" calcext:value-type="float">
            <text:p>2377</text:p>
          </table:table-cell>
          <table:table-cell office:value-type="string" calcext:value-type="string">
            <text:p>مَسَاعِيرُ</text:p>
          </table:table-cell>
          <table:table-cell/>
          <table:table-cell office:value-type="string" calcext:value-type="string">
            <text:p>سعر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مِسْعَار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378" calcext:value-type="float">
            <text:p>2378</text:p>
          </table:table-cell>
          <table:table-cell office:value-type="string" calcext:value-type="string">
            <text:p>مَسَافِيرُ</text:p>
          </table:table-cell>
          <table:table-cell/>
          <table:table-cell office:value-type="string" calcext:value-type="string">
            <text:p>سفر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مِسْفَار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379" calcext:value-type="float">
            <text:p>2379</text:p>
          </table:table-cell>
          <table:table-cell office:value-type="string" calcext:value-type="string">
            <text:p>مَسَاقِيطُ</text:p>
          </table:table-cell>
          <table:table-cell/>
          <table:table-cell office:value-type="string" calcext:value-type="string">
            <text:p>سقط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مِسْقَاط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380" calcext:value-type="float">
            <text:p>2380</text:p>
          </table:table-cell>
          <table:table-cell office:value-type="string" calcext:value-type="string">
            <text:p>مَسَاكِينُ</text:p>
          </table:table-cell>
          <table:table-cell/>
          <table:table-cell office:value-type="string" calcext:value-type="string">
            <text:p>سكن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مِسْكِين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381" calcext:value-type="float">
            <text:p>2381</text:p>
          </table:table-cell>
          <table:table-cell office:value-type="string" calcext:value-type="string">
            <text:p>مَسَاهِيرُ</text:p>
          </table:table-cell>
          <table:table-cell/>
          <table:table-cell office:value-type="string" calcext:value-type="string">
            <text:p>سهر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مِسْهَار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382" calcext:value-type="float">
            <text:p>2382</text:p>
          </table:table-cell>
          <table:table-cell office:value-type="string" calcext:value-type="string">
            <text:p>مَسَاوِيطُ</text:p>
          </table:table-cell>
          <table:table-cell/>
          <table:table-cell office:value-type="string" calcext:value-type="string">
            <text:p>سوط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مِسْوَاط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383" calcext:value-type="float">
            <text:p>2383</text:p>
          </table:table-cell>
          <table:table-cell office:value-type="string" calcext:value-type="string">
            <text:p>مَضَاحِيكُ</text:p>
          </table:table-cell>
          <table:table-cell/>
          <table:table-cell office:value-type="string" calcext:value-type="string">
            <text:p>ضحك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مِضْحَاك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384" calcext:value-type="float">
            <text:p>2384</text:p>
          </table:table-cell>
          <table:table-cell office:value-type="string" calcext:value-type="string">
            <text:p>مَضَامِيرُ</text:p>
          </table:table-cell>
          <table:table-cell/>
          <table:table-cell office:value-type="string" calcext:value-type="string">
            <text:p>ضمر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مِضْمَار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385" calcext:value-type="float">
            <text:p>2385</text:p>
          </table:table-cell>
          <table:table-cell office:value-type="string" calcext:value-type="string">
            <text:p>مَضَايِيفُ</text:p>
          </table:table-cell>
          <table:table-cell/>
          <table:table-cell office:value-type="string" calcext:value-type="string">
            <text:p>ضيف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مِضْيَاف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386" calcext:value-type="float">
            <text:p>2386</text:p>
          </table:table-cell>
          <table:table-cell office:value-type="string" calcext:value-type="string">
            <text:p>مَطَارِيقُ</text:p>
          </table:table-cell>
          <table:table-cell/>
          <table:table-cell office:value-type="string" calcext:value-type="string">
            <text:p>طرق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مِطْرَاق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387" calcext:value-type="float">
            <text:p>2387</text:p>
          </table:table-cell>
          <table:table-cell office:value-type="string" calcext:value-type="string">
            <text:p>مَطَاوِيعُ</text:p>
          </table:table-cell>
          <table:table-cell/>
          <table:table-cell office:value-type="string" calcext:value-type="string">
            <text:p>طوع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مِطْوَاع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388" calcext:value-type="float">
            <text:p>2388</text:p>
          </table:table-cell>
          <table:table-cell office:value-type="string" calcext:value-type="string">
            <text:p>مَظَافِيرُ</text:p>
          </table:table-cell>
          <table:table-cell/>
          <table:table-cell office:value-type="string" calcext:value-type="string">
            <text:p>ظفر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مِظْفَار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389" calcext:value-type="float">
            <text:p>2389</text:p>
          </table:table-cell>
          <table:table-cell office:value-type="string" calcext:value-type="string">
            <text:p>مَعَاشِيبُ</text:p>
          </table:table-cell>
          <table:table-cell/>
          <table:table-cell office:value-type="string" calcext:value-type="string">
            <text:p>عشب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مِعْشَاب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390" calcext:value-type="float">
            <text:p>2390</text:p>
          </table:table-cell>
          <table:table-cell office:value-type="string" calcext:value-type="string">
            <text:p>مَعَاطي</text:p>
          </table:table-cell>
          <table:table-cell/>
          <table:table-cell office:value-type="string" calcext:value-type="string">
            <text:p>عطو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مِعْطَاءٌ</text:p>
          </table:table-cell>
          <table:table-cell table:number-columns-repeated="15"/>
        </table:table-row>
        <table:table-row table:style-name="ro2">
          <table:table-cell office:value-type="float" office:value="2391" calcext:value-type="float">
            <text:p>2391</text:p>
          </table:table-cell>
          <table:table-cell office:value-type="string" calcext:value-type="string">
            <text:p>مَعَاطي</text:p>
          </table:table-cell>
          <table:table-cell/>
          <table:table-cell office:value-type="string" calcext:value-type="string">
            <text:p>عطي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مِعْطَاءة</text:p>
          </table:table-cell>
          <table:table-cell table:number-columns-repeated="15"/>
        </table:table-row>
        <table:table-row table:style-name="ro2">
          <table:table-cell office:value-type="float" office:value="2392" calcext:value-type="float">
            <text:p>2392</text:p>
          </table:table-cell>
          <table:table-cell office:value-type="string" calcext:value-type="string">
            <text:p>مَغَاوِرُ</text:p>
          </table:table-cell>
          <table:table-cell/>
          <table:table-cell office:value-type="string" calcext:value-type="string">
            <text:p>غور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مِغْوَارٌ</text:p>
          </table:table-cell>
          <table:table-cell table:number-columns-repeated="15"/>
        </table:table-row>
        <table:table-row table:style-name="ro2">
          <table:table-cell office:value-type="float" office:value="2393" calcext:value-type="float">
            <text:p>2393</text:p>
          </table:table-cell>
          <table:table-cell office:value-type="string" calcext:value-type="string">
            <text:p>مَقَادِيمُ</text:p>
          </table:table-cell>
          <table:table-cell/>
          <table:table-cell office:value-type="string" calcext:value-type="string">
            <text:p>قدم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مِقْدَام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394" calcext:value-type="float">
            <text:p>2394</text:p>
          </table:table-cell>
          <table:table-cell office:value-type="string" calcext:value-type="string">
            <text:p>مَقَارِبُ</text:p>
          </table:table-cell>
          <table:table-cell/>
          <table:table-cell office:value-type="string" calcext:value-type="string">
            <text:p>قرب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مِقْرَابٌ</text:p>
          </table:table-cell>
          <table:table-cell table:number-columns-repeated="15"/>
        </table:table-row>
        <table:table-row table:style-name="ro2">
          <table:table-cell office:value-type="float" office:value="2395" calcext:value-type="float">
            <text:p>2395</text:p>
          </table:table-cell>
          <table:table-cell office:value-type="string" calcext:value-type="string">
            <text:p>مَقَارِيضُ</text:p>
          </table:table-cell>
          <table:table-cell/>
          <table:table-cell office:value-type="string" calcext:value-type="string">
            <text:p>قرض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مِقْرَاض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396" calcext:value-type="float">
            <text:p>2396</text:p>
          </table:table-cell>
          <table:table-cell office:value-type="string" calcext:value-type="string">
            <text:p>مَقَالِعُ</text:p>
          </table:table-cell>
          <table:table-cell/>
          <table:table-cell office:value-type="string" calcext:value-type="string">
            <text:p>قلع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مِقْلاَعٌ</text:p>
          </table:table-cell>
          <table:table-cell table:number-columns-repeated="15"/>
        </table:table-row>
        <table:table-row table:style-name="ro2">
          <table:table-cell office:value-type="float" office:value="2397" calcext:value-type="float">
            <text:p>2397</text:p>
          </table:table-cell>
          <table:table-cell office:value-type="string" calcext:value-type="string">
            <text:p>مَقَالِيمُ</text:p>
          </table:table-cell>
          <table:table-cell/>
          <table:table-cell office:value-type="string" calcext:value-type="string">
            <text:p>قلم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مِقْلاَم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398" calcext:value-type="float">
            <text:p>2398</text:p>
          </table:table-cell>
          <table:table-cell office:value-type="string" calcext:value-type="string">
            <text:p>مُقَتَاءُ</text:p>
          </table:table-cell>
          <table:table-cell/>
          <table:table-cell office:value-type="string" calcext:value-type="string">
            <text:p>مقت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مَقِيت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399" calcext:value-type="float">
            <text:p>2399</text:p>
          </table:table-cell>
          <table:table-cell office:value-type="string" calcext:value-type="string">
            <text:p>مِلاَءٌ</text:p>
          </table:table-cell>
          <table:table-cell/>
          <table:table-cell office:value-type="string" calcext:value-type="string">
            <text:p>ملء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مَلِيء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400" calcext:value-type="float">
            <text:p>2400</text:p>
          </table:table-cell>
          <table:table-cell office:value-type="string" calcext:value-type="string">
            <text:p>مِلاَءٌ</text:p>
          </table:table-cell>
          <table:table-cell/>
          <table:table-cell office:value-type="string" calcext:value-type="string">
            <text:p>ملء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مَلِيئة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401" calcext:value-type="float">
            <text:p>2401</text:p>
          </table:table-cell>
          <table:table-cell office:value-type="string" calcext:value-type="string">
            <text:p>مِلاَحٌ</text:p>
          </table:table-cell>
          <table:table-cell/>
          <table:table-cell office:value-type="string" calcext:value-type="string">
            <text:p>ملح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مَلِيحٌ</text:p>
          </table:table-cell>
          <table:table-cell table:number-columns-repeated="15"/>
        </table:table-row>
        <table:table-row table:style-name="ro2">
          <table:table-cell office:value-type="float" office:value="2402" calcext:value-type="float">
            <text:p>2402</text:p>
          </table:table-cell>
          <table:table-cell office:value-type="string" calcext:value-type="string">
            <text:p>مَلاَطِيسُ</text:p>
          </table:table-cell>
          <table:table-cell/>
          <table:table-cell office:value-type="string" calcext:value-type="string">
            <text:p>لطس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مِلْطَاس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403" calcext:value-type="float">
            <text:p>2403</text:p>
          </table:table-cell>
          <table:table-cell office:value-type="string" calcext:value-type="string">
            <text:p>مَلاَطِيطُ</text:p>
          </table:table-cell>
          <table:table-cell/>
          <table:table-cell office:value-type="string" calcext:value-type="string">
            <text:p>لطط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مِلْطَاط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404" calcext:value-type="float">
            <text:p>2404</text:p>
          </table:table-cell>
          <table:table-cell office:value-type="string" calcext:value-type="string">
            <text:p>مَلافِيفُ</text:p>
          </table:table-cell>
          <table:table-cell/>
          <table:table-cell office:value-type="string" calcext:value-type="string">
            <text:p>لفف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مِلْفَاف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405" calcext:value-type="float">
            <text:p>2405</text:p>
          </table:table-cell>
          <table:table-cell office:value-type="string" calcext:value-type="string">
            <text:p>مَلاَقِيطُ</text:p>
          </table:table-cell>
          <table:table-cell/>
          <table:table-cell office:value-type="string" calcext:value-type="string">
            <text:p>لقط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مِلْقَاط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406" calcext:value-type="float">
            <text:p>2406</text:p>
          </table:table-cell>
          <table:table-cell office:value-type="string" calcext:value-type="string">
            <text:p>مَنَاشِيرُ</text:p>
          </table:table-cell>
          <table:table-cell/>
          <table:table-cell office:value-type="string" calcext:value-type="string">
            <text:p>نشر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مِنْشَار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407" calcext:value-type="float">
            <text:p>2407</text:p>
          </table:table-cell>
          <table:table-cell office:value-type="string" calcext:value-type="string">
            <text:p>مَنَاقِيرُ</text:p>
          </table:table-cell>
          <table:table-cell/>
          <table:table-cell office:value-type="string" calcext:value-type="string">
            <text:p>نقر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مِنْقَار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408" calcext:value-type="float">
            <text:p>2408</text:p>
          </table:table-cell>
          <table:table-cell office:value-type="string" calcext:value-type="string">
            <text:p>مُنَعَاءُ</text:p>
          </table:table-cell>
          <table:table-cell/>
          <table:table-cell office:value-type="string" calcext:value-type="string">
            <text:p>منع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مَنِيع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409" calcext:value-type="float">
            <text:p>2409</text:p>
          </table:table-cell>
          <table:table-cell office:value-type="string" calcext:value-type="string">
            <text:p>مَهَاذِيرُ</text:p>
          </table:table-cell>
          <table:table-cell/>
          <table:table-cell office:value-type="string" calcext:value-type="string">
            <text:p>هذر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مِهْذَار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410" calcext:value-type="float">
            <text:p>2410</text:p>
          </table:table-cell>
          <table:table-cell office:value-type="string" calcext:value-type="string">
            <text:p>مَهَارِسُ</text:p>
          </table:table-cell>
          <table:table-cell/>
          <table:table-cell office:value-type="string" calcext:value-type="string">
            <text:p>هرس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مِهْرَاسٌ</text:p>
          </table:table-cell>
          <table:table-cell table:number-columns-repeated="15"/>
        </table:table-row>
        <table:table-row table:style-name="ro2">
          <table:table-cell office:value-type="float" office:value="2411" calcext:value-type="float">
            <text:p>2411</text:p>
          </table:table-cell>
          <table:table-cell office:value-type="string" calcext:value-type="string">
            <text:p>مَهَامِيزُ</text:p>
          </table:table-cell>
          <table:table-cell/>
          <table:table-cell office:value-type="string" calcext:value-type="string">
            <text:p>همز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مِهْمَاز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412" calcext:value-type="float">
            <text:p>2412</text:p>
          </table:table-cell>
          <table:table-cell office:value-type="string" calcext:value-type="string">
            <text:p>نُبَلاَءُ</text:p>
          </table:table-cell>
          <table:table-cell/>
          <table:table-cell office:value-type="string" calcext:value-type="string">
            <text:p>نبل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نَبِيل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413" calcext:value-type="float">
            <text:p>2413</text:p>
          </table:table-cell>
          <table:table-cell office:value-type="string" calcext:value-type="string">
            <text:p>نُبَهَاءُ</text:p>
          </table:table-cell>
          <table:table-cell/>
          <table:table-cell office:value-type="string" calcext:value-type="string">
            <text:p>نبه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نَبِه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414" calcext:value-type="float">
            <text:p>2414</text:p>
          </table:table-cell>
          <table:table-cell office:value-type="string" calcext:value-type="string">
            <text:p>نُبَهَاءُ</text:p>
          </table:table-cell>
          <table:table-cell/>
          <table:table-cell office:value-type="string" calcext:value-type="string">
            <text:p>نبه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نَبِيه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415" calcext:value-type="float">
            <text:p>2415</text:p>
          </table:table-cell>
          <table:table-cell office:value-type="string" calcext:value-type="string">
            <text:p>نُحَفَاءُ</text:p>
          </table:table-cell>
          <table:table-cell/>
          <table:table-cell office:value-type="string" calcext:value-type="string">
            <text:p>نحف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نَحِيف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416" calcext:value-type="float">
            <text:p>2416</text:p>
          </table:table-cell>
          <table:table-cell office:value-type="string" calcext:value-type="string">
            <text:p>نَحْلَى</text:p>
          </table:table-cell>
          <table:table-cell/>
          <table:table-cell office:value-type="string" calcext:value-type="string">
            <text:p>نحل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نَحِيل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417" calcext:value-type="float">
            <text:p>2417</text:p>
          </table:table-cell>
          <table:table-cell office:value-type="string" calcext:value-type="string">
            <text:p>نُدَمَاءُ</text:p>
          </table:table-cell>
          <table:table-cell/>
          <table:table-cell office:value-type="string" calcext:value-type="string">
            <text:p>ندم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نَدِيم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418" calcext:value-type="float">
            <text:p>2418</text:p>
          </table:table-cell>
          <table:table-cell office:value-type="string" calcext:value-type="string">
            <text:p>نُذُرٌ</text:p>
          </table:table-cell>
          <table:table-cell/>
          <table:table-cell office:value-type="string" calcext:value-type="string">
            <text:p>نذر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نَذِيرٌ</text:p>
          </table:table-cell>
          <table:table-cell table:number-columns-repeated="15"/>
        </table:table-row>
        <table:table-row table:style-name="ro2">
          <table:table-cell office:value-type="float" office:value="2419" calcext:value-type="float">
            <text:p>2419</text:p>
          </table:table-cell>
          <table:table-cell office:value-type="string" calcext:value-type="string">
            <text:p>نُذَلاَءُ</text:p>
          </table:table-cell>
          <table:table-cell/>
          <table:table-cell office:value-type="string" calcext:value-type="string">
            <text:p>نذل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نَذِيل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420" calcext:value-type="float">
            <text:p>2420</text:p>
          </table:table-cell>
          <table:table-cell office:value-type="string" calcext:value-type="string">
            <text:p>نِزَاعٌ</text:p>
          </table:table-cell>
          <table:table-cell/>
          <table:table-cell office:value-type="string" calcext:value-type="string">
            <text:p>نزع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نَزِيعٌ</text:p>
          </table:table-cell>
          <table:table-cell table:number-columns-repeated="15"/>
        </table:table-row>
        <table:table-row table:style-name="ro2">
          <table:table-cell office:value-type="float" office:value="2421" calcext:value-type="float">
            <text:p>2421</text:p>
          </table:table-cell>
          <table:table-cell office:value-type="string" calcext:value-type="string">
            <text:p>نُزُرٌ</text:p>
          </table:table-cell>
          <table:table-cell/>
          <table:table-cell office:value-type="string" calcext:value-type="string">
            <text:p>نزر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نَزُورٌ</text:p>
          </table:table-cell>
          <table:table-cell table:number-columns-repeated="15"/>
        </table:table-row>
        <table:table-row table:style-name="ro2">
          <table:table-cell office:value-type="float" office:value="2422" calcext:value-type="float">
            <text:p>2422</text:p>
          </table:table-cell>
          <table:table-cell office:value-type="string" calcext:value-type="string">
            <text:p>نُزَهَاءُ</text:p>
          </table:table-cell>
          <table:table-cell/>
          <table:table-cell office:value-type="string" calcext:value-type="string">
            <text:p>نزه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نَزِيه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423" calcext:value-type="float">
            <text:p>2423</text:p>
          </table:table-cell>
          <table:table-cell office:value-type="string" calcext:value-type="string">
            <text:p>نُسُجٌ</text:p>
          </table:table-cell>
          <table:table-cell/>
          <table:table-cell office:value-type="string" calcext:value-type="string">
            <text:p>نسج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نَسِيجٌ</text:p>
          </table:table-cell>
          <table:table-cell table:number-columns-repeated="15"/>
        </table:table-row>
        <table:table-row table:style-name="ro2">
          <table:table-cell office:value-type="float" office:value="2424" calcext:value-type="float">
            <text:p>2424</text:p>
          </table:table-cell>
          <table:table-cell office:value-type="string" calcext:value-type="string">
            <text:p>نُشَطَاءُ</text:p>
          </table:table-cell>
          <table:table-cell/>
          <table:table-cell office:value-type="string" calcext:value-type="string">
            <text:p>نشط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نَشِيط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425" calcext:value-type="float">
            <text:p>2425</text:p>
          </table:table-cell>
          <table:table-cell office:value-type="string" calcext:value-type="string">
            <text:p>نُصَحَاءُ</text:p>
          </table:table-cell>
          <table:table-cell/>
          <table:table-cell office:value-type="string" calcext:value-type="string">
            <text:p>نصح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نَصِيح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426" calcext:value-type="float">
            <text:p>2426</text:p>
          </table:table-cell>
          <table:table-cell office:value-type="string" calcext:value-type="string">
            <text:p>نُصَرَاءُ</text:p>
          </table:table-cell>
          <table:table-cell/>
          <table:table-cell office:value-type="string" calcext:value-type="string">
            <text:p>نصر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نَصِير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427" calcext:value-type="float">
            <text:p>2427</text:p>
          </table:table-cell>
          <table:table-cell office:value-type="string" calcext:value-type="string">
            <text:p>نَضَائِدُ</text:p>
          </table:table-cell>
          <table:table-cell/>
          <table:table-cell office:value-type="string" calcext:value-type="string">
            <text:p>نضد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نَضِيد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428" calcext:value-type="float">
            <text:p>2428</text:p>
          </table:table-cell>
          <table:table-cell office:value-type="string" calcext:value-type="string">
            <text:p>نَطْحَى</text:p>
          </table:table-cell>
          <table:table-cell/>
          <table:table-cell office:value-type="string" calcext:value-type="string">
            <text:p>نطح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نَطِيح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429" calcext:value-type="float">
            <text:p>2429</text:p>
          </table:table-cell>
          <table:table-cell office:value-type="string" calcext:value-type="string">
            <text:p>نُظَرَاءُ</text:p>
          </table:table-cell>
          <table:table-cell/>
          <table:table-cell office:value-type="string" calcext:value-type="string">
            <text:p>نظر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نَظِير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430" calcext:value-type="float">
            <text:p>2430</text:p>
          </table:table-cell>
          <table:table-cell office:value-type="string" calcext:value-type="string">
            <text:p>نُظَفَاءُ</text:p>
          </table:table-cell>
          <table:table-cell/>
          <table:table-cell office:value-type="string" calcext:value-type="string">
            <text:p>نظف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نَظِيف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431" calcext:value-type="float">
            <text:p>2431</text:p>
          </table:table-cell>
          <table:table-cell office:value-type="string" calcext:value-type="string">
            <text:p>نِفَاسٌ</text:p>
          </table:table-cell>
          <table:table-cell/>
          <table:table-cell office:value-type="string" calcext:value-type="string">
            <text:p>نفس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نَفِيسٌ</text:p>
          </table:table-cell>
          <table:table-cell table:number-columns-repeated="15"/>
        </table:table-row>
        <table:table-row table:style-name="ro2">
          <table:table-cell office:value-type="float" office:value="2432" calcext:value-type="float">
            <text:p>2432</text:p>
          </table:table-cell>
          <table:table-cell office:value-type="string" calcext:value-type="string">
            <text:p>نَقَائِضُ</text:p>
          </table:table-cell>
          <table:table-cell/>
          <table:table-cell office:value-type="string" calcext:value-type="string">
            <text:p>نقض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نَقِيض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433" calcext:value-type="float">
            <text:p>2433</text:p>
          </table:table-cell>
          <table:table-cell office:value-type="string" calcext:value-type="string">
            <text:p>نُقَّة</text:p>
          </table:table-cell>
          <table:table-cell/>
          <table:table-cell office:value-type="string" calcext:value-type="string">
            <text:p>نقه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نَقِهٌ</text:p>
          </table:table-cell>
          <table:table-cell table:number-columns-repeated="15"/>
        </table:table-row>
        <table:table-row table:style-name="ro2">
          <table:table-cell office:value-type="float" office:value="2434" calcext:value-type="float">
            <text:p>2434</text:p>
          </table:table-cell>
          <table:table-cell office:value-type="string" calcext:value-type="string">
            <text:p>نَمَائِمُ</text:p>
          </table:table-cell>
          <table:table-cell/>
          <table:table-cell office:value-type="string" calcext:value-type="string">
            <text:p>نمم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نَمِيم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435" calcext:value-type="float">
            <text:p>2435</text:p>
          </table:table-cell>
          <table:table-cell office:value-type="string" calcext:value-type="string">
            <text:p>هُجُرٌ</text:p>
          </table:table-cell>
          <table:table-cell/>
          <table:table-cell office:value-type="string" calcext:value-type="string">
            <text:p>هجر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هَجِيرٌ</text:p>
          </table:table-cell>
          <table:table-cell table:number-columns-repeated="15"/>
        </table:table-row>
        <table:table-row table:style-name="ro2">
          <table:table-cell office:value-type="float" office:value="2436" calcext:value-type="float">
            <text:p>2436</text:p>
          </table:table-cell>
          <table:table-cell office:value-type="string" calcext:value-type="string">
            <text:p>هُجُنٌ</text:p>
          </table:table-cell>
          <table:table-cell/>
          <table:table-cell office:value-type="string" calcext:value-type="string">
            <text:p>هجن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هَجِينٌ</text:p>
          </table:table-cell>
          <table:table-cell table:number-columns-repeated="15"/>
        </table:table-row>
        <table:table-row table:style-name="ro2">
          <table:table-cell office:value-type="float" office:value="2437" calcext:value-type="float">
            <text:p>2437</text:p>
          </table:table-cell>
          <table:table-cell office:value-type="string" calcext:value-type="string">
            <text:p>هُجُودٌ</text:p>
          </table:table-cell>
          <table:table-cell/>
          <table:table-cell office:value-type="string" calcext:value-type="string">
            <text:p>هجد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هَجُودٌ</text:p>
          </table:table-cell>
          <table:table-cell table:number-columns-repeated="15"/>
        </table:table-row>
        <table:table-row table:style-name="ro2">
          <table:table-cell office:value-type="float" office:value="2438" calcext:value-type="float">
            <text:p>2438</text:p>
          </table:table-cell>
          <table:table-cell office:value-type="string" calcext:value-type="string">
            <text:p>هَرْمَى</text:p>
          </table:table-cell>
          <table:table-cell/>
          <table:table-cell office:value-type="string" calcext:value-type="string">
            <text:p>هرم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هَرِم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439" calcext:value-type="float">
            <text:p>2439</text:p>
          </table:table-cell>
          <table:table-cell office:value-type="string" calcext:value-type="string">
            <text:p>هُزُعٌ</text:p>
          </table:table-cell>
          <table:table-cell/>
          <table:table-cell office:value-type="string" calcext:value-type="string">
            <text:p>هزع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هَزِيعٌ</text:p>
          </table:table-cell>
          <table:table-cell table:number-columns-repeated="15"/>
        </table:table-row>
        <table:table-row table:style-name="ro2">
          <table:table-cell office:value-type="float" office:value="2440" calcext:value-type="float">
            <text:p>2440</text:p>
          </table:table-cell>
          <table:table-cell office:value-type="string" calcext:value-type="string">
            <text:p>هَزْلَى</text:p>
          </table:table-cell>
          <table:table-cell/>
          <table:table-cell office:value-type="string" calcext:value-type="string">
            <text:p>هزل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هَزِيل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441" calcext:value-type="float">
            <text:p>2441</text:p>
          </table:table-cell>
          <table:table-cell office:value-type="string" calcext:value-type="string">
            <text:p>هَضَائِمُ</text:p>
          </table:table-cell>
          <table:table-cell/>
          <table:table-cell office:value-type="string" calcext:value-type="string">
            <text:p>هضم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هَضِيم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442" calcext:value-type="float">
            <text:p>2442</text:p>
          </table:table-cell>
          <table:table-cell office:value-type="string" calcext:value-type="string">
            <text:p>هُضُمٌ</text:p>
          </table:table-cell>
          <table:table-cell/>
          <table:table-cell office:value-type="string" calcext:value-type="string">
            <text:p>هضم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هَضُومٌ</text:p>
          </table:table-cell>
          <table:table-cell table:number-columns-repeated="15"/>
        </table:table-row>
        <table:table-row table:style-name="ro2">
          <table:table-cell office:value-type="float" office:value="2443" calcext:value-type="float">
            <text:p>2443</text:p>
          </table:table-cell>
          <table:table-cell office:value-type="string" calcext:value-type="string">
            <text:p>وَثَائِرُ</text:p>
          </table:table-cell>
          <table:table-cell/>
          <table:table-cell office:value-type="string" calcext:value-type="string">
            <text:p>وثر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وَثِير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444" calcext:value-type="float">
            <text:p>2444</text:p>
          </table:table-cell>
          <table:table-cell office:value-type="string" calcext:value-type="string">
            <text:p>وَثَائِلُ</text:p>
          </table:table-cell>
          <table:table-cell/>
          <table:table-cell office:value-type="string" calcext:value-type="string">
            <text:p>وثل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وَثِيل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445" calcext:value-type="float">
            <text:p>2445</text:p>
          </table:table-cell>
          <table:table-cell office:value-type="string" calcext:value-type="string">
            <text:p>وِثَاقٌ</text:p>
          </table:table-cell>
          <table:table-cell/>
          <table:table-cell office:value-type="string" calcext:value-type="string">
            <text:p>وثق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وَثِيقٌ</text:p>
          </table:table-cell>
          <table:table-cell table:number-columns-repeated="15"/>
        </table:table-row>
        <table:table-row table:style-name="ro2">
          <table:table-cell office:value-type="float" office:value="2446" calcext:value-type="float">
            <text:p>2446</text:p>
          </table:table-cell>
          <table:table-cell office:value-type="string" calcext:value-type="string">
            <text:p>وِجَالٌ</text:p>
          </table:table-cell>
          <table:table-cell/>
          <table:table-cell office:value-type="string" calcext:value-type="string">
            <text:p>وجل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وَجِلٌ</text:p>
          </table:table-cell>
          <table:table-cell table:number-columns-repeated="15"/>
        </table:table-row>
        <table:table-row table:style-name="ro2">
          <table:table-cell office:value-type="float" office:value="2447" calcext:value-type="float">
            <text:p>2447</text:p>
          </table:table-cell>
          <table:table-cell office:value-type="string" calcext:value-type="string">
            <text:p>وَجْعَى</text:p>
          </table:table-cell>
          <table:table-cell/>
          <table:table-cell office:value-type="string" calcext:value-type="string">
            <text:p>وجع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وَجِع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448" calcext:value-type="float">
            <text:p>2448</text:p>
          </table:table-cell>
          <table:table-cell office:value-type="string" calcext:value-type="string">
            <text:p>وُجَهَاءُ</text:p>
          </table:table-cell>
          <table:table-cell/>
          <table:table-cell office:value-type="string" calcext:value-type="string">
            <text:p>وجه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وَجِيه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449" calcext:value-type="float">
            <text:p>2449</text:p>
          </table:table-cell>
          <table:table-cell office:value-type="string" calcext:value-type="string">
            <text:p>وُدَعَاءُ</text:p>
          </table:table-cell>
          <table:table-cell/>
          <table:table-cell office:value-type="string" calcext:value-type="string">
            <text:p>ودع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وَدِيع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450" calcext:value-type="float">
            <text:p>2450</text:p>
          </table:table-cell>
          <table:table-cell office:value-type="string" calcext:value-type="string">
            <text:p>وُسَطَاءُ</text:p>
          </table:table-cell>
          <table:table-cell/>
          <table:table-cell office:value-type="string" calcext:value-type="string">
            <text:p>وسط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وَسِيط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451" calcext:value-type="float">
            <text:p>2451</text:p>
          </table:table-cell>
          <table:table-cell office:value-type="string" calcext:value-type="string">
            <text:p>وُسَمَاءُ</text:p>
          </table:table-cell>
          <table:table-cell/>
          <table:table-cell office:value-type="string" calcext:value-type="string">
            <text:p>وسم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وَسِيم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452" calcext:value-type="float">
            <text:p>2452</text:p>
          </table:table-cell>
          <table:table-cell office:value-type="string" calcext:value-type="string">
            <text:p>وَصَابَى</text:p>
          </table:table-cell>
          <table:table-cell/>
          <table:table-cell office:value-type="string" calcext:value-type="string">
            <text:p>وصب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وَصِب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453" calcext:value-type="float">
            <text:p>2453</text:p>
          </table:table-cell>
          <table:table-cell office:value-type="string" calcext:value-type="string">
            <text:p>وُصُدٌ</text:p>
          </table:table-cell>
          <table:table-cell/>
          <table:table-cell office:value-type="string" calcext:value-type="string">
            <text:p>وصد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وَصِيدٌ</text:p>
          </table:table-cell>
          <table:table-cell table:number-columns-repeated="15"/>
        </table:table-row>
        <table:table-row table:style-name="ro2">
          <table:table-cell office:value-type="float" office:value="2454" calcext:value-type="float">
            <text:p>2454</text:p>
          </table:table-cell>
          <table:table-cell office:value-type="string" calcext:value-type="string">
            <text:p>وُصَفَاءُ</text:p>
          </table:table-cell>
          <table:table-cell/>
          <table:table-cell office:value-type="string" calcext:value-type="string">
            <text:p>وصف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وَصِيف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455" calcext:value-type="float">
            <text:p>2455</text:p>
          </table:table-cell>
          <table:table-cell office:value-type="string" calcext:value-type="string">
            <text:p>وِضَاءٌ</text:p>
          </table:table-cell>
          <table:table-cell/>
          <table:table-cell office:value-type="string" calcext:value-type="string">
            <text:p>وضء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وَضِيء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456" calcext:value-type="float">
            <text:p>2456</text:p>
          </table:table-cell>
          <table:table-cell office:value-type="string" calcext:value-type="string">
            <text:p>وِضَاءٌ</text:p>
          </table:table-cell>
          <table:table-cell/>
          <table:table-cell office:value-type="string" calcext:value-type="string">
            <text:p>وضء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وَضِيئة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457" calcext:value-type="float">
            <text:p>2457</text:p>
          </table:table-cell>
          <table:table-cell office:value-type="string" calcext:value-type="string">
            <text:p>وَضَائِعُ</text:p>
          </table:table-cell>
          <table:table-cell/>
          <table:table-cell office:value-type="string" calcext:value-type="string">
            <text:p>وضع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وَضِيع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458" calcext:value-type="float">
            <text:p>2458</text:p>
          </table:table-cell>
          <table:table-cell office:value-type="string" calcext:value-type="string">
            <text:p>وَطَائِدُ</text:p>
          </table:table-cell>
          <table:table-cell/>
          <table:table-cell office:value-type="string" calcext:value-type="string">
            <text:p>وطد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وَطِيد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459" calcext:value-type="float">
            <text:p>2459</text:p>
          </table:table-cell>
          <table:table-cell office:value-type="string" calcext:value-type="string">
            <text:p>وُقُحٌ</text:p>
          </table:table-cell>
          <table:table-cell/>
          <table:table-cell office:value-type="string" calcext:value-type="string">
            <text:p>وقح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وَقِيحٌ</text:p>
          </table:table-cell>
          <table:table-cell table:number-columns-repeated="15"/>
        </table:table-row>
        <table:table-row table:style-name="ro2">
          <table:table-cell office:value-type="float" office:value="2460" calcext:value-type="float">
            <text:p>2460</text:p>
          </table:table-cell>
          <table:table-cell office:value-type="string" calcext:value-type="string">
            <text:p>وُقُعٌ</text:p>
          </table:table-cell>
          <table:table-cell/>
          <table:table-cell office:value-type="string" calcext:value-type="string">
            <text:p>وقع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وَقِيعٌ</text:p>
          </table:table-cell>
          <table:table-cell table:number-columns-repeated="15"/>
        </table:table-row>
        <table:table-row table:style-name="ro2">
          <table:table-cell office:value-type="float" office:value="2461" calcext:value-type="float">
            <text:p>2461</text:p>
          </table:table-cell>
          <table:table-cell office:value-type="string" calcext:value-type="string">
            <text:p>وُكَلاَءُ</text:p>
          </table:table-cell>
          <table:table-cell/>
          <table:table-cell office:value-type="string" calcext:value-type="string">
            <text:p>وكل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وَكِيل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462" calcext:value-type="float">
            <text:p>2462</text:p>
          </table:table-cell>
          <table:table-cell office:value-type="string" calcext:value-type="string">
            <text:p>وِلْدَانٌ</text:p>
          </table:table-cell>
          <table:table-cell/>
          <table:table-cell office:value-type="string" calcext:value-type="string">
            <text:p>ولد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وَلِيدٌ</text:p>
          </table:table-cell>
          <table:table-cell table:number-columns-repeated="15"/>
        </table:table-row>
        <table:table-row table:style-name="ro2">
          <table:table-cell office:value-type="float" office:value="2463" calcext:value-type="float">
            <text:p>2463</text:p>
          </table:table-cell>
          <table:table-cell office:value-type="string" calcext:value-type="string">
            <text:p>أَجِلَّةٌ</text:p>
          </table:table-cell>
          <table:table-cell/>
          <table:table-cell office:value-type="string" calcext:value-type="string">
            <text:p>جلل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جَلِيلٌ</text:p>
          </table:table-cell>
          <table:table-cell table:number-columns-repeated="15"/>
        </table:table-row>
        <table:table-row table:style-name="ro2">
          <table:table-cell office:value-type="float" office:value="2464" calcext:value-type="float">
            <text:p>2464</text:p>
          </table:table-cell>
          <table:table-cell office:value-type="string" calcext:value-type="string">
            <text:p>أَحِبَّاءُ</text:p>
          </table:table-cell>
          <table:table-cell/>
          <table:table-cell office:value-type="string" calcext:value-type="string">
            <text:p>حبب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حَبيب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465" calcext:value-type="float">
            <text:p>2465</text:p>
          </table:table-cell>
          <table:table-cell office:value-type="string" calcext:value-type="string">
            <text:p>أحْرِيَاءُ</text:p>
          </table:table-cell>
          <table:table-cell/>
          <table:table-cell office:value-type="string" calcext:value-type="string">
            <text:p>حري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حَرِيُّ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466" calcext:value-type="float">
            <text:p>2466</text:p>
          </table:table-cell>
          <table:table-cell office:value-type="string" calcext:value-type="string">
            <text:p>أحلاف</text:p>
          </table:table-cell>
          <table:table-cell/>
          <table:table-cell office:value-type="string" calcext:value-type="string">
            <text:p>حلف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حَلِيفٌ</text:p>
          </table:table-cell>
          <table:table-cell table:number-columns-repeated="15"/>
        </table:table-row>
        <table:table-row table:style-name="ro2">
          <table:table-cell office:value-type="float" office:value="2467" calcext:value-type="float">
            <text:p>2467</text:p>
          </table:table-cell>
          <table:table-cell office:value-type="string" calcext:value-type="string">
            <text:p>أحْلاَمٌ</text:p>
          </table:table-cell>
          <table:table-cell/>
          <table:table-cell office:value-type="string" calcext:value-type="string">
            <text:p>حلم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حَلِيمٌ</text:p>
          </table:table-cell>
          <table:table-cell table:number-columns-repeated="15"/>
        </table:table-row>
        <table:table-row table:style-name="ro2">
          <table:table-cell office:value-type="float" office:value="2468" calcext:value-type="float">
            <text:p>2468</text:p>
          </table:table-cell>
          <table:table-cell office:value-type="string" calcext:value-type="string">
            <text:p>أَدِلاَّءُ</text:p>
          </table:table-cell>
          <table:table-cell/>
          <table:table-cell office:value-type="string" calcext:value-type="string">
            <text:p>دلل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دَليل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469" calcext:value-type="float">
            <text:p>2469</text:p>
          </table:table-cell>
          <table:table-cell office:value-type="string" calcext:value-type="string">
            <text:p>أَذِلاَّءُ</text:p>
          </table:table-cell>
          <table:table-cell/>
          <table:table-cell office:value-type="string" calcext:value-type="string">
            <text:p>ذلل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ذَليل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470" calcext:value-type="float">
            <text:p>2470</text:p>
          </table:table-cell>
          <table:table-cell office:value-type="string" calcext:value-type="string">
            <text:p>أَشْبَاهٌ</text:p>
          </table:table-cell>
          <table:table-cell/>
          <table:table-cell office:value-type="string" calcext:value-type="string">
            <text:p>شبه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شَبِيهٌ</text:p>
          </table:table-cell>
          <table:table-cell table:number-columns-repeated="15"/>
        </table:table-row>
        <table:table-row table:style-name="ro2">
          <table:table-cell office:value-type="float" office:value="2471" calcext:value-type="float">
            <text:p>2471</text:p>
          </table:table-cell>
          <table:table-cell office:value-type="string" calcext:value-type="string">
            <text:p>أَشِحَّاءُ</text:p>
          </table:table-cell>
          <table:table-cell/>
          <table:table-cell office:value-type="string" calcext:value-type="string">
            <text:p>شحح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شَحِيح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472" calcext:value-type="float">
            <text:p>2472</text:p>
          </table:table-cell>
          <table:table-cell office:value-type="string" calcext:value-type="string">
            <text:p>أَشْرَافٌ</text:p>
          </table:table-cell>
          <table:table-cell/>
          <table:table-cell office:value-type="string" calcext:value-type="string">
            <text:p>شرف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شَرِيفٌ</text:p>
          </table:table-cell>
          <table:table-cell table:number-columns-repeated="15"/>
        </table:table-row>
        <table:table-row table:style-name="ro2">
          <table:table-cell office:value-type="float" office:value="2473" calcext:value-type="float">
            <text:p>2473</text:p>
          </table:table-cell>
          <table:table-cell office:value-type="string" calcext:value-type="string">
            <text:p>أَشْرَاكٌ</text:p>
          </table:table-cell>
          <table:table-cell/>
          <table:table-cell office:value-type="string" calcext:value-type="string">
            <text:p>شرك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شَرِيكٌ</text:p>
          </table:table-cell>
          <table:table-cell table:number-columns-repeated="15"/>
        </table:table-row>
        <table:table-row table:style-name="ro2">
          <table:table-cell office:value-type="float" office:value="2474" calcext:value-type="float">
            <text:p>2474</text:p>
          </table:table-cell>
          <table:table-cell office:value-type="string" calcext:value-type="string">
            <text:p>أُصُل</text:p>
          </table:table-cell>
          <table:table-cell/>
          <table:table-cell office:value-type="string" calcext:value-type="string">
            <text:p>ءصل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َصيلٌ</text:p>
          </table:table-cell>
          <table:table-cell table:number-columns-repeated="15"/>
        </table:table-row>
        <table:table-row table:style-name="ro2">
          <table:table-cell office:value-type="float" office:value="2475" calcext:value-type="float">
            <text:p>2475</text:p>
          </table:table-cell>
          <table:table-cell office:value-type="string" calcext:value-type="string">
            <text:p>أَضْرارٌ</text:p>
          </table:table-cell>
          <table:table-cell/>
          <table:table-cell office:value-type="string" calcext:value-type="string">
            <text:p>ضرر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ضَرِيرٌ</text:p>
          </table:table-cell>
          <table:table-cell table:number-columns-repeated="15"/>
        </table:table-row>
        <table:table-row table:style-name="ro2">
          <table:table-cell office:value-type="float" office:value="2476" calcext:value-type="float">
            <text:p>2476</text:p>
          </table:table-cell>
          <table:table-cell office:value-type="string" calcext:value-type="string">
            <text:p>أَضِمَّةٌ</text:p>
          </table:table-cell>
          <table:table-cell/>
          <table:table-cell office:value-type="string" calcext:value-type="string">
            <text:p>ضمم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ضَمِيمٌ</text:p>
          </table:table-cell>
          <table:table-cell table:number-columns-repeated="15"/>
        </table:table-row>
        <table:table-row table:style-name="ro2">
          <table:table-cell office:value-type="float" office:value="2477" calcext:value-type="float">
            <text:p>2477</text:p>
          </table:table-cell>
          <table:table-cell office:value-type="string" calcext:value-type="string">
            <text:p>أَطِلَّةٌ</text:p>
          </table:table-cell>
          <table:table-cell/>
          <table:table-cell office:value-type="string" calcext:value-type="string">
            <text:p>طلل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طَلِيلٌ</text:p>
          </table:table-cell>
          <table:table-cell table:number-columns-repeated="15"/>
        </table:table-row>
        <table:table-row table:style-name="ro2">
          <table:table-cell office:value-type="float" office:value="2478" calcext:value-type="float">
            <text:p>2478</text:p>
          </table:table-cell>
          <table:table-cell office:value-type="string" calcext:value-type="string">
            <text:p>أَعدادٌ</text:p>
          </table:table-cell>
          <table:table-cell/>
          <table:table-cell office:value-type="string" calcext:value-type="string">
            <text:p>عدد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عَدِيدٌ</text:p>
          </table:table-cell>
          <table:table-cell table:number-columns-repeated="15"/>
        </table:table-row>
        <table:table-row table:style-name="ro2">
          <table:table-cell office:value-type="float" office:value="2479" calcext:value-type="float">
            <text:p>2479</text:p>
          </table:table-cell>
          <table:table-cell office:value-type="string" calcext:value-type="string">
            <text:p>أَعِزَّةٌ</text:p>
          </table:table-cell>
          <table:table-cell/>
          <table:table-cell office:value-type="string" calcext:value-type="string">
            <text:p>عزز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عَزِيزٌ</text:p>
          </table:table-cell>
          <table:table-cell table:number-columns-repeated="15"/>
        </table:table-row>
        <table:table-row table:style-name="ro2">
          <table:table-cell office:value-type="float" office:value="2480" calcext:value-type="float">
            <text:p>2480</text:p>
          </table:table-cell>
          <table:table-cell office:value-type="string" calcext:value-type="string">
            <text:p>أَعِفَّةٌ</text:p>
          </table:table-cell>
          <table:table-cell/>
          <table:table-cell office:value-type="string" calcext:value-type="string">
            <text:p>عفف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عَفِيفٌ</text:p>
          </table:table-cell>
          <table:table-cell table:number-columns-repeated="15"/>
        </table:table-row>
        <table:table-row table:style-name="ro2">
          <table:table-cell office:value-type="float" office:value="2481" calcext:value-type="float">
            <text:p>2481</text:p>
          </table:table-cell>
          <table:table-cell office:value-type="string" calcext:value-type="string">
            <text:p>أَنْبِياءُ</text:p>
          </table:table-cell>
          <table:table-cell/>
          <table:table-cell office:value-type="string" calcext:value-type="string">
            <text:p>نبء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نَبِيّ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482" calcext:value-type="float">
            <text:p>2482</text:p>
          </table:table-cell>
          <table:table-cell office:value-type="string" calcext:value-type="string">
            <text:p>أَنْصَارٌ</text:p>
          </table:table-cell>
          <table:table-cell/>
          <table:table-cell office:value-type="string" calcext:value-type="string">
            <text:p>نصر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نَصِيرٌ</text:p>
          </table:table-cell>
          <table:table-cell table:number-columns-repeated="15"/>
        </table:table-row>
        <table:table-row table:style-name="ro2">
          <table:table-cell office:value-type="float" office:value="2483" calcext:value-type="float">
            <text:p>2483</text:p>
          </table:table-cell>
          <table:table-cell office:value-type="string" calcext:value-type="string">
            <text:p>أَوْضِيَاءُ</text:p>
          </table:table-cell>
          <table:table-cell/>
          <table:table-cell office:value-type="string" calcext:value-type="string">
            <text:p>وضء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وَضِيء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484" calcext:value-type="float">
            <text:p>2484</text:p>
          </table:table-cell>
          <table:table-cell office:value-type="string" calcext:value-type="string">
            <text:p>أَوْضِيَاءُ</text:p>
          </table:table-cell>
          <table:table-cell/>
          <table:table-cell office:value-type="string" calcext:value-type="string">
            <text:p>وضء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وَضِيئة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485" calcext:value-type="float">
            <text:p>2485</text:p>
          </table:table-cell>
          <table:table-cell office:value-type="string" calcext:value-type="string">
            <text:p>بَدائِلُ</text:p>
          </table:table-cell>
          <table:table-cell/>
          <table:table-cell office:value-type="string" calcext:value-type="string">
            <text:p>بدل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بَديل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486" calcext:value-type="float">
            <text:p>2486</text:p>
          </table:table-cell>
          <table:table-cell office:value-type="string" calcext:value-type="string">
            <text:p>بُسُطٌ</text:p>
          </table:table-cell>
          <table:table-cell/>
          <table:table-cell office:value-type="string" calcext:value-type="string">
            <text:p>بسط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بَسيطٌ</text:p>
          </table:table-cell>
          <table:table-cell table:number-columns-repeated="15"/>
        </table:table-row>
        <table:table-row table:style-name="ro2">
          <table:table-cell office:value-type="float" office:value="2487" calcext:value-type="float">
            <text:p>2487</text:p>
          </table:table-cell>
          <table:table-cell office:value-type="string" calcext:value-type="string">
            <text:p>جُدُدٌ</text:p>
          </table:table-cell>
          <table:table-cell/>
          <table:table-cell office:value-type="string" calcext:value-type="string">
            <text:p>جدد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جَدِيدٌ</text:p>
          </table:table-cell>
          <table:table-cell table:number-columns-repeated="15"/>
        </table:table-row>
        <table:table-row table:style-name="ro2">
          <table:table-cell office:value-type="float" office:value="2488" calcext:value-type="float">
            <text:p>2488</text:p>
          </table:table-cell>
          <table:table-cell office:value-type="string" calcext:value-type="string">
            <text:p>جِزَالٌ</text:p>
          </table:table-cell>
          <table:table-cell/>
          <table:table-cell office:value-type="string" calcext:value-type="string">
            <text:p>جزل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جَزِيلٌ</text:p>
          </table:table-cell>
          <table:table-cell table:number-columns-repeated="15"/>
        </table:table-row>
        <table:table-row table:style-name="ro2">
          <table:table-cell office:value-type="float" office:value="2489" calcext:value-type="float">
            <text:p>2489</text:p>
          </table:table-cell>
          <table:table-cell office:value-type="string" calcext:value-type="string">
            <text:p>جُسْرٌ</text:p>
          </table:table-cell>
          <table:table-cell/>
          <table:table-cell office:value-type="string" calcext:value-type="string">
            <text:p>جسر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جَسُورٌ</text:p>
          </table:table-cell>
          <table:table-cell table:number-columns-repeated="15"/>
        </table:table-row>
        <table:table-row table:style-name="ro2">
          <table:table-cell office:value-type="float" office:value="2490" calcext:value-type="float">
            <text:p>2490</text:p>
          </table:table-cell>
          <table:table-cell office:value-type="string" calcext:value-type="string">
            <text:p>حَرَائِصُ</text:p>
          </table:table-cell>
          <table:table-cell/>
          <table:table-cell office:value-type="string" calcext:value-type="string">
            <text:p>حرص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حَرِيص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491" calcext:value-type="float">
            <text:p>2491</text:p>
          </table:table-cell>
          <table:table-cell office:value-type="string" calcext:value-type="string">
            <text:p>حَرارِيٌّ</text:p>
          </table:table-cell>
          <table:table-cell/>
          <table:table-cell office:value-type="string" calcext:value-type="string">
            <text:p>حرن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حَرَّانُ</text:p>
          </table:table-cell>
          <table:table-cell table:number-columns-repeated="15"/>
        </table:table-row>
        <table:table-row table:style-name="ro2">
          <table:table-cell office:value-type="float" office:value="2492" calcext:value-type="float">
            <text:p>2492</text:p>
          </table:table-cell>
          <table:table-cell office:value-type="string" calcext:value-type="string">
            <text:p>حَزَانَى</text:p>
          </table:table-cell>
          <table:table-cell/>
          <table:table-cell office:value-type="string" calcext:value-type="string">
            <text:p>حزين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حَزِين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493" calcext:value-type="float">
            <text:p>2493</text:p>
          </table:table-cell>
          <table:table-cell office:value-type="string" calcext:value-type="string">
            <text:p>حفائظ</text:p>
          </table:table-cell>
          <table:table-cell/>
          <table:table-cell office:value-type="string" calcext:value-type="string">
            <text:p>حفظ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حَفِيظ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494" calcext:value-type="float">
            <text:p>2494</text:p>
          </table:table-cell>
          <table:table-cell office:value-type="string" calcext:value-type="string">
            <text:p>حَلائِبُ</text:p>
          </table:table-cell>
          <table:table-cell/>
          <table:table-cell office:value-type="string" calcext:value-type="string">
            <text:p>حلب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حَلُوب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495" calcext:value-type="float">
            <text:p>2495</text:p>
          </table:table-cell>
          <table:table-cell office:value-type="string" calcext:value-type="string">
            <text:p>حَمَائِمُ</text:p>
          </table:table-cell>
          <table:table-cell/>
          <table:table-cell office:value-type="string" calcext:value-type="string">
            <text:p>حمم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حَمِيم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496" calcext:value-type="float">
            <text:p>2496</text:p>
          </table:table-cell>
          <table:table-cell office:value-type="string" calcext:value-type="string">
            <text:p>خَبَائِثُ</text:p>
          </table:table-cell>
          <table:table-cell/>
          <table:table-cell office:value-type="string" calcext:value-type="string">
            <text:p>خبث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خَبِيث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497" calcext:value-type="float">
            <text:p>2497</text:p>
          </table:table-cell>
          <table:table-cell office:value-type="string" calcext:value-type="string">
            <text:p>خِفَافٌ</text:p>
          </table:table-cell>
          <table:table-cell/>
          <table:table-cell office:value-type="string" calcext:value-type="string">
            <text:p>خفف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خَفِيفٌ</text:p>
          </table:table-cell>
          <table:table-cell table:number-columns-repeated="15"/>
        </table:table-row>
        <table:table-row table:style-name="ro2">
          <table:table-cell office:value-type="float" office:value="2498" calcext:value-type="float">
            <text:p>2498</text:p>
          </table:table-cell>
          <table:table-cell office:value-type="string" calcext:value-type="string">
            <text:p>خُلاَّنٌ</text:p>
          </table:table-cell>
          <table:table-cell/>
          <table:table-cell office:value-type="string" calcext:value-type="string">
            <text:p>خلل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خَلِيلٌ</text:p>
          </table:table-cell>
          <table:table-cell table:number-columns-repeated="15"/>
        </table:table-row>
        <table:table-row table:style-name="ro2">
          <table:table-cell office:value-type="float" office:value="2499" calcext:value-type="float">
            <text:p>2499</text:p>
          </table:table-cell>
          <table:table-cell office:value-type="string" calcext:value-type="string">
            <text:p>خُلَطَاءُ</text:p>
          </table:table-cell>
          <table:table-cell/>
          <table:table-cell office:value-type="string" calcext:value-type="string">
            <text:p>خلط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خَلِيط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500" calcext:value-type="float">
            <text:p>2500</text:p>
          </table:table-cell>
          <table:table-cell office:value-type="string" calcext:value-type="string">
            <text:p>خُلَقَاءُ</text:p>
          </table:table-cell>
          <table:table-cell/>
          <table:table-cell office:value-type="string" calcext:value-type="string">
            <text:p>خلق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خَلِيق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501" calcext:value-type="float">
            <text:p>2501</text:p>
          </table:table-cell>
          <table:table-cell office:value-type="string" calcext:value-type="string">
            <text:p>دَمائِمُ</text:p>
          </table:table-cell>
          <table:table-cell/>
          <table:table-cell office:value-type="string" calcext:value-type="string">
            <text:p>دمم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دَميم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502" calcext:value-type="float">
            <text:p>2502</text:p>
          </table:table-cell>
          <table:table-cell office:value-type="string" calcext:value-type="string">
            <text:p>دُمَعاءُ</text:p>
          </table:table-cell>
          <table:table-cell/>
          <table:table-cell office:value-type="string" calcext:value-type="string">
            <text:p>دمع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دَميع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503" calcext:value-type="float">
            <text:p>2503</text:p>
          </table:table-cell>
          <table:table-cell office:value-type="string" calcext:value-type="string">
            <text:p>ذُلُلٌ</text:p>
          </table:table-cell>
          <table:table-cell/>
          <table:table-cell office:value-type="string" calcext:value-type="string">
            <text:p>ذلل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ذَلولٌ</text:p>
          </table:table-cell>
          <table:table-cell table:number-columns-repeated="15"/>
        </table:table-row>
        <table:table-row table:style-name="ro2">
          <table:table-cell office:value-type="float" office:value="2504" calcext:value-type="float">
            <text:p>2504</text:p>
          </table:table-cell>
          <table:table-cell office:value-type="string" calcext:value-type="string">
            <text:p>رُدَفَاءُ</text:p>
          </table:table-cell>
          <table:table-cell/>
          <table:table-cell office:value-type="string" calcext:value-type="string">
            <text:p>ردف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رَدِيف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505" calcext:value-type="float">
            <text:p>2505</text:p>
          </table:table-cell>
          <table:table-cell office:value-type="string" calcext:value-type="string">
            <text:p>رُضَّعٌ</text:p>
          </table:table-cell>
          <table:table-cell/>
          <table:table-cell office:value-type="string" calcext:value-type="string">
            <text:p>رضع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رَضيعٌ</text:p>
          </table:table-cell>
          <table:table-cell table:number-columns-repeated="15"/>
        </table:table-row>
        <table:table-row table:style-name="ro2">
          <table:table-cell office:value-type="float" office:value="2506" calcext:value-type="float">
            <text:p>2506</text:p>
          </table:table-cell>
          <table:table-cell office:value-type="string" calcext:value-type="string">
            <text:p>رُغُبٌ</text:p>
          </table:table-cell>
          <table:table-cell/>
          <table:table-cell office:value-type="string" calcext:value-type="string">
            <text:p>رغب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رَغيبٌ</text:p>
          </table:table-cell>
          <table:table-cell table:number-columns-repeated="15"/>
        </table:table-row>
        <table:table-row table:style-name="ro2">
          <table:table-cell office:value-type="float" office:value="2507" calcext:value-type="float">
            <text:p>2507</text:p>
          </table:table-cell>
          <table:table-cell office:value-type="string" calcext:value-type="string">
            <text:p>رِفاقٌ</text:p>
          </table:table-cell>
          <table:table-cell/>
          <table:table-cell office:value-type="string" calcext:value-type="string">
            <text:p>رفق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رَفيقٌ</text:p>
          </table:table-cell>
          <table:table-cell table:number-columns-repeated="15"/>
        </table:table-row>
        <table:table-row table:style-name="ro2">
          <table:table-cell office:value-type="float" office:value="2508" calcext:value-type="float">
            <text:p>2508</text:p>
          </table:table-cell>
          <table:table-cell office:value-type="string" calcext:value-type="string">
            <text:p>زهائِدُ</text:p>
          </table:table-cell>
          <table:table-cell/>
          <table:table-cell office:value-type="string" calcext:value-type="string">
            <text:p>زهد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زَهيد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509" calcext:value-type="float">
            <text:p>2509</text:p>
          </table:table-cell>
          <table:table-cell office:value-type="string" calcext:value-type="string">
            <text:p>سِرْعانٌ</text:p>
          </table:table-cell>
          <table:table-cell/>
          <table:table-cell office:value-type="string" calcext:value-type="string">
            <text:p>سرع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سَرِيعٌ</text:p>
          </table:table-cell>
          <table:table-cell table:number-columns-repeated="15"/>
        </table:table-row>
        <table:table-row table:style-name="ro2">
          <table:table-cell office:value-type="float" office:value="2510" calcext:value-type="float">
            <text:p>2510</text:p>
          </table:table-cell>
          <table:table-cell office:value-type="string" calcext:value-type="string">
            <text:p>سَفَائِهُ</text:p>
          </table:table-cell>
          <table:table-cell/>
          <table:table-cell office:value-type="string" calcext:value-type="string">
            <text:p>سفه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سَفِيه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511" calcext:value-type="float">
            <text:p>2511</text:p>
          </table:table-cell>
          <table:table-cell office:value-type="string" calcext:value-type="string">
            <text:p>سَقَائِطُ</text:p>
          </table:table-cell>
          <table:table-cell/>
          <table:table-cell office:value-type="string" calcext:value-type="string">
            <text:p>سقط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سَقِيط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512" calcext:value-type="float">
            <text:p>2512</text:p>
          </table:table-cell>
          <table:table-cell office:value-type="string" calcext:value-type="string">
            <text:p>سَقائِمُ</text:p>
          </table:table-cell>
          <table:table-cell/>
          <table:table-cell office:value-type="string" calcext:value-type="string">
            <text:p>سقم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سَقِيم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513" calcext:value-type="float">
            <text:p>2513</text:p>
          </table:table-cell>
          <table:table-cell office:value-type="string" calcext:value-type="string">
            <text:p>سَلاَئِط</text:p>
          </table:table-cell>
          <table:table-cell/>
          <table:table-cell office:value-type="string" calcext:value-type="string">
            <text:p>سلط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سَلِيط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514" calcext:value-type="float">
            <text:p>2514</text:p>
          </table:table-cell>
          <table:table-cell office:value-type="string" calcext:value-type="string">
            <text:p>شَجَائِعُ</text:p>
          </table:table-cell>
          <table:table-cell/>
          <table:table-cell office:value-type="string" calcext:value-type="string">
            <text:p>شجع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شَجِيع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515" calcext:value-type="float">
            <text:p>2515</text:p>
          </table:table-cell>
          <table:table-cell office:value-type="string" calcext:value-type="string">
            <text:p>شِدَادٌ</text:p>
          </table:table-cell>
          <table:table-cell/>
          <table:table-cell office:value-type="string" calcext:value-type="string">
            <text:p>شدد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شَدِيدٌ</text:p>
          </table:table-cell>
          <table:table-cell table:number-columns-repeated="15"/>
        </table:table-row>
        <table:table-row table:style-name="ro2">
          <table:table-cell office:value-type="float" office:value="2516" calcext:value-type="float">
            <text:p>2516</text:p>
          </table:table-cell>
          <table:table-cell office:value-type="string" calcext:value-type="string">
            <text:p>شَنَائِعُ</text:p>
          </table:table-cell>
          <table:table-cell/>
          <table:table-cell office:value-type="string" calcext:value-type="string">
            <text:p>شنع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شَنِيع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517" calcext:value-type="float">
            <text:p>2517</text:p>
          </table:table-cell>
          <table:table-cell office:value-type="string" calcext:value-type="string">
            <text:p>شُهَدَاءُ</text:p>
          </table:table-cell>
          <table:table-cell/>
          <table:table-cell office:value-type="string" calcext:value-type="string">
            <text:p>شهد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شَهِيد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518" calcext:value-type="float">
            <text:p>2518</text:p>
          </table:table-cell>
          <table:table-cell office:value-type="string" calcext:value-type="string">
            <text:p>صِحَاحٌ</text:p>
          </table:table-cell>
          <table:table-cell/>
          <table:table-cell office:value-type="string" calcext:value-type="string">
            <text:p>صحح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صَحِيحٌ</text:p>
          </table:table-cell>
          <table:table-cell table:number-columns-repeated="15"/>
        </table:table-row>
        <table:table-row table:style-name="ro2">
          <table:table-cell office:value-type="float" office:value="2519" calcext:value-type="float">
            <text:p>2519</text:p>
          </table:table-cell>
          <table:table-cell office:value-type="string" calcext:value-type="string">
            <text:p>صَفَايَا</text:p>
          </table:table-cell>
          <table:table-cell/>
          <table:table-cell office:value-type="string" calcext:value-type="string">
            <text:p>صفو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صَفِيّ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520" calcext:value-type="float">
            <text:p>2520</text:p>
          </table:table-cell>
          <table:table-cell office:value-type="string" calcext:value-type="string">
            <text:p>صَلاَئِفُ</text:p>
          </table:table-cell>
          <table:table-cell/>
          <table:table-cell office:value-type="string" calcext:value-type="string">
            <text:p>صلف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صَلِف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521" calcext:value-type="float">
            <text:p>2521</text:p>
          </table:table-cell>
          <table:table-cell office:value-type="string" calcext:value-type="string">
            <text:p>صُنُعٌ</text:p>
          </table:table-cell>
          <table:table-cell/>
          <table:table-cell office:value-type="string" calcext:value-type="string">
            <text:p>صنع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صَنِيعٌ</text:p>
          </table:table-cell>
          <table:table-cell table:number-columns-repeated="15"/>
        </table:table-row>
        <table:table-row table:style-name="ro2">
          <table:table-cell office:value-type="float" office:value="2522" calcext:value-type="float">
            <text:p>2522</text:p>
          </table:table-cell>
          <table:table-cell office:value-type="string" calcext:value-type="string">
            <text:p>ضَرَعَةٌ</text:p>
          </table:table-cell>
          <table:table-cell/>
          <table:table-cell office:value-type="string" calcext:value-type="string">
            <text:p>ضرع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ضَرِعٌ</text:p>
          </table:table-cell>
          <table:table-cell table:number-columns-repeated="15"/>
        </table:table-row>
        <table:table-row table:style-name="ro2">
          <table:table-cell office:value-type="float" office:value="2523" calcext:value-type="float">
            <text:p>2523</text:p>
          </table:table-cell>
          <table:table-cell office:value-type="string" calcext:value-type="string">
            <text:p>ضُعَفَاءُ</text:p>
          </table:table-cell>
          <table:table-cell/>
          <table:table-cell office:value-type="string" calcext:value-type="string">
            <text:p>ضعف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ضَعِيف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524" calcext:value-type="float">
            <text:p>2524</text:p>
          </table:table-cell>
          <table:table-cell office:value-type="string" calcext:value-type="string">
            <text:p>ضَلاَئِع</text:p>
          </table:table-cell>
          <table:table-cell/>
          <table:table-cell office:value-type="string" calcext:value-type="string">
            <text:p>ضلع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ضَلِيع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525" calcext:value-type="float">
            <text:p>2525</text:p>
          </table:table-cell>
          <table:table-cell office:value-type="string" calcext:value-type="string">
            <text:p>ضَنَائِنُ</text:p>
          </table:table-cell>
          <table:table-cell/>
          <table:table-cell office:value-type="string" calcext:value-type="string">
            <text:p>ضنن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ضَنِين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526" calcext:value-type="float">
            <text:p>2526</text:p>
          </table:table-cell>
          <table:table-cell office:value-type="string" calcext:value-type="string">
            <text:p>طُرَافٌ</text:p>
          </table:table-cell>
          <table:table-cell/>
          <table:table-cell office:value-type="string" calcext:value-type="string">
            <text:p>طرف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طَرِيفٌ</text:p>
          </table:table-cell>
          <table:table-cell table:number-columns-repeated="15"/>
        </table:table-row>
        <table:table-row table:style-name="ro2">
          <table:table-cell office:value-type="float" office:value="2527" calcext:value-type="float">
            <text:p>2527</text:p>
          </table:table-cell>
          <table:table-cell office:value-type="string" calcext:value-type="string">
            <text:p>ظِرافٌ</text:p>
          </table:table-cell>
          <table:table-cell/>
          <table:table-cell office:value-type="string" calcext:value-type="string">
            <text:p>ظرف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ظَريفٌ</text:p>
          </table:table-cell>
          <table:table-cell table:number-columns-repeated="15"/>
        </table:table-row>
        <table:table-row table:style-name="ro2">
          <table:table-cell office:value-type="float" office:value="2528" calcext:value-type="float">
            <text:p>2528</text:p>
          </table:table-cell>
          <table:table-cell office:value-type="string" calcext:value-type="string">
            <text:p>عِبَاطٌ</text:p>
          </table:table-cell>
          <table:table-cell/>
          <table:table-cell office:value-type="string" calcext:value-type="string">
            <text:p>عبط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عَبِيطٌ</text:p>
          </table:table-cell>
          <table:table-cell table:number-columns-repeated="15"/>
        </table:table-row>
        <table:table-row table:style-name="ro2">
          <table:table-cell office:value-type="float" office:value="2529" calcext:value-type="float">
            <text:p>2529</text:p>
          </table:table-cell>
          <table:table-cell office:value-type="string" calcext:value-type="string">
            <text:p>عُتُقٌ</text:p>
          </table:table-cell>
          <table:table-cell/>
          <table:table-cell office:value-type="string" calcext:value-type="string">
            <text:p>عتق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عَتِيقٌ</text:p>
          </table:table-cell>
          <table:table-cell table:number-columns-repeated="15"/>
        </table:table-row>
        <table:table-row table:style-name="ro2">
          <table:table-cell office:value-type="float" office:value="2530" calcext:value-type="float">
            <text:p>2530</text:p>
          </table:table-cell>
          <table:table-cell office:value-type="string" calcext:value-type="string">
            <text:p>عَجَائِزُ</text:p>
          </table:table-cell>
          <table:table-cell/>
          <table:table-cell office:value-type="string" calcext:value-type="string">
            <text:p>عجز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عَجُوز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531" calcext:value-type="float">
            <text:p>2531</text:p>
          </table:table-cell>
          <table:table-cell office:value-type="string" calcext:value-type="string">
            <text:p>عُدَلاَءُ</text:p>
          </table:table-cell>
          <table:table-cell/>
          <table:table-cell office:value-type="string" calcext:value-type="string">
            <text:p>عدل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عَدِيل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532" calcext:value-type="float">
            <text:p>2532</text:p>
          </table:table-cell>
          <table:table-cell office:value-type="string" calcext:value-type="string">
            <text:p>عُظَمَاءُ</text:p>
          </table:table-cell>
          <table:table-cell/>
          <table:table-cell office:value-type="string" calcext:value-type="string">
            <text:p>عظم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عَظِيم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533" calcext:value-type="float">
            <text:p>2533</text:p>
          </table:table-cell>
          <table:table-cell office:value-type="string" calcext:value-type="string">
            <text:p>عَقَائِمُ</text:p>
          </table:table-cell>
          <table:table-cell/>
          <table:table-cell office:value-type="string" calcext:value-type="string">
            <text:p>عقم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عَقِيم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534" calcext:value-type="float">
            <text:p>2534</text:p>
          </table:table-cell>
          <table:table-cell office:value-type="string" calcext:value-type="string">
            <text:p>عَلاَئِلُ</text:p>
          </table:table-cell>
          <table:table-cell/>
          <table:table-cell office:value-type="string" calcext:value-type="string">
            <text:p>علل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عَلِيل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535" calcext:value-type="float">
            <text:p>2535</text:p>
          </table:table-cell>
          <table:table-cell office:value-type="string" calcext:value-type="string">
            <text:p>عُيُنٌ</text:p>
          </table:table-cell>
          <table:table-cell/>
          <table:table-cell office:value-type="string" calcext:value-type="string">
            <text:p>عين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عَيُونٌ</text:p>
          </table:table-cell>
          <table:table-cell table:number-columns-repeated="15"/>
        </table:table-row>
        <table:table-row table:style-name="ro2">
          <table:table-cell office:value-type="float" office:value="2536" calcext:value-type="float">
            <text:p>2536</text:p>
          </table:table-cell>
          <table:table-cell office:value-type="string" calcext:value-type="string">
            <text:p>غَرَائِبُ</text:p>
          </table:table-cell>
          <table:table-cell/>
          <table:table-cell office:value-type="string" calcext:value-type="string">
            <text:p>غرب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غَرِيب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537" calcext:value-type="float">
            <text:p>2537</text:p>
          </table:table-cell>
          <table:table-cell office:value-type="string" calcext:value-type="string">
            <text:p>غَرَائِرُ</text:p>
          </table:table-cell>
          <table:table-cell/>
          <table:table-cell office:value-type="string" calcext:value-type="string">
            <text:p>غرر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غَرِير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538" calcext:value-type="float">
            <text:p>2538</text:p>
          </table:table-cell>
          <table:table-cell office:value-type="string" calcext:value-type="string">
            <text:p>غَسَالَى</text:p>
          </table:table-cell>
          <table:table-cell/>
          <table:table-cell office:value-type="string" calcext:value-type="string">
            <text:p>غسل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غَسِيل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539" calcext:value-type="float">
            <text:p>2539</text:p>
          </table:table-cell>
          <table:table-cell office:value-type="string" calcext:value-type="string">
            <text:p>غَضَائِضُ</text:p>
          </table:table-cell>
          <table:table-cell/>
          <table:table-cell office:value-type="string" calcext:value-type="string">
            <text:p>غضض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غَضِيض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540" calcext:value-type="float">
            <text:p>2540</text:p>
          </table:table-cell>
          <table:table-cell office:value-type="string" calcext:value-type="string">
            <text:p>غلائِظ</text:p>
          </table:table-cell>
          <table:table-cell/>
          <table:table-cell office:value-type="string" calcext:value-type="string">
            <text:p>غلظ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غَلِيظ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541" calcext:value-type="float">
            <text:p>2541</text:p>
          </table:table-cell>
          <table:table-cell office:value-type="string" calcext:value-type="string">
            <text:p>فُصَحَاءُ</text:p>
          </table:table-cell>
          <table:table-cell/>
          <table:table-cell office:value-type="string" calcext:value-type="string">
            <text:p>فصح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فَصِيح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542" calcext:value-type="float">
            <text:p>2542</text:p>
          </table:table-cell>
          <table:table-cell office:value-type="string" calcext:value-type="string">
            <text:p>فُطُنٌ</text:p>
          </table:table-cell>
          <table:table-cell/>
          <table:table-cell office:value-type="string" calcext:value-type="string">
            <text:p>فطن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فَطِنٌ</text:p>
          </table:table-cell>
          <table:table-cell table:number-columns-repeated="15"/>
        </table:table-row>
        <table:table-row table:style-name="ro2">
          <table:table-cell office:value-type="float" office:value="2543" calcext:value-type="float">
            <text:p>2543</text:p>
          </table:table-cell>
          <table:table-cell office:value-type="string" calcext:value-type="string">
            <text:p>فُطَنَاءُ</text:p>
          </table:table-cell>
          <table:table-cell/>
          <table:table-cell office:value-type="string" calcext:value-type="string">
            <text:p>فطن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فَطِين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544" calcext:value-type="float">
            <text:p>2544</text:p>
          </table:table-cell>
          <table:table-cell office:value-type="string" calcext:value-type="string">
            <text:p>فِظَاعٌ</text:p>
          </table:table-cell>
          <table:table-cell/>
          <table:table-cell office:value-type="string" calcext:value-type="string">
            <text:p>فظع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فَظِيعٌ</text:p>
          </table:table-cell>
          <table:table-cell table:number-columns-repeated="15"/>
        </table:table-row>
        <table:table-row table:style-name="ro2">
          <table:table-cell office:value-type="float" office:value="2545" calcext:value-type="float">
            <text:p>2545</text:p>
          </table:table-cell>
          <table:table-cell office:value-type="string" calcext:value-type="string">
            <text:p>قَبَائِحُ</text:p>
          </table:table-cell>
          <table:table-cell/>
          <table:table-cell office:value-type="string" calcext:value-type="string">
            <text:p>قبح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قَبِيح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546" calcext:value-type="float">
            <text:p>2546</text:p>
          </table:table-cell>
          <table:table-cell office:value-type="string" calcext:value-type="string">
            <text:p>قُتَلاَءُ</text:p>
          </table:table-cell>
          <table:table-cell/>
          <table:table-cell office:value-type="string" calcext:value-type="string">
            <text:p>قتل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قَتِيل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547" calcext:value-type="float">
            <text:p>2547</text:p>
          </table:table-cell>
          <table:table-cell office:value-type="string" calcext:value-type="string">
            <text:p>قُدَامَى</text:p>
          </table:table-cell>
          <table:table-cell/>
          <table:table-cell office:value-type="string" calcext:value-type="string">
            <text:p>قدم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قَدِيم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548" calcext:value-type="float">
            <text:p>2548</text:p>
          </table:table-cell>
          <table:table-cell office:value-type="string" calcext:value-type="string">
            <text:p>قَرَائِنُ</text:p>
          </table:table-cell>
          <table:table-cell/>
          <table:table-cell office:value-type="string" calcext:value-type="string">
            <text:p>قرن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قَرِين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549" calcext:value-type="float">
            <text:p>2549</text:p>
          </table:table-cell>
          <table:table-cell office:value-type="string" calcext:value-type="string">
            <text:p>قُرَابَى</text:p>
          </table:table-cell>
          <table:table-cell/>
          <table:table-cell office:value-type="string" calcext:value-type="string">
            <text:p>قرب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قَرِيب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550" calcext:value-type="float">
            <text:p>2550</text:p>
          </table:table-cell>
          <table:table-cell office:value-type="string" calcext:value-type="string">
            <text:p>قُشْبٌ</text:p>
          </table:table-cell>
          <table:table-cell/>
          <table:table-cell office:value-type="string" calcext:value-type="string">
            <text:p>قشب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قَشِيبٌ</text:p>
          </table:table-cell>
          <table:table-cell table:number-columns-repeated="15"/>
        </table:table-row>
        <table:table-row table:style-name="ro2">
          <table:table-cell office:value-type="float" office:value="2551" calcext:value-type="float">
            <text:p>2551</text:p>
          </table:table-cell>
          <table:table-cell office:value-type="string" calcext:value-type="string">
            <text:p>قِطَاعٌ</text:p>
          </table:table-cell>
          <table:table-cell/>
          <table:table-cell office:value-type="string" calcext:value-type="string">
            <text:p>قطع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قَطِيعٌ</text:p>
          </table:table-cell>
          <table:table-cell table:number-columns-repeated="15"/>
        </table:table-row>
        <table:table-row table:style-name="ro2">
          <table:table-cell office:value-type="float" office:value="2552" calcext:value-type="float">
            <text:p>2552</text:p>
          </table:table-cell>
          <table:table-cell office:value-type="string" calcext:value-type="string">
            <text:p>قَعَائِدُ</text:p>
          </table:table-cell>
          <table:table-cell/>
          <table:table-cell office:value-type="string" calcext:value-type="string">
            <text:p>قعد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قَعِيد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553" calcext:value-type="float">
            <text:p>2553</text:p>
          </table:table-cell>
          <table:table-cell office:value-type="string" calcext:value-type="string">
            <text:p>قَمَائِنُ</text:p>
          </table:table-cell>
          <table:table-cell/>
          <table:table-cell office:value-type="string" calcext:value-type="string">
            <text:p>قمن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قَمِين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554" calcext:value-type="float">
            <text:p>2554</text:p>
          </table:table-cell>
          <table:table-cell office:value-type="string" calcext:value-type="string">
            <text:p>كُبَرَاءُ</text:p>
          </table:table-cell>
          <table:table-cell/>
          <table:table-cell office:value-type="string" calcext:value-type="string">
            <text:p>كبر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كَبِير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555" calcext:value-type="float">
            <text:p>2555</text:p>
          </table:table-cell>
          <table:table-cell office:value-type="string" calcext:value-type="string">
            <text:p>كُثْبَانٌ</text:p>
          </table:table-cell>
          <table:table-cell/>
          <table:table-cell office:value-type="string" calcext:value-type="string">
            <text:p>كثب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كَثِيبٌ</text:p>
          </table:table-cell>
          <table:table-cell table:number-columns-repeated="15"/>
        </table:table-row>
        <table:table-row table:style-name="ro2">
          <table:table-cell office:value-type="float" office:value="2556" calcext:value-type="float">
            <text:p>2556</text:p>
          </table:table-cell>
          <table:table-cell office:value-type="string" calcext:value-type="string">
            <text:p>كَحَائِلُ</text:p>
          </table:table-cell>
          <table:table-cell/>
          <table:table-cell office:value-type="string" calcext:value-type="string">
            <text:p>كحل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كَحِيل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557" calcext:value-type="float">
            <text:p>2557</text:p>
          </table:table-cell>
          <table:table-cell office:value-type="string" calcext:value-type="string">
            <text:p>كُرَمَاءُ</text:p>
          </table:table-cell>
          <table:table-cell/>
          <table:table-cell office:value-type="string" calcext:value-type="string">
            <text:p>كرم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كَرِيم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558" calcext:value-type="float">
            <text:p>2558</text:p>
          </table:table-cell>
          <table:table-cell office:value-type="string" calcext:value-type="string">
            <text:p>كَسَارَى</text:p>
          </table:table-cell>
          <table:table-cell/>
          <table:table-cell office:value-type="string" calcext:value-type="string">
            <text:p>كسر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كَسِير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559" calcext:value-type="float">
            <text:p>2559</text:p>
          </table:table-cell>
          <table:table-cell office:value-type="string" calcext:value-type="string">
            <text:p>لُؤَمَاءُ</text:p>
          </table:table-cell>
          <table:table-cell/>
          <table:table-cell office:value-type="string" calcext:value-type="string">
            <text:p>لءم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لَئِيم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560" calcext:value-type="float">
            <text:p>2560</text:p>
          </table:table-cell>
          <table:table-cell office:value-type="string" calcext:value-type="string">
            <text:p>لُبْنٌ</text:p>
          </table:table-cell>
          <table:table-cell/>
          <table:table-cell office:value-type="string" calcext:value-type="string">
            <text:p>لبن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لَبُونٌ</text:p>
          </table:table-cell>
          <table:table-cell table:number-columns-repeated="15"/>
        </table:table-row>
        <table:table-row table:style-name="ro2">
          <table:table-cell office:value-type="float" office:value="2561" calcext:value-type="float">
            <text:p>2561</text:p>
          </table:table-cell>
          <table:table-cell office:value-type="string" calcext:value-type="string">
            <text:p>لِذَاذٌ</text:p>
          </table:table-cell>
          <table:table-cell/>
          <table:table-cell office:value-type="string" calcext:value-type="string">
            <text:p>لذذ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لَذِيذٌ</text:p>
          </table:table-cell>
          <table:table-cell table:number-columns-repeated="15"/>
        </table:table-row>
        <table:table-row table:style-name="ro2">
          <table:table-cell office:value-type="float" office:value="2562" calcext:value-type="float">
            <text:p>2562</text:p>
          </table:table-cell>
          <table:table-cell office:value-type="string" calcext:value-type="string">
            <text:p>لُطَفَاءُ</text:p>
          </table:table-cell>
          <table:table-cell/>
          <table:table-cell office:value-type="string" calcext:value-type="string">
            <text:p>لطف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لَطِيف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563" calcext:value-type="float">
            <text:p>2563</text:p>
          </table:table-cell>
          <table:table-cell office:value-type="string" calcext:value-type="string">
            <text:p>لَعَائِبُ</text:p>
          </table:table-cell>
          <table:table-cell/>
          <table:table-cell office:value-type="string" calcext:value-type="string">
            <text:p>لعب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لَعُوب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564" calcext:value-type="float">
            <text:p>2564</text:p>
          </table:table-cell>
          <table:table-cell office:value-type="string" calcext:value-type="string">
            <text:p>لَقِطَاتٌ</text:p>
          </table:table-cell>
          <table:table-cell/>
          <table:table-cell office:value-type="string" calcext:value-type="string">
            <text:p>لقط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لَقِيطٌ</text:p>
          </table:table-cell>
          <table:table-cell table:number-columns-repeated="15"/>
        </table:table-row>
        <table:table-row table:style-name="ro2">
          <table:table-cell office:value-type="float" office:value="2565" calcext:value-type="float">
            <text:p>2565</text:p>
          </table:table-cell>
          <table:table-cell office:value-type="string" calcext:value-type="string">
            <text:p>مُثَلاَءُ</text:p>
          </table:table-cell>
          <table:table-cell/>
          <table:table-cell office:value-type="string" calcext:value-type="string">
            <text:p>مثل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مَثِيل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566" calcext:value-type="float">
            <text:p>2566</text:p>
          </table:table-cell>
          <table:table-cell office:value-type="string" calcext:value-type="string">
            <text:p>مَرَاحَى</text:p>
          </table:table-cell>
          <table:table-cell/>
          <table:table-cell office:value-type="string" calcext:value-type="string">
            <text:p>مرح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مَرِح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567" calcext:value-type="float">
            <text:p>2567</text:p>
          </table:table-cell>
          <table:table-cell office:value-type="string" calcext:value-type="string">
            <text:p>مِرارٌ</text:p>
          </table:table-cell>
          <table:table-cell/>
          <table:table-cell office:value-type="string" calcext:value-type="string">
            <text:p>مرر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مَرِيرٌ</text:p>
          </table:table-cell>
          <table:table-cell table:number-columns-repeated="15"/>
        </table:table-row>
        <table:table-row table:style-name="ro2">
          <table:table-cell office:value-type="float" office:value="2568" calcext:value-type="float">
            <text:p>2568</text:p>
          </table:table-cell>
          <table:table-cell office:value-type="string" calcext:value-type="string">
            <text:p>مِرَاضٌ</text:p>
          </table:table-cell>
          <table:table-cell/>
          <table:table-cell office:value-type="string" calcext:value-type="string">
            <text:p>مرض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مَرِيضٌ</text:p>
          </table:table-cell>
          <table:table-cell table:number-columns-repeated="15"/>
        </table:table-row>
        <table:table-row table:style-name="ro2">
          <table:table-cell office:value-type="float" office:value="2569" calcext:value-type="float">
            <text:p>2569</text:p>
          </table:table-cell>
          <table:table-cell office:value-type="string" calcext:value-type="string">
            <text:p>مَسَامِيحُ</text:p>
          </table:table-cell>
          <table:table-cell/>
          <table:table-cell office:value-type="string" calcext:value-type="string">
            <text:p>سمح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سَمْح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570" calcext:value-type="float">
            <text:p>2570</text:p>
          </table:table-cell>
          <table:table-cell office:value-type="string" calcext:value-type="string">
            <text:p>مُلَحَاءُ</text:p>
          </table:table-cell>
          <table:table-cell/>
          <table:table-cell office:value-type="string" calcext:value-type="string">
            <text:p>ملح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مَلِيح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571" calcext:value-type="float">
            <text:p>2571</text:p>
          </table:table-cell>
          <table:table-cell office:value-type="string" calcext:value-type="string">
            <text:p>مَنَاكِيدُ</text:p>
          </table:table-cell>
          <table:table-cell/>
          <table:table-cell office:value-type="string" calcext:value-type="string">
            <text:p>نكد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نَكِد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572" calcext:value-type="float">
            <text:p>2572</text:p>
          </table:table-cell>
          <table:table-cell office:value-type="string" calcext:value-type="string">
            <text:p>مَوْتَى</text:p>
          </table:table-cell>
          <table:table-cell/>
          <table:table-cell office:value-type="string" calcext:value-type="string">
            <text:p>موت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مَيْت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573" calcext:value-type="float">
            <text:p>2573</text:p>
          </table:table-cell>
          <table:table-cell office:value-type="string" calcext:value-type="string">
            <text:p>نَبَائِلُ</text:p>
          </table:table-cell>
          <table:table-cell/>
          <table:table-cell office:value-type="string" calcext:value-type="string">
            <text:p>نبل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نَبِيل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574" calcext:value-type="float">
            <text:p>2574</text:p>
          </table:table-cell>
          <table:table-cell office:value-type="string" calcext:value-type="string">
            <text:p>نُجَبَاءُ</text:p>
          </table:table-cell>
          <table:table-cell/>
          <table:table-cell office:value-type="string" calcext:value-type="string">
            <text:p>نجب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نَجِيب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575" calcext:value-type="float">
            <text:p>2575</text:p>
          </table:table-cell>
          <table:table-cell office:value-type="string" calcext:value-type="string">
            <text:p>نُدْمَانٌ</text:p>
          </table:table-cell>
          <table:table-cell/>
          <table:table-cell office:value-type="string" calcext:value-type="string">
            <text:p>ندم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نَدِيمٌ</text:p>
          </table:table-cell>
          <table:table-cell table:number-columns-repeated="15"/>
        </table:table-row>
        <table:table-row table:style-name="ro2">
          <table:table-cell office:value-type="float" office:value="2576" calcext:value-type="float">
            <text:p>2576</text:p>
          </table:table-cell>
          <table:table-cell office:value-type="string" calcext:value-type="string">
            <text:p>نَذَائِرُ</text:p>
          </table:table-cell>
          <table:table-cell/>
          <table:table-cell office:value-type="string" calcext:value-type="string">
            <text:p>نذر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نَذِير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577" calcext:value-type="float">
            <text:p>2577</text:p>
          </table:table-cell>
          <table:table-cell office:value-type="string" calcext:value-type="string">
            <text:p>نِذَالٌ</text:p>
          </table:table-cell>
          <table:table-cell/>
          <table:table-cell office:value-type="string" calcext:value-type="string">
            <text:p>نذل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نَذِيلٌ</text:p>
          </table:table-cell>
          <table:table-cell table:number-columns-repeated="15"/>
        </table:table-row>
        <table:table-row table:style-name="ro2">
          <table:table-cell office:value-type="float" office:value="2578" calcext:value-type="float">
            <text:p>2578</text:p>
          </table:table-cell>
          <table:table-cell office:value-type="string" calcext:value-type="string">
            <text:p>نُزَّاعٌ</text:p>
          </table:table-cell>
          <table:table-cell/>
          <table:table-cell office:value-type="string" calcext:value-type="string">
            <text:p>نزع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نَزِيعٌ</text:p>
          </table:table-cell>
          <table:table-cell table:number-columns-repeated="15"/>
        </table:table-row>
        <table:table-row table:style-name="ro2">
          <table:table-cell office:value-type="float" office:value="2579" calcext:value-type="float">
            <text:p>2579</text:p>
          </table:table-cell>
          <table:table-cell office:value-type="string" calcext:value-type="string">
            <text:p>نَسَائِجُ</text:p>
          </table:table-cell>
          <table:table-cell/>
          <table:table-cell office:value-type="string" calcext:value-type="string">
            <text:p>نسج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نَسِيج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580" calcext:value-type="float">
            <text:p>2580</text:p>
          </table:table-cell>
          <table:table-cell office:value-type="string" calcext:value-type="string">
            <text:p>نَشَاطَى</text:p>
          </table:table-cell>
          <table:table-cell/>
          <table:table-cell office:value-type="string" calcext:value-type="string">
            <text:p>نشط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نَشِيط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581" calcext:value-type="float">
            <text:p>2581</text:p>
          </table:table-cell>
          <table:table-cell office:value-type="string" calcext:value-type="string">
            <text:p>نَطَائِحُ</text:p>
          </table:table-cell>
          <table:table-cell/>
          <table:table-cell office:value-type="string" calcext:value-type="string">
            <text:p>نطح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نَطِيح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582" calcext:value-type="float">
            <text:p>2582</text:p>
          </table:table-cell>
          <table:table-cell office:value-type="string" calcext:value-type="string">
            <text:p>نَظَائِرُ</text:p>
          </table:table-cell>
          <table:table-cell/>
          <table:table-cell office:value-type="string" calcext:value-type="string">
            <text:p>نظر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نَظِير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583" calcext:value-type="float">
            <text:p>2583</text:p>
          </table:table-cell>
          <table:table-cell office:value-type="string" calcext:value-type="string">
            <text:p>نِظَافٌ</text:p>
          </table:table-cell>
          <table:table-cell/>
          <table:table-cell office:value-type="string" calcext:value-type="string">
            <text:p>نظف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نَظِيفٌ</text:p>
          </table:table-cell>
          <table:table-cell table:number-columns-repeated="15"/>
        </table:table-row>
        <table:table-row table:style-name="ro2">
          <table:table-cell office:value-type="float" office:value="2584" calcext:value-type="float">
            <text:p>2584</text:p>
          </table:table-cell>
          <table:table-cell office:value-type="string" calcext:value-type="string">
            <text:p>هُجَّدٌ</text:p>
          </table:table-cell>
          <table:table-cell/>
          <table:table-cell office:value-type="string" calcext:value-type="string">
            <text:p>هجد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هَجُودٌ</text:p>
          </table:table-cell>
          <table:table-cell table:number-columns-repeated="15"/>
        </table:table-row>
        <table:table-row table:style-name="ro2">
          <table:table-cell office:value-type="float" office:value="2585" calcext:value-type="float">
            <text:p>2585</text:p>
          </table:table-cell>
          <table:table-cell office:value-type="string" calcext:value-type="string">
            <text:p>هُجَنَاءُ</text:p>
          </table:table-cell>
          <table:table-cell/>
          <table:table-cell office:value-type="string" calcext:value-type="string">
            <text:p>هجن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هَجِين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586" calcext:value-type="float">
            <text:p>2586</text:p>
          </table:table-cell>
          <table:table-cell office:value-type="string" calcext:value-type="string">
            <text:p>وأدِقَّاء</text:p>
          </table:table-cell>
          <table:table-cell/>
          <table:table-cell office:value-type="string" calcext:value-type="string">
            <text:p>دقق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دَقيق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587" calcext:value-type="float">
            <text:p>2587</text:p>
          </table:table-cell>
          <table:table-cell office:value-type="string" calcext:value-type="string">
            <text:p>وَثَائِقُ</text:p>
          </table:table-cell>
          <table:table-cell/>
          <table:table-cell office:value-type="string" calcext:value-type="string">
            <text:p>وثق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وَثِيق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588" calcext:value-type="float">
            <text:p>2588</text:p>
          </table:table-cell>
          <table:table-cell office:value-type="string" calcext:value-type="string">
            <text:p>وَجَاعَى</text:p>
          </table:table-cell>
          <table:table-cell/>
          <table:table-cell office:value-type="string" calcext:value-type="string">
            <text:p>وجع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وَجِع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589" calcext:value-type="float">
            <text:p>2589</text:p>
          </table:table-cell>
          <table:table-cell office:value-type="string" calcext:value-type="string">
            <text:p>وجِلاد</text:p>
          </table:table-cell>
          <table:table-cell/>
          <table:table-cell office:value-type="string" calcext:value-type="string">
            <text:p>جلد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جَلِيدٌ</text:p>
          </table:table-cell>
          <table:table-cell table:number-columns-repeated="15"/>
        </table:table-row>
        <table:table-row table:style-name="ro2">
          <table:table-cell office:value-type="float" office:value="2590" calcext:value-type="float">
            <text:p>2590</text:p>
          </table:table-cell>
          <table:table-cell office:value-type="string" calcext:value-type="string">
            <text:p>وجيائدُ</text:p>
          </table:table-cell>
          <table:table-cell/>
          <table:table-cell office:value-type="string" calcext:value-type="string">
            <text:p>جيد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جَيِّد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591" calcext:value-type="float">
            <text:p>2591</text:p>
          </table:table-cell>
          <table:table-cell office:value-type="string" calcext:value-type="string">
            <text:p>وَدَائِعُ</text:p>
          </table:table-cell>
          <table:table-cell/>
          <table:table-cell office:value-type="string" calcext:value-type="string">
            <text:p>ودع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وَدِيع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592" calcext:value-type="float">
            <text:p>2592</text:p>
          </table:table-cell>
          <table:table-cell office:value-type="string" calcext:value-type="string">
            <text:p>وَسَائِطُ</text:p>
          </table:table-cell>
          <table:table-cell/>
          <table:table-cell office:value-type="string" calcext:value-type="string">
            <text:p>وسط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وَسِيط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593" calcext:value-type="float">
            <text:p>2593</text:p>
          </table:table-cell>
          <table:table-cell office:value-type="string" calcext:value-type="string">
            <text:p>وَصَائِدُ</text:p>
          </table:table-cell>
          <table:table-cell/>
          <table:table-cell office:value-type="string" calcext:value-type="string">
            <text:p>وصد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وَصِيد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594" calcext:value-type="float">
            <text:p>2594</text:p>
          </table:table-cell>
          <table:table-cell office:value-type="string" calcext:value-type="string">
            <text:p>وَصَائِفُ</text:p>
          </table:table-cell>
          <table:table-cell/>
          <table:table-cell office:value-type="string" calcext:value-type="string">
            <text:p>وصف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وَصِيف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595" calcext:value-type="float">
            <text:p>2595</text:p>
          </table:table-cell>
          <table:table-cell office:value-type="string" calcext:value-type="string">
            <text:p>وِصَابٌ</text:p>
          </table:table-cell>
          <table:table-cell/>
          <table:table-cell office:value-type="string" calcext:value-type="string">
            <text:p>وصب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وَصِبٌ</text:p>
          </table:table-cell>
          <table:table-cell table:number-columns-repeated="15"/>
        </table:table-row>
        <table:table-row table:style-name="ro2">
          <table:table-cell office:value-type="float" office:value="2596" calcext:value-type="float">
            <text:p>2596</text:p>
          </table:table-cell>
          <table:table-cell office:value-type="string" calcext:value-type="string">
            <text:p>وُظُفٌ</text:p>
          </table:table-cell>
          <table:table-cell/>
          <table:table-cell office:value-type="string" calcext:value-type="string">
            <text:p>وظف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وَظِيفٌ</text:p>
          </table:table-cell>
          <table:table-cell table:number-columns-repeated="15"/>
        </table:table-row>
        <table:table-row table:style-name="ro2">
          <table:table-cell office:value-type="float" office:value="2597" calcext:value-type="float">
            <text:p>2597</text:p>
          </table:table-cell>
          <table:table-cell office:value-type="string" calcext:value-type="string">
            <text:p>وفُقُرٌ</text:p>
          </table:table-cell>
          <table:table-cell/>
          <table:table-cell office:value-type="string" calcext:value-type="string">
            <text:p>فقر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فَقِيرٌ</text:p>
          </table:table-cell>
          <table:table-cell table:number-columns-repeated="15"/>
        </table:table-row>
        <table:table-row table:style-name="ro2">
          <table:table-cell office:value-type="float" office:value="2598" calcext:value-type="float">
            <text:p>2598</text:p>
          </table:table-cell>
          <table:table-cell office:value-type="string" calcext:value-type="string">
            <text:p>وَلاَئِدُ</text:p>
          </table:table-cell>
          <table:table-cell/>
          <table:table-cell office:value-type="string" calcext:value-type="string">
            <text:p>ولد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وَلِيد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599" calcext:value-type="float">
            <text:p>2599</text:p>
          </table:table-cell>
          <table:table-cell office:value-type="string" calcext:value-type="string">
            <text:p>يَتَامَى</text:p>
          </table:table-cell>
          <table:table-cell/>
          <table:table-cell office:value-type="string" calcext:value-type="string">
            <text:p>يتم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يَتِيم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600" calcext:value-type="float">
            <text:p>2600</text:p>
          </table:table-cell>
          <table:table-cell office:value-type="string" calcext:value-type="string">
            <text:p>يَتَائِمُ</text:p>
          </table:table-cell>
          <table:table-cell/>
          <table:table-cell office:value-type="string" calcext:value-type="string">
            <text:p>يتم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يَتِيم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601" calcext:value-type="float">
            <text:p>2601</text:p>
          </table:table-cell>
          <table:table-cell office:value-type="string" calcext:value-type="string">
            <text:p>ودِقاق</text:p>
          </table:table-cell>
          <table:table-cell/>
          <table:table-cell office:value-type="string" calcext:value-type="string">
            <text:p>دقق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دَقيقٌ</text:p>
          </table:table-cell>
          <table:table-cell table:number-columns-repeated="15"/>
        </table:table-row>
        <table:table-row table:style-name="ro2">
          <table:table-cell office:value-type="float" office:value="2602" calcext:value-type="float">
            <text:p>2602</text:p>
          </table:table-cell>
          <table:table-cell office:value-type="string" calcext:value-type="string">
            <text:p>وحُلَفاء</text:p>
          </table:table-cell>
          <table:table-cell/>
          <table:table-cell office:value-type="string" calcext:value-type="string">
            <text:p>حلف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حَلِيف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603" calcext:value-type="float">
            <text:p>2603</text:p>
          </table:table-cell>
          <table:table-cell office:value-type="string" calcext:value-type="string">
            <text:p>وأَشْهَادٌ</text:p>
          </table:table-cell>
          <table:table-cell/>
          <table:table-cell office:value-type="string" calcext:value-type="string">
            <text:p>شهد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شَهِيدٌ</text:p>
          </table:table-cell>
          <table:table-cell table:number-columns-repeated="15"/>
        </table:table-row>
        <table:table-row table:style-name="ro2">
          <table:table-cell office:value-type="float" office:value="2604" calcext:value-type="float">
            <text:p>2604</text:p>
          </table:table-cell>
          <table:table-cell office:value-type="string" calcext:value-type="string">
            <text:p>هَوَاجِنُ</text:p>
          </table:table-cell>
          <table:table-cell/>
          <table:table-cell office:value-type="string" calcext:value-type="string">
            <text:p>هجن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هَجِينٌ</text:p>
          </table:table-cell>
          <table:table-cell table:number-columns-repeated="15"/>
        </table:table-row>
        <table:table-row table:style-name="ro2">
          <table:table-cell office:value-type="float" office:value="2605" calcext:value-type="float">
            <text:p>2605</text:p>
          </table:table-cell>
          <table:table-cell office:value-type="string" calcext:value-type="string">
            <text:p>نصائِرُ</text:p>
          </table:table-cell>
          <table:table-cell/>
          <table:table-cell office:value-type="string" calcext:value-type="string">
            <text:p>نصر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نَصِير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606" calcext:value-type="float">
            <text:p>2606</text:p>
          </table:table-cell>
          <table:table-cell office:value-type="string" calcext:value-type="string">
            <text:p>نَدَامَى</text:p>
          </table:table-cell>
          <table:table-cell/>
          <table:table-cell office:value-type="string" calcext:value-type="string">
            <text:p>ندم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نَدِيم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607" calcext:value-type="float">
            <text:p>2607</text:p>
          </table:table-cell>
          <table:table-cell office:value-type="string" calcext:value-type="string">
            <text:p>نَجَائِبُ</text:p>
          </table:table-cell>
          <table:table-cell/>
          <table:table-cell office:value-type="string" calcext:value-type="string">
            <text:p>نجب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نَجِيب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608" calcext:value-type="float">
            <text:p>2608</text:p>
          </table:table-cell>
          <table:table-cell office:value-type="string" calcext:value-type="string">
            <text:p>مَرَاضَى</text:p>
          </table:table-cell>
          <table:table-cell/>
          <table:table-cell office:value-type="string" calcext:value-type="string">
            <text:p>مرض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مَرِيض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609" calcext:value-type="float">
            <text:p>2609</text:p>
          </table:table-cell>
          <table:table-cell office:value-type="string" calcext:value-type="string">
            <text:p>مُثُلٌ</text:p>
          </table:table-cell>
          <table:table-cell/>
          <table:table-cell office:value-type="string" calcext:value-type="string">
            <text:p>مثل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مَثِيلٌ</text:p>
          </table:table-cell>
          <table:table-cell table:number-columns-repeated="15"/>
        </table:table-row>
        <table:table-row table:style-name="ro2">
          <table:table-cell office:value-type="float" office:value="2610" calcext:value-type="float">
            <text:p>2610</text:p>
          </table:table-cell>
          <table:table-cell office:value-type="string" calcext:value-type="string">
            <text:p>لقطاء</text:p>
          </table:table-cell>
          <table:table-cell/>
          <table:table-cell office:value-type="string" calcext:value-type="string">
            <text:p>لقط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لَقِيط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611" calcext:value-type="float">
            <text:p>2611</text:p>
          </table:table-cell>
          <table:table-cell office:value-type="string" calcext:value-type="string">
            <text:p>لَطَائِفُ</text:p>
          </table:table-cell>
          <table:table-cell/>
          <table:table-cell office:value-type="string" calcext:value-type="string">
            <text:p>لطف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لَطِيف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612" calcext:value-type="float">
            <text:p>2612</text:p>
          </table:table-cell>
          <table:table-cell office:value-type="string" calcext:value-type="string">
            <text:p>لَبَائِنُ</text:p>
          </table:table-cell>
          <table:table-cell/>
          <table:table-cell office:value-type="string" calcext:value-type="string">
            <text:p>لبن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لَبُون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613" calcext:value-type="float">
            <text:p>2613</text:p>
          </table:table-cell>
          <table:table-cell office:value-type="string" calcext:value-type="string">
            <text:p>كَرَائِمُ</text:p>
          </table:table-cell>
          <table:table-cell/>
          <table:table-cell office:value-type="string" calcext:value-type="string">
            <text:p>كرم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كَرِيم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614" calcext:value-type="float">
            <text:p>2614</text:p>
          </table:table-cell>
          <table:table-cell office:value-type="string" calcext:value-type="string">
            <text:p>كَبَائِرُ</text:p>
          </table:table-cell>
          <table:table-cell/>
          <table:table-cell office:value-type="string" calcext:value-type="string">
            <text:p>كبر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كَبِير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615" calcext:value-type="float">
            <text:p>2615</text:p>
          </table:table-cell>
          <table:table-cell office:value-type="string" calcext:value-type="string">
            <text:p>قَرَائِبُ</text:p>
          </table:table-cell>
          <table:table-cell/>
          <table:table-cell office:value-type="string" calcext:value-type="string">
            <text:p>قرب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قَرِيب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616" calcext:value-type="float">
            <text:p>2616</text:p>
          </table:table-cell>
          <table:table-cell office:value-type="string" calcext:value-type="string">
            <text:p>قَدَائِمُ</text:p>
          </table:table-cell>
          <table:table-cell/>
          <table:table-cell office:value-type="string" calcext:value-type="string">
            <text:p>قدم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قَدِيم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617" calcext:value-type="float">
            <text:p>2617</text:p>
          </table:table-cell>
          <table:table-cell office:value-type="string" calcext:value-type="string">
            <text:p>قَبَاحَى</text:p>
          </table:table-cell>
          <table:table-cell/>
          <table:table-cell office:value-type="string" calcext:value-type="string">
            <text:p>قبح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قَبِيح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618" calcext:value-type="float">
            <text:p>2618</text:p>
          </table:table-cell>
          <table:table-cell office:value-type="string" calcext:value-type="string">
            <text:p>غِلاظٌ</text:p>
          </table:table-cell>
          <table:table-cell/>
          <table:table-cell office:value-type="string" calcext:value-type="string">
            <text:p>غلظ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غَلِيظٌ</text:p>
          </table:table-cell>
          <table:table-cell table:number-columns-repeated="15"/>
        </table:table-row>
        <table:table-row table:style-name="ro2">
          <table:table-cell office:value-type="float" office:value="2619" calcext:value-type="float">
            <text:p>2619</text:p>
          </table:table-cell>
          <table:table-cell office:value-type="string" calcext:value-type="string">
            <text:p>عَفَائِفُ</text:p>
          </table:table-cell>
          <table:table-cell/>
          <table:table-cell office:value-type="string" calcext:value-type="string">
            <text:p>عفف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عَفِيف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620" calcext:value-type="float">
            <text:p>2620</text:p>
          </table:table-cell>
          <table:table-cell office:value-type="string" calcext:value-type="string">
            <text:p>عِزازٌ</text:p>
          </table:table-cell>
          <table:table-cell/>
          <table:table-cell office:value-type="string" calcext:value-type="string">
            <text:p>عزز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عَزِيزٌ</text:p>
          </table:table-cell>
          <table:table-cell table:number-columns-repeated="15"/>
        </table:table-row>
        <table:table-row table:style-name="ro2">
          <table:table-cell office:value-type="float" office:value="2621" calcext:value-type="float">
            <text:p>2621</text:p>
          </table:table-cell>
          <table:table-cell office:value-type="string" calcext:value-type="string">
            <text:p>عَجَزَةٌ</text:p>
          </table:table-cell>
          <table:table-cell/>
          <table:table-cell office:value-type="string" calcext:value-type="string">
            <text:p>عجز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عَجُوزٌ</text:p>
          </table:table-cell>
          <table:table-cell table:number-columns-repeated="15"/>
        </table:table-row>
        <table:table-row table:style-name="ro2">
          <table:table-cell office:value-type="float" office:value="2622" calcext:value-type="float">
            <text:p>2622</text:p>
          </table:table-cell>
          <table:table-cell office:value-type="string" calcext:value-type="string">
            <text:p>ظَرائِفُ</text:p>
          </table:table-cell>
          <table:table-cell/>
          <table:table-cell office:value-type="string" calcext:value-type="string">
            <text:p>ظرف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ظَريف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623" calcext:value-type="float">
            <text:p>2623</text:p>
          </table:table-cell>
          <table:table-cell office:value-type="string" calcext:value-type="string">
            <text:p>طِرَافٌ</text:p>
          </table:table-cell>
          <table:table-cell/>
          <table:table-cell office:value-type="string" calcext:value-type="string">
            <text:p>طرف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طَرِيفٌ</text:p>
          </table:table-cell>
          <table:table-cell table:number-columns-repeated="15"/>
        </table:table-row>
        <table:table-row table:style-name="ro2">
          <table:table-cell office:value-type="float" office:value="2624" calcext:value-type="float">
            <text:p>2624</text:p>
          </table:table-cell>
          <table:table-cell office:value-type="string" calcext:value-type="string">
            <text:p>ضَرَائِرُ</text:p>
          </table:table-cell>
          <table:table-cell/>
          <table:table-cell office:value-type="string" calcext:value-type="string">
            <text:p>ضرر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ضَرِير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625" calcext:value-type="float">
            <text:p>2625</text:p>
          </table:table-cell>
          <table:table-cell office:value-type="string" calcext:value-type="string">
            <text:p>شَرَائِفُ</text:p>
          </table:table-cell>
          <table:table-cell/>
          <table:table-cell office:value-type="string" calcext:value-type="string">
            <text:p>شرف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شَرِيف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626" calcext:value-type="float">
            <text:p>2626</text:p>
          </table:table-cell>
          <table:table-cell office:value-type="string" calcext:value-type="string">
            <text:p>شُدودٌ</text:p>
          </table:table-cell>
          <table:table-cell/>
          <table:table-cell office:value-type="string" calcext:value-type="string">
            <text:p>شدد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شَدِيدٌ</text:p>
          </table:table-cell>
          <table:table-cell table:number-columns-repeated="15"/>
        </table:table-row>
        <table:table-row table:style-name="ro2">
          <table:table-cell office:value-type="float" office:value="2627" calcext:value-type="float">
            <text:p>2627</text:p>
          </table:table-cell>
          <table:table-cell office:value-type="string" calcext:value-type="string">
            <text:p>شَحَائِحُ</text:p>
          </table:table-cell>
          <table:table-cell/>
          <table:table-cell office:value-type="string" calcext:value-type="string">
            <text:p>شحح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شَحِيح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628" calcext:value-type="float">
            <text:p>2628</text:p>
          </table:table-cell>
          <table:table-cell office:value-type="string" calcext:value-type="string">
            <text:p>شُجَعَاء</text:p>
          </table:table-cell>
          <table:table-cell/>
          <table:table-cell office:value-type="string" calcext:value-type="string">
            <text:p>شجع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شَجِيع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629" calcext:value-type="float">
            <text:p>2629</text:p>
          </table:table-cell>
          <table:table-cell office:value-type="string" calcext:value-type="string">
            <text:p>سِمَاحٌ</text:p>
          </table:table-cell>
          <table:table-cell/>
          <table:table-cell office:value-type="string" calcext:value-type="string">
            <text:p>سمح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سَمْحٌ</text:p>
          </table:table-cell>
          <table:table-cell table:number-columns-repeated="15"/>
        </table:table-row>
        <table:table-row table:style-name="ro2">
          <table:table-cell office:value-type="float" office:value="2630" calcext:value-type="float">
            <text:p>2630</text:p>
          </table:table-cell>
          <table:table-cell office:value-type="string" calcext:value-type="string">
            <text:p>سِفاه</text:p>
          </table:table-cell>
          <table:table-cell/>
          <table:table-cell office:value-type="string" calcext:value-type="string">
            <text:p>سفه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سَفِيهٌ</text:p>
          </table:table-cell>
          <table:table-cell table:number-columns-repeated="15"/>
        </table:table-row>
        <table:table-row table:style-name="ro2">
          <table:table-cell office:value-type="float" office:value="2631" calcext:value-type="float">
            <text:p>2631</text:p>
          </table:table-cell>
          <table:table-cell office:value-type="string" calcext:value-type="string">
            <text:p>سِراعٌ</text:p>
          </table:table-cell>
          <table:table-cell/>
          <table:table-cell office:value-type="string" calcext:value-type="string">
            <text:p>سرع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سَرِيعٌ</text:p>
          </table:table-cell>
          <table:table-cell table:number-columns-repeated="15"/>
        </table:table-row>
        <table:table-row table:style-name="ro2">
          <table:table-cell office:value-type="float" office:value="2632" calcext:value-type="float">
            <text:p>2632</text:p>
          </table:table-cell>
          <table:table-cell office:value-type="string" calcext:value-type="string">
            <text:p>سادَةٌ</text:p>
          </table:table-cell>
          <table:table-cell/>
          <table:table-cell office:value-type="string" calcext:value-type="string">
            <text:p>سود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سَيِّدٌ</text:p>
          </table:table-cell>
          <table:table-cell table:number-columns-repeated="15"/>
        </table:table-row>
        <table:table-row table:style-name="ro2">
          <table:table-cell office:value-type="float" office:value="2633" calcext:value-type="float">
            <text:p>2633</text:p>
          </table:table-cell>
          <table:table-cell office:value-type="string" calcext:value-type="string">
            <text:p>رفائِقُ</text:p>
          </table:table-cell>
          <table:table-cell/>
          <table:table-cell office:value-type="string" calcext:value-type="string">
            <text:p>رفق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رَفيق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634" calcext:value-type="float">
            <text:p>2634</text:p>
          </table:table-cell>
          <table:table-cell office:value-type="string" calcext:value-type="string">
            <text:p>رُضُعٌ</text:p>
          </table:table-cell>
          <table:table-cell/>
          <table:table-cell office:value-type="string" calcext:value-type="string">
            <text:p>رضع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رَضيعٌ</text:p>
          </table:table-cell>
          <table:table-cell table:number-columns-repeated="15"/>
        </table:table-row>
        <table:table-row table:style-name="ro2">
          <table:table-cell office:value-type="float" office:value="2635" calcext:value-type="float">
            <text:p>2635</text:p>
          </table:table-cell>
          <table:table-cell office:value-type="string" calcext:value-type="string">
            <text:p>دمائع</text:p>
          </table:table-cell>
          <table:table-cell/>
          <table:table-cell office:value-type="string" calcext:value-type="string">
            <text:p>دمع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دَميع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636" calcext:value-type="float">
            <text:p>2636</text:p>
          </table:table-cell>
          <table:table-cell office:value-type="string" calcext:value-type="string">
            <text:p>خَلاَئِلُ</text:p>
          </table:table-cell>
          <table:table-cell/>
          <table:table-cell office:value-type="string" calcext:value-type="string">
            <text:p>خلل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خَلِيل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637" calcext:value-type="float">
            <text:p>2637</text:p>
          </table:table-cell>
          <table:table-cell office:value-type="string" calcext:value-type="string">
            <text:p>خَلاَئِقُ</text:p>
          </table:table-cell>
          <table:table-cell/>
          <table:table-cell office:value-type="string" calcext:value-type="string">
            <text:p>خلق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خَلِيق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638" calcext:value-type="float">
            <text:p>2638</text:p>
          </table:table-cell>
          <table:table-cell office:value-type="string" calcext:value-type="string">
            <text:p>حَرِيَّاتٌ</text:p>
          </table:table-cell>
          <table:table-cell/>
          <table:table-cell office:value-type="string" calcext:value-type="string">
            <text:p>حري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حَرِيُّ</text:p>
          </table:table-cell>
          <table:table-cell table:number-columns-repeated="15"/>
        </table:table-row>
        <table:table-row table:style-name="ro2">
          <table:table-cell office:value-type="float" office:value="2639" calcext:value-type="float">
            <text:p>2639</text:p>
          </table:table-cell>
          <table:table-cell office:value-type="string" calcext:value-type="string">
            <text:p>جهائر</text:p>
          </table:table-cell>
          <table:table-cell/>
          <table:table-cell office:value-type="string" calcext:value-type="string">
            <text:p>جهر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جَهِير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640" calcext:value-type="float">
            <text:p>2640</text:p>
          </table:table-cell>
          <table:table-cell office:value-type="string" calcext:value-type="string">
            <text:p>جُدَدٌ</text:p>
          </table:table-cell>
          <table:table-cell/>
          <table:table-cell office:value-type="string" calcext:value-type="string">
            <text:p>جدد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جَدِيدٌ</text:p>
          </table:table-cell>
          <table:table-cell table:number-columns-repeated="15"/>
        </table:table-row>
        <table:table-row table:style-name="ro2">
          <table:table-cell office:value-type="float" office:value="2641" calcext:value-type="float">
            <text:p>2641</text:p>
          </table:table-cell>
          <table:table-cell office:value-type="string" calcext:value-type="string">
            <text:p>بُدَلاءُ</text:p>
          </table:table-cell>
          <table:table-cell/>
          <table:table-cell office:value-type="string" calcext:value-type="string">
            <text:p>بدل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بَديل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642" calcext:value-type="float">
            <text:p>2642</text:p>
          </table:table-cell>
          <table:table-cell office:value-type="string" calcext:value-type="string">
            <text:p>أَنْباءٌ</text:p>
          </table:table-cell>
          <table:table-cell/>
          <table:table-cell office:value-type="string" calcext:value-type="string">
            <text:p>نبء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نَبِيّ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643" calcext:value-type="float">
            <text:p>2643</text:p>
          </table:table-cell>
          <table:table-cell office:value-type="string" calcext:value-type="string">
            <text:p>أُصْلاَن</text:p>
          </table:table-cell>
          <table:table-cell/>
          <table:table-cell office:value-type="string" calcext:value-type="string">
            <text:p>ءصل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َصيلٌ</text:p>
          </table:table-cell>
          <table:table-cell table:number-columns-repeated="15"/>
        </table:table-row>
        <table:table-row table:style-name="ro2">
          <table:table-cell office:value-type="float" office:value="2644" calcext:value-type="float">
            <text:p>2644</text:p>
          </table:table-cell>
          <table:table-cell office:value-type="string" calcext:value-type="string">
            <text:p>أَحْبابٌ</text:p>
          </table:table-cell>
          <table:table-cell/>
          <table:table-cell office:value-type="string" calcext:value-type="string">
            <text:p>حبب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حَبيبٌ</text:p>
          </table:table-cell>
          <table:table-cell table:number-columns-repeated="15"/>
        </table:table-row>
        <table:table-row table:style-name="ro2">
          <table:table-cell office:value-type="float" office:value="2645" calcext:value-type="float">
            <text:p>2645</text:p>
          </table:table-cell>
          <table:table-cell office:value-type="string" calcext:value-type="string">
            <text:p>أَخِلاَّءُ</text:p>
          </table:table-cell>
          <table:table-cell/>
          <table:table-cell office:value-type="string" calcext:value-type="string">
            <text:p>خلل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خَلِيل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646" calcext:value-type="float">
            <text:p>2646</text:p>
          </table:table-cell>
          <table:table-cell office:value-type="string" calcext:value-type="string">
            <text:p>أَشِحَّةٌ</text:p>
          </table:table-cell>
          <table:table-cell/>
          <table:table-cell office:value-type="string" calcext:value-type="string">
            <text:p>شحح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شَحِيحٌ</text:p>
          </table:table-cell>
          <table:table-cell table:number-columns-repeated="15"/>
        </table:table-row>
        <table:table-row table:style-name="ro2">
          <table:table-cell office:value-type="float" office:value="2647" calcext:value-type="float">
            <text:p>2647</text:p>
          </table:table-cell>
          <table:table-cell office:value-type="string" calcext:value-type="string">
            <text:p>أَصَائِلُ</text:p>
          </table:table-cell>
          <table:table-cell/>
          <table:table-cell office:value-type="string" calcext:value-type="string">
            <text:p>ءصل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أَصيل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648" calcext:value-type="float">
            <text:p>2648</text:p>
          </table:table-cell>
          <table:table-cell office:value-type="string" calcext:value-type="string">
            <text:p>أَعزَّةٌ</text:p>
          </table:table-cell>
          <table:table-cell/>
          <table:table-cell office:value-type="string" calcext:value-type="string">
            <text:p>عزز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عَزِيزٌ</text:p>
          </table:table-cell>
          <table:table-cell table:number-columns-repeated="15"/>
        </table:table-row>
        <table:table-row table:style-name="ro2">
          <table:table-cell office:value-type="float" office:value="2649" calcext:value-type="float">
            <text:p>2649</text:p>
          </table:table-cell>
          <table:table-cell office:value-type="string" calcext:value-type="string">
            <text:p>بَسائِط</text:p>
          </table:table-cell>
          <table:table-cell/>
          <table:table-cell office:value-type="string" calcext:value-type="string">
            <text:p>بسط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بَسيط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650" calcext:value-type="float">
            <text:p>2650</text:p>
          </table:table-cell>
          <table:table-cell office:value-type="string" calcext:value-type="string">
            <text:p>حَبائِب</text:p>
          </table:table-cell>
          <table:table-cell/>
          <table:table-cell office:value-type="string" calcext:value-type="string">
            <text:p>حبب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حَبيب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651" calcext:value-type="float">
            <text:p>2651</text:p>
          </table:table-cell>
          <table:table-cell office:value-type="string" calcext:value-type="string">
            <text:p>حَرَايَا</text:p>
          </table:table-cell>
          <table:table-cell/>
          <table:table-cell office:value-type="string" calcext:value-type="string">
            <text:p>حري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حَرِيُّ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652" calcext:value-type="float">
            <text:p>2652</text:p>
          </table:table-cell>
          <table:table-cell office:value-type="string" calcext:value-type="string">
            <text:p>دَقائِقُ</text:p>
          </table:table-cell>
          <table:table-cell/>
          <table:table-cell office:value-type="string" calcext:value-type="string">
            <text:p>دقق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دَقيق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653" calcext:value-type="float">
            <text:p>2653</text:p>
          </table:table-cell>
          <table:table-cell office:value-type="string" calcext:value-type="string">
            <text:p>رضائع</text:p>
          </table:table-cell>
          <table:table-cell/>
          <table:table-cell office:value-type="string" calcext:value-type="string">
            <text:p>رضع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رَضيع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654" calcext:value-type="float">
            <text:p>2654</text:p>
          </table:table-cell>
          <table:table-cell office:value-type="string" calcext:value-type="string">
            <text:p>شِجاع</text:p>
          </table:table-cell>
          <table:table-cell/>
          <table:table-cell office:value-type="string" calcext:value-type="string">
            <text:p>شجع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شَجِيعٌ</text:p>
          </table:table-cell>
          <table:table-cell table:number-columns-repeated="15"/>
        </table:table-row>
        <table:table-row table:style-name="ro2">
          <table:table-cell office:value-type="float" office:value="2655" calcext:value-type="float">
            <text:p>2655</text:p>
          </table:table-cell>
          <table:table-cell office:value-type="string" calcext:value-type="string">
            <text:p>شَدَائِدُ</text:p>
          </table:table-cell>
          <table:table-cell/>
          <table:table-cell office:value-type="string" calcext:value-type="string">
            <text:p>شدد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شَدِيد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656" calcext:value-type="float">
            <text:p>2656</text:p>
          </table:table-cell>
          <table:table-cell office:value-type="string" calcext:value-type="string">
            <text:p>شَرَائِكُ</text:p>
          </table:table-cell>
          <table:table-cell/>
          <table:table-cell office:value-type="string" calcext:value-type="string">
            <text:p>شرك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شَرِيك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657" calcext:value-type="float">
            <text:p>2657</text:p>
          </table:table-cell>
          <table:table-cell office:value-type="string" calcext:value-type="string">
            <text:p>طَرَائِفُ</text:p>
          </table:table-cell>
          <table:table-cell/>
          <table:table-cell office:value-type="string" calcext:value-type="string">
            <text:p>طرف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طَرِيف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658" calcext:value-type="float">
            <text:p>2658</text:p>
          </table:table-cell>
          <table:table-cell office:value-type="string" calcext:value-type="string">
            <text:p>قَبْحَى</text:p>
          </table:table-cell>
          <table:table-cell/>
          <table:table-cell office:value-type="string" calcext:value-type="string">
            <text:p>قبح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قَبِيح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659" calcext:value-type="float">
            <text:p>2659</text:p>
          </table:table-cell>
          <table:table-cell office:value-type="string" calcext:value-type="string">
            <text:p>مَرَاضَى</text:p>
          </table:table-cell>
          <table:table-cell/>
          <table:table-cell office:value-type="string" calcext:value-type="string">
            <text:p>مرض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مَرِيض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660" calcext:value-type="float">
            <text:p>2660</text:p>
          </table:table-cell>
          <table:table-cell office:value-type="string" calcext:value-type="string">
            <text:p>نُبَآءُ</text:p>
          </table:table-cell>
          <table:table-cell/>
          <table:table-cell office:value-type="string" calcext:value-type="string">
            <text:p>نبء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نَبِيٌّ</text:p>
          </table:table-cell>
          <table:table-cell table:number-columns-repeated="15"/>
        </table:table-row>
        <table:table-row table:style-name="ro2">
          <table:table-cell office:value-type="float" office:value="2661" calcext:value-type="float">
            <text:p>2661</text:p>
          </table:table-cell>
          <table:table-cell office:value-type="string" calcext:value-type="string">
            <text:p>هَجَائِنُ</text:p>
          </table:table-cell>
          <table:table-cell/>
          <table:table-cell office:value-type="string" calcext:value-type="string">
            <text:p>هجن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هَجِين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662" calcext:value-type="float">
            <text:p>2662</text:p>
          </table:table-cell>
          <table:table-cell office:value-type="string" calcext:value-type="string">
            <text:p>خَلائِل</text:p>
          </table:table-cell>
          <table:table-cell/>
          <table:table-cell office:value-type="string" calcext:value-type="string">
            <text:p>خلل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خَلِيلٌ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9"/>
        </table:table-row>
        <table:table-row table:style-name="ro2">
          <table:table-cell office:value-type="float" office:value="2663" calcext:value-type="float">
            <text:p>2663</text:p>
          </table:table-cell>
          <table:table-cell office:value-type="string" calcext:value-type="string">
            <text:p>شجيعة</text:p>
          </table:table-cell>
          <table:table-cell/>
          <table:table-cell office:value-type="string" calcext:value-type="string">
            <text:p>شجع</text:p>
          </table:table-cell>
          <table:table-cell table:number-columns-repeated="7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شَجِيعٌ</text:p>
          </table:table-cell>
          <table:table-cell table:number-columns-repeated="15"/>
        </table:table-row>
        <table:table-row table:style-name="ro2" table:number-rows-repeated="1046636">
          <table:table-cell table:number-columns-repeated="29"/>
        </table:table-row>
        <table:table-row table:style-name="ro2">
          <table:table-cell table:number-columns-repeated="29"/>
        </table:table-row>
      </table:table>
      <table:named-expressions/>
      <table:database-ranges>
        <table:database-range table:name="__Anonymous_Sheet_DB__0" table:target-range-address="'- finalمبالغة-صيغة'.A1:'- finalمبالغة-صيغة'.AC193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ar" style:country-complex="SA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الصفحة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2">00/00/0000</text:date>, <text:time style:data-style-name="N2" text:time-value="20:36:47.688164629">00:00:00</text:time></text:p>
        </style:region-right>
      </style:header>
      <style:header-left style:display="false"/>
      <style:footer>
        <text:p>الصفحة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12T23:10:14.195092041</dc:date>
    <dc:creator>zerrouki </dc:creator>
    <meta:editing-duration>PT4H50M26S</meta:editing-duration>
    <meta:editing-cycles>36</meta:editing-cycles>
    <meta:generator>LibreOffice/5.0.3.2$Linux_X86_64 LibreOffice_project/00m0$Build-2</meta:generator>
    <meta:document-statistic meta:table-count="1" meta:cell-count="20045" meta:object-count="0"/>
  </office:meta>
</office:document-meta>
</file>